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2.46pt"/>
    </style:style>
    <style:style style:name="co2" style:family="table-column">
      <style:table-column-properties fo:break-before="auto" style:column-width="151.06pt"/>
    </style:style>
    <style:style style:name="co3" style:family="table-column">
      <style:table-column-properties fo:break-before="auto" style:column-width="150.41pt"/>
    </style:style>
    <style:style style:name="co4" style:family="table-column">
      <style:table-column-properties fo:break-before="auto" style:column-width="279.04pt"/>
    </style:style>
    <style:style style:name="co5" style:family="table-column">
      <style:table-column-properties fo:break-before="auto" style:column-width="188.79pt"/>
    </style:style>
    <style:style style:name="co6" style:family="table-column">
      <style:table-column-properties fo:break-before="auto" style:column-width="176pt"/>
    </style:style>
    <style:style style:name="co7" style:family="table-column">
      <style:table-column-properties fo:break-before="auto" style:column-width="105.96pt"/>
    </style:style>
    <style:style style:name="co8" style:family="table-column">
      <style:table-column-properties fo:break-before="auto" style:column-width="91.9pt"/>
    </style:style>
    <style:style style:name="co9" style:family="table-column">
      <style:table-column-properties fo:break-before="auto" style:column-width="458.96pt"/>
    </style:style>
    <style:style style:name="co10" style:family="table-column">
      <style:table-column-properties fo:break-before="auto" style:column-width="315.81pt"/>
    </style:style>
    <style:style style:name="co11" style:family="table-column">
      <style:table-column-properties fo:break-before="auto" style:column-width="148.9pt"/>
    </style:style>
    <style:style style:name="co12" style:family="table-column">
      <style:table-column-properties fo:break-before="auto" style:column-width="130.76pt"/>
    </style:style>
    <style:style style:name="co13" style:family="table-column">
      <style:table-column-properties fo:break-before="auto" style:column-width="151.31pt"/>
    </style:style>
    <style:style style:name="co14" style:family="table-column">
      <style:table-column-properties fo:break-before="auto" style:column-width="64.01pt"/>
    </style:style>
    <style:style style:name="co15" style:family="table-column">
      <style:table-column-properties fo:break-before="auto" style:column-width="115.74pt"/>
    </style:style>
    <style:style style:name="co16" style:family="table-column">
      <style:table-column-properties fo:break-before="auto" style:column-width="136.4pt"/>
    </style:style>
    <style:style style:name="co17" style:family="table-column">
      <style:table-column-properties fo:break-before="auto" style:column-width="268.1pt"/>
    </style:style>
    <style:style style:name="co18" style:family="table-column">
      <style:table-column-properties fo:break-before="auto" style:column-width="222.29pt"/>
    </style:style>
    <style:style style:name="co19" style:family="table-column">
      <style:table-column-properties fo:break-before="auto" style:column-width="216.11pt"/>
    </style:style>
    <style:style style:name="co20" style:family="table-column">
      <style:table-column-properties fo:break-before="auto" style:column-width="298.15pt"/>
    </style:style>
    <style:style style:name="co21" style:family="table-column">
      <style:table-column-properties fo:break-before="auto" style:column-width="218.21pt"/>
    </style:style>
    <style:style style:name="co22" style:family="table-column">
      <style:table-column-properties fo:break-before="auto" style:column-width="182.64pt"/>
    </style:style>
    <style:style style:name="co23" style:family="table-column">
      <style:table-column-properties fo:break-before="auto" style:column-width="241.2pt"/>
    </style:style>
    <style:style style:name="co24" style:family="table-column">
      <style:table-column-properties fo:break-before="auto" style:column-width="27.75pt"/>
    </style:style>
    <style:style style:name="co25" style:family="table-column">
      <style:table-column-properties fo:break-before="auto" style:column-width="33.96pt"/>
    </style:style>
    <style:style style:name="co26" style:family="table-column">
      <style:table-column-properties fo:break-before="auto" style:column-width="142.55pt"/>
    </style:style>
    <style:style style:name="co27" style:family="table-column">
      <style:table-column-properties fo:break-before="auto" style:column-width="208.91pt"/>
    </style:style>
    <style:style style:name="co28" style:family="table-column">
      <style:table-column-properties fo:break-before="auto" style:column-width="149.19pt"/>
    </style:style>
    <style:style style:name="co29" style:family="table-column">
      <style:table-column-properties fo:break-before="auto" style:column-width="247.95pt"/>
    </style:style>
    <style:style style:name="co30" style:family="table-column">
      <style:table-column-properties fo:break-before="auto" style:column-width="205.85pt"/>
    </style:style>
    <style:style style:name="co31" style:family="table-column">
      <style:table-column-properties fo:break-before="auto" style:column-width="154.35pt"/>
    </style:style>
    <style:style style:name="co32" style:family="table-column">
      <style:table-column-properties fo:break-before="auto" style:column-width="256pt"/>
    </style:style>
    <style:style style:name="co33" style:family="table-column">
      <style:table-column-properties fo:break-before="auto" style:column-width="102.39pt"/>
    </style:style>
    <style:style style:name="co34" style:family="table-column">
      <style:table-column-properties fo:break-before="auto" style:column-width="191.99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2.95pt" fo:break-before="auto" style:use-optimal-row-height="true"/>
    </style:style>
    <style:style style:name="ro4" style:family="table-row">
      <style:table-row-properties style:row-height="24.49pt" fo:break-before="auto" style:use-optimal-row-height="true"/>
    </style:style>
    <style:style style:name="ro5" style:family="table-row">
      <style:table-row-properties style:row-height="42.15pt" fo:break-before="auto" style:use-optimal-row-height="false"/>
    </style:style>
    <style:style style:name="ro6" style:family="table-row">
      <style:table-row-properties style:row-height="23.41pt" fo:break-before="auto" style:use-optimal-row-height="false"/>
    </style:style>
    <style:style style:name="ro7" style:family="table-row">
      <style:table-row-properties style:row-height="45.89pt" fo:break-before="auto" style:use-optimal-row-height="false"/>
    </style:style>
    <style:style style:name="ro8" style:family="table-row">
      <style:table-row-properties style:row-height="24.21pt" fo:break-before="auto" style:use-optimal-row-height="false"/>
    </style:style>
    <style:style style:name="ro9" style:family="table-row">
      <style:table-row-properties style:row-height="38.04pt" fo:break-before="auto" style:use-optimal-row-height="false"/>
    </style:style>
    <style:style style:name="ro10" style:family="table-row">
      <style:table-row-properties style:row-height="16.36pt" fo:break-before="auto" style:use-optimal-row-height="false"/>
    </style:style>
    <style:style style:name="ro11" style:family="table-row">
      <style:table-row-properties style:row-height="60.01pt" fo:break-before="auto" style:use-optimal-row-height="false"/>
    </style:style>
    <style:style style:name="ro12" style:family="table-row">
      <style:table-row-properties style:row-height="47pt" fo:break-before="auto" style:use-optimal-row-height="false"/>
    </style:style>
    <style:style style:name="ro13" style:family="table-row">
      <style:table-row-properties style:row-height="28.09pt" fo:break-before="auto" style:use-optimal-row-height="false"/>
    </style:style>
    <style:style style:name="ro14" style:family="table-row">
      <style:table-row-properties style:row-height="49.04pt" fo:break-before="auto" style:use-optimal-row-height="false"/>
    </style:style>
    <style:style style:name="ro15" style:family="table-row">
      <style:table-row-properties style:row-height="40.9pt" fo:break-before="auto" style:use-optimal-row-height="false"/>
    </style:style>
    <style:style style:name="ro16" style:family="table-row">
      <style:table-row-properties style:row-height="35.04pt" fo:break-before="auto" style:use-optimal-row-height="true"/>
    </style:style>
    <style:style style:name="ro17" style:family="table-row">
      <style:table-row-properties style:row-height="103.01pt" fo:break-before="auto" style:use-optimal-row-height="true"/>
    </style:style>
    <style:style style:name="ro18" style:family="table-row">
      <style:table-row-properties style:row-height="47pt" fo:break-before="auto" style:use-optimal-row-height="true"/>
    </style:style>
    <style:style style:name="ro19" style:family="table-row">
      <style:table-row-properties style:row-height="57pt" fo:break-before="auto" style:use-optimal-row-height="true"/>
    </style:style>
    <style:style style:name="ro20" style:family="table-row">
      <style:table-row-properties style:row-height="115pt" fo:break-before="auto" style:use-optimal-row-height="true"/>
    </style:style>
    <style:style style:name="ro21" style:family="table-row">
      <style:table-row-properties style:row-height="36pt" fo:break-before="auto" style:use-optimal-row-height="true"/>
    </style:style>
    <style:style style:name="ro22" style:family="table-row">
      <style:table-row-properties style:row-height="81.01pt" fo:break-before="auto" style:use-optimal-row-height="true"/>
    </style:style>
    <style:style style:name="ro23" style:family="table-row">
      <style:table-row-properties style:row-height="68pt" fo:break-before="auto" style:use-optimal-row-height="true"/>
    </style:style>
    <style:style style:name="ro24" style:family="table-row">
      <style:table-row-properties style:row-height="25pt" fo:break-before="auto" style:use-optimal-row-height="true"/>
    </style:style>
    <style:style style:name="ro25" style:family="table-row">
      <style:table-row-properties style:row-height="69.99pt" fo:break-before="auto" style:use-optimal-row-height="true"/>
    </style:style>
    <style:style style:name="ro26" style:family="table-row">
      <style:table-row-properties style:row-height="58pt" fo:break-before="auto" style:use-optimal-row-height="true"/>
    </style:style>
    <style:style style:name="ro27" style:family="table-row">
      <style:table-row-properties style:row-height="46.01pt" fo:break-before="auto" style:use-optimal-row-height="true"/>
    </style:style>
    <style:style style:name="ro28" style:family="table-row">
      <style:table-row-properties style:row-height="35.01pt" fo:break-before="auto" style:use-optimal-row-height="true"/>
    </style:style>
    <style:style style:name="ro29" style:family="table-row">
      <style:table-row-properties style:row-height="13.01pt" fo:break-before="auto" style:use-optimal-row-height="true"/>
    </style:style>
    <style:style style:name="ro30" style:family="table-row">
      <style:table-row-properties style:row-height="90pt" fo:break-before="auto" style:use-optimal-row-height="true"/>
    </style:style>
    <style:style style:name="ro31" style:family="table-row">
      <style:table-row-properties style:row-height="24.01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196"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bottom="none" fo:background-color="#fff200" style:text-align-source="fix" style:repeat-content="false" fo:wrap-option="wrap" fo:border-left="0.06pt solid #000000" fo:border-right="0.06pt solid #000000" fo:border-top="0.06pt solid #000000" style:vertical-align="middle"/>
      <style:paragraph-properties fo:text-align="center"/>
    </style:style>
    <style:style style:name="ce4" style:family="table-cell" style:parent-style-name="Default">
      <style:table-cell-properties fo:border-bottom="none" fo:border-left="0.06pt solid #000000" fo:border-right="0.06pt solid #000000" fo:border-top="none"/>
    </style:style>
    <style:style style:name="ce5" style:family="table-cell" style:parent-style-name="Default">
      <style:table-cell-properties fo:border-bottom="0.06pt solid #000000" fo:border-left="0.06pt solid #000000" fo:border-right="0.06pt solid #000000" fo:border-top="none"/>
    </style:style>
    <style:style style:name="ce6" style:family="table-cell" style:parent-style-name="Default">
      <style:table-cell-properties fo:border-bottom="none" fo:background-color="#fff450" style:text-align-source="fix" style:repeat-content="false" fo:wrap-option="wrap" fo:border-left="0.06pt solid #000000" fo:border-right="0.06pt solid #000000" fo:border-top="0.06pt solid #000000" style:vertical-align="middle"/>
      <style:paragraph-properties fo:text-align="center"/>
    </style:style>
    <style:style style:name="ce7"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fo:background-color="#e3d200" style:text-align-source="fix" style:repeat-content="false" fo:wrap-option="wrap" fo:border-left="0.06pt solid #000000" fo:border-right="0.06pt solid #000000" fo:border-top="0.06pt solid #000000" style:vertical-align="middle"/>
      <style:paragraph-properties fo:text-align="center" fo:margin-left="0pt"/>
    </style:style>
    <style:style style:name="ce9" style:family="table-cell" style:parent-style-name="Default">
      <style:table-cell-properties fo:border-bottom="none" fo:background-color="#e3d200" fo:border-left="none" fo:border-right="0.06pt solid #000000" fo:border-top="none"/>
    </style:style>
    <style:style style:name="ce10" style:family="table-cell" style:parent-style-name="Default">
      <style:table-cell-properties fo:border-bottom="none" fo:background-color="#e3d200" fo:border-left="0.06pt solid #000000" fo:border-right="0.06pt solid #000000" fo:border-top="none"/>
    </style:style>
    <style:style style:name="ce11" style:family="table-cell" style:parent-style-name="Default">
      <style:table-cell-properties fo:border-bottom="0.06pt solid #000000" fo:background-color="#e3d200" fo:border-left="0.06pt solid #000000" fo:border-right="0.06pt solid #000000" fo:border-top="none"/>
    </style:style>
    <style:style style:name="ce12" style:family="table-cell" style:parent-style-name="Default">
      <style:table-cell-properties fo:border-bottom="none" fo:background-color="#e3d200" style:text-align-source="fix" style:repeat-content="false" fo:wrap-option="wrap" fo:border-left="0.06pt solid #000000" fo:border-right="0.06pt solid #000000" fo:border-top="0.06pt solid #000000" style:vertical-align="middle"/>
      <style:paragraph-properties fo:text-align="center"/>
    </style:style>
    <style:style style:name="ce13" style:family="table-cell" style:parent-style-name="Default">
      <style:table-cell-properties fo:background-color="#e3d200"/>
    </style:style>
    <style:style style:name="ce208" style:family="table-cell" style:parent-style-name="Default">
      <style:table-cell-properties fo:border-bottom="none" fo:border-left="0.06pt solid #000000" fo:border-right="0.06pt solid #000000" fo:border-top="0.06pt solid #000000"/>
    </style:style>
    <style:style style:name="ce198" style:family="table-cell" style:parent-style-name="Default">
      <style:table-cell-properties fo:border-bottom="none" fo:border-left="0.06pt solid #000000" fo:border-right="0.06pt solid #000000" fo:border-top="none"/>
    </style:style>
    <style:style style:name="ce16" style:family="table-cell" style:parent-style-name="Default">
      <style:table-cell-properties fo:border-bottom="none" fo:wrap-option="wrap" fo:border-left="0.06pt solid #000000" fo:border-right="0.06pt solid #000000" fo:border-top="none"/>
    </style:style>
    <style:style style:name="ce210" style:family="table-cell" style:parent-style-name="Default">
      <style:table-cell-properties fo:border-bottom="none" fo:wrap-option="wrap" fo:border-left="0.06pt solid #000000" fo:border-right="0.06pt solid #000000" fo:border-top="0.06pt solid #000000"/>
    </style:style>
    <style:style style:name="ce201" style:family="table-cell" style:parent-style-name="Default">
      <style:table-cell-properties fo:border-bottom="none" fo:border-left="none" fo:border-right="0.06pt solid #000000" fo:border-top="none"/>
    </style:style>
    <style:style style:name="ce211" style:family="table-cell" style:parent-style-name="Default">
      <style:table-cell-properties fo:border-bottom="none" fo:border-left="none" fo:border-right="0.06pt solid #000000" fo:border-top="0.06pt solid #000000"/>
    </style:style>
    <style:style style:name="ce212" style:family="table-cell" style:parent-style-name="Default">
      <style:table-cell-properties fo:border-bottom="0.06pt solid #000000" fo:border-left="none" fo:border-right="0.06pt solid #000000" fo:border-top="none"/>
    </style:style>
    <style:style style:name="ce213" style:family="table-cell" style:parent-style-name="Default">
      <style:table-cell-properties fo:border-bottom="none" fo:wrap-option="wrap" fo:border-left="none" fo:border-right="0.06pt solid #000000" fo:border-top="none"/>
    </style:style>
    <style:style style:name="ce2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2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style>
    <style:style style:name="ce216" style:family="table-cell" style:parent-style-name="Default">
      <style:table-cell-properties fo:background-color="#00a65d" fo:border="0.06pt solid #000000"/>
    </style:style>
    <style:style style:name="ce25" style:family="table-cell" style:parent-style-name="Default">
      <style:table-cell-properties fo:border="0.06pt solid #000000"/>
    </style:style>
    <style:style style:name="ce218" style:family="table-cell" style:parent-style-name="Default">
      <style:table-cell-properties fo:border-bottom="none" fo:background-color="#00a65d" style:text-align-source="fix" style:repeat-content="false" fo:border-left="0.06pt solid #000000" fo:border-right="0.06pt solid #000000" fo:border-top="none"/>
      <style:paragraph-properties fo:text-align="justify" fo:margin-left="0pt"/>
      <style:text-properties fo:color="#fff200"/>
    </style:style>
    <style:style style:name="ce219" style:family="table-cell" style:parent-style-name="Default">
      <style:table-cell-properties fo:border-bottom="0.06pt solid #000000" fo:background-color="#00a65d" style:text-align-source="fix" style:repeat-content="false" fo:border-left="0.06pt solid #000000" fo:border-right="0.06pt solid #000000" fo:border-top="none"/>
      <style:paragraph-properties fo:text-align="justify" fo:margin-left="0pt"/>
      <style:text-properties fo:color="#fff200"/>
    </style:style>
    <style:style style:name="ce220" style:family="table-cell" style:parent-style-name="Default">
      <style:table-cell-properties fo:border-bottom="none" fo:wrap-option="wrap" fo:border-left="none" fo:border-right="0.06pt solid #000000" fo:border-top="0.06pt solid #000000"/>
    </style:style>
    <style:style style:name="ce221"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222" style:family="table-cell" style:parent-style-name="Default">
      <style:table-cell-properties fo:border-bottom="none" fo:wrap-option="wrap" fo:border-left="none" fo:border-right="0.06pt solid #000000" fo:border-top="none"/>
      <style:text-properties fo:font-weight="normal" style:font-weight-asian="normal" style:font-weight-complex="normal"/>
    </style:style>
    <style:style style:name="ce21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215"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style>
    <style:style style:name="ce223" style:family="table-cell" style:parent-style-name="Default" style:data-style-name="N11">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34" style:family="table-cell" style:parent-style-name="Default">
      <style:table-cell-properties style:text-align-source="fix" style:repeat-content="false" fo:wrap-option="wrap" fo:border="0.06pt solid #000000" style:vertical-align="middle"/>
      <style:paragraph-properties fo:text-align="center"/>
    </style:style>
    <style:style style:name="ce35" style:family="table-cell" style:parent-style-name="Default">
      <style:table-cell-properties fo:wrap-option="wrap" fo:border="0.06pt solid #000000"/>
    </style:style>
    <style:style style:name="ce36" style:family="table-cell" style:parent-style-name="Default">
      <style:table-cell-properties style:text-align-source="fix" style:repeat-content="false" fo:border="0.06pt solid #000000" style:vertical-align="middle"/>
      <style:paragraph-properties fo:text-align="center"/>
    </style:style>
    <style:style style:name="ce37" style:family="table-cell" style:parent-style-name="Default">
      <style:table-cell-properties style:text-align-source="fix" style:repeat-content="false" fo:border="0.06pt solid #000000" style:vertical-align="middle"/>
      <style:paragraph-properties fo:text-align="start" fo:margin-left="0pt"/>
    </style:style>
    <style:style style:name="ce38" style:family="table-cell" style:parent-style-name="Default">
      <style:table-cell-properties fo:border-bottom="none" fo:border-left="0.06pt solid #000000" fo:border-right="0.06pt solid #000000" fo:border-top="none"/>
      <style:text-properties fo:font-weight="normal" style:font-weight-asian="normal" style:font-weight-complex="normal"/>
    </style:style>
    <style:style style:name="ce39" style:family="table-cell" style:parent-style-name="Default">
      <style:table-cell-properties fo:border-bottom="0.06pt solid #000000" fo:wrap-option="wrap" fo:border-left="0.06pt solid #000000" fo:border-right="0.06pt solid #000000" fo:border-top="none"/>
      <style:text-properties fo:font-weight="normal" style:font-weight-asian="normal" style:font-weight-complex="normal"/>
    </style:style>
    <style:style style:name="ce40" style:family="table-cell" style:parent-style-name="Default">
      <style:table-cell-properties style:text-align-source="fix" style:repeat-content="false"/>
      <style:paragraph-properties fo:text-align="start" fo:margin-left="0pt"/>
    </style:style>
    <style:style style:name="ce231"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232" style:family="table-cell" style:parent-style-name="Default">
      <style:table-cell-properties style:text-align-source="fix" style:repeat-content="false" fo:background-color="transparent" fo:wrap-option="wrap" fo:border="0.06pt solid #000000"/>
      <style:paragraph-properties fo:text-align="start" fo:margin-left="0pt"/>
    </style:style>
    <style:style style:name="ce233" style:family="table-cell" style:parent-style-name="Default">
      <style:table-cell-properties style:text-align-source="fix" style:repeat-content="false" fo:background-color="transparent" fo:border="0.06pt solid #000000"/>
      <style:paragraph-properties fo:text-align="start" fo:margin-left="0pt"/>
    </style:style>
    <style:style style:name="ce234" style:family="table-cell" style:parent-style-name="Default">
      <style:table-cell-properties fo:background-color="#00a65d" style:text-align-source="fix" style:repeat-content="false" fo:border="0.06pt solid #000000"/>
      <style:paragraph-properties fo:text-align="start" fo:margin-left="0pt"/>
    </style:style>
    <style:style style:name="ce235" style:family="table-cell" style:parent-style-name="Default">
      <style:table-cell-properties style:text-align-source="fix" style:repeat-content="false" fo:wrap-option="wrap" fo:border="0.06pt solid #000000"/>
      <style:paragraph-properties fo:text-align="start" fo:margin-left="0pt"/>
    </style:style>
    <style:style style:name="ce236" style:family="table-cell" style:parent-style-name="Default">
      <style:table-cell-properties style:text-align-source="fix" style:repeat-content="false" fo:border="0.06pt solid #000000"/>
      <style:paragraph-properties fo:text-align="start" fo:margin-left="0pt"/>
    </style:style>
    <style:style style:name="ce237" style:family="table-cell" style:parent-style-name="Default">
      <style:table-cell-properties fo:background-color="#00a65d" style:text-align-source="fix" style:repeat-content="false" fo:border="0.06pt solid #000000"/>
      <style:paragraph-properties fo:text-align="start" fo:margin-left="0pt"/>
      <style:text-properties fo:color="#fff200"/>
    </style:style>
    <style:style style:name="ce238" style:family="table-cell" style:parent-style-name="Default">
      <style:table-cell-properties fo:background-color="#00a65d" style:text-align-source="fix" style:repeat-content="false" fo:wrap-option="wrap" fo:border="0.06pt solid #000000"/>
      <style:paragraph-properties fo:text-align="start" fo:margin-left="0pt"/>
      <style:text-properties fo:color="#fff200"/>
    </style:style>
    <style:style style:name="ce239" style:family="table-cell" style:parent-style-name="Default">
      <style:table-cell-properties fo:background-color="#00a65d" style:text-align-source="fix" style:repeat-content="false" fo:border="0.06pt solid #000000" style:vertical-align="middle"/>
      <style:paragraph-properties fo:text-align="start" fo:margin-left="0pt"/>
      <style:text-properties fo:color="#fff200"/>
    </style:style>
    <style:style style:name="ce240" style:family="table-cell" style:parent-style-name="Default">
      <style:table-cell-properties fo:background-color="#610506" style:text-align-source="fix" style:repeat-content="false" fo:border="0.06pt solid #000000"/>
      <style:paragraph-properties fo:text-align="start" fo:margin-left="0pt"/>
    </style:style>
    <style:style style:name="ce241" style:family="table-cell" style:parent-style-name="Default">
      <style:table-cell-properties fo:background-color="#21409a" style:text-align-source="fix" style:repeat-content="false" fo:wrap-option="wrap" fo:border="0.06pt solid #000000"/>
      <style:paragraph-properties fo:text-align="start" fo:margin-left="0pt"/>
    </style:style>
    <style:style style:name="ce242" style:family="table-cell" style:parent-style-name="Default">
      <style:table-cell-properties fo:border-bottom="none" fo:background-color="#00a65d" style:text-align-source="fix" style:repeat-content="false" fo:border-left="0.06pt solid #000000" fo:border-right="0.06pt solid #000000" fo:border-top="none"/>
      <style:paragraph-properties fo:text-align="start" fo:margin-left="0pt"/>
      <style:text-properties fo:color="#fff200"/>
    </style:style>
    <style:style style:name="ce243"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style>
    <style:style style:name="ce244" style:family="table-cell" style:parent-style-name="Default">
      <style:table-cell-properties fo:border-bottom="none" style:text-align-source="fix" style:repeat-content="false" fo:wrap-option="wrap" fo:border-left="none" fo:border-right="0.06pt solid #000000" fo:border-top="0.06pt solid #000000"/>
      <style:paragraph-properties fo:text-align="start" fo:margin-left="0pt"/>
    </style:style>
    <style:style style:name="ce55" style:family="table-cell" style:parent-style-name="Default">
      <style:table-cell-properties fo:border-bottom="none" style:text-align-source="fix" style:repeat-content="false" fo:wrap-option="wrap" fo:border-left="none" fo:border-right="0.06pt solid #000000" fo:border-top="none"/>
      <style:paragraph-properties fo:text-align="start" fo:margin-left="0pt"/>
    </style:style>
    <style:style style:name="ce246" style:family="table-cell" style:parent-style-name="Default">
      <style:table-cell-properties fo:border-bottom="none" style:text-align-source="fix" style:repeat-content="false" fo:wrap-option="wrap" fo:border-left="0.06pt solid #000000" fo:border-right="0.06pt solid #000000" fo:border-top="none"/>
      <style:paragraph-properties fo:text-align="start" fo:margin-left="0pt"/>
    </style:style>
    <style:style style:name="ce57" style:family="table-cell" style:parent-style-name="Default">
      <style:table-cell-properties fo:border-bottom="none" style:text-align-source="fix" style:repeat-content="false" fo:border-left="none" fo:border-right="0.06pt solid #000000" fo:border-top="none"/>
      <style:paragraph-properties fo:text-align="start" fo:margin-left="0pt"/>
    </style:style>
    <style:style style:name="ce248"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style>
    <style:style style:name="ce249" style:family="table-cell" style:parent-style-name="Default">
      <style:table-cell-properties fo:background-color="#21409a" style:text-align-source="fix" style:repeat-content="false" fo:wrap-option="wrap" fo:border="0.06pt solid #000000" style:vertical-align="middle"/>
      <style:paragraph-properties fo:text-align="start" fo:margin-left="0pt"/>
    </style:style>
    <style:style style:name="ce250"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weight="normal" style:font-weight-asian="normal" style:font-weight-complex="normal"/>
    </style:style>
    <style:style style:name="ce251" style:family="table-cell" style:parent-style-name="Default">
      <style:table-cell-properties fo:border-bottom="0.06pt solid #000000" style:text-align-source="fix" style:repeat-content="false" fo:wrap-option="wrap" fo:border-left="none" fo:border-right="0.06pt solid #000000" fo:border-top="none"/>
      <style:paragraph-properties fo:text-align="start" fo:margin-left="0pt"/>
      <style:text-properties fo:font-weight="normal" style:font-weight-asian="normal" style:font-weight-complex="normal"/>
    </style:style>
    <style:style style:name="ce252" style:family="table-cell" style:parent-style-name="Default">
      <style:table-cell-properties fo:border-bottom="none" fo:background-color="#610506" style:text-align-source="fix" style:repeat-content="false" fo:border-left="none" fo:border-right="0.06pt solid #000000" fo:border-top="none"/>
      <style:paragraph-properties fo:text-align="start" fo:margin-left="0pt"/>
    </style:style>
    <style:style style:name="ce253" style:family="table-cell" style:parent-style-name="Default">
      <style:table-cell-properties fo:wrap-option="wrap" fo:border="0.06pt solid #000000"/>
      <style:text-properties fo:font-weight="bold" style:font-weight-asian="bold" style:font-weight-complex="bold"/>
    </style:style>
    <style:style style:name="ce254" style:family="table-cell" style:parent-style-name="Default">
      <style:table-cell-properties fo:background-color="#00a65d" fo:border="0.06pt solid #000000"/>
      <style:text-properties fo:color="#fff200"/>
    </style:style>
    <style:style style:name="ce65" style:family="table-cell" style:parent-style-name="Default">
      <style:table-cell-properties fo:border-bottom="0.06pt solid #000000" fo:border-left="none" fo:border-right="0.06pt solid #000000" fo:border-top="0.06pt solid #000000"/>
    </style:style>
    <style:style style:name="ce66" style:family="table-cell" style:parent-style-name="Default">
      <style:table-cell-properties fo:border-bottom="0.06pt solid #000000" fo:wrap-option="wrap" fo:border-left="none" fo:border-right="0.06pt solid #000000" fo:border-top="0.06pt solid #000000"/>
    </style:style>
    <style:style style:name="ce67" style:family="table-cell" style:parent-style-name="Default">
      <style:table-cell-properties fo:border-bottom="0.06pt solid #000000" fo:border-left="none" fo:border-right="0.06pt solid #000000" fo:border-top="0.06pt solid #000000"/>
      <style:text-properties fo:font-weight="normal" style:font-weight-asian="normal" style:font-weight-complex="normal"/>
    </style:style>
    <style:style style:name="ce68" style:family="table-cell" style:parent-style-name="Default">
      <style:table-cell-properties fo:border-bottom="0.06pt solid #000000" fo:wrap-option="wrap" fo:border-left="none" fo:border-right="0.06pt solid #000000" fo:border-top="0.06pt solid #000000"/>
      <style:text-properties fo:font-weight="normal" style:font-weight-asian="normal" style:font-weight-complex="normal"/>
    </style:style>
    <style:style style:name="ce259"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70" style:family="table-cell" style:parent-style-name="Default">
      <style:table-cell-properties fo:wrap-option="wrap"/>
    </style:style>
    <style:style style:name="ce260" style:family="table-cell" style:parent-style-name="Default">
      <style:table-cell-properties fo:wrap-option="wrap"/>
    </style:style>
    <style:style style:name="ce261" style:family="table-cell" style:parent-style-name="Default">
      <style:table-cell-properties fo:background-color="#00a65d" fo:wrap-option="wrap" fo:border="0.06pt solid #000000"/>
    </style:style>
    <style:style style:name="ce262" style:family="table-cell" style:parent-style-name="Default">
      <style:table-cell-properties fo:border-bottom="0.06pt solid #000000" fo:wrap-option="wrap" fo:border-left="0.06pt solid #000000" fo:border-right="0.06pt solid #000000" fo:border-top="none"/>
    </style:style>
    <style:style style:name="ce263" style:family="table-cell" style:parent-style-name="Default">
      <style:table-cell-properties fo:border-bottom="0.06pt solid #000000" fo:wrap-option="wrap" fo:border-left="none" fo:border-right="0.06pt solid #000000" fo:border-top="none"/>
    </style:style>
    <style:style style:name="ce195"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64"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center"/>
    </style:style>
    <style:style style:name="ce265" style:family="table-cell" style:parent-style-name="Default">
      <style:table-cell-properties fo:border-bottom="none" fo:wrap-option="wrap" fo:border-left="0.06pt solid #000000" fo:border-right="none" fo:border-top="none"/>
    </style:style>
    <style:style style:name="ce266" style:family="table-cell" style:parent-style-name="Default">
      <style:table-cell-properties fo:border-bottom="0.06pt solid #000000" fo:wrap-option="wrap" fo:border-left="0.06pt solid #000000" fo:border-right="none" fo:border-top="none"/>
    </style:style>
    <style:style style:name="ce267" style:family="table-cell" style:parent-style-name="Default">
      <style:table-cell-properties fo:border-bottom="none" style:text-align-source="fix" style:repeat-content="false" fo:border-left="0.06pt solid #000000" fo:border-right="0.06pt solid #000000" fo:border-top="0.06pt solid #000000" style:vertical-align="top"/>
      <style:paragraph-properties fo:text-align="center" fo:margin-left="0pt"/>
    </style:style>
    <style:style style:name="ce80" style:family="table-cell" style:parent-style-name="Default">
      <style:table-cell-properties fo:border-bottom="none" style:text-align-source="fix" style:repeat-content="false" fo:border-left="0.06pt solid #000000" fo:border-right="0.06pt solid #000000" fo:border-top="0.06pt solid #000000" style:vertical-align="top"/>
      <style:paragraph-properties fo:text-align="center"/>
    </style:style>
    <style:style style:name="ce269" style:family="table-cell" style:parent-style-name="Default">
      <style:table-cell-properties fo:border-bottom="none" fo:border-left="0.06pt solid #000000" fo:border-right="0.06pt solid #000000" fo:border-top="none" style:vertical-align="top"/>
    </style:style>
    <style:style style:name="ce270" style:family="table-cell" style:parent-style-name="Default">
      <style:table-cell-properties fo:border-bottom="0.06pt solid #000000" fo:border-left="0.06pt solid #000000" fo:border-right="0.06pt solid #000000" fo:border-top="none" style:vertical-align="top"/>
    </style:style>
    <style:style style:name="ce271" style:family="table-cell" style:parent-style-name="Default">
      <style:table-cell-properties fo:border-bottom="none" style:text-align-source="fix" style:repeat-content="false" fo:wrap-option="wrap" fo:border-left="0.06pt solid #000000" fo:border-right="0.06pt solid #000000" fo:border-top="0.06pt solid #000000" style:vertical-align="top"/>
      <style:paragraph-properties fo:text-align="center"/>
    </style:style>
    <style:style style:name="ce272" style:family="table-cell" style:parent-style-name="Default">
      <style:table-cell-properties fo:border-bottom="0.06pt solid #000000" style:text-align-source="fix" style:repeat-content="false" fo:border-left="0.06pt solid #000000" fo:border-right="0.06pt solid #000000" fo:border-top="none" style:vertical-align="top"/>
      <style:paragraph-properties fo:text-align="center"/>
    </style:style>
    <style:style style:name="ce273" style:family="table-cell" style:parent-style-name="Default">
      <style:table-cell-properties fo:wrap-option="wrap"/>
      <style:text-properties fo:font-weight="bold" style:font-weight-asian="bold" style:font-weight-complex="bold"/>
    </style:style>
    <style:style style:name="ce274" style:family="table-cell" style:parent-style-name="Default">
      <style:table-cell-properties fo:border-bottom="none" fo:wrap-option="wrap" fo:border-left="0.06pt solid #000000" fo:border-right="0.06pt solid #000000" fo:border-top="none"/>
      <style:text-properties fo:font-style="italic" style:font-style-asian="italic" style:font-style-complex="italic"/>
    </style:style>
    <style:style style:name="ce275" style:family="table-cell" style:parent-style-name="Default">
      <style:table-cell-properties fo:border-bottom="none" fo:wrap-option="wrap" fo:border-left="0.06pt solid #000000" fo:border-right="0.06pt solid #000000" fo:border-top="none"/>
      <style:text-properties fo:font-style="italic" fo:font-weight="normal" style:font-style-asian="italic" style:font-weight-asian="normal" style:font-style-complex="italic" style:font-weight-complex="normal"/>
    </style:style>
    <style:style style:name="ce276" style:family="table-cell" style:parent-style-name="Default">
      <style:text-properties fo:font-weight="bold" style:font-weight-asian="bold" style:font-weight-complex="bold"/>
    </style:style>
    <style:style style:name="ce89"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style:style>
    <style:style style:name="ce90"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center"/>
    </style:style>
    <style:style style:name="ce279" style:family="table-cell" style:parent-style-name="Default">
      <style:table-cell-properties fo:wrap-option="wrap" fo:border="none"/>
    </style:style>
    <style:style style:name="ce92" style:family="table-cell" style:parent-style-name="Default">
      <style:table-cell-properties fo:border-bottom="none" fo:wrap-option="wrap" fo:border-left="0.06pt solid #000000" fo:border-right="0.06pt solid #000000" fo:border-top="none" style:vertical-align="middle"/>
    </style:style>
    <style:style style:name="ce281" style:family="table-cell" style:parent-style-name="Default">
      <style:table-cell-properties fo:border-bottom="0.06pt solid #000000" fo:wrap-option="wrap" fo:border-left="0.06pt solid #000000" fo:border-right="0.06pt solid #000000" fo:border-top="none"/>
      <style:text-properties fo:color="#4c4c4c" style:text-outline="false" style:text-line-through-style="none" style:text-line-through-type="none" style:font-name="Ubuntu" fo:font-size="6.40000009536743pt" fo:language="en" fo:country="US"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pt"/>
    </style:style>
    <style:style style:name="ce283" style:family="table-cell" style:parent-style-name="Default">
      <style:table-cell-properties fo:wrap-option="no-wrap"/>
      <style:text-properties fo:font-weight="bold" style:font-weight-asian="bold" style:font-weight-complex="bold"/>
    </style:style>
    <style:style style:name="ce284" style:family="table-cell" style:parent-style-name="Default">
      <style:table-cell-properties fo:border-bottom="none" fo:wrap-option="wrap" fo:border-left="0.06pt solid #000000" fo:border-right="0.06pt solid #000000" fo:border-top="0.06pt solid #000000" style:vertical-align="middle"/>
    </style:style>
    <style:style style:name="ce285" style:family="table-cell" style:parent-style-name="Default">
      <style:table-cell-properties fo:border-bottom="none" style:text-align-source="fix" style:repeat-content="false" fo:wrap-option="wrap" fo:border-left="none" fo:border-right="0.06pt solid #000000" fo:border-top="0.06pt solid #000000" style:vertical-align="middle"/>
      <style:paragraph-properties fo:text-align="center"/>
    </style:style>
    <style:style style:name="ce286"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style>
    <style:style style:name="ce287" style:family="table-cell" style:parent-style-name="Default" style:data-style-name="N4">
      <style:table-cell-properties fo:border-bottom="none" fo:wrap-option="wrap" fo:border-left="0.06pt solid #000000" fo:border-right="0.06pt solid #000000" fo:border-top="none"/>
    </style:style>
    <style:style style:name="ce288" style:family="table-cell" style:parent-style-name="Default" style:data-style-name="N4">
      <style:table-cell-properties fo:border-bottom="none" style:text-align-source="fix" style:repeat-content="false" fo:wrap-option="wrap" fo:border-left="0.06pt solid #000000" fo:border-right="0.06pt solid #000000" fo:border-top="none" style:vertical-align="middle"/>
      <style:paragraph-properties fo:text-align="end" fo:margin-left="0pt"/>
    </style:style>
    <style:style style:name="ce289"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center" fo:margin-left="0pt"/>
    </style:style>
    <style:style style:name="ce187" style:family="table-cell" style:parent-style-name="Default" style:data-style-name="N11">
      <style:table-cell-properties fo:border-bottom="none" fo:background-color="#fff200" style:text-align-source="fix" style:repeat-content="false" fo:border-left="0.06pt solid #000000" fo:border-right="0.06pt solid #000000" fo:border-top="0.06pt solid #000000" style:vertical-align="middle"/>
      <style:paragraph-properties fo:text-align="center"/>
    </style:style>
    <style:style style:name="ce14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pt"/>
    </style:style>
    <style:style style:name="ce188" style:family="table-cell" style:parent-style-name="Default" style:data-style-name="N11"/>
    <style:style style:name="ce153" style:family="table-cell" style:parent-style-name="Default" style:data-style-name="N11">
      <style:table-cell-properties fo:border-bottom="none" style:text-align-source="fix" style:repeat-content="false" fo:border-left="0.06pt solid #000000" fo:border-right="0.06pt solid #000000" fo:border-top="0.06pt solid #000000" style:vertical-align="middle"/>
      <style:paragraph-properties fo:text-align="end" fo:margin-left="0pt"/>
    </style:style>
    <style:style style:name="ce295" style:family="table-cell" style:parent-style-name="Default" style:data-style-name="N11">
      <style:table-cell-properties fo:background-color="#fff200"/>
    </style:style>
    <style:style style:name="ce189" style:family="table-cell" style:parent-style-name="Default" style:data-style-name="N140"/>
    <style:style style:name="ce190" style:family="table-cell" style:parent-style-name="Default" style:data-style-name="N2"/>
    <style:style style:name="ce191" style:family="table-cell" style:parent-style-name="Default" style:data-style-name="N2">
      <style:table-cell-properties fo:border-bottom="none" style:text-align-source="fix" style:repeat-content="false" fo:border-left="0.06pt solid #000000" fo:border-right="0.06pt solid #000000" fo:border-top="none" style:vertical-align="middl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3"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I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8" table:default-cell-style-name="Default"/>
        <table:table-column table:style-name="co9" table:default-cell-style-name="ce40"/>
        <table:table-column table:style-name="co10" table:default-cell-style-name="Default"/>
        <table:table-column table:style-name="co11" table:number-columns-repeated="2" table:default-cell-style-name="Default"/>
        <table:table-column table:style-name="co12" table:default-cell-style-name="ce260"/>
        <table:table-column table:style-name="co13" table:default-cell-style-name="ce260"/>
        <table:table-column table:style-name="co14" table:default-cell-style-name="ce260"/>
        <table:table-row table:style-name="ro1">
          <table:table-cell table:style-name="ce1" office:value-type="string" calcext:value-type="string" table:number-columns-spanned="17" table:number-rows-spanned="1">
            <text:p>COMPANY STRATEGIC OBJECTIVES</text:p>
          </table:table-cell>
          <table:covered-table-cell table:number-columns-repeated="2" table:style-name="ce1"/>
          <table:covered-table-cell table:number-columns-repeated="12"/>
          <table:covered-table-cell table:number-columns-repeated="2" table:style-name="ce70"/>
          <table:table-cell/>
        </table:table-row>
        <table:table-row table:style-name="ro1" table:number-rows-repeated="2">
          <table:table-cell table:number-columns-repeated="18"/>
        </table:table-row>
        <table:table-row table:style-name="ro2">
          <table:table-cell table:style-name="ce196" office:value-type="string" calcext:value-type="string">
            <text:p>Strategic Objectives</text:p>
          </table:table-cell>
          <table:table-cell table:style-name="ce196" office:value-type="string" calcext:value-type="string">
            <text:p>KPIS</text:p>
          </table:table-cell>
          <table:table-cell table:style-name="ce196" office:value-type="string" calcext:value-type="string">
            <text:p>KPIS Weights</text:p>
          </table:table-cell>
          <table:table-cell table:style-name="ce196" office:value-type="string" calcext:value-type="string">
            <text:p>Overall Activities</text:p>
          </table:table-cell>
          <table:table-cell table:style-name="ce196" office:value-type="string" calcext:value-type="string">
            <text:p>KPIS</text:p>
          </table:table-cell>
          <table:table-cell table:style-name="ce196" office:value-type="string" calcext:value-type="string">
            <text:p>KPI Weights</text:p>
          </table:table-cell>
          <table:table-cell table:style-name="ce196" office:value-type="string" calcext:value-type="string">
            <text:p>KPI Percentage</text:p>
          </table:table-cell>
          <table:table-cell table:style-name="ce196"/>
          <table:table-cell table:style-name="ce196" office:value-type="string" calcext:value-type="string">
            <text:p>Department / Section</text:p>
          </table:table-cell>
          <table:table-cell table:style-name="ce196" office:value-type="string" calcext:value-type="string">
            <text:p>KPIS</text:p>
          </table:table-cell>
          <table:table-cell table:style-name="ce196" office:value-type="string" calcext:value-type="string">
            <text:p>KPI Weights</text:p>
          </table:table-cell>
          <table:table-cell table:style-name="ce231" office:value-type="string" calcext:value-type="string">
            <text:p>Department Activities</text:p>
          </table:table-cell>
          <table:table-cell table:style-name="ce253" office:value-type="string" calcext:value-type="string">
            <text:p>KPIS</text:p>
          </table:table-cell>
          <table:table-cell table:style-name="ce253" office:value-type="string" calcext:value-type="string">
            <text:p>KPI Weights</text:p>
          </table:table-cell>
          <table:table-cell table:style-name="ce253" office:value-type="string" calcext:value-type="string">
            <text:p>Persons Responsible</text:p>
          </table:table-cell>
          <table:table-cell table:style-name="ce253" office:value-type="string" calcext:value-type="string">
            <text:p>Resources (People, Process &amp; Systems)</text:p>
          </table:table-cell>
          <table:table-cell table:style-name="ce253" office:value-type="string" calcext:value-type="string">
            <text:p>Budget</text:p>
          </table:table-cell>
          <table:table-cell/>
        </table:table-row>
        <table:table-row table:style-name="ro1">
          <table:table-cell table:style-name="ce3" office:value-type="string" calcext:value-type="string" table:number-columns-spanned="1" table:number-rows-spanned="18">
            <text:p>Actval Life System</text:p>
          </table:table-cell>
          <table:table-cell table:style-name="ce3" table:number-columns-repeated="2"/>
          <table:table-cell table:style-name="ce22" office:value-type="string" calcext:value-type="string" table:number-columns-spanned="1" table:number-rows-spanned="8">
            <text:p>System Definition</text:p>
          </table:table-cell>
          <table:table-cell table:style-name="ce214" office:value-type="string" calcext:value-type="string">
            <text:p>Completed Outline</text:p>
          </table:table-cell>
          <table:table-cell table:style-name="ce214" office:value-type="float" office:value="30" calcext:value-type="float">
            <text:p>30</text:p>
          </table:table-cell>
          <table:table-cell table:style-name="ce223" table:formula="of:=[.F5]/SUM([.$F$5:.$F$11])" office:value-type="percentage" office:value="0.12" calcext:value-type="percentage">
            <text:p>12.00%</text:p>
          </table:table-cell>
          <table:table-cell table:style-name="ce214"/>
          <table:table-cell table:style-name="ce34" office:value-type="string" calcext:value-type="string" table:number-columns-spanned="1" table:number-rows-spanned="8">
            <text:p>Software Team</text:p>
          </table:table-cell>
          <table:table-cell table:style-name="ce34" table:number-columns-repeated="2"/>
          <table:table-cell table:style-name="ce232" office:value-type="string" calcext:value-type="string">
            <text:p><text:span text:style-name="T1">1. Prepare code interpretations</text:span></text:p>
          </table:table-cell>
          <table:table-cell table:style-name="ce35" office:value-type="string" calcext:value-type="string">
            <text:p>Introductory System Write-up</text:p>
          </table:table-cell>
          <table:table-cell table:style-name="ce35"/>
          <table:table-cell table:style-name="ce34" office:value-type="string" calcext:value-type="string" table:number-columns-spanned="1" table:number-rows-spanned="8">
            <text:p>Software Team</text:p>
          </table:table-cell>
          <table:table-cell table:style-name="ce35" table:number-columns-repeated="2"/>
          <table:table-cell/>
        </table:table-row>
        <table:table-row table:style-name="ro3">
          <table:covered-table-cell table:style-name="ce4"/>
          <table:table-cell table:style-name="ce198" table:number-columns-repeated="2"/>
          <table:covered-table-cell table:style-name="ce23"/>
          <table:table-cell table:style-name="ce215" office:value-type="string" calcext:value-type="string">
            <text:p>Filled out outline</text:p>
          </table:table-cell>
          <table:table-cell table:style-name="ce215" office:value-type="float" office:value="40" calcext:value-type="float">
            <text:p>40</text:p>
          </table:table-cell>
          <table:table-cell table:style-name="ce223" table:formula="of:=[.F6]/SUM([.$F$5:.$F$11])" office:value-type="percentage" office:value="0.16" calcext:value-type="percentage">
            <text:p>16.00%</text:p>
          </table:table-cell>
          <table:table-cell table:style-name="ce215"/>
          <table:covered-table-cell table:style-name="ce35"/>
          <table:table-cell table:style-name="ce35" table:number-columns-repeated="2"/>
          <table:table-cell table:style-name="ce232" office:value-type="string" calcext:value-type="string">
            <text:p>2. Prepare &amp; test run system</text:p>
          </table:table-cell>
          <table:table-cell table:style-name="ce35" office:value-type="string" calcext:value-type="string">
            <text:p>System Documentation</text:p>
          </table:table-cell>
          <table:table-cell table:style-name="ce35"/>
          <table:covered-table-cell table:style-name="ce34"/>
          <table:table-cell table:style-name="ce35" table:number-columns-repeated="2"/>
          <table:table-cell/>
        </table:table-row>
        <table:table-row table:style-name="ro3">
          <table:covered-table-cell table:style-name="ce4"/>
          <table:table-cell table:style-name="ce198" table:number-columns-repeated="2"/>
          <table:covered-table-cell table:style-name="ce4"/>
          <table:table-cell table:style-name="ce198" office:value-type="string" calcext:value-type="string">
            <text:p>Outlay features completed</text:p>
          </table:table-cell>
          <table:table-cell table:style-name="ce198" office:value-type="float" office:value="60" calcext:value-type="float">
            <text:p>60</text:p>
          </table:table-cell>
          <table:table-cell table:style-name="ce223" table:formula="of:=[.F7]/SUM([.$F$5:.$F$11])" office:value-type="percentage" office:value="0.24" calcext:value-type="percentage">
            <text:p>24.00%</text:p>
          </table:table-cell>
          <table:table-cell table:style-name="ce198"/>
          <table:covered-table-cell table:style-name="ce35"/>
          <table:table-cell table:style-name="ce35" table:number-columns-repeated="2"/>
          <table:table-cell table:style-name="ce232" office:value-type="string" calcext:value-type="string">
            <text:p>3. Conduct pilot installation</text:p>
          </table:table-cell>
          <table:table-cell table:style-name="ce35" office:value-type="string" calcext:value-type="string">
            <text:p>User Manual/ FAQs</text:p>
          </table:table-cell>
          <table:table-cell table:style-name="ce35"/>
          <table:covered-table-cell table:style-name="ce35"/>
          <table:table-cell table:style-name="ce35" table:number-columns-repeated="2"/>
          <table:table-cell/>
        </table:table-row>
        <table:table-row table:style-name="ro4">
          <table:covered-table-cell table:style-name="ce4"/>
          <table:table-cell table:style-name="ce198" table:number-columns-repeated="2"/>
          <table:covered-table-cell table:style-name="ce4"/>
          <table:table-cell table:style-name="ce198" office:value-type="string" calcext:value-type="string">
            <text:p>Authentication defined</text:p>
          </table:table-cell>
          <table:table-cell table:style-name="ce198" office:value-type="float" office:value="50" calcext:value-type="float">
            <text:p>50</text:p>
          </table:table-cell>
          <table:table-cell table:style-name="ce223" table:formula="of:=[.F8]/SUM([.$F$5:.$F$11])" office:value-type="percentage" office:value="0.2" calcext:value-type="percentage">
            <text:p>20.00%</text:p>
          </table:table-cell>
          <table:table-cell table:style-name="ce198"/>
          <table:covered-table-cell table:style-name="ce35"/>
          <table:table-cell table:style-name="ce35" table:number-columns-repeated="2"/>
          <table:table-cell table:style-name="ce232" office:value-type="string" calcext:value-type="string">
            <text:p>4. Monitor &amp; scrutinize pilot for system errors, troubleshooting and bug fixes.</text:p>
          </table:table-cell>
          <table:table-cell table:style-name="ce35" office:value-type="string" calcext:value-type="string">
            <text:p/>
            <text:p>Full implement the pilot</text:p>
          </table:table-cell>
          <table:table-cell table:style-name="ce35"/>
          <table:covered-table-cell table:style-name="ce35"/>
          <table:table-cell table:style-name="ce35" table:number-columns-repeated="2"/>
          <table:table-cell/>
        </table:table-row>
        <table:table-row table:style-name="ro4">
          <table:covered-table-cell table:style-name="ce4"/>
          <table:table-cell table:style-name="ce198" table:number-columns-repeated="2"/>
          <table:covered-table-cell table:style-name="ce4"/>
          <table:table-cell table:style-name="ce198" office:value-type="string" calcext:value-type="string">
            <text:p>Front End programming interface setup</text:p>
          </table:table-cell>
          <table:table-cell table:style-name="ce198" office:value-type="float" office:value="20" calcext:value-type="float">
            <text:p>20</text:p>
          </table:table-cell>
          <table:table-cell table:style-name="ce223" table:formula="of:=[.F9]/SUM([.$F$5:.$F$11])" office:value-type="percentage" office:value="0.08" calcext:value-type="percentage">
            <text:p>8.00%</text:p>
          </table:table-cell>
          <table:table-cell table:style-name="ce198"/>
          <table:covered-table-cell table:style-name="ce35"/>
          <table:table-cell table:style-name="ce35" table:number-columns-repeated="2"/>
          <table:table-cell table:style-name="ce232" office:value-type="string" calcext:value-type="string">
            <text:p><text:s/>5.To develop professional &amp; presentable graphic user interface. Test user experience on the system.</text:p>
          </table:table-cell>
          <table:table-cell table:style-name="ce35" office:value-type="string" calcext:value-type="string">
            <text:p>Ongoing Improvement of System</text:p>
          </table:table-cell>
          <table:table-cell table:style-name="ce35"/>
          <table:covered-table-cell table:style-name="ce35"/>
          <table:table-cell table:style-name="ce35" table:number-columns-repeated="2"/>
          <table:table-cell/>
        </table:table-row>
        <table:table-row table:style-name="ro3">
          <table:covered-table-cell table:style-name="ce4"/>
          <table:table-cell table:style-name="ce198" table:number-columns-repeated="2"/>
          <table:covered-table-cell table:style-name="ce4"/>
          <table:table-cell table:style-name="ce198" office:value-type="string" calcext:value-type="string">
            <text:p>BackEnd End programming interface setup</text:p>
          </table:table-cell>
          <table:table-cell table:style-name="ce198" office:value-type="float" office:value="10" calcext:value-type="float">
            <text:p>10</text:p>
          </table:table-cell>
          <table:table-cell table:style-name="ce223" table:formula="of:=[.F10]/SUM([.$F$5:.$F$11])" office:value-type="percentage" office:value="0.04" calcext:value-type="percentage">
            <text:p>4.00%</text:p>
          </table:table-cell>
          <table:table-cell table:style-name="ce198"/>
          <table:covered-table-cell table:style-name="ce35"/>
          <table:table-cell table:style-name="ce35" table:number-columns-repeated="2"/>
          <table:table-cell table:style-name="ce232" office:value-type="string" calcext:value-type="string">
            <text:p>6.To create code documentations</text:p>
          </table:table-cell>
          <table:table-cell table:style-name="ce35" office:value-type="string" calcext:value-type="string">
            <text:p>Client feedback</text:p>
          </table:table-cell>
          <table:table-cell table:style-name="ce35"/>
          <table:covered-table-cell table:style-name="ce35"/>
          <table:table-cell table:style-name="ce35" table:number-columns-repeated="2"/>
          <table:table-cell/>
        </table:table-row>
        <table:table-row table:style-name="ro1">
          <table:covered-table-cell table:style-name="ce4"/>
          <table:table-cell table:style-name="ce198" table:number-columns-repeated="2"/>
          <table:covered-table-cell table:style-name="ce4"/>
          <table:table-cell table:style-name="ce198" office:value-type="string" calcext:value-type="string">
            <text:p>Report structure required defined</text:p>
          </table:table-cell>
          <table:table-cell table:style-name="ce198" office:value-type="float" office:value="40" calcext:value-type="float">
            <text:p>40</text:p>
          </table:table-cell>
          <table:table-cell table:style-name="ce223" table:formula="of:=[.F11]/SUM([.$F$5:.$F$11])" office:value-type="percentage" office:value="0.16" calcext:value-type="percentage">
            <text:p>16.00%</text:p>
          </table:table-cell>
          <table:table-cell table:style-name="ce198"/>
          <table:covered-table-cell table:style-name="ce35"/>
          <table:table-cell table:style-name="ce35" table:number-columns-repeated="2"/>
          <table:table-cell table:style-name="ce233" office:value-type="string" calcext:value-type="string">
            <text:p>7. To create user manuals for training the staff that is the end user</text:p>
          </table:table-cell>
          <table:table-cell table:style-name="ce35" table:number-columns-repeated="2"/>
          <table:covered-table-cell table:style-name="ce35"/>
          <table:table-cell table:style-name="ce35" table:number-columns-repeated="2"/>
          <table:table-cell/>
        </table:table-row>
        <table:table-row table:style-name="ro1">
          <table:covered-table-cell table:style-name="ce4"/>
          <table:table-cell table:style-name="ce198" table:number-columns-repeated="2"/>
          <table:covered-table-cell table:style-name="ce4"/>
          <table:table-cell table:style-name="ce198" table:number-columns-repeated="4"/>
          <table:covered-table-cell table:style-name="ce35"/>
          <table:table-cell table:style-name="ce35" table:number-columns-repeated="2"/>
          <table:table-cell table:style-name="ce233" office:value-type="string" calcext:value-type="string">
            <text:p>8. To create a library of reusable code</text:p>
          </table:table-cell>
          <table:table-cell table:style-name="ce35" table:number-columns-repeated="2"/>
          <table:covered-table-cell table:style-name="ce35"/>
          <table:table-cell table:style-name="ce35" table:number-columns-repeated="2"/>
          <table:table-cell/>
        </table:table-row>
        <table:table-row table:style-name="ro1">
          <table:covered-table-cell table:style-name="ce4"/>
          <table:table-cell table:style-name="ce198" table:number-columns-repeated="2"/>
          <table:table-cell table:style-name="ce216" office:value-type="string" calcext:value-type="string">
            <text:p>Market Definition</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1">
          <table:covered-table-cell table:style-name="ce4"/>
          <table:table-cell table:style-name="ce198" table:number-columns-repeated="2"/>
          <table:table-cell table:style-name="ce216" office:value-type="string" calcext:value-type="string">
            <text:p>Marketing Plan</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5">
          <table:covered-table-cell table:style-name="ce4"/>
          <table:table-cell table:style-name="ce198" table:number-columns-repeated="2"/>
          <table:table-cell table:style-name="ce23" office:value-type="string" calcext:value-type="string" table:number-columns-spanned="1" table:number-rows-spanned="3">
            <text:p>Communication Material</text:p>
          </table:table-cell>
          <table:table-cell table:style-name="ce215" table:number-columns-repeated="4"/>
          <table:table-cell table:style-name="ce36" office:value-type="string" calcext:value-type="string" table:number-columns-spanned="1" table:number-rows-spanned="3">
            <text:p>Software Team</text:p>
          </table:table-cell>
          <table:table-cell table:style-name="ce36" table:number-columns-repeated="2"/>
          <table:table-cell table:style-name="ce232" office:value-type="string" calcext:value-type="string">
            <text:p>Assist in: 1. Prepare descriptions of all system functionalities and capture it in a master document. </text:p>
          </table:table-cell>
          <table:table-cell table:style-name="ce35" office:value-type="string" calcext:value-type="string">
            <text:p>System Documentation</text:p>
          </table:table-cell>
          <table:table-cell table:style-name="ce35"/>
          <table:table-cell table:style-name="ce34" office:value-type="string" calcext:value-type="string" table:number-columns-spanned="1" table:number-rows-spanned="3">
            <text:p>Software Team</text:p>
          </table:table-cell>
          <table:table-cell table:style-name="ce35" table:number-columns-repeated="2"/>
          <table:table-cell/>
        </table:table-row>
        <table:table-row table:style-name="ro6">
          <table:covered-table-cell table:style-name="ce4"/>
          <table:table-cell table:style-name="ce198" table:number-columns-repeated="2"/>
          <table:covered-table-cell table:style-name="ce4"/>
          <table:table-cell table:style-name="ce198" table:number-columns-repeated="4"/>
          <table:covered-table-cell table:style-name="ce25"/>
          <table:table-cell table:style-name="ce25" table:number-columns-repeated="2"/>
          <table:table-cell table:style-name="ce232" office:value-type="string" calcext:value-type="string">
            <text:p>Assist in: <text:s/>2. Prepare a User Manual for the system. Prepare user training presentations.</text:p>
          </table:table-cell>
          <table:table-cell table:style-name="ce35" office:value-type="string" calcext:value-type="string">
            <text:p>User Manual</text:p>
          </table:table-cell>
          <table:table-cell table:style-name="ce35"/>
          <table:covered-table-cell table:style-name="ce35"/>
          <table:table-cell table:style-name="ce35" table:number-columns-repeated="2"/>
          <table:table-cell/>
        </table:table-row>
        <table:table-row table:style-name="ro5">
          <table:covered-table-cell table:style-name="ce4"/>
          <table:table-cell table:style-name="ce198" table:number-columns-repeated="2"/>
          <table:covered-table-cell table:style-name="ce4"/>
          <table:table-cell table:style-name="ce198" table:number-columns-repeated="4"/>
          <table:covered-table-cell table:style-name="ce25"/>
          <table:table-cell table:style-name="ce25" table:number-columns-repeated="2"/>
          <table:table-cell table:style-name="ce235" office:value-type="string" calcext:value-type="string">
            <text:p>Assist in: 3. Prepare FAQs on common questions and regular changes made on the system.</text:p>
          </table:table-cell>
          <table:table-cell table:style-name="ce35" office:value-type="string" calcext:value-type="string">
            <text:p>FAQs</text:p>
          </table:table-cell>
          <table:table-cell table:style-name="ce35"/>
          <table:covered-table-cell table:style-name="ce35"/>
          <table:table-cell table:style-name="ce35" table:number-columns-repeated="2"/>
          <table:table-cell/>
        </table:table-row>
        <table:table-row table:style-name="ro1">
          <table:covered-table-cell table:style-name="ce4"/>
          <table:table-cell table:style-name="ce198" table:number-columns-repeated="2"/>
          <table:table-cell table:style-name="ce216" office:value-type="string" calcext:value-type="string">
            <text:p>Market Engagement</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1">
          <table:covered-table-cell table:style-name="ce4"/>
          <table:table-cell table:style-name="ce198" table:number-columns-repeated="2"/>
          <table:table-cell table:style-name="ce23" office:value-type="string" calcext:value-type="string" table:number-columns-spanned="1" table:number-rows-spanned="4">
            <text:p>Roll out</text:p>
          </table:table-cell>
          <table:table-cell table:style-name="ce215" table:number-columns-repeated="4"/>
          <table:table-cell table:style-name="ce34" office:value-type="string" calcext:value-type="string" table:number-columns-spanned="1" table:number-rows-spanned="4">
            <text:p><text:span text:style-name="T1">Software Team and </text:span>Information Technology Support</text:p>
          </table:table-cell>
          <table:table-cell table:style-name="ce34" table:number-columns-repeated="2"/>
          <table:table-cell table:style-name="ce235" office:value-type="string" calcext:value-type="string">
            <text:p>1. Conduct system installations </text:p>
          </table:table-cell>
          <table:table-cell table:style-name="ce35" office:value-type="string" calcext:value-type="string">
            <text:p>Successful 1st-time installations completed</text:p>
          </table:table-cell>
          <table:table-cell table:style-name="ce35"/>
          <table:table-cell table:style-name="ce34" office:value-type="string" calcext:value-type="string" table:number-columns-spanned="1" table:number-rows-spanned="4">
            <text:p>Software Team and Information Technology Support</text:p>
          </table:table-cell>
          <table:table-cell table:style-name="ce35" table:number-columns-repeated="2"/>
          <table:table-cell/>
        </table:table-row>
        <table:table-row table:style-name="ro1">
          <table:covered-table-cell table:style-name="ce4"/>
          <table:table-cell table:style-name="ce198" table:number-columns-repeated="2"/>
          <table:covered-table-cell table:style-name="ce4"/>
          <table:table-cell table:style-name="ce198" table:number-columns-repeated="4"/>
          <table:covered-table-cell table:style-name="ce25"/>
          <table:table-cell table:style-name="ce25" table:number-columns-repeated="2"/>
          <table:table-cell table:style-name="ce235" office:value-type="string" calcext:value-type="string">
            <text:p>2. Undertake system maintenance. </text:p>
          </table:table-cell>
          <table:table-cell table:style-name="ce35" office:value-type="string" calcext:value-type="string">
            <text:p>Ongoing Improvement of System</text:p>
          </table:table-cell>
          <table:table-cell table:style-name="ce35"/>
          <table:covered-table-cell table:style-name="ce35"/>
          <table:table-cell table:style-name="ce35" table:number-columns-repeated="2"/>
          <table:table-cell/>
        </table:table-row>
        <table:table-row table:style-name="ro1">
          <table:covered-table-cell table:style-name="ce4"/>
          <table:table-cell table:style-name="ce198" table:number-columns-repeated="2"/>
          <table:covered-table-cell table:style-name="ce4"/>
          <table:table-cell table:style-name="ce198" table:number-columns-repeated="4"/>
          <table:covered-table-cell table:style-name="ce25"/>
          <table:table-cell table:style-name="ce25" table:number-columns-repeated="2"/>
          <table:table-cell table:style-name="ce235" office:value-type="string" calcext:value-type="string">
            <text:p>3. Troubleshoot &amp; provide user support </text:p>
          </table:table-cell>
          <table:table-cell table:style-name="ce35" office:value-type="string" calcext:value-type="string">
            <text:p>Ongoing user support</text:p>
          </table:table-cell>
          <table:table-cell table:style-name="ce35"/>
          <table:covered-table-cell table:style-name="ce35"/>
          <table:table-cell table:style-name="ce35" table:number-columns-repeated="2"/>
          <table:table-cell/>
        </table:table-row>
        <table:table-row table:style-name="ro1">
          <table:covered-table-cell table:style-name="ce5"/>
          <table:table-cell table:style-name="ce5" table:number-columns-repeated="2"/>
          <table:covered-table-cell table:style-name="ce5"/>
          <table:table-cell table:style-name="ce5" table:number-columns-repeated="4"/>
          <table:covered-table-cell table:style-name="ce25"/>
          <table:table-cell table:style-name="ce25" table:number-columns-repeated="2"/>
          <table:table-cell table:style-name="ce236"/>
          <table:table-cell table:style-name="ce25" table:number-columns-repeated="2"/>
          <table:covered-table-cell table:style-name="ce25"/>
          <table:table-cell table:style-name="ce35" table:number-columns-repeated="2"/>
          <table:table-cell/>
        </table:table-row>
        <table:table-row table:style-name="ro1">
          <table:table-cell table:style-name="ce6" office:value-type="string" calcext:value-type="string" table:number-columns-spanned="1" table:number-rows-spanned="18">
            <text:p>Genval General System</text:p>
          </table:table-cell>
          <table:table-cell table:style-name="ce6" table:number-columns-repeated="2"/>
          <table:table-cell table:style-name="ce22" office:value-type="string" calcext:value-type="string" table:number-columns-spanned="1" table:number-rows-spanned="8">
            <text:p>System Definition</text:p>
          </table:table-cell>
          <table:table-cell table:style-name="ce214" table:number-columns-repeated="4"/>
          <table:table-cell table:style-name="ce34" office:value-type="string" calcext:value-type="string" table:number-columns-spanned="1" table:number-rows-spanned="8">
            <text:p>Software Team</text:p>
          </table:table-cell>
          <table:table-cell table:style-name="ce34" table:number-columns-repeated="2"/>
          <table:table-cell table:style-name="ce232" office:value-type="string" calcext:value-type="string">
            <text:p><text:span text:style-name="T1">1. Prepare code interpretations</text:span></text:p>
          </table:table-cell>
          <table:table-cell table:style-name="ce35" office:value-type="string" calcext:value-type="string">
            <text:p>Introductory System Write-up</text:p>
          </table:table-cell>
          <table:table-cell table:style-name="ce35"/>
          <table:table-cell table:style-name="ce259" office:value-type="string" calcext:value-type="string" table:number-columns-spanned="1" table:number-rows-spanned="8">
            <text:p>Software Team</text:p>
          </table:table-cell>
          <table:table-cell table:style-name="ce35" table:number-columns-repeated="2"/>
          <table:table-cell/>
        </table:table-row>
        <table:table-row table:style-name="ro1">
          <table:covered-table-cell table:style-name="ce7"/>
          <table:table-cell table:style-name="ce201"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2. Prepare &amp; test run system</text:p>
          </table:table-cell>
          <table:table-cell table:style-name="ce35" office:value-type="string" calcext:value-type="string">
            <text:p>System Documentation</text:p>
          </table:table-cell>
          <table:table-cell table:style-name="ce35"/>
          <table:covered-table-cell table:style-name="ce35"/>
          <table:table-cell table:style-name="ce35" table:number-columns-repeated="2"/>
          <table:table-cell/>
        </table:table-row>
        <table:table-row table:style-name="ro1">
          <table:covered-table-cell table:style-name="ce7"/>
          <table:table-cell table:style-name="ce201"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3. Conduct pilot installation</text:p>
          </table:table-cell>
          <table:table-cell table:style-name="ce35" office:value-type="string" calcext:value-type="string">
            <text:p>User Manual/ FAQs</text:p>
          </table:table-cell>
          <table:table-cell table:style-name="ce35"/>
          <table:covered-table-cell table:style-name="ce35"/>
          <table:table-cell table:style-name="ce35" table:number-columns-repeated="2"/>
          <table:table-cell/>
        </table:table-row>
        <table:table-row table:style-name="ro2">
          <table:covered-table-cell table:style-name="ce7"/>
          <table:table-cell table:style-name="ce201"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4. Monitor &amp; scrutinize pilot for system errors, troubleshooting and bug fixes.</text:p>
          </table:table-cell>
          <table:table-cell table:style-name="ce35" office:value-type="string" calcext:value-type="string">
            <text:p/>
            <text:p>Full implement the pilot</text:p>
          </table:table-cell>
          <table:table-cell table:style-name="ce35"/>
          <table:covered-table-cell table:style-name="ce35"/>
          <table:table-cell table:style-name="ce35" table:number-columns-repeated="2"/>
          <table:table-cell/>
        </table:table-row>
        <table:table-row table:style-name="ro1">
          <table:covered-table-cell table:style-name="ce7"/>
          <table:table-cell table:style-name="ce201"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text:s/>5.To develop professional &amp; presentable graphic user interface. Test user experience on the system.</text:p>
          </table:table-cell>
          <table:table-cell table:style-name="ce35" office:value-type="string" calcext:value-type="string">
            <text:p>Ongoing Improvement of System</text:p>
          </table:table-cell>
          <table:table-cell table:style-name="ce35"/>
          <table:covered-table-cell table:style-name="ce35"/>
          <table:table-cell table:style-name="ce35" table:number-columns-repeated="2"/>
          <table:table-cell/>
        </table:table-row>
        <table:table-row table:style-name="ro1">
          <table:covered-table-cell table:style-name="ce7"/>
          <table:table-cell table:style-name="ce201" table:number-columns-repeated="2"/>
          <table:covered-table-cell table:style-name="ce25"/>
          <table:table-cell table:style-name="ce25" table:number-columns-repeated="4"/>
          <table:covered-table-cell table:style-name="ce35"/>
          <table:table-cell table:style-name="ce35" table:number-columns-repeated="2"/>
          <table:table-cell table:style-name="ce232" office:value-type="string" calcext:value-type="string">
            <text:p>6.To create code documentations</text:p>
          </table:table-cell>
          <table:table-cell table:style-name="ce35" office:value-type="string" calcext:value-type="string">
            <text:p>Client feedback</text:p>
          </table:table-cell>
          <table:table-cell table:style-name="ce35"/>
          <table:covered-table-cell table:style-name="ce35"/>
          <table:table-cell table:style-name="ce35" table:number-columns-repeated="2"/>
          <table:table-cell/>
        </table:table-row>
        <table:table-row table:style-name="ro1">
          <table:covered-table-cell table:style-name="ce7"/>
          <table:table-cell table:style-name="ce201" table:number-columns-repeated="2"/>
          <table:covered-table-cell table:style-name="ce25"/>
          <table:table-cell table:style-name="ce25" table:number-columns-repeated="4"/>
          <table:covered-table-cell table:style-name="ce35"/>
          <table:table-cell table:style-name="ce35" table:number-columns-repeated="2"/>
          <table:table-cell table:style-name="ce233" office:value-type="string" calcext:value-type="string">
            <text:p>7. To create user manuals for training the staff that is the end user</text:p>
          </table:table-cell>
          <table:table-cell table:style-name="ce35" table:number-columns-repeated="2"/>
          <table:covered-table-cell table:style-name="ce35"/>
          <table:table-cell table:style-name="ce35" table:number-columns-repeated="2"/>
          <table:table-cell/>
        </table:table-row>
        <table:table-row table:style-name="ro1">
          <table:covered-table-cell table:style-name="ce7"/>
          <table:table-cell table:style-name="ce201" table:number-columns-repeated="2"/>
          <table:covered-table-cell table:style-name="ce25"/>
          <table:table-cell table:style-name="ce25" table:number-columns-repeated="4"/>
          <table:covered-table-cell table:style-name="ce35"/>
          <table:table-cell table:style-name="ce35" table:number-columns-repeated="2"/>
          <table:table-cell table:style-name="ce233" office:value-type="string" calcext:value-type="string">
            <text:p>8. To create a library of reusable code</text:p>
          </table:table-cell>
          <table:table-cell table:style-name="ce35" table:number-columns-repeated="2"/>
          <table:covered-table-cell table:style-name="ce35"/>
          <table:table-cell table:style-name="ce35" table:number-columns-repeated="2"/>
          <table:table-cell/>
        </table:table-row>
        <table:table-row table:style-name="ro1">
          <table:covered-table-cell table:style-name="ce7"/>
          <table:table-cell table:style-name="ce201" table:number-columns-repeated="2"/>
          <table:table-cell table:style-name="ce216" office:value-type="string" calcext:value-type="string">
            <text:p>Market Definition</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1">
          <table:covered-table-cell table:style-name="ce4"/>
          <table:table-cell table:style-name="ce198" table:number-columns-repeated="2"/>
          <table:table-cell table:style-name="ce216" office:value-type="string" calcext:value-type="string">
            <text:p>Marketing Plan</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7">
          <table:covered-table-cell table:style-name="ce4"/>
          <table:table-cell table:style-name="ce198" table:number-columns-repeated="2"/>
          <table:table-cell table:style-name="ce23" office:value-type="string" calcext:value-type="string" table:number-columns-spanned="1" table:number-rows-spanned="3">
            <text:p>Communication Material</text:p>
          </table:table-cell>
          <table:table-cell table:style-name="ce215" table:number-columns-repeated="4"/>
          <table:table-cell table:style-name="ce36" office:value-type="string" calcext:value-type="string" table:number-columns-spanned="1" table:number-rows-spanned="3">
            <text:p>Software Team</text:p>
          </table:table-cell>
          <table:table-cell table:style-name="ce36" table:number-columns-repeated="2"/>
          <table:table-cell table:style-name="ce232" office:value-type="string" calcext:value-type="string">
            <text:p>Assist in: 1. Prepare descriptions of all system functionalities and capture it in a master document. Keep the documentation system available in the server.</text:p>
          </table:table-cell>
          <table:table-cell table:style-name="ce35" office:value-type="string" calcext:value-type="string">
            <text:p>System Documentation</text:p>
          </table:table-cell>
          <table:table-cell table:style-name="ce35"/>
          <table:table-cell table:style-name="ce34" office:value-type="string" calcext:value-type="string" table:number-columns-spanned="1" table:number-rows-spanned="3">
            <text:p>Software Team </text:p>
          </table:table-cell>
          <table:table-cell table:style-name="ce35" table:number-columns-repeated="2"/>
          <table:table-cell/>
        </table:table-row>
        <table:table-row table:style-name="ro8">
          <table:covered-table-cell table:style-name="ce4"/>
          <table:table-cell table:style-name="ce198" table:number-columns-repeated="2"/>
          <table:covered-table-cell table:style-name="ce4"/>
          <table:table-cell table:style-name="ce198" table:number-columns-repeated="4"/>
          <table:covered-table-cell table:style-name="ce25"/>
          <table:table-cell table:style-name="ce25" table:number-columns-repeated="2"/>
          <table:table-cell table:style-name="ce232" office:value-type="string" calcext:value-type="string">
            <text:p>Assist in: <text:s/>2. Prepare a User Manual for the system </text:p>
          </table:table-cell>
          <table:table-cell table:style-name="ce35" office:value-type="string" calcext:value-type="string">
            <text:p>User Manual</text:p>
          </table:table-cell>
          <table:table-cell table:style-name="ce35"/>
          <table:covered-table-cell table:style-name="ce35"/>
          <table:table-cell table:style-name="ce35" table:number-columns-repeated="2"/>
          <table:table-cell/>
        </table:table-row>
        <table:table-row table:style-name="ro9">
          <table:covered-table-cell table:style-name="ce4"/>
          <table:table-cell table:style-name="ce198" table:number-columns-repeated="2"/>
          <table:covered-table-cell table:style-name="ce4"/>
          <table:table-cell table:style-name="ce198" table:number-columns-repeated="4"/>
          <table:covered-table-cell table:style-name="ce25"/>
          <table:table-cell table:style-name="ce25" table:number-columns-repeated="2"/>
          <table:table-cell table:style-name="ce232" office:value-type="string" calcext:value-type="string">
            <text:p>Assist in: 3. Prepare FAQs on common questions and regular changes made on the system.</text:p>
          </table:table-cell>
          <table:table-cell table:style-name="ce35" office:value-type="string" calcext:value-type="string">
            <text:p>FAQs</text:p>
          </table:table-cell>
          <table:table-cell table:style-name="ce35"/>
          <table:covered-table-cell table:style-name="ce35"/>
          <table:table-cell table:style-name="ce35" table:number-columns-repeated="2"/>
          <table:table-cell/>
        </table:table-row>
        <table:table-row table:style-name="ro10">
          <table:covered-table-cell table:style-name="ce4"/>
          <table:table-cell table:style-name="ce198" table:number-columns-repeated="2"/>
          <table:table-cell table:style-name="ce216" office:value-type="string" calcext:value-type="string">
            <text:p>Market Engagement</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1">
          <table:covered-table-cell table:style-name="ce4"/>
          <table:table-cell table:style-name="ce198" table:number-columns-repeated="2"/>
          <table:table-cell table:style-name="ce23" office:value-type="string" calcext:value-type="string" table:number-columns-spanned="1" table:number-rows-spanned="4">
            <text:p>Roll out</text:p>
          </table:table-cell>
          <table:table-cell table:style-name="ce215" table:number-columns-repeated="4"/>
          <table:table-cell table:style-name="ce34" office:value-type="string" calcext:value-type="string" table:number-columns-spanned="1" table:number-rows-spanned="4">
            <text:p>Software Team and Information Technology Support</text:p>
          </table:table-cell>
          <table:table-cell table:style-name="ce34" table:number-columns-repeated="2"/>
          <table:table-cell table:style-name="ce235" office:value-type="string" calcext:value-type="string">
            <text:p>1. Conduct system installations </text:p>
          </table:table-cell>
          <table:table-cell table:style-name="ce35" office:value-type="string" calcext:value-type="string">
            <text:p>Successful 1st-time installations completed</text:p>
          </table:table-cell>
          <table:table-cell table:style-name="ce35"/>
          <table:table-cell table:style-name="ce34" office:value-type="string" calcext:value-type="string" table:number-columns-spanned="1" table:number-rows-spanned="4">
            <text:p>Software Team</text:p>
          </table:table-cell>
          <table:table-cell table:style-name="ce35" table:number-columns-repeated="2"/>
          <table:table-cell/>
        </table:table-row>
        <table:table-row table:style-name="ro1">
          <table:covered-table-cell table:style-name="ce4"/>
          <table:table-cell table:style-name="ce198" table:number-columns-repeated="2"/>
          <table:covered-table-cell table:style-name="ce4"/>
          <table:table-cell table:style-name="ce198" table:number-columns-repeated="4"/>
          <table:covered-table-cell table:style-name="ce25"/>
          <table:table-cell table:style-name="ce25" table:number-columns-repeated="2"/>
          <table:table-cell table:style-name="ce235" office:value-type="string" calcext:value-type="string">
            <text:p>2. Undertake system maintenance. </text:p>
          </table:table-cell>
          <table:table-cell table:style-name="ce35" office:value-type="string" calcext:value-type="string">
            <text:p>Ongoing Improvement of System</text:p>
          </table:table-cell>
          <table:table-cell table:style-name="ce35"/>
          <table:covered-table-cell table:style-name="ce35"/>
          <table:table-cell table:style-name="ce35" table:number-columns-repeated="2"/>
          <table:table-cell/>
        </table:table-row>
        <table:table-row table:style-name="ro1">
          <table:covered-table-cell table:style-name="ce4"/>
          <table:table-cell table:style-name="ce198" table:number-columns-repeated="2"/>
          <table:covered-table-cell table:style-name="ce4"/>
          <table:table-cell table:style-name="ce198" table:number-columns-repeated="4"/>
          <table:covered-table-cell table:style-name="ce25"/>
          <table:table-cell table:style-name="ce25" table:number-columns-repeated="2"/>
          <table:table-cell table:style-name="ce235" office:value-type="string" calcext:value-type="string">
            <text:p>3. Troubleshoot &amp; provide user support </text:p>
          </table:table-cell>
          <table:table-cell table:style-name="ce35" office:value-type="string" calcext:value-type="string">
            <text:p>Ongoing user support</text:p>
          </table:table-cell>
          <table:table-cell table:style-name="ce35"/>
          <table:covered-table-cell table:style-name="ce35"/>
          <table:table-cell table:style-name="ce35" table:number-columns-repeated="2"/>
          <table:table-cell/>
        </table:table-row>
        <table:table-row table:style-name="ro1">
          <table:covered-table-cell table:style-name="ce5"/>
          <table:table-cell table:style-name="ce5" table:number-columns-repeated="2"/>
          <table:covered-table-cell table:style-name="ce5"/>
          <table:table-cell table:style-name="ce5" table:number-columns-repeated="4"/>
          <table:covered-table-cell table:style-name="ce25"/>
          <table:table-cell table:style-name="ce25" table:number-columns-repeated="2"/>
          <table:table-cell table:style-name="ce236"/>
          <table:table-cell table:style-name="ce25" table:number-columns-repeated="2"/>
          <table:covered-table-cell table:style-name="ce25"/>
          <table:table-cell table:style-name="ce35" table:number-columns-repeated="2"/>
          <table:table-cell/>
        </table:table-row>
        <table:table-row table:style-name="ro1">
          <table:table-cell table:style-name="ce8" office:value-type="string" calcext:value-type="string" table:number-columns-spanned="1" table:number-rows-spanned="36">
            <text:p>Hazina System</text:p>
          </table:table-cell>
          <table:table-cell table:style-name="ce8" table:number-columns-repeated="2"/>
          <table:table-cell table:style-name="ce22" office:value-type="string" calcext:value-type="string" table:number-columns-spanned="1" table:number-rows-spanned="8">
            <text:p>System Definition</text:p>
          </table:table-cell>
          <table:table-cell table:style-name="ce214" table:number-columns-repeated="4"/>
          <table:table-cell table:style-name="ce34" office:value-type="string" calcext:value-type="string" table:number-columns-spanned="1" table:number-rows-spanned="8">
            <text:p>Software Team</text:p>
          </table:table-cell>
          <table:table-cell table:style-name="ce34" table:number-columns-repeated="2"/>
          <table:table-cell table:style-name="ce232" office:value-type="string" calcext:value-type="string">
            <text:p><text:span text:style-name="T1">1. Prepare code interpretations</text:span></text:p>
          </table:table-cell>
          <table:table-cell table:style-name="ce35" office:value-type="string" calcext:value-type="string">
            <text:p>Introductory System Write-up</text:p>
          </table:table-cell>
          <table:table-cell table:style-name="ce35"/>
          <table:table-cell table:style-name="ce259" office:value-type="string" calcext:value-type="string" table:number-columns-spanned="1" table:number-rows-spanned="8">
            <text:p>Software Team</text:p>
          </table:table-cell>
          <table:table-cell table:style-name="ce35" table:number-columns-repeated="2"/>
          <table:table-cell/>
        </table:table-row>
        <table:table-row table:style-name="ro1">
          <table:covered-table-cell table:style-name="ce9"/>
          <table:table-cell table:style-name="ce9"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2. Prepare &amp; test run system</text:p>
          </table:table-cell>
          <table:table-cell table:style-name="ce35" office:value-type="string" calcext:value-type="string">
            <text:p>System Documentation</text:p>
          </table:table-cell>
          <table:table-cell table:style-name="ce35"/>
          <table:covered-table-cell table:style-name="ce35"/>
          <table:table-cell table:style-name="ce35" table:number-columns-repeated="2"/>
          <table:table-cell/>
        </table:table-row>
        <table:table-row table:style-name="ro1">
          <table:covered-table-cell table:style-name="ce9"/>
          <table:table-cell table:style-name="ce9"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3. Conduct pilot installation</text:p>
          </table:table-cell>
          <table:table-cell table:style-name="ce35" office:value-type="string" calcext:value-type="string">
            <text:p>User Manual/ FAQs</text:p>
          </table:table-cell>
          <table:table-cell table:style-name="ce35"/>
          <table:covered-table-cell table:style-name="ce35"/>
          <table:table-cell table:style-name="ce35" table:number-columns-repeated="2"/>
          <table:table-cell/>
        </table:table-row>
        <table:table-row table:style-name="ro2">
          <table:covered-table-cell table:style-name="ce9"/>
          <table:table-cell table:style-name="ce9"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4. Monitor &amp; scrutinize pilot for system errors, troubleshooting and bug fixes.</text:p>
          </table:table-cell>
          <table:table-cell table:style-name="ce35" office:value-type="string" calcext:value-type="string">
            <text:p/>
            <text:p>Full implement the pilot</text:p>
          </table:table-cell>
          <table:table-cell table:style-name="ce35"/>
          <table:covered-table-cell table:style-name="ce35"/>
          <table:table-cell table:style-name="ce35" table:number-columns-repeated="2"/>
          <table:table-cell/>
        </table:table-row>
        <table:table-row table:style-name="ro1">
          <table:covered-table-cell table:style-name="ce9"/>
          <table:table-cell table:style-name="ce9"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text:s/>5.To develop professional &amp; presentable graphic user interface. Test user experience on the system.</text:p>
          </table:table-cell>
          <table:table-cell table:style-name="ce35" office:value-type="string" calcext:value-type="string">
            <text:p>Ongoing Improvement of System</text:p>
          </table:table-cell>
          <table:table-cell table:style-name="ce35"/>
          <table:covered-table-cell table:style-name="ce35"/>
          <table:table-cell table:style-name="ce35" table:number-columns-repeated="2"/>
          <table:table-cell/>
        </table:table-row>
        <table:table-row table:style-name="ro1">
          <table:covered-table-cell table:style-name="ce9"/>
          <table:table-cell table:style-name="ce9" table:number-columns-repeated="2"/>
          <table:covered-table-cell table:style-name="ce25"/>
          <table:table-cell table:style-name="ce25" table:number-columns-repeated="4"/>
          <table:covered-table-cell table:style-name="ce35"/>
          <table:table-cell table:style-name="ce35" table:number-columns-repeated="2"/>
          <table:table-cell table:style-name="ce232" office:value-type="string" calcext:value-type="string">
            <text:p>6.To create code documentations</text:p>
          </table:table-cell>
          <table:table-cell table:style-name="ce35" office:value-type="string" calcext:value-type="string">
            <text:p>Client feedback</text:p>
          </table:table-cell>
          <table:table-cell table:style-name="ce35"/>
          <table:covered-table-cell table:style-name="ce35"/>
          <table:table-cell table:style-name="ce35" table:number-columns-repeated="2"/>
          <table:table-cell/>
        </table:table-row>
        <table:table-row table:style-name="ro1">
          <table:covered-table-cell table:style-name="ce9"/>
          <table:table-cell table:style-name="ce9" table:number-columns-repeated="2"/>
          <table:covered-table-cell table:style-name="ce25"/>
          <table:table-cell table:style-name="ce25" table:number-columns-repeated="4"/>
          <table:covered-table-cell table:style-name="ce35"/>
          <table:table-cell table:style-name="ce35" table:number-columns-repeated="2"/>
          <table:table-cell table:style-name="ce233" office:value-type="string" calcext:value-type="string">
            <text:p>7. To create user manuals for training the staff that is the end user</text:p>
          </table:table-cell>
          <table:table-cell table:style-name="ce35" table:number-columns-repeated="2"/>
          <table:covered-table-cell table:style-name="ce35"/>
          <table:table-cell table:style-name="ce35" table:number-columns-repeated="2"/>
          <table:table-cell/>
        </table:table-row>
        <table:table-row table:style-name="ro1">
          <table:covered-table-cell table:style-name="ce9"/>
          <table:table-cell table:style-name="ce9" table:number-columns-repeated="2"/>
          <table:covered-table-cell table:style-name="ce25"/>
          <table:table-cell table:style-name="ce25" table:number-columns-repeated="4"/>
          <table:covered-table-cell table:style-name="ce35"/>
          <table:table-cell table:style-name="ce35" table:number-columns-repeated="2"/>
          <table:table-cell table:style-name="ce233" office:value-type="string" calcext:value-type="string">
            <text:p>8. To create a library of reusable code</text:p>
          </table:table-cell>
          <table:table-cell table:style-name="ce35" table:number-columns-repeated="2"/>
          <table:covered-table-cell table:style-name="ce35"/>
          <table:table-cell table:style-name="ce35" table:number-columns-repeated="2"/>
          <table:table-cell/>
        </table:table-row>
        <table:table-row table:style-name="ro1" table:visibility="collapse">
          <table:covered-table-cell table:style-name="ce9"/>
          <table:table-cell table:style-name="ce9" table:number-columns-repeated="2"/>
          <table:table-cell table:style-name="ce216" office:value-type="string" calcext:value-type="string">
            <text:p>Market Definition</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1" table:visibility="collapse">
          <table:covered-table-cell table:style-name="ce10"/>
          <table:table-cell table:style-name="ce10" table:number-columns-repeated="2"/>
          <table:table-cell table:style-name="ce216" office:value-type="string" calcext:value-type="string">
            <text:p>Marketing Plan</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7" table:visibility="collapse">
          <table:covered-table-cell table:style-name="ce10"/>
          <table:table-cell table:style-name="ce10" table:number-columns-repeated="2"/>
          <table:table-cell table:style-name="ce23" office:value-type="string" calcext:value-type="string" table:number-columns-spanned="1" table:number-rows-spanned="3">
            <text:p>Communication Material</text:p>
          </table:table-cell>
          <table:table-cell table:style-name="ce215" table:number-columns-repeated="4"/>
          <table:table-cell table:style-name="ce36" office:value-type="string" calcext:value-type="string" table:number-columns-spanned="1" table:number-rows-spanned="3">
            <text:p>Software Team</text:p>
          </table:table-cell>
          <table:table-cell table:style-name="ce36" table:number-columns-repeated="2"/>
          <table:table-cell table:style-name="ce232" office:value-type="string" calcext:value-type="string">
            <text:p>Assist in: 1. Prepare descriptions of all system functionalities and capture it in a master document. Keep the documentation system available in the server.</text:p>
          </table:table-cell>
          <table:table-cell table:style-name="ce35" office:value-type="string" calcext:value-type="string">
            <text:p>System Documentation</text:p>
          </table:table-cell>
          <table:table-cell table:style-name="ce35"/>
          <table:table-cell table:style-name="ce34" office:value-type="string" calcext:value-type="string" table:number-columns-spanned="1" table:number-rows-spanned="3">
            <text:p>Software Team </text:p>
          </table:table-cell>
          <table:table-cell table:style-name="ce35" table:number-columns-repeated="2"/>
          <table:table-cell/>
        </table:table-row>
        <table:table-row table:style-name="ro8" table:visibility="collapse">
          <table:covered-table-cell table:style-name="ce10"/>
          <table:table-cell table:style-name="ce10" table:number-columns-repeated="2"/>
          <table:covered-table-cell table:style-name="ce4"/>
          <table:table-cell table:style-name="ce198" table:number-columns-repeated="4"/>
          <table:covered-table-cell table:style-name="ce25"/>
          <table:table-cell table:style-name="ce25" table:number-columns-repeated="2"/>
          <table:table-cell table:style-name="ce232" office:value-type="string" calcext:value-type="string">
            <text:p>Assist in: <text:s/>2. Prepare a User Manual for the system </text:p>
          </table:table-cell>
          <table:table-cell table:style-name="ce35" office:value-type="string" calcext:value-type="string">
            <text:p>User Manual</text:p>
          </table:table-cell>
          <table:table-cell table:style-name="ce35"/>
          <table:covered-table-cell table:style-name="ce35"/>
          <table:table-cell table:style-name="ce35" table:number-columns-repeated="2"/>
          <table:table-cell/>
        </table:table-row>
        <table:table-row table:style-name="ro9" table:visibility="collapse">
          <table:covered-table-cell table:style-name="ce10"/>
          <table:table-cell table:style-name="ce10" table:number-columns-repeated="2"/>
          <table:covered-table-cell table:style-name="ce4"/>
          <table:table-cell table:style-name="ce198" table:number-columns-repeated="4"/>
          <table:covered-table-cell table:style-name="ce25"/>
          <table:table-cell table:style-name="ce25" table:number-columns-repeated="2"/>
          <table:table-cell table:style-name="ce232" office:value-type="string" calcext:value-type="string">
            <text:p>Assist in: 3. Prepare FAQs on common questions and regular changes made on the system.</text:p>
          </table:table-cell>
          <table:table-cell table:style-name="ce35" office:value-type="string" calcext:value-type="string">
            <text:p>FAQs</text:p>
          </table:table-cell>
          <table:table-cell table:style-name="ce35"/>
          <table:covered-table-cell table:style-name="ce35"/>
          <table:table-cell table:style-name="ce35" table:number-columns-repeated="2"/>
          <table:table-cell/>
        </table:table-row>
        <table:table-row table:style-name="ro10" table:visibility="collapse">
          <table:covered-table-cell table:style-name="ce10"/>
          <table:table-cell table:style-name="ce10" table:number-columns-repeated="2"/>
          <table:table-cell table:style-name="ce216" office:value-type="string" calcext:value-type="string">
            <text:p>Market Engagement</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1" table:visibility="collapse">
          <table:covered-table-cell table:style-name="ce10"/>
          <table:table-cell table:style-name="ce10" table:number-columns-repeated="2"/>
          <table:table-cell table:style-name="ce23" office:value-type="string" calcext:value-type="string" table:number-columns-spanned="1" table:number-rows-spanned="4">
            <text:p>Roll out</text:p>
          </table:table-cell>
          <table:table-cell table:style-name="ce215" table:number-columns-repeated="4"/>
          <table:table-cell table:style-name="ce34" office:value-type="string" calcext:value-type="string" table:number-columns-spanned="1" table:number-rows-spanned="4">
            <text:p>Software Team and Information Technology Support</text:p>
          </table:table-cell>
          <table:table-cell table:style-name="ce34" table:number-columns-repeated="2"/>
          <table:table-cell table:style-name="ce235" office:value-type="string" calcext:value-type="string">
            <text:p>1. Conduct system installations </text:p>
          </table:table-cell>
          <table:table-cell table:style-name="ce35" office:value-type="string" calcext:value-type="string">
            <text:p>Successful 1st-time installations completed</text:p>
          </table:table-cell>
          <table:table-cell table:style-name="ce35"/>
          <table:table-cell table:style-name="ce34" office:value-type="string" calcext:value-type="string" table:number-columns-spanned="1" table:number-rows-spanned="4">
            <text:p>Software Team</text:p>
          </table:table-cell>
          <table:table-cell table:style-name="ce35" table:number-columns-repeated="2"/>
          <table:table-cell/>
        </table:table-row>
        <table:table-row table:style-name="ro1" table:visibility="collapse">
          <table:covered-table-cell table:style-name="ce10"/>
          <table:table-cell table:style-name="ce10" table:number-columns-repeated="2"/>
          <table:covered-table-cell table:style-name="ce4"/>
          <table:table-cell table:style-name="ce198" table:number-columns-repeated="4"/>
          <table:covered-table-cell table:style-name="ce25"/>
          <table:table-cell table:style-name="ce25" table:number-columns-repeated="2"/>
          <table:table-cell table:style-name="ce235" office:value-type="string" calcext:value-type="string">
            <text:p>2. Undertake system maintenance. </text:p>
          </table:table-cell>
          <table:table-cell table:style-name="ce35" office:value-type="string" calcext:value-type="string">
            <text:p>Ongoing Improvement of System</text:p>
          </table:table-cell>
          <table:table-cell table:style-name="ce35"/>
          <table:covered-table-cell table:style-name="ce35"/>
          <table:table-cell table:style-name="ce35" table:number-columns-repeated="2"/>
          <table:table-cell/>
        </table:table-row>
        <table:table-row table:style-name="ro1" table:visibility="collapse">
          <table:covered-table-cell table:style-name="ce10"/>
          <table:table-cell table:style-name="ce10" table:number-columns-repeated="2"/>
          <table:covered-table-cell table:style-name="ce4"/>
          <table:table-cell table:style-name="ce198" table:number-columns-repeated="4"/>
          <table:covered-table-cell table:style-name="ce25"/>
          <table:table-cell table:style-name="ce25" table:number-columns-repeated="2"/>
          <table:table-cell table:style-name="ce235" office:value-type="string" calcext:value-type="string">
            <text:p>3. Troubleshoot &amp; provide user support </text:p>
          </table:table-cell>
          <table:table-cell table:style-name="ce35" office:value-type="string" calcext:value-type="string">
            <text:p>Ongoing user support</text:p>
          </table:table-cell>
          <table:table-cell table:style-name="ce35"/>
          <table:covered-table-cell table:style-name="ce35"/>
          <table:table-cell table:style-name="ce35" table:number-columns-repeated="2"/>
          <table:table-cell/>
        </table:table-row>
        <table:table-row table:style-name="ro1" table:visibility="collapse">
          <table:covered-table-cell table:style-name="ce11"/>
          <table:table-cell table:style-name="ce11" table:number-columns-repeated="2"/>
          <table:covered-table-cell table:style-name="ce5"/>
          <table:table-cell table:style-name="ce5" table:number-columns-repeated="4"/>
          <table:covered-table-cell table:style-name="ce25"/>
          <table:table-cell table:style-name="ce25" table:number-columns-repeated="2"/>
          <table:table-cell table:style-name="ce236"/>
          <table:table-cell table:style-name="ce25" table:number-columns-repeated="2"/>
          <table:covered-table-cell table:style-name="ce25"/>
          <table:table-cell table:style-name="ce35" table:number-columns-repeated="2"/>
          <table:table-cell/>
        </table:table-row>
        <table:table-row table:style-name="ro1" table:visibility="collapse">
          <table:covered-table-cell table:style-name="ce12"/>
          <table:table-cell table:style-name="ce12" table:number-columns-repeated="2"/>
          <table:table-cell table:style-name="ce22" office:value-type="string" calcext:value-type="string" table:number-columns-spanned="1" table:number-rows-spanned="8">
            <text:p>System Definition</text:p>
          </table:table-cell>
          <table:table-cell table:style-name="ce214" table:number-columns-repeated="4"/>
          <table:table-cell table:style-name="ce34" office:value-type="string" calcext:value-type="string" table:number-columns-spanned="1" table:number-rows-spanned="8">
            <text:p>Software Team</text:p>
          </table:table-cell>
          <table:table-cell table:style-name="ce34" table:number-columns-repeated="2"/>
          <table:table-cell table:style-name="ce232" office:value-type="string" calcext:value-type="string">
            <text:p><text:span text:style-name="T1">1. Prepare code interpretations</text:span></text:p>
          </table:table-cell>
          <table:table-cell table:style-name="ce35" office:value-type="string" calcext:value-type="string">
            <text:p>Introductory System Write-up</text:p>
          </table:table-cell>
          <table:table-cell table:style-name="ce35"/>
          <table:table-cell table:style-name="ce259" office:value-type="string" calcext:value-type="string" table:number-columns-spanned="1" table:number-rows-spanned="8">
            <text:p>Software Team</text:p>
          </table:table-cell>
          <table:table-cell table:style-name="ce35" table:number-columns-repeated="2"/>
          <table:table-cell/>
        </table:table-row>
        <table:table-row table:style-name="ro1" table:visibility="collapse">
          <table:covered-table-cell table:style-name="ce9"/>
          <table:table-cell table:style-name="ce9"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2. Prepare &amp; test run system</text:p>
          </table:table-cell>
          <table:table-cell table:style-name="ce35" office:value-type="string" calcext:value-type="string">
            <text:p>System Documentation</text:p>
          </table:table-cell>
          <table:table-cell table:style-name="ce35"/>
          <table:covered-table-cell table:style-name="ce35"/>
          <table:table-cell table:style-name="ce35" table:number-columns-repeated="2"/>
          <table:table-cell/>
        </table:table-row>
        <table:table-row table:style-name="ro1" table:visibility="collapse">
          <table:covered-table-cell table:style-name="ce9"/>
          <table:table-cell table:style-name="ce9"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3. Conduct pilot installation</text:p>
          </table:table-cell>
          <table:table-cell table:style-name="ce35" office:value-type="string" calcext:value-type="string">
            <text:p>User Manual/ FAQs</text:p>
          </table:table-cell>
          <table:table-cell table:style-name="ce35"/>
          <table:covered-table-cell table:style-name="ce35"/>
          <table:table-cell table:style-name="ce35" table:number-columns-repeated="2"/>
          <table:table-cell/>
        </table:table-row>
        <table:table-row table:style-name="ro2" table:visibility="collapse">
          <table:covered-table-cell table:style-name="ce9"/>
          <table:table-cell table:style-name="ce9"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4. Monitor &amp; scrutinize pilot for system errors, troubleshooting and bug fixes.</text:p>
          </table:table-cell>
          <table:table-cell table:style-name="ce35" office:value-type="string" calcext:value-type="string">
            <text:p/>
            <text:p>Full implement the pilot</text:p>
          </table:table-cell>
          <table:table-cell table:style-name="ce35"/>
          <table:covered-table-cell table:style-name="ce35"/>
          <table:table-cell table:style-name="ce35" table:number-columns-repeated="2"/>
          <table:table-cell/>
        </table:table-row>
        <table:table-row table:style-name="ro1" table:visibility="collapse">
          <table:covered-table-cell table:style-name="ce9"/>
          <table:table-cell table:style-name="ce9" table:number-columns-repeated="2"/>
          <table:covered-table-cell table:style-name="ce7"/>
          <table:table-cell table:style-name="ce201" table:number-columns-repeated="4"/>
          <table:covered-table-cell table:style-name="ce35"/>
          <table:table-cell table:style-name="ce35" table:number-columns-repeated="2"/>
          <table:table-cell table:style-name="ce232" office:value-type="string" calcext:value-type="string">
            <text:p><text:s/>5.To develop professional &amp; presentable graphic user interface. Test user experience on the system.</text:p>
          </table:table-cell>
          <table:table-cell table:style-name="ce35" office:value-type="string" calcext:value-type="string">
            <text:p>Ongoing Improvement of System</text:p>
          </table:table-cell>
          <table:table-cell table:style-name="ce35"/>
          <table:covered-table-cell table:style-name="ce35"/>
          <table:table-cell table:style-name="ce35" table:number-columns-repeated="2"/>
          <table:table-cell/>
        </table:table-row>
        <table:table-row table:style-name="ro1" table:visibility="collapse">
          <table:covered-table-cell table:style-name="ce9"/>
          <table:table-cell table:style-name="ce9" table:number-columns-repeated="2"/>
          <table:covered-table-cell table:style-name="ce25"/>
          <table:table-cell table:style-name="ce25" table:number-columns-repeated="4"/>
          <table:covered-table-cell table:style-name="ce35"/>
          <table:table-cell table:style-name="ce35" table:number-columns-repeated="2"/>
          <table:table-cell table:style-name="ce232" office:value-type="string" calcext:value-type="string">
            <text:p>6.To create code documentations</text:p>
          </table:table-cell>
          <table:table-cell table:style-name="ce35" office:value-type="string" calcext:value-type="string">
            <text:p>Client feedback</text:p>
          </table:table-cell>
          <table:table-cell table:style-name="ce35"/>
          <table:covered-table-cell table:style-name="ce35"/>
          <table:table-cell table:style-name="ce35" table:number-columns-repeated="2"/>
          <table:table-cell/>
        </table:table-row>
        <table:table-row table:style-name="ro1">
          <table:covered-table-cell table:style-name="ce9"/>
          <table:table-cell table:style-name="ce9" table:number-columns-repeated="2"/>
          <table:covered-table-cell table:style-name="ce25"/>
          <table:table-cell table:style-name="ce25" table:number-columns-repeated="4"/>
          <table:covered-table-cell table:style-name="ce35"/>
          <table:table-cell table:style-name="ce35" table:number-columns-repeated="2"/>
          <table:table-cell table:style-name="ce233" office:value-type="string" calcext:value-type="string">
            <text:p>7. To create user manuals for training the staff that is the end user</text:p>
          </table:table-cell>
          <table:table-cell table:style-name="ce35" table:number-columns-repeated="2"/>
          <table:covered-table-cell table:style-name="ce35"/>
          <table:table-cell table:style-name="ce35" table:number-columns-repeated="2"/>
          <table:table-cell/>
        </table:table-row>
        <table:table-row table:style-name="ro1">
          <table:covered-table-cell table:style-name="ce9"/>
          <table:table-cell table:style-name="ce9" table:number-columns-repeated="2"/>
          <table:covered-table-cell table:style-name="ce25"/>
          <table:table-cell table:style-name="ce25" table:number-columns-repeated="4"/>
          <table:covered-table-cell table:style-name="ce35"/>
          <table:table-cell table:style-name="ce35" table:number-columns-repeated="2"/>
          <table:table-cell table:style-name="ce233" office:value-type="string" calcext:value-type="string">
            <text:p>8. To create a library of reusable code</text:p>
          </table:table-cell>
          <table:table-cell table:style-name="ce35" table:number-columns-repeated="2"/>
          <table:covered-table-cell table:style-name="ce35"/>
          <table:table-cell table:style-name="ce35" table:number-columns-repeated="2"/>
          <table:table-cell/>
        </table:table-row>
        <table:table-row table:style-name="ro1">
          <table:covered-table-cell table:style-name="ce9"/>
          <table:table-cell table:style-name="ce9" table:number-columns-repeated="2"/>
          <table:table-cell table:style-name="ce216" office:value-type="string" calcext:value-type="string">
            <text:p>Market Definition</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1">
          <table:covered-table-cell table:style-name="ce10"/>
          <table:table-cell table:style-name="ce10" table:number-columns-repeated="2"/>
          <table:table-cell table:style-name="ce216" office:value-type="string" calcext:value-type="string">
            <text:p>Marketing Plan</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7">
          <table:covered-table-cell table:style-name="ce10"/>
          <table:table-cell table:style-name="ce10" table:number-columns-repeated="2"/>
          <table:table-cell table:style-name="ce23" office:value-type="string" calcext:value-type="string" table:number-columns-spanned="1" table:number-rows-spanned="3">
            <text:p>Communication Material</text:p>
          </table:table-cell>
          <table:table-cell table:style-name="ce215" table:number-columns-repeated="4"/>
          <table:table-cell table:style-name="ce36" office:value-type="string" calcext:value-type="string" table:number-columns-spanned="1" table:number-rows-spanned="3">
            <text:p>Software Team</text:p>
          </table:table-cell>
          <table:table-cell table:style-name="ce36" table:number-columns-repeated="2"/>
          <table:table-cell table:style-name="ce232" office:value-type="string" calcext:value-type="string">
            <text:p>Assist in: 1. Prepare descriptions of all system functionalities and capture it in a master document. Keep the documentation system available in the server.</text:p>
          </table:table-cell>
          <table:table-cell table:style-name="ce35" office:value-type="string" calcext:value-type="string">
            <text:p>System Documentation</text:p>
          </table:table-cell>
          <table:table-cell table:style-name="ce35"/>
          <table:table-cell table:style-name="ce34" office:value-type="string" calcext:value-type="string" table:number-columns-spanned="1" table:number-rows-spanned="3">
            <text:p>Software Team </text:p>
          </table:table-cell>
          <table:table-cell table:style-name="ce35" table:number-columns-repeated="2"/>
          <table:table-cell/>
        </table:table-row>
        <table:table-row table:style-name="ro8">
          <table:covered-table-cell table:style-name="ce10"/>
          <table:table-cell table:style-name="ce10" table:number-columns-repeated="2"/>
          <table:covered-table-cell table:style-name="ce4"/>
          <table:table-cell table:style-name="ce198" table:number-columns-repeated="4"/>
          <table:covered-table-cell table:style-name="ce25"/>
          <table:table-cell table:style-name="ce25" table:number-columns-repeated="2"/>
          <table:table-cell table:style-name="ce232" office:value-type="string" calcext:value-type="string">
            <text:p>Assist in: <text:s/>2. Prepare a User Manual for the system </text:p>
          </table:table-cell>
          <table:table-cell table:style-name="ce35" office:value-type="string" calcext:value-type="string">
            <text:p>User Manual</text:p>
          </table:table-cell>
          <table:table-cell table:style-name="ce35"/>
          <table:covered-table-cell table:style-name="ce35"/>
          <table:table-cell table:style-name="ce35" table:number-columns-repeated="2"/>
          <table:table-cell/>
        </table:table-row>
        <table:table-row table:style-name="ro9">
          <table:covered-table-cell table:style-name="ce10"/>
          <table:table-cell table:style-name="ce10" table:number-columns-repeated="2"/>
          <table:covered-table-cell table:style-name="ce4"/>
          <table:table-cell table:style-name="ce198" table:number-columns-repeated="4"/>
          <table:covered-table-cell table:style-name="ce25"/>
          <table:table-cell table:style-name="ce25" table:number-columns-repeated="2"/>
          <table:table-cell table:style-name="ce232" office:value-type="string" calcext:value-type="string">
            <text:p>Assist in: 3. Prepare FAQs on common questions and regular changes made on the system.</text:p>
          </table:table-cell>
          <table:table-cell table:style-name="ce35" office:value-type="string" calcext:value-type="string">
            <text:p>FAQs</text:p>
          </table:table-cell>
          <table:table-cell table:style-name="ce35"/>
          <table:covered-table-cell table:style-name="ce35"/>
          <table:table-cell table:style-name="ce35" table:number-columns-repeated="2"/>
          <table:table-cell/>
        </table:table-row>
        <table:table-row table:style-name="ro10">
          <table:covered-table-cell table:style-name="ce10"/>
          <table:table-cell table:style-name="ce10" table:number-columns-repeated="2"/>
          <table:table-cell table:style-name="ce216" office:value-type="string" calcext:value-type="string">
            <text:p>Market Engagement</text:p>
          </table:table-cell>
          <table:table-cell table:style-name="ce216" table:number-columns-repeated="7"/>
          <table:table-cell table:style-name="ce234"/>
          <table:table-cell table:style-name="ce216" table:number-columns-repeated="3"/>
          <table:table-cell table:style-name="ce261" table:number-columns-repeated="2"/>
          <table:table-cell/>
        </table:table-row>
        <table:table-row table:style-name="ro1">
          <table:covered-table-cell table:style-name="ce10"/>
          <table:table-cell table:style-name="ce10" table:number-columns-repeated="2"/>
          <table:table-cell table:style-name="ce23" office:value-type="string" calcext:value-type="string" table:number-columns-spanned="1" table:number-rows-spanned="4">
            <text:p>Roll out</text:p>
          </table:table-cell>
          <table:table-cell table:style-name="ce215" table:number-columns-repeated="4"/>
          <table:table-cell table:style-name="ce34" office:value-type="string" calcext:value-type="string" table:number-columns-spanned="1" table:number-rows-spanned="4">
            <text:p>Software Team and Information Technology Support</text:p>
          </table:table-cell>
          <table:table-cell table:style-name="ce34" table:number-columns-repeated="2"/>
          <table:table-cell table:style-name="ce235" office:value-type="string" calcext:value-type="string">
            <text:p>1. Conduct system installations </text:p>
          </table:table-cell>
          <table:table-cell table:style-name="ce35" office:value-type="string" calcext:value-type="string">
            <text:p>Successful 1st-time installations completed</text:p>
          </table:table-cell>
          <table:table-cell table:style-name="ce35"/>
          <table:table-cell table:style-name="ce34" office:value-type="string" calcext:value-type="string" table:number-columns-spanned="1" table:number-rows-spanned="4">
            <text:p>Software Team</text:p>
          </table:table-cell>
          <table:table-cell table:style-name="ce35" table:number-columns-repeated="2"/>
          <table:table-cell/>
        </table:table-row>
        <table:table-row table:style-name="ro1">
          <table:covered-table-cell table:style-name="ce13"/>
          <table:table-cell table:style-name="ce13" table:number-columns-repeated="2"/>
          <table:covered-table-cell/>
          <table:table-cell table:number-columns-repeated="4"/>
          <table:covered-table-cell/>
          <table:table-cell table:number-columns-repeated="2"/>
          <table:table-cell table:style-name="ce235" office:value-type="string" calcext:value-type="string">
            <text:p>2. Undertake system maintenance. </text:p>
          </table:table-cell>
          <table:table-cell table:style-name="ce35" office:value-type="string" calcext:value-type="string">
            <text:p>Ongoing Improvement of System</text:p>
          </table:table-cell>
          <table:table-cell table:style-name="ce35"/>
          <table:covered-table-cell table:style-name="ce35"/>
          <table:table-cell table:style-name="ce35" table:number-columns-repeated="2"/>
          <table:table-cell table:style-name="Default"/>
        </table:table-row>
        <table:table-row table:style-name="ro1">
          <table:covered-table-cell table:style-name="ce13"/>
          <table:table-cell table:style-name="ce13" table:number-columns-repeated="2"/>
          <table:covered-table-cell/>
          <table:table-cell table:number-columns-repeated="4"/>
          <table:covered-table-cell/>
          <table:table-cell table:number-columns-repeated="2"/>
          <table:table-cell table:style-name="ce235" office:value-type="string" calcext:value-type="string">
            <text:p>3. Troubleshoot &amp; provide user support </text:p>
          </table:table-cell>
          <table:table-cell table:style-name="ce35" office:value-type="string" calcext:value-type="string">
            <text:p>Ongoing user support</text:p>
          </table:table-cell>
          <table:table-cell table:style-name="ce35"/>
          <table:covered-table-cell table:style-name="ce35"/>
          <table:table-cell table:style-name="ce35" table:number-columns-repeated="2"/>
          <table:table-cell table:style-name="Default"/>
        </table:table-row>
        <table:table-row table:style-name="ro1">
          <table:covered-table-cell table:style-name="ce13"/>
          <table:table-cell table:style-name="ce13" table:number-columns-repeated="2"/>
          <table:covered-table-cell/>
          <table:table-cell table:number-columns-repeated="4"/>
          <table:covered-table-cell/>
          <table:table-cell table:number-columns-repeated="2"/>
          <table:table-cell table:style-name="Default"/>
          <table:table-cell table:number-columns-repeated="2"/>
          <table:covered-table-cell/>
          <table:table-cell table:style-name="Default" table:number-columns-repeated="3"/>
        </table:table-row>
        <table:table-row table:style-name="ro11">
          <table:table-cell table:number-columns-repeated="11"/>
          <table:table-cell table:style-name="Default"/>
          <table:table-cell table:number-columns-repeated="3"/>
          <table:table-cell table:style-name="Default" table:number-columns-repeated="3"/>
        </table:table-row>
        <table:table-row table:style-name="ro1">
          <table:table-cell table:style-name="ce208" office:value-type="string" calcext:value-type="string">
            <text:p>Hazina</text:p>
          </table:table-cell>
          <table:table-cell table:style-name="ce208" table:number-columns-repeated="2"/>
          <table:table-cell table:style-name="ce208" office:value-type="string" calcext:value-type="string">
            <text:p>Product Definition</text:p>
          </table:table-cell>
          <table:table-cell table:style-name="ce208" table:number-columns-repeated="4"/>
          <table:table-cell table:style-name="ce25" table:number-columns-repeated="3"/>
          <table:table-cell table:style-name="ce237" office:value-type="string" calcext:value-type="string">
            <text:p>System requirements are broken down into functions required and laced in timed code sprints in teams or as individuals to esure delivery. Algorithms such as search are added to improve the user experience in speed.</text:p>
          </table:table-cell>
          <table:table-cell table:style-name="ce254" office:value-type="string" calcext:value-type="string">
            <text:p>Use of Gantt charts</text:p>
          </table:table-cell>
          <table:table-cell table:style-name="ce254"/>
          <table:table-cell table:style-name="ce25"/>
          <table:table-cell table:style-name="ce35" table:number-columns-repeated="2"/>
          <table:table-cell table:style-name="Default"/>
        </table:table-row>
        <table:table-row table:style-name="ro1">
          <table:table-cell table:style-name="ce198" table:number-columns-repeated="3"/>
          <table:table-cell table:style-name="ce25" office:value-type="string" calcext:value-type="string">
            <text:p>Market Definition</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2">
          <table:table-cell table:style-name="ce198" table:number-columns-repeated="3"/>
          <table:table-cell table:style-name="ce25" office:value-type="string" calcext:value-type="string">
            <text:p>Partner Engagement</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2">
          <table:table-cell table:style-name="ce198" table:number-columns-repeated="3"/>
          <table:table-cell table:style-name="ce25" office:value-type="string" calcext:value-type="string">
            <text:p>Marketing Plan</text:p>
          </table:table-cell>
          <table:table-cell table:style-name="ce25" table:number-columns-repeated="7"/>
          <table:table-cell table:style-name="ce237" office:value-type="string" calcext:value-type="string">
            <text:p>Market segmentation and customer journey mapping can be done to ensure that the right demographics are used in google ads. Approach both business to business customers and grow a user base of customers for various products</text:p>
          </table:table-cell>
          <table:table-cell table:style-name="ce254" office:value-type="string" calcext:value-type="string">
            <text:p>Use of customer journey mapping tools</text:p>
          </table:table-cell>
          <table:table-cell table:style-name="ce254"/>
          <table:table-cell table:style-name="ce25"/>
          <table:table-cell table:style-name="ce35" table:number-columns-repeated="2"/>
          <table:table-cell table:style-name="Default"/>
        </table:table-row>
        <table:table-row table:style-name="ro1">
          <table:table-cell table:style-name="ce198" table:number-columns-repeated="3"/>
          <table:table-cell table:style-name="ce25" office:value-type="string" calcext:value-type="string">
            <text:p>Communication Material</text:p>
          </table:table-cell>
          <table:table-cell table:style-name="ce25" table:number-columns-repeated="7"/>
          <table:table-cell table:style-name="ce237" office:value-type="string" calcext:value-type="string">
            <text:p>Brochure, t-shirts, email banners, website and info graphics</text:p>
          </table:table-cell>
          <table:table-cell table:style-name="ce25" table:number-columns-repeated="3"/>
          <table:table-cell table:style-name="ce35" table:number-columns-repeated="2"/>
          <table:table-cell table:style-name="Default"/>
        </table:table-row>
        <table:table-row table:style-name="ro1">
          <table:table-cell table:style-name="ce198" table:number-columns-repeated="3"/>
          <table:table-cell table:style-name="ce25" office:value-type="string" calcext:value-type="string">
            <text:p>Social media engagement</text:p>
          </table:table-cell>
          <table:table-cell table:style-name="ce25" table:number-columns-repeated="7"/>
          <table:table-cell table:style-name="ce237" office:value-type="string" calcext:value-type="string">
            <text:p>Use of chat and social media bots can improve consumer engagement with brand and products</text:p>
          </table:table-cell>
          <table:table-cell table:style-name="ce25" table:number-columns-repeated="3"/>
          <table:table-cell table:style-name="ce35" table:number-columns-repeated="2"/>
          <table:table-cell table:style-name="Default"/>
        </table:table-row>
        <table:table-row table:style-name="ro1">
          <table:table-cell table:style-name="ce198" table:number-columns-repeated="3"/>
          <table:table-cell table:style-name="ce198" office:value-type="string" calcext:value-type="string">
            <text:p>Product Pilot &amp; Eventual Roll out</text:p>
          </table:table-cell>
          <table:table-cell table:style-name="ce198" table:number-columns-repeated="4"/>
          <table:table-cell table:style-name="ce25" table:number-columns-repeated="3"/>
          <table:table-cell table:style-name="ce237" office:value-type="string" calcext:value-type="string">
            <text:p>Effective user testing and videos of reaction of users while using the software</text:p>
          </table:table-cell>
          <table:table-cell table:style-name="ce25" table:number-columns-repeated="3"/>
          <table:table-cell table:style-name="ce35" table:number-columns-repeated="2"/>
          <table:table-cell table:style-name="Default"/>
        </table:table-row>
        <table:table-row table:style-name="ro1" table:number-rows-repeated="3">
          <table:table-cell table:style-name="ce5"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3">
          <table:table-cell table:style-name="ce5"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number-rows-repeated="5">
          <table:table-cell table:style-name="ce5"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table-cell table:style-name="ce208" office:value-type="string" calcext:value-type="string">
            <text:p>Partnerships</text:p>
          </table:table-cell>
          <table:table-cell table:style-name="ce208" table:number-columns-repeated="7"/>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number-rows-repeated="2">
          <table:table-cell table:style-name="ce198"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table-cell table:style-name="ce5"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2">
          <table:table-cell table:style-name="ce16" office:value-type="string" calcext:value-type="string">
            <text:p>Prudent finance management</text:p>
          </table:table-cell>
          <table:table-cell table:style-name="ce16" table:number-columns-repeated="2"/>
          <table:table-cell table:style-name="ce198" office:value-type="string" calcext:value-type="string">
            <text:p>Financial metrics for cost control and monitoring</text:p>
          </table:table-cell>
          <table:table-cell table:style-name="ce198" table:number-columns-repeated="4"/>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number-rows-repeated="2">
          <table:table-cell table:style-name="ce198"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table-cell table:style-name="ce5"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4">
          <table:table-cell table:style-name="ce210" office:value-type="string" calcext:value-type="string">
            <text:p>Marketing &amp; Business Development</text:p>
          </table:table-cell>
          <table:table-cell table:style-name="ce210" table:number-columns-repeated="2"/>
          <table:table-cell table:style-name="ce208" office:value-type="string" calcext:value-type="string">
            <text:p>Release of researches </text:p>
          </table:table-cell>
          <table:table-cell table:style-name="ce208" table:number-columns-repeated="4"/>
          <table:table-cell table:style-name="ce25" office:value-type="string" calcext:value-type="string">
            <text:p>Information Technology</text:p>
          </table:table-cell>
          <table:table-cell table:style-name="ce25" table:number-columns-repeated="2"/>
          <table:table-cell table:style-name="ce238" office:value-type="string" calcext:value-type="string">
            <text:p>To upload the researches on website &amp; social media. Case studies can be featured in news paper as well as academic journals and blogs by contacting web administrators and editors and PR of various organizations.</text:p>
          </table:table-cell>
          <table:table-cell table:style-name="ce35" office:value-type="string" calcext:value-type="string">
            <text:p>Successful uploads</text:p>
          </table:table-cell>
          <table:table-cell table:style-name="ce35"/>
          <table:table-cell table:style-name="ce35" office:value-type="string" calcext:value-type="string">
            <text:p>IT Team</text:p>
          </table:table-cell>
          <table:table-cell table:style-name="ce35" table:number-columns-repeated="2"/>
          <table:table-cell table:style-name="Default"/>
        </table:table-row>
        <table:table-row table:style-name="ro14">
          <table:table-cell table:style-name="ce198" table:number-columns-repeated="3"/>
          <table:table-cell table:style-name="ce25" office:value-type="string" calcext:value-type="string">
            <text:p>Client Forums</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
          <table:table-cell table:style-name="ce198" table:number-columns-repeated="3"/>
          <table:table-cell table:style-name="ce25" office:value-type="string" calcext:value-type="string">
            <text:p>Webinars</text:p>
          </table:table-cell>
          <table:table-cell table:style-name="ce25" table:number-columns-repeated="4"/>
          <table:table-cell table:style-name="ce35" office:value-type="string" calcext:value-type="string">
            <text:p>Information Technology</text:p>
          </table:table-cell>
          <table:table-cell table:style-name="ce35" table:number-columns-repeated="2"/>
          <table:table-cell table:style-name="ce235" office:value-type="string" calcext:value-type="string">
            <text:p>To assist in the preparation of the webinar platform &amp; submission of links to participants. </text:p>
          </table:table-cell>
          <table:table-cell table:style-name="ce35" office:value-type="string" calcext:value-type="string">
            <text:p>Successful webinars</text:p>
          </table:table-cell>
          <table:table-cell table:style-name="ce35"/>
          <table:table-cell table:style-name="ce35" office:value-type="string" calcext:value-type="string">
            <text:p>IT Team</text:p>
          </table:table-cell>
          <table:table-cell table:style-name="ce35" table:number-columns-repeated="2"/>
          <table:table-cell table:style-name="Default"/>
        </table:table-row>
        <table:table-row table:style-name="ro1" table:visibility="collapse">
          <table:table-cell table:style-name="ce198" table:number-columns-repeated="3"/>
          <table:table-cell table:style-name="ce25" table:number-columns-repeated="5"/>
          <table:table-cell table:style-name="ce35" table:number-columns-repeated="3"/>
          <table:table-cell table:style-name="ce235" office:value-type="string" calcext:value-type="string">
            <text:p>Troubleshooting of any connection issues.</text:p>
          </table:table-cell>
          <table:table-cell table:style-name="ce35" office:value-type="string" calcext:value-type="string">
            <text:p>Successful webinars</text:p>
          </table:table-cell>
          <table:table-cell table:style-name="ce35"/>
          <table:table-cell table:style-name="ce35" office:value-type="string" calcext:value-type="string">
            <text:p>IT Team</text:p>
          </table:table-cell>
          <table:table-cell table:style-name="ce35" table:number-columns-repeated="2"/>
          <table:table-cell table:style-name="Default"/>
        </table:table-row>
        <table:table-row table:style-name="ro1" table:visibility="collapse">
          <table:table-cell table:style-name="ce198" table:number-columns-repeated="3"/>
          <table:table-cell table:style-name="ce198" office:value-type="string" calcext:value-type="string">
            <text:p>Presentations</text:p>
          </table:table-cell>
          <table:table-cell table:style-name="ce198" table:number-columns-repeated="4"/>
          <table:table-cell table:style-name="ce25" table:number-columns-repeated="3"/>
          <table:table-cell table:style-name="ce237" office:value-type="string" calcext:value-type="string">
            <text:p>Reduce the cost of lead generation through email newsletters and video content tutorials </text:p>
          </table:table-cell>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25" office:value-type="string" calcext:value-type="string">
            <text:p>Articles</text:p>
          </table:table-cell>
          <table:table-cell table:style-name="ce25" table:number-columns-repeated="7"/>
          <table:table-cell table:style-name="ce239" office:value-type="string" calcext:value-type="string">
            <text:p>Increase customer life cycle and retention to encourage a pleasant customer experience</text:p>
          </table:table-cell>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25" office:value-type="string" calcext:value-type="string">
            <text:p>Cross-selling opportunities</text:p>
          </table:table-cell>
          <table:table-cell table:style-name="ce25" table:number-columns-repeated="7"/>
          <table:table-cell table:style-name="ce240" office:value-type="string" calcext:value-type="string">
            <text:p>Provide chatbots in the website</text:p>
          </table:table-cell>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25" office:value-type="string" calcext:value-type="string">
            <text:p>New Markets</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5"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208" office:value-type="string" calcext:value-type="string">
            <text:p>Branding &amp; Perception</text:p>
          </table:table-cell>
          <table:table-cell table:style-name="ce208" table:number-columns-repeated="2"/>
          <table:table-cell table:style-name="ce208" office:value-type="string" calcext:value-type="string">
            <text:p>Website </text:p>
          </table:table-cell>
          <table:table-cell table:style-name="ce208" table:number-columns-repeated="4"/>
          <table:table-cell table:style-name="ce25" office:value-type="string" calcext:value-type="string">
            <text:p>Information Technology</text:p>
          </table:table-cell>
          <table:table-cell table:style-name="ce25" table:number-columns-repeated="2"/>
          <table:table-cell table:style-name="ce235" office:value-type="string" calcext:value-type="string">
            <text:p>To assist in the website upgrade and revamp.</text:p>
          </table:table-cell>
          <table:table-cell table:style-name="ce35" office:value-type="string" calcext:value-type="string">
            <text:p>Updated website. Client feedback.</text:p>
          </table:table-cell>
          <table:table-cell table:style-name="ce35"/>
          <table:table-cell table:style-name="ce35" office:value-type="string" calcext:value-type="string">
            <text:p>IT Team</text:p>
          </table:table-cell>
          <table:table-cell table:style-name="ce35" table:number-columns-repeated="2"/>
          <table:table-cell table:style-name="Default"/>
        </table:table-row>
        <table:table-row table:style-name="ro2" table:visibility="collapse">
          <table:table-cell table:style-name="ce201" table:number-columns-repeated="11"/>
          <table:table-cell table:style-name="ce241" office:value-type="string" calcext:value-type="string">
            <text:p>Provide support for updating of website with current info. Troubleshoot and support website issues arising from client interaction.</text:p>
          </table:table-cell>
          <table:table-cell table:style-name="ce35" office:value-type="string" calcext:value-type="string">
            <text:p>Updated website. Client feedback.</text:p>
          </table:table-cell>
          <table:table-cell table:style-name="ce35"/>
          <table:table-cell table:style-name="ce35" office:value-type="string" calcext:value-type="string">
            <text:p>IT Team</text:p>
          </table:table-cell>
          <table:table-cell table:style-name="ce35" table:number-columns-repeated="2"/>
          <table:table-cell table:style-name="Default"/>
        </table:table-row>
        <table:table-row table:style-name="ro1" table:visibility="collapse">
          <table:table-cell table:style-name="ce201" table:number-columns-repeated="11"/>
          <table:table-cell table:style-name="ce235" office:value-type="string" calcext:value-type="string">
            <text:p>Provide maintenance and troubleshooting of any system issues. </text:p>
          </table:table-cell>
          <table:table-cell table:style-name="ce35" office:value-type="string" calcext:value-type="string">
            <text:p>Updated website. </text:p>
          </table:table-cell>
          <table:table-cell table:style-name="ce35"/>
          <table:table-cell table:style-name="ce35" office:value-type="string" calcext:value-type="string">
            <text:p>IT Team</text:p>
          </table:table-cell>
          <table:table-cell table:style-name="ce35" table:number-columns-repeated="2"/>
          <table:table-cell table:style-name="Default"/>
        </table:table-row>
        <table:table-row table:style-name="ro1" table:visibility="collapse">
          <table:table-cell table:style-name="ce198" table:number-columns-repeated="3"/>
          <table:table-cell table:style-name="ce198" office:value-type="string" calcext:value-type="string">
            <text:p>Company Profile</text:p>
          </table:table-cell>
          <table:table-cell table:style-name="ce198" table:number-columns-repeated="4"/>
          <table:table-cell table:style-name="ce25" table:number-columns-repeated="3"/>
          <table:table-cell table:style-name="ce240" office:value-type="string" calcext:value-type="string">
            <text:p>Create a youtube channel for product display</text:p>
          </table:table-cell>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25" office:value-type="string" calcext:value-type="string">
            <text:p>Bios</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25" office:value-type="string" calcext:value-type="string">
            <text:p>Social media engagement</text:p>
          </table:table-cell>
          <table:table-cell table:style-name="ce25" table:number-columns-repeated="4"/>
          <table:table-cell table:style-name="ce25" office:value-type="string" calcext:value-type="string">
            <text:p>Information Technology</text:p>
          </table:table-cell>
          <table:table-cell table:style-name="ce25" table:number-columns-repeated="2"/>
          <table:table-cell table:style-name="ce235" office:value-type="string" calcext:value-type="string">
            <text:p>Provide maintenance of the social media platforms </text:p>
          </table:table-cell>
          <table:table-cell table:style-name="ce35" office:value-type="string" calcext:value-type="string">
            <text:p>Seamless communication</text:p>
          </table:table-cell>
          <table:table-cell table:style-name="ce35"/>
          <table:table-cell table:style-name="ce35" office:value-type="string" calcext:value-type="string">
            <text:p>IT Team</text:p>
          </table:table-cell>
          <table:table-cell table:style-name="ce35" table:number-columns-repeated="2"/>
          <table:table-cell table:style-name="Default"/>
        </table:table-row>
        <table:table-row table:style-name="ro1" table:visibility="collapse">
          <table:table-cell table:style-name="ce198" table:number-columns-repeated="3"/>
          <table:table-cell table:style-name="ce25" table:number-columns-repeated="5"/>
          <table:table-cell table:style-name="ce25" office:value-type="string" calcext:value-type="string">
            <text:p>Information Technology</text:p>
          </table:table-cell>
          <table:table-cell table:style-name="ce25" table:number-columns-repeated="2"/>
          <table:table-cell table:style-name="ce235" office:value-type="string" calcext:value-type="string">
            <text:p>Troubleshooting of any system issues.</text:p>
          </table:table-cell>
          <table:table-cell table:style-name="ce35" office:value-type="string" calcext:value-type="string">
            <text:p>Seamless communication</text:p>
          </table:table-cell>
          <table:table-cell table:style-name="ce35"/>
          <table:table-cell table:style-name="ce35" office:value-type="string" calcext:value-type="string">
            <text:p>IT Team</text:p>
          </table:table-cell>
          <table:table-cell table:style-name="ce35" table:number-columns-repeated="2"/>
          <table:table-cell table:style-name="Default"/>
        </table:table-row>
        <table:table-row table:style-name="ro1" table:visibility="collapse">
          <table:table-cell table:style-name="ce198" table:number-columns-repeated="3"/>
          <table:table-cell table:style-name="ce25" office:value-type="string" calcext:value-type="string">
            <text:p>Pens, notebooks &amp; calendars</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25" office:value-type="string" calcext:value-type="string">
            <text:p>Brochures</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25" office:value-type="string" calcext:value-type="string">
            <text:p>Sponsor events</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198" office:value-type="string" calcext:value-type="string">
            <text:p>Business cards</text:p>
          </table:table-cell>
          <table:table-cell table:style-name="ce198" table:number-columns-repeated="4"/>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208" office:value-type="string" calcext:value-type="string">
            <text:p>Customer Relationships</text:p>
          </table:table-cell>
          <table:table-cell table:style-name="ce208" table:number-columns-repeated="2"/>
          <table:table-cell table:style-name="ce208" office:value-type="string" calcext:value-type="string">
            <text:p>Responsiveness</text:p>
          </table:table-cell>
          <table:table-cell table:style-name="ce208" table:number-columns-repeated="4"/>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198" office:value-type="string" calcext:value-type="string">
            <text:p>Attitude: Welcoming, Kind, Helpful, Friendly, Respectful</text:p>
          </table:table-cell>
          <table:table-cell table:style-name="ce198" table:number-columns-repeated="4"/>
          <table:table-cell table:style-name="ce25" office:value-type="string" calcext:value-type="string">
            <text:p>Software Development</text:p>
          </table:table-cell>
          <table:table-cell table:style-name="ce25" table:number-columns-repeated="2"/>
          <table:table-cell table:style-name="ce241" office:value-type="string" calcext:value-type="string">
            <text:p>Helpful, friendly &amp; effective when assisting clients. Timely support upon call by clients.</text:p>
          </table:table-cell>
          <table:table-cell table:style-name="ce35" office:value-type="string" calcext:value-type="string">
            <text:p>Client feedback</text:p>
          </table:table-cell>
          <table:table-cell table:style-name="ce35"/>
          <table:table-cell table:style-name="ce35" office:value-type="string" calcext:value-type="string">
            <text:p>IT &amp; Software Teams</text:p>
          </table:table-cell>
          <table:table-cell table:style-name="ce35" table:number-columns-repeated="2"/>
          <table:table-cell table:style-name="Default"/>
        </table:table-row>
        <table:table-row table:style-name="ro1" table:visibility="collapse">
          <table:table-cell table:style-name="ce198" table:number-columns-repeated="3"/>
          <table:table-cell table:style-name="ce198" office:value-type="string" calcext:value-type="string">
            <text:p>Availability</text:p>
          </table:table-cell>
          <table:table-cell table:style-name="ce198" table:number-columns-repeated="4"/>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198" table:number-columns-repeated="3"/>
          <table:table-cell table:style-name="ce198" office:value-type="string" calcext:value-type="string">
            <text:p>'Product’ Awareness &amp; Problem Solving</text:p>
          </table:table-cell>
          <table:table-cell table:style-name="ce198" table:number-columns-repeated="4"/>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visibility="collapse">
          <table:table-cell table:style-name="ce5"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table-cell table:style-name="ce208" office:value-type="string" calcext:value-type="string">
            <text:p>Operational Efficiency</text:p>
          </table:table-cell>
          <table:table-cell table:style-name="ce208" table:number-columns-repeated="2"/>
          <table:table-cell table:style-name="ce208" office:value-type="string" calcext:value-type="string">
            <text:p>ERP Implementation </text:p>
          </table:table-cell>
          <table:table-cell table:style-name="ce208" table:number-columns-repeated="4"/>
          <table:table-cell table:style-name="ce25" office:value-type="string" calcext:value-type="string">
            <text:p>Information Technology</text:p>
          </table:table-cell>
          <table:table-cell table:style-name="ce25" table:number-columns-repeated="2"/>
          <table:table-cell table:style-name="ce235" office:value-type="string" calcext:value-type="string">
            <text:p>To install the ERP system, transfer data and provide user training. </text:p>
          </table:table-cell>
          <table:table-cell table:style-name="ce25" office:value-type="string" calcext:value-type="string">
            <text:p>Seamless migration</text:p>
          </table:table-cell>
          <table:table-cell table:style-name="ce25"/>
          <table:table-cell table:style-name="ce25" office:value-type="string" calcext:value-type="string">
            <text:p>IT Team</text:p>
          </table:table-cell>
          <table:table-cell table:style-name="ce35" office:value-type="string" calcext:value-type="string">
            <text:p>ERP system</text:p>
          </table:table-cell>
          <table:table-cell table:style-name="ce35"/>
          <table:table-cell table:style-name="Default"/>
        </table:table-row>
        <table:table-row table:style-name="ro1">
          <table:table-cell table:style-name="ce198" table:number-columns-repeated="3"/>
          <table:table-cell table:style-name="ce25" office:value-type="string" calcext:value-type="string">
            <text:p>Document Management</text:p>
          </table:table-cell>
          <table:table-cell table:style-name="ce25" table:number-columns-repeated="4"/>
          <table:table-cell table:style-name="ce25" office:value-type="string" calcext:value-type="string">
            <text:p>Information Technology</text:p>
          </table:table-cell>
          <table:table-cell table:style-name="ce25" table:number-columns-repeated="2"/>
          <table:table-cell table:style-name="ce235" office:value-type="string" calcext:value-type="string">
            <text:p>To transfer data to ERP &amp; other platforms and maintain confidentiality &amp; security.</text:p>
          </table:table-cell>
          <table:table-cell table:style-name="ce25" office:value-type="string" calcext:value-type="string">
            <text:p>Seamless migration</text:p>
          </table:table-cell>
          <table:table-cell table:style-name="ce25"/>
          <table:table-cell table:style-name="ce25" office:value-type="string" calcext:value-type="string">
            <text:p>IT Team</text:p>
          </table:table-cell>
          <table:table-cell table:style-name="ce35" office:value-type="string" calcext:value-type="string">
            <text:p>ERP system</text:p>
          </table:table-cell>
          <table:table-cell table:style-name="ce35"/>
          <table:table-cell table:style-name="Default"/>
        </table:table-row>
        <table:table-row table:style-name="ro1">
          <table:table-cell table:style-name="ce198" table:number-columns-repeated="3"/>
          <table:table-cell table:style-name="ce25" office:value-type="string" calcext:value-type="string">
            <text:p>Email Network</text:p>
          </table:table-cell>
          <table:table-cell table:style-name="ce25" table:number-columns-repeated="4"/>
          <table:table-cell table:style-name="ce25" office:value-type="string" calcext:value-type="string">
            <text:p>Information Technology</text:p>
          </table:table-cell>
          <table:table-cell table:style-name="ce25" table:number-columns-repeated="2"/>
          <table:table-cell table:style-name="ce235" office:value-type="string" calcext:value-type="string">
            <text:p>Continuous updates of client contacts and upload on ERP</text:p>
          </table:table-cell>
          <table:table-cell table:style-name="ce25" office:value-type="string" calcext:value-type="string">
            <text:p>Seamless migration</text:p>
          </table:table-cell>
          <table:table-cell table:style-name="ce25"/>
          <table:table-cell table:style-name="ce25" office:value-type="string" calcext:value-type="string">
            <text:p>IT Team</text:p>
          </table:table-cell>
          <table:table-cell table:style-name="ce35" office:value-type="string" calcext:value-type="string">
            <text:p>ERP system</text:p>
          </table:table-cell>
          <table:table-cell table:style-name="ce35"/>
          <table:table-cell table:style-name="Default"/>
        </table:table-row>
        <table:table-row table:style-name="ro1">
          <table:table-cell table:style-name="ce198" table:number-columns-repeated="3"/>
          <table:table-cell table:style-name="ce25" office:value-type="string" calcext:value-type="string">
            <text:p>Invoicing etc Processes</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
          <table:table-cell table:style-name="ce198" table:number-columns-repeated="3"/>
          <table:table-cell table:style-name="ce198" office:value-type="string" calcext:value-type="string">
            <text:p>Workflows</text:p>
          </table:table-cell>
          <table:table-cell table:style-name="ce198" table:number-columns-repeated="4"/>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table-cell table:style-name="ce5" table:number-columns-repeated="8"/>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table-cell table:style-name="ce208" office:value-type="string" calcext:value-type="string">
            <text:p>Service Delivery</text:p>
          </table:table-cell>
          <table:table-cell table:style-name="ce208" table:number-columns-repeated="2"/>
          <table:table-cell table:style-name="ce208" office:value-type="string" calcext:value-type="string">
            <text:p>Project Planning</text:p>
          </table:table-cell>
          <table:table-cell table:style-name="ce208" table:number-columns-repeated="4"/>
          <table:table-cell table:style-name="ce25" table:number-columns-repeated="3"/>
          <table:table-cell table:style-name="ce236"/>
          <table:table-cell table:style-name="ce25" table:number-columns-repeated="3"/>
          <table:table-cell table:style-name="ce35" table:number-columns-repeated="2"/>
          <table:table-cell table:style-name="Default"/>
        </table:table-row>
        <table:table-row table:style-name="ro1">
          <table:table-cell table:style-name="ce198" table:number-columns-repeated="3"/>
          <table:table-cell table:style-name="ce25" office:value-type="string" calcext:value-type="string">
            <text:p>Work Quality</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5">
          <table:table-cell table:style-name="ce198" table:number-columns-repeated="3"/>
          <table:table-cell table:style-name="ce25" office:value-type="string" calcext:value-type="string">
            <text:p>Measurement of Delivery</text:p>
          </table:table-cell>
          <table:table-cell table:style-name="ce25" table:number-columns-repeated="7"/>
          <table:table-cell table:style-name="ce236"/>
          <table:table-cell table:style-name="ce25" table:number-columns-repeated="3"/>
          <table:table-cell table:style-name="ce35" table:number-columns-repeated="2"/>
          <table:table-cell table:style-name="Default"/>
        </table:table-row>
        <table:table-row table:style-name="ro1">
          <table:table-cell table:style-name="ce198" table:number-columns-repeated="3"/>
          <table:table-cell table:style-name="ce198" office:value-type="string" calcext:value-type="string">
            <text:p>Value Addition</text:p>
          </table:table-cell>
          <table:table-cell table:style-name="ce198" table:number-columns-repeated="7"/>
          <table:table-cell table:style-name="ce242" office:value-type="string" calcext:value-type="string">
            <text:p>Engage in brainstorming and innovation of use of new technologies within the technological industries</text:p>
          </table:table-cell>
          <table:table-cell table:style-name="ce198" table:number-columns-repeated="3"/>
          <table:table-cell table:style-name="ce16" table:number-columns-repeated="2"/>
          <table:table-cell table:style-name="Default"/>
        </table:table-row>
        <table:table-row table:style-name="ro2">
          <table:table-cell table:style-name="ce198" table:number-columns-repeated="3"/>
          <table:table-cell table:style-name="ce218" office:value-type="string" calcext:value-type="string">
            <text:p>Have time, and quality evaluation of software to provide stable and quality software in design and functionality</text:p>
          </table:table-cell>
          <table:table-cell table:style-name="ce218" table:number-columns-repeated="4"/>
          <table:table-cell table:style-name="ce198" table:number-columns-repeated="3"/>
          <table:table-cell table:style-name="ce242" office:value-type="string" calcext:value-type="string">
            <text:p>Use code analysis tools as well as IDE to reduce error rates and improve debugging as seen here: <text:a xlink:href="https://www.softwaretestinghelp.com/tools/top-40-static-code-analysis-tools/" xlink:type="simple">https://www.softwaretestinghelp.com/tools/top-40-static-code-analysis-tools/</text:a></text:p>
          </table:table-cell>
          <table:table-cell table:style-name="ce198" table:number-columns-repeated="3"/>
          <table:table-cell table:style-name="ce16" table:number-columns-repeated="2"/>
          <table:table-cell table:style-name="Default"/>
        </table:table-row>
        <table:table-row table:style-name="ro16">
          <table:table-cell table:style-name="ce198" table:number-columns-repeated="3"/>
          <table:table-cell table:style-name="ce218" office:value-type="string" calcext:value-type="string">
            <text:p>Encourage workshops, training and hackathons towards growing skills of developers collectively and improving company publicity</text:p>
          </table:table-cell>
          <table:table-cell table:style-name="ce218" table:number-columns-repeated="4"/>
          <table:table-cell table:style-name="ce198" table:number-columns-repeated="3"/>
          <table:table-cell table:style-name="ce242" office:value-type="string" calcext:value-type="string">
            <text:p>Develop effective code tests to validate the code structure with effective code commenting</text:p>
          </table:table-cell>
          <table:table-cell table:style-name="ce198" table:number-columns-repeated="3"/>
          <table:table-cell table:style-name="ce16" table:number-columns-repeated="2"/>
          <table:table-cell table:style-name="Default"/>
        </table:table-row>
        <table:table-row table:style-name="ro2">
          <table:table-cell table:style-name="ce5" table:number-columns-repeated="3"/>
          <table:table-cell table:style-name="ce219" office:value-type="string" calcext:value-type="string">
            <text:p>Engage an agile and flexible software development process allowing for </text:p>
          </table:table-cell>
          <table:table-cell table:style-name="ce219" table:number-columns-repeated="4"/>
          <table:table-cell table:style-name="ce5" table:number-columns-repeated="3"/>
          <table:table-cell table:style-name="ce243"/>
          <table:table-cell table:style-name="ce5" table:number-columns-repeated="3"/>
          <table:table-cell table:style-name="ce262" table:number-columns-repeated="2"/>
          <table:table-cell table:style-name="Default"/>
        </table:table-row>
        <table:table-row table:style-name="ro1">
          <table:table-cell table:style-name="ce211" office:value-type="string" calcext:value-type="string">
            <text:p>People</text:p>
          </table:table-cell>
          <table:table-cell table:style-name="ce211" table:number-columns-repeated="2"/>
          <table:table-cell table:style-name="ce220" office:value-type="string" calcext:value-type="string">
            <text:p>Employee Recruitment</text:p>
          </table:table-cell>
          <table:table-cell table:style-name="ce220" table:number-columns-repeated="7"/>
          <table:table-cell table:style-name="ce244"/>
          <table:table-cell table:style-name="ce220" table:number-columns-repeated="5"/>
          <table:table-cell table:style-name="Default"/>
        </table:table-row>
        <table:table-row table:style-name="ro1">
          <table:table-cell table:style-name="ce201" table:number-columns-repeated="3"/>
          <table:table-cell table:style-name="ce213" office:value-type="string" calcext:value-type="string">
            <text:p>Personal Development Plan</text:p>
          </table:table-cell>
          <table:table-cell table:style-name="ce213" table:number-columns-repeated="7"/>
          <table:table-cell table:style-name="ce55"/>
          <table:table-cell table:style-name="ce213" table:number-columns-repeated="5"/>
          <table:table-cell table:style-name="Default"/>
        </table:table-row>
        <table:table-row table:style-name="ro1">
          <table:table-cell table:style-name="ce201" table:number-columns-repeated="3"/>
          <table:table-cell table:style-name="ce213" office:value-type="string" calcext:value-type="string">
            <text:p>Career Growth Structure</text:p>
          </table:table-cell>
          <table:table-cell table:style-name="ce213" table:number-columns-repeated="7"/>
          <table:table-cell table:style-name="ce55"/>
          <table:table-cell table:style-name="ce213" table:number-columns-repeated="5"/>
          <table:table-cell table:style-name="Default"/>
        </table:table-row>
        <table:table-row table:style-name="ro1">
          <table:table-cell table:style-name="ce201" table:number-columns-repeated="3"/>
          <table:table-cell table:style-name="ce213" office:value-type="string" calcext:value-type="string">
            <text:p>Performance Management</text:p>
          </table:table-cell>
          <table:table-cell table:style-name="ce213" table:number-columns-repeated="7"/>
          <table:table-cell table:style-name="ce55"/>
          <table:table-cell table:style-name="ce213" table:number-columns-repeated="5"/>
          <table:table-cell table:style-name="Default"/>
        </table:table-row>
        <table:table-row table:style-name="ro1">
          <table:table-cell table:style-name="ce201" table:number-columns-repeated="3"/>
          <table:table-cell table:style-name="ce213" office:value-type="string" calcext:value-type="string">
            <text:p>Training &amp; Development</text:p>
          </table:table-cell>
          <table:table-cell table:style-name="ce213" table:number-columns-repeated="7"/>
          <table:table-cell table:style-name="ce55"/>
          <table:table-cell table:style-name="ce213" table:number-columns-repeated="5"/>
          <table:table-cell table:style-name="Default"/>
        </table:table-row>
        <table:table-row table:style-name="ro1">
          <table:table-cell table:style-name="ce212" table:number-columns-repeated="3"/>
          <table:table-cell table:style-name="ce16" office:value-type="string" calcext:value-type="string">
            <text:p>Communications</text:p>
          </table:table-cell>
          <table:table-cell table:style-name="ce16" table:number-columns-repeated="7"/>
          <table:table-cell table:style-name="ce246"/>
          <table:table-cell table:style-name="ce16" table:number-columns-repeated="3"/>
          <table:table-cell table:style-name="ce213" table:number-columns-repeated="2"/>
          <table:table-cell table:style-name="Default"/>
        </table:table-row>
        <table:table-row table:style-name="ro1" table:number-rows-repeated="8">
          <table:table-cell table:style-name="ce201" table:number-columns-repeated="11"/>
          <table:table-cell table:style-name="ce57"/>
          <table:table-cell table:style-name="ce201" table:number-columns-repeated="3"/>
          <table:table-cell table:style-name="ce213" table:number-columns-repeated="2"/>
          <table:table-cell table:style-name="Default"/>
        </table:table-row>
        <table:table-row table:style-name="ro1" table:number-rows-repeated="9">
          <table:table-cell table:style-name="ce201" table:number-columns-repeated="11"/>
          <table:table-cell table:style-name="ce57"/>
          <table:table-cell table:style-name="ce201" table:number-columns-repeated="3"/>
          <table:table-cell table:style-name="ce213" table:number-columns-repeated="2"/>
          <table:table-cell/>
        </table:table-row>
        <table:table-row table:style-name="ro1">
          <table:table-cell table:style-name="ce212" table:number-columns-repeated="11"/>
          <table:table-cell table:style-name="ce248"/>
          <table:table-cell table:style-name="ce212" table:number-columns-repeated="3"/>
          <table:table-cell table:style-name="ce263" table:number-columns-repeated="2"/>
          <table:table-cell/>
        </table:table-row>
        <table:table-row table:style-name="ro1">
          <table:table-cell table:style-name="ce201" table:number-columns-repeated="8"/>
          <table:table-cell table:style-name="ce37" office:value-type="string" calcext:value-type="string" table:number-columns-spanned="1" table:number-rows-spanned="8">
            <text:p>Information Technology</text:p>
          </table:table-cell>
          <table:table-cell table:style-name="ce37" table:number-columns-repeated="2"/>
          <table:table-cell table:style-name="ce249" office:value-type="string" calcext:value-type="string" table:number-columns-spanned="1" table:number-rows-spanned="8">
            <text:p>Upload any CSR activities to the company website for public consumption. Provide details of CSR activities on the website before they take place.</text:p>
          </table:table-cell>
          <table:table-cell table:style-name="ce37" office:value-type="string" calcext:value-type="string" table:number-columns-spanned="1" table:number-rows-spanned="8">
            <text:p>Updated website. </text:p>
          </table:table-cell>
          <table:table-cell table:style-name="ce37"/>
          <table:table-cell table:style-name="ce37" office:value-type="string" calcext:value-type="string" table:number-columns-spanned="1" table:number-rows-spanned="8">
            <text:p>IT Team</text:p>
          </table:table-cell>
          <table:table-cell table:style-name="ce213" table:number-columns-repeated="2"/>
          <table:table-cell/>
        </table:table-row>
        <table:table-row table:style-name="ro2">
          <table:table-cell table:style-name="ce213" office:value-type="string" calcext:value-type="string">
            <text:p>Corporate Social Responsibility</text:p>
          </table:table-cell>
          <table:table-cell table:style-name="ce213" table:number-columns-repeated="2"/>
          <table:table-cell table:style-name="ce201" office:value-type="string" calcext:value-type="string">
            <text:p>Charitable cause for less fortunate in society.</text:p>
          </table:table-cell>
          <table:table-cell table:style-name="ce201" table:number-columns-repeated="4"/>
          <table:covered-table-cell table:style-name="ce4"/>
          <table:table-cell table:style-name="ce198" table:number-columns-repeated="2"/>
          <table:covered-table-cell table:style-name="ce57"/>
          <table:covered-table-cell table:style-name="ce65" office:value-type="string" calcext:value-type="string">
            <text:p>Updated website. </text:p>
          </table:covered-table-cell>
          <table:table-cell table:style-name="ce65"/>
          <table:covered-table-cell table:style-name="ce67" office:value-type="string" calcext:value-type="string">
            <text:p>IT Team</text:p>
          </table:covered-table-cell>
          <table:table-cell table:style-name="ce66" table:number-columns-repeated="2"/>
          <table:table-cell/>
        </table:table-row>
        <table:table-row table:style-name="ro2">
          <table:table-cell table:style-name="ce201" table:number-columns-repeated="3"/>
          <table:table-cell table:style-name="ce213" office:value-type="string" calcext:value-type="string">
            <text:p>Link up with local government, other partners and the community around us to address challenges in: <text:s/></text:p>
          </table:table-cell>
          <table:table-cell table:style-name="ce213" table:number-columns-repeated="4"/>
          <table:covered-table-cell table:style-name="ce16"/>
          <table:table-cell table:style-name="ce16" table:number-columns-repeated="2"/>
          <table:covered-table-cell table:style-name="ce55"/>
          <table:covered-table-cell table:style-name="ce66"/>
          <table:table-cell table:style-name="ce66"/>
          <table:covered-table-cell table:style-name="ce66"/>
          <table:table-cell table:style-name="ce66" table:number-columns-repeated="2"/>
          <table:table-cell/>
        </table:table-row>
        <table:table-row table:style-name="ro1">
          <table:table-cell table:style-name="ce201" table:number-columns-repeated="3"/>
          <table:table-cell table:style-name="ce221" office:value-type="string" calcext:value-type="string">
            <text:p>Healthcare</text:p>
          </table:table-cell>
          <table:table-cell table:style-name="ce221" table:number-columns-repeated="4"/>
          <table:covered-table-cell table:style-name="ce38"/>
          <table:table-cell table:style-name="ce38" table:number-columns-repeated="2"/>
          <table:covered-table-cell table:style-name="ce250"/>
          <table:covered-table-cell table:style-name="ce67"/>
          <table:table-cell table:style-name="ce67"/>
          <table:covered-table-cell table:style-name="ce67"/>
          <table:table-cell table:style-name="ce66" table:number-columns-repeated="2"/>
          <table:table-cell/>
        </table:table-row>
        <table:table-row table:style-name="ro1">
          <table:table-cell table:style-name="ce201" table:number-columns-repeated="3"/>
          <table:table-cell table:style-name="ce221" office:value-type="string" calcext:value-type="string">
            <text:p>Sport</text:p>
          </table:table-cell>
          <table:table-cell table:style-name="ce221" table:number-columns-repeated="4"/>
          <table:covered-table-cell table:style-name="ce38"/>
          <table:table-cell table:style-name="ce38" table:number-columns-repeated="2"/>
          <table:covered-table-cell table:style-name="ce250"/>
          <table:covered-table-cell table:style-name="ce67"/>
          <table:table-cell table:style-name="ce67"/>
          <table:covered-table-cell table:style-name="ce67" office:value-type="string" calcext:value-type="string">
            <text:p>IT Team</text:p>
          </table:covered-table-cell>
          <table:table-cell table:style-name="ce66" table:number-columns-repeated="2"/>
          <table:table-cell/>
        </table:table-row>
        <table:table-row table:style-name="ro1">
          <table:table-cell table:style-name="ce201" table:number-columns-repeated="3"/>
          <table:table-cell table:style-name="ce221" office:value-type="string" calcext:value-type="string">
            <text:p>Education</text:p>
          </table:table-cell>
          <table:table-cell table:style-name="ce221" table:number-columns-repeated="4"/>
          <table:covered-table-cell table:style-name="ce38"/>
          <table:table-cell table:style-name="ce38" table:number-columns-repeated="2"/>
          <table:covered-table-cell table:style-name="ce250"/>
          <table:covered-table-cell table:style-name="ce67"/>
          <table:table-cell table:style-name="ce67"/>
          <table:covered-table-cell table:style-name="ce67"/>
          <table:table-cell table:style-name="ce66" table:number-columns-repeated="2"/>
          <table:table-cell/>
        </table:table-row>
        <table:table-row table:style-name="ro1">
          <table:table-cell table:style-name="ce201" table:number-columns-repeated="3"/>
          <table:table-cell table:style-name="ce221" office:value-type="string" calcext:value-type="string">
            <text:p>Drug Abuse</text:p>
          </table:table-cell>
          <table:table-cell table:style-name="ce221" table:number-columns-repeated="4"/>
          <table:covered-table-cell table:style-name="ce38"/>
          <table:table-cell table:style-name="ce38" table:number-columns-repeated="2"/>
          <table:covered-table-cell table:style-name="ce250"/>
          <table:covered-table-cell table:style-name="ce67"/>
          <table:table-cell table:style-name="ce67"/>
          <table:covered-table-cell table:style-name="ce67"/>
          <table:table-cell table:style-name="ce66" table:number-columns-repeated="2"/>
          <table:table-cell/>
        </table:table-row>
        <table:table-row table:style-name="ro2">
          <table:table-cell table:style-name="ce201" table:number-columns-repeated="3"/>
          <table:table-cell table:style-name="ce222" office:value-type="string" calcext:value-type="string">
            <text:p>Environment: Environmental degradation, Excessive littering, lack of sheltering, drainage, </text:p>
          </table:table-cell>
          <table:table-cell table:style-name="ce222" table:number-columns-repeated="4"/>
          <table:covered-table-cell table:style-name="ce39"/>
          <table:table-cell table:style-name="ce39" table:number-columns-repeated="2"/>
          <table:covered-table-cell table:style-name="ce251"/>
          <table:covered-table-cell table:style-name="ce68"/>
          <table:table-cell table:style-name="ce68"/>
          <table:covered-table-cell table:style-name="ce68"/>
          <table:table-cell table:style-name="ce66" table:number-columns-repeated="2"/>
          <table:table-cell/>
        </table:table-row>
        <table:table-row table:style-name="ro1">
          <table:table-cell table:style-name="ce201" table:number-columns-repeated="11"/>
          <table:table-cell table:style-name="ce252" office:value-type="string" calcext:value-type="string">
            <text:p>Do street campaigns and commercials and charitable work</text:p>
          </table:table-cell>
          <table:table-cell table:style-name="ce201" table:number-columns-repeated="3"/>
          <table:table-cell table:style-name="ce213" table:number-columns-repeated="2"/>
          <table:table-cell/>
        </table:table-row>
        <table:table-row table:style-name="ro1">
          <table:table-cell table:style-name="ce212" table:number-columns-repeated="11"/>
          <table:table-cell table:style-name="ce248"/>
          <table:table-cell table:style-name="ce212" table:number-columns-repeated="3"/>
          <table:table-cell table:style-name="ce263" table:number-columns-repeated="2"/>
          <table:table-cell/>
        </table:table-row>
        <table:table-row table:style-name="ro1" table:number-rows-repeated="1048400">
          <table:table-cell table:number-columns-repeated="18"/>
        </table:table-row>
        <table:table-row table:style-name="ro1">
          <table:table-cell table:number-columns-repeated="18"/>
        </table:table-row>
      </table:table>
      <table:table table:name="Sheet10" table:style-name="ta2">
        <table:table-column table:style-name="co15" table:default-cell-style-name="Default"/>
        <table:table-column table:style-name="co16" table:default-cell-style-name="Default"/>
        <table:table-column table:style-name="co15" table:default-cell-style-name="Default"/>
        <table:table-column table:style-name="co1" table:default-cell-style-name="Default"/>
        <table:table-column table:style-name="co17" table:default-cell-style-name="Default"/>
        <table:table-column table:style-name="co18" table:default-cell-style-name="ce70"/>
        <table:table-column table:style-name="co19" table:default-cell-style-name="Default"/>
        <table:table-column table:style-name="co20" table:default-cell-style-name="ce70"/>
        <table:table-column table:style-name="co6" table:default-cell-style-name="ce70"/>
        <table:table-column table:style-name="co21" table:default-cell-style-name="ce70"/>
        <table:table-column table:style-name="co22" table:default-cell-style-name="ce70"/>
        <table:table-column table:style-name="co23" table:default-cell-style-name="Default"/>
        <table:table-column table:style-name="co11" table:default-cell-style-name="Default"/>
        <table:table-column table:style-name="co24" table:default-cell-style-name="Default"/>
        <table:table-column table:style-name="co12" table:default-cell-style-name="ce70"/>
        <table:table-column table:style-name="co12" table:default-cell-style-name="Default"/>
        <table:table-column table:style-name="co12" table:default-cell-style-name="ce70"/>
        <table:table-column table:style-name="co25" table:default-cell-style-name="Default"/>
        <table:table-column table:style-name="co13" table:default-cell-style-name="ce70"/>
        <table:table-column table:style-name="co26" table:default-cell-style-name="Default"/>
        <table:table-column table:style-name="co27" table:default-cell-style-name="ce70"/>
        <table:table-column table:style-name="co28" table:default-cell-style-name="Default"/>
        <table:table-column table:style-name="co29" table:default-cell-style-name="ce70"/>
        <table:table-column table:style-name="co26" table:default-cell-style-name="Default"/>
        <table:table-column table:style-name="co26" table:default-cell-style-name="ce70"/>
        <table:table-column table:style-name="co30" table:default-cell-style-name="ce70"/>
        <table:table-column table:style-name="co31" table:default-cell-style-name="ce70"/>
        <table:table-row table:style-name="ro1">
          <table:table-cell table:style-name="ce195" office:value-type="string" calcext:value-type="string">
            <text:p>COMPANY STRATEGIC OBJECTIVES</text:p>
          </table:table-cell>
          <table:table-cell table:number-columns-repeated="26"/>
        </table:table-row>
        <table:table-row table:style-name="ro1">
          <table:table-cell table:number-columns-repeated="27"/>
        </table:table-row>
        <table:table-row table:style-name="ro1">
          <table:table-cell table:number-columns-repeated="5"/>
          <table:table-cell table:style-name="ce273" office:value-type="string" calcext:value-type="string">
            <text:p>INSURANCE</text:p>
          </table:table-cell>
          <table:table-cell table:style-name="ce276" office:value-type="string" calcext:value-type="string">
            <text:p>PENSIONS</text:p>
          </table:table-cell>
          <table:table-cell table:style-name="ce273" office:value-type="string" calcext:value-type="string">
            <text:p>OPERATIONS</text:p>
          </table:table-cell>
          <table:table-cell table:style-name="ce273" office:value-type="string" calcext:value-type="string">
            <text:p>INFORMATION TECHNOLOGY</text:p>
          </table:table-cell>
          <table:table-cell table:style-name="ce283" office:value-type="string" calcext:value-type="string">
            <text:p>BUSINESS DEVELOPMENT &amp; MARKETING</text:p>
          </table:table-cell>
          <table:table-cell table:style-name="ce273" office:value-type="string" calcext:value-type="string">
            <text:p>FINANCE &amp; STRATEGY</text:p>
          </table:table-cell>
          <table:table-cell table:style-name="ce276" office:value-type="string" calcext:value-type="string">
            <text:p>HUMAN RESOURCE</text:p>
          </table:table-cell>
          <table:table-cell table:number-columns-repeated="2"/>
          <table:table-cell table:style-name="ce273" office:value-type="string" calcext:value-type="string">
            <text:p>INSURANCE</text:p>
          </table:table-cell>
          <table:table-cell table:style-name="ce276" office:value-type="string" calcext:value-type="string">
            <text:p>PENSIONS</text:p>
          </table:table-cell>
          <table:table-cell table:style-name="ce273" office:value-type="string" calcext:value-type="string">
            <text:p>OPS</text:p>
          </table:table-cell>
          <table:table-cell/>
          <table:table-cell table:style-name="ce273" office:value-type="string" calcext:value-type="string">
            <text:p>OPS</text:p>
          </table:table-cell>
          <table:table-cell/>
          <table:table-cell table:style-name="ce276" office:value-type="string" calcext:value-type="string">
            <text:p>INSURANCE</text:p>
          </table:table-cell>
          <table:table-cell table:style-name="ce273" office:value-type="string" calcext:value-type="string">
            <text:p>PENSION</text:p>
          </table:table-cell>
          <table:table-cell table:style-name="ce276" office:value-type="string" calcext:value-type="string">
            <text:p>OPERATIONS</text:p>
          </table:table-cell>
          <table:table-cell table:style-name="ce273" office:value-type="string" calcext:value-type="string">
            <text:p>HR</text:p>
          </table:table-cell>
          <table:table-cell table:style-name="ce273" office:value-type="string" calcext:value-type="string">
            <text:p>BDM</text:p>
          </table:table-cell>
          <table:table-cell table:style-name="ce273" office:value-type="string" calcext:value-type="string">
            <text:p>FINANCE &amp; STRATEGY</text:p>
          </table:table-cell>
          <table:table-cell table:style-name="ce276" office:value-type="string" calcext:value-type="string">
            <text:p>IT</text:p>
          </table:table-cell>
        </table:table-row>
        <table:table-row table:style-name="ro2">
          <table:table-cell table:style-name="ce253" office:value-type="string" calcext:value-type="string">
            <text:p>Company/ Overall Strategic Objective</text:p>
          </table:table-cell>
          <table:table-cell table:style-name="ce253" office:value-type="string" calcext:value-type="string">
            <text:p>BSC Framework: 5 Pillars</text:p>
          </table:table-cell>
          <table:table-cell table:style-name="ce253" office:value-type="string" calcext:value-type="string">
            <text:p>Strategic Objectives Per Pillar</text:p>
          </table:table-cell>
          <table:table-cell table:style-name="ce196" office:value-type="string" calcext:value-type="string">
            <text:p>Strategic Objectives</text:p>
          </table:table-cell>
          <table:table-cell table:style-name="ce196" office:value-type="string" calcext:value-type="string">
            <text:p>Overall Activities</text:p>
          </table:table-cell>
          <table:table-cell table:style-name="ce253" office:value-type="string" calcext:value-type="string">
            <text:p>Department Activities</text:p>
          </table:table-cell>
          <table:table-cell table:style-name="ce196" office:value-type="string" calcext:value-type="string">
            <text:p>Department Activities</text:p>
          </table:table-cell>
          <table:table-cell table:number-columns-repeated="4" table:style-name="ce253" office:value-type="string" calcext:value-type="string">
            <text:p>Department Activities</text:p>
          </table:table-cell>
          <table:table-cell table:style-name="ce196" office:value-type="string" calcext:value-type="string">
            <text:p>Department Activities</text:p>
          </table:table-cell>
          <table:table-cell table:style-name="ce253" office:value-type="string" calcext:value-type="string">
            <text:p>Inter-Departmental Support Activities</text:p>
          </table:table-cell>
          <table:table-cell table:style-name="ce253"/>
          <table:table-cell table:number-columns-repeated="3" table:style-name="ce253" office:value-type="string" calcext:value-type="string">
            <text:p>Resources (People, Process &amp; Systems)</text:p>
          </table:table-cell>
          <table:table-cell table:style-name="ce253"/>
          <table:table-cell table:style-name="ce253" office:value-type="string" calcext:value-type="string">
            <text:p>Budget</text:p>
          </table:table-cell>
          <table:table-cell table:style-name="ce253" office:value-type="string" calcext:value-type="string">
            <text:p>Person Assigned Responsibility</text:p>
          </table:table-cell>
          <table:table-cell table:style-name="ce253" office:value-type="string" calcext:value-type="string">
            <text:p>Success Outcomes (KPIs)</text:p>
          </table:table-cell>
          <table:table-cell table:style-name="ce196" office:value-type="string" calcext:value-type="string">
            <text:p>Success Outcomes (KPIs)</text:p>
          </table:table-cell>
          <table:table-cell table:style-name="ce253" office:value-type="string" calcext:value-type="string">
            <text:p>Success Outcomes (KPIs)</text:p>
          </table:table-cell>
          <table:table-cell table:style-name="ce196" office:value-type="string" calcext:value-type="string">
            <text:p>Success Outcomes (KPIs)</text:p>
          </table:table-cell>
          <table:table-cell table:number-columns-repeated="3" table:style-name="ce253" office:value-type="string" calcext:value-type="string">
            <text:p>Success Outcomes (KPIs)</text:p>
          </table:table-cell>
        </table:table-row>
        <table:table-row table:style-name="ro17">
          <table:table-cell table:style-name="ce264" office:value-type="string" calcext:value-type="string" table:number-columns-spanned="1" table:number-rows-spanned="105">
            <text:p>To strategically position ourselves as the Leading Actuaries of choice – in Africa (E. C &amp; wider region) - through advanced product offering, technology-based solutions, comprehensive consulting to traditional &amp; non-traditional markets leveraging on high quality standards, exemplary service, customer focus, dynamic innovation, market visibility and brand reputation.</text:p>
          </table:table-cell>
          <table:table-cell table:style-name="ce267" office:value-type="string" calcext:value-type="string" table:number-columns-spanned="1" table:number-rows-spanned="30">
            <text:p>Financial</text:p>
          </table:table-cell>
          <table:table-cell table:style-name="ce211"/>
          <table:table-cell table:style-name="ce210" office:value-type="string" calcext:value-type="string">
            <text:p>Aactval Life System</text:p>
          </table:table-cell>
          <table:table-cell table:style-name="ce208" office:value-type="string" calcext:value-type="string">
            <text:p>System Definition</text:p>
          </table:table-cell>
          <table:table-cell table:style-name="ce210" office:value-type="string" calcext:value-type="string">
            <text:p>1. Define system purpose 2. Prepare descriptions of all functionalities 3. Prepare a User Manual for the system 4. Participate in the pilot phase and roll out through presentations and ongoing training to users. 5. Continuously update the system through customer feedback, FAQs and interactions with the system. 6. Copyright the system.</text:p>
          </table:table-cell>
          <table:table-cell table:style-name="ce208"/>
          <table:table-cell table:style-name="ce210"/>
          <table:table-cell table:style-name="ce210" office:value-type="string" calcext:value-type="string">
            <text:p>1. Prepare code interpretations 2. Prepare &amp; test run system 3. Conduct system installation 3. Undertake system maintenance.</text:p>
          </table:table-cell>
          <table:table-cell table:style-name="ce16" office:value-type="string" calcext:value-type="string">
            <text:p><text:span text:style-name="T2">Business Development:</text:span><text:span text:style-name="T3"> 1. Draft proposals and Terms &amp; Conditions / contracts on outsourcing the system to clients. 2. Prepare system profile document 3. Prepare a system website 4. Prepare prospective list to attend arranged client forums, webinars &amp; videos to publicize the system. </text:span></text:p>
          </table:table-cell>
          <table:table-cell table:style-name="ce210"/>
          <table:table-cell table:style-name="ce208"/>
          <table:table-cell table:style-name="ce210" office:value-type="string" calcext:value-type="string">
            <text:p><text:span text:style-name="T2">Legal</text:span><text:span text:style-name="T3">: Prepare a Governing Policy, Copyright Laws and Terms &amp; Conditions for the system. </text:span></text:p>
          </table:table-cell>
          <table:table-cell table:style-name="ce210"/>
          <table:table-cell table:style-name="ce210" office:value-type="string" calcext:value-type="string">
            <text:p>GUI , Legal expertise </text:p>
          </table:table-cell>
          <table:table-cell table:style-name="ce208"/>
          <table:table-cell table:style-name="ce210"/>
          <table:table-cell table:style-name="ce208"/>
          <table:table-cell table:style-name="ce210"/>
          <table:table-cell table:style-name="ce208"/>
          <table:table-cell table:style-name="ce210"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cell table:style-name="ce208"/>
          <table:table-cell table:style-name="ce210"/>
          <table:table-cell table:style-name="ce208"/>
          <table:table-cell table:style-name="ce89" office:value-type="string" calcext:value-type="string" table:number-columns-spanned="1" table:number-rows-spanned="6">
            <text:p>Build new relationships &amp; partnerships (Clients &amp; business conversions on to the product)</text:p>
          </table:table-cell>
          <table:table-cell table:style-name="ce210"/>
          <table:table-cell table:style-name="ce210"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row>
        <table:table-row table:style-name="ro18">
          <table:covered-table-cell table:style-name="ce265"/>
          <table:covered-table-cell table:style-name="ce4"/>
          <table:table-cell table:style-name="ce213" office:value-type="string" calcext:value-type="string">
            <text:p>1. To increase market share from the current <text:s/>‘’% to ‘65’% by year ‘2023’.</text:p>
          </table:table-cell>
          <table:table-cell table:style-name="ce4"/>
          <table:table-cell table:style-name="ce4" office:value-type="string" calcext:value-type="string">
            <text:p>Market Definition</text:p>
          </table:table-cell>
          <table:table-cell table:style-name="ce16" office:value-type="string" calcext:value-type="string">
            <text:p>Assist in market identification, product scope </text:p>
          </table:table-cell>
          <table:table-cell table:style-name="ce89" office:value-type="string" calcext:value-type="string" table:number-columns-spanned="1" table:number-rows-spanned="6">
            <text:p>Provide pension info where required and assist in presentations.</text:p>
          </table:table-cell>
          <table:table-cell table:style-name="ce92" office:value-type="string" calcext:value-type="string" table:number-columns-spanned="1" table:number-rows-spanned="5">
            <text:p>Co-ordinate roll-out, arrange conference facilities, printing of marketing material, publicity and media campaigns. Cost estimations on printing, transport and installation costs in outsourcing the system. </text:p>
          </table:table-cell>
          <table:table-cell table:style-name="ce16"/>
          <table:table-cell table:style-name="ce16" office:value-type="string" calcext:value-type="string">
            <text:p><text:span text:style-name="T2">Marketing</text:span><text:span text:style-name="T3">: To perform a market feasibility study.</text:span></text:p>
          </table:table-cell>
          <table:table-cell table:style-name="ce89" office:value-type="string" calcext:value-type="string" table:number-columns-spanned="1" table:number-rows-spanned="5">
            <text:p>To assist in strategizing, market planning and roll out. To undertake billing as required to clients and payment disbursements to service providers.</text:p>
          </table:table-cell>
          <table:table-cell table:style-name="ce4" table:number-columns-repeated="3"/>
          <table:table-cell table:style-name="ce16" office:value-type="string" calcext:value-type="string">
            <text:p>Market research </text:p>
          </table:table-cell>
          <table:table-cell table:style-name="ce4"/>
          <table:table-cell table:style-name="ce89" office:value-type="string" calcext:value-type="string" table:number-columns-spanned="1" table:number-rows-spanned="5">
            <text:p>Videographers, graphic designers, printing, advertising agencies</text:p>
          </table:table-cell>
          <table:table-cell table:style-name="ce4"/>
          <table:table-cell table:style-name="ce89" office:value-type="string" calcext:value-type="string" table:number-columns-spanned="1" table:number-rows-spanned="5">
            <text:p>as per specs</text:p>
          </table:table-cell>
          <table:table-cell table:style-name="ce4"/>
          <table:table-cell table:style-name="ce16" office:value-type="string" calcext:value-type="string">
            <text:p>1. Well presented and actionable market research. </text:p>
          </table:table-cell>
          <table:table-cell table:style-name="ce4"/>
          <table:table-cell table:style-name="ce89" office:value-type="string" calcext:value-type="string" table:number-columns-spanned="1" table:number-rows-spanned="5">
            <text:p>Successful roll out of product and business conversions.</text:p>
          </table:table-cell>
          <table:table-cell table:style-name="ce4"/>
          <table:covered-table-cell table:style-name="ce16"/>
          <table:table-cell table:style-name="ce89" office:value-type="string" calcext:value-type="string" table:number-columns-spanned="1" table:number-rows-spanned="5">
            <text:p>Successful planning, implementation and roll out of product.</text:p>
          </table:table-cell>
          <table:table-cell table:style-name="ce16"/>
        </table:table-row>
        <table:table-row table:style-name="ro19">
          <table:covered-table-cell table:style-name="ce265"/>
          <table:covered-table-cell table:style-name="ce4"/>
          <table:table-cell table:style-name="ce7"/>
          <table:table-cell table:style-name="ce4"/>
          <table:table-cell table:style-name="ce4" office:value-type="string" calcext:value-type="string">
            <text:p>Marketing Plan</text:p>
          </table:table-cell>
          <table:table-cell table:style-name="ce16" office:value-type="string" calcext:value-type="string">
            <text:p>Work with marketing team to identify a working market engagement plan.</text:p>
          </table:table-cell>
          <table:covered-table-cell table:style-name="ce4"/>
          <table:covered-table-cell table:style-name="ce16"/>
          <table:table-cell table:style-name="ce16"/>
          <table:table-cell table:style-name="ce16" office:value-type="string" calcext:value-type="string">
            <text:p><text:span text:style-name="T2">Marketing</text:span><text:span text:style-name="T3">: To perform a market feasibility study, identify demand levels, develop an ideal market entry price and strategy, appropriate marketing channels and media streams.</text:span></text:p>
          </table:table-cell>
          <table:covered-table-cell table:style-name="ce16"/>
          <table:table-cell table:style-name="ce4" table:number-columns-repeated="3"/>
          <table:table-cell table:style-name="ce16" office:value-type="string" calcext:value-type="string">
            <text:p>Market research </text:p>
          </table:table-cell>
          <table:table-cell table:style-name="ce4"/>
          <table:covered-table-cell table:style-name="ce16"/>
          <table:table-cell table:style-name="ce4"/>
          <table:covered-table-cell table:style-name="ce16"/>
          <table:table-cell table:style-name="ce4"/>
          <table:table-cell table:style-name="ce16" office:value-type="string" calcext:value-type="string">
            <text:p>1. Well presented and actionable market research. 2. Multi-pronged approach to reach different client segments</text:p>
          </table:table-cell>
          <table:table-cell table:style-name="ce4"/>
          <table:covered-table-cell table:style-name="ce16"/>
          <table:table-cell table:style-name="ce4"/>
          <table:covered-table-cell table:number-columns-repeated="2" table:style-name="ce16"/>
          <table:table-cell table:style-name="ce16"/>
        </table:table-row>
        <table:table-row table:style-name="ro17">
          <table:covered-table-cell table:style-name="ce265"/>
          <table:covered-table-cell table:style-name="ce4"/>
          <table:table-cell table:style-name="ce7"/>
          <table:table-cell table:style-name="ce4"/>
          <table:table-cell table:style-name="ce4" office:value-type="string" calcext:value-type="string">
            <text:p>Communication Material</text:p>
          </table:table-cell>
          <table:table-cell table:style-name="ce16" office:value-type="string" calcext:value-type="string">
            <text:p>1. Prepare descriptions of all system functionalities and capture it in a master document. 2. Prepare a User Manual for the system 3. Prepare FAQs on common questions and regular changes made on the system.</text:p>
          </table:table-cell>
          <table:covered-table-cell table:style-name="ce4"/>
          <table:covered-table-cell table:style-name="ce16"/>
          <table:table-cell table:style-name="ce16" office:value-type="string" calcext:value-type="string">
            <text:p>Assist in: 1. Prepare descriptions of all system functionalities and capture it in a master document. 2. Prepare a User Manual for the system 3. Prepare FAQs on common questions and regular changes made on the system.</text:p>
          </table:table-cell>
          <table:table-cell table:style-name="ce16" office:value-type="string" calcext:value-type="string">
            <text:p>Prepare pamphlets, fliers etc. for handing to prospective clients and promo videos.</text:p>
          </table:table-cell>
          <table:covered-table-cell table:style-name="ce16"/>
          <table:table-cell table:style-name="ce4" table:number-columns-repeated="3"/>
          <table:table-cell table:style-name="ce16" office:value-type="string" calcext:value-type="string">
            <text:p>advertising booklets, printed manuals, website advertising</text:p>
          </table:table-cell>
          <table:table-cell table:style-name="ce4"/>
          <table:covered-table-cell table:style-name="ce16"/>
          <table:table-cell table:style-name="ce4"/>
          <table:covered-table-cell table:style-name="ce16"/>
          <table:table-cell table:style-name="ce4"/>
          <table:table-cell table:style-name="ce16" office:value-type="string" calcext:value-type="string">
            <text:p>1. No. of high quality publications, materials printed and distributed on time. 2. Quality of social media campaign and website advertising prepared. 3. Level of interest, online awareness and traffic directed to the website.</text:p>
          </table:table-cell>
          <table:table-cell table:style-name="ce4"/>
          <table:covered-table-cell table:style-name="ce16"/>
          <table:table-cell table:style-name="ce4"/>
          <table:covered-table-cell table:number-columns-repeated="2" table:style-name="ce16"/>
          <table:table-cell table:style-name="ce210"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row>
        <table:table-row table:style-name="ro20">
          <table:covered-table-cell table:style-name="ce265"/>
          <table:covered-table-cell table:style-name="ce4"/>
          <table:table-cell table:style-name="ce7"/>
          <table:table-cell table:style-name="ce4"/>
          <table:table-cell table:style-name="ce4" office:value-type="string" calcext:value-type="string">
            <text:p>Market Engagement</text:p>
          </table:table-cell>
          <table:table-cell table:style-name="ce16" office:value-type="string" calcext:value-type="string">
            <text:p>1. Input on promo videos &amp; campaigns 2. Conduct talks on client forums, webinars &amp; actuarial stakeholder meetings to demystify the system 3. Work with IT to develop the system website </text:p>
          </table:table-cell>
          <table:covered-table-cell table:style-name="ce4"/>
          <table:covered-table-cell table:style-name="ce16"/>
          <table:table-cell table:style-name="ce16"/>
          <table:table-cell table:style-name="ce16" office:value-type="string" calcext:value-type="string">
            <text:p>Publicize the system through various platforms – social media, website, partner forums etc</text:p>
          </table:table-cell>
          <table:covered-table-cell table:style-name="ce16"/>
          <table:table-cell table:style-name="ce4" table:number-columns-repeated="3"/>
          <table:table-cell table:style-name="ce16" office:value-type="string" calcext:value-type="string">
            <text:p>Legal expertise, website designer, video graphers, </text:p>
          </table:table-cell>
          <table:table-cell table:style-name="ce4"/>
          <table:covered-table-cell table:style-name="ce16"/>
          <table:table-cell table:style-name="ce4"/>
          <table:covered-table-cell table:style-name="ce16"/>
          <table:table-cell table:style-name="ce4"/>
          <table:table-cell table:style-name="ce16" office:value-type="string" calcext:value-type="string">
            <text:p>1. Well crafted legal documents 2. No. of high quality publications, materials printed and distributed on time. 2. Quality of social media campaign and website advertising prepared. 3. Level of interest, online awareness and traffic directed to the website.</text:p>
          </table:table-cell>
          <table:table-cell table:style-name="ce4"/>
          <table:covered-table-cell table:style-name="ce16"/>
          <table:table-cell table:style-name="ce4"/>
          <table:covered-table-cell table:number-columns-repeated="2" table:style-name="ce16"/>
          <table:table-cell table:style-name="ce16"/>
        </table:table-row>
        <table:table-row table:style-name="ro20">
          <table:covered-table-cell table:style-name="ce265"/>
          <table:covered-table-cell table:style-name="ce4"/>
          <table:table-cell table:style-name="ce213" office:value-type="string" calcext:value-type="string">
            <text:p>2. To achieve annual revenue growth at the rate of ‘33’%pa. </text:p>
          </table:table-cell>
          <table:table-cell table:style-name="ce4"/>
          <table:table-cell table:style-name="ce4" office:value-type="string" calcext:value-type="string">
            <text:p>Roll out</text:p>
          </table:table-cell>
          <table:table-cell table:style-name="ce16" office:value-type="string" calcext:value-type="string">
            <text:p>1. Participate in the pilot phase and roll out through presentations and ongoing training to users. 2. Participate in marketing events organized to publicize the system 3. Continuously interact with users and customers to understand the challenges and system flaws for improvement. </text:p>
          </table:table-cell>
          <table:covered-table-cell table:style-name="ce4"/>
          <table:covered-table-cell table:style-name="ce16"/>
          <table:table-cell table:style-name="ce16" office:value-type="string" calcext:value-type="string">
            <text:p><text:span text:style-name="T1">1. Conduct system installations 2. Undertake system maintenance. 3. Troubleshoot &amp; provide user support </text:span></text:p>
          </table:table-cell>
          <table:table-cell table:style-name="ce16" office:value-type="string" calcext:value-type="string">
            <text:p>To approach &amp; mobilize strategic partners for the product launch.</text:p>
          </table:table-cell>
          <table:covered-table-cell table:style-name="ce16"/>
          <table:table-cell table:style-name="ce4" table:number-columns-repeated="3"/>
          <table:table-cell table:style-name="ce16" office:value-type="string" calcext:value-type="string">
            <text:p>Marketers, Printed fliers &amp; system info, Media advertisements &amp; social media, industry magazine spreads, video ads, publicity events</text:p>
          </table:table-cell>
          <table:table-cell table:style-name="ce4"/>
          <table:covered-table-cell table:style-name="ce16"/>
          <table:table-cell table:style-name="ce4"/>
          <table:covered-table-cell table:style-name="ce16"/>
          <table:table-cell table:style-name="ce4"/>
          <table:table-cell table:style-name="ce16" office:value-type="string" calcext:value-type="string">
            <text:p><text:span text:style-name="T1">1. No. of uptakes of the system 2. Positive review from users 3. </text:span>No. of inquiries and presentations requested by target clients 4. Amount of traffic to the website 5. No. of quality ads prepared for the system 6. Amount of social media attention 7. Minimal system errors</text:p>
          </table:table-cell>
          <table:table-cell table:style-name="ce4"/>
          <table:covered-table-cell table:style-name="ce16"/>
          <table:table-cell table:style-name="ce4"/>
          <table:covered-table-cell table:number-columns-repeated="2" table:style-name="ce16"/>
          <table:table-cell table:style-name="ce16" office:value-type="string" calcext:value-type="string">
            <text:p><text:span text:style-name="T1">1. Positive review from users 2</text:span>. Minimal system errors &amp; bugs</text:p>
          </table:table-cell>
        </table:table-row>
        <table:table-row table:style-name="ro1">
          <table:covered-table-cell table:style-name="ce265"/>
          <table:covered-table-cell table:style-name="ce4"/>
          <table:table-cell table:style-name="ce7"/>
          <table:table-cell table:style-name="ce5" table:number-columns-repeated="2"/>
          <table:table-cell table:style-name="ce262"/>
          <table:covered-table-cell table:style-name="ce4"/>
          <table:table-cell table:style-name="ce262" table:number-columns-repeated="4"/>
          <table:table-cell table:style-name="ce5" table:number-columns-repeated="3"/>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number-columns-repeated="3"/>
        </table:table-row>
        <table:table-row table:style-name="ro17">
          <table:covered-table-cell table:style-name="ce265"/>
          <table:covered-table-cell table:style-name="ce4"/>
          <table:table-cell table:style-name="ce7"/>
          <table:table-cell table:style-name="ce210" office:value-type="string" calcext:value-type="string">
            <text:p>Genval General System</text:p>
          </table:table-cell>
          <table:table-cell table:style-name="ce208" office:value-type="string" calcext:value-type="string">
            <text:p>System Definition</text:p>
          </table:table-cell>
          <table:table-cell table:style-name="ce210" office:value-type="string" calcext:value-type="string">
            <text:p>1. Define system purpose 2. Prepare descriptions of all functionalities 3. Prepare a User Manual for the system 4. Participate in the pilot phase and roll out through presentations and ongoing training to users. 5. Continuously update the system through customer feedback, FAQs and interactions with the system. 6. Copyright the system.</text:p>
          </table:table-cell>
          <table:table-cell table:style-name="ce5"/>
          <table:table-cell table:style-name="ce210"/>
          <table:table-cell table:style-name="ce210" office:value-type="string" calcext:value-type="string">
            <text:p>1. Prepare code interpretations 2. Prepare &amp; test run system 3. Conduct system installation 3. Undertake system maintenance.</text:p>
          </table:table-cell>
          <table:table-cell table:style-name="ce16" office:value-type="string" calcext:value-type="string">
            <text:p><text:span text:style-name="T2">Business Development:</text:span><text:span text:style-name="T3"> 1. Draft proposals and Terms &amp; Conditions / contracts on outsourcing the system to clients. 2. Prepare system profile document 3. Prepare a system website 4. Prepare prospective list to attend arranged client forums, webinars &amp; videos to publicize the system. </text:span></text:p>
          </table:table-cell>
          <table:table-cell table:style-name="ce210"/>
          <table:table-cell table:style-name="ce208" table:number-columns-repeated="3"/>
          <table:table-cell table:style-name="ce210" office:value-type="string" calcext:value-type="string">
            <text:p>GUI , Legal expertise </text:p>
          </table:table-cell>
          <table:table-cell table:style-name="ce208"/>
          <table:table-cell table:style-name="ce210"/>
          <table:table-cell table:style-name="ce208"/>
          <table:table-cell table:style-name="ce210"/>
          <table:table-cell table:style-name="ce208"/>
          <table:table-cell table:style-name="ce210"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cell table:style-name="ce208"/>
          <table:table-cell table:style-name="ce210"/>
          <table:table-cell table:style-name="ce208"/>
          <table:table-cell table:style-name="ce89" office:value-type="string" calcext:value-type="string" table:number-columns-spanned="1" table:number-rows-spanned="6">
            <text:p>Build new relationships &amp; partnerships (Clients &amp; business conversions on to the product)</text:p>
          </table:table-cell>
          <table:table-cell table:style-name="ce210"/>
          <table:table-cell table:style-name="ce210"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row>
        <table:table-row table:style-name="ro21">
          <table:covered-table-cell table:style-name="ce265"/>
          <table:covered-table-cell table:style-name="ce4"/>
          <table:table-cell table:style-name="ce213" office:value-type="string" calcext:value-type="string">
            <text:p>3. To increase product offerings for each department.</text:p>
          </table:table-cell>
          <table:table-cell table:style-name="ce4"/>
          <table:table-cell table:style-name="ce4" office:value-type="string" calcext:value-type="string">
            <text:p>Market Definition</text:p>
          </table:table-cell>
          <table:table-cell table:style-name="ce16" office:value-type="string" calcext:value-type="string">
            <text:p>Assist in market identification, product scope </text:p>
          </table:table-cell>
          <table:table-cell table:style-name="ce90" office:value-type="string" calcext:value-type="string" table:number-columns-spanned="1" table:number-rows-spanned="3">
            <text:p>Sponsorships of partner activities, joint trainings &amp; seminars, research articles included in their magazines and also joint research on issues affecting the industry.</text:p>
          </table:table-cell>
          <table:table-cell table:style-name="ce92" office:value-type="string" calcext:value-type="string" table:number-columns-spanned="1" table:number-rows-spanned="5">
            <text:p>Co-ordinate roll-out, arrange conference facilities, printing of marketing material, publicity and media campaigns. Cost estimations on printing, transport and installation costs in outsourcing the system. </text:p>
          </table:table-cell>
          <table:table-cell table:style-name="ce16"/>
          <table:table-cell table:style-name="ce16" office:value-type="string" calcext:value-type="string">
            <text:p><text:span text:style-name="T2">Marketing</text:span><text:span text:style-name="T3">: To perform a market feasibility study.</text:span></text:p>
          </table:table-cell>
          <table:table-cell table:style-name="ce89" office:value-type="string" calcext:value-type="string" table:number-columns-spanned="1" table:number-rows-spanned="5">
            <text:p>To assist in strategizing, market planning and roll out. To undertake billing as required to clients and payment disbursements to service providers.</text:p>
          </table:table-cell>
          <table:table-cell table:style-name="ce4" table:number-columns-repeated="3"/>
          <table:table-cell table:style-name="ce16" office:value-type="string" calcext:value-type="string">
            <text:p>Market research </text:p>
          </table:table-cell>
          <table:table-cell table:style-name="ce4"/>
          <table:table-cell table:style-name="ce89" office:value-type="string" calcext:value-type="string" table:number-columns-spanned="1" table:number-rows-spanned="5">
            <text:p>Videographers, graphic designers, printing, advertising agencies</text:p>
          </table:table-cell>
          <table:table-cell table:style-name="ce4"/>
          <table:table-cell table:style-name="ce89" office:value-type="string" calcext:value-type="string" table:number-columns-spanned="1" table:number-rows-spanned="5">
            <text:p>as per specs</text:p>
          </table:table-cell>
          <table:table-cell table:style-name="ce4"/>
          <table:table-cell table:style-name="ce16" office:value-type="string" calcext:value-type="string">
            <text:p>1. Well presented and actionable market research. </text:p>
          </table:table-cell>
          <table:table-cell table:style-name="ce4"/>
          <table:table-cell table:style-name="ce89" office:value-type="string" calcext:value-type="string" table:number-columns-spanned="1" table:number-rows-spanned="5">
            <text:p>Successful roll out of product and business conversions.</text:p>
          </table:table-cell>
          <table:table-cell table:style-name="ce4"/>
          <table:covered-table-cell table:style-name="ce16"/>
          <table:table-cell table:style-name="ce89" office:value-type="string" calcext:value-type="string" table:number-columns-spanned="1" table:number-rows-spanned="5">
            <text:p>Successful planning, implementation and roll out of product.</text:p>
          </table:table-cell>
          <table:table-cell table:style-name="ce16"/>
        </table:table-row>
        <table:table-row table:style-name="ro19">
          <table:covered-table-cell table:style-name="ce265"/>
          <table:covered-table-cell table:style-name="ce4"/>
          <table:table-cell table:style-name="ce7"/>
          <table:table-cell table:style-name="ce4"/>
          <table:table-cell table:style-name="ce4" office:value-type="string" calcext:value-type="string">
            <text:p>Marketing Plan</text:p>
          </table:table-cell>
          <table:table-cell table:style-name="ce16" office:value-type="string" calcext:value-type="string">
            <text:p>Work with marketing team to identify a working market engagement plan.</text:p>
          </table:table-cell>
          <table:covered-table-cell table:style-name="ce4"/>
          <table:covered-table-cell table:style-name="ce16"/>
          <table:table-cell table:style-name="ce16"/>
          <table:table-cell table:style-name="ce16" office:value-type="string" calcext:value-type="string">
            <text:p><text:span text:style-name="T2">Marketing</text:span><text:span text:style-name="T3">: To perform a market feasibility study, identify demand levels, develop an ideal market entry price and strategy, appropriate marketing channels and media streams. </text:span></text:p>
          </table:table-cell>
          <table:covered-table-cell table:style-name="ce16"/>
          <table:table-cell table:style-name="ce4" table:number-columns-repeated="3"/>
          <table:table-cell table:style-name="ce16" office:value-type="string" calcext:value-type="string">
            <text:p>Market research </text:p>
          </table:table-cell>
          <table:table-cell table:style-name="ce4"/>
          <table:covered-table-cell table:style-name="ce16"/>
          <table:table-cell table:style-name="ce4"/>
          <table:covered-table-cell table:style-name="ce16"/>
          <table:table-cell table:style-name="ce4"/>
          <table:table-cell table:style-name="ce16" office:value-type="string" calcext:value-type="string">
            <text:p>1. Well presented and actionable market research. 2. Multi-pronged approach to reach different client segments</text:p>
          </table:table-cell>
          <table:table-cell table:style-name="ce4"/>
          <table:covered-table-cell table:style-name="ce16"/>
          <table:table-cell table:style-name="ce4"/>
          <table:covered-table-cell table:number-columns-repeated="2" table:style-name="ce16"/>
          <table:table-cell table:style-name="ce16"/>
        </table:table-row>
        <table:table-row table:style-name="ro17">
          <table:covered-table-cell table:style-name="ce265"/>
          <table:covered-table-cell table:style-name="ce4"/>
          <table:table-cell table:style-name="ce7"/>
          <table:table-cell table:style-name="ce4"/>
          <table:table-cell table:style-name="ce4" office:value-type="string" calcext:value-type="string">
            <text:p>Communication Material</text:p>
          </table:table-cell>
          <table:table-cell table:style-name="ce16" office:value-type="string" calcext:value-type="string">
            <text:p>1. Prepare descriptions of all system functionalities and capture it in a master document. 2. Prepare a User Manual for the system 3. Prepare FAQs on common questions and regular changes made on the system.</text:p>
          </table:table-cell>
          <table:covered-table-cell table:style-name="ce4"/>
          <table:covered-table-cell table:style-name="ce16"/>
          <table:table-cell table:style-name="ce16" office:value-type="string" calcext:value-type="string">
            <text:p>Assist in: 1. Prepare descriptions of all system functionalities and capture it in a master document. 2. Prepare a User Manual for the system 3. Prepare FAQs on common questions and regular changes made on the system.</text:p>
          </table:table-cell>
          <table:table-cell table:style-name="ce16" office:value-type="string" calcext:value-type="string">
            <text:p>Prepare pamphlets, fliers etc. for handing to prospective clients and promo videos.</text:p>
          </table:table-cell>
          <table:covered-table-cell table:style-name="ce16"/>
          <table:table-cell table:style-name="ce4" table:number-columns-repeated="3"/>
          <table:table-cell table:style-name="ce16" office:value-type="string" calcext:value-type="string">
            <text:p>advertising booklets, printed manuals, website advertising</text:p>
          </table:table-cell>
          <table:table-cell table:style-name="ce4"/>
          <table:covered-table-cell table:style-name="ce16"/>
          <table:table-cell table:style-name="ce4"/>
          <table:covered-table-cell table:style-name="ce16"/>
          <table:table-cell table:style-name="ce4"/>
          <table:table-cell table:style-name="ce16" office:value-type="string" calcext:value-type="string">
            <text:p>1. No. of high quality publications, materials printed and distributed on time. 2. Quality of social media campaign and website advertising prepared. 3. Level of interest, online awareness and traffic directed to the website.</text:p>
          </table:table-cell>
          <table:table-cell table:style-name="ce4"/>
          <table:covered-table-cell table:style-name="ce16"/>
          <table:table-cell table:style-name="ce4"/>
          <table:covered-table-cell table:number-columns-repeated="2" table:style-name="ce16"/>
          <table:table-cell table:style-name="ce210" office:value-type="string" calcext:value-type="string">
            <text:p>1. Accuracy: reasonableness of system output in relation to other systems eg. excel, prophet etc 2. Efficiency: Minimum system failures 3. User-friendly interface 4. Comprehensive user manual that is easy to understand and use. </text:p>
          </table:table-cell>
        </table:table-row>
        <table:table-row table:style-name="ro20">
          <table:covered-table-cell table:style-name="ce265"/>
          <table:covered-table-cell table:style-name="ce4"/>
          <table:table-cell table:style-name="ce213" office:value-type="string" calcext:value-type="string">
            <text:p>4. To broaden our current market base geographically and venture into new territories.</text:p>
          </table:table-cell>
          <table:table-cell table:style-name="ce4"/>
          <table:table-cell table:style-name="ce4" office:value-type="string" calcext:value-type="string">
            <text:p>Market Engagement</text:p>
          </table:table-cell>
          <table:table-cell table:style-name="ce16" office:value-type="string" calcext:value-type="string">
            <text:p>1. Input on promo videos &amp; campaigns 2. Conduct talks on client forums, webinars &amp; actuarial stakeholder meetings to demystify the system 3. Work with IT to develop the system website </text:p>
          </table:table-cell>
          <table:table-cell table:style-name="ce5"/>
          <table:covered-table-cell table:style-name="ce16"/>
          <table:table-cell table:style-name="ce16"/>
          <table:table-cell table:style-name="ce16" office:value-type="string" calcext:value-type="string">
            <text:p><text:span text:style-name="T4">Marketing</text:span>: Publicize the system through various platforms – social media, website, partner forums etc</text:p>
          </table:table-cell>
          <table:covered-table-cell table:style-name="ce16"/>
          <table:table-cell table:style-name="ce4" table:number-columns-repeated="3"/>
          <table:table-cell table:style-name="ce16" office:value-type="string" calcext:value-type="string">
            <text:p>Legal expertise, website designer, video graphers, </text:p>
          </table:table-cell>
          <table:table-cell table:style-name="ce4"/>
          <table:covered-table-cell table:style-name="ce16"/>
          <table:table-cell table:style-name="ce4"/>
          <table:covered-table-cell table:style-name="ce16"/>
          <table:table-cell table:style-name="ce4"/>
          <table:table-cell table:style-name="ce16" office:value-type="string" calcext:value-type="string">
            <text:p>1. Well crafted legal documents 2. No. of high quality publications, materials printed and distributed on time. 2. Quality of social media campaign and website advertising prepared. 3. Level of interest, online awareness and traffic directed to the website.</text:p>
          </table:table-cell>
          <table:table-cell table:style-name="ce4"/>
          <table:covered-table-cell table:style-name="ce16"/>
          <table:table-cell table:style-name="ce4"/>
          <table:covered-table-cell table:number-columns-repeated="2" table:style-name="ce16"/>
          <table:table-cell table:style-name="ce16"/>
        </table:table-row>
        <table:table-row table:style-name="ro20">
          <table:covered-table-cell table:style-name="ce265"/>
          <table:covered-table-cell table:style-name="ce4"/>
          <table:table-cell table:style-name="ce7"/>
          <table:table-cell table:style-name="ce4"/>
          <table:table-cell table:style-name="ce4" office:value-type="string" calcext:value-type="string">
            <text:p>Roll out</text:p>
          </table:table-cell>
          <table:table-cell table:style-name="ce16" office:value-type="string" calcext:value-type="string">
            <text:p>1. Participate in the pilot phase and roll out through presentations and ongoing training to users. 2. Participate in marketing events organized to publicize the system 3. Continuously interact with users and customers to understand the challenges and system flaws for improvement. </text:p>
          </table:table-cell>
          <table:table-cell table:style-name="ce4"/>
          <table:covered-table-cell table:style-name="ce16"/>
          <table:table-cell table:style-name="ce16" office:value-type="string" calcext:value-type="string">
            <text:p><text:span text:style-name="T2">IT</text:span><text:span text:style-name="T3">: 1. Conduct system installations 2. Undertake system maintenance. 3. Troubleshoot &amp; provide user support </text:span></text:p>
          </table:table-cell>
          <table:table-cell table:style-name="ce16" office:value-type="string" calcext:value-type="string">
            <text:p>To approach &amp; mobilize strategic partners for the product launch.</text:p>
          </table:table-cell>
          <table:covered-table-cell table:style-name="ce16"/>
          <table:table-cell table:style-name="ce4" table:number-columns-repeated="3"/>
          <table:table-cell table:style-name="ce16" office:value-type="string" calcext:value-type="string">
            <text:p>Marketers, Printed fliers &amp; system info, Media advertisements &amp; social media, industry magazine spreads, video ads, publicity events</text:p>
          </table:table-cell>
          <table:table-cell table:style-name="ce4"/>
          <table:covered-table-cell table:style-name="ce16"/>
          <table:table-cell table:style-name="ce4"/>
          <table:covered-table-cell table:style-name="ce16"/>
          <table:table-cell table:style-name="ce4"/>
          <table:table-cell table:style-name="ce16" office:value-type="string" calcext:value-type="string">
            <text:p><text:span text:style-name="T1">1. No. of uptakes of the system 2. Positive review from users 3. </text:span>No. of inquiries and presentations requested by target clients 4. Amount of traffic to the website 5. No. of quality ads prepared for the system 6. Amount of social media attention 7. Minimal system errors</text:p>
          </table:table-cell>
          <table:table-cell table:style-name="ce4"/>
          <table:covered-table-cell table:style-name="ce16"/>
          <table:table-cell table:style-name="ce4"/>
          <table:covered-table-cell table:number-columns-repeated="2" table:style-name="ce16"/>
          <table:table-cell table:style-name="ce16" office:value-type="string" calcext:value-type="string">
            <text:p><text:span text:style-name="T1">1. Positive review from users 2</text:span>. Minimal system errors &amp; bugs</text:p>
          </table:table-cell>
        </table:table-row>
        <table:table-row table:style-name="ro1">
          <table:covered-table-cell table:style-name="ce265"/>
          <table:covered-table-cell table:style-name="ce4"/>
          <table:table-cell table:style-name="ce7"/>
          <table:table-cell table:style-name="ce5" table:number-columns-repeated="2"/>
          <table:table-cell table:style-name="ce262"/>
          <table:table-cell table:style-name="ce5"/>
          <table:table-cell table:style-name="ce281"/>
          <table:table-cell table:style-name="ce262" table:number-columns-repeated="3"/>
          <table:table-cell table:style-name="ce5" table:number-columns-repeated="3"/>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number-columns-repeated="3"/>
        </table:table-row>
        <table:table-row table:style-name="ro22">
          <table:covered-table-cell table:style-name="ce265"/>
          <table:covered-table-cell table:style-name="ce4"/>
          <table:table-cell table:style-name="ce7"/>
          <table:table-cell table:style-name="ce208" office:value-type="string" calcext:value-type="string">
            <text:p>Mwavuli</text:p>
          </table:table-cell>
          <table:table-cell table:style-name="ce208" office:value-type="string" calcext:value-type="string">
            <text:p>Product Definition</text:p>
          </table:table-cell>
          <table:table-cell table:style-name="ce210"/>
          <table:table-cell table:style-name="ce208"/>
          <table:table-cell table:style-name="ce210" table:number-columns-repeated="2"/>
          <table:table-cell table:style-name="ce16" office:value-type="string" calcext:value-type="string">
            <text:p><text:span text:style-name="T2">Business Development:</text:span><text:span text:style-name="T3"> 1. Draft proposals and Terms &amp; Conditions / contracts for the product to clients. 2. Prepare product profile document 3. Prepare a product website (if req’d) 4. Prepare prospective list to attend arranged client forums, webinars &amp; videos to publicize the system. </text:span></text:p>
          </table:table-cell>
          <table:table-cell table:style-name="ce210"/>
          <table:table-cell table:style-name="ce208" table:number-columns-repeated="3"/>
          <table:table-cell table:style-name="ce210"/>
          <table:table-cell table:style-name="ce208"/>
          <table:table-cell table:style-name="ce210"/>
          <table:table-cell table:style-name="ce208"/>
          <table:table-cell table:style-name="ce210"/>
          <table:table-cell table:style-name="ce208"/>
          <table:table-cell table:style-name="ce210"/>
          <table:table-cell table:style-name="ce208"/>
          <table:table-cell table:style-name="ce210"/>
          <table:table-cell table:style-name="ce208"/>
          <table:table-cell table:style-name="ce89" office:value-type="string" calcext:value-type="string" table:number-columns-spanned="1" table:number-rows-spanned="6">
            <text:p>Build new relationships &amp; partnerships (Clients &amp; business conversions on to the product)</text:p>
          </table:table-cell>
          <table:table-cell table:style-name="ce210" table:number-columns-repeated="2"/>
        </table:table-row>
        <table:table-row table:style-name="ro23">
          <table:covered-table-cell table:style-name="ce265"/>
          <table:covered-table-cell table:style-name="ce4"/>
          <table:table-cell table:style-name="ce213" office:value-type="string" calcext:value-type="string">
            <text:p>5. To achieve an efficient utilization of resources and prudent management of overheads, debts and suppliers.</text:p>
          </table:table-cell>
          <table:table-cell table:style-name="ce4"/>
          <table:table-cell table:style-name="ce4" office:value-type="string" calcext:value-type="string">
            <text:p>Market Definition</text:p>
          </table:table-cell>
          <table:table-cell table:style-name="ce16"/>
          <table:table-cell table:style-name="ce89" office:value-type="string" calcext:value-type="string" table:number-columns-spanned="1" table:number-rows-spanned="6">
            <text:p>Provide pension info where required and assist in presentations.</text:p>
          </table:table-cell>
          <table:table-cell table:style-name="ce92" office:value-type="string" calcext:value-type="string" table:number-columns-spanned="1" table:number-rows-spanned="6">
            <text:p>Co-ordinate roll-out, arrange conference facilities, printing of marketing material, publicity and media campaigns. Cost estimations on printing, transport and installation costs in outsourcing the system. Source a social media manager to manage the online engagements.</text:p>
          </table:table-cell>
          <table:table-cell table:style-name="ce16"/>
          <table:table-cell table:style-name="ce16" office:value-type="string" calcext:value-type="string">
            <text:p><text:span text:style-name="T2">Marketing</text:span><text:span text:style-name="T3">: To perform a market feasibility study.</text:span></text:p>
          </table:table-cell>
          <table:table-cell table:style-name="ce89" office:value-type="string" calcext:value-type="string" table:number-columns-spanned="1" table:number-rows-spanned="5">
            <text:p>To assist in strategizing, market planning and roll out. To undertake billing as required to clients and payment disbursements to service providers.</text:p>
          </table:table-cell>
          <table:table-cell table:style-name="ce4" table:number-columns-repeated="3"/>
          <table:table-cell table:style-name="ce16"/>
          <table:table-cell table:style-name="ce89" table:number-columns-spanned="1" table:number-rows-spanned="6"/>
          <table:table-cell table:style-name="ce89" office:value-type="string" calcext:value-type="string" table:number-columns-spanned="1" table:number-rows-spanned="6">
            <text:p>Videographer, graphic designer – James Kaigai, printing firm, social media manager</text:p>
          </table:table-cell>
          <table:table-cell table:style-name="ce89"/>
          <table:table-cell table:style-name="ce89" office:value-type="string" calcext:value-type="string" table:number-columns-spanned="1" table:number-rows-spanned="6">
            <text:p>as per specs</text:p>
          </table:table-cell>
          <table:table-cell table:style-name="ce4"/>
          <table:table-cell table:style-name="ce16"/>
          <table:table-cell table:style-name="ce89" office:value-type="string" calcext:value-type="string" table:number-columns-spanned="1" table:number-rows-spanned="6">
            <text:p>Business growth (Clients &amp; business conversions on to the product)</text:p>
          </table:table-cell>
          <table:table-cell table:style-name="ce89" office:value-type="string" calcext:value-type="string" table:number-columns-spanned="1" table:number-rows-spanned="6">
            <text:p>Successful roll out of product and business conversions.</text:p>
          </table:table-cell>
          <table:table-cell table:style-name="ce4"/>
          <table:covered-table-cell table:style-name="ce16"/>
          <table:table-cell table:style-name="ce89" office:value-type="string" calcext:value-type="string" table:number-columns-spanned="1" table:number-rows-spanned="5">
            <text:p>Successful planning, implementation and roll out of product.</text:p>
          </table:table-cell>
          <table:table-cell table:style-name="ce16"/>
        </table:table-row>
        <table:table-row table:style-name="ro24">
          <table:covered-table-cell table:style-name="ce265"/>
          <table:covered-table-cell table:style-name="ce4"/>
          <table:table-cell table:style-name="ce7"/>
          <table:table-cell table:style-name="ce4"/>
          <table:table-cell table:style-name="ce4" office:value-type="string" calcext:value-type="string">
            <text:p>Partner Engagement</text:p>
          </table:table-cell>
          <table:table-cell table:style-name="ce16"/>
          <table:covered-table-cell table:style-name="ce4"/>
          <table:covered-table-cell table:style-name="ce16"/>
          <table:table-cell table:style-name="ce16"/>
          <table:table-cell table:style-name="ce16" office:value-type="string" calcext:value-type="string">
            <text:p>Contact partners and agents to market the product.</text:p>
          </table:table-cell>
          <table:covered-table-cell table:style-name="ce16"/>
          <table:table-cell table:style-name="ce4" table:number-columns-repeated="3"/>
          <table:table-cell table:style-name="ce16"/>
          <table:covered-table-cell table:number-columns-repeated="2" table:style-name="ce16"/>
          <table:table-cell table:style-name="ce16"/>
          <table:covered-table-cell table:style-name="ce16"/>
          <table:table-cell table:style-name="ce4"/>
          <table:table-cell table:style-name="ce16"/>
          <table:covered-table-cell table:style-name="ce4"/>
          <table:covered-table-cell table:style-name="ce16"/>
          <table:table-cell table:style-name="ce4"/>
          <table:covered-table-cell table:number-columns-repeated="2" table:style-name="ce16"/>
          <table:table-cell table:style-name="ce16"/>
        </table:table-row>
        <table:table-row table:style-name="ro19">
          <table:covered-table-cell table:style-name="ce265"/>
          <table:covered-table-cell table:style-name="ce4"/>
          <table:table-cell table:style-name="ce7"/>
          <table:table-cell table:style-name="ce4"/>
          <table:table-cell table:style-name="ce4" office:value-type="string" calcext:value-type="string">
            <text:p>Marketing Plan</text:p>
          </table:table-cell>
          <table:table-cell table:style-name="ce16"/>
          <table:covered-table-cell table:style-name="ce4"/>
          <table:covered-table-cell table:style-name="ce16"/>
          <table:table-cell table:style-name="ce16"/>
          <table:table-cell table:style-name="ce16" office:value-type="string" calcext:value-type="string">
            <text:p><text:span text:style-name="T2">Marketing</text:span><text:span text:style-name="T3">: To perform a market feasibility study, identify demand levels, develop an ideal market entry price and strategy, appropriate marketing channels and media streams. </text:span></text:p>
          </table:table-cell>
          <table:covered-table-cell table:style-name="ce16"/>
          <table:table-cell table:style-name="ce4" table:number-columns-repeated="3"/>
          <table:table-cell table:style-name="ce16"/>
          <table:covered-table-cell table:style-name="ce16"/>
          <table:covered-table-cell table:style-name="ce16" office:value-type="string" calcext:value-type="string">
            <text:p>Graphic Designer – James Kaigai</text:p>
          </table:covered-table-cell>
          <table:table-cell table:style-name="ce16"/>
          <table:covered-table-cell table:style-name="ce16"/>
          <table:table-cell table:style-name="ce4"/>
          <table:table-cell table:style-name="ce16"/>
          <table:covered-table-cell table:style-name="ce4"/>
          <table:covered-table-cell table:style-name="ce16"/>
          <table:table-cell table:style-name="ce4"/>
          <table:covered-table-cell table:number-columns-repeated="2" table:style-name="ce16"/>
          <table:table-cell table:style-name="ce16"/>
        </table:table-row>
        <table:table-row table:style-name="ro24">
          <table:covered-table-cell table:style-name="ce265"/>
          <table:covered-table-cell table:style-name="ce4"/>
          <table:table-cell table:style-name="ce7"/>
          <table:table-cell table:style-name="ce4"/>
          <table:table-cell table:style-name="ce4" office:value-type="string" calcext:value-type="string">
            <text:p>Communication Material</text:p>
          </table:table-cell>
          <table:table-cell table:style-name="ce16"/>
          <table:covered-table-cell table:style-name="ce4"/>
          <table:covered-table-cell table:style-name="ce16"/>
          <table:table-cell table:style-name="ce16"/>
          <table:table-cell table:style-name="ce16" office:value-type="string" calcext:value-type="string">
            <text:p>Prepare pamphlets, fliers etc. for handing to prospective clients and promo videos.</text:p>
          </table:table-cell>
          <table:covered-table-cell table:style-name="ce16"/>
          <table:table-cell table:style-name="ce4" table:number-columns-repeated="3"/>
          <table:table-cell table:style-name="ce16"/>
          <table:covered-table-cell table:number-columns-repeated="2" table:style-name="ce16"/>
          <table:table-cell table:style-name="ce16"/>
          <table:covered-table-cell table:style-name="ce16"/>
          <table:table-cell table:style-name="ce4"/>
          <table:table-cell table:style-name="ce16"/>
          <table:covered-table-cell table:style-name="ce4"/>
          <table:covered-table-cell table:style-name="ce16"/>
          <table:table-cell table:style-name="ce4"/>
          <table:covered-table-cell table:number-columns-repeated="2" table:style-name="ce16"/>
          <table:table-cell table:style-name="ce16"/>
        </table:table-row>
        <table:table-row table:style-name="ro25">
          <table:covered-table-cell table:style-name="ce265"/>
          <table:covered-table-cell table:style-name="ce4"/>
          <table:table-cell table:style-name="ce7"/>
          <table:table-cell table:style-name="ce4"/>
          <table:table-cell table:style-name="ce4" office:value-type="string" calcext:value-type="string">
            <text:p>Social media engagement</text:p>
          </table:table-cell>
          <table:table-cell table:style-name="ce16"/>
          <table:covered-table-cell table:style-name="ce4"/>
          <table:covered-table-cell table:style-name="ce16"/>
          <table:table-cell table:style-name="ce16" office:value-type="string" calcext:value-type="string">
            <text:p><text:span text:style-name="T2">Provide m</text:span><text:span text:style-name="T3">aintenance for the social media accounts and troubleshooting of any system issues.</text:span></text:p>
          </table:table-cell>
          <table:table-cell table:style-name="ce16" office:value-type="string" calcext:value-type="string">
            <text:p><text:span text:style-name="T2">Marketing</text:span><text:span text:style-name="T3">: Publicize the system through various platforms – social media, website, partner forums etc </text:span><text:span text:style-name="T5">Content Manager</text:span><text:span text:style-name="T3">: To co-ordinate &amp; regulate release of content to the public. Assess market perception of product &amp; update approach. </text:span></text:p>
          </table:table-cell>
          <table:covered-table-cell table:style-name="ce16"/>
          <table:table-cell table:style-name="ce4" table:number-columns-repeated="3"/>
          <table:table-cell table:style-name="ce16"/>
          <table:covered-table-cell table:style-name="ce16"/>
          <table:covered-table-cell table:style-name="ce16" office:value-type="string" calcext:value-type="string">
            <text:p>Printers for the marketing material</text:p>
          </table:covered-table-cell>
          <table:table-cell table:style-name="ce16"/>
          <table:covered-table-cell table:style-name="ce16"/>
          <table:table-cell table:style-name="ce4"/>
          <table:table-cell table:style-name="ce16"/>
          <table:covered-table-cell table:style-name="ce4"/>
          <table:covered-table-cell table:style-name="ce16"/>
          <table:table-cell table:style-name="ce4"/>
          <table:covered-table-cell table:number-columns-repeated="2" table:style-name="ce16"/>
          <table:table-cell table:style-name="ce16" office:value-type="string" calcext:value-type="string">
            <text:p>Seamless communication with the public.</text:p>
          </table:table-cell>
        </table:table-row>
        <table:table-row table:style-name="ro24">
          <table:covered-table-cell table:style-name="ce265"/>
          <table:covered-table-cell table:style-name="ce4"/>
          <table:table-cell table:style-name="ce7"/>
          <table:table-cell table:style-name="ce4"/>
          <table:table-cell table:style-name="ce4" office:value-type="string" calcext:value-type="string">
            <text:p>Product Pilot &amp; Eventual Roll out</text:p>
          </table:table-cell>
          <table:table-cell table:style-name="ce16"/>
          <table:covered-table-cell table:style-name="ce4"/>
          <table:covered-table-cell table:style-name="ce16"/>
          <table:table-cell table:style-name="ce16"/>
          <table:table-cell table:style-name="ce16" office:value-type="string" calcext:value-type="string">
            <text:p>To approach &amp; mobilize strategic partners for the product launch.</text:p>
          </table:table-cell>
          <table:table-cell table:style-name="ce16"/>
          <table:table-cell table:style-name="ce4" table:number-columns-repeated="3"/>
          <table:table-cell table:style-name="ce16"/>
          <table:covered-table-cell table:number-columns-repeated="2" table:style-name="ce16"/>
          <table:table-cell table:style-name="ce16"/>
          <table:covered-table-cell table:style-name="ce16"/>
          <table:table-cell table:style-name="ce4"/>
          <table:table-cell table:style-name="ce16"/>
          <table:covered-table-cell table:style-name="ce4"/>
          <table:covered-table-cell table:style-name="ce16"/>
          <table:table-cell table:style-name="ce4"/>
          <table:table-cell table:style-name="ce16" table:number-columns-repeated="3"/>
        </table:table-row>
        <table:table-row table:style-name="ro1">
          <table:covered-table-cell table:style-name="ce265"/>
          <table:covered-table-cell table:style-name="ce4"/>
          <table:table-cell table:style-name="ce7"/>
          <table:table-cell table:style-name="ce5" table:number-columns-repeated="2"/>
          <table:table-cell table:style-name="ce262"/>
          <table:table-cell table:style-name="ce5"/>
          <table:table-cell table:style-name="ce262" table:number-columns-repeated="4"/>
          <table:table-cell table:style-name="ce5" table:number-columns-repeated="3"/>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number-columns-repeated="3"/>
        </table:table-row>
        <table:table-row table:style-name="ro25">
          <table:covered-table-cell table:style-name="ce265"/>
          <table:covered-table-cell table:style-name="ce4"/>
          <table:table-cell table:style-name="ce7"/>
          <table:table-cell table:style-name="ce208" office:value-type="string" calcext:value-type="string">
            <text:p>Partnerships</text:p>
          </table:table-cell>
          <table:table-cell table:style-name="ce208"/>
          <table:table-cell table:style-name="ce210"/>
          <table:table-cell table:style-name="ce90" office:value-type="string" calcext:value-type="string" table:number-columns-spanned="1" table:number-rows-spanned="3">
            <text:p>Sponsorships of partner activities, joint trainings &amp; seminars, research articles included in their magazines and also joint research on issues affecting the industry.</text:p>
          </table:table-cell>
          <table:table-cell table:style-name="ce210" table:number-columns-repeated="2"/>
          <table:table-cell table:style-name="ce210" office:value-type="string" calcext:value-type="string">
            <text:p><text:span text:style-name="T4">B/ness Devp</text:span>: Seek partnerships and areas of co-operation with other players in the Actuarial, Insurance &amp; Pension industry to build networks, create product awareness, pitch to partner clients, special collaborations and hence further our business.</text:p>
          </table:table-cell>
          <table:table-cell table:style-name="ce210"/>
          <table:table-cell table:style-name="ce208" table:number-columns-repeated="3"/>
          <table:table-cell table:style-name="ce210"/>
          <table:table-cell table:style-name="ce90" office:value-type="string" calcext:value-type="string" table:number-columns-spanned="1" table:number-rows-spanned="3">
            <text:p>Video, graphics, brochures, banners</text:p>
          </table:table-cell>
          <table:table-cell table:style-name="ce210"/>
          <table:table-cell table:style-name="ce90"/>
          <table:table-cell table:style-name="ce210"/>
          <table:table-cell table:style-name="ce208"/>
          <table:table-cell table:style-name="ce210"/>
          <table:table-cell table:style-name="ce90" office:value-type="string" calcext:value-type="string" table:number-columns-spanned="1" table:number-rows-spanned="3">
            <text:p>Business growth (No. of new clients &amp; business)</text:p>
          </table:table-cell>
          <table:table-cell table:style-name="ce210"/>
          <table:table-cell table:style-name="ce208"/>
          <table:table-cell table:style-name="ce90" office:value-type="string" calcext:value-type="string" table:number-columns-spanned="1" table:number-rows-spanned="3">
            <text:p>Business growth (No. of new clients &amp; business)</text:p>
          </table:table-cell>
          <table:table-cell table:style-name="ce210" table:number-columns-repeated="2"/>
        </table:table-row>
        <table:table-row table:style-name="ro1">
          <table:covered-table-cell table:style-name="ce265"/>
          <table:covered-table-cell table:style-name="ce4"/>
          <table:table-cell table:style-name="ce7"/>
          <table:table-cell table:style-name="ce4" table:number-columns-repeated="2"/>
          <table:table-cell table:style-name="ce16"/>
          <table:covered-table-cell table:style-name="ce4"/>
          <table:table-cell table:style-name="ce16" table:number-columns-repeated="4"/>
          <table:table-cell table:style-name="ce4" table:number-columns-repeated="3"/>
          <table:table-cell table:style-name="ce16"/>
          <table:covered-table-cell table:style-name="ce16"/>
          <table:table-cell table:style-name="ce16" table:number-columns-repeated="3"/>
          <table:table-cell table:style-name="ce4"/>
          <table:table-cell table:style-name="ce16"/>
          <table:covered-table-cell table:style-name="ce16"/>
          <table:table-cell table:style-name="ce16"/>
          <table:table-cell table:style-name="ce4"/>
          <table:covered-table-cell table:style-name="ce16"/>
          <table:table-cell table:style-name="ce16" table:number-columns-repeated="2"/>
        </table:table-row>
        <table:table-row table:style-name="ro1">
          <table:covered-table-cell table:style-name="ce265"/>
          <table:covered-table-cell table:style-name="ce4"/>
          <table:table-cell table:style-name="ce7"/>
          <table:table-cell table:style-name="ce4" table:number-columns-repeated="2"/>
          <table:table-cell table:style-name="ce16"/>
          <table:covered-table-cell table:style-name="ce4"/>
          <table:table-cell table:style-name="ce16" table:number-columns-repeated="4"/>
          <table:table-cell table:style-name="ce4" table:number-columns-repeated="3"/>
          <table:table-cell table:style-name="ce16"/>
          <table:covered-table-cell table:style-name="ce16"/>
          <table:table-cell table:style-name="ce16" table:number-columns-repeated="3"/>
          <table:table-cell table:style-name="ce4"/>
          <table:table-cell table:style-name="ce16"/>
          <table:covered-table-cell table:style-name="ce16"/>
          <table:table-cell table:style-name="ce16"/>
          <table:table-cell table:style-name="ce4"/>
          <table:covered-table-cell table:style-name="ce16"/>
          <table:table-cell table:style-name="ce16" table:number-columns-repeated="2"/>
        </table:table-row>
        <table:table-row table:style-name="ro1">
          <table:covered-table-cell table:style-name="ce265"/>
          <table:covered-table-cell table:style-name="ce4"/>
          <table:table-cell table:style-name="ce7"/>
          <table:table-cell table:style-name="ce5" table:number-columns-repeated="2"/>
          <table:table-cell table:style-name="ce262"/>
          <table:table-cell table:style-name="ce5"/>
          <table:table-cell table:style-name="ce262" table:number-columns-repeated="4"/>
          <table:table-cell table:style-name="ce5" table:number-columns-repeated="3"/>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number-columns-repeated="3"/>
        </table:table-row>
        <table:table-row table:style-name="ro21">
          <table:covered-table-cell table:style-name="ce265"/>
          <table:covered-table-cell table:style-name="ce4"/>
          <table:table-cell table:style-name="ce7"/>
          <table:table-cell table:style-name="ce16" office:value-type="string" calcext:value-type="string">
            <text:p>Prudent finance management</text:p>
          </table:table-cell>
          <table:table-cell table:style-name="ce4" office:value-type="string" calcext:value-type="string">
            <text:p>Financial metrics for cost control and monitoring</text:p>
          </table:table-cell>
          <table:table-cell table:style-name="ce16" office:value-type="string" calcext:value-type="string">
            <text:p>Provide the financial reports on a month by month basis</text:p>
          </table:table-cell>
          <table:table-cell table:style-name="ce16"/>
          <table:table-cell table:style-name="ce16" office:value-type="string" calcext:value-type="string">
            <text:p>Provide cost reports on a monthly basis</text:p>
          </table:table-cell>
          <table:table-cell table:style-name="ce16" table:number-columns-repeated="2"/>
          <table:table-cell table:style-name="ce246" office:value-type="string" calcext:value-type="string">
            <text:p>Provide cost reports on a monthly basis</text:p>
          </table:table-cell>
          <table:table-cell table:style-name="ce16"/>
          <table:table-cell table:style-name="ce4" table:number-columns-repeated="2"/>
          <table:table-cell table:style-name="ce16"/>
          <table:table-cell table:style-name="ce4"/>
          <table:table-cell table:style-name="ce16"/>
          <table:table-cell table:style-name="ce4"/>
          <table:table-cell table:style-name="ce16"/>
          <table:table-cell table:style-name="ce4"/>
          <table:table-cell table:style-name="ce16" office:value-type="string" calcext:value-type="string">
            <text:p>Month-on-month </text:p>
          </table:table-cell>
          <table:table-cell table:style-name="ce4"/>
          <table:table-cell table:style-name="ce16" office:value-type="string" calcext:value-type="string">
            <text:p>Tracking month-to-month cost comparisons leading to cost rationalization and minimizing runaway costs.</text:p>
          </table:table-cell>
          <table:table-cell table:style-name="ce4" office:value-type="string" calcext:value-type="string">
            <text:p>Month-on-month </text:p>
          </table:table-cell>
          <table:table-cell table:style-name="ce16"/>
          <table:table-cell table:style-name="ce16" office:value-type="string" calcext:value-type="string">
            <text:p>Tracking month-to-month cost comparisons leading to cost rationalization and minimizing runaway costs.</text:p>
          </table:table-cell>
          <table:table-cell table:style-name="ce16"/>
        </table:table-row>
        <table:table-row table:style-name="ro21">
          <table:covered-table-cell table:style-name="ce265"/>
          <table:covered-table-cell table:style-name="ce4"/>
          <table:table-cell table:style-name="ce7"/>
          <table:table-cell table:style-name="ce4" table:number-columns-repeated="2"/>
          <table:table-cell table:style-name="ce16"/>
          <table:table-cell table:style-name="ce4"/>
          <table:table-cell table:style-name="ce16" office:value-type="string" calcext:value-type="string">
            <text:p>Provide financial management reports on a quarterly basis</text:p>
          </table:table-cell>
          <table:table-cell table:style-name="ce16" table:number-columns-repeated="2"/>
          <table:table-cell table:style-name="ce246" office:value-type="string" calcext:value-type="string">
            <text:p>Provide financial management reports (eg. P&amp;L, cashflow statement) on a quarterly basis.</text:p>
          </table:table-cell>
          <table:table-cell table:style-name="ce4" table:number-columns-repeated="3"/>
          <table:table-cell table:style-name="ce16"/>
          <table:table-cell table:style-name="ce4"/>
          <table:table-cell table:style-name="ce16"/>
          <table:table-cell table:style-name="ce4"/>
          <table:table-cell table:style-name="ce16"/>
          <table:table-cell table:style-name="ce4"/>
          <table:table-cell table:style-name="ce16"/>
          <table:table-cell table:style-name="ce4"/>
          <table:table-cell table:style-name="ce16" office:value-type="string" calcext:value-type="string">
            <text:p>Hands-on tracking of performance for correct financial position and providing feedback for strategic decision-making.</text:p>
          </table:table-cell>
          <table:table-cell table:style-name="ce4"/>
          <table:table-cell table:style-name="ce16"/>
          <table:table-cell table:style-name="ce16" office:value-type="string" calcext:value-type="string">
            <text:p>Hands-on tracking of performance for correct financial position and providing feedback for decision-making.</text:p>
          </table:table-cell>
          <table:table-cell table:style-name="ce16"/>
        </table:table-row>
        <table:table-row table:style-name="ro21">
          <table:covered-table-cell table:style-name="ce265"/>
          <table:covered-table-cell table:style-name="ce4"/>
          <table:table-cell table:style-name="ce7"/>
          <table:table-cell table:style-name="ce4" table:number-columns-repeated="2"/>
          <table:table-cell table:style-name="ce16"/>
          <table:table-cell table:style-name="ce4"/>
          <table:table-cell table:style-name="ce16" table:number-columns-repeated="3"/>
          <table:table-cell table:style-name="ce246" office:value-type="string" calcext:value-type="string">
            <text:p>Upload accounts to the accounting software and submit annual statements for auditing.</text:p>
          </table:table-cell>
          <table:table-cell table:style-name="ce4" table:number-columns-repeated="3"/>
          <table:table-cell table:style-name="ce16"/>
          <table:table-cell table:style-name="ce4"/>
          <table:table-cell table:style-name="ce16"/>
          <table:table-cell table:style-name="ce4"/>
          <table:table-cell table:style-name="ce16"/>
          <table:table-cell table:style-name="ce4"/>
          <table:table-cell table:style-name="ce16"/>
          <table:table-cell table:style-name="ce4"/>
          <table:table-cell table:style-name="ce16"/>
          <table:table-cell table:style-name="ce4"/>
          <table:table-cell table:style-name="ce16"/>
          <table:table-cell table:style-name="ce16" office:value-type="string" calcext:value-type="string">
            <text:p>Timely submission of annual statements.</text:p>
          </table:table-cell>
          <table:table-cell table:style-name="ce16"/>
        </table:table-row>
        <table:table-row table:style-name="ro24">
          <table:covered-table-cell table:style-name="ce265"/>
          <table:covered-table-cell table:style-name="ce5"/>
          <table:table-cell table:style-name="ce212"/>
          <table:table-cell table:style-name="ce5" table:number-columns-repeated="2"/>
          <table:table-cell table:style-name="ce262"/>
          <table:table-cell table:style-name="ce5"/>
          <table:table-cell table:style-name="ce262" table:number-columns-repeated="3"/>
          <table:table-cell table:style-name="ce246" office:value-type="string" calcext:value-type="string">
            <text:p>To issue proforma &amp; final tax invoices to clients on schedule.</text:p>
          </table:table-cell>
          <table:table-cell table:style-name="ce5" table:number-columns-repeated="3"/>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table-cell table:style-name="ce5"/>
          <table:table-cell table:style-name="ce262"/>
          <table:table-cell table:style-name="ce16" office:value-type="string" calcext:value-type="string">
            <text:p>Prompt billing, client payments &amp; payment tracking. <text:s/></text:p>
          </table:table-cell>
          <table:table-cell table:style-name="ce262"/>
        </table:table-row>
        <table:table-row table:style-name="ro22">
          <table:covered-table-cell table:style-name="ce265"/>
          <table:table-cell table:style-name="ce80" office:value-type="string" calcext:value-type="string" table:number-columns-spanned="1" table:number-rows-spanned="23">
            <text:p>Customer</text:p>
          </table:table-cell>
          <table:table-cell table:style-name="ce220" office:value-type="string" calcext:value-type="string">
            <text:p>1. To provide pioneering, value adding &amp; innovative solutions to our clients.</text:p>
          </table:table-cell>
          <table:table-cell table:style-name="ce210" office:value-type="string" calcext:value-type="string">
            <text:p>Marketing &amp; Business Development</text:p>
          </table:table-cell>
          <table:table-cell table:style-name="ce208" office:value-type="string" calcext:value-type="string">
            <text:p>Release of researches </text:p>
          </table:table-cell>
          <table:table-cell table:style-name="ce210" office:value-type="string" calcext:value-type="string">
            <text:p>1. Prepare cutting edge &amp; informative industry-based researches to be released to the public. 2. To make presentation and provide response as required to any queries raised on the same by the public. </text:p>
          </table:table-cell>
          <table:table-cell table:style-name="ce210" office:value-type="string" calcext:value-type="string">
            <text:p>1. Develop research content and submit for publication on the website and other media.</text:p>
          </table:table-cell>
          <table:table-cell table:style-name="ce89" office:value-type="string" calcext:value-type="string" table:number-columns-spanned="1" table:number-rows-spanned="8">
            <text:p>Co-ordinate roll-out, video &amp; graphic work, arrange conference facilities, printing of product &amp; marketing material, publicity and media campaigns. Provide cost quotations for service providers to finance for payment. </text:p>
          </table:table-cell>
          <table:table-cell table:style-name="ce210" office:value-type="string" calcext:value-type="string">
            <text:p>To upload the researches on website &amp; social media. </text:p>
          </table:table-cell>
          <table:table-cell table:style-name="ce210" office:value-type="string" calcext:value-type="string">
            <text:p><text:span text:style-name="T2">Marketer/Content Manager</text:span><text:span text:style-name="T3">: To direct traffic to the released researches.</text:span></text:p>
          </table:table-cell>
          <table:table-cell table:style-name="ce246" office:value-type="string" calcext:value-type="string">
            <text:p>To follow up debtors with large account receivables for payment.</text:p>
          </table:table-cell>
          <table:table-cell table:style-name="ce208" table:number-columns-repeated="3"/>
          <table:table-cell table:style-name="ce210" table:number-columns-repeated="2"/>
          <table:table-cell table:style-name="ce89" office:value-type="string" calcext:value-type="string" table:number-columns-spanned="1" table:number-rows-spanned="8">
            <text:p>Videographers, graphic designers, printing, advertising agencies, client networks</text:p>
          </table:table-cell>
          <table:table-cell table:style-name="ce210"/>
          <table:table-cell table:style-name="ce89" office:value-type="string" calcext:value-type="string" table:number-columns-spanned="1" table:number-rows-spanned="8">
            <text:p>as per specs</text:p>
          </table:table-cell>
          <table:table-cell table:style-name="ce208"/>
          <table:table-cell table:style-name="ce210" office:value-type="string" calcext:value-type="string">
            <text:p>1. Number of high quality researches released. 2. Number of downloads from the website. 3. No. of conversations, likes, comments, forwards on social media. </text:p>
          </table:table-cell>
          <table:table-cell table:style-name="ce210" office:value-type="string" calcext:value-type="string">
            <text:p>Release researches on a quarterly, half-yearly &amp; annual basis.</text:p>
          </table:table-cell>
          <table:table-cell table:style-name="ce89" office:value-type="string" calcext:value-type="string" table:number-columns-spanned="1" table:number-rows-spanned="8">
            <text:p>Successful roll out of researches, webinars, presentations, articles and business conversions as a result.</text:p>
          </table:table-cell>
          <table:table-cell table:style-name="ce208"/>
          <table:table-cell table:style-name="ce89" office:value-type="string" calcext:value-type="string" table:number-columns-spanned="1" table:number-rows-spanned="6">
            <text:p>Build new relationships &amp; partnerships (Clients &amp; business conversions on to the product)</text:p>
          </table:table-cell>
          <table:table-cell table:style-name="ce16" office:value-type="string" calcext:value-type="string">
            <text:p>Reduction in debt. Good debt Management.</text:p>
          </table:table-cell>
          <table:table-cell table:style-name="ce210" office:value-type="string" calcext:value-type="string">
            <text:p>Updated website.</text:p>
          </table:table-cell>
        </table:table-row>
        <table:table-row table:style-name="ro25">
          <table:covered-table-cell table:style-name="ce265"/>
          <table:covered-table-cell table:style-name="ce269"/>
          <table:table-cell table:style-name="ce7"/>
          <table:table-cell table:style-name="ce4"/>
          <table:table-cell table:style-name="ce4" office:value-type="string" calcext:value-type="string">
            <text:p>Client Forums</text:p>
          </table:table-cell>
          <table:table-cell table:style-name="ce274" office:value-type="string" calcext:value-type="string">
            <text:p>Participate in client forums where arranged to market products</text:p>
          </table:table-cell>
          <table:table-cell table:style-name="ce16" office:value-type="string" calcext:value-type="string">
            <text:p>Conduct trustee trainings, member education and prepare pensioners for retirement.</text:p>
          </table:table-cell>
          <table:covered-table-cell table:style-name="ce16"/>
          <table:table-cell table:style-name="ce16"/>
          <table:table-cell table:style-name="ce16" office:value-type="string" calcext:value-type="string">
            <text:p><text:span text:style-name="T2">BD/M</text:span><text:span text:style-name="T3">: To communicate &amp; publicize the forums.</text:span></text:p>
          </table:table-cell>
          <table:table-cell table:style-name="ce246" office:value-type="string" calcext:value-type="string">
            <text:p>To reconcile &amp; track payments received in the bank account. </text:p>
          </table:table-cell>
          <table:table-cell table:style-name="ce4" table:number-columns-repeated="3"/>
          <table:table-cell table:number-columns-repeated="2" table:style-name="ce16" office:value-type="string" calcext:value-type="string">
            <text:p>Conference facilities, Presentation materials, Branded gifts, Refreshments</text:p>
          </table:table-cell>
          <table:covered-table-cell table:style-name="ce16"/>
          <table:table-cell table:style-name="ce16"/>
          <table:covered-table-cell table:style-name="ce16"/>
          <table:table-cell table:style-name="ce4"/>
          <table:table-cell table:number-columns-repeated="2" table:style-name="ce16" office:value-type="string" calcext:value-type="string">
            <text:p>1. No. of forums to current &amp; targeted clients and income generated. <text:s/>2. No. of people signed up to take up the products as a result of the webinar presentation.</text:p>
          </table:table-cell>
          <table:covered-table-cell table:style-name="ce16"/>
          <table:table-cell table:style-name="ce4"/>
          <table:covered-table-cell table:style-name="ce16"/>
          <table:table-cell table:style-name="ce16" office:value-type="string" calcext:value-type="string">
            <text:p>Payment tracking and balancing of accounts.</text:p>
          </table:table-cell>
          <table:table-cell table:style-name="ce16"/>
        </table:table-row>
        <table:table-row table:style-name="ro26">
          <table:covered-table-cell table:style-name="ce265"/>
          <table:covered-table-cell table:style-name="ce269"/>
          <table:table-cell table:style-name="ce7"/>
          <table:table-cell table:style-name="ce4"/>
          <table:table-cell table:style-name="ce4" office:value-type="string" calcext:value-type="string">
            <text:p>Webinars</text:p>
          </table:table-cell>
          <table:table-cell table:style-name="ce275" office:value-type="string" calcext:value-type="string">
            <text:p>Prepare content for webinars where appropriate and give talks.</text:p>
          </table:table-cell>
          <table:table-cell table:style-name="ce16" office:value-type="string" calcext:value-type="string">
            <text:p>Prepare trainings and pension talks for presentation to clients &amp; prospective schemes outside the country through webinars.</text:p>
          </table:table-cell>
          <table:covered-table-cell table:style-name="ce16"/>
          <table:table-cell table:style-name="ce16"/>
          <table:table-cell table:style-name="ce16" office:value-type="string" calcext:value-type="string">
            <text:p><text:span text:style-name="T2">BD/M</text:span><text:span text:style-name="T3">: To communicate &amp; publicize the forums.</text:span></text:p>
          </table:table-cell>
          <table:table-cell table:style-name="ce16" office:value-type="string" calcext:value-type="string">
            <text:p>To collect account performance per quarter for review against set targets.</text:p>
          </table:table-cell>
          <table:table-cell table:style-name="ce4" table:number-columns-repeated="3"/>
          <table:table-cell table:number-columns-repeated="2" table:style-name="ce16" office:value-type="string" calcext:value-type="string">
            <text:p>Videographers, Graphic designers</text:p>
          </table:table-cell>
          <table:covered-table-cell table:style-name="ce16"/>
          <table:table-cell table:style-name="ce16"/>
          <table:covered-table-cell table:style-name="ce16"/>
          <table:table-cell table:style-name="ce4"/>
          <table:table-cell table:number-columns-repeated="2" table:style-name="ce16" office:value-type="string" calcext:value-type="string">
            <text:p>1. No. of people logged in for the webinars. 2. No. of people signed up to take up the products as a result of the webinar presentation.</text:p>
          </table:table-cell>
          <table:covered-table-cell table:style-name="ce16"/>
          <table:table-cell table:style-name="ce4"/>
          <table:covered-table-cell table:style-name="ce16"/>
          <table:table-cell table:style-name="ce16" office:value-type="string" calcext:value-type="string">
            <text:p>Quarterly review of financial performance for appropriate decision-making.</text:p>
          </table:table-cell>
          <table:table-cell table:style-name="ce16"/>
        </table:table-row>
        <table:table-row table:style-name="ro18">
          <table:covered-table-cell table:style-name="ce265"/>
          <table:covered-table-cell table:style-name="ce269"/>
          <table:table-cell table:style-name="ce213" office:value-type="string" calcext:value-type="string">
            <text:p>2. To build enhanced, dedicated and trusted relationships with our clients.</text:p>
          </table:table-cell>
          <table:table-cell table:style-name="ce4"/>
          <table:table-cell table:style-name="ce4" office:value-type="string" calcext:value-type="string">
            <text:p>Presentations</text:p>
          </table:table-cell>
          <table:table-cell table:style-name="ce275" office:value-type="string" calcext:value-type="string">
            <text:p>Make presentations to clients &amp; public on various products where required.</text:p>
          </table:table-cell>
          <table:table-cell table:style-name="ce16" office:value-type="string" calcext:value-type="string">
            <text:p>Include upselling slides &amp; improve designs in client trainings &amp; forums.</text:p>
          </table:table-cell>
          <table:covered-table-cell table:style-name="ce16"/>
          <table:table-cell table:style-name="ce16"/>
          <table:table-cell table:style-name="ce16" office:value-type="string" calcext:value-type="string">
            <text:p><text:span text:style-name="T2">BD/M</text:span><text:span text:style-name="T3">: To communicate &amp; publicize the forums.</text:span></text:p>
          </table:table-cell>
          <table:table-cell table:style-name="ce262"/>
          <table:table-cell table:style-name="ce4" table:number-columns-repeated="3"/>
          <table:table-cell table:number-columns-repeated="2" table:style-name="ce16" office:value-type="string" calcext:value-type="string">
            <text:p>Conference facilities, Presentation materials, Branded gifts, Refreshments</text:p>
          </table:table-cell>
          <table:covered-table-cell table:style-name="ce16"/>
          <table:table-cell table:style-name="ce16"/>
          <table:covered-table-cell table:style-name="ce16"/>
          <table:table-cell table:style-name="ce4"/>
          <table:table-cell table:number-columns-repeated="2" table:style-name="ce16" office:value-type="string" calcext:value-type="string">
            <text:p>More awareness created for our products leading to customer confidence and referrals.</text:p>
          </table:table-cell>
          <table:covered-table-cell table:style-name="ce16"/>
          <table:table-cell table:style-name="ce4"/>
          <table:covered-table-cell table:style-name="ce16"/>
          <table:table-cell table:style-name="ce262"/>
          <table:table-cell table:style-name="ce16"/>
        </table:table-row>
        <table:table-row table:style-name="ro27">
          <table:covered-table-cell table:style-name="ce265"/>
          <table:covered-table-cell table:style-name="ce269"/>
          <table:table-cell table:style-name="ce7"/>
          <table:table-cell table:style-name="ce4"/>
          <table:table-cell table:style-name="ce4" office:value-type="string" calcext:value-type="string">
            <text:p>Articles</text:p>
          </table:table-cell>
          <table:table-cell table:style-name="ce274" office:value-type="string" calcext:value-type="string">
            <text:p>Write articles for publishing in the industry magazines</text:p>
          </table:table-cell>
          <table:table-cell table:style-name="ce16" office:value-type="string" calcext:value-type="string">
            <text:p>Prepare content for publication in magazines &amp; newspapers for marketing our products.</text:p>
          </table:table-cell>
          <table:covered-table-cell table:style-name="ce16"/>
          <table:table-cell table:style-name="ce16"/>
          <table:table-cell table:style-name="ce16" office:value-type="string" calcext:value-type="string">
            <text:p><text:span text:style-name="T2">BD/M</text:span><text:span text:style-name="T3">: To source for space from the industry magazines for publishing.</text:span></text:p>
          </table:table-cell>
          <table:table-cell table:style-name="ce92" office:value-type="string" calcext:value-type="string" table:number-columns-spanned="1" table:number-rows-spanned="8">
            <text:p>To facilitate payment disbursements to service providers. To assist in strategizing &amp; market planning.</text:p>
          </table:table-cell>
          <table:table-cell table:style-name="ce4" table:number-columns-repeated="3"/>
          <table:table-cell table:style-name="ce16" office:value-type="string" calcext:value-type="string">
            <text:p>Print Media (The Actuary, Business Daily, Student Magazines, Daily Nation etc)</text:p>
          </table:table-cell>
          <table:table-cell table:style-name="ce16"/>
          <table:covered-table-cell table:style-name="ce16"/>
          <table:table-cell table:style-name="ce16"/>
          <table:covered-table-cell table:style-name="ce16"/>
          <table:table-cell table:style-name="ce4"/>
          <table:table-cell table:style-name="ce16" office:value-type="string" calcext:value-type="string">
            <text:p>Improved visibility and business conversions.</text:p>
          </table:table-cell>
          <table:table-cell table:style-name="ce16" office:value-type="string" calcext:value-type="string">
            <text:p>Improved visibility and business conversion.</text:p>
          </table:table-cell>
          <table:covered-table-cell table:style-name="ce16"/>
          <table:table-cell table:style-name="ce4"/>
          <table:covered-table-cell table:style-name="ce16"/>
          <table:table-cell table:style-name="ce92" office:value-type="string" calcext:value-type="string" table:number-columns-spanned="1" table:number-rows-spanned="8">
            <text:p>Successful planning, implementation and roll out of researches, webinars, presentations and business conversions..</text:p>
          </table:table-cell>
          <table:table-cell table:style-name="ce16"/>
        </table:table-row>
        <table:table-row table:style-name="ro26">
          <table:covered-table-cell table:style-name="ce265"/>
          <table:covered-table-cell table:style-name="ce269"/>
          <table:table-cell table:style-name="ce7"/>
          <table:table-cell table:style-name="ce4"/>
          <table:table-cell table:style-name="ce4" office:value-type="string" calcext:value-type="string">
            <text:p>Cross-selling opportunities</text:p>
          </table:table-cell>
          <table:table-cell table:style-name="ce16" office:value-type="string" calcext:value-type="string">
            <text:p>Recommend new services to new and existing clients.</text:p>
          </table:table-cell>
          <table:table-cell table:style-name="ce16" office:value-type="string" calcext:value-type="string">
            <text:p>Introduce existing clients to other areas of consultation beyond the scope of assignments in the areas of: Annuities, Income Drawdown, Post Retirement Medical Plans &amp; Pension System.</text:p>
          </table:table-cell>
          <table:covered-table-cell table:style-name="ce16"/>
          <table:table-cell table:style-name="ce16"/>
          <table:table-cell table:style-name="ce16" office:value-type="string" calcext:value-type="string">
            <text:p><text:span text:style-name="T2">Business Development:</text:span><text:span text:style-name="T3"> Draft proposals on the new service to be launched.</text:span></text:p>
          </table:table-cell>
          <table:covered-table-cell table:style-name="ce16"/>
          <table:table-cell table:style-name="ce4" table:number-columns-repeated="3"/>
          <table:table-cell table:style-name="ce16" office:value-type="string" calcext:value-type="string">
            <text:p>Prospectus, brochures</text:p>
          </table:table-cell>
          <table:table-cell table:style-name="ce16"/>
          <table:covered-table-cell table:style-name="ce16"/>
          <table:table-cell table:style-name="ce16"/>
          <table:covered-table-cell table:style-name="ce16"/>
          <table:table-cell table:style-name="ce4"/>
          <table:table-cell table:style-name="ce16" office:value-type="string" calcext:value-type="string">
            <text:p>1. Number of additional quality services released and recommended. 2. Number of new sales as a result </text:p>
          </table:table-cell>
          <table:table-cell table:style-name="ce16" office:value-type="string" calcext:value-type="string">
            <text:p>Increased customer spending within the company.</text:p>
          </table:table-cell>
          <table:covered-table-cell table:style-name="ce16"/>
          <table:table-cell table:style-name="ce4"/>
          <table:covered-table-cell table:number-columns-repeated="2" table:style-name="ce16"/>
          <table:table-cell table:style-name="ce16"/>
        </table:table-row>
        <table:table-row table:style-name="ro18">
          <table:covered-table-cell table:style-name="ce265"/>
          <table:covered-table-cell table:style-name="ce269"/>
          <table:table-cell table:style-name="ce213" office:value-type="string" calcext:value-type="string">
            <text:p>3. To provide service beyond exception.</text:p>
          </table:table-cell>
          <table:table-cell table:style-name="ce4"/>
          <table:table-cell table:style-name="ce4" office:value-type="string" calcext:value-type="string">
            <text:p>New Markets</text:p>
          </table:table-cell>
          <table:table-cell table:style-name="ce16"/>
          <table:table-cell table:style-name="ce16" office:value-type="string" calcext:value-type="string">
            <text:p>Present a prospectus to schemes &amp; clients in new markets on our areas of consultations.</text:p>
          </table:table-cell>
          <table:covered-table-cell table:style-name="ce16"/>
          <table:table-cell table:style-name="ce16"/>
          <table:table-cell table:style-name="ce16" office:value-type="string" calcext:value-type="string">
            <text:p><text:span text:style-name="T2">Business Development</text:span><text:span text:style-name="T3">: To prepare prospectus, company profile &amp; emails to prospective clients in new countries &amp;/or markets.</text:span></text:p>
          </table:table-cell>
          <table:covered-table-cell table:style-name="ce16"/>
          <table:table-cell table:style-name="ce4" table:number-columns-repeated="3"/>
          <table:table-cell table:style-name="ce16" table:number-columns-repeated="2"/>
          <table:covered-table-cell table:style-name="ce16"/>
          <table:table-cell table:style-name="ce16"/>
          <table:covered-table-cell table:style-name="ce16"/>
          <table:table-cell table:style-name="ce4"/>
          <table:table-cell table:style-name="ce16"/>
          <table:table-cell table:style-name="ce16" office:value-type="string" calcext:value-type="string">
            <text:p>No. of new clients &amp; business converted to the company.</text:p>
          </table:table-cell>
          <table:covered-table-cell table:style-name="ce16"/>
          <table:table-cell table:style-name="ce4"/>
          <table:table-cell table:style-name="ce16" office:value-type="string" calcext:value-type="string">
            <text:p>Build new relationships &amp; partnerships (Clients &amp; business conversions on to the product)</text:p>
          </table:table-cell>
          <table:covered-table-cell table:style-name="ce16"/>
          <table:table-cell table:style-name="ce16"/>
        </table:table-row>
        <table:table-row table:style-name="ro27">
          <table:covered-table-cell table:style-name="ce265"/>
          <table:covered-table-cell table:style-name="ce269"/>
          <table:table-cell table:style-name="ce7"/>
          <table:table-cell table:style-name="ce4" table:number-columns-repeated="2"/>
          <table:table-cell table:style-name="ce274" office:value-type="string" calcext:value-type="string">
            <text:p>Work with BD &amp; marketing team for prospecting our comprehensive set of services to new markets.</text:p>
          </table:table-cell>
          <table:table-cell table:style-name="ce16"/>
          <table:covered-table-cell table:style-name="ce16"/>
          <table:table-cell table:style-name="ce16" table:number-columns-repeated="2"/>
          <table:covered-table-cell table:style-name="ce16"/>
          <table:table-cell table:style-name="ce4" table:number-columns-repeated="3"/>
          <table:table-cell table:style-name="ce16" office:value-type="string" calcext:value-type="string">
            <text:p>Company Profile, Prospectus, brochures</text:p>
          </table:table-cell>
          <table:table-cell table:style-name="ce16"/>
          <table:covered-table-cell table:style-name="ce16"/>
          <table:table-cell table:style-name="ce16"/>
          <table:covered-table-cell table:style-name="ce16"/>
          <table:table-cell table:style-name="ce4"/>
          <table:table-cell table:style-name="ce16" office:value-type="string" calcext:value-type="string">
            <text:p>1. No. of new clients onboarded 2. No. of enquiries and quotations requested </text:p>
          </table:table-cell>
          <table:table-cell table:style-name="ce16"/>
          <table:covered-table-cell table:style-name="ce16"/>
          <table:table-cell table:style-name="ce4"/>
          <table:table-cell table:style-name="ce16"/>
          <table:covered-table-cell table:style-name="ce16"/>
          <table:table-cell table:style-name="ce16"/>
        </table:table-row>
        <table:table-row table:style-name="ro21">
          <table:covered-table-cell table:style-name="ce265"/>
          <table:covered-table-cell table:style-name="ce269"/>
          <table:table-cell table:style-name="ce213" office:value-type="string" calcext:value-type="string">
            <text:p>4. To build share of customer spending with the company.</text:p>
          </table:table-cell>
          <table:table-cell table:style-name="ce5" table:number-columns-repeated="2"/>
          <table:table-cell table:style-name="ce16"/>
          <table:table-cell table:style-name="ce262" table:number-columns-repeated="4"/>
          <table:covered-table-cell table:style-name="ce16"/>
          <table:table-cell table:style-name="ce5" table:number-columns-repeated="3"/>
          <table:table-cell table:style-name="ce16"/>
          <table:table-cell table:style-name="ce262" table:number-columns-repeated="4"/>
          <table:table-cell table:style-name="ce5"/>
          <table:table-cell table:style-name="ce16"/>
          <table:table-cell table:style-name="ce262" table:number-columns-repeated="2"/>
          <table:table-cell table:style-name="ce5"/>
          <table:table-cell table:style-name="ce262"/>
          <table:covered-table-cell table:style-name="ce16"/>
          <table:table-cell table:style-name="ce262"/>
        </table:table-row>
        <table:table-row table:style-name="ro18">
          <table:covered-table-cell table:style-name="ce265"/>
          <table:covered-table-cell table:style-name="ce269"/>
          <table:table-cell table:style-name="ce7"/>
          <table:table-cell table:style-name="ce208" office:value-type="string" calcext:value-type="string">
            <text:p>Branding &amp; Perception</text:p>
          </table:table-cell>
          <table:table-cell table:style-name="ce208" office:value-type="string" calcext:value-type="string">
            <text:p>Website </text:p>
          </table:table-cell>
          <table:table-cell table:style-name="ce262"/>
          <table:table-cell table:style-name="ce16" office:value-type="string" calcext:value-type="string">
            <text:p>Update pension content on the website &amp; help improve design and presentation.</text:p>
          </table:table-cell>
          <table:table-cell table:style-name="ce16" office:value-type="string" calcext:value-type="string">
            <text:p>Revamp company website.</text:p>
          </table:table-cell>
          <table:table-cell table:style-name="ce16" office:value-type="string" calcext:value-type="string">
            <text:p>Revamp website, keep website updated with current info, provide maintenance and troubleshooting of any system issues. </text:p>
          </table:table-cell>
          <table:table-cell table:style-name="ce210" office:value-type="string" calcext:value-type="string">
            <text:p><text:span text:style-name="T2">Marketer/Content Manager</text:span><text:span text:style-name="T3">: To direct traffic to the revamped website.</text:span></text:p>
          </table:table-cell>
          <table:covered-table-cell table:style-name="ce16"/>
          <table:table-cell table:style-name="ce4"/>
          <table:table-cell table:style-name="ce208" table:number-columns-repeated="2"/>
          <table:table-cell table:style-name="ce262"/>
          <table:table-cell table:style-name="ce210" office:value-type="string" calcext:value-type="string">
            <text:p>Graphic web designer</text:p>
          </table:table-cell>
          <table:table-cell table:style-name="ce210" office:value-type="string" calcext:value-type="string">
            <text:p>Designer – James Kaigai</text:p>
          </table:table-cell>
          <table:table-cell table:style-name="ce210"/>
          <table:table-cell table:style-name="ce287" office:value-type="float" office:value="40000" calcext:value-type="float">
            <text:p>40,000.00</text:p>
          </table:table-cell>
          <table:table-cell table:style-name="ce4"/>
          <table:table-cell table:style-name="ce262"/>
          <table:table-cell table:style-name="ce90" office:value-type="string" calcext:value-type="string" table:number-columns-spanned="1" table:number-rows-spanned="8">
            <text:p>Increased traffic to the website, social media buzz created, <text:s/>number of customer enquiries and purchases, .</text:p>
          </table:table-cell>
          <table:table-cell table:style-name="ce210" office:value-type="string" calcext:value-type="string">
            <text:p>Increase traffic to the website by an agreed %age</text:p>
          </table:table-cell>
          <table:table-cell table:style-name="ce208"/>
          <table:table-cell table:style-name="ce89" office:value-type="string" calcext:value-type="string" table:number-columns-spanned="1" table:number-rows-spanned="6">
            <text:p>Build new relationships &amp; partnerships (Clients &amp; business conversions on to the product)</text:p>
          </table:table-cell>
          <table:covered-table-cell table:style-name="ce16"/>
          <table:table-cell table:style-name="ce213" office:value-type="string" calcext:value-type="string">
            <text:p>Up-to-date website and design.</text:p>
          </table:table-cell>
        </table:table-row>
        <table:table-row table:style-name="ro21">
          <table:covered-table-cell table:style-name="ce265"/>
          <table:covered-table-cell table:style-name="ce269"/>
          <table:table-cell table:style-name="ce7"/>
          <table:table-cell table:style-name="ce4"/>
          <table:table-cell table:style-name="ce4" office:value-type="string" calcext:value-type="string">
            <text:p>Company Profile</text:p>
          </table:table-cell>
          <table:table-cell table:style-name="ce16" office:value-type="string" calcext:value-type="string">
            <text:p>Update content on the website &amp; help improve design and presentation.</text:p>
          </table:table-cell>
          <table:table-cell table:style-name="ce16" office:value-type="string" calcext:value-type="string">
            <text:p>Participate in structuring the pension profile and improve on product awareness, image &amp; identification.</text:p>
          </table:table-cell>
          <table:table-cell table:style-name="ce16" office:value-type="string" calcext:value-type="string">
            <text:p>Design and production of a company profile.</text:p>
          </table:table-cell>
          <table:table-cell table:style-name="ce16"/>
          <table:table-cell table:style-name="ce16" office:value-type="string" calcext:value-type="string">
            <text:p>To distribute the profiles to prospective clients.</text:p>
          </table:table-cell>
          <table:covered-table-cell table:style-name="ce16"/>
          <table:table-cell table:style-name="ce4" table:number-columns-repeated="3"/>
          <table:table-cell table:style-name="ce210" office:value-type="string" calcext:value-type="string">
            <text:p>Graphic web designer</text:p>
          </table:table-cell>
          <table:table-cell table:style-name="ce16" office:value-type="string" calcext:value-type="string">
            <text:p>Printing materials, graphic designer</text:p>
          </table:table-cell>
          <table:table-cell table:style-name="ce16" office:value-type="string" calcext:value-type="string">
            <text:p>Brand Shack Ltd</text:p>
          </table:table-cell>
          <table:table-cell table:style-name="ce16"/>
          <table:table-cell table:style-name="ce287" office:value-type="float" office:value="30000" calcext:value-type="float">
            <text:p>30,000.00</text:p>
          </table:table-cell>
          <table:table-cell table:style-name="ce4"/>
          <table:table-cell table:style-name="ce90" office:value-type="string" calcext:value-type="string" table:number-columns-spanned="1" table:number-rows-spanned="8">
            <text:p>Increased traffic to the website, social media buzz created, <text:s/>number of customer enquiries and purchases, .</text:p>
          </table:table-cell>
          <table:covered-table-cell table:style-name="ce16"/>
          <table:table-cell table:style-name="ce16" office:value-type="string" calcext:value-type="string">
            <text:p>Enhancing image &amp; on-boarding of new clients.</text:p>
          </table:table-cell>
          <table:table-cell table:style-name="ce4"/>
          <table:covered-table-cell table:number-columns-repeated="2" table:style-name="ce16"/>
          <table:table-cell table:style-name="ce16"/>
        </table:table-row>
        <table:table-row table:style-name="ro21">
          <table:covered-table-cell table:style-name="ce265"/>
          <table:covered-table-cell table:style-name="ce269"/>
          <table:table-cell table:style-name="ce213" office:value-type="string" calcext:value-type="string">
            <text:p>5. To target, acquire, satisfy and retain our customers.</text:p>
          </table:table-cell>
          <table:table-cell table:style-name="ce4"/>
          <table:table-cell table:style-name="ce4" office:value-type="string" calcext:value-type="string">
            <text:p>Bios</text:p>
          </table:table-cell>
          <table:table-cell table:style-name="ce16" office:value-type="string" calcext:value-type="string">
            <text:p>Participate in structuring the technical profile and improve on product awareness, image &amp; identification.</text:p>
          </table:table-cell>
          <table:table-cell table:style-name="ce16" office:value-type="string" calcext:value-type="string">
            <text:p>Available bios focused on value addition.</text:p>
          </table:table-cell>
          <table:table-cell table:style-name="ce16" office:value-type="string" calcext:value-type="string">
            <text:p>-</text:p>
          </table:table-cell>
          <table:table-cell table:style-name="ce16"/>
          <table:table-cell table:style-name="ce16" office:value-type="string" calcext:value-type="string">
            <text:p>To distribute the bios to prospective clients.</text:p>
          </table:table-cell>
          <table:covered-table-cell table:style-name="ce16"/>
          <table:table-cell table:style-name="ce4" table:number-columns-repeated="3"/>
          <table:table-cell table:number-columns-repeated="2" table:style-name="ce16" office:value-type="string" calcext:value-type="string">
            <text:p>Printing materials, graphic designer</text:p>
          </table:table-cell>
          <table:table-cell table:style-name="ce16" table:number-columns-repeated="2"/>
          <table:table-cell table:style-name="ce287"/>
          <table:table-cell table:style-name="ce4"/>
          <table:covered-table-cell table:number-columns-repeated="2" table:style-name="ce16"/>
          <table:table-cell table:style-name="ce16"/>
          <table:table-cell table:style-name="ce4"/>
          <table:covered-table-cell table:number-columns-repeated="2" table:style-name="ce16"/>
          <table:table-cell table:style-name="ce16"/>
        </table:table-row>
        <table:table-row table:style-name="ro23">
          <table:covered-table-cell table:style-name="ce265"/>
          <table:covered-table-cell table:style-name="ce269"/>
          <table:table-cell table:style-name="ce7"/>
          <table:table-cell table:style-name="ce4"/>
          <table:table-cell table:style-name="ce4" office:value-type="string" calcext:value-type="string">
            <text:p>Social media engagement</text:p>
          </table:table-cell>
          <table:table-cell table:style-name="ce16" office:value-type="string" calcext:value-type="string">
            <text:p>Available bios focused on value addition.</text:p>
          </table:table-cell>
          <table:table-cell table:style-name="ce16" office:value-type="string" calcext:value-type="string">
            <text:p>Provision of market info on pension products, respond to queries, follow up on leads &amp; interested clients, assess market perception and make improvements, measure performance against other products.</text:p>
          </table:table-cell>
          <table:table-cell table:style-name="ce16" office:value-type="string" calcext:value-type="string">
            <text:p>Source a social media content manager to manage company social media engagements.</text:p>
          </table:table-cell>
          <table:table-cell table:style-name="ce16" office:value-type="string" calcext:value-type="string">
            <text:p><text:span text:style-name="T2">Provide m</text:span><text:span text:style-name="T3">aintenance of the social media accounts and troubleshooting for any system issues.</text:span></text:p>
          </table:table-cell>
          <table:table-cell table:style-name="ce16" office:value-type="string" calcext:value-type="string">
            <text:p><text:span text:style-name="T4">Business Development</text:span>: To forward leads &amp; interested clients’ details for follow up. <text:span text:style-name="T4">Content Manager</text:span>: To co-ordinate &amp; regulate release of content to the public. Assess market perception of products &amp; amend strategy. </text:p>
          </table:table-cell>
          <table:table-cell table:style-name="ce262"/>
          <table:table-cell table:style-name="ce4" table:number-columns-repeated="3"/>
          <table:table-cell table:style-name="ce16" office:value-type="string" calcext:value-type="string">
            <text:p>Printing materials, graphic designer</text:p>
          </table:table-cell>
          <table:table-cell table:style-name="ce16"/>
          <table:table-cell table:style-name="ce16" office:value-type="string" calcext:value-type="string">
            <text:p>Content manager</text:p>
          </table:table-cell>
          <table:table-cell table:style-name="ce16"/>
          <table:table-cell table:style-name="ce287" office:value-type="float" office:value="50000" calcext:value-type="float">
            <text:p>50,000.00</text:p>
          </table:table-cell>
          <table:table-cell table:style-name="ce4"/>
          <table:covered-table-cell table:number-columns-repeated="2" table:style-name="ce16"/>
          <table:table-cell table:style-name="ce16" office:value-type="string" calcext:value-type="string">
            <text:p>Positive branding &amp; online publicity of the company </text:p>
          </table:table-cell>
          <table:table-cell table:style-name="ce4"/>
          <table:covered-table-cell table:style-name="ce16"/>
          <table:table-cell table:style-name="ce262"/>
          <table:table-cell table:style-name="ce16" office:value-type="string" calcext:value-type="string">
            <text:p>Seamless communication with the public.</text:p>
          </table:table-cell>
        </table:table-row>
        <table:table-row table:style-name="ro26">
          <table:covered-table-cell table:style-name="ce265"/>
          <table:covered-table-cell table:style-name="ce269"/>
          <table:table-cell table:style-name="ce7"/>
          <table:table-cell table:style-name="ce4"/>
          <table:table-cell table:style-name="ce4" office:value-type="string" calcext:value-type="string">
            <text:p>Pens, notebooks &amp; calendars</text:p>
          </table:table-cell>
          <table:table-cell table:style-name="ce16" office:value-type="string" calcext:value-type="string">
            <text:p>Provision of market info on technical products, respond to queries, follow up on leads &amp; interested clients, assess market perception and make improvements, measure performance against other products.</text:p>
          </table:table-cell>
          <table:table-cell table:style-name="ce16" office:value-type="string" calcext:value-type="string">
            <text:p>To distribute branded gifts to our clients for relationship building.</text:p>
          </table:table-cell>
          <table:table-cell table:style-name="ce16" office:value-type="string" calcext:value-type="string">
            <text:p>Ongoing branding &amp; preparation of branded company stationary &amp; calendars in the pipeline.</text:p>
          </table:table-cell>
          <table:table-cell table:style-name="ce16"/>
          <table:table-cell table:style-name="ce16" office:value-type="string" calcext:value-type="string">
            <text:p>To circulate the branded gifts to prospective clients.</text:p>
          </table:table-cell>
          <table:table-cell table:style-name="ce92" office:value-type="string" calcext:value-type="string" table:number-columns-spanned="1" table:number-rows-spanned="8">
            <text:p>To facilitate payment disbursements to service providers. To assist in strategizing, market planning and roll out.</text:p>
          </table:table-cell>
          <table:table-cell table:style-name="ce4" table:number-columns-repeated="3"/>
          <table:table-cell table:style-name="ce16"/>
          <table:table-cell table:style-name="ce16" office:value-type="string" calcext:value-type="string">
            <text:p>Designer, special engravers/ printer</text:p>
          </table:table-cell>
          <table:table-cell table:style-name="ce16" office:value-type="string" calcext:value-type="string">
            <text:p>Designer – James Kaigai</text:p>
          </table:table-cell>
          <table:table-cell table:style-name="ce16"/>
          <table:table-cell table:style-name="ce287" office:value-type="float" office:value="50000" calcext:value-type="float">
            <text:p>50,000.00</text:p>
          </table:table-cell>
          <table:table-cell table:style-name="ce4"/>
          <table:covered-table-cell table:number-columns-repeated="2" table:style-name="ce16"/>
          <table:table-cell table:style-name="ce16" office:value-type="string" calcext:value-type="string">
            <text:p>Positive feedback from clients and more assignments</text:p>
          </table:table-cell>
          <table:table-cell table:style-name="ce4"/>
          <table:covered-table-cell table:style-name="ce16"/>
          <table:table-cell table:style-name="ce92" office:value-type="string" calcext:value-type="string" table:number-columns-spanned="1" table:number-rows-spanned="8">
            <text:p>Successful planning, implementation and roll out of website upgrade, company profile, brochures, social media campaigns and business conversions.</text:p>
          </table:table-cell>
          <table:table-cell table:style-name="ce16"/>
        </table:table-row>
        <table:table-row table:style-name="ro19">
          <table:covered-table-cell table:style-name="ce265"/>
          <table:covered-table-cell table:style-name="ce269"/>
          <table:table-cell table:style-name="ce213" office:value-type="string" calcext:value-type="string">
            <text:p>6. To advance value proposition and product offering through research and development.</text:p>
          </table:table-cell>
          <table:table-cell table:style-name="ce4"/>
          <table:table-cell table:style-name="ce4" office:value-type="string" calcext:value-type="string">
            <text:p>Brochures</text:p>
          </table:table-cell>
          <table:table-cell table:style-name="ce16" office:value-type="string" calcext:value-type="string">
            <text:p>To distribute branded gifts to our clients for relationship building.</text:p>
          </table:table-cell>
          <table:table-cell table:style-name="ce16" office:value-type="string" calcext:value-type="string">
            <text:p>Participate in structuring the pension profile and improve on product awareness, image &amp; identification.</text:p>
          </table:table-cell>
          <table:table-cell table:style-name="ce16" office:value-type="string" calcext:value-type="string">
            <text:p>Co-ordinate printing of brochures for departments once requested for launching new products or sensitizing the market on our services.</text:p>
          </table:table-cell>
          <table:table-cell table:style-name="ce16"/>
          <table:table-cell table:style-name="ce16" office:value-type="string" calcext:value-type="string">
            <text:p>To distribute the brochures to prospective clients.</text:p>
          </table:table-cell>
          <table:covered-table-cell table:style-name="ce16"/>
          <table:table-cell table:style-name="ce4" table:number-columns-repeated="3"/>
          <table:table-cell table:style-name="ce16" office:value-type="string" calcext:value-type="string">
            <text:p>Designer, special engravers/ printer</text:p>
          </table:table-cell>
          <table:table-cell table:style-name="ce16" office:value-type="string" calcext:value-type="string">
            <text:p>Printing materials, graphic designer</text:p>
          </table:table-cell>
          <table:table-cell table:style-name="ce16" office:value-type="string" calcext:value-type="string">
            <text:p>Printers </text:p>
          </table:table-cell>
          <table:table-cell table:style-name="ce16"/>
          <table:table-cell table:style-name="ce287" office:value-type="float" office:value="20000" calcext:value-type="float">
            <text:p>20,000.00</text:p>
          </table:table-cell>
          <table:table-cell table:style-name="ce4"/>
          <table:covered-table-cell table:number-columns-repeated="2" table:style-name="ce16"/>
          <table:table-cell table:style-name="ce16" office:value-type="string" calcext:value-type="string">
            <text:p>Positive feedback from clients and more assignments</text:p>
          </table:table-cell>
          <table:table-cell table:style-name="ce4"/>
          <table:covered-table-cell table:number-columns-repeated="2" table:style-name="ce16"/>
          <table:table-cell table:style-name="ce16"/>
        </table:table-row>
        <table:table-row table:style-name="ro21">
          <table:covered-table-cell table:style-name="ce265"/>
          <table:covered-table-cell table:style-name="ce269"/>
          <table:table-cell table:style-name="ce7"/>
          <table:table-cell table:style-name="ce4"/>
          <table:table-cell table:style-name="ce4" office:value-type="string" calcext:value-type="string">
            <text:p>Sponsor events</text:p>
          </table:table-cell>
          <table:table-cell table:style-name="ce16" office:value-type="string" calcext:value-type="string">
            <text:p>Participate in structuring the technical profile and improve on product awareness, image &amp; identification.</text:p>
          </table:table-cell>
          <table:table-cell table:style-name="ce16" office:value-type="string" calcext:value-type="string">
            <text:p>Participate in company activities and provide pension info, presentations, marketing events.</text:p>
          </table:table-cell>
          <table:table-cell table:style-name="ce16" office:value-type="string" calcext:value-type="string">
            <text:p>Proposition to hold an annual cocktail party to honour and appreciate our clients</text:p>
          </table:table-cell>
          <table:table-cell table:style-name="ce16"/>
          <table:table-cell table:style-name="ce16" office:value-type="string" calcext:value-type="string">
            <text:p><text:span text:style-name="T2">BD/M</text:span><text:span text:style-name="T3">: To communicate &amp; publicize the events;.</text:span></text:p>
          </table:table-cell>
          <table:covered-table-cell table:style-name="ce16"/>
          <table:table-cell table:style-name="ce4" table:number-columns-repeated="3"/>
          <table:table-cell table:style-name="ce16" office:value-type="string" calcext:value-type="string">
            <text:p>Printing materials, graphic designer</text:p>
          </table:table-cell>
          <table:table-cell table:style-name="ce16"/>
          <table:table-cell table:style-name="ce16" office:value-type="string" calcext:value-type="string">
            <text:p>Conference facilities</text:p>
          </table:table-cell>
          <table:table-cell table:style-name="ce16"/>
          <table:table-cell table:style-name="ce288" office:value-type="float" office:value="700000" calcext:value-type="float" table:number-columns-spanned="1" table:number-rows-spanned="2">
            <text:p>700,000.00</text:p>
          </table:table-cell>
          <table:table-cell table:style-name="ce4"/>
          <table:covered-table-cell table:number-columns-repeated="2" table:style-name="ce16"/>
          <table:table-cell table:style-name="ce16" office:value-type="string" calcext:value-type="string">
            <text:p>Positive feedback from clients and more assignments</text:p>
          </table:table-cell>
          <table:table-cell table:style-name="ce4"/>
          <table:table-cell table:style-name="ce16"/>
          <table:covered-table-cell table:style-name="ce16"/>
          <table:table-cell table:style-name="ce16"/>
        </table:table-row>
        <table:table-row table:style-name="ro28">
          <table:covered-table-cell table:style-name="ce265"/>
          <table:covered-table-cell table:style-name="ce269"/>
          <table:table-cell table:style-name="ce7"/>
          <table:table-cell table:style-name="ce4"/>
          <table:table-cell table:style-name="ce4" office:value-type="string" calcext:value-type="string">
            <text:p>Business cards</text:p>
          </table:table-cell>
          <table:table-cell table:style-name="ce16" office:value-type="string" calcext:value-type="string">
            <text:p>Participate in company activities and provide pension info, presentations, marketing events.</text:p>
          </table:table-cell>
          <table:table-cell table:style-name="ce16" office:value-type="string" calcext:value-type="string">
            <text:p>To distribute branded gifts to our clients for relationship building.</text:p>
          </table:table-cell>
          <table:table-cell table:style-name="ce16" office:value-type="string" calcext:value-type="string">
            <text:p>Gift our clients with corporate/branded gift items at the year end</text:p>
          </table:table-cell>
          <table:table-cell table:style-name="ce16"/>
          <table:table-cell table:style-name="ce16" office:value-type="string" calcext:value-type="string">
            <text:p>To circulate the cards to prospective clients.</text:p>
          </table:table-cell>
          <table:covered-table-cell table:style-name="ce16"/>
          <table:table-cell table:style-name="ce4" table:number-columns-repeated="3"/>
          <table:table-cell table:style-name="ce16"/>
          <table:table-cell table:style-name="ce16" office:value-type="string" calcext:value-type="string">
            <text:p>Designer, special engravers/ printer</text:p>
          </table:table-cell>
          <table:table-cell table:style-name="ce16" office:value-type="string" calcext:value-type="string">
            <text:p>Printers – Link Systems Ltd</text:p>
          </table:table-cell>
          <table:table-cell table:style-name="ce16"/>
          <table:covered-table-cell table:style-name="ce16"/>
          <table:table-cell table:style-name="ce4"/>
          <table:covered-table-cell table:number-columns-repeated="2" table:style-name="ce16"/>
          <table:table-cell table:style-name="ce16" office:value-type="string" calcext:value-type="string">
            <text:p>Positive feedback from clients and more assignments</text:p>
          </table:table-cell>
          <table:table-cell table:style-name="ce4"/>
          <table:table-cell table:style-name="ce16"/>
          <table:covered-table-cell table:style-name="ce16"/>
          <table:table-cell table:style-name="ce16"/>
        </table:table-row>
        <table:table-row table:style-name="ro24">
          <table:covered-table-cell table:style-name="ce265"/>
          <table:covered-table-cell table:style-name="ce269"/>
          <table:table-cell table:style-name="ce7"/>
          <table:table-cell table:style-name="ce4" table:number-columns-repeated="2"/>
          <table:table-cell table:style-name="ce16" office:value-type="string" calcext:value-type="string">
            <text:p>To distribute branded gifts to our clients for relationship building.</text:p>
          </table:table-cell>
          <table:table-cell table:style-name="ce16" table:number-columns-repeated="4"/>
          <table:covered-table-cell table:style-name="ce16"/>
          <table:table-cell table:style-name="ce4" table:number-columns-repeated="3"/>
          <table:table-cell table:style-name="ce16" office:value-type="string" calcext:value-type="string">
            <text:p>Designer, special engravers/ printer</text:p>
          </table:table-cell>
          <table:table-cell table:style-name="ce16" table:number-columns-repeated="4"/>
          <table:table-cell table:style-name="ce4"/>
          <table:covered-table-cell table:style-name="ce16"/>
          <table:table-cell table:style-name="ce16" table:number-columns-repeated="2"/>
          <table:table-cell table:style-name="ce4"/>
          <table:table-cell table:style-name="ce16"/>
          <table:covered-table-cell table:style-name="ce16"/>
          <table:table-cell table:style-name="ce16"/>
        </table:table-row>
        <table:table-row table:style-name="ro1">
          <table:covered-table-cell table:style-name="ce265"/>
          <table:covered-table-cell table:style-name="ce269"/>
          <table:table-cell table:style-name="ce7"/>
          <table:table-cell table:style-name="ce208" office:value-type="string" calcext:value-type="string">
            <text:p>Customer Relationships</text:p>
          </table:table-cell>
          <table:table-cell table:style-name="ce208" office:value-type="string" calcext:value-type="string">
            <text:p>Responsiveness</text:p>
          </table:table-cell>
          <table:table-cell table:style-name="ce16"/>
          <table:table-cell table:style-name="ce210" table:number-columns-repeated="4"/>
          <table:covered-table-cell table:style-name="ce16"/>
          <table:table-cell table:style-name="ce208" table:number-columns-repeated="3"/>
          <table:table-cell table:style-name="ce16"/>
          <table:table-cell table:style-name="ce210" table:number-columns-repeated="4"/>
          <table:table-cell table:style-name="ce208"/>
          <table:table-cell table:style-name="ce16"/>
          <table:table-cell table:style-name="ce210" table:number-columns-repeated="2"/>
          <table:table-cell table:style-name="ce208"/>
          <table:table-cell table:style-name="ce210"/>
          <table:covered-table-cell table:style-name="ce16"/>
          <table:table-cell table:style-name="ce210"/>
        </table:table-row>
        <table:table-row table:style-name="ro24">
          <table:covered-table-cell table:style-name="ce265"/>
          <table:covered-table-cell table:style-name="ce269"/>
          <table:table-cell table:style-name="ce7"/>
          <table:table-cell table:style-name="ce4"/>
          <table:table-cell table:style-name="ce4" office:value-type="string" calcext:value-type="string">
            <text:p>Attitude: Welcoming, Kind, Helpful, Friendly, Respectful</text:p>
          </table:table-cell>
          <table:table-cell table:style-name="ce210"/>
          <table:table-cell table:style-name="ce16"/>
          <table:table-cell table:style-name="ce16" office:value-type="string" calcext:value-type="string">
            <text:p>Pick calls in a friendly manner and ensure the customer feels appreciated and welcome.</text:p>
          </table:table-cell>
          <table:table-cell table:style-name="ce16" table:number-columns-repeated="2"/>
          <table:covered-table-cell table:style-name="ce16"/>
          <table:table-cell table:style-name="ce4" table:number-columns-repeated="3"/>
          <table:table-cell table:style-name="ce210"/>
          <table:table-cell table:style-name="ce16"/>
          <table:table-cell table:style-name="ce16" office:value-type="string" calcext:value-type="string">
            <text:p>Personal skills</text:p>
          </table:table-cell>
          <table:table-cell table:style-name="ce16"/>
          <table:table-cell table:style-name="ce16" office:value-type="string" calcext:value-type="string">
            <text:p>n/a</text:p>
          </table:table-cell>
          <table:table-cell table:style-name="ce4"/>
          <table:table-cell table:style-name="ce210"/>
          <table:table-cell table:style-name="ce16"/>
          <table:table-cell table:style-name="ce16" office:value-type="string" calcext:value-type="string">
            <text:p>Happy &amp; satisfied clients providing positive feedback.</text:p>
          </table:table-cell>
          <table:table-cell table:style-name="ce4"/>
          <table:table-cell table:style-name="ce16"/>
          <table:covered-table-cell table:style-name="ce16"/>
          <table:table-cell table:style-name="ce16"/>
        </table:table-row>
        <table:table-row table:style-name="ro1">
          <table:covered-table-cell table:style-name="ce265"/>
          <table:covered-table-cell table:style-name="ce269"/>
          <table:table-cell table:style-name="ce7"/>
          <table:table-cell table:style-name="ce4"/>
          <table:table-cell table:style-name="ce4" office:value-type="string" calcext:value-type="string">
            <text:p>Availability</text:p>
          </table:table-cell>
          <table:table-cell table:style-name="ce16" table:number-columns-repeated="5"/>
          <table:covered-table-cell table:style-name="ce16"/>
          <table:table-cell table:style-name="ce4" table:number-columns-repeated="3"/>
          <table:table-cell table:style-name="ce16" table:number-columns-repeated="5"/>
          <table:table-cell table:style-name="ce4"/>
          <table:table-cell table:style-name="ce16" table:number-columns-repeated="3"/>
          <table:table-cell table:style-name="ce4"/>
          <table:table-cell table:style-name="ce16"/>
          <table:covered-table-cell table:style-name="ce16"/>
          <table:table-cell table:style-name="ce16"/>
        </table:table-row>
        <table:table-row table:style-name="ro1">
          <table:covered-table-cell table:style-name="ce265"/>
          <table:covered-table-cell table:style-name="ce269"/>
          <table:table-cell table:style-name="ce7"/>
          <table:table-cell table:style-name="ce4"/>
          <table:table-cell table:style-name="ce4" office:value-type="string" calcext:value-type="string">
            <text:p>'Product’ Awareness &amp; Problem Solving</text:p>
          </table:table-cell>
          <table:table-cell table:style-name="ce16" table:number-columns-repeated="6"/>
          <table:table-cell table:style-name="ce4" table:number-columns-repeated="3"/>
          <table:table-cell table:style-name="ce16" table:number-columns-repeated="5"/>
          <table:table-cell table:style-name="ce4"/>
          <table:table-cell table:style-name="ce16" table:number-columns-repeated="3"/>
          <table:table-cell table:style-name="ce4"/>
          <table:table-cell table:style-name="ce16" table:number-columns-repeated="3"/>
        </table:table-row>
        <table:table-row table:style-name="ro1">
          <table:covered-table-cell table:style-name="ce265"/>
          <table:covered-table-cell table:style-name="ce270"/>
          <table:table-cell table:style-name="ce212"/>
          <table:table-cell table:style-name="ce5" table:number-columns-repeated="2"/>
          <table:table-cell table:style-name="ce16"/>
          <table:table-cell table:style-name="ce262" table:number-columns-repeated="4"/>
          <table:table-cell table:style-name="ce210" office:value-type="string" calcext:value-type="string" table:number-columns-spanned="1" table:number-rows-spanned="4">
            <text:p>Keep track of customer relationship KPI’s through continuous performance management and review of objectives. </text:p>
          </table:table-cell>
          <table:table-cell table:style-name="ce5" table:number-columns-repeated="3"/>
          <table:table-cell table:style-name="ce16"/>
          <table:table-cell table:style-name="ce262" table:number-columns-repeated="4"/>
          <table:table-cell table:style-name="ce5"/>
          <table:table-cell table:style-name="ce16"/>
          <table:table-cell table:style-name="ce262" table:number-columns-repeated="2"/>
          <table:table-cell table:style-name="ce5"/>
          <table:table-cell table:style-name="ce262"/>
          <table:table-cell table:style-name="ce284" office:value-type="string" calcext:value-type="string" table:number-columns-spanned="1" table:number-rows-spanned="4">
            <text:p>High customer standards and enhanced client feedback. </text:p>
          </table:table-cell>
          <table:table-cell table:style-name="ce262"/>
        </table:table-row>
        <table:table-row table:style-name="ro18">
          <table:covered-table-cell table:style-name="ce265"/>
          <table:table-cell table:style-name="ce271" office:value-type="string" calcext:value-type="string" table:number-columns-spanned="1" table:number-rows-spanned="17">
            <text:p>Internal Business Processes</text:p>
          </table:table-cell>
          <table:table-cell table:style-name="ce211"/>
          <table:table-cell table:style-name="ce208" office:value-type="string" calcext:value-type="string">
            <text:p>Operational Efficiency</text:p>
          </table:table-cell>
          <table:table-cell table:style-name="ce208" office:value-type="string" calcext:value-type="string">
            <text:p>ERP Implementation </text:p>
          </table:table-cell>
          <table:table-cell table:style-name="ce262"/>
          <table:table-cell table:style-name="ce210" office:value-type="string" calcext:value-type="string">
            <text:p>To utilize ERP for project management to improve on efficiency of processes.</text:p>
          </table:table-cell>
          <table:table-cell table:style-name="ce210"/>
          <table:table-cell table:style-name="ce210" office:value-type="string" calcext:value-type="string">
            <text:p>To install the ERP system, transfer data and provide user training. </text:p>
          </table:table-cell>
          <table:table-cell table:style-name="ce16" office:value-type="string" calcext:value-type="string">
            <text:p><text:span text:style-name="T2">BDM</text:span><text:span text:style-name="T3">: To ensure all clients’ records are available for upload on the ERP system and customer relationship management is centralized on ERP.</text:span></text:p>
          </table:table-cell>
          <table:covered-table-cell table:style-name="ce16"/>
          <table:table-cell table:style-name="ce208" table:number-columns-repeated="3"/>
          <table:table-cell table:style-name="ce262"/>
          <table:table-cell table:style-name="ce210" office:value-type="string" calcext:value-type="string">
            <text:p>ERP system</text:p>
          </table:table-cell>
          <table:table-cell table:style-name="ce210" table:number-columns-repeated="3"/>
          <table:table-cell table:style-name="ce208"/>
          <table:table-cell table:style-name="ce262"/>
          <table:table-cell table:style-name="ce210" office:value-type="string" calcext:value-type="string">
            <text:p>Improved efficiency, co-ordination and recording of internal processes.</text:p>
          </table:table-cell>
          <table:table-cell table:style-name="ce210"/>
          <table:table-cell table:style-name="ce208"/>
          <table:table-cell table:style-name="ce210" office:value-type="string" calcext:value-type="string">
            <text:p>Centralized records &amp; efficient CRM system.</text:p>
          </table:table-cell>
          <table:covered-table-cell table:style-name="ce16"/>
          <table:table-cell table:style-name="ce210" office:value-type="string" calcext:value-type="string">
            <text:p>Seamless migration to the new system.</text:p>
          </table:table-cell>
        </table:table-row>
        <table:table-row table:style-name="ro21">
          <table:covered-table-cell table:style-name="ce265"/>
          <table:covered-table-cell table:style-name="ce269"/>
          <table:table-cell table:style-name="ce213" office:value-type="string" calcext:value-type="string">
            <text:p>1. To improve quality of processes in all departments.</text:p>
          </table:table-cell>
          <table:table-cell table:style-name="ce4"/>
          <table:table-cell table:style-name="ce4" office:value-type="string" calcext:value-type="string">
            <text:p>Document Management</text:p>
          </table:table-cell>
          <table:table-cell table:style-name="ce210" office:value-type="string" calcext:value-type="string">
            <text:p>To utilize ERP for project management to improve on efficiency of processes.</text:p>
          </table:table-cell>
          <table:table-cell table:style-name="ce16" office:value-type="string" calcext:value-type="string">
            <text:p>Systematic storage of documents on the server &amp; ERP</text:p>
          </table:table-cell>
          <table:table-cell table:style-name="ce16"/>
          <table:table-cell table:style-name="ce210" office:value-type="string" calcext:value-type="string">
            <text:p>To transfer data to ERP &amp; other platforms and maintain confidentiality &amp; security.</text:p>
          </table:table-cell>
          <table:table-cell table:style-name="ce16"/>
          <table:covered-table-cell table:style-name="ce16"/>
          <table:table-cell table:style-name="ce4" table:number-columns-repeated="3"/>
          <table:table-cell table:style-name="ce210" office:value-type="string" calcext:value-type="string">
            <text:p>ERP system</text:p>
          </table:table-cell>
          <table:table-cell table:style-name="ce16" table:number-columns-repeated="4"/>
          <table:table-cell table:style-name="ce4"/>
          <table:table-cell table:style-name="ce210" office:value-type="string" calcext:value-type="string">
            <text:p>Improved efficiency, co-ordination and recording of internal processes.</text:p>
          </table:table-cell>
          <table:table-cell table:style-name="ce16" office:value-type="string" calcext:value-type="string">
            <text:p>Improved peer review &amp; co-ordination for future referencing </text:p>
          </table:table-cell>
          <table:table-cell table:style-name="ce16"/>
          <table:table-cell table:style-name="ce4"/>
          <table:table-cell table:style-name="ce210"/>
          <table:covered-table-cell table:style-name="ce16"/>
          <table:table-cell table:style-name="ce210" office:value-type="string" calcext:value-type="string">
            <text:p>Seamless migration to the new system.</text:p>
          </table:table-cell>
        </table:table-row>
        <table:table-row table:style-name="ro21">
          <table:covered-table-cell table:style-name="ce265"/>
          <table:covered-table-cell table:style-name="ce269"/>
          <table:table-cell table:style-name="ce7"/>
          <table:table-cell table:style-name="ce4"/>
          <table:table-cell table:style-name="ce4" office:value-type="string" calcext:value-type="string">
            <text:p>Email Network</text:p>
          </table:table-cell>
          <table:table-cell table:style-name="ce16" office:value-type="string" calcext:value-type="string">
            <text:p>Systematic storage of documents on the server &amp; ERP</text:p>
          </table:table-cell>
          <table:table-cell table:style-name="ce16" office:value-type="string" calcext:value-type="string">
            <text:p>Update client contacts and upload on ERP.</text:p>
          </table:table-cell>
          <table:table-cell table:style-name="ce16"/>
          <table:table-cell table:style-name="ce16" office:value-type="string" calcext:value-type="string">
            <text:p>Continuous updates of client contacts and upload on ERP</text:p>
          </table:table-cell>
          <table:table-cell table:style-name="ce16" office:value-type="string" calcext:value-type="string">
            <text:p><text:span text:style-name="T2">BDM</text:span><text:span text:style-name="T3">: To ensure all clients’ records are available &amp; uploaded on the ERP system.</text:span></text:p>
          </table:table-cell>
          <table:covered-table-cell table:style-name="ce16"/>
          <table:table-cell table:style-name="ce4" table:number-columns-repeated="3"/>
          <table:table-cell table:style-name="ce16" table:number-columns-repeated="5"/>
          <table:table-cell table:style-name="ce4"/>
          <table:table-cell table:style-name="ce16" office:value-type="string" calcext:value-type="string">
            <text:p>Secure &amp; systematic documentation</text:p>
          </table:table-cell>
          <table:table-cell table:style-name="ce16" office:value-type="string" calcext:value-type="string">
            <text:p>Efficient communication with clients leading to customer satisfaction.</text:p>
          </table:table-cell>
          <table:table-cell table:style-name="ce16"/>
          <table:table-cell table:style-name="ce4"/>
          <table:table-cell table:style-name="ce210" office:value-type="string" calcext:value-type="string">
            <text:p>Centralized records &amp; efficient CRM system.</text:p>
          </table:table-cell>
          <table:covered-table-cell table:style-name="ce16"/>
          <table:table-cell table:style-name="ce16" office:value-type="string" calcext:value-type="string">
            <text:p>Complete and up-to-date client database</text:p>
          </table:table-cell>
        </table:table-row>
        <table:table-row table:style-name="ro24">
          <table:covered-table-cell table:style-name="ce265"/>
          <table:covered-table-cell table:style-name="ce269"/>
          <table:table-cell table:style-name="ce7"/>
          <table:table-cell table:style-name="ce4"/>
          <table:table-cell table:style-name="ce4" office:value-type="string" calcext:value-type="string">
            <text:p>Invoicing etc Processes</text:p>
          </table:table-cell>
          <table:table-cell table:style-name="ce16" office:value-type="string" calcext:value-type="string">
            <text:p>Update client contacts and upload on ERP.</text:p>
          </table:table-cell>
          <table:table-cell table:style-name="ce16" office:value-type="string" calcext:value-type="string">
            <text:p>Department to ensure completed assignments are fully invoiced</text:p>
          </table:table-cell>
          <table:table-cell table:style-name="ce16" table:number-columns-repeated="3"/>
          <table:table-cell table:style-name="ce262"/>
          <table:table-cell table:style-name="ce4" table:number-columns-repeated="3"/>
          <table:table-cell table:style-name="ce16" table:number-columns-repeated="5"/>
          <table:table-cell table:style-name="ce4"/>
          <table:table-cell table:style-name="ce16" office:value-type="string" calcext:value-type="string">
            <text:p>Complete and up-to-date client database</text:p>
          </table:table-cell>
          <table:table-cell table:style-name="ce16" office:value-type="string" calcext:value-type="string">
            <text:p>Efficient invoicing and payments collection.</text:p>
          </table:table-cell>
          <table:table-cell table:style-name="ce16"/>
          <table:table-cell table:style-name="ce4"/>
          <table:table-cell table:style-name="ce16"/>
          <table:table-cell table:style-name="ce262"/>
          <table:table-cell table:style-name="ce16"/>
        </table:table-row>
        <table:table-row table:style-name="ro18">
          <table:covered-table-cell table:style-name="ce265"/>
          <table:covered-table-cell table:style-name="ce269"/>
          <table:table-cell table:style-name="ce213" office:value-type="string" calcext:value-type="string">
            <text:p>2. To adopt and meet international standards and policies in all levels of service.</text:p>
          </table:table-cell>
          <table:table-cell table:style-name="ce4"/>
          <table:table-cell table:style-name="ce4" office:value-type="string" calcext:value-type="string">
            <text:p>Workflows</text:p>
          </table:table-cell>
          <table:table-cell table:style-name="ce16" office:value-type="string" calcext:value-type="string">
            <text:p>Department to ensure completed assignments are fully invoiced</text:p>
          </table:table-cell>
          <table:table-cell table:style-name="ce16" office:value-type="string" calcext:value-type="string">
            <text:p>Weekly updates of work &amp; invoice status</text:p>
          </table:table-cell>
          <table:table-cell table:style-name="ce16" table:number-columns-repeated="2"/>
          <table:table-cell table:style-name="ce16" office:value-type="string" calcext:value-type="string">
            <text:p><text:span text:style-name="T2">BDM</text:span><text:span text:style-name="T3">: To ensure all clients’ records are available for upload on the ERP system and customer relationship management is centralized on ERP.</text:span></text:p>
          </table:table-cell>
          <table:table-cell table:style-name="ce90" office:value-type="string" calcext:value-type="string" table:number-columns-spanned="1" table:number-rows-spanned="5">
            <text:p>To roll out the ERP system &amp; provide training to all departments. To issue proforma &amp; final tax invoices on schedule with project completion timelines on the system.</text:p>
          </table:table-cell>
          <table:table-cell table:style-name="ce4" table:number-columns-repeated="3"/>
          <table:table-cell table:style-name="ce16" office:value-type="string" calcext:value-type="string">
            <text:p>ERP system</text:p>
          </table:table-cell>
          <table:table-cell table:style-name="ce16" table:number-columns-repeated="4"/>
          <table:table-cell table:style-name="ce4"/>
          <table:table-cell table:style-name="ce16" office:value-type="string" calcext:value-type="string">
            <text:p>Improved scheduling and issuance of invoices on time.</text:p>
          </table:table-cell>
          <table:table-cell table:style-name="ce16" office:value-type="string" calcext:value-type="string">
            <text:p>Efficient invoicing and payments collection.</text:p>
          </table:table-cell>
          <table:table-cell table:style-name="ce16"/>
          <table:table-cell table:style-name="ce4"/>
          <table:table-cell table:style-name="ce210" office:value-type="string" calcext:value-type="string">
            <text:p>Centralized records &amp; efficient CRM system.</text:p>
          </table:table-cell>
          <table:table-cell table:style-name="ce90" office:value-type="string" calcext:value-type="string" table:number-columns-spanned="1" table:number-rows-spanned="5">
            <text:p>Successful installation and implementation of ERP system and efficient processes as a result.</text:p>
          </table:table-cell>
          <table:table-cell table:style-name="ce16"/>
        </table:table-row>
        <table:table-row table:style-name="ro24">
          <table:covered-table-cell table:style-name="ce265"/>
          <table:covered-table-cell table:style-name="ce269"/>
          <table:table-cell table:style-name="ce7"/>
          <table:table-cell table:style-name="ce5" table:number-columns-repeated="2"/>
          <table:table-cell table:style-name="ce16" office:value-type="string" calcext:value-type="string">
            <text:p>Weekly updates of work &amp; invoice status</text:p>
          </table:table-cell>
          <table:table-cell table:style-name="ce262" table:number-columns-repeated="4"/>
          <table:covered-table-cell table:style-name="ce16"/>
          <table:table-cell table:style-name="ce5" table:number-columns-repeated="3"/>
          <table:table-cell table:style-name="ce16"/>
          <table:table-cell table:style-name="ce262" table:number-columns-repeated="4"/>
          <table:table-cell table:style-name="ce5"/>
          <table:table-cell table:style-name="ce16" office:value-type="string" calcext:value-type="string">
            <text:p>Well co-ordinated work flows, updates &amp; prompt invoicing</text:p>
          </table:table-cell>
          <table:table-cell table:style-name="ce262" table:number-columns-repeated="2"/>
          <table:table-cell table:style-name="ce5"/>
          <table:table-cell table:style-name="ce262"/>
          <table:covered-table-cell table:style-name="ce16"/>
          <table:table-cell table:style-name="ce262"/>
        </table:table-row>
        <table:table-row table:style-name="ro18">
          <table:covered-table-cell table:style-name="ce265"/>
          <table:covered-table-cell table:style-name="ce269"/>
          <table:table-cell table:style-name="ce7"/>
          <table:table-cell table:style-name="ce208" office:value-type="string" calcext:value-type="string">
            <text:p>Service Delivery</text:p>
          </table:table-cell>
          <table:table-cell table:style-name="ce208" office:value-type="string" calcext:value-type="string">
            <text:p>Project Planning</text:p>
          </table:table-cell>
          <table:table-cell table:style-name="ce262"/>
          <table:table-cell table:style-name="ce210" office:value-type="string" calcext:value-type="string">
            <text:p>Create and adhere to a timetable for each assignment.</text:p>
          </table:table-cell>
          <table:table-cell table:style-name="ce16" office:value-type="string" calcext:value-type="string">
            <text:p>Proper maintenance of equipment</text:p>
          </table:table-cell>
          <table:table-cell table:style-name="ce210" table:number-columns-repeated="2"/>
          <table:covered-table-cell table:style-name="ce16"/>
          <table:table-cell table:style-name="ce208" table:number-columns-repeated="3"/>
          <table:table-cell table:style-name="ce262"/>
          <table:table-cell table:style-name="ce210"/>
          <table:table-cell table:style-name="ce16"/>
          <table:table-cell table:style-name="ce210"/>
          <table:table-cell table:style-name="ce16"/>
          <table:table-cell table:style-name="ce208"/>
          <table:table-cell table:style-name="ce262"/>
          <table:table-cell table:style-name="ce210" office:value-type="string" calcext:value-type="string">
            <text:p>Improved turnaround times and workflow management for satisfied customers, client referrals, positive reviews</text:p>
          </table:table-cell>
          <table:table-cell table:style-name="ce16" office:value-type="string" calcext:value-type="string">
            <text:p>Efficient machines with a good lifespan that serve the organization and provide good value for investment.</text:p>
          </table:table-cell>
          <table:table-cell table:style-name="ce208"/>
          <table:table-cell table:style-name="ce210"/>
          <table:covered-table-cell table:style-name="ce16"/>
          <table:table-cell table:style-name="ce210"/>
        </table:table-row>
        <table:table-row table:style-name="ro23">
          <table:covered-table-cell table:style-name="ce265"/>
          <table:covered-table-cell table:style-name="ce269"/>
          <table:table-cell table:style-name="ce213" office:value-type="string" calcext:value-type="string">
            <text:p>3. To improve efficiency, effectiveness, responsiveness, reduce wastages, turnaround times for processes. </text:p>
          </table:table-cell>
          <table:table-cell table:style-name="ce4"/>
          <table:table-cell table:style-name="ce4" office:value-type="string" calcext:value-type="string">
            <text:p>Work Quality</text:p>
          </table:table-cell>
          <table:table-cell table:style-name="ce210" office:value-type="string" calcext:value-type="string">
            <text:p>1. Develop progress milestones 2. Weekly work flow reporting and management. 3. Balanced assignment of work to teams</text:p>
          </table:table-cell>
          <table:table-cell table:style-name="ce16" office:value-type="string" calcext:value-type="string">
            <text:p>Develop a peer review policy.</text:p>
          </table:table-cell>
          <table:table-cell table:style-name="ce16" office:value-type="string" calcext:value-type="string">
            <text:p>Phone calls answered in a timely manner</text:p>
          </table:table-cell>
          <table:table-cell table:style-name="ce16" table:number-columns-repeated="2"/>
          <table:covered-table-cell table:style-name="ce16"/>
          <table:table-cell table:style-name="ce4" table:number-columns-repeated="3"/>
          <table:table-cell table:style-name="ce16" office:value-type="string" calcext:value-type="string">
            <text:p>ERP system</text:p>
          </table:table-cell>
          <table:table-cell table:style-name="ce16" office:value-type="string" calcext:value-type="string">
            <text:p>Peer review policy, valuation summary notes</text:p>
          </table:table-cell>
          <table:table-cell table:style-name="ce16" table:number-columns-repeated="3"/>
          <table:table-cell table:style-name="ce4"/>
          <table:table-cell table:style-name="ce210" office:value-type="string" calcext:value-type="string">
            <text:p>Projects completed on schedule and balanced utilization of staff</text:p>
          </table:table-cell>
          <table:table-cell table:style-name="ce16" office:value-type="string" calcext:value-type="string">
            <text:p>Improved work quality devoid of errors, customer satisfaction, positive reviews, referrals</text:p>
          </table:table-cell>
          <table:table-cell table:style-name="ce16" office:value-type="string" calcext:value-type="string">
            <text:p>Maximized utilization of resources and customer satisfaction</text:p>
          </table:table-cell>
          <table:table-cell table:style-name="ce4"/>
          <table:table-cell table:style-name="ce16"/>
          <table:covered-table-cell table:style-name="ce16"/>
          <table:table-cell table:style-name="ce16"/>
        </table:table-row>
        <table:table-row table:style-name="ro18">
          <table:covered-table-cell table:style-name="ce265"/>
          <table:covered-table-cell table:style-name="ce269"/>
          <table:table-cell table:style-name="ce7"/>
          <table:table-cell table:style-name="ce4"/>
          <table:table-cell table:style-name="ce4" office:value-type="string" calcext:value-type="string">
            <text:p>Measurement of Delivery</text:p>
          </table:table-cell>
          <table:table-cell table:style-name="ce16" office:value-type="string" calcext:value-type="string">
            <text:p>Peer review checks. Every project to have a working document, checks to be performed on actual work computation and a review of all reports </text:p>
          </table:table-cell>
          <table:table-cell table:style-name="ce16" office:value-type="string" calcext:value-type="string">
            <text:p>Deadline monitoring, clients feedback</text:p>
          </table:table-cell>
          <table:table-cell table:style-name="ce16" office:value-type="string" calcext:value-type="string">
            <text:p>Proper customer care service</text:p>
          </table:table-cell>
          <table:table-cell table:style-name="ce16" table:number-columns-repeated="2"/>
          <table:covered-table-cell table:style-name="ce16"/>
          <table:table-cell table:style-name="ce4" table:number-columns-repeated="3"/>
          <table:table-cell table:style-name="ce16"/>
          <table:table-cell table:style-name="ce16" office:value-type="string" calcext:value-type="string">
            <text:p>Client Feedback Questionnaires</text:p>
          </table:table-cell>
          <table:table-cell table:style-name="ce16" table:number-columns-repeated="3"/>
          <table:table-cell table:style-name="ce4"/>
          <table:table-cell table:style-name="ce16" office:value-type="string" calcext:value-type="string">
            <text:p>Filing and documenting peer review checks</text:p>
          </table:table-cell>
          <table:table-cell table:style-name="ce16" office:value-type="string" calcext:value-type="string">
            <text:p>Monitoring client feedback for areas of improvement, customer satisfaction, referrals</text:p>
          </table:table-cell>
          <table:table-cell table:style-name="ce16" office:value-type="string" calcext:value-type="string">
            <text:p>Happy &amp; satisfied clients giving more business.</text:p>
          </table:table-cell>
          <table:table-cell table:style-name="ce4"/>
          <table:table-cell table:style-name="ce16"/>
          <table:covered-table-cell table:style-name="ce16"/>
          <table:table-cell table:style-name="ce16"/>
        </table:table-row>
        <table:table-row table:style-name="ro27">
          <table:covered-table-cell table:style-name="ce265"/>
          <table:covered-table-cell table:style-name="ce269"/>
          <table:table-cell table:style-name="ce7"/>
          <table:table-cell table:style-name="ce4"/>
          <table:table-cell table:style-name="ce4" office:value-type="string" calcext:value-type="string">
            <text:p>Value Addition</text:p>
          </table:table-cell>
          <table:table-cell table:style-name="ce16" office:value-type="string" calcext:value-type="string">
            <text:p>ERP recording for measurement of: meeting of project &amp; client deadlines, quality of work submitted &amp; responsiveness to client queries.</text:p>
          </table:table-cell>
          <table:table-cell table:style-name="ce16" office:value-type="string" calcext:value-type="string">
            <text:p>Recommend other areas beyond scope of assignments.</text:p>
          </table:table-cell>
          <table:table-cell table:style-name="ce16" office:value-type="string" calcext:value-type="string">
            <text:p>Distribution &amp; collection of mail</text:p>
          </table:table-cell>
          <table:table-cell table:style-name="ce16" table:number-columns-repeated="2"/>
          <table:table-cell table:style-name="ce262"/>
          <table:table-cell table:style-name="ce4" table:number-columns-repeated="3"/>
          <table:table-cell table:style-name="ce16" office:value-type="string" calcext:value-type="string">
            <text:p>ERP system</text:p>
          </table:table-cell>
          <table:table-cell table:style-name="ce16" table:number-columns-repeated="4"/>
          <table:table-cell table:style-name="ce4"/>
          <table:table-cell table:style-name="ce16" office:value-type="string" calcext:value-type="string">
            <text:p>Improved turnaround times, responsiveness and quality o shore up customer sentiments</text:p>
          </table:table-cell>
          <table:table-cell table:style-name="ce16" office:value-type="string" calcext:value-type="string">
            <text:p>Business growth and expansion</text:p>
          </table:table-cell>
          <table:table-cell table:style-name="ce16" office:value-type="string" calcext:value-type="string">
            <text:p>Happy &amp; satisfied clients giving more business.</text:p>
          </table:table-cell>
          <table:table-cell table:style-name="ce4"/>
          <table:table-cell table:style-name="ce16"/>
          <table:table-cell table:style-name="ce262"/>
          <table:table-cell table:style-name="ce16"/>
        </table:table-row>
        <table:table-row table:style-name="ro24">
          <table:covered-table-cell table:style-name="ce265"/>
          <table:covered-table-cell table:style-name="ce269"/>
          <table:table-cell table:style-name="ce7"/>
          <table:table-cell table:style-name="ce4" table:number-columns-repeated="2"/>
          <table:table-cell table:style-name="ce16" office:value-type="string" calcext:value-type="string">
            <text:p>Free additional services provided to existing clients</text:p>
          </table:table-cell>
          <table:table-cell table:style-name="ce16"/>
          <table:table-cell table:style-name="ce262"/>
          <table:table-cell table:style-name="ce16" table:number-columns-repeated="2"/>
          <table:table-cell table:style-name="ce284" office:value-type="string" calcext:value-type="string" table:number-columns-spanned="1" table:number-rows-spanned="4">
            <text:p>To roll out the ERP for recording &amp; measurement of project delivery, work quality &amp; turnaround times.</text:p>
          </table:table-cell>
          <table:table-cell table:style-name="ce4" table:number-columns-repeated="3"/>
          <table:table-cell table:style-name="ce16" table:number-columns-repeated="2"/>
          <table:table-cell table:style-name="ce262"/>
          <table:table-cell table:style-name="ce16"/>
          <table:table-cell table:style-name="ce262"/>
          <table:table-cell table:style-name="ce4"/>
          <table:table-cell table:style-name="ce16" office:value-type="string" calcext:value-type="string">
            <text:p>At least 1 additional service to client work</text:p>
          </table:table-cell>
          <table:table-cell table:style-name="ce16"/>
          <table:table-cell table:style-name="ce262"/>
          <table:table-cell table:style-name="ce4"/>
          <table:table-cell table:style-name="ce16"/>
          <table:table-cell table:style-name="ce284" office:value-type="string" calcext:value-type="string" table:number-columns-spanned="1" table:number-rows-spanned="4">
            <text:p>Successful installation and implementation of ERP system and efficient processes as a result.</text:p>
          </table:table-cell>
          <table:table-cell table:style-name="ce16"/>
        </table:table-row>
        <table:table-row table:style-name="ro24">
          <table:covered-table-cell table:style-name="ce265"/>
          <table:covered-table-cell table:style-name="ce269"/>
          <table:table-cell table:style-name="ce7"/>
          <table:table-cell table:style-name="ce5" table:number-columns-repeated="2"/>
          <table:table-cell table:style-name="ce16"/>
          <table:table-cell table:style-name="ce262"/>
          <table:table-cell table:style-name="ce16" office:value-type="string" calcext:value-type="string">
            <text:p>Custodian of supplier contracts</text:p>
          </table:table-cell>
          <table:table-cell table:style-name="ce262" table:number-columns-repeated="2"/>
          <table:covered-table-cell table:style-name="ce16"/>
          <table:table-cell table:style-name="ce5" table:number-columns-repeated="3"/>
          <table:table-cell table:style-name="ce16"/>
          <table:table-cell table:style-name="ce262"/>
          <table:table-cell table:style-name="ce16"/>
          <table:table-cell table:style-name="ce262"/>
          <table:table-cell table:style-name="ce16"/>
          <table:table-cell table:style-name="ce5"/>
          <table:table-cell table:style-name="ce16"/>
          <table:table-cell table:style-name="ce262"/>
          <table:table-cell table:style-name="ce16" office:value-type="string" calcext:value-type="string">
            <text:p>Efficiency in budgeting and best price offers to minimize costs.</text:p>
          </table:table-cell>
          <table:table-cell table:style-name="ce5"/>
          <table:table-cell table:style-name="ce262"/>
          <table:covered-table-cell table:style-name="ce16"/>
          <table:table-cell table:style-name="ce262"/>
        </table:table-row>
        <table:table-row table:style-name="ro21">
          <table:covered-table-cell table:style-name="ce265"/>
          <table:covered-table-cell table:style-name="ce269"/>
          <table:table-cell table:style-name="ce7"/>
          <table:table-cell table:style-name="ce208" office:value-type="string" calcext:value-type="string">
            <text:p>Customer Relationships</text:p>
          </table:table-cell>
          <table:table-cell table:style-name="ce208" office:value-type="string" calcext:value-type="string">
            <text:p>Responsiveness</text:p>
          </table:table-cell>
          <table:table-cell table:style-name="ce262"/>
          <table:table-cell table:style-name="ce210" office:value-type="string" calcext:value-type="string">
            <text:p>Immediate response to client queries.</text:p>
          </table:table-cell>
          <table:table-cell table:style-name="ce16" office:value-type="string" calcext:value-type="string">
            <text:p>Establish payment terms</text:p>
          </table:table-cell>
          <table:table-cell table:style-name="ce210"/>
          <table:table-cell table:style-name="ce210" office:value-type="string" calcext:value-type="string">
            <text:p><text:span text:style-name="T4">Business Development</text:span>: Drafting of proposals and contracts for clients.</text:p>
          </table:table-cell>
          <table:covered-table-cell table:style-name="ce16"/>
          <table:table-cell table:style-name="ce208" table:number-columns-repeated="3"/>
          <table:table-cell table:style-name="ce262"/>
          <table:table-cell table:style-name="ce210" office:value-type="string" calcext:value-type="string">
            <text:p>Mobile phones</text:p>
          </table:table-cell>
          <table:table-cell table:style-name="ce16"/>
          <table:table-cell table:style-name="ce210"/>
          <table:table-cell table:style-name="ce16"/>
          <table:table-cell table:style-name="ce208"/>
          <table:table-cell table:style-name="ce262"/>
          <table:table-cell table:style-name="ce210" office:value-type="string" calcext:value-type="string">
            <text:p>Efficient communication with clients leading to customer satisfaction.</text:p>
          </table:table-cell>
          <table:table-cell table:style-name="ce16" office:value-type="string" calcext:value-type="string">
            <text:p>Cost cutting and credit management.</text:p>
          </table:table-cell>
          <table:table-cell table:style-name="ce208"/>
          <table:table-cell table:style-name="ce210" office:value-type="string" calcext:value-type="string">
            <text:p>Contracts protecting the company from risk </text:p>
          </table:table-cell>
          <table:covered-table-cell table:style-name="ce16"/>
          <table:table-cell table:style-name="ce210"/>
        </table:table-row>
        <table:table-row table:style-name="ro24">
          <table:covered-table-cell table:style-name="ce265"/>
          <table:covered-table-cell table:style-name="ce269"/>
          <table:table-cell table:style-name="ce7"/>
          <table:table-cell table:style-name="ce4"/>
          <table:table-cell table:style-name="ce4" office:value-type="string" calcext:value-type="string">
            <text:p>Attitude: Welcoming, Kind, Helpful, Friendly, Respectful</text:p>
          </table:table-cell>
          <table:table-cell table:style-name="ce210" office:value-type="string" calcext:value-type="string">
            <text:p>Customer response based on work volumes ideally within 2 days of tasked query.</text:p>
          </table:table-cell>
          <table:table-cell table:style-name="ce16" office:value-type="string" calcext:value-type="string">
            <text:p>Good communication with clients.</text:p>
          </table:table-cell>
          <table:table-cell table:style-name="ce16" office:value-type="string" calcext:value-type="string">
            <text:p>Timely payments to suppliers</text:p>
          </table:table-cell>
          <table:table-cell table:style-name="ce16" office:value-type="string" calcext:value-type="string">
            <text:p>Helpful, friendly &amp; effective when assisting clients.</text:p>
          </table:table-cell>
          <table:table-cell table:style-name="ce16" office:value-type="string" calcext:value-type="string">
            <text:p>Establish good relationships with partners</text:p>
          </table:table-cell>
          <table:covered-table-cell table:style-name="ce16"/>
          <table:table-cell table:style-name="ce4" table:number-columns-repeated="3"/>
          <table:table-cell table:style-name="ce210"/>
          <table:table-cell table:style-name="ce16" office:value-type="string" calcext:value-type="string">
            <text:p>Internet</text:p>
          </table:table-cell>
          <table:table-cell table:style-name="ce16" table:number-columns-repeated="3"/>
          <table:table-cell table:style-name="ce4"/>
          <table:table-cell table:style-name="ce210" office:value-type="string" calcext:value-type="string">
            <text:p>Customer satisfaction due to prompt feedback</text:p>
          </table:table-cell>
          <table:table-cell table:style-name="ce16" office:value-type="string" calcext:value-type="string">
            <text:p>Customer satisfaction and renewed business.</text:p>
          </table:table-cell>
          <table:table-cell table:style-name="ce16" office:value-type="string" calcext:value-type="string">
            <text:p>Uninterrupted provision of services.</text:p>
          </table:table-cell>
          <table:table-cell table:style-name="ce4"/>
          <table:table-cell table:style-name="ce16" office:value-type="string" calcext:value-type="string">
            <text:p>Build productive relationships &amp; partnerships </text:p>
          </table:table-cell>
          <table:covered-table-cell table:style-name="ce16"/>
          <table:table-cell table:style-name="ce16" office:value-type="string" calcext:value-type="string">
            <text:p>Customer satisfaction &amp; positive system reviews.</text:p>
          </table:table-cell>
        </table:table-row>
        <table:table-row table:style-name="ro24">
          <table:covered-table-cell table:style-name="ce265"/>
          <table:covered-table-cell table:style-name="ce269"/>
          <table:table-cell table:style-name="ce7"/>
          <table:table-cell table:style-name="ce4"/>
          <table:table-cell table:style-name="ce4" office:value-type="string" calcext:value-type="string">
            <text:p>Availability</text:p>
          </table:table-cell>
          <table:table-cell table:style-name="ce16" office:value-type="string" calcext:value-type="string">
            <text:p>Handling customers in a respectful manner and providing updates on work status.</text:p>
          </table:table-cell>
          <table:table-cell table:style-name="ce16" office:value-type="string" calcext:value-type="string">
            <text:p>Readily available to assist when required.</text:p>
          </table:table-cell>
          <table:table-cell table:style-name="ce16" office:value-type="string" calcext:value-type="string">
            <text:p>Support operational requirements</text:p>
          </table:table-cell>
          <table:table-cell table:style-name="ce16"/>
          <table:table-cell table:style-name="ce16" office:value-type="string" calcext:value-type="string">
            <text:p>Follow-through of contacts for onboarding</text:p>
          </table:table-cell>
          <table:table-cell table:style-name="ce16"/>
          <table:table-cell table:style-name="ce4" table:number-columns-repeated="3"/>
          <table:table-cell table:style-name="ce16"/>
          <table:table-cell table:style-name="ce16" office:value-type="string" calcext:value-type="string">
            <text:p>Client managers</text:p>
          </table:table-cell>
          <table:table-cell table:style-name="ce16" table:number-columns-repeated="3"/>
          <table:table-cell table:style-name="ce4"/>
          <table:table-cell table:style-name="ce16" office:value-type="string" calcext:value-type="string">
            <text:p>Client Relationship building</text:p>
          </table:table-cell>
          <table:table-cell table:style-name="ce16" office:value-type="string" calcext:value-type="string">
            <text:p>Satisfied customer willing to renew and give referrals.</text:p>
          </table:table-cell>
          <table:table-cell table:style-name="ce16" office:value-type="string" calcext:value-type="string">
            <text:p>Ensure fast procurement of services required to run various tasks within the company.</text:p>
          </table:table-cell>
          <table:table-cell table:style-name="ce4"/>
          <table:table-cell table:style-name="ce16" office:value-type="string" calcext:value-type="string">
            <text:p>Build productive relationships &amp; partnerships </text:p>
          </table:table-cell>
          <table:table-cell table:style-name="ce16" table:number-columns-repeated="2"/>
        </table:table-row>
        <table:table-row table:style-name="ro24">
          <table:covered-table-cell table:style-name="ce265"/>
          <table:covered-table-cell table:style-name="ce269"/>
          <table:table-cell table:style-name="ce7"/>
          <table:table-cell table:style-name="ce4"/>
          <table:table-cell table:style-name="ce4" office:value-type="string" calcext:value-type="string">
            <text:p>'Product’ Awareness &amp; Problem Solving</text:p>
          </table:table-cell>
          <table:table-cell table:style-name="ce16" office:value-type="string" calcext:value-type="string">
            <text:p>Being on hand to answer client queries.</text:p>
          </table:table-cell>
          <table:table-cell table:style-name="ce16"/>
          <table:table-cell table:style-name="ce262"/>
          <table:table-cell table:style-name="ce16"/>
          <table:table-cell table:style-name="ce16" office:value-type="string" calcext:value-type="string">
            <text:p>Make good presentation of the company products</text:p>
          </table:table-cell>
          <table:table-cell table:style-name="ce262"/>
          <table:table-cell table:style-name="ce4" table:number-columns-repeated="3"/>
          <table:table-cell table:style-name="ce16" table:number-columns-repeated="2"/>
          <table:table-cell table:style-name="ce262"/>
          <table:table-cell table:style-name="ce16"/>
          <table:table-cell table:style-name="ce262"/>
          <table:table-cell table:style-name="ce4"/>
          <table:table-cell table:style-name="ce16" office:value-type="string" calcext:value-type="string">
            <text:p>Timely updates to clients throughout the project</text:p>
          </table:table-cell>
          <table:table-cell table:style-name="ce16"/>
          <table:table-cell table:style-name="ce262"/>
          <table:table-cell table:style-name="ce4"/>
          <table:table-cell table:style-name="ce16" office:value-type="string" calcext:value-type="string">
            <text:p>Build productive relationships &amp; partnerships </text:p>
          </table:table-cell>
          <table:table-cell table:style-name="ce262"/>
          <table:table-cell table:style-name="ce16"/>
        </table:table-row>
        <table:table-row table:style-name="ro24">
          <table:covered-table-cell table:style-name="ce265"/>
          <table:covered-table-cell table:style-name="ce270"/>
          <table:table-cell table:style-name="ce212"/>
          <table:table-cell table:style-name="ce5" table:number-columns-repeated="2"/>
          <table:table-cell table:style-name="ce16" office:value-type="string" calcext:value-type="string">
            <text:p>Open escalation channels for problem solving</text:p>
          </table:table-cell>
          <table:table-cell table:style-name="ce262"/>
          <table:table-cell table:style-name="ce16" office:value-type="string" calcext:value-type="string">
            <text:p>Facilitate necessary documents to new staff</text:p>
          </table:table-cell>
          <table:table-cell table:style-name="ce262" table:number-columns-repeated="2"/>
          <table:table-cell table:style-name="ce210" office:value-type="string" calcext:value-type="string" table:number-columns-spanned="1" table:number-rows-spanned="4">
            <text:p>Keep track of customer relationship KPI’s through continuous performance management and review of objectives. </text:p>
          </table:table-cell>
          <table:table-cell table:style-name="ce5" table:number-columns-repeated="3"/>
          <table:table-cell table:style-name="ce16"/>
          <table:table-cell table:style-name="ce262"/>
          <table:table-cell table:style-name="ce16"/>
          <table:table-cell table:style-name="ce262"/>
          <table:table-cell table:style-name="ce16"/>
          <table:table-cell table:style-name="ce5"/>
          <table:table-cell table:style-name="ce16" office:value-type="string" calcext:value-type="string">
            <text:p>Quick resolution of hiccups &amp; project issues.</text:p>
          </table:table-cell>
          <table:table-cell table:style-name="ce262"/>
          <table:table-cell table:style-name="ce16" office:value-type="string" calcext:value-type="string">
            <text:p>Quick settling in of new staff into the company</text:p>
          </table:table-cell>
          <table:table-cell table:style-name="ce5"/>
          <table:table-cell table:style-name="ce262"/>
          <table:table-cell table:style-name="ce289" office:value-type="string" calcext:value-type="string" table:number-columns-spanned="1" table:number-rows-spanned="4">
            <text:p>High customer standards and enhanced client feedback.</text:p>
          </table:table-cell>
          <table:table-cell table:style-name="ce262"/>
        </table:table-row>
        <table:table-row table:style-name="ro27">
          <table:covered-table-cell table:style-name="ce265"/>
          <table:table-cell table:style-name="ce80" office:value-type="string" calcext:value-type="string" table:number-columns-spanned="1" table:number-rows-spanned="24">
            <text:p>Learning &amp; Growth</text:p>
          </table:table-cell>
          <table:table-cell table:style-name="ce208"/>
          <table:table-cell table:style-name="ce211" office:value-type="string" calcext:value-type="string">
            <text:p>People</text:p>
          </table:table-cell>
          <table:table-cell table:style-name="ce220" office:value-type="string" calcext:value-type="string">
            <text:p>Employee Recruitment</text:p>
          </table:table-cell>
          <table:table-cell table:style-name="ce16" office:value-type="string" calcext:value-type="string">
            <text:p>Adherence to timelines set for activities.</text:p>
          </table:table-cell>
          <table:table-cell table:style-name="ce220" office:value-type="string" calcext:value-type="string">
            <text:p>Staff to identify areas where they require training.</text:p>
          </table:table-cell>
          <table:table-cell table:style-name="ce16" office:value-type="string" calcext:value-type="string">
            <text:p>Facilitate company’s medical cover</text:p>
          </table:table-cell>
          <table:table-cell table:style-name="ce220" table:number-columns-repeated="2"/>
          <table:covered-table-cell table:style-name="ce16"/>
          <table:table-cell table:style-name="ce220" office:value-type="string" calcext:value-type="string">
            <text:p>To identify service gaps in human resource and source for quality workforce.</text:p>
          </table:table-cell>
          <table:table-cell table:style-name="ce211" table:number-columns-repeated="2"/>
          <table:table-cell table:style-name="ce16"/>
          <table:table-cell table:style-name="ce220"/>
          <table:table-cell table:style-name="ce16"/>
          <table:table-cell table:style-name="ce220"/>
          <table:table-cell table:style-name="ce16"/>
          <table:table-cell table:style-name="ce211"/>
          <table:table-cell table:style-name="ce16" office:value-type="string" calcext:value-type="string">
            <text:p>Enhanced client feedback &amp; ratings.</text:p>
          </table:table-cell>
          <table:table-cell table:style-name="ce220" office:value-type="string" calcext:value-type="string">
            <text:p>Employees equipped with skills &amp; knowledge to deliver and exceed on work expectations.</text:p>
          </table:table-cell>
          <table:table-cell table:style-name="ce16" office:value-type="string" calcext:value-type="string">
            <text:p>Motivated and healthy staff able to concentrate on their duties </text:p>
          </table:table-cell>
          <table:table-cell table:style-name="ce220" office:value-type="string" calcext:value-type="string">
            <text:p>A competent &amp; motivated work force that fits into the organization culture.</text:p>
          </table:table-cell>
          <table:table-cell table:style-name="ce220"/>
          <table:covered-table-cell table:style-name="ce16"/>
          <table:table-cell table:style-name="ce220"/>
        </table:table-row>
        <table:table-row table:style-name="ro26">
          <table:covered-table-cell table:style-name="ce265"/>
          <table:covered-table-cell table:style-name="ce269"/>
          <table:table-cell table:style-name="ce16" office:value-type="string" calcext:value-type="string">
            <text:p>1. To upgrade skills of employees through needs assessment, training and coaching.</text:p>
          </table:table-cell>
          <table:table-cell table:style-name="ce7"/>
          <table:table-cell table:style-name="ce213" office:value-type="string" calcext:value-type="string">
            <text:p>Personal Development Plan</text:p>
          </table:table-cell>
          <table:table-cell table:style-name="ce16"/>
          <table:table-cell table:style-name="ce213" office:value-type="string" calcext:value-type="string">
            <text:p>Departmental meetings to raise &amp; discuss any matters affecting them.</text:p>
          </table:table-cell>
          <table:table-cell table:style-name="ce16" office:value-type="string" calcext:value-type="string">
            <text:p>Management of careers portal &amp; email</text:p>
          </table:table-cell>
          <table:table-cell table:style-name="ce213" table:number-columns-repeated="2"/>
          <table:covered-table-cell table:style-name="ce16"/>
          <table:table-cell table:style-name="ce213" office:value-type="string" calcext:value-type="string">
            <text:p>To ensure everyone has a personal development plan, envisions what role they play in the organization and how they can improve towards delivering the best results to the company goals.</text:p>
          </table:table-cell>
          <table:table-cell table:style-name="ce7" table:number-columns-repeated="2"/>
          <table:table-cell table:style-name="ce262"/>
          <table:table-cell table:style-name="ce213"/>
          <table:table-cell table:style-name="ce16"/>
          <table:table-cell table:style-name="ce213"/>
          <table:table-cell table:style-name="ce16"/>
          <table:table-cell table:style-name="ce7"/>
          <table:table-cell table:style-name="ce262"/>
          <table:table-cell table:style-name="ce220" office:value-type="string" calcext:value-type="string">
            <text:p>Employees free of encumbrances and delivering on work expectations.</text:p>
          </table:table-cell>
          <table:table-cell table:style-name="ce16" office:value-type="string" calcext:value-type="string">
            <text:p>Response to all incoming CV’s and pro-active HR management.</text:p>
          </table:table-cell>
          <table:table-cell table:style-name="ce213" office:value-type="string" calcext:value-type="string">
            <text:p>An engaged and cohesive human resource that delivers quality services and exceeds on company goals &amp; expectations. </text:p>
          </table:table-cell>
          <table:table-cell table:style-name="ce213"/>
          <table:covered-table-cell table:style-name="ce16"/>
          <table:table-cell table:style-name="ce213"/>
        </table:table-row>
        <table:table-row table:style-name="ro27">
          <table:covered-table-cell table:style-name="ce265"/>
          <table:covered-table-cell table:style-name="ce269"/>
          <table:table-cell table:style-name="ce4"/>
          <table:table-cell table:style-name="ce7"/>
          <table:table-cell table:style-name="ce213" office:value-type="string" calcext:value-type="string">
            <text:p>Career Growth Structure</text:p>
          </table:table-cell>
          <table:table-cell table:style-name="ce220"/>
          <table:table-cell table:style-name="ce213" office:value-type="string" calcext:value-type="string">
            <text:p>Department to prepare rotational schedule of attendance of client meetings.</text:p>
          </table:table-cell>
          <table:table-cell table:style-name="ce16"/>
          <table:table-cell table:style-name="ce213" table:number-columns-repeated="2"/>
          <table:covered-table-cell table:style-name="ce16"/>
          <table:table-cell table:style-name="ce213" office:value-type="string" calcext:value-type="string">
            <text:p>A clear job description is defined for each position, an organization structure defining clear career paths and opportunities afforded for professional growth.</text:p>
          </table:table-cell>
          <table:table-cell table:style-name="ce7" table:number-columns-repeated="2"/>
          <table:table-cell table:style-name="ce220"/>
          <table:table-cell table:style-name="ce213"/>
          <table:table-cell table:style-name="ce16"/>
          <table:table-cell table:style-name="ce213"/>
          <table:table-cell table:style-name="ce16"/>
          <table:table-cell table:style-name="ce7"/>
          <table:table-cell table:style-name="ce220"/>
          <table:table-cell table:style-name="ce213" office:value-type="string" calcext:value-type="string">
            <text:p>Employees exposed to client interactions and attaining professional growth.</text:p>
          </table:table-cell>
          <table:table-cell table:style-name="ce16"/>
          <table:table-cell table:style-name="ce213" office:value-type="string" calcext:value-type="string">
            <text:p>Progressive professional growth resulting to motivation of employees. </text:p>
          </table:table-cell>
          <table:table-cell table:style-name="ce213"/>
          <table:covered-table-cell table:style-name="ce16"/>
          <table:table-cell table:style-name="ce213"/>
        </table:table-row>
        <table:table-row table:style-name="ro21">
          <table:covered-table-cell table:style-name="ce265"/>
          <table:covered-table-cell table:style-name="ce269"/>
          <table:table-cell table:style-name="ce16" office:value-type="string" calcext:value-type="string">
            <text:p>2. To motivate employees and improve service delivery.</text:p>
          </table:table-cell>
          <table:table-cell table:style-name="ce7"/>
          <table:table-cell table:style-name="ce213" office:value-type="string" calcext:value-type="string">
            <text:p>Performance Management</text:p>
          </table:table-cell>
          <table:table-cell table:style-name="ce213" table:number-columns-repeated="2"/>
          <table:table-cell table:style-name="ce262"/>
          <table:table-cell table:style-name="ce213" table:number-columns-repeated="2"/>
          <table:table-cell table:style-name="ce262"/>
          <table:table-cell table:style-name="ce213" office:value-type="string" calcext:value-type="string">
            <text:p>A periodic review of performance against targets and discussion with employees to recommend measures taken for improvement.</text:p>
          </table:table-cell>
          <table:table-cell table:style-name="ce7" table:number-columns-repeated="2"/>
          <table:table-cell table:style-name="ce213" table:number-columns-repeated="2"/>
          <table:table-cell table:style-name="ce262"/>
          <table:table-cell table:style-name="ce213"/>
          <table:table-cell table:style-name="ce262"/>
          <table:table-cell table:style-name="ce7"/>
          <table:table-cell table:style-name="ce213" office:value-type="string" calcext:value-type="string">
            <text:p>Soft skills acquired will help employees improve in service delivery.</text:p>
          </table:table-cell>
          <table:table-cell table:style-name="ce220"/>
          <table:table-cell table:style-name="ce262"/>
          <table:table-cell table:style-name="ce213" office:value-type="string" calcext:value-type="string">
            <text:p>Professional growth resulting to achieving of company targets. </text:p>
          </table:table-cell>
          <table:table-cell table:style-name="ce213"/>
          <table:table-cell table:style-name="ce262"/>
          <table:table-cell table:style-name="ce213"/>
        </table:table-row>
        <table:table-row table:style-name="ro18">
          <table:covered-table-cell table:style-name="ce265"/>
          <table:covered-table-cell table:style-name="ce269"/>
          <table:table-cell table:style-name="ce4"/>
          <table:table-cell table:style-name="ce7"/>
          <table:table-cell table:style-name="ce213" office:value-type="string" calcext:value-type="string">
            <text:p>Training &amp; Development</text:p>
          </table:table-cell>
          <table:table-cell table:style-name="ce213" table:number-columns-repeated="2"/>
          <table:table-cell table:style-name="ce16" office:value-type="string" calcext:value-type="string">
            <text:p>Debt collection and follow up</text:p>
          </table:table-cell>
          <table:table-cell table:style-name="ce213" table:number-columns-repeated="2"/>
          <table:table-cell table:style-name="ce285" office:value-type="string" calcext:value-type="string" table:number-columns-spanned="1" table:number-rows-spanned="15">
            <text:p>Work with HR to keep track of employee KPI’s through continuous performance management and review of objectives. </text:p>
          </table:table-cell>
          <table:table-cell table:style-name="ce213" office:value-type="string" calcext:value-type="string">
            <text:p>To identify gaps in skills and provide necessary training to bridge the gaps.</text:p>
          </table:table-cell>
          <table:table-cell table:style-name="ce7" table:number-columns-repeated="2"/>
          <table:table-cell table:style-name="ce213" table:number-columns-repeated="2"/>
          <table:table-cell table:style-name="ce16"/>
          <table:table-cell table:style-name="ce213"/>
          <table:table-cell table:style-name="ce16"/>
          <table:table-cell table:style-name="ce7"/>
          <table:table-cell table:style-name="ce213" table:number-columns-repeated="2"/>
          <table:table-cell table:style-name="ce16" office:value-type="string" calcext:value-type="string">
            <text:p>Reduction of our debtors’ list and uninterrupted provision of services.</text:p>
          </table:table-cell>
          <table:table-cell table:style-name="ce213" office:value-type="string" calcext:value-type="string">
            <text:p>Improved performance as a direct result of training with pre &amp; post training tests conducted.</text:p>
          </table:table-cell>
          <table:table-cell table:style-name="ce213"/>
          <table:table-cell table:style-name="ce220"/>
          <table:table-cell table:style-name="ce213"/>
        </table:table-row>
        <table:table-row table:style-name="ro21">
          <table:covered-table-cell table:style-name="ce265"/>
          <table:covered-table-cell table:style-name="ce269"/>
          <table:table-cell table:style-name="ce16" office:value-type="string" calcext:value-type="string">
            <text:p>3. To achieve excellence and service beyond exception.</text:p>
          </table:table-cell>
          <table:table-cell table:style-name="ce212"/>
          <table:table-cell table:style-name="ce16" office:value-type="string" calcext:value-type="string">
            <text:p>Communications</text:p>
          </table:table-cell>
          <table:table-cell table:style-name="ce213"/>
          <table:table-cell table:style-name="ce279"/>
          <table:table-cell table:style-name="ce16" office:value-type="string" calcext:value-type="string">
            <text:p>Efficient petty cash management</text:p>
          </table:table-cell>
          <table:table-cell table:style-name="ce213" table:number-columns-repeated="2"/>
          <table:covered-table-cell table:style-name="ce213"/>
          <table:table-cell table:style-name="ce279" office:value-type="string" calcext:value-type="string">
            <text:p>To arrange regular meetings (at least monthly) to receive comments, provide updates on status of goals, activities and discuss/provide way forward.</text:p>
          </table:table-cell>
          <table:table-cell table:style-name="ce7" table:number-columns-repeated="2"/>
          <table:table-cell table:style-name="ce213"/>
          <table:table-cell table:style-name="ce279"/>
          <table:table-cell table:style-name="ce16"/>
          <table:table-cell table:style-name="ce279"/>
          <table:table-cell table:style-name="ce16"/>
          <table:table-cell table:style-name="ce7"/>
          <table:table-cell table:style-name="ce213" office:value-type="string" calcext:value-type="string">
            <text:p>Professional development to improve performance and work quality.</text:p>
          </table:table-cell>
          <table:table-cell table:style-name="ce16"/>
          <table:table-cell table:style-name="ce16" office:value-type="string" calcext:value-type="string">
            <text:p>Reduction in creditors, balanced books and uninterrupted provision of services.</text:p>
          </table:table-cell>
          <table:table-cell table:style-name="ce213" office:value-type="string" calcext:value-type="string">
            <text:p>Improved levels of staff engagement, ownership and team collaboration.</text:p>
          </table:table-cell>
          <table:table-cell table:style-name="ce213"/>
          <table:table-cell table:style-name="ce285" office:value-type="string" calcext:value-type="string" table:number-columns-spanned="1" table:number-rows-spanned="15">
            <text:p>Optimized human resource to deliver excellence in service delivery, customer focus, process management among other KPIs.</text:p>
          </table:table-cell>
          <table:table-cell table:style-name="ce213"/>
        </table:table-row>
        <table:table-row table:style-name="ro29">
          <table:covered-table-cell table:style-name="ce265"/>
          <table:covered-table-cell table:style-name="ce269"/>
          <table:table-cell table:style-name="ce4"/>
          <table:table-cell table:style-name="ce7" table:number-columns-repeated="2"/>
          <table:table-cell table:style-name="ce213" table:number-columns-repeated="2"/>
          <table:table-cell table:style-name="ce16" office:value-type="string" calcext:value-type="string">
            <text:p>Payment demand letters to overdue debtors</text:p>
          </table:table-cell>
          <table:table-cell table:style-name="ce213" table:number-columns-repeated="2"/>
          <table:covered-table-cell table:style-name="ce213"/>
          <table:table-cell table:style-name="ce213"/>
          <table:table-cell table:style-name="ce7" table:number-columns-repeated="2"/>
          <table:table-cell table:style-name="ce213" table:number-columns-repeated="2"/>
          <table:table-cell table:style-name="ce16"/>
          <table:table-cell table:style-name="ce213"/>
          <table:table-cell table:style-name="ce16"/>
          <table:table-cell table:style-name="ce7"/>
          <table:table-cell table:style-name="ce213" table:number-columns-repeated="2"/>
          <table:table-cell table:style-name="ce16" office:value-type="string" calcext:value-type="string">
            <text:p>Response to those letters by honoring payment</text:p>
          </table:table-cell>
          <table:table-cell table:style-name="ce213" table:number-columns-repeated="2"/>
          <table:covered-table-cell table:style-name="ce213"/>
          <table:table-cell table:style-name="ce213"/>
        </table:table-row>
        <table:table-row table:style-name="ro21">
          <table:covered-table-cell table:style-name="ce265"/>
          <table:covered-table-cell table:style-name="ce269"/>
          <table:table-cell table:style-name="ce16" office:value-type="string" calcext:value-type="string">
            <text:p>4. To achieve personal and professional growth for employees.</text:p>
          </table:table-cell>
          <table:table-cell table:style-name="ce7" table:number-columns-repeated="2"/>
          <table:table-cell table:style-name="ce263"/>
          <table:table-cell table:style-name="ce213"/>
          <table:table-cell table:style-name="ce16" office:value-type="string" calcext:value-type="string">
            <text:p>Forward invoices and acknowledge payments received</text:p>
          </table:table-cell>
          <table:table-cell table:style-name="ce213" table:number-columns-repeated="2"/>
          <table:covered-table-cell table:style-name="ce213"/>
          <table:table-cell table:style-name="ce213"/>
          <table:table-cell table:style-name="ce7" table:number-columns-repeated="2"/>
          <table:table-cell table:style-name="ce263"/>
          <table:table-cell table:style-name="ce213"/>
          <table:table-cell table:style-name="ce16"/>
          <table:table-cell table:style-name="ce213"/>
          <table:table-cell table:style-name="ce16"/>
          <table:table-cell table:style-name="ce7"/>
          <table:table-cell table:style-name="ce263" office:value-type="string" calcext:value-type="string">
            <text:p>Improved co-ordination &amp; faster turnaround times.</text:p>
          </table:table-cell>
          <table:table-cell table:style-name="ce213"/>
          <table:table-cell table:style-name="ce16" office:value-type="string" calcext:value-type="string">
            <text:p>Timely payment of invoices</text:p>
          </table:table-cell>
          <table:table-cell table:style-name="ce213" table:number-columns-repeated="2"/>
          <table:covered-table-cell table:style-name="ce213"/>
          <table:table-cell table:style-name="ce213"/>
        </table:table-row>
        <table:table-row table:style-name="ro1">
          <table:covered-table-cell table:style-name="ce265"/>
          <table:covered-table-cell table:style-name="ce269"/>
          <table:table-cell table:style-name="ce4"/>
          <table:table-cell table:style-name="ce7" table:number-columns-repeated="2"/>
          <table:table-cell table:style-name="ce213" table:number-columns-repeated="2"/>
          <table:table-cell table:style-name="ce262"/>
          <table:table-cell table:style-name="ce213" table:number-columns-repeated="2"/>
          <table:covered-table-cell table:style-name="ce213"/>
          <table:table-cell table:style-name="ce213"/>
          <table:table-cell table:style-name="ce7" table:number-columns-repeated="2"/>
          <table:table-cell table:style-name="ce213" table:number-columns-repeated="2"/>
          <table:table-cell table:style-name="ce262"/>
          <table:table-cell table:style-name="ce213"/>
          <table:table-cell table:style-name="ce262"/>
          <table:table-cell table:style-name="ce7"/>
          <table:table-cell table:style-name="ce213" table:number-columns-repeated="2"/>
          <table:table-cell table:style-name="ce262"/>
          <table:table-cell table:style-name="ce213" table:number-columns-repeated="2"/>
          <table:covered-table-cell table:style-name="ce213"/>
          <table:table-cell table:style-name="ce213"/>
        </table:table-row>
        <table:table-row table:style-name="ro27">
          <table:covered-table-cell table:style-name="ce265"/>
          <table:covered-table-cell table:style-name="ce269"/>
          <table:table-cell table:style-name="ce16" office:value-type="string" calcext:value-type="string">
            <text:p>5. To obtain &amp; retain the best talent and skills for the organization.</text:p>
          </table:table-cell>
          <table:table-cell table:style-name="ce7" table:number-columns-repeated="2"/>
          <table:table-cell table:style-name="ce213" table:number-columns-repeated="2"/>
          <table:table-cell table:style-name="ce210"/>
          <table:table-cell table:style-name="ce213" table:number-columns-repeated="2"/>
          <table:covered-table-cell table:style-name="ce263"/>
          <table:table-cell table:style-name="ce213"/>
          <table:table-cell table:style-name="ce7" table:number-columns-repeated="2"/>
          <table:table-cell table:style-name="ce213" table:number-columns-repeated="2"/>
          <table:table-cell table:style-name="ce210"/>
          <table:table-cell table:style-name="ce213"/>
          <table:table-cell table:style-name="ce210"/>
          <table:table-cell table:style-name="ce7"/>
          <table:table-cell table:style-name="ce213" table:number-columns-repeated="2"/>
          <table:table-cell table:style-name="ce210"/>
          <table:table-cell table:style-name="ce213" table:number-columns-repeated="2"/>
          <table:covered-table-cell table:style-name="ce213"/>
          <table:table-cell table:style-name="ce21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2"/>
          <table:table-cell table:style-name="ce16"/>
          <table:table-cell table:style-name="ce213" table:number-columns-repeated="2"/>
          <table:covered-table-cell table:style-name="ce213"/>
          <table:table-cell table:style-name="ce213"/>
          <table:table-cell table:style-name="ce7" table:number-columns-repeated="2"/>
          <table:table-cell table:style-name="ce213" table:number-columns-repeated="2"/>
          <table:table-cell table:style-name="ce16"/>
          <table:table-cell table:style-name="ce213"/>
          <table:table-cell table:style-name="ce16"/>
          <table:table-cell table:style-name="ce7"/>
          <table:table-cell table:style-name="ce213" table:number-columns-repeated="2"/>
          <table:table-cell table:style-name="ce16"/>
          <table:table-cell table:style-name="ce213" table:number-columns-repeated="2"/>
          <table:covered-table-cell table:style-name="ce213"/>
          <table:table-cell table:style-name="ce213"/>
        </table:table-row>
        <table:table-row table:style-name="ro30">
          <table:covered-table-cell table:style-name="ce265"/>
          <table:covered-table-cell table:style-name="ce269"/>
          <table:table-cell table:style-name="ce16" office:value-type="string" calcext:value-type="string">
            <text:p>6. To optimize the Human resource towards meeting company objectives in a timely, efficient, effective, professional and high quality manner.</text:p>
          </table:table-cell>
          <table:table-cell table:style-name="ce7" table:number-columns-repeated="2"/>
          <table:table-cell table:style-name="ce213" table:number-columns-repeated="2"/>
          <table:table-cell table:style-name="ce16"/>
          <table:table-cell table:style-name="ce213" table:number-columns-repeated="2"/>
          <table:covered-table-cell table:style-name="ce213"/>
          <table:table-cell table:style-name="ce213"/>
          <table:table-cell table:style-name="ce7" table:number-columns-repeated="2"/>
          <table:table-cell table:style-name="ce213" table:number-columns-repeated="2"/>
          <table:table-cell table:style-name="ce16"/>
          <table:table-cell table:style-name="ce213"/>
          <table:table-cell table:style-name="ce16"/>
          <table:table-cell table:style-name="ce7"/>
          <table:table-cell table:style-name="ce213" table:number-columns-repeated="2"/>
          <table:table-cell table:style-name="ce16"/>
          <table:table-cell table:style-name="ce213" table:number-columns-repeated="2"/>
          <table:covered-table-cell table:style-name="ce213"/>
          <table:table-cell table:style-name="ce21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2"/>
          <table:table-cell table:style-name="ce16"/>
          <table:table-cell table:style-name="ce213" table:number-columns-repeated="2"/>
          <table:covered-table-cell table:style-name="ce213"/>
          <table:table-cell table:style-name="ce213"/>
          <table:table-cell table:style-name="ce7" table:number-columns-repeated="2"/>
          <table:table-cell table:style-name="ce213" table:number-columns-repeated="2"/>
          <table:table-cell table:style-name="ce16"/>
          <table:table-cell table:style-name="ce213"/>
          <table:table-cell table:style-name="ce16"/>
          <table:table-cell table:style-name="ce7"/>
          <table:table-cell table:style-name="ce213" table:number-columns-repeated="2"/>
          <table:table-cell table:style-name="ce16"/>
          <table:table-cell table:style-name="ce213" table:number-columns-repeated="2"/>
          <table:covered-table-cell table:style-name="ce213"/>
          <table:table-cell table:style-name="ce21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2"/>
          <table:table-cell table:style-name="ce16"/>
          <table:table-cell table:style-name="ce213" table:number-columns-repeated="2"/>
          <table:covered-table-cell table:style-name="ce213"/>
          <table:table-cell table:style-name="ce213"/>
          <table:table-cell table:style-name="ce7" table:number-columns-repeated="2"/>
          <table:table-cell table:style-name="ce213" table:number-columns-repeated="2"/>
          <table:table-cell table:style-name="ce16"/>
          <table:table-cell table:style-name="ce213"/>
          <table:table-cell table:style-name="ce16"/>
          <table:table-cell table:style-name="ce7"/>
          <table:table-cell table:style-name="ce213" table:number-columns-repeated="2"/>
          <table:table-cell table:style-name="ce16"/>
          <table:table-cell table:style-name="ce213" table:number-columns-repeated="2"/>
          <table:covered-table-cell table:style-name="ce213"/>
          <table:table-cell table:style-name="ce213"/>
        </table:table-row>
        <table:table-row table:style-name="ro30">
          <table:covered-table-cell table:style-name="ce265"/>
          <table:covered-table-cell table:style-name="ce269"/>
          <table:table-cell table:style-name="ce16" office:value-type="string" calcext:value-type="string">
            <text:p>7. To clearly articulate work scope, goals, requirements and targets for employees in order to measure, evaluate, reward and improve on their performance.</text:p>
          </table:table-cell>
          <table:table-cell table:style-name="ce7" table:number-columns-repeated="2"/>
          <table:table-cell table:style-name="ce213" table:number-columns-repeated="2"/>
          <table:table-cell table:style-name="ce262"/>
          <table:table-cell table:style-name="ce213" table:number-columns-repeated="2"/>
          <table:covered-table-cell table:style-name="ce213"/>
          <table:table-cell table:style-name="ce213"/>
          <table:table-cell table:style-name="ce7" table:number-columns-repeated="2"/>
          <table:table-cell table:style-name="ce213" table:number-columns-repeated="2"/>
          <table:table-cell table:style-name="ce262"/>
          <table:table-cell table:style-name="ce213"/>
          <table:table-cell table:style-name="ce262"/>
          <table:table-cell table:style-name="ce7"/>
          <table:table-cell table:style-name="ce213" table:number-columns-repeated="2"/>
          <table:table-cell table:style-name="ce262"/>
          <table:table-cell table:style-name="ce213" table:number-columns-repeated="2"/>
          <table:covered-table-cell table:style-name="ce213"/>
          <table:table-cell table:style-name="ce21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2"/>
          <table:table-cell table:style-name="ce90" office:value-type="string" calcext:value-type="string" table:number-columns-spanned="1" table:number-rows-spanned="4">
            <text:p>Pick calls in a friendly manner and ensure the customer feels appreciated and welcome. Channel calls to the relevant technical team and provide solution if the person is not in at the time.</text:p>
          </table:table-cell>
          <table:table-cell table:style-name="ce213" table:number-columns-repeated="2"/>
          <table:covered-table-cell table:style-name="ce213"/>
          <table:table-cell table:style-name="ce263"/>
          <table:table-cell table:style-name="ce7" table:number-columns-repeated="2"/>
          <table:table-cell table:style-name="ce213" table:number-columns-repeated="2"/>
          <table:table-cell table:style-name="ce90" office:value-type="string" calcext:value-type="string" table:number-columns-spanned="1" table:number-rows-spanned="4">
            <text:p>Personal &amp; people skills</text:p>
          </table:table-cell>
          <table:table-cell table:style-name="ce213"/>
          <table:table-cell table:style-name="ce90" office:value-type="string" calcext:value-type="string" table:number-columns-spanned="1" table:number-rows-spanned="4">
            <text:p>n/a</text:p>
          </table:table-cell>
          <table:table-cell table:style-name="ce7"/>
          <table:table-cell table:style-name="ce213" table:number-columns-repeated="2"/>
          <table:table-cell table:style-name="ce90" office:value-type="string" calcext:value-type="string" table:number-columns-spanned="1" table:number-rows-spanned="4">
            <text:p>Happy &amp; satisfied clients providing positive feedback.</text:p>
          </table:table-cell>
          <table:table-cell table:style-name="ce263"/>
          <table:table-cell table:style-name="ce213"/>
          <table:covered-table-cell table:style-name="ce213"/>
          <table:table-cell table:style-name="ce21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2"/>
          <table:covered-table-cell table:style-name="ce89"/>
          <table:table-cell table:style-name="ce213" table:number-columns-repeated="2"/>
          <table:covered-table-cell table:style-name="ce213"/>
          <table:table-cell table:style-name="ce7" table:number-columns-repeated="3"/>
          <table:table-cell table:style-name="ce213" table:number-columns-repeated="2"/>
          <table:covered-table-cell table:style-name="ce16"/>
          <table:table-cell table:style-name="ce213"/>
          <table:covered-table-cell table:style-name="ce16"/>
          <table:table-cell table:style-name="ce7"/>
          <table:table-cell table:style-name="ce213" table:number-columns-repeated="2"/>
          <table:covered-table-cell table:style-name="ce16"/>
          <table:table-cell table:style-name="ce7"/>
          <table:table-cell table:style-name="ce213"/>
          <table:covered-table-cell table:style-name="ce213"/>
          <table:table-cell table:style-name="ce21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2"/>
          <table:covered-table-cell table:style-name="ce16"/>
          <table:table-cell table:style-name="ce213" table:number-columns-repeated="2"/>
          <table:covered-table-cell table:style-name="ce213"/>
          <table:table-cell table:style-name="ce213"/>
          <table:table-cell table:style-name="ce7" table:number-columns-repeated="2"/>
          <table:table-cell table:style-name="ce213" table:number-columns-repeated="2"/>
          <table:covered-table-cell table:style-name="ce16"/>
          <table:table-cell table:style-name="ce213"/>
          <table:covered-table-cell table:style-name="ce16"/>
          <table:table-cell table:style-name="ce7"/>
          <table:table-cell table:style-name="ce213" table:number-columns-repeated="2"/>
          <table:covered-table-cell table:style-name="ce16"/>
          <table:table-cell table:style-name="ce7"/>
          <table:table-cell table:style-name="ce213"/>
          <table:covered-table-cell table:style-name="ce213"/>
          <table:table-cell table:style-name="ce21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2"/>
          <table:covered-table-cell table:style-name="ce16"/>
          <table:table-cell table:style-name="ce213" table:number-columns-repeated="2"/>
          <table:covered-table-cell table:style-name="ce213"/>
          <table:table-cell table:style-name="ce7" table:number-columns-repeated="3"/>
          <table:table-cell table:style-name="ce213" table:number-columns-repeated="2"/>
          <table:covered-table-cell table:style-name="ce16"/>
          <table:table-cell table:style-name="ce213"/>
          <table:covered-table-cell table:style-name="ce16"/>
          <table:table-cell table:style-name="ce7"/>
          <table:table-cell table:style-name="ce213" table:number-columns-repeated="2"/>
          <table:covered-table-cell table:style-name="ce16"/>
          <table:table-cell table:style-name="ce7"/>
          <table:table-cell table:style-name="ce213"/>
          <table:covered-table-cell table:style-name="ce213"/>
          <table:table-cell table:style-name="ce21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2"/>
          <table:table-cell table:style-name="ce262"/>
          <table:table-cell table:style-name="ce213" table:number-columns-repeated="4"/>
          <table:table-cell table:style-name="ce7" table:number-columns-repeated="2"/>
          <table:table-cell table:style-name="ce213" table:number-columns-repeated="2"/>
          <table:table-cell table:style-name="ce262"/>
          <table:table-cell table:style-name="ce213"/>
          <table:table-cell table:style-name="ce262"/>
          <table:table-cell table:style-name="ce7"/>
          <table:table-cell table:style-name="ce213" table:number-columns-repeated="2"/>
          <table:table-cell table:style-name="ce262"/>
          <table:table-cell table:style-name="ce7"/>
          <table:table-cell table:style-name="ce213"/>
          <table:covered-table-cell table:style-name="ce213"/>
          <table:table-cell table:style-name="ce21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2"/>
          <table:table-cell table:style-name="ce220"/>
          <table:table-cell table:style-name="ce213" table:number-columns-repeated="4"/>
          <table:table-cell table:style-name="ce7" table:number-columns-repeated="2"/>
          <table:table-cell table:style-name="ce213" table:number-columns-repeated="2"/>
          <table:table-cell table:style-name="ce220"/>
          <table:table-cell table:style-name="ce213"/>
          <table:table-cell table:style-name="ce220"/>
          <table:table-cell table:style-name="ce7"/>
          <table:table-cell table:style-name="ce213" table:number-columns-repeated="2"/>
          <table:table-cell table:style-name="ce220"/>
          <table:table-cell table:style-name="ce7"/>
          <table:table-cell table:style-name="ce213" table:number-columns-repeated="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7"/>
          <table:table-cell table:style-name="ce7" table:number-columns-repeated="2"/>
          <table:table-cell table:style-name="ce213" table:number-columns-repeated="5"/>
          <table:table-cell table:style-name="ce7"/>
          <table:table-cell table:style-name="ce213" table:number-columns-repeated="3"/>
          <table:table-cell table:style-name="ce7"/>
          <table:table-cell table:style-name="ce213" table:number-columns-repeated="3"/>
        </table:table-row>
        <table:table-row table:style-name="ro1">
          <table:covered-table-cell table:style-name="ce265"/>
          <table:covered-table-cell table:style-name="ce269"/>
          <table:table-cell table:style-name="ce16"/>
          <table:table-cell table:style-name="ce7" table:number-columns-repeated="2"/>
          <table:table-cell table:style-name="ce213" table:number-columns-repeated="7"/>
          <table:table-cell table:style-name="ce7" table:number-columns-repeated="2"/>
          <table:table-cell table:style-name="ce213" table:number-columns-repeated="5"/>
          <table:table-cell table:style-name="ce7"/>
          <table:table-cell table:style-name="ce213" table:number-columns-repeated="3"/>
          <table:table-cell table:style-name="ce7"/>
          <table:table-cell table:style-name="ce213" table:number-columns-repeated="3"/>
        </table:table-row>
        <table:table-row table:style-name="ro1">
          <table:covered-table-cell table:style-name="ce265"/>
          <table:covered-table-cell table:style-name="ce270"/>
          <table:table-cell table:style-name="ce262"/>
          <table:table-cell table:style-name="ce212" table:number-columns-repeated="2"/>
          <table:table-cell table:style-name="ce213"/>
          <table:table-cell table:style-name="ce263"/>
          <table:table-cell table:style-name="ce213"/>
          <table:table-cell table:style-name="ce263" table:number-columns-repeated="2"/>
          <table:table-cell table:style-name="ce213" table:number-columns-repeated="2"/>
          <table:table-cell table:style-name="ce212" table:number-columns-repeated="2"/>
          <table:table-cell table:style-name="ce213"/>
          <table:table-cell table:style-name="ce263"/>
          <table:table-cell table:style-name="ce213"/>
          <table:table-cell table:style-name="ce263"/>
          <table:table-cell table:style-name="ce213"/>
          <table:table-cell table:style-name="ce212"/>
          <table:table-cell table:style-name="ce213"/>
          <table:table-cell table:style-name="ce263"/>
          <table:table-cell table:style-name="ce213"/>
          <table:table-cell table:style-name="ce7"/>
          <table:table-cell table:style-name="ce263"/>
          <table:table-cell table:style-name="ce213"/>
          <table:table-cell table:style-name="ce263"/>
        </table:table-row>
        <table:table-row table:style-name="ro29">
          <table:covered-table-cell table:style-name="ce265"/>
          <table:table-cell table:style-name="ce272" office:value-type="string" calcext:value-type="string" table:number-columns-spanned="1" table:number-rows-spanned="11">
            <text:p>Community</text:p>
          </table:table-cell>
          <table:table-cell table:style-name="ce16"/>
          <table:table-cell table:style-name="ce7" table:number-columns-repeated="2"/>
          <table:table-cell table:style-name="ce213" table:number-columns-repeated="2"/>
          <table:table-cell table:style-name="ce213" office:value-type="string" calcext:value-type="string">
            <text:p>Co-ordination of:</text:p>
          </table:table-cell>
          <table:table-cell table:style-name="ce282" office:value-type="string" calcext:value-type="string" table:number-columns-spanned="1" table:number-rows-spanned="11">
            <text:p>Upload any CSR activities to the company website for public consumption.</text:p>
          </table:table-cell>
          <table:table-cell table:style-name="ce213" table:number-columns-repeated="3"/>
          <table:table-cell table:style-name="ce7" table:number-columns-repeated="2"/>
          <table:table-cell table:style-name="ce213" table:number-columns-repeated="5"/>
          <table:table-cell table:style-name="ce7"/>
          <table:table-cell table:style-name="ce213" table:number-columns-repeated="3"/>
          <table:table-cell table:style-name="ce7"/>
          <table:table-cell table:style-name="ce213" table:number-columns-repeated="2"/>
          <table:table-cell table:style-name="ce282" office:value-type="string" calcext:value-type="string" table:number-columns-spanned="1" table:number-rows-spanned="11">
            <text:p>Provide updated info on the website </text:p>
          </table:table-cell>
        </table:table-row>
        <table:table-row table:style-name="ro24">
          <table:covered-table-cell table:style-name="ce265"/>
          <table:covered-table-cell table:style-name="ce4"/>
          <table:table-cell table:style-name="ce16" office:value-type="string" calcext:value-type="string">
            <text:p>1. To positively impact the society around us.</text:p>
          </table:table-cell>
          <table:table-cell table:style-name="ce7"/>
          <table:table-cell table:style-name="ce7" office:value-type="string" calcext:value-type="string">
            <text:p>Charitable cause for less fortunate in society.</text:p>
          </table:table-cell>
          <table:table-cell table:style-name="ce263"/>
          <table:table-cell table:style-name="ce213"/>
          <table:table-cell table:style-name="ce213" office:value-type="string" calcext:value-type="string">
            <text:p>Partner with a children’s orphanage nearby.</text:p>
          </table:table-cell>
          <table:covered-table-cell table:style-name="ce213" office:value-type="string" calcext:value-type="string">
            <text:p>Upload any CSR activities to the company website for public consummation.</text:p>
          </table:covered-table-cell>
          <table:table-cell table:style-name="ce89" office:value-type="string" calcext:value-type="string" table:number-columns-spanned="1" table:number-rows-spanned="6">
            <text:p>Assist build new relationships with the community &amp; partners.</text:p>
          </table:table-cell>
          <table:table-cell table:style-name="ce286" office:value-type="string" calcext:value-type="string" table:number-columns-spanned="1" table:number-rows-spanned="7">
            <text:p>To review delivery of community goals through CSR and make recommendations for change.</text:p>
          </table:table-cell>
          <table:table-cell table:style-name="ce213"/>
          <table:table-cell table:style-name="ce7" table:number-columns-repeated="2"/>
          <table:table-cell table:style-name="ce263"/>
          <table:table-cell table:style-name="ce213"/>
          <table:table-cell table:style-name="ce263"/>
          <table:table-cell table:style-name="ce213"/>
          <table:table-cell table:style-name="ce263"/>
          <table:table-cell table:style-name="ce7"/>
          <table:table-cell table:style-name="ce263"/>
          <table:table-cell table:style-name="ce213"/>
          <table:table-cell table:style-name="ce263"/>
          <table:table-cell table:style-name="ce7"/>
          <table:table-cell table:style-name="ce89" office:value-type="string" calcext:value-type="string" table:number-columns-spanned="1" table:number-rows-spanned="6">
            <text:p>Build new relationships &amp; partnerships (Clients &amp; business conversions on to the product)</text:p>
          </table:table-cell>
          <table:table-cell table:style-name="ce213"/>
          <table:covered-table-cell table:style-name="ce213" office:value-type="string" calcext:value-type="string">
            <text:p>Provide updated info on the website </text:p>
          </table:covered-table-cell>
        </table:table-row>
        <table:table-row table:style-name="ro24">
          <table:covered-table-cell table:style-name="ce265"/>
          <table:covered-table-cell table:style-name="ce4"/>
          <table:table-cell table:style-name="ce16"/>
          <table:table-cell table:style-name="ce7"/>
          <table:table-cell table:style-name="ce213" office:value-type="string" calcext:value-type="string">
            <text:p>Link up with local government, other partners and the community around us to address challenges in: <text:s/></text:p>
          </table:table-cell>
          <table:table-cell table:style-name="ce213" table:number-columns-repeated="3"/>
          <table:covered-table-cell table:number-columns-repeated="3" table:style-name="ce213"/>
          <table:table-cell table:style-name="ce212"/>
          <table:table-cell table:style-name="ce7" table:number-columns-repeated="2"/>
          <table:table-cell table:style-name="ce213" table:number-columns-repeated="5"/>
          <table:table-cell table:style-name="ce7"/>
          <table:table-cell table:style-name="ce213" table:number-columns-repeated="3"/>
          <table:table-cell table:style-name="ce212"/>
          <table:covered-table-cell table:style-name="ce213"/>
          <table:table-cell table:style-name="ce213"/>
          <table:covered-table-cell table:style-name="ce213"/>
        </table:table-row>
        <table:table-row table:style-name="ro21">
          <table:covered-table-cell table:style-name="ce265"/>
          <table:covered-table-cell table:style-name="ce4"/>
          <table:table-cell table:style-name="ce16"/>
          <table:table-cell table:style-name="ce7"/>
          <table:table-cell table:style-name="ce221" office:value-type="string" calcext:value-type="string">
            <text:p>Healthcare</text:p>
          </table:table-cell>
          <table:table-cell table:style-name="ce213" table:number-columns-repeated="2"/>
          <table:table-cell table:style-name="ce213" office:value-type="string" calcext:value-type="string">
            <text:p>Sponsor ‘Beyond Zero’, Pumwani Maternity Hospital et al for their continuing efforts to support poor mothers deliver and other health issues.</text:p>
          </table:table-cell>
          <table:covered-table-cell table:number-columns-repeated="2" table:style-name="ce213"/>
          <table:covered-table-cell table:style-name="ce263"/>
          <table:table-cell/>
          <table:table-cell table:style-name="ce7" table:number-columns-repeated="2"/>
          <table:table-cell table:style-name="ce213" table:number-columns-repeated="5"/>
          <table:table-cell table:style-name="ce7"/>
          <table:table-cell table:style-name="ce213" table:number-columns-repeated="3"/>
          <table:table-cell/>
          <table:covered-table-cell table:style-name="ce213"/>
          <table:table-cell table:style-name="ce263"/>
          <table:covered-table-cell table:style-name="ce213"/>
        </table:table-row>
        <table:table-row table:style-name="ro21">
          <table:covered-table-cell table:style-name="ce265"/>
          <table:covered-table-cell table:style-name="ce4"/>
          <table:table-cell table:style-name="ce16" office:value-type="string" calcext:value-type="string">
            <text:p>2. To positively impact the environment around us.</text:p>
          </table:table-cell>
          <table:table-cell table:style-name="ce7"/>
          <table:table-cell table:style-name="ce221" office:value-type="string" calcext:value-type="string">
            <text:p>Sport</text:p>
          </table:table-cell>
          <table:table-cell table:style-name="ce213" table:number-columns-repeated="2"/>
          <table:table-cell table:style-name="ce213" office:value-type="string" calcext:value-type="string">
            <text:p>Provide kits &amp; sporting equipment to nearby community teams to keep them from drugs &amp; other detractors.</text:p>
          </table:table-cell>
          <table:covered-table-cell table:number-columns-repeated="3" table:style-name="ce213"/>
          <table:table-cell/>
          <table:table-cell table:style-name="ce7" table:number-columns-repeated="2"/>
          <table:table-cell table:style-name="ce213" table:number-columns-repeated="5"/>
          <table:table-cell table:style-name="ce7"/>
          <table:table-cell table:style-name="ce213" table:number-columns-repeated="3"/>
          <table:table-cell/>
          <table:covered-table-cell table:style-name="ce213"/>
          <table:table-cell table:style-name="ce213"/>
          <table:covered-table-cell table:style-name="ce213"/>
        </table:table-row>
        <table:table-row table:style-name="ro31">
          <table:covered-table-cell table:style-name="ce265"/>
          <table:covered-table-cell table:style-name="ce4"/>
          <table:table-cell table:style-name="ce16"/>
          <table:table-cell table:style-name="ce7"/>
          <table:table-cell table:style-name="ce221" office:value-type="string" calcext:value-type="string">
            <text:p>Education</text:p>
          </table:table-cell>
          <table:table-cell table:style-name="ce213" table:number-columns-repeated="2"/>
          <table:table-cell table:style-name="ce213" office:value-type="string" calcext:value-type="string">
            <text:p>To help educate poor kids in dire need of education around us.</text:p>
          </table:table-cell>
          <table:covered-table-cell table:number-columns-repeated="2" table:style-name="ce213"/>
          <table:covered-table-cell table:style-name="Default"/>
          <table:table-cell/>
          <table:table-cell table:style-name="ce7" table:number-columns-repeated="2"/>
          <table:table-cell table:style-name="ce213" table:number-columns-repeated="5"/>
          <table:table-cell table:style-name="ce7"/>
          <table:table-cell table:style-name="ce213" table:number-columns-repeated="3"/>
          <table:table-cell/>
          <table:covered-table-cell table:style-name="ce213"/>
          <table:table-cell table:style-name="ce286" office:value-type="string" calcext:value-type="string" table:number-columns-spanned="1" table:number-rows-spanned="7">
            <text:p>Oversee successful implementation and engagement with community.</text:p>
          </table:table-cell>
          <table:covered-table-cell table:style-name="ce213"/>
        </table:table-row>
        <table:table-row table:style-name="ro24">
          <table:covered-table-cell table:style-name="ce265"/>
          <table:covered-table-cell table:style-name="ce4"/>
          <table:table-cell table:style-name="ce16"/>
          <table:table-cell table:style-name="ce7"/>
          <table:table-cell table:style-name="ce221" office:value-type="string" calcext:value-type="string">
            <text:p>Drug Abuse</text:p>
          </table:table-cell>
          <table:table-cell table:style-name="ce213" table:number-columns-repeated="2"/>
          <table:table-cell table:style-name="ce213" office:value-type="string" calcext:value-type="string">
            <text:p>Work with NACADA to sponsor outreach to drug-prone communities nearby.</text:p>
          </table:table-cell>
          <table:covered-table-cell table:number-columns-repeated="3" table:style-name="ce213"/>
          <table:table-cell/>
          <table:table-cell table:style-name="ce7" table:number-columns-repeated="2"/>
          <table:table-cell table:style-name="ce213" table:number-columns-repeated="5"/>
          <table:table-cell table:style-name="ce7"/>
          <table:table-cell table:style-name="ce213" table:number-columns-repeated="3"/>
          <table:table-cell/>
          <table:covered-table-cell table:number-columns-repeated="3" table:style-name="ce213"/>
        </table:table-row>
        <table:table-row table:style-name="ro24">
          <table:covered-table-cell table:style-name="ce265"/>
          <table:covered-table-cell table:style-name="ce4"/>
          <table:table-cell table:style-name="ce16"/>
          <table:table-cell table:style-name="ce7"/>
          <table:table-cell table:style-name="ce222" office:value-type="string" calcext:value-type="string">
            <text:p>Environment: Environmental degradation, Excessive littering, lack of sheltering, drainage, </text:p>
          </table:table-cell>
          <table:table-cell table:style-name="ce213" table:number-columns-repeated="2"/>
          <table:table-cell table:style-name="ce213" office:value-type="string" calcext:value-type="string">
            <text:p>Build branded litter bins or rain sheds near us.</text:p>
          </table:table-cell>
          <table:covered-table-cell table:style-name="ce213"/>
          <table:table-cell table:style-name="ce213"/>
          <table:covered-table-cell table:style-name="ce213"/>
          <table:table-cell/>
          <table:table-cell table:style-name="ce7" table:number-columns-repeated="2"/>
          <table:table-cell table:style-name="ce213" table:number-columns-repeated="5"/>
          <table:table-cell table:style-name="ce7"/>
          <table:table-cell table:style-name="ce213" table:number-columns-repeated="3"/>
          <table:table-cell/>
          <table:table-cell table:style-name="ce213"/>
          <table:covered-table-cell table:number-columns-repeated="2" table:style-name="ce213"/>
        </table:table-row>
        <table:table-row table:style-name="ro29">
          <table:covered-table-cell table:style-name="ce265"/>
          <table:covered-table-cell table:style-name="ce4"/>
          <table:table-cell table:style-name="ce16"/>
          <table:table-cell table:style-name="ce7" table:number-columns-repeated="2"/>
          <table:table-cell table:style-name="ce213" table:number-columns-repeated="2"/>
          <table:table-cell table:style-name="ce213" office:value-type="string" calcext:value-type="string">
            <text:p>Do community clean ups in the estates nearby.</text:p>
          </table:table-cell>
          <table:covered-table-cell table:style-name="ce213"/>
          <table:table-cell table:style-name="ce213" table:number-columns-repeated="2"/>
          <table:table-cell/>
          <table:table-cell table:style-name="ce7" table:number-columns-repeated="2"/>
          <table:table-cell table:style-name="ce213" table:number-columns-repeated="5"/>
          <table:table-cell table:style-name="ce7"/>
          <table:table-cell table:style-name="ce213" table:number-columns-repeated="3"/>
          <table:table-cell/>
          <table:table-cell table:style-name="ce213"/>
          <table:covered-table-cell table:number-columns-repeated="2" table:style-name="ce213"/>
        </table:table-row>
        <table:table-row table:style-name="ro29">
          <table:covered-table-cell table:style-name="ce265"/>
          <table:covered-table-cell table:style-name="ce4"/>
          <table:table-cell table:style-name="ce16"/>
          <table:table-cell table:style-name="ce7" table:number-columns-repeated="2"/>
          <table:table-cell table:style-name="ce213" table:number-columns-repeated="2"/>
          <table:table-cell table:style-name="ce213" office:value-type="string" calcext:value-type="string">
            <text:p>Help construct decent shelters for neighbouring slums.</text:p>
          </table:table-cell>
          <table:covered-table-cell table:style-name="ce213"/>
          <table:table-cell table:style-name="ce213" table:number-columns-repeated="2"/>
          <table:table-cell/>
          <table:table-cell table:style-name="ce7" table:number-columns-repeated="2"/>
          <table:table-cell table:style-name="ce213" table:number-columns-repeated="5"/>
          <table:table-cell table:style-name="ce7"/>
          <table:table-cell table:style-name="ce213" table:number-columns-repeated="3"/>
          <table:table-cell/>
          <table:table-cell table:style-name="ce213"/>
          <table:covered-table-cell table:number-columns-repeated="2" table:style-name="ce213"/>
        </table:table-row>
        <table:table-row table:style-name="ro1">
          <table:covered-table-cell table:style-name="ce266"/>
          <table:covered-table-cell table:style-name="ce5"/>
          <table:table-cell table:style-name="ce5"/>
          <table:table-cell table:style-name="ce212" table:number-columns-repeated="2"/>
          <table:table-cell table:style-name="ce263" table:number-columns-repeated="3"/>
          <table:covered-table-cell table:style-name="ce263"/>
          <table:table-cell table:style-name="ce263"/>
          <table:table-cell table:style-name="ce213"/>
          <table:table-cell/>
          <table:table-cell table:style-name="ce212" table:number-columns-repeated="2"/>
          <table:table-cell table:style-name="ce213"/>
          <table:table-cell table:style-name="ce263"/>
          <table:table-cell table:style-name="ce213"/>
          <table:table-cell table:style-name="ce263"/>
          <table:table-cell table:style-name="ce213"/>
          <table:table-cell table:style-name="ce212"/>
          <table:table-cell table:style-name="ce213"/>
          <table:table-cell table:style-name="ce263"/>
          <table:table-cell table:style-name="ce213"/>
          <table:table-cell/>
          <table:table-cell table:style-name="ce263"/>
          <table:covered-table-cell table:style-name="ce213"/>
          <table:covered-table-cell table:style-name="ce263"/>
        </table:table-row>
        <table:table-row table:style-name="ro1">
          <table:table-cell table:number-columns-repeated="5"/>
          <table:table-cell table:style-name="Default"/>
          <table:table-cell table:style-name="ce70"/>
          <table:table-cell table:style-name="ce263"/>
          <table:table-cell table:number-columns-repeated="2"/>
          <table:table-cell table:style-name="ce213"/>
          <table:table-cell table:number-columns-repeated="3"/>
          <table:table-cell table:style-name="ce213"/>
          <table:table-cell table:style-name="ce70"/>
          <table:table-cell table:style-name="ce263"/>
          <table:table-cell table:style-name="ce70"/>
          <table:table-cell table:style-name="ce263"/>
          <table:table-cell/>
          <table:table-cell table:style-name="ce213"/>
          <table:table-cell table:style-name="ce70"/>
          <table:table-cell table:style-name="ce263"/>
          <table:table-cell table:number-columns-repeated="2"/>
          <table:covered-table-cell table:style-name="ce213"/>
          <table:table-cell/>
        </table:table-row>
        <table:table-row table:style-name="ro1">
          <table:table-cell table:number-columns-repeated="5"/>
          <table:table-cell table:style-name="Default"/>
          <table:table-cell table:style-name="ce70"/>
          <table:table-cell table:style-name="Default"/>
          <table:table-cell table:number-columns-repeated="2"/>
          <table:table-cell table:style-name="ce213"/>
          <table:table-cell table:number-columns-repeated="3"/>
          <table:table-cell table:style-name="ce263"/>
          <table:table-cell table:style-name="ce70"/>
          <table:table-cell table:style-name="ce213"/>
          <table:table-cell table:style-name="ce70"/>
          <table:table-cell table:style-name="ce213"/>
          <table:table-cell/>
          <table:table-cell table:style-name="ce263"/>
          <table:table-cell table:style-name="ce70"/>
          <table:table-cell table:style-name="ce213"/>
          <table:table-cell table:number-columns-repeated="2"/>
          <table:table-cell table:style-name="ce213"/>
          <table:table-cell/>
        </table:table-row>
        <table:table-row table:style-name="ro2">
          <table:table-cell table:number-columns-repeated="6"/>
          <table:table-cell table:style-name="ce70"/>
          <table:table-cell table:style-name="Default"/>
          <table:table-cell table:number-columns-repeated="2"/>
          <table:table-cell table:style-name="ce213"/>
          <table:table-cell table:number-columns-repeated="4"/>
          <table:table-cell table:style-name="ce70"/>
          <table:table-cell table:style-name="ce213" office:value-type="string" calcext:value-type="string">
            <text:p>Funds, Employees, Affected community</text:p>
          </table:table-cell>
          <table:table-cell table:style-name="ce70"/>
          <table:table-cell table:style-name="ce213"/>
          <table:table-cell table:number-columns-repeated="2"/>
          <table:table-cell table:style-name="ce70"/>
          <table:table-cell table:style-name="ce213" office:value-type="string" calcext:value-type="string">
            <text:p>Satisfaction of a life touched, community built and where appropriate positive media coverage &amp; publicity.</text:p>
          </table:table-cell>
          <table:table-cell table:number-columns-repeated="2"/>
          <table:table-cell table:style-name="ce213"/>
          <table:table-cell/>
        </table:table-row>
        <table:table-row table:style-name="ro2">
          <table:table-cell table:number-columns-repeated="6"/>
          <table:table-cell table:style-name="ce70"/>
          <table:table-cell table:style-name="Default"/>
          <table:table-cell table:number-columns-repeated="2"/>
          <table:table-cell table:style-name="ce263"/>
          <table:table-cell table:number-columns-repeated="4"/>
          <table:table-cell table:style-name="ce70"/>
          <table:table-cell table:style-name="ce213"/>
          <table:table-cell table:style-name="ce70"/>
          <table:table-cell table:style-name="ce213"/>
          <table:table-cell table:number-columns-repeated="2"/>
          <table:table-cell table:style-name="ce70"/>
          <table:table-cell table:style-name="ce213" office:value-type="string" calcext:value-type="string">
            <text:p>Satisfaction of a life touched, community built and where appropriate positive media coverage &amp; publicity.</text:p>
          </table:table-cell>
          <table:table-cell table:number-columns-repeated="2"/>
          <table:table-cell table:style-name="ce263"/>
          <table:table-cell/>
        </table:table-row>
        <table:table-row table:style-name="ro2">
          <table:table-cell table:number-columns-repeated="6"/>
          <table:table-cell table:style-name="ce70"/>
          <table:table-cell table:style-name="Default"/>
          <table:table-cell table:number-columns-repeated="7"/>
          <table:table-cell table:style-name="ce70"/>
          <table:table-cell table:style-name="ce213" office:value-type="string" calcext:value-type="string">
            <text:p>Funds, Employees, Affected community</text:p>
          </table:table-cell>
          <table:table-cell table:style-name="ce70"/>
          <table:table-cell table:style-name="ce213"/>
          <table:table-cell table:number-columns-repeated="2"/>
          <table:table-cell table:style-name="ce70"/>
          <table:table-cell table:style-name="ce213" office:value-type="string" calcext:value-type="string">
            <text:p>Satisfaction of a life touched, community built and where appropriate positive media coverage &amp; publicity.</text:p>
          </table:table-cell>
          <table:table-cell table:number-columns-repeated="4"/>
        </table:table-row>
        <table:table-row table:style-name="ro2">
          <table:table-cell table:number-columns-repeated="6"/>
          <table:table-cell table:style-name="ce70"/>
          <table:table-cell table:style-name="Default"/>
          <table:table-cell table:number-columns-repeated="7"/>
          <table:table-cell table:style-name="ce70"/>
          <table:table-cell table:style-name="ce213" office:value-type="string" calcext:value-type="string">
            <text:p>Funds, Procurement, Sports teams</text:p>
          </table:table-cell>
          <table:table-cell table:style-name="ce70"/>
          <table:table-cell table:style-name="ce213"/>
          <table:table-cell table:number-columns-repeated="2"/>
          <table:table-cell table:style-name="ce70"/>
          <table:table-cell table:style-name="ce213" office:value-type="string" calcext:value-type="string">
            <text:p>Satisfaction of a life touched, community built and where appropriate positive media coverage &amp; publicity.</text:p>
          </table:table-cell>
          <table:table-cell table:number-columns-repeated="4"/>
        </table:table-row>
        <table:table-row table:style-name="ro2">
          <table:table-cell table:number-columns-repeated="6"/>
          <table:table-cell table:style-name="ce70"/>
          <table:table-cell table:style-name="Default"/>
          <table:table-cell table:number-columns-repeated="7"/>
          <table:table-cell table:style-name="ce70"/>
          <table:table-cell table:style-name="ce213" office:value-type="string" calcext:value-type="string">
            <text:p>Funds, Affected families</text:p>
          </table:table-cell>
          <table:table-cell table:style-name="ce70"/>
          <table:table-cell table:style-name="ce213"/>
          <table:table-cell table:number-columns-repeated="2"/>
          <table:table-cell table:style-name="ce70"/>
          <table:table-cell table:style-name="ce213" office:value-type="string" calcext:value-type="string">
            <text:p>Satisfaction of a life touched, community built and where appropriate positive media coverage &amp; publicity.</text:p>
          </table:table-cell>
          <table:table-cell table:number-columns-repeated="4"/>
        </table:table-row>
        <table:table-row table:style-name="ro2">
          <table:table-cell table:number-columns-repeated="6"/>
          <table:table-cell table:style-name="ce70"/>
          <table:table-cell table:style-name="Default"/>
          <table:table-cell table:number-columns-repeated="7"/>
          <table:table-cell table:style-name="ce70"/>
          <table:table-cell table:style-name="ce213" office:value-type="string" calcext:value-type="string">
            <text:p>Funds, Partners, Affected community</text:p>
          </table:table-cell>
          <table:table-cell table:style-name="ce70"/>
          <table:table-cell table:style-name="ce213"/>
          <table:table-cell table:number-columns-repeated="2"/>
          <table:table-cell table:style-name="ce70"/>
          <table:table-cell table:style-name="ce213" office:value-type="string" calcext:value-type="string">
            <text:p>Satisfaction of a life touched, community built and where appropriate positive media coverage &amp; publicity.</text:p>
          </table:table-cell>
          <table:table-cell table:number-columns-repeated="4"/>
        </table:table-row>
        <table:table-row table:style-name="ro2">
          <table:table-cell table:number-columns-repeated="6"/>
          <table:table-cell table:style-name="ce70"/>
          <table:table-cell table:style-name="Default"/>
          <table:table-cell table:number-columns-repeated="7"/>
          <table:table-cell table:style-name="ce70"/>
          <table:table-cell table:style-name="ce213" office:value-type="string" calcext:value-type="string">
            <text:p>Funds, Designers, Plumber</text:p>
          </table:table-cell>
          <table:table-cell table:style-name="ce70"/>
          <table:table-cell table:style-name="ce213"/>
          <table:table-cell table:number-columns-repeated="2"/>
          <table:table-cell table:style-name="ce70"/>
          <table:table-cell table:style-name="ce213" office:value-type="string" calcext:value-type="string">
            <text:p>Satisfaction of a life touched, community built and where appropriate positive media coverage &amp; publicity.</text:p>
          </table:table-cell>
          <table:table-cell table:number-columns-repeated="4"/>
        </table:table-row>
        <table:table-row table:style-name="ro16">
          <table:table-cell table:number-columns-repeated="6"/>
          <table:table-cell table:style-name="ce70"/>
          <table:table-cell table:style-name="Default"/>
          <table:table-cell table:number-columns-repeated="7"/>
          <table:table-cell table:style-name="ce70"/>
          <table:table-cell table:style-name="ce213" office:value-type="string" calcext:value-type="string">
            <text:p>Employees, Affected community, County approvals</text:p>
          </table:table-cell>
          <table:table-cell table:style-name="ce70"/>
          <table:table-cell table:style-name="ce213"/>
          <table:table-cell table:number-columns-repeated="2"/>
          <table:table-cell table:style-name="ce70"/>
          <table:table-cell table:style-name="ce213" office:value-type="string" calcext:value-type="string">
            <text:p>Satisfaction of a life touched, community built and where appropriate positive media coverage &amp; publicity.</text:p>
          </table:table-cell>
          <table:table-cell table:number-columns-repeated="4"/>
        </table:table-row>
        <table:table-row table:style-name="ro2">
          <table:table-cell table:number-columns-repeated="6"/>
          <table:table-cell table:style-name="ce70"/>
          <table:table-cell table:style-name="Default"/>
          <table:table-cell table:number-columns-repeated="7"/>
          <table:table-cell table:style-name="ce70"/>
          <table:table-cell table:style-name="ce213" office:value-type="string" calcext:value-type="string">
            <text:p>Funds, <text:s/>County approvals</text:p>
          </table:table-cell>
          <table:table-cell table:style-name="ce70"/>
          <table:table-cell table:style-name="ce213"/>
          <table:table-cell table:number-columns-repeated="2"/>
          <table:table-cell table:style-name="ce70"/>
          <table:table-cell table:style-name="ce213" office:value-type="string" calcext:value-type="string">
            <text:p>Satisfaction of a life touched, community built and where appropriate positive media coverage &amp; publicity.</text:p>
          </table:table-cell>
          <table:table-cell table:number-columns-repeated="4"/>
        </table:table-row>
        <table:table-row table:style-name="ro1">
          <table:table-cell table:number-columns-repeated="6"/>
          <table:table-cell table:style-name="ce70"/>
          <table:table-cell table:style-name="Default"/>
          <table:table-cell table:number-columns-repeated="7"/>
          <table:table-cell table:style-name="ce70"/>
          <table:table-cell table:style-name="ce263"/>
          <table:table-cell table:style-name="ce70"/>
          <table:table-cell table:style-name="ce263"/>
          <table:table-cell table:number-columns-repeated="2"/>
          <table:table-cell table:style-name="ce70"/>
          <table:table-cell table:style-name="ce263"/>
          <table:table-cell table:number-columns-repeated="4"/>
        </table:table-row>
        <table:table-row table:style-name="ro1" table:number-rows-repeated="10">
          <table:table-cell table:number-columns-repeated="6"/>
          <table:table-cell table:style-name="ce70"/>
          <table:table-cell table:number-columns-repeated="8"/>
          <table:table-cell table:style-name="ce70"/>
          <table:table-cell/>
          <table:table-cell table:style-name="ce70"/>
          <table:table-cell table:number-columns-repeated="3"/>
          <table:table-cell table:style-name="ce70"/>
          <table:table-cell table:number-columns-repeated="5"/>
        </table:table-row>
        <table:table-row table:style-name="ro1" table:number-rows-repeated="1048444">
          <table:table-cell table:number-columns-repeated="27"/>
        </table:table-row>
        <table:table-row table:style-name="ro1">
          <table:table-cell table:number-columns-repeated="27"/>
        </table:table-row>
      </table:table>
      <table:table table:name="Sheet3" table:style-name="ta1">
        <office:forms form:automatic-focus="false" form:apply-design-mode="false"/>
        <table:table-column table:style-name="co32" table:default-cell-style-name="Default"/>
        <table:table-column table:style-name="co14" table:default-cell-style-name="ce188"/>
        <table:table-column table:style-name="co14" table:default-cell-style-name="Default"/>
        <table:table-column table:style-name="co14" table:default-cell-style-name="ce189"/>
        <table:table-column table:style-name="co14" table:number-columns-repeated="3" table:default-cell-style-name="Default"/>
        <table:table-column table:style-name="co33" table:default-cell-style-name="Default"/>
        <table:table-column table:style-name="co14" table:number-columns-repeated="2" table:default-cell-style-name="Default"/>
        <table:table-row table:style-name="ro1">
          <table:table-cell office:value-type="string" calcext:value-type="string">
            <text:p>KPI</text:p>
          </table:table-cell>
          <table:table-cell table:style-name="Default" office:value-type="string" calcext:value-type="string">
            <text:p>KPI Weight</text:p>
          </table:table-cell>
          <table:table-cell office:value-type="string" calcext:value-type="string">
            <text:p>Value</text:p>
          </table:table-cell>
          <table:table-cell table:style-name="Default" office:value-type="string" calcext:value-type="string">
            <text:p>ValueDate</text:p>
          </table:table-cell>
          <table:table-cell office:value-type="string" calcext:value-type="string">
            <text:p>Contribution to Performance</text:p>
          </table:table-cell>
          <table:table-cell table:number-columns-repeated="3"/>
          <table:table-cell office:value-type="string" calcext:value-type="string">
            <text:p>Value</text:p>
          </table:table-cell>
          <table:table-cell office:value-type="string" calcext:value-type="string">
            <text:p>ValueDate</text:p>
          </table:table-cell>
        </table:table-row>
        <table:table-row table:style-name="ro1">
          <table:table-cell table:style-name="ce187" table:formula="of:=[$IT.E5]" office:value-type="string" office:string-value="Completed Outline" calcext:value-type="string">
            <text:p>Completed Outline</text:p>
          </table:table-cell>
          <table:table-cell table:style-name="ce187" table:formula="of:=[$Sheet4.C3]" office:value-type="percentage" office:value="0.12" calcext:value-type="percentage">
            <text:p>12.00%</text:p>
          </table:table-cell>
          <table:table-cell office:value-type="float" office:value="65" calcext:value-type="float">
            <text:p>65</text:p>
          </table:table-cell>
          <table:table-cell office:value-type="date" office:date-value="2020-01-31" calcext:value-type="date">
            <text:p>31 Jan 2020</text:p>
          </table:table-cell>
          <table:table-cell table:formula="of:=[.C2]*[.B2]" office:value-type="float" office:value="7.8" calcext:value-type="float">
            <text:p>7.8</text:p>
          </table:table-cell>
          <table:table-cell table:number-columns-repeated="2"/>
          <table:table-cell table:formula="of:=[$IT.D5]" office:value-type="string" office:string-value="System Definition" calcext:value-type="string">
            <text:p>System Definition</text:p>
          </table:table-cell>
          <table:table-cell table:style-name="ce191" table:formula="of:=[.E2]+[.E14]+[.E26]" office:value-type="float" office:value="40.2" calcext:value-type="float">
            <text:p>40.20</text:p>
          </table:table-cell>
          <table:table-cell table:style-name="ce189" table:formula="of:=[.D2]" office:value-type="date" office:date-value="2020-01-31" calcext:value-type="date">
            <text:p>31 Jan 2020</text:p>
          </table:table-cell>
        </table:table-row>
        <table:table-row table:style-name="ro1">
          <table:table-cell table:style-name="ce149" office:value-type="string" calcext:value-type="string">
            <text:p>Completed Outline</text:p>
          </table:table-cell>
          <table:table-cell table:style-name="ce153" table:formula="of:=[.B2]" office:value-type="percentage" office:value="0.12" calcext:value-type="percentage">
            <text:p>12.00%</text:p>
          </table:table-cell>
          <table:table-cell office:value-type="float" office:value="64" calcext:value-type="float">
            <text:p>64</text:p>
          </table:table-cell>
          <table:table-cell table:formula="of:=EOMONTH([.D2]+1;0)" office:value-type="date" office:date-value="2020-02-29" calcext:value-type="date">
            <text:p>29 Feb 2020</text:p>
          </table:table-cell>
          <table:table-cell table:formula="of:=[.C3]*[.B3]" office:value-type="float" office:value="7.68" calcext:value-type="float">
            <text:p>7.68</text:p>
          </table:table-cell>
          <table:table-cell table:number-columns-repeated="2"/>
          <table:table-cell table:formula="of:=[.H2]" office:value-type="string" office:string-value="System Definition" calcext:value-type="string">
            <text:p>System Definition</text:p>
          </table:table-cell>
          <table:table-cell table:style-name="ce191" table:formula="of:=[.E3]+[.E15]+[.E27]" office:value-type="float" office:value="36.4" calcext:value-type="float">
            <text:p>36.40</text:p>
          </table:table-cell>
          <table:table-cell table:style-name="ce189" table:formula="of:=[.D3]" office:value-type="date" office:date-value="2020-02-29" calcext:value-type="date">
            <text:p>29 Feb 2020</text:p>
          </table:table-cell>
        </table:table-row>
        <table:table-row table:style-name="ro1">
          <table:table-cell table:style-name="ce149" office:value-type="string" calcext:value-type="string">
            <text:p>Completed Outline</text:p>
          </table:table-cell>
          <table:table-cell table:style-name="ce153" table:formula="of:=[.B3]" office:value-type="percentage" office:value="0.12" calcext:value-type="percentage">
            <text:p>12.00%</text:p>
          </table:table-cell>
          <table:table-cell office:value-type="float" office:value="67" calcext:value-type="float">
            <text:p>67</text:p>
          </table:table-cell>
          <table:table-cell table:formula="of:=EOMONTH([.D3]+1;0)" office:value-type="date" office:date-value="2020-03-31" calcext:value-type="date">
            <text:p>31 Mar 2020</text:p>
          </table:table-cell>
          <table:table-cell table:formula="of:=[.C4]*[.B4]" office:value-type="float" office:value="8.04" calcext:value-type="float">
            <text:p>8.04</text:p>
          </table:table-cell>
          <table:table-cell table:number-columns-repeated="2"/>
          <table:table-cell table:formula="of:=[.H3]" office:value-type="string" office:string-value="System Definition" calcext:value-type="string">
            <text:p>System Definition</text:p>
          </table:table-cell>
          <table:table-cell table:style-name="ce191" table:formula="of:=[.E4]+[.E16]" office:value-type="float" office:value="16.52" calcext:value-type="float">
            <text:p>16.52</text:p>
          </table:table-cell>
          <table:table-cell table:style-name="ce189" table:formula="of:=[.D4]" office:value-type="date" office:date-value="2020-03-31" calcext:value-type="date">
            <text:p>31 Mar 2020</text:p>
          </table:table-cell>
        </table:table-row>
        <table:table-row table:style-name="ro1">
          <table:table-cell table:style-name="ce149" office:value-type="string" calcext:value-type="string">
            <text:p>Completed Outline</text:p>
          </table:table-cell>
          <table:table-cell table:style-name="ce153" table:formula="of:=[.B4]" office:value-type="percentage" office:value="0.12" calcext:value-type="percentage">
            <text:p>12.00%</text:p>
          </table:table-cell>
          <table:table-cell office:value-type="float" office:value="70" calcext:value-type="float">
            <text:p>70</text:p>
          </table:table-cell>
          <table:table-cell table:formula="of:=EOMONTH([.D4]+1;0)" office:value-type="date" office:date-value="2020-04-30" calcext:value-type="date">
            <text:p>30 Apr 2020</text:p>
          </table:table-cell>
          <table:table-cell table:formula="of:=[.C5]*[.B5]" office:value-type="float" office:value="8.4" calcext:value-type="float">
            <text:p>8.4</text:p>
          </table:table-cell>
          <table:table-cell table:number-columns-repeated="2"/>
          <table:table-cell table:formula="of:=[.H4]" office:value-type="string" office:string-value="System Definition" calcext:value-type="string">
            <text:p>System Definition</text:p>
          </table:table-cell>
          <table:table-cell table:style-name="ce191" table:formula="of:=[.E5]+[.E17]" office:value-type="float" office:value="18.96" calcext:value-type="float">
            <text:p>18.96</text:p>
          </table:table-cell>
          <table:table-cell table:style-name="ce189" table:formula="of:=[.D5]" office:value-type="date" office:date-value="2020-04-30" calcext:value-type="date">
            <text:p>30 Apr 2020</text:p>
          </table:table-cell>
        </table:table-row>
        <table:table-row table:style-name="ro1">
          <table:table-cell table:style-name="ce149" office:value-type="string" calcext:value-type="string">
            <text:p>Completed Outline</text:p>
          </table:table-cell>
          <table:table-cell table:style-name="ce153" table:formula="of:=[.B5]" office:value-type="percentage" office:value="0.12" calcext:value-type="percentage">
            <text:p>12.00%</text:p>
          </table:table-cell>
          <table:table-cell office:value-type="float" office:value="72" calcext:value-type="float">
            <text:p>72</text:p>
          </table:table-cell>
          <table:table-cell table:formula="of:=EOMONTH([.D5]+1;0)" office:value-type="date" office:date-value="2020-05-31" calcext:value-type="date">
            <text:p>31 May 2020</text:p>
          </table:table-cell>
          <table:table-cell table:formula="of:=[.C6]*[.B6]" office:value-type="float" office:value="8.64" calcext:value-type="float">
            <text:p>8.64</text:p>
          </table:table-cell>
          <table:table-cell table:number-columns-repeated="2"/>
          <table:table-cell table:formula="of:=[.H5]" office:value-type="string" office:string-value="System Definition" calcext:value-type="string">
            <text:p>System Definition</text:p>
          </table:table-cell>
          <table:table-cell table:style-name="ce191" table:formula="of:=[.E6]+[.E18]" office:value-type="float" office:value="18.56" calcext:value-type="float">
            <text:p>18.56</text:p>
          </table:table-cell>
          <table:table-cell table:style-name="ce189" table:formula="of:=[.D6]" office:value-type="date" office:date-value="2020-05-31" calcext:value-type="date">
            <text:p>31 May 2020</text:p>
          </table:table-cell>
        </table:table-row>
        <table:table-row table:style-name="ro1">
          <table:table-cell table:style-name="ce149" office:value-type="string" calcext:value-type="string">
            <text:p>Completed Outline</text:p>
          </table:table-cell>
          <table:table-cell table:style-name="ce153" table:formula="of:=[.B6]" office:value-type="percentage" office:value="0.12" calcext:value-type="percentage">
            <text:p>12.00%</text:p>
          </table:table-cell>
          <table:table-cell office:value-type="float" office:value="71" calcext:value-type="float">
            <text:p>71</text:p>
          </table:table-cell>
          <table:table-cell table:formula="of:=EOMONTH([.D6]+1;0)" office:value-type="date" office:date-value="2020-06-30" calcext:value-type="date">
            <text:p>30 Jun 2020</text:p>
          </table:table-cell>
          <table:table-cell table:formula="of:=[.C7]*[.B7]" office:value-type="float" office:value="8.52" calcext:value-type="float">
            <text:p>8.52</text:p>
          </table:table-cell>
          <table:table-cell table:number-columns-repeated="2"/>
          <table:table-cell table:formula="of:=[.H6]" office:value-type="string" office:string-value="System Definition" calcext:value-type="string">
            <text:p>System Definition</text:p>
          </table:table-cell>
          <table:table-cell table:style-name="ce191" table:formula="of:=[.E7]+[.E19]" office:value-type="float" office:value="22.28" calcext:value-type="float">
            <text:p>22.28</text:p>
          </table:table-cell>
          <table:table-cell table:style-name="ce189" table:formula="of:=[.D7]" office:value-type="date" office:date-value="2020-06-30" calcext:value-type="date">
            <text:p>30 Jun 2020</text:p>
          </table:table-cell>
        </table:table-row>
        <table:table-row table:style-name="ro1">
          <table:table-cell table:style-name="ce149" office:value-type="string" calcext:value-type="string">
            <text:p>Completed Outline</text:p>
          </table:table-cell>
          <table:table-cell table:style-name="ce153" table:formula="of:=[.B7]" office:value-type="percentage" office:value="0.12" calcext:value-type="percentage">
            <text:p>12.00%</text:p>
          </table:table-cell>
          <table:table-cell office:value-type="float" office:value="69" calcext:value-type="float">
            <text:p>69</text:p>
          </table:table-cell>
          <table:table-cell table:formula="of:=EOMONTH([.D7]+1;0)" office:value-type="date" office:date-value="2020-07-31" calcext:value-type="date">
            <text:p>31 Jul 2020</text:p>
          </table:table-cell>
          <table:table-cell table:formula="of:=[.C8]*[.B8]" office:value-type="float" office:value="8.28" calcext:value-type="float">
            <text:p>8.28</text:p>
          </table:table-cell>
          <table:table-cell table:number-columns-repeated="2"/>
          <table:table-cell table:formula="of:=[.H7]" office:value-type="string" office:string-value="System Definition" calcext:value-type="string">
            <text:p>System Definition</text:p>
          </table:table-cell>
          <table:table-cell table:style-name="ce191" table:formula="of:=[.E8]+[.E20]" office:value-type="float" office:value="16.76" calcext:value-type="float">
            <text:p>16.76</text:p>
          </table:table-cell>
          <table:table-cell table:style-name="ce189" table:formula="of:=[.D8]" office:value-type="date" office:date-value="2020-07-31" calcext:value-type="date">
            <text:p>31 Jul 2020</text:p>
          </table:table-cell>
        </table:table-row>
        <table:table-row table:style-name="ro1">
          <table:table-cell table:style-name="ce149" office:value-type="string" calcext:value-type="string">
            <text:p>Completed Outline</text:p>
          </table:table-cell>
          <table:table-cell table:style-name="ce153" table:formula="of:=[.B8]" office:value-type="percentage" office:value="0.12" calcext:value-type="percentage">
            <text:p>12.00%</text:p>
          </table:table-cell>
          <table:table-cell office:value-type="float" office:value="70" calcext:value-type="float">
            <text:p>70</text:p>
          </table:table-cell>
          <table:table-cell table:formula="of:=EOMONTH([.D8]+1;0)" office:value-type="date" office:date-value="2020-08-31" calcext:value-type="date">
            <text:p>31 Aug 2020</text:p>
          </table:table-cell>
          <table:table-cell table:formula="of:=[.C9]*[.B9]" office:value-type="float" office:value="8.4" calcext:value-type="float">
            <text:p>8.4</text:p>
          </table:table-cell>
          <table:table-cell table:number-columns-repeated="2"/>
          <table:table-cell table:formula="of:=[.H8]" office:value-type="string" office:string-value="System Definition" calcext:value-type="string">
            <text:p>System Definition</text:p>
          </table:table-cell>
          <table:table-cell table:style-name="ce191" table:formula="of:=[.E9]+[.E21]+[.E33]+[.E45]+[.E57]+[.E69]+[.H81]" office:value-type="float" office:value="69.038589086524" calcext:value-type="float">
            <text:p>69.04</text:p>
          </table:table-cell>
          <table:table-cell table:style-name="ce189" table:formula="of:=[.D9]" office:value-type="date" office:date-value="2020-08-31" calcext:value-type="date">
            <text:p>31 Aug 2020</text:p>
          </table:table-cell>
        </table:table-row>
        <table:table-row table:style-name="ro1">
          <table:table-cell table:style-name="ce149" office:value-type="string" calcext:value-type="string">
            <text:p>Completed Outline</text:p>
          </table:table-cell>
          <table:table-cell table:style-name="ce153" table:formula="of:=[.B9]" office:value-type="percentage" office:value="0.12" calcext:value-type="percentage">
            <text:p>12.00%</text:p>
          </table:table-cell>
          <table:table-cell office:value-type="float" office:value="72" calcext:value-type="float">
            <text:p>72</text:p>
          </table:table-cell>
          <table:table-cell table:formula="of:=EOMONTH([.D9]+1;0)" office:value-type="date" office:date-value="2020-09-30" calcext:value-type="date">
            <text:p>30 Sep 2020</text:p>
          </table:table-cell>
          <table:table-cell table:formula="of:=[.C10]*[.B10]" office:value-type="float" office:value="8.64" calcext:value-type="float">
            <text:p>8.64</text:p>
          </table:table-cell>
          <table:table-cell table:number-columns-repeated="2"/>
          <table:table-cell table:formula="of:=[.H9]" office:value-type="string" office:string-value="System Definition" calcext:value-type="string">
            <text:p>System Definition</text:p>
          </table:table-cell>
          <table:table-cell table:style-name="ce191" table:formula="of:=[.E10]+[.E22]+[.E34]+[.E46]+[.E58]+[.E70]+[.H82]" office:value-type="float" office:value="71.6357632398754" calcext:value-type="float">
            <text:p>71.64</text:p>
          </table:table-cell>
          <table:table-cell table:style-name="ce189" table:formula="of:=[.D10]" office:value-type="date" office:date-value="2020-09-30" calcext:value-type="date">
            <text:p>30 Sep 2020</text:p>
          </table:table-cell>
        </table:table-row>
        <table:table-row table:style-name="ro1">
          <table:table-cell table:style-name="ce149" office:value-type="string" calcext:value-type="string">
            <text:p>Completed Outline</text:p>
          </table:table-cell>
          <table:table-cell table:style-name="ce153" table:formula="of:=[.B10]" office:value-type="percentage" office:value="0.12" calcext:value-type="percentage">
            <text:p>12.00%</text:p>
          </table:table-cell>
          <table:table-cell office:value-type="float" office:value="73" calcext:value-type="float">
            <text:p>73</text:p>
          </table:table-cell>
          <table:table-cell table:formula="of:=EOMONTH([.D10]+1;0)" office:value-type="date" office:date-value="2020-10-31" calcext:value-type="date">
            <text:p>31 Oct 2020</text:p>
          </table:table-cell>
          <table:table-cell table:formula="of:=[.C11]*[.B11]" office:value-type="float" office:value="8.76" calcext:value-type="float">
            <text:p>8.76</text:p>
          </table:table-cell>
          <table:table-cell table:number-columns-repeated="2"/>
          <table:table-cell table:formula="of:=[.H10]" office:value-type="string" office:string-value="System Definition" calcext:value-type="string">
            <text:p>System Definition</text:p>
          </table:table-cell>
          <table:table-cell table:style-name="ce191" table:formula="of:=[.E11]+[.E23]+[.E35]+[.E47]+[.E59]+[.E71]+[.H83]" office:value-type="float" office:value="78.0925052758517" calcext:value-type="float">
            <text:p>78.09</text:p>
          </table:table-cell>
          <table:table-cell table:style-name="ce189" table:formula="of:=[.D11]" office:value-type="date" office:date-value="2020-10-31" calcext:value-type="date">
            <text:p>31 Oct 2020</text:p>
          </table:table-cell>
        </table:table-row>
        <table:table-row table:style-name="ro1">
          <table:table-cell table:style-name="ce149" office:value-type="string" calcext:value-type="string">
            <text:p>Completed Outline</text:p>
          </table:table-cell>
          <table:table-cell table:style-name="ce153" table:formula="of:=[.B11]" office:value-type="percentage" office:value="0.12" calcext:value-type="percentage">
            <text:p>12.00%</text:p>
          </table:table-cell>
          <table:table-cell office:value-type="float" office:value="75" calcext:value-type="float">
            <text:p>75</text:p>
          </table:table-cell>
          <table:table-cell table:formula="of:=EOMONTH([.D11]+1;0)" office:value-type="date" office:date-value="2020-11-30" calcext:value-type="date">
            <text:p>30 Nov 2020</text:p>
          </table:table-cell>
          <table:table-cell table:formula="of:=[.C12]*[.B12]" office:value-type="float" office:value="9" calcext:value-type="float">
            <text:p>9</text:p>
          </table:table-cell>
          <table:table-cell table:number-columns-repeated="2"/>
          <table:table-cell table:formula="of:=[.H11]" office:value-type="string" office:string-value="System Definition" calcext:value-type="string">
            <text:p>System Definition</text:p>
          </table:table-cell>
          <table:table-cell table:style-name="ce191" table:formula="of:=[.E12]+[.E24]+[.E36]+[.E48]+[.E60]+[.E72]+[.H84]" office:value-type="float" office:value="72.2254205607477" calcext:value-type="float">
            <text:p>72.23</text:p>
          </table:table-cell>
          <table:table-cell table:style-name="ce189" table:formula="of:=[.D12]" office:value-type="date" office:date-value="2020-11-30" calcext:value-type="date">
            <text:p>30 Nov 2020</text:p>
          </table:table-cell>
        </table:table-row>
        <table:table-row table:style-name="ro1">
          <table:table-cell table:style-name="ce149" office:value-type="string" calcext:value-type="string">
            <text:p>Completed Outline</text:p>
          </table:table-cell>
          <table:table-cell table:style-name="ce153" table:formula="of:=[.B12]" office:value-type="percentage" office:value="0.12" calcext:value-type="percentage">
            <text:p>12.00%</text:p>
          </table:table-cell>
          <table:table-cell office:value-type="float" office:value="68" calcext:value-type="float">
            <text:p>68</text:p>
          </table:table-cell>
          <table:table-cell table:formula="of:=EOMONTH([.D12]+1;0)" office:value-type="date" office:date-value="2020-12-31" calcext:value-type="date">
            <text:p>31 Dec 2020</text:p>
          </table:table-cell>
          <table:table-cell table:formula="of:=[.C13]*[.B13]" office:value-type="float" office:value="8.16" calcext:value-type="float">
            <text:p>8.16</text:p>
          </table:table-cell>
          <table:table-cell table:number-columns-repeated="2"/>
          <table:table-cell table:formula="of:=[.H12]" office:value-type="string" office:string-value="System Definition" calcext:value-type="string">
            <text:p>System Definition</text:p>
          </table:table-cell>
          <table:table-cell table:style-name="ce191" table:formula="of:=[.E13]+[.E25]+[.E37]+[.E49]+[.E61]+[.E73]+[.H85]" office:value-type="float" office:value="61.5346035574314" calcext:value-type="float">
            <text:p>61.53</text:p>
          </table:table-cell>
          <table:table-cell table:style-name="ce189" table:formula="of:=[.D13]" office:value-type="date" office:date-value="2020-12-31" calcext:value-type="date">
            <text:p>31 Dec 2020</text:p>
          </table:table-cell>
        </table:table-row>
        <table:table-row table:style-name="ro1">
          <table:table-cell table:style-name="ce187" table:formula="of:=[$IT.E6]" office:value-type="string" office:string-value="Filled out outline" calcext:value-type="string">
            <text:p>Filled out outline</text:p>
          </table:table-cell>
          <table:table-cell table:style-name="ce187" table:formula="of:=[$Sheet4.C4]" office:value-type="percentage" office:value="0.16" calcext:value-type="percentage">
            <text:p>16.00%</text:p>
          </table:table-cell>
          <table:table-cell office:value-type="float" office:value="87" calcext:value-type="float">
            <text:p>87</text:p>
          </table:table-cell>
          <table:table-cell table:formula="of:=[.D2]" office:value-type="date" office:date-value="2020-01-31" calcext:value-type="date">
            <text:p>31 Jan 2020</text:p>
          </table:table-cell>
          <table:table-cell table:formula="of:=[.C14]*[.B14]" office:value-type="float" office:value="13.92" calcext:value-type="float">
            <text:p>13.92</text:p>
          </table:table-cell>
          <table:table-cell table:number-columns-repeated="5"/>
        </table:table-row>
        <table:table-row table:style-name="ro1">
          <table:table-cell table:style-name="ce188" table:formula="of:=[.A14]" office:value-type="string" office:string-value="Filled out outline" calcext:value-type="string">
            <text:p>Filled out outline</text:p>
          </table:table-cell>
          <table:table-cell table:formula="of:=[.B14]" office:value-type="percentage" office:value="0.16" calcext:value-type="percentage">
            <text:p>16.00%</text:p>
          </table:table-cell>
          <table:table-cell office:value-type="float" office:value="88" calcext:value-type="float">
            <text:p>88</text:p>
          </table:table-cell>
          <table:table-cell table:formula="of:=[.D3]" office:value-type="date" office:date-value="2020-02-29" calcext:value-type="date">
            <text:p>29 Feb 2020</text:p>
          </table:table-cell>
          <table:table-cell table:formula="of:=[.C15]*[.B15]" office:value-type="float" office:value="14.08" calcext:value-type="float">
            <text:p>14.08</text:p>
          </table:table-cell>
          <table:table-cell table:number-columns-repeated="5"/>
        </table:table-row>
        <table:table-row table:style-name="ro1">
          <table:table-cell table:formula="of:=[.A15]" office:value-type="string" office:string-value="Filled out outline" calcext:value-type="string">
            <text:p>Filled out outline</text:p>
          </table:table-cell>
          <table:table-cell table:formula="of:=[.B15]" office:value-type="percentage" office:value="0.16" calcext:value-type="percentage">
            <text:p>16.00%</text:p>
          </table:table-cell>
          <table:table-cell office:value-type="float" office:value="53" calcext:value-type="float">
            <text:p>53</text:p>
          </table:table-cell>
          <table:table-cell table:formula="of:=[.D4]" office:value-type="date" office:date-value="2020-03-31" calcext:value-type="date">
            <text:p>31 Mar 2020</text:p>
          </table:table-cell>
          <table:table-cell table:formula="of:=[.C16]*[.B16]" office:value-type="float" office:value="8.48" calcext:value-type="float">
            <text:p>8.48</text:p>
          </table:table-cell>
          <table:table-cell table:number-columns-repeated="5"/>
        </table:table-row>
        <table:table-row table:style-name="ro1">
          <table:table-cell table:formula="of:=[.A16]" office:value-type="string" office:string-value="Filled out outline" calcext:value-type="string">
            <text:p>Filled out outline</text:p>
          </table:table-cell>
          <table:table-cell table:formula="of:=[.B16]" office:value-type="percentage" office:value="0.16" calcext:value-type="percentage">
            <text:p>16.00%</text:p>
          </table:table-cell>
          <table:table-cell office:value-type="float" office:value="66" calcext:value-type="float">
            <text:p>66</text:p>
          </table:table-cell>
          <table:table-cell table:formula="of:=[.D5]" office:value-type="date" office:date-value="2020-04-30" calcext:value-type="date">
            <text:p>30 Apr 2020</text:p>
          </table:table-cell>
          <table:table-cell table:formula="of:=[.C17]*[.B17]" office:value-type="float" office:value="10.56" calcext:value-type="float">
            <text:p>10.56</text:p>
          </table:table-cell>
          <table:table-cell table:number-columns-repeated="5"/>
        </table:table-row>
        <table:table-row table:style-name="ro1">
          <table:table-cell table:formula="of:=[.A17]" office:value-type="string" office:string-value="Filled out outline" calcext:value-type="string">
            <text:p>Filled out outline</text:p>
          </table:table-cell>
          <table:table-cell table:formula="of:=[.B17]" office:value-type="percentage" office:value="0.16" calcext:value-type="percentage">
            <text:p>16.00%</text:p>
          </table:table-cell>
          <table:table-cell office:value-type="float" office:value="62" calcext:value-type="float">
            <text:p>62</text:p>
          </table:table-cell>
          <table:table-cell table:formula="of:=[.D6]" office:value-type="date" office:date-value="2020-05-31" calcext:value-type="date">
            <text:p>31 May 2020</text:p>
          </table:table-cell>
          <table:table-cell table:formula="of:=[.C18]*[.B18]" office:value-type="float" office:value="9.92" calcext:value-type="float">
            <text:p>9.92</text:p>
          </table:table-cell>
          <table:table-cell table:number-columns-repeated="5"/>
        </table:table-row>
        <table:table-row table:style-name="ro1">
          <table:table-cell table:formula="of:=[.A18]" office:value-type="string" office:string-value="Filled out outline" calcext:value-type="string">
            <text:p>Filled out outline</text:p>
          </table:table-cell>
          <table:table-cell table:formula="of:=[.B18]" office:value-type="percentage" office:value="0.16" calcext:value-type="percentage">
            <text:p>16.00%</text:p>
          </table:table-cell>
          <table:table-cell office:value-type="float" office:value="86" calcext:value-type="float">
            <text:p>86</text:p>
          </table:table-cell>
          <table:table-cell table:formula="of:=[.D7]" office:value-type="date" office:date-value="2020-06-30" calcext:value-type="date">
            <text:p>30 Jun 2020</text:p>
          </table:table-cell>
          <table:table-cell table:formula="of:=[.C19]*[.B19]" office:value-type="float" office:value="13.76" calcext:value-type="float">
            <text:p>13.76</text:p>
          </table:table-cell>
          <table:table-cell table:number-columns-repeated="5"/>
        </table:table-row>
        <table:table-row table:style-name="ro1">
          <table:table-cell table:formula="of:=[.A19]" office:value-type="string" office:string-value="Filled out outline" calcext:value-type="string">
            <text:p>Filled out outline</text:p>
          </table:table-cell>
          <table:table-cell table:formula="of:=[.B19]" office:value-type="percentage" office:value="0.16" calcext:value-type="percentage">
            <text:p>16.00%</text:p>
          </table:table-cell>
          <table:table-cell office:value-type="float" office:value="53" calcext:value-type="float">
            <text:p>53</text:p>
          </table:table-cell>
          <table:table-cell table:formula="of:=[.D8]" office:value-type="date" office:date-value="2020-07-31" calcext:value-type="date">
            <text:p>31 Jul 2020</text:p>
          </table:table-cell>
          <table:table-cell table:formula="of:=[.C20]*[.B20]" office:value-type="float" office:value="8.48" calcext:value-type="float">
            <text:p>8.48</text:p>
          </table:table-cell>
          <table:table-cell table:number-columns-repeated="5"/>
        </table:table-row>
        <table:table-row table:style-name="ro1">
          <table:table-cell table:formula="of:=[.A20]" office:value-type="string" office:string-value="Filled out outline" calcext:value-type="string">
            <text:p>Filled out outline</text:p>
          </table:table-cell>
          <table:table-cell table:formula="of:=[.B20]" office:value-type="percentage" office:value="0.16" calcext:value-type="percentage">
            <text:p>16.00%</text:p>
          </table:table-cell>
          <table:table-cell office:value-type="float" office:value="51" calcext:value-type="float">
            <text:p>51</text:p>
          </table:table-cell>
          <table:table-cell table:formula="of:=[.D9]" office:value-type="date" office:date-value="2020-08-31" calcext:value-type="date">
            <text:p>31 Aug 2020</text:p>
          </table:table-cell>
          <table:table-cell table:formula="of:=[.C21]*[.B21]" office:value-type="float" office:value="8.16" calcext:value-type="float">
            <text:p>8.16</text:p>
          </table:table-cell>
          <table:table-cell table:number-columns-repeated="5"/>
        </table:table-row>
        <table:table-row table:style-name="ro1">
          <table:table-cell table:formula="of:=[.A21]" office:value-type="string" office:string-value="Filled out outline" calcext:value-type="string">
            <text:p>Filled out outline</text:p>
          </table:table-cell>
          <table:table-cell table:formula="of:=[.B21]" office:value-type="percentage" office:value="0.16" calcext:value-type="percentage">
            <text:p>16.00%</text:p>
          </table:table-cell>
          <table:table-cell office:value-type="float" office:value="66" calcext:value-type="float">
            <text:p>66</text:p>
          </table:table-cell>
          <table:table-cell table:formula="of:=[.D10]" office:value-type="date" office:date-value="2020-09-30" calcext:value-type="date">
            <text:p>30 Sep 2020</text:p>
          </table:table-cell>
          <table:table-cell table:formula="of:=[.C22]*[.B22]" office:value-type="float" office:value="10.56" calcext:value-type="float">
            <text:p>10.56</text:p>
          </table:table-cell>
          <table:table-cell table:number-columns-repeated="5"/>
        </table:table-row>
        <table:table-row table:style-name="ro1">
          <table:table-cell table:formula="of:=[.A22]" office:value-type="string" office:string-value="Filled out outline" calcext:value-type="string">
            <text:p>Filled out outline</text:p>
          </table:table-cell>
          <table:table-cell table:formula="of:=[.B22]" office:value-type="percentage" office:value="0.16" calcext:value-type="percentage">
            <text:p>16.00%</text:p>
          </table:table-cell>
          <table:table-cell office:value-type="float" office:value="90" calcext:value-type="float">
            <text:p>90</text:p>
          </table:table-cell>
          <table:table-cell table:formula="of:=[.D11]" office:value-type="date" office:date-value="2020-10-31" calcext:value-type="date">
            <text:p>31 Oct 2020</text:p>
          </table:table-cell>
          <table:table-cell table:formula="of:=[.C23]*[.B23]" office:value-type="float" office:value="14.4" calcext:value-type="float">
            <text:p>14.4</text:p>
          </table:table-cell>
          <table:table-cell table:number-columns-repeated="5"/>
        </table:table-row>
        <table:table-row table:style-name="ro1">
          <table:table-cell table:formula="of:=[.A23]" office:value-type="string" office:string-value="Filled out outline" calcext:value-type="string">
            <text:p>Filled out outline</text:p>
          </table:table-cell>
          <table:table-cell table:formula="of:=[.B23]" office:value-type="percentage" office:value="0.16" calcext:value-type="percentage">
            <text:p>16.00%</text:p>
          </table:table-cell>
          <table:table-cell office:value-type="float" office:value="51" calcext:value-type="float">
            <text:p>51</text:p>
          </table:table-cell>
          <table:table-cell table:formula="of:=[.D12]" office:value-type="date" office:date-value="2020-11-30" calcext:value-type="date">
            <text:p>30 Nov 2020</text:p>
          </table:table-cell>
          <table:table-cell table:formula="of:=[.C24]*[.B24]" office:value-type="float" office:value="8.16" calcext:value-type="float">
            <text:p>8.16</text:p>
          </table:table-cell>
          <table:table-cell table:number-columns-repeated="5"/>
        </table:table-row>
        <table:table-row table:style-name="ro1">
          <table:table-cell table:formula="of:=[.A24]" office:value-type="string" office:string-value="Filled out outline" calcext:value-type="string">
            <text:p>Filled out outline</text:p>
          </table:table-cell>
          <table:table-cell table:formula="of:=[.B24]" office:value-type="percentage" office:value="0.16" calcext:value-type="percentage">
            <text:p>16.00%</text:p>
          </table:table-cell>
          <table:table-cell office:value-type="float" office:value="50" calcext:value-type="float">
            <text:p>50</text:p>
          </table:table-cell>
          <table:table-cell table:formula="of:=[.D13]" office:value-type="date" office:date-value="2020-12-31" calcext:value-type="date">
            <text:p>31 Dec 2020</text:p>
          </table:table-cell>
          <table:table-cell table:formula="of:=[.C25]*[.B25]" office:value-type="float" office:value="8" calcext:value-type="float">
            <text:p>8</text:p>
          </table:table-cell>
          <table:table-cell table:number-columns-repeated="5"/>
        </table:table-row>
        <table:table-row table:style-name="ro1">
          <table:table-cell table:style-name="ce187" table:formula="of:=[$IT.E7]" office:value-type="string" office:string-value="Outlay features completed" calcext:value-type="string">
            <text:p>Outlay features completed</text:p>
          </table:table-cell>
          <table:table-cell table:style-name="ce187" table:formula="of:=[$Sheet4.C5]" office:value-type="percentage" office:value="0.24" calcext:value-type="percentage">
            <text:p>24.00%</text:p>
          </table:table-cell>
          <table:table-cell office:value-type="float" office:value="77" calcext:value-type="float">
            <text:p>77</text:p>
          </table:table-cell>
          <table:table-cell table:formula="of:=[.D14]" office:value-type="date" office:date-value="2020-01-31" calcext:value-type="date">
            <text:p>31 Jan 2020</text:p>
          </table:table-cell>
          <table:table-cell table:formula="of:=[.C26]*[.B26]" office:value-type="float" office:value="18.48" calcext:value-type="float">
            <text:p>18.48</text:p>
          </table:table-cell>
          <table:table-cell table:number-columns-repeated="5"/>
        </table:table-row>
        <table:table-row table:style-name="ro1">
          <table:table-cell table:formula="of:=[.A26]" office:value-type="string" office:string-value="Outlay features completed" calcext:value-type="string">
            <text:p>Outlay features completed</text:p>
          </table:table-cell>
          <table:table-cell table:formula="of:=[.B26]" office:value-type="percentage" office:value="0.24" calcext:value-type="percentage">
            <text:p>24.00%</text:p>
          </table:table-cell>
          <table:table-cell office:value-type="float" office:value="61" calcext:value-type="float">
            <text:p>61</text:p>
          </table:table-cell>
          <table:table-cell table:formula="of:=[.D15]" office:value-type="date" office:date-value="2020-02-29" calcext:value-type="date">
            <text:p>29 Feb 2020</text:p>
          </table:table-cell>
          <table:table-cell table:formula="of:=[.C27]*[.B27]" office:value-type="float" office:value="14.64" calcext:value-type="float">
            <text:p>14.64</text:p>
          </table:table-cell>
          <table:table-cell table:number-columns-repeated="5"/>
        </table:table-row>
        <table:table-row table:style-name="ro1">
          <table:table-cell table:formula="of:=[.A27]" office:value-type="string" office:string-value="Outlay features completed" calcext:value-type="string">
            <text:p>Outlay features completed</text:p>
          </table:table-cell>
          <table:table-cell table:formula="of:=[.B27]" office:value-type="percentage" office:value="0.24" calcext:value-type="percentage">
            <text:p>24.00%</text:p>
          </table:table-cell>
          <table:table-cell office:value-type="float" office:value="72" calcext:value-type="float">
            <text:p>72</text:p>
          </table:table-cell>
          <table:table-cell table:formula="of:=[.D16]" office:value-type="date" office:date-value="2020-03-31" calcext:value-type="date">
            <text:p>31 Mar 2020</text:p>
          </table:table-cell>
          <table:table-cell table:formula="of:=[.C28]*[.B28]" office:value-type="float" office:value="17.28" calcext:value-type="float">
            <text:p>17.28</text:p>
          </table:table-cell>
          <table:table-cell table:number-columns-repeated="5"/>
        </table:table-row>
        <table:table-row table:style-name="ro1">
          <table:table-cell table:formula="of:=[.A28]" office:value-type="string" office:string-value="Outlay features completed" calcext:value-type="string">
            <text:p>Outlay features completed</text:p>
          </table:table-cell>
          <table:table-cell table:formula="of:=[.B28]" office:value-type="percentage" office:value="0.24" calcext:value-type="percentage">
            <text:p>24.00%</text:p>
          </table:table-cell>
          <table:table-cell office:value-type="float" office:value="53" calcext:value-type="float">
            <text:p>53</text:p>
          </table:table-cell>
          <table:table-cell table:formula="of:=[.D17]" office:value-type="date" office:date-value="2020-04-30" calcext:value-type="date">
            <text:p>30 Apr 2020</text:p>
          </table:table-cell>
          <table:table-cell table:formula="of:=[.C29]*[.B29]" office:value-type="float" office:value="12.72" calcext:value-type="float">
            <text:p>12.72</text:p>
          </table:table-cell>
          <table:table-cell table:number-columns-repeated="5"/>
        </table:table-row>
        <table:table-row table:style-name="ro1">
          <table:table-cell table:formula="of:=[.A29]" office:value-type="string" office:string-value="Outlay features completed" calcext:value-type="string">
            <text:p>Outlay features completed</text:p>
          </table:table-cell>
          <table:table-cell table:formula="of:=[.B29]" office:value-type="percentage" office:value="0.24" calcext:value-type="percentage">
            <text:p>24.00%</text:p>
          </table:table-cell>
          <table:table-cell office:value-type="float" office:value="72" calcext:value-type="float">
            <text:p>72</text:p>
          </table:table-cell>
          <table:table-cell table:formula="of:=[.D18]" office:value-type="date" office:date-value="2020-05-31" calcext:value-type="date">
            <text:p>31 May 2020</text:p>
          </table:table-cell>
          <table:table-cell table:formula="of:=[.C30]*[.B30]" office:value-type="float" office:value="17.28" calcext:value-type="float">
            <text:p>17.28</text:p>
          </table:table-cell>
          <table:table-cell table:number-columns-repeated="5"/>
        </table:table-row>
        <table:table-row table:style-name="ro1">
          <table:table-cell table:formula="of:=[.A30]" office:value-type="string" office:string-value="Outlay features completed" calcext:value-type="string">
            <text:p>Outlay features completed</text:p>
          </table:table-cell>
          <table:table-cell table:formula="of:=[.B30]" office:value-type="percentage" office:value="0.24" calcext:value-type="percentage">
            <text:p>24.00%</text:p>
          </table:table-cell>
          <table:table-cell office:value-type="float" office:value="78" calcext:value-type="float">
            <text:p>78</text:p>
          </table:table-cell>
          <table:table-cell table:formula="of:=[.D19]" office:value-type="date" office:date-value="2020-06-30" calcext:value-type="date">
            <text:p>30 Jun 2020</text:p>
          </table:table-cell>
          <table:table-cell table:formula="of:=[.C31]*[.B31]" office:value-type="float" office:value="18.72" calcext:value-type="float">
            <text:p>18.72</text:p>
          </table:table-cell>
          <table:table-cell table:number-columns-repeated="5"/>
        </table:table-row>
        <table:table-row table:style-name="ro1">
          <table:table-cell table:formula="of:=[.A31]" office:value-type="string" office:string-value="Outlay features completed" calcext:value-type="string">
            <text:p>Outlay features completed</text:p>
          </table:table-cell>
          <table:table-cell table:formula="of:=[.B31]" office:value-type="percentage" office:value="0.24" calcext:value-type="percentage">
            <text:p>24.00%</text:p>
          </table:table-cell>
          <table:table-cell office:value-type="float" office:value="79" calcext:value-type="float">
            <text:p>79</text:p>
          </table:table-cell>
          <table:table-cell table:formula="of:=[.D20]" office:value-type="date" office:date-value="2020-07-31" calcext:value-type="date">
            <text:p>31 Jul 2020</text:p>
          </table:table-cell>
          <table:table-cell table:formula="of:=[.C32]*[.B32]" office:value-type="float" office:value="18.96" calcext:value-type="float">
            <text:p>18.96</text:p>
          </table:table-cell>
          <table:table-cell table:number-columns-repeated="5"/>
        </table:table-row>
        <table:table-row table:style-name="ro1">
          <table:table-cell table:formula="of:=[.A32]" office:value-type="string" office:string-value="Outlay features completed" calcext:value-type="string">
            <text:p>Outlay features completed</text:p>
          </table:table-cell>
          <table:table-cell table:formula="of:=[.B32]" office:value-type="percentage" office:value="0.24" calcext:value-type="percentage">
            <text:p>24.00%</text:p>
          </table:table-cell>
          <table:table-cell office:value-type="float" office:value="56" calcext:value-type="float">
            <text:p>56</text:p>
          </table:table-cell>
          <table:table-cell table:formula="of:=[.D21]" office:value-type="date" office:date-value="2020-08-31" calcext:value-type="date">
            <text:p>31 Aug 2020</text:p>
          </table:table-cell>
          <table:table-cell table:formula="of:=[.C33]*[.B33]" office:value-type="float" office:value="13.44" calcext:value-type="float">
            <text:p>13.44</text:p>
          </table:table-cell>
          <table:table-cell table:number-columns-repeated="5"/>
        </table:table-row>
        <table:table-row table:style-name="ro1">
          <table:table-cell table:formula="of:=[.A33]" office:value-type="string" office:string-value="Outlay features completed" calcext:value-type="string">
            <text:p>Outlay features completed</text:p>
          </table:table-cell>
          <table:table-cell table:formula="of:=[.B33]" office:value-type="percentage" office:value="0.24" calcext:value-type="percentage">
            <text:p>24.00%</text:p>
          </table:table-cell>
          <table:table-cell office:value-type="float" office:value="72" calcext:value-type="float">
            <text:p>72</text:p>
          </table:table-cell>
          <table:table-cell table:formula="of:=[.D22]" office:value-type="date" office:date-value="2020-09-30" calcext:value-type="date">
            <text:p>30 Sep 2020</text:p>
          </table:table-cell>
          <table:table-cell table:formula="of:=[.C34]*[.B34]" office:value-type="float" office:value="17.28" calcext:value-type="float">
            <text:p>17.28</text:p>
          </table:table-cell>
          <table:table-cell table:number-columns-repeated="5"/>
        </table:table-row>
        <table:table-row table:style-name="ro1">
          <table:table-cell table:formula="of:=[.A34]" office:value-type="string" office:string-value="Outlay features completed" calcext:value-type="string">
            <text:p>Outlay features completed</text:p>
          </table:table-cell>
          <table:table-cell table:formula="of:=[.B34]" office:value-type="percentage" office:value="0.24" calcext:value-type="percentage">
            <text:p>24.00%</text:p>
          </table:table-cell>
          <table:table-cell office:value-type="float" office:value="64" calcext:value-type="float">
            <text:p>64</text:p>
          </table:table-cell>
          <table:table-cell table:formula="of:=[.D23]" office:value-type="date" office:date-value="2020-10-31" calcext:value-type="date">
            <text:p>31 Oct 2020</text:p>
          </table:table-cell>
          <table:table-cell table:formula="of:=[.C35]*[.B35]" office:value-type="float" office:value="15.36" calcext:value-type="float">
            <text:p>15.36</text:p>
          </table:table-cell>
          <table:table-cell table:number-columns-repeated="5"/>
        </table:table-row>
        <table:table-row table:style-name="ro1">
          <table:table-cell table:formula="of:=[.A35]" office:value-type="string" office:string-value="Outlay features completed" calcext:value-type="string">
            <text:p>Outlay features completed</text:p>
          </table:table-cell>
          <table:table-cell table:formula="of:=[.B35]" office:value-type="percentage" office:value="0.24" calcext:value-type="percentage">
            <text:p>24.00%</text:p>
          </table:table-cell>
          <table:table-cell office:value-type="float" office:value="75" calcext:value-type="float">
            <text:p>75</text:p>
          </table:table-cell>
          <table:table-cell table:formula="of:=[.D24]" office:value-type="date" office:date-value="2020-11-30" calcext:value-type="date">
            <text:p>30 Nov 2020</text:p>
          </table:table-cell>
          <table:table-cell table:formula="of:=[.C36]*[.B36]" office:value-type="float" office:value="18" calcext:value-type="float">
            <text:p>18</text:p>
          </table:table-cell>
          <table:table-cell table:number-columns-repeated="5"/>
        </table:table-row>
        <table:table-row table:style-name="ro1">
          <table:table-cell table:formula="of:=[.A36]" office:value-type="string" office:string-value="Outlay features completed" calcext:value-type="string">
            <text:p>Outlay features completed</text:p>
          </table:table-cell>
          <table:table-cell table:formula="of:=[.B36]" office:value-type="percentage" office:value="0.24" calcext:value-type="percentage">
            <text:p>24.00%</text:p>
          </table:table-cell>
          <table:table-cell office:value-type="float" office:value="57" calcext:value-type="float">
            <text:p>57</text:p>
          </table:table-cell>
          <table:table-cell table:formula="of:=[.D25]" office:value-type="date" office:date-value="2020-12-31" calcext:value-type="date">
            <text:p>31 Dec 2020</text:p>
          </table:table-cell>
          <table:table-cell table:formula="of:=[.C37]*[.B37]" office:value-type="float" office:value="13.68" calcext:value-type="float">
            <text:p>13.68</text:p>
          </table:table-cell>
          <table:table-cell table:number-columns-repeated="5"/>
        </table:table-row>
        <table:table-row table:style-name="ro1">
          <table:table-cell table:style-name="ce187" table:formula="of:=[$IT.E8]" office:value-type="string" office:string-value="Authentication defined" calcext:value-type="string">
            <text:p>Authentication defined</text:p>
          </table:table-cell>
          <table:table-cell table:style-name="ce187" table:formula="of:=[$Sheet4.C6]" office:value-type="percentage" office:value="0.2" calcext:value-type="percentage">
            <text:p>20.00%</text:p>
          </table:table-cell>
          <table:table-cell office:value-type="float" office:value="51" calcext:value-type="float">
            <text:p>51</text:p>
          </table:table-cell>
          <table:table-cell table:formula="of:=[.D26]" office:value-type="date" office:date-value="2020-01-31" calcext:value-type="date">
            <text:p>31 Jan 2020</text:p>
          </table:table-cell>
          <table:table-cell table:formula="of:=[.C38]*[.B38]" office:value-type="float" office:value="10.2" calcext:value-type="float">
            <text:p>10.2</text:p>
          </table:table-cell>
          <table:table-cell table:number-columns-repeated="5"/>
        </table:table-row>
        <table:table-row table:style-name="ro1">
          <table:table-cell table:formula="of:=[.A38]" office:value-type="string" office:string-value="Authentication defined" calcext:value-type="string">
            <text:p>Authentication defined</text:p>
          </table:table-cell>
          <table:table-cell table:formula="of:=[.B38]" office:value-type="percentage" office:value="0.2" calcext:value-type="percentage">
            <text:p>20.00%</text:p>
          </table:table-cell>
          <table:table-cell office:value-type="float" office:value="74" calcext:value-type="float">
            <text:p>74</text:p>
          </table:table-cell>
          <table:table-cell table:formula="of:=[.D27]" office:value-type="date" office:date-value="2020-02-29" calcext:value-type="date">
            <text:p>29 Feb 2020</text:p>
          </table:table-cell>
          <table:table-cell table:formula="of:=[.C39]*[.B39]" office:value-type="float" office:value="14.8" calcext:value-type="float">
            <text:p>14.8</text:p>
          </table:table-cell>
          <table:table-cell table:number-columns-repeated="5"/>
        </table:table-row>
        <table:table-row table:style-name="ro1">
          <table:table-cell table:formula="of:=[.A39]" office:value-type="string" office:string-value="Authentication defined" calcext:value-type="string">
            <text:p>Authentication defined</text:p>
          </table:table-cell>
          <table:table-cell table:formula="of:=[.B39]" office:value-type="percentage" office:value="0.2" calcext:value-type="percentage">
            <text:p>20.00%</text:p>
          </table:table-cell>
          <table:table-cell office:value-type="float" office:value="65" calcext:value-type="float">
            <text:p>65</text:p>
          </table:table-cell>
          <table:table-cell table:formula="of:=[.D28]" office:value-type="date" office:date-value="2020-03-31" calcext:value-type="date">
            <text:p>31 Mar 2020</text:p>
          </table:table-cell>
          <table:table-cell table:formula="of:=[.C40]*[.B40]" office:value-type="float" office:value="13" calcext:value-type="float">
            <text:p>13</text:p>
          </table:table-cell>
          <table:table-cell table:number-columns-repeated="5"/>
        </table:table-row>
        <table:table-row table:style-name="ro1">
          <table:table-cell table:formula="of:=[.A40]" office:value-type="string" office:string-value="Authentication defined" calcext:value-type="string">
            <text:p>Authentication defined</text:p>
          </table:table-cell>
          <table:table-cell table:formula="of:=[.B40]" office:value-type="percentage" office:value="0.2" calcext:value-type="percentage">
            <text:p>20.00%</text:p>
          </table:table-cell>
          <table:table-cell office:value-type="float" office:value="69" calcext:value-type="float">
            <text:p>69</text:p>
          </table:table-cell>
          <table:table-cell table:formula="of:=[.D29]" office:value-type="date" office:date-value="2020-04-30" calcext:value-type="date">
            <text:p>30 Apr 2020</text:p>
          </table:table-cell>
          <table:table-cell table:formula="of:=[.C41]*[.B41]" office:value-type="float" office:value="13.8" calcext:value-type="float">
            <text:p>13.8</text:p>
          </table:table-cell>
          <table:table-cell table:number-columns-repeated="5"/>
        </table:table-row>
        <table:table-row table:style-name="ro1">
          <table:table-cell table:formula="of:=[.A41]" office:value-type="string" office:string-value="Authentication defined" calcext:value-type="string">
            <text:p>Authentication defined</text:p>
          </table:table-cell>
          <table:table-cell table:formula="of:=[.B41]" office:value-type="percentage" office:value="0.2" calcext:value-type="percentage">
            <text:p>20.00%</text:p>
          </table:table-cell>
          <table:table-cell office:value-type="float" office:value="62" calcext:value-type="float">
            <text:p>62</text:p>
          </table:table-cell>
          <table:table-cell table:formula="of:=[.D30]" office:value-type="date" office:date-value="2020-05-31" calcext:value-type="date">
            <text:p>31 May 2020</text:p>
          </table:table-cell>
          <table:table-cell table:formula="of:=[.C42]*[.B42]" office:value-type="float" office:value="12.4" calcext:value-type="float">
            <text:p>12.4</text:p>
          </table:table-cell>
          <table:table-cell table:number-columns-repeated="5"/>
        </table:table-row>
        <table:table-row table:style-name="ro1">
          <table:table-cell table:formula="of:=[.A42]" office:value-type="string" office:string-value="Authentication defined" calcext:value-type="string">
            <text:p>Authentication defined</text:p>
          </table:table-cell>
          <table:table-cell table:style-name="ce295" table:formula="of:=[$Sheet4.C13]" office:value-type="percentage" office:value="0.196261682242991" calcext:value-type="percentage">
            <text:p>19.63%</text:p>
          </table:table-cell>
          <table:table-cell office:value-type="float" office:value="76" calcext:value-type="float">
            <text:p>76</text:p>
          </table:table-cell>
          <table:table-cell table:formula="of:=[.D31]" office:value-type="date" office:date-value="2020-06-30" calcext:value-type="date">
            <text:p>30 Jun 2020</text:p>
          </table:table-cell>
          <table:table-cell table:formula="of:=[.C43]*[.B43]" office:value-type="float" office:value="14.9158878504673" calcext:value-type="float">
            <text:p>14.9158878504673</text:p>
          </table:table-cell>
          <table:table-cell table:number-columns-repeated="5"/>
        </table:table-row>
        <table:table-row table:style-name="ro1">
          <table:table-cell table:formula="of:=[.A43]" office:value-type="string" office:string-value="Authentication defined" calcext:value-type="string">
            <text:p>Authentication defined</text:p>
          </table:table-cell>
          <table:table-cell table:formula="of:=[.B43]" office:value-type="percentage" office:value="0.196261682242991" calcext:value-type="percentage">
            <text:p>19.63%</text:p>
          </table:table-cell>
          <table:table-cell office:value-type="float" office:value="90" calcext:value-type="float">
            <text:p>90</text:p>
          </table:table-cell>
          <table:table-cell table:formula="of:=[.D32]" office:value-type="date" office:date-value="2020-07-31" calcext:value-type="date">
            <text:p>31 Jul 2020</text:p>
          </table:table-cell>
          <table:table-cell table:formula="of:=[.C44]*[.B44]" office:value-type="float" office:value="17.6635514018692" calcext:value-type="float">
            <text:p>17.6635514018692</text:p>
          </table:table-cell>
          <table:table-cell table:number-columns-repeated="5"/>
        </table:table-row>
        <table:table-row table:style-name="ro1">
          <table:table-cell table:formula="of:=[.A44]" office:value-type="string" office:string-value="Authentication defined" calcext:value-type="string">
            <text:p>Authentication defined</text:p>
          </table:table-cell>
          <table:table-cell table:formula="of:=[.B44]" office:value-type="percentage" office:value="0.196261682242991" calcext:value-type="percentage">
            <text:p>19.63%</text:p>
          </table:table-cell>
          <table:table-cell office:value-type="float" office:value="81" calcext:value-type="float">
            <text:p>81</text:p>
          </table:table-cell>
          <table:table-cell table:formula="of:=[.D33]" office:value-type="date" office:date-value="2020-08-31" calcext:value-type="date">
            <text:p>31 Aug 2020</text:p>
          </table:table-cell>
          <table:table-cell table:formula="of:=[.C45]*[.B45]" office:value-type="float" office:value="15.8971962616823" calcext:value-type="float">
            <text:p>15.8971962616823</text:p>
          </table:table-cell>
          <table:table-cell table:number-columns-repeated="5"/>
        </table:table-row>
        <table:table-row table:style-name="ro1">
          <table:table-cell table:formula="of:=[.A45]" office:value-type="string" office:string-value="Authentication defined" calcext:value-type="string">
            <text:p>Authentication defined</text:p>
          </table:table-cell>
          <table:table-cell table:formula="of:=[.B45]" office:value-type="percentage" office:value="0.196261682242991" calcext:value-type="percentage">
            <text:p>19.63%</text:p>
          </table:table-cell>
          <table:table-cell office:value-type="float" office:value="65" calcext:value-type="float">
            <text:p>65</text:p>
          </table:table-cell>
          <table:table-cell table:formula="of:=[.D34]" office:value-type="date" office:date-value="2020-09-30" calcext:value-type="date">
            <text:p>30 Sep 2020</text:p>
          </table:table-cell>
          <table:table-cell table:formula="of:=[.C46]*[.B46]" office:value-type="float" office:value="12.7570093457944" calcext:value-type="float">
            <text:p>12.7570093457944</text:p>
          </table:table-cell>
          <table:table-cell table:number-columns-repeated="5"/>
        </table:table-row>
        <table:table-row table:style-name="ro1">
          <table:table-cell table:formula="of:=[.A46]" office:value-type="string" office:string-value="Authentication defined" calcext:value-type="string">
            <text:p>Authentication defined</text:p>
          </table:table-cell>
          <table:table-cell table:formula="of:=[.B46]" office:value-type="percentage" office:value="0.196261682242991" calcext:value-type="percentage">
            <text:p>19.63%</text:p>
          </table:table-cell>
          <table:table-cell office:value-type="float" office:value="82" calcext:value-type="float">
            <text:p>82</text:p>
          </table:table-cell>
          <table:table-cell table:formula="of:=[.D35]" office:value-type="date" office:date-value="2020-10-31" calcext:value-type="date">
            <text:p>31 Oct 2020</text:p>
          </table:table-cell>
          <table:table-cell table:formula="of:=[.C47]*[.B47]" office:value-type="float" office:value="16.0934579439253" calcext:value-type="float">
            <text:p>16.0934579439253</text:p>
          </table:table-cell>
          <table:table-cell table:number-columns-repeated="5"/>
        </table:table-row>
        <table:table-row table:style-name="ro1">
          <table:table-cell table:formula="of:=[.A47]" office:value-type="string" office:string-value="Authentication defined" calcext:value-type="string">
            <text:p>Authentication defined</text:p>
          </table:table-cell>
          <table:table-cell table:formula="of:=[.B47]" office:value-type="percentage" office:value="0.196261682242991" calcext:value-type="percentage">
            <text:p>19.63%</text:p>
          </table:table-cell>
          <table:table-cell office:value-type="float" office:value="76" calcext:value-type="float">
            <text:p>76</text:p>
          </table:table-cell>
          <table:table-cell table:formula="of:=[.D36]" office:value-type="date" office:date-value="2020-11-30" calcext:value-type="date">
            <text:p>30 Nov 2020</text:p>
          </table:table-cell>
          <table:table-cell table:formula="of:=[.C48]*[.B48]" office:value-type="float" office:value="14.9158878504673" calcext:value-type="float">
            <text:p>14.9158878504673</text:p>
          </table:table-cell>
          <table:table-cell table:number-columns-repeated="5"/>
        </table:table-row>
        <table:table-row table:style-name="ro1">
          <table:table-cell table:formula="of:=[.A48]" office:value-type="string" office:string-value="Authentication defined" calcext:value-type="string">
            <text:p>Authentication defined</text:p>
          </table:table-cell>
          <table:table-cell table:formula="of:=[.B48]" office:value-type="percentage" office:value="0.196261682242991" calcext:value-type="percentage">
            <text:p>19.63%</text:p>
          </table:table-cell>
          <table:table-cell office:value-type="float" office:value="51" calcext:value-type="float">
            <text:p>51</text:p>
          </table:table-cell>
          <table:table-cell table:formula="of:=[.D37]" office:value-type="date" office:date-value="2020-12-31" calcext:value-type="date">
            <text:p>31 Dec 2020</text:p>
          </table:table-cell>
          <table:table-cell table:formula="of:=[.C49]*[.B49]" office:value-type="float" office:value="10.0093457943925" calcext:value-type="float">
            <text:p>10.0093457943925</text:p>
          </table:table-cell>
          <table:table-cell table:number-columns-repeated="5"/>
        </table:table-row>
        <table:table-row table:style-name="ro1">
          <table:table-cell table:style-name="ce187" table:formula="of:=[$IT.E9]" office:value-type="string" office:string-value="Front End programming interface setup" calcext:value-type="string">
            <text:p>Front End programming interface setup</text:p>
          </table:table-cell>
          <table:table-cell table:style-name="ce187" table:formula="of:=[$Sheet4.C7]" office:value-type="percentage" office:value="0.08" calcext:value-type="percentage">
            <text:p>8.00%</text:p>
          </table:table-cell>
          <table:table-cell office:value-type="float" office:value="71" calcext:value-type="float">
            <text:p>71</text:p>
          </table:table-cell>
          <table:table-cell table:formula="of:=[.D38]" office:value-type="date" office:date-value="2020-01-31" calcext:value-type="date">
            <text:p>31 Jan 2020</text:p>
          </table:table-cell>
          <table:table-cell table:formula="of:=[.C50]*[.B50]" office:value-type="float" office:value="5.68" calcext:value-type="float">
            <text:p>5.68</text:p>
          </table:table-cell>
          <table:table-cell table:number-columns-repeated="5"/>
        </table:table-row>
        <table:table-row table:style-name="ro1">
          <table:table-cell table:formula="of:=[.A50]" office:value-type="string" office:string-value="Front End programming interface setup" calcext:value-type="string">
            <text:p>Front End programming interface setup</text:p>
          </table:table-cell>
          <table:table-cell table:formula="of:=[.B50]" office:value-type="percentage" office:value="0.08" calcext:value-type="percentage">
            <text:p>8.00%</text:p>
          </table:table-cell>
          <table:table-cell office:value-type="float" office:value="68" calcext:value-type="float">
            <text:p>68</text:p>
          </table:table-cell>
          <table:table-cell table:formula="of:=[.D39]" office:value-type="date" office:date-value="2020-02-29" calcext:value-type="date">
            <text:p>29 Feb 2020</text:p>
          </table:table-cell>
          <table:table-cell table:formula="of:=[.C51]*[.B51]" office:value-type="float" office:value="5.44" calcext:value-type="float">
            <text:p>5.44</text:p>
          </table:table-cell>
          <table:table-cell table:number-columns-repeated="5"/>
        </table:table-row>
        <table:table-row table:style-name="ro1">
          <table:table-cell table:formula="of:=[.A51]" office:value-type="string" office:string-value="Front End programming interface setup" calcext:value-type="string">
            <text:p>Front End programming interface setup</text:p>
          </table:table-cell>
          <table:table-cell table:formula="of:=[.B51]" office:value-type="percentage" office:value="0.08" calcext:value-type="percentage">
            <text:p>8.00%</text:p>
          </table:table-cell>
          <table:table-cell office:value-type="float" office:value="51" calcext:value-type="float">
            <text:p>51</text:p>
          </table:table-cell>
          <table:table-cell table:formula="of:=[.D40]" office:value-type="date" office:date-value="2020-03-31" calcext:value-type="date">
            <text:p>31 Mar 2020</text:p>
          </table:table-cell>
          <table:table-cell table:formula="of:=[.C52]*[.B52]" office:value-type="float" office:value="4.08" calcext:value-type="float">
            <text:p>4.08</text:p>
          </table:table-cell>
          <table:table-cell table:number-columns-repeated="5"/>
        </table:table-row>
        <table:table-row table:style-name="ro1">
          <table:table-cell table:formula="of:=[.A52]" office:value-type="string" office:string-value="Front End programming interface setup" calcext:value-type="string">
            <text:p>Front End programming interface setup</text:p>
          </table:table-cell>
          <table:table-cell table:formula="of:=[.B52]" office:value-type="percentage" office:value="0.08" calcext:value-type="percentage">
            <text:p>8.00%</text:p>
          </table:table-cell>
          <table:table-cell office:value-type="float" office:value="89" calcext:value-type="float">
            <text:p>89</text:p>
          </table:table-cell>
          <table:table-cell table:formula="of:=[.D41]" office:value-type="date" office:date-value="2020-04-30" calcext:value-type="date">
            <text:p>30 Apr 2020</text:p>
          </table:table-cell>
          <table:table-cell table:formula="of:=[.C53]*[.B53]" office:value-type="float" office:value="7.12" calcext:value-type="float">
            <text:p>7.12</text:p>
          </table:table-cell>
          <table:table-cell table:number-columns-repeated="5"/>
        </table:table-row>
        <table:table-row table:style-name="ro1">
          <table:table-cell table:formula="of:=[.A53]" office:value-type="string" office:string-value="Front End programming interface setup" calcext:value-type="string">
            <text:p>Front End programming interface setup</text:p>
          </table:table-cell>
          <table:table-cell table:formula="of:=[.B53]" office:value-type="percentage" office:value="0.08" calcext:value-type="percentage">
            <text:p>8.00%</text:p>
          </table:table-cell>
          <table:table-cell office:value-type="float" office:value="72" calcext:value-type="float">
            <text:p>72</text:p>
          </table:table-cell>
          <table:table-cell table:formula="of:=[.D42]" office:value-type="date" office:date-value="2020-05-31" calcext:value-type="date">
            <text:p>31 May 2020</text:p>
          </table:table-cell>
          <table:table-cell table:formula="of:=[.C54]*[.B54]" office:value-type="float" office:value="5.76" calcext:value-type="float">
            <text:p>5.76</text:p>
          </table:table-cell>
          <table:table-cell table:number-columns-repeated="5"/>
        </table:table-row>
        <table:table-row table:style-name="ro1">
          <table:table-cell table:formula="of:=[.A54]" office:value-type="string" office:string-value="Front End programming interface setup" calcext:value-type="string">
            <text:p>Front End programming interface setup</text:p>
          </table:table-cell>
          <table:table-cell table:style-name="ce295" table:formula="of:=[$Sheet4.C14]" office:value-type="percentage" office:value="0.0934579439252336" calcext:value-type="percentage">
            <text:p>9.35%</text:p>
          </table:table-cell>
          <table:table-cell office:value-type="float" office:value="90" calcext:value-type="float">
            <text:p>90</text:p>
          </table:table-cell>
          <table:table-cell table:formula="of:=[.D43]" office:value-type="date" office:date-value="2020-06-30" calcext:value-type="date">
            <text:p>30 Jun 2020</text:p>
          </table:table-cell>
          <table:table-cell table:formula="of:=[.C55]*[.B55]" office:value-type="float" office:value="8.41121495327102" calcext:value-type="float">
            <text:p>8.41121495327102</text:p>
          </table:table-cell>
          <table:table-cell table:number-columns-repeated="5"/>
        </table:table-row>
        <table:table-row table:style-name="ro1">
          <table:table-cell table:formula="of:=[.A55]" office:value-type="string" office:string-value="Front End programming interface setup" calcext:value-type="string">
            <text:p>Front End programming interface setup</text:p>
          </table:table-cell>
          <table:table-cell table:formula="of:=[.B55]" office:value-type="percentage" office:value="0.0934579439252336" calcext:value-type="percentage">
            <text:p>9.35%</text:p>
          </table:table-cell>
          <table:table-cell office:value-type="float" office:value="50" calcext:value-type="float">
            <text:p>50</text:p>
          </table:table-cell>
          <table:table-cell table:formula="of:=[.D44]" office:value-type="date" office:date-value="2020-07-31" calcext:value-type="date">
            <text:p>31 Jul 2020</text:p>
          </table:table-cell>
          <table:table-cell table:formula="of:=[.C56]*[.B56]" office:value-type="float" office:value="4.67289719626168" calcext:value-type="float">
            <text:p>4.67289719626168</text:p>
          </table:table-cell>
          <table:table-cell table:number-columns-repeated="5"/>
        </table:table-row>
        <table:table-row table:style-name="ro1">
          <table:table-cell table:formula="of:=[.A56]" office:value-type="string" office:string-value="Front End programming interface setup" calcext:value-type="string">
            <text:p>Front End programming interface setup</text:p>
          </table:table-cell>
          <table:table-cell table:formula="of:=[.B56]" office:value-type="percentage" office:value="0.0934579439252336" calcext:value-type="percentage">
            <text:p>9.35%</text:p>
          </table:table-cell>
          <table:table-cell office:value-type="float" office:value="70" calcext:value-type="float">
            <text:p>70</text:p>
          </table:table-cell>
          <table:table-cell table:formula="of:=[.D45]" office:value-type="date" office:date-value="2020-08-31" calcext:value-type="date">
            <text:p>31 Aug 2020</text:p>
          </table:table-cell>
          <table:table-cell table:formula="of:=[.C57]*[.B57]" office:value-type="float" office:value="6.54205607476635" calcext:value-type="float">
            <text:p>6.54205607476635</text:p>
          </table:table-cell>
          <table:table-cell table:number-columns-repeated="5"/>
        </table:table-row>
        <table:table-row table:style-name="ro1">
          <table:table-cell table:formula="of:=[.A57]" office:value-type="string" office:string-value="Front End programming interface setup" calcext:value-type="string">
            <text:p>Front End programming interface setup</text:p>
          </table:table-cell>
          <table:table-cell table:formula="of:=[.B57]" office:value-type="percentage" office:value="0.0934579439252336" calcext:value-type="percentage">
            <text:p>9.35%</text:p>
          </table:table-cell>
          <table:table-cell office:value-type="float" office:value="67" calcext:value-type="float">
            <text:p>67</text:p>
          </table:table-cell>
          <table:table-cell table:formula="of:=[.D46]" office:value-type="date" office:date-value="2020-09-30" calcext:value-type="date">
            <text:p>30 Sep 2020</text:p>
          </table:table-cell>
          <table:table-cell table:formula="of:=[.C58]*[.B58]" office:value-type="float" office:value="6.26168224299065" calcext:value-type="float">
            <text:p>6.26168224299065</text:p>
          </table:table-cell>
          <table:table-cell table:number-columns-repeated="5"/>
        </table:table-row>
        <table:table-row table:style-name="ro1">
          <table:table-cell table:formula="of:=[.A58]" office:value-type="string" office:string-value="Front End programming interface setup" calcext:value-type="string">
            <text:p>Front End programming interface setup</text:p>
          </table:table-cell>
          <table:table-cell table:formula="of:=[.B58]" office:value-type="percentage" office:value="0.0934579439252336" calcext:value-type="percentage">
            <text:p>9.35%</text:p>
          </table:table-cell>
          <table:table-cell office:value-type="float" office:value="55" calcext:value-type="float">
            <text:p>55</text:p>
          </table:table-cell>
          <table:table-cell table:formula="of:=[.D47]" office:value-type="date" office:date-value="2020-10-31" calcext:value-type="date">
            <text:p>31 Oct 2020</text:p>
          </table:table-cell>
          <table:table-cell table:formula="of:=[.C59]*[.B59]" office:value-type="float" office:value="5.14018691588785" calcext:value-type="float">
            <text:p>5.14018691588785</text:p>
          </table:table-cell>
          <table:table-cell table:number-columns-repeated="5"/>
        </table:table-row>
        <table:table-row table:style-name="ro1">
          <table:table-cell table:formula="of:=[.A59]" office:value-type="string" office:string-value="Front End programming interface setup" calcext:value-type="string">
            <text:p>Front End programming interface setup</text:p>
          </table:table-cell>
          <table:table-cell table:formula="of:=[.B59]" office:value-type="percentage" office:value="0.0934579439252336" calcext:value-type="percentage">
            <text:p>9.35%</text:p>
          </table:table-cell>
          <table:table-cell office:value-type="float" office:value="64" calcext:value-type="float">
            <text:p>64</text:p>
          </table:table-cell>
          <table:table-cell table:formula="of:=[.D48]" office:value-type="date" office:date-value="2020-11-30" calcext:value-type="date">
            <text:p>30 Nov 2020</text:p>
          </table:table-cell>
          <table:table-cell table:formula="of:=[.C60]*[.B60]" office:value-type="float" office:value="5.98130841121495" calcext:value-type="float">
            <text:p>5.98130841121495</text:p>
          </table:table-cell>
          <table:table-cell table:number-columns-repeated="5"/>
        </table:table-row>
        <table:table-row table:style-name="ro1">
          <table:table-cell table:formula="of:=[.A60]" office:value-type="string" office:string-value="Front End programming interface setup" calcext:value-type="string">
            <text:p>Front End programming interface setup</text:p>
          </table:table-cell>
          <table:table-cell table:formula="of:=[.B60]" office:value-type="percentage" office:value="0.0934579439252336" calcext:value-type="percentage">
            <text:p>9.35%</text:p>
          </table:table-cell>
          <table:table-cell office:value-type="float" office:value="52" calcext:value-type="float">
            <text:p>52</text:p>
          </table:table-cell>
          <table:table-cell table:formula="of:=[.D49]" office:value-type="date" office:date-value="2020-12-31" calcext:value-type="date">
            <text:p>31 Dec 2020</text:p>
          </table:table-cell>
          <table:table-cell table:formula="of:=[.C61]*[.B61]" office:value-type="float" office:value="4.85981308411215" calcext:value-type="float">
            <text:p>4.85981308411215</text:p>
          </table:table-cell>
          <table:table-cell table:number-columns-repeated="5"/>
        </table:table-row>
        <table:table-row table:style-name="ro1">
          <table:table-cell table:style-name="ce187" table:formula="of:=[$IT.E10]" office:value-type="string" office:string-value="BackEnd End programming interface setup" calcext:value-type="string">
            <text:p>BackEnd End programming interface setup</text:p>
          </table:table-cell>
          <table:table-cell table:style-name="ce187" table:formula="of:=[$Sheet4.C8]" office:value-type="percentage" office:value="0.04" calcext:value-type="percentage">
            <text:p>4.00%</text:p>
          </table:table-cell>
          <table:table-cell office:value-type="float" office:value="67" calcext:value-type="float">
            <text:p>67</text:p>
          </table:table-cell>
          <table:table-cell table:formula="of:=[.D50]" office:value-type="date" office:date-value="2020-01-31" calcext:value-type="date">
            <text:p>31 Jan 2020</text:p>
          </table:table-cell>
          <table:table-cell table:formula="of:=[.C62]*[.B62]" office:value-type="float" office:value="2.68" calcext:value-type="float">
            <text:p>2.68</text:p>
          </table:table-cell>
          <table:table-cell table:number-columns-repeated="5"/>
        </table:table-row>
        <table:table-row table:style-name="ro1">
          <table:table-cell table:formula="of:=[.A62]" office:value-type="string" office:string-value="BackEnd End programming interface setup" calcext:value-type="string">
            <text:p>BackEnd End programming interface setup</text:p>
          </table:table-cell>
          <table:table-cell table:formula="of:=[.B62]" office:value-type="percentage" office:value="0.04" calcext:value-type="percentage">
            <text:p>4.00%</text:p>
          </table:table-cell>
          <table:table-cell office:value-type="float" office:value="77" calcext:value-type="float">
            <text:p>77</text:p>
          </table:table-cell>
          <table:table-cell table:formula="of:=[.D51]" office:value-type="date" office:date-value="2020-02-29" calcext:value-type="date">
            <text:p>29 Feb 2020</text:p>
          </table:table-cell>
          <table:table-cell table:formula="of:=[.C63]*[.B63]" office:value-type="float" office:value="3.08" calcext:value-type="float">
            <text:p>3.08</text:p>
          </table:table-cell>
          <table:table-cell table:number-columns-repeated="5"/>
        </table:table-row>
        <table:table-row table:style-name="ro1">
          <table:table-cell table:formula="of:=[.A63]" office:value-type="string" office:string-value="BackEnd End programming interface setup" calcext:value-type="string">
            <text:p>BackEnd End programming interface setup</text:p>
          </table:table-cell>
          <table:table-cell table:formula="of:=[.B63]" office:value-type="percentage" office:value="0.04" calcext:value-type="percentage">
            <text:p>4.00%</text:p>
          </table:table-cell>
          <table:table-cell office:value-type="float" office:value="59" calcext:value-type="float">
            <text:p>59</text:p>
          </table:table-cell>
          <table:table-cell table:formula="of:=[.D52]" office:value-type="date" office:date-value="2020-03-31" calcext:value-type="date">
            <text:p>31 Mar 2020</text:p>
          </table:table-cell>
          <table:table-cell table:formula="of:=[.C64]*[.B64]" office:value-type="float" office:value="2.36" calcext:value-type="float">
            <text:p>2.36</text:p>
          </table:table-cell>
          <table:table-cell table:number-columns-repeated="5"/>
        </table:table-row>
        <table:table-row table:style-name="ro1">
          <table:table-cell table:formula="of:=[.A64]" office:value-type="string" office:string-value="BackEnd End programming interface setup" calcext:value-type="string">
            <text:p>BackEnd End programming interface setup</text:p>
          </table:table-cell>
          <table:table-cell table:formula="of:=[.B64]" office:value-type="percentage" office:value="0.04" calcext:value-type="percentage">
            <text:p>4.00%</text:p>
          </table:table-cell>
          <table:table-cell office:value-type="float" office:value="66" calcext:value-type="float">
            <text:p>66</text:p>
          </table:table-cell>
          <table:table-cell table:formula="of:=[.D53]" office:value-type="date" office:date-value="2020-04-30" calcext:value-type="date">
            <text:p>30 Apr 2020</text:p>
          </table:table-cell>
          <table:table-cell table:formula="of:=[.C65]*[.B65]" office:value-type="float" office:value="2.64" calcext:value-type="float">
            <text:p>2.64</text:p>
          </table:table-cell>
          <table:table-cell table:number-columns-repeated="5"/>
        </table:table-row>
        <table:table-row table:style-name="ro1">
          <table:table-cell table:formula="of:=[.A65]" office:value-type="string" office:string-value="BackEnd End programming interface setup" calcext:value-type="string">
            <text:p>BackEnd End programming interface setup</text:p>
          </table:table-cell>
          <table:table-cell table:formula="of:=[.B65]" office:value-type="percentage" office:value="0.04" calcext:value-type="percentage">
            <text:p>4.00%</text:p>
          </table:table-cell>
          <table:table-cell office:value-type="float" office:value="62" calcext:value-type="float">
            <text:p>62</text:p>
          </table:table-cell>
          <table:table-cell table:formula="of:=[.D54]" office:value-type="date" office:date-value="2020-05-31" calcext:value-type="date">
            <text:p>31 May 2020</text:p>
          </table:table-cell>
          <table:table-cell table:formula="of:=[.C66]*[.B66]" office:value-type="float" office:value="2.48" calcext:value-type="float">
            <text:p>2.48</text:p>
          </table:table-cell>
          <table:table-cell table:number-columns-repeated="5"/>
        </table:table-row>
        <table:table-row table:style-name="ro1">
          <table:table-cell table:formula="of:=[.A66]" office:value-type="string" office:string-value="BackEnd End programming interface setup" calcext:value-type="string">
            <text:p>BackEnd End programming interface setup</text:p>
          </table:table-cell>
          <table:table-cell table:style-name="ce295" table:formula="of:=[$Sheet4.C15]" office:value-type="percentage" office:value="0.0467289719626168" calcext:value-type="percentage">
            <text:p>4.67%</text:p>
          </table:table-cell>
          <table:table-cell office:value-type="float" office:value="70" calcext:value-type="float">
            <text:p>70</text:p>
          </table:table-cell>
          <table:table-cell table:formula="of:=[.D55]" office:value-type="date" office:date-value="2020-06-30" calcext:value-type="date">
            <text:p>30 Jun 2020</text:p>
          </table:table-cell>
          <table:table-cell table:formula="of:=[.C67]*[.B67]" office:value-type="float" office:value="3.27102803738318" calcext:value-type="float">
            <text:p>3.27102803738318</text:p>
          </table:table-cell>
          <table:table-cell table:number-columns-repeated="5"/>
        </table:table-row>
        <table:table-row table:style-name="ro1">
          <table:table-cell table:formula="of:=[.A67]" office:value-type="string" office:string-value="BackEnd End programming interface setup" calcext:value-type="string">
            <text:p>BackEnd End programming interface setup</text:p>
          </table:table-cell>
          <table:table-cell table:formula="of:=[.B67]" office:value-type="percentage" office:value="0.0467289719626168" calcext:value-type="percentage">
            <text:p>4.67%</text:p>
          </table:table-cell>
          <table:table-cell office:value-type="float" office:value="57" calcext:value-type="float">
            <text:p>57</text:p>
          </table:table-cell>
          <table:table-cell table:formula="of:=[.D56]" office:value-type="date" office:date-value="2020-07-31" calcext:value-type="date">
            <text:p>31 Jul 2020</text:p>
          </table:table-cell>
          <table:table-cell table:formula="of:=[.C68]*[.B68]" office:value-type="float" office:value="2.66355140186916" calcext:value-type="float">
            <text:p>2.66355140186916</text:p>
          </table:table-cell>
          <table:table-cell table:number-columns-repeated="5"/>
        </table:table-row>
        <table:table-row table:style-name="ro1">
          <table:table-cell table:formula="of:=[.A68]" office:value-type="string" office:string-value="BackEnd End programming interface setup" calcext:value-type="string">
            <text:p>BackEnd End programming interface setup</text:p>
          </table:table-cell>
          <table:table-cell table:formula="of:=[.B68]" office:value-type="percentage" office:value="0.0467289719626168" calcext:value-type="percentage">
            <text:p>4.67%</text:p>
          </table:table-cell>
          <table:table-cell office:value-type="float" office:value="76" calcext:value-type="float">
            <text:p>76</text:p>
          </table:table-cell>
          <table:table-cell table:formula="of:=[.D57]" office:value-type="date" office:date-value="2020-08-31" calcext:value-type="date">
            <text:p>31 Aug 2020</text:p>
          </table:table-cell>
          <table:table-cell table:formula="of:=[.C69]*[.B69]" office:value-type="float" office:value="3.55140186915888" calcext:value-type="float">
            <text:p>3.55140186915888</text:p>
          </table:table-cell>
          <table:table-cell table:number-columns-repeated="5"/>
        </table:table-row>
        <table:table-row table:style-name="ro1">
          <table:table-cell table:formula="of:=[.A69]" office:value-type="string" office:string-value="BackEnd End programming interface setup" calcext:value-type="string">
            <text:p>BackEnd End programming interface setup</text:p>
          </table:table-cell>
          <table:table-cell table:formula="of:=[.B69]" office:value-type="percentage" office:value="0.0467289719626168" calcext:value-type="percentage">
            <text:p>4.67%</text:p>
          </table:table-cell>
          <table:table-cell office:value-type="float" office:value="64" calcext:value-type="float">
            <text:p>64</text:p>
          </table:table-cell>
          <table:table-cell table:formula="of:=[.D58]" office:value-type="date" office:date-value="2020-09-30" calcext:value-type="date">
            <text:p>30 Sep 2020</text:p>
          </table:table-cell>
          <table:table-cell table:formula="of:=[.C70]*[.B70]" office:value-type="float" office:value="2.99065420560748" calcext:value-type="float">
            <text:p>2.99065420560748</text:p>
          </table:table-cell>
          <table:table-cell table:number-columns-repeated="5"/>
        </table:table-row>
        <table:table-row table:style-name="ro1">
          <table:table-cell table:formula="of:=[.A70]" office:value-type="string" office:string-value="BackEnd End programming interface setup" calcext:value-type="string">
            <text:p>BackEnd End programming interface setup</text:p>
          </table:table-cell>
          <table:table-cell table:formula="of:=[.B70]" office:value-type="percentage" office:value="0.0467289719626168" calcext:value-type="percentage">
            <text:p>4.67%</text:p>
          </table:table-cell>
          <table:table-cell office:value-type="float" office:value="90" calcext:value-type="float">
            <text:p>90</text:p>
          </table:table-cell>
          <table:table-cell table:formula="of:=[.D59]" office:value-type="date" office:date-value="2020-10-31" calcext:value-type="date">
            <text:p>31 Oct 2020</text:p>
          </table:table-cell>
          <table:table-cell table:formula="of:=[.C71]*[.B71]" office:value-type="float" office:value="4.20560747663551" calcext:value-type="float">
            <text:p>4.20560747663551</text:p>
          </table:table-cell>
          <table:table-cell table:number-columns-repeated="5"/>
        </table:table-row>
        <table:table-row table:style-name="ro1">
          <table:table-cell table:formula="of:=[.A71]" office:value-type="string" office:string-value="BackEnd End programming interface setup" calcext:value-type="string">
            <text:p>BackEnd End programming interface setup</text:p>
          </table:table-cell>
          <table:table-cell table:formula="of:=[.B71]" office:value-type="percentage" office:value="0.0467289719626168" calcext:value-type="percentage">
            <text:p>4.67%</text:p>
          </table:table-cell>
          <table:table-cell office:value-type="float" office:value="64" calcext:value-type="float">
            <text:p>64</text:p>
          </table:table-cell>
          <table:table-cell table:formula="of:=[.D60]" office:value-type="date" office:date-value="2020-11-30" calcext:value-type="date">
            <text:p>30 Nov 2020</text:p>
          </table:table-cell>
          <table:table-cell table:formula="of:=[.C72]*[.B72]" office:value-type="float" office:value="2.99065420560748" calcext:value-type="float">
            <text:p>2.99065420560748</text:p>
          </table:table-cell>
          <table:table-cell table:number-columns-repeated="5"/>
        </table:table-row>
        <table:table-row table:style-name="ro1">
          <table:table-cell table:formula="of:=[.A72]" office:value-type="string" office:string-value="BackEnd End programming interface setup" calcext:value-type="string">
            <text:p>BackEnd End programming interface setup</text:p>
          </table:table-cell>
          <table:table-cell table:formula="of:=[.B72]" office:value-type="percentage" office:value="0.0467289719626168" calcext:value-type="percentage">
            <text:p>4.67%</text:p>
          </table:table-cell>
          <table:table-cell office:value-type="float" office:value="78" calcext:value-type="float">
            <text:p>78</text:p>
          </table:table-cell>
          <table:table-cell table:formula="of:=[.D61]" office:value-type="date" office:date-value="2020-12-31" calcext:value-type="date">
            <text:p>31 Dec 2020</text:p>
          </table:table-cell>
          <table:table-cell table:formula="of:=[.C73]*[.B73]" office:value-type="float" office:value="3.64485981308411" calcext:value-type="float">
            <text:p>3.64485981308411</text:p>
          </table:table-cell>
          <table:table-cell table:number-columns-repeated="5"/>
        </table:table-row>
        <table:table-row table:style-name="ro1">
          <table:table-cell table:style-name="ce187" table:formula="of:=[$IT.E11]" office:value-type="string" office:string-value="Report structure required defined" calcext:value-type="string">
            <text:p>Report structure required defined</text:p>
          </table:table-cell>
          <table:table-cell table:style-name="ce187" table:formula="of:=[$Sheet4.C9]" office:value-type="percentage" office:value="0.16" calcext:value-type="percentage">
            <text:p>16.00%</text:p>
          </table:table-cell>
          <table:table-cell office:value-type="float" office:value="62" calcext:value-type="float">
            <text:p>62</text:p>
          </table:table-cell>
          <table:table-cell office:value-type="date" office:date-value="2020-01-01" calcext:value-type="date">
            <text:p>01 Jan 2020</text:p>
          </table:table-cell>
          <table:table-cell table:formula="of:=[.C74]*[.B74]" office:value-type="float" office:value="9.92" calcext:value-type="float">
            <text:p>9.92</text:p>
          </table:table-cell>
          <table:table-cell/>
          <table:table-cell table:style-name="ce189" table:formula="of:=[.D62]" office:value-type="date" office:date-value="2020-01-31" calcext:value-type="date">
            <text:p>31 Jan 2020</text:p>
          </table:table-cell>
          <table:table-cell table:style-name="ce190" table:number-matrix-columns-spanned="1" table:number-matrix-rows-spanned="1" table:formula="of:=AVERAGE(IF(MONTH([.$D$74:.$D$439])=MONTH([.G74]);[.$E$74:.$E$439];&quot;&quot;))" office:value-type="float" office:value="10.9470967741935" calcext:value-type="float">
            <text:p>10.95</text:p>
          </table:table-cell>
          <table:table-cell table:number-columns-repeated="2"/>
        </table:table-row>
        <table:table-row table:style-name="ro1">
          <table:table-cell table:formula="of:=[.A74]" office:value-type="string" office:string-value="Report structure required defined" calcext:value-type="string">
            <text:p>Report structure required defined</text:p>
          </table:table-cell>
          <table:table-cell table:formula="of:=[.B74]" office:value-type="percentage" office:value="0.16" calcext:value-type="percentage">
            <text:p>16.00%</text:p>
          </table:table-cell>
          <table:table-cell office:value-type="float" office:value="50" calcext:value-type="float">
            <text:p>50</text:p>
          </table:table-cell>
          <table:table-cell table:formula="of:=[.D74]+1" office:value-type="date" office:date-value="2020-01-02" calcext:value-type="date">
            <text:p>02 Jan 2020</text:p>
          </table:table-cell>
          <table:table-cell table:formula="of:=[.C75]*[.B75]" office:value-type="float" office:value="8" calcext:value-type="float">
            <text:p>8</text:p>
          </table:table-cell>
          <table:table-cell/>
          <table:table-cell table:style-name="ce189" table:formula="of:=[.D63]" office:value-type="date" office:date-value="2020-02-29" calcext:value-type="date">
            <text:p>29 Feb 2020</text:p>
          </table:table-cell>
          <table:table-cell table:style-name="ce190" table:number-matrix-columns-spanned="1" table:number-matrix-rows-spanned="1" table:formula="of:=AVERAGE(IF(MONTH([.$D$74:.$D$439])=MONTH([.G75]);[.$E$74:.$E$439];&quot;&quot;))" office:value-type="float" office:value="10.4827586206897" calcext:value-type="float">
            <text:p>10.48</text:p>
          </table:table-cell>
          <table:table-cell table:number-columns-repeated="2"/>
        </table:table-row>
        <table:table-row table:style-name="ro1">
          <table:table-cell table:formula="of:=[.A75]" office:value-type="string" office:string-value="Report structure required defined" calcext:value-type="string">
            <text:p>Report structure required defined</text:p>
          </table:table-cell>
          <table:table-cell table:formula="of:=[.B75]" office:value-type="percentage" office:value="0.16" calcext:value-type="percentage">
            <text:p>16.00%</text:p>
          </table:table-cell>
          <table:table-cell office:value-type="float" office:value="50" calcext:value-type="float">
            <text:p>50</text:p>
          </table:table-cell>
          <table:table-cell table:formula="of:=[.D75]+1" office:value-type="date" office:date-value="2020-01-03" calcext:value-type="date">
            <text:p>03 Jan 2020</text:p>
          </table:table-cell>
          <table:table-cell table:formula="of:=[.C76]*[.B76]" office:value-type="float" office:value="8" calcext:value-type="float">
            <text:p>8</text:p>
          </table:table-cell>
          <table:table-cell/>
          <table:table-cell table:style-name="ce189" table:formula="of:=[.D64]" office:value-type="date" office:date-value="2020-03-31" calcext:value-type="date">
            <text:p>31 Mar 2020</text:p>
          </table:table-cell>
          <table:table-cell table:style-name="ce190" table:number-matrix-columns-spanned="1" table:number-matrix-rows-spanned="1" table:formula="of:=AVERAGE(IF(MONTH([.$D$74:.$D$439])=MONTH([.G76]);[.$E$74:.$E$439];&quot;&quot;))" office:value-type="float" office:value="11.2206451612903" calcext:value-type="float">
            <text:p>11.22</text:p>
          </table:table-cell>
          <table:table-cell table:number-columns-repeated="2"/>
        </table:table-row>
        <table:table-row table:style-name="ro1">
          <table:table-cell table:formula="of:=[.A76]" office:value-type="string" office:string-value="Report structure required defined" calcext:value-type="string">
            <text:p>Report structure required defined</text:p>
          </table:table-cell>
          <table:table-cell table:formula="of:=[.B76]" office:value-type="percentage" office:value="0.16" calcext:value-type="percentage">
            <text:p>16.00%</text:p>
          </table:table-cell>
          <table:table-cell office:value-type="float" office:value="55" calcext:value-type="float">
            <text:p>55</text:p>
          </table:table-cell>
          <table:table-cell table:formula="of:=[.D76]+1" office:value-type="date" office:date-value="2020-01-04" calcext:value-type="date">
            <text:p>04 Jan 2020</text:p>
          </table:table-cell>
          <table:table-cell table:formula="of:=[.C77]*[.B77]" office:value-type="float" office:value="8.8" calcext:value-type="float">
            <text:p>8.8</text:p>
          </table:table-cell>
          <table:table-cell/>
          <table:table-cell table:style-name="ce189" table:formula="of:=[.D65]" office:value-type="date" office:date-value="2020-04-30" calcext:value-type="date">
            <text:p>30 Apr 2020</text:p>
          </table:table-cell>
          <table:table-cell table:style-name="ce190" table:number-matrix-columns-spanned="1" table:number-matrix-rows-spanned="1" table:formula="of:=AVERAGE(IF(MONTH([.$D$74:.$D$439])=MONTH([.G77]);[.$E$74:.$E$439];&quot;&quot;))" office:value-type="float" office:value="11.5146666666667" calcext:value-type="float">
            <text:p>11.51</text:p>
          </table:table-cell>
          <table:table-cell table:number-columns-repeated="2"/>
        </table:table-row>
        <table:table-row table:style-name="ro1">
          <table:table-cell table:formula="of:=[.A77]" office:value-type="string" office:string-value="Report structure required defined" calcext:value-type="string">
            <text:p>Report structure required defined</text:p>
          </table:table-cell>
          <table:table-cell table:formula="of:=[.B77]" office:value-type="percentage" office:value="0.16" calcext:value-type="percentage">
            <text:p>16.00%</text:p>
          </table:table-cell>
          <table:table-cell office:value-type="float" office:value="89" calcext:value-type="float">
            <text:p>89</text:p>
          </table:table-cell>
          <table:table-cell table:formula="of:=[.D77]+1" office:value-type="date" office:date-value="2020-01-05" calcext:value-type="date">
            <text:p>05 Jan 2020</text:p>
          </table:table-cell>
          <table:table-cell table:formula="of:=[.C78]*[.B78]" office:value-type="float" office:value="14.24" calcext:value-type="float">
            <text:p>14.24</text:p>
          </table:table-cell>
          <table:table-cell/>
          <table:table-cell table:style-name="ce189" table:formula="of:=[.D66]" office:value-type="date" office:date-value="2020-05-31" calcext:value-type="date">
            <text:p>31 May 2020</text:p>
          </table:table-cell>
          <table:table-cell table:style-name="ce190" table:number-matrix-columns-spanned="1" table:number-matrix-rows-spanned="1" table:formula="of:=AVERAGE(IF(MONTH([.$D$74:.$D$439])=MONTH([.G78]);[.$E$74:.$E$439];&quot;&quot;))" office:value-type="float" office:value="10.9522580645161" calcext:value-type="float">
            <text:p>10.95</text:p>
          </table:table-cell>
          <table:table-cell table:number-columns-repeated="2"/>
        </table:table-row>
        <table:table-row table:style-name="ro1">
          <table:table-cell table:formula="of:=[.A78]" office:value-type="string" office:string-value="Report structure required defined" calcext:value-type="string">
            <text:p>Report structure required defined</text:p>
          </table:table-cell>
          <table:table-cell table:formula="of:=[.B78]" office:value-type="percentage" office:value="0.16" calcext:value-type="percentage">
            <text:p>16.00%</text:p>
          </table:table-cell>
          <table:table-cell office:value-type="float" office:value="75" calcext:value-type="float">
            <text:p>75</text:p>
          </table:table-cell>
          <table:table-cell table:formula="of:=[.D78]+1" office:value-type="date" office:date-value="2020-01-06" calcext:value-type="date">
            <text:p>06 Jan 2020</text:p>
          </table:table-cell>
          <table:table-cell table:formula="of:=[.C79]*[.B79]" office:value-type="float" office:value="12" calcext:value-type="float">
            <text:p>12</text:p>
          </table:table-cell>
          <table:table-cell/>
          <table:table-cell table:style-name="ce189" table:formula="of:=[.D67]" office:value-type="date" office:date-value="2020-06-30" calcext:value-type="date">
            <text:p>30 Jun 2020</text:p>
          </table:table-cell>
          <table:table-cell table:style-name="ce190" table:number-matrix-columns-spanned="1" table:number-matrix-rows-spanned="1" table:formula="of:=AVERAGE(IF(MONTH([.$D$74:.$D$439])=MONTH([.G79]);[.$E$74:.$E$439];&quot;&quot;))" office:value-type="float" office:value="13.1838006230529" calcext:value-type="float">
            <text:p>13.18</text:p>
          </table:table-cell>
          <table:table-cell table:number-columns-repeated="2"/>
        </table:table-row>
        <table:table-row table:style-name="ro1">
          <table:table-cell table:formula="of:=[.A79]" office:value-type="string" office:string-value="Report structure required defined" calcext:value-type="string">
            <text:p>Report structure required defined</text:p>
          </table:table-cell>
          <table:table-cell table:formula="of:=[.B79]" office:value-type="percentage" office:value="0.16" calcext:value-type="percentage">
            <text:p>16.00%</text:p>
          </table:table-cell>
          <table:table-cell office:value-type="float" office:value="90" calcext:value-type="float">
            <text:p>90</text:p>
          </table:table-cell>
          <table:table-cell table:formula="of:=[.D79]+1" office:value-type="date" office:date-value="2020-01-07" calcext:value-type="date">
            <text:p>07 Jan 2020</text:p>
          </table:table-cell>
          <table:table-cell table:formula="of:=[.C80]*[.B80]" office:value-type="float" office:value="14.4" calcext:value-type="float">
            <text:p>14.4</text:p>
          </table:table-cell>
          <table:table-cell/>
          <table:table-cell table:style-name="ce189" table:formula="of:=[.D68]" office:value-type="date" office:date-value="2020-07-31" calcext:value-type="date">
            <text:p>31 Jul 2020</text:p>
          </table:table-cell>
          <table:table-cell table:style-name="ce190" table:number-matrix-columns-spanned="1" table:number-matrix-rows-spanned="1" table:formula="of:=AVERAGE(IF(MONTH([.$D$74:.$D$439])=MONTH([.G80]);[.$E$74:.$E$439];&quot;&quot;))" office:value-type="float" office:value="13.3132348507688" calcext:value-type="float">
            <text:p>13.31</text:p>
          </table:table-cell>
          <table:table-cell table:number-columns-repeated="2"/>
        </table:table-row>
        <table:table-row table:style-name="ro1">
          <table:table-cell table:formula="of:=[.A80]" office:value-type="string" office:string-value="Report structure required defined" calcext:value-type="string">
            <text:p>Report structure required defined</text:p>
          </table:table-cell>
          <table:table-cell table:formula="of:=[.B80]" office:value-type="percentage" office:value="0.16" calcext:value-type="percentage">
            <text:p>16.00%</text:p>
          </table:table-cell>
          <table:table-cell office:value-type="float" office:value="61" calcext:value-type="float">
            <text:p>61</text:p>
          </table:table-cell>
          <table:table-cell table:formula="of:=[.D80]+1" office:value-type="date" office:date-value="2020-01-08" calcext:value-type="date">
            <text:p>08 Jan 2020</text:p>
          </table:table-cell>
          <table:table-cell table:formula="of:=[.C81]*[.B81]" office:value-type="float" office:value="9.76" calcext:value-type="float">
            <text:p>9.76</text:p>
          </table:table-cell>
          <table:table-cell/>
          <table:table-cell table:style-name="ce189" table:formula="of:=[.D69]" office:value-type="date" office:date-value="2020-08-31" calcext:value-type="date">
            <text:p>31 Aug 2020</text:p>
          </table:table-cell>
          <table:table-cell table:style-name="ce190" table:number-matrix-columns-spanned="1" table:number-matrix-rows-spanned="1" table:formula="of:=AVERAGE(IF(MONTH([.$D$74:.$D$439])=MONTH([.G81]);[.$E$74:.$E$439];&quot;&quot;))" office:value-type="float" office:value="13.0479348809165" calcext:value-type="float">
            <text:p>13.05</text:p>
          </table:table-cell>
          <table:table-cell table:number-columns-repeated="2"/>
        </table:table-row>
        <table:table-row table:style-name="ro1">
          <table:table-cell table:formula="of:=[.A81]" office:value-type="string" office:string-value="Report structure required defined" calcext:value-type="string">
            <text:p>Report structure required defined</text:p>
          </table:table-cell>
          <table:table-cell table:formula="of:=[.B81]" office:value-type="percentage" office:value="0.16" calcext:value-type="percentage">
            <text:p>16.00%</text:p>
          </table:table-cell>
          <table:table-cell office:value-type="float" office:value="89" calcext:value-type="float">
            <text:p>89</text:p>
          </table:table-cell>
          <table:table-cell table:formula="of:=[.D81]+1" office:value-type="date" office:date-value="2020-01-09" calcext:value-type="date">
            <text:p>09 Jan 2020</text:p>
          </table:table-cell>
          <table:table-cell table:formula="of:=[.C82]*[.B82]" office:value-type="float" office:value="14.24" calcext:value-type="float">
            <text:p>14.24</text:p>
          </table:table-cell>
          <table:table-cell/>
          <table:table-cell table:style-name="ce189" table:formula="of:=[.D70]" office:value-type="date" office:date-value="2020-09-30" calcext:value-type="date">
            <text:p>30 Sep 2020</text:p>
          </table:table-cell>
          <table:table-cell table:style-name="ce190" table:number-matrix-columns-spanned="1" table:number-matrix-rows-spanned="1" table:formula="of:=AVERAGE(IF(MONTH([.$D$74:.$D$439])=MONTH([.G82]);[.$E$74:.$E$439];&quot;&quot;))" office:value-type="float" office:value="13.1464174454828" calcext:value-type="float">
            <text:p>13.15</text:p>
          </table:table-cell>
          <table:table-cell table:number-columns-repeated="2"/>
        </table:table-row>
        <table:table-row table:style-name="ro1">
          <table:table-cell table:formula="of:=[.A82]" office:value-type="string" office:string-value="Report structure required defined" calcext:value-type="string">
            <text:p>Report structure required defined</text:p>
          </table:table-cell>
          <table:table-cell table:formula="of:=[.B82]" office:value-type="percentage" office:value="0.16" calcext:value-type="percentage">
            <text:p>16.00%</text:p>
          </table:table-cell>
          <table:table-cell office:value-type="float" office:value="76" calcext:value-type="float">
            <text:p>76</text:p>
          </table:table-cell>
          <table:table-cell table:formula="of:=[.D82]+1" office:value-type="date" office:date-value="2020-01-10" calcext:value-type="date">
            <text:p>10 Jan 2020</text:p>
          </table:table-cell>
          <table:table-cell table:formula="of:=[.C83]*[.B83]" office:value-type="float" office:value="12.16" calcext:value-type="float">
            <text:p>12.16</text:p>
          </table:table-cell>
          <table:table-cell/>
          <table:table-cell table:style-name="ce189" table:formula="of:=[.D71]" office:value-type="date" office:date-value="2020-10-31" calcext:value-type="date">
            <text:p>31 Oct 2020</text:p>
          </table:table-cell>
          <table:table-cell table:style-name="ce190" table:number-matrix-columns-spanned="1" table:number-matrix-rows-spanned="1" table:formula="of:=AVERAGE(IF(MONTH([.$D$74:.$D$439])=MONTH([.G83]);[.$E$74:.$E$439];&quot;&quot;))" office:value-type="float" office:value="14.1332529394031" calcext:value-type="float">
            <text:p>14.13</text:p>
          </table:table-cell>
          <table:table-cell table:number-columns-repeated="2"/>
        </table:table-row>
        <table:table-row table:style-name="ro1">
          <table:table-cell table:formula="of:=[.A83]" office:value-type="string" office:string-value="Report structure required defined" calcext:value-type="string">
            <text:p>Report structure required defined</text:p>
          </table:table-cell>
          <table:table-cell table:formula="of:=[.B83]" office:value-type="percentage" office:value="0.16" calcext:value-type="percentage">
            <text:p>16.00%</text:p>
          </table:table-cell>
          <table:table-cell office:value-type="float" office:value="90" calcext:value-type="float">
            <text:p>90</text:p>
          </table:table-cell>
          <table:table-cell table:formula="of:=[.D83]+1" office:value-type="date" office:date-value="2020-01-11" calcext:value-type="date">
            <text:p>11 Jan 2020</text:p>
          </table:table-cell>
          <table:table-cell table:formula="of:=[.C84]*[.B84]" office:value-type="float" office:value="14.4" calcext:value-type="float">
            <text:p>14.4</text:p>
          </table:table-cell>
          <table:table-cell/>
          <table:table-cell table:style-name="ce189" table:formula="of:=[.D72]" office:value-type="date" office:date-value="2020-11-30" calcext:value-type="date">
            <text:p>30 Nov 2020</text:p>
          </table:table-cell>
          <table:table-cell table:style-name="ce190" table:number-matrix-columns-spanned="1" table:number-matrix-rows-spanned="1" table:formula="of:=AVERAGE(IF(MONTH([.$D$74:.$D$439])=MONTH([.G84]);[.$E$74:.$E$439];&quot;&quot;))" office:value-type="float" office:value="13.1775700934579" calcext:value-type="float">
            <text:p>13.18</text:p>
          </table:table-cell>
          <table:table-cell table:number-columns-repeated="2"/>
        </table:table-row>
        <table:table-row table:style-name="ro1">
          <table:table-cell table:formula="of:=[.A84]" office:value-type="string" office:string-value="Report structure required defined" calcext:value-type="string">
            <text:p>Report structure required defined</text:p>
          </table:table-cell>
          <table:table-cell table:formula="of:=[.B84]" office:value-type="percentage" office:value="0.16" calcext:value-type="percentage">
            <text:p>16.00%</text:p>
          </table:table-cell>
          <table:table-cell office:value-type="float" office:value="69" calcext:value-type="float">
            <text:p>69</text:p>
          </table:table-cell>
          <table:table-cell table:formula="of:=[.D84]+1" office:value-type="date" office:date-value="2020-01-12" calcext:value-type="date">
            <text:p>12 Jan 2020</text:p>
          </table:table-cell>
          <table:table-cell table:formula="of:=[.C85]*[.B85]" office:value-type="float" office:value="11.04" calcext:value-type="float">
            <text:p>11.04</text:p>
          </table:table-cell>
          <table:table-cell/>
          <table:table-cell table:style-name="ce189" table:formula="of:=[.D73]" office:value-type="date" office:date-value="2020-12-31" calcext:value-type="date">
            <text:p>31 Dec 2020</text:p>
          </table:table-cell>
          <table:table-cell table:style-name="ce190" table:number-matrix-columns-spanned="1" table:number-matrix-rows-spanned="1" table:formula="of:=AVERAGE(IF(MONTH([.$D$74:.$D$439])=MONTH([.G85]);[.$E$74:.$E$439];&quot;&quot;))" office:value-type="float" office:value="13.1805848658426" calcext:value-type="float">
            <text:p>13.18</text:p>
          </table:table-cell>
          <table:table-cell table:number-columns-repeated="2"/>
        </table:table-row>
        <table:table-row table:style-name="ro1">
          <table:table-cell table:formula="of:=[.A85]" office:value-type="string" office:string-value="Report structure required defined" calcext:value-type="string">
            <text:p>Report structure required defined</text:p>
          </table:table-cell>
          <table:table-cell table:formula="of:=[.B85]" office:value-type="percentage" office:value="0.16" calcext:value-type="percentage">
            <text:p>16.00%</text:p>
          </table:table-cell>
          <table:table-cell office:value-type="float" office:value="81" calcext:value-type="float">
            <text:p>81</text:p>
          </table:table-cell>
          <table:table-cell table:formula="of:=[.D85]+1" office:value-type="date" office:date-value="2020-01-13" calcext:value-type="date">
            <text:p>13 Jan 2020</text:p>
          </table:table-cell>
          <table:table-cell table:formula="of:=[.C86]*[.B86]" office:value-type="float" office:value="12.96" calcext:value-type="float">
            <text:p>12.96</text:p>
          </table:table-cell>
          <table:table-cell/>
          <table:table-cell table:style-name="ce189"/>
          <table:table-cell table:number-columns-repeated="3"/>
        </table:table-row>
        <table:table-row table:style-name="ro1">
          <table:table-cell table:formula="of:=[.A86]" office:value-type="string" office:string-value="Report structure required defined" calcext:value-type="string">
            <text:p>Report structure required defined</text:p>
          </table:table-cell>
          <table:table-cell table:formula="of:=[.B86]" office:value-type="percentage" office:value="0.16" calcext:value-type="percentage">
            <text:p>16.00%</text:p>
          </table:table-cell>
          <table:table-cell office:value-type="float" office:value="90" calcext:value-type="float">
            <text:p>90</text:p>
          </table:table-cell>
          <table:table-cell table:formula="of:=[.D86]+1" office:value-type="date" office:date-value="2020-01-14" calcext:value-type="date">
            <text:p>14 Jan 2020</text:p>
          </table:table-cell>
          <table:table-cell table:formula="of:=[.C87]*[.B87]" office:value-type="float" office:value="14.4" calcext:value-type="float">
            <text:p>14.4</text:p>
          </table:table-cell>
          <table:table-cell/>
          <table:table-cell table:style-name="ce189"/>
          <table:table-cell table:number-columns-repeated="3"/>
        </table:table-row>
        <table:table-row table:style-name="ro1">
          <table:table-cell table:formula="of:=[.A87]" office:value-type="string" office:string-value="Report structure required defined" calcext:value-type="string">
            <text:p>Report structure required defined</text:p>
          </table:table-cell>
          <table:table-cell table:formula="of:=[.B87]" office:value-type="percentage" office:value="0.16" calcext:value-type="percentage">
            <text:p>16.00%</text:p>
          </table:table-cell>
          <table:table-cell office:value-type="float" office:value="64" calcext:value-type="float">
            <text:p>64</text:p>
          </table:table-cell>
          <table:table-cell table:formula="of:=[.D87]+1" office:value-type="date" office:date-value="2020-01-15" calcext:value-type="date">
            <text:p>15 Jan 2020</text:p>
          </table:table-cell>
          <table:table-cell table:formula="of:=[.C88]*[.B88]" office:value-type="float" office:value="10.24" calcext:value-type="float">
            <text:p>10.24</text:p>
          </table:table-cell>
          <table:table-cell table:number-columns-repeated="5"/>
        </table:table-row>
        <table:table-row table:style-name="ro1">
          <table:table-cell table:formula="of:=[.A88]" office:value-type="string" office:string-value="Report structure required defined" calcext:value-type="string">
            <text:p>Report structure required defined</text:p>
          </table:table-cell>
          <table:table-cell table:formula="of:=[.B88]" office:value-type="percentage" office:value="0.16" calcext:value-type="percentage">
            <text:p>16.00%</text:p>
          </table:table-cell>
          <table:table-cell office:value-type="float" office:value="50" calcext:value-type="float">
            <text:p>50</text:p>
          </table:table-cell>
          <table:table-cell table:formula="of:=[.D88]+1" office:value-type="date" office:date-value="2020-01-16" calcext:value-type="date">
            <text:p>16 Jan 2020</text:p>
          </table:table-cell>
          <table:table-cell table:formula="of:=[.C89]*[.B89]" office:value-type="float" office:value="8" calcext:value-type="float">
            <text:p>8</text:p>
          </table:table-cell>
          <table:table-cell table:number-columns-repeated="5"/>
        </table:table-row>
        <table:table-row table:style-name="ro1">
          <table:table-cell table:formula="of:=[.A89]" office:value-type="string" office:string-value="Report structure required defined" calcext:value-type="string">
            <text:p>Report structure required defined</text:p>
          </table:table-cell>
          <table:table-cell table:formula="of:=[.B89]" office:value-type="percentage" office:value="0.16" calcext:value-type="percentage">
            <text:p>16.00%</text:p>
          </table:table-cell>
          <table:table-cell office:value-type="float" office:value="60" calcext:value-type="float">
            <text:p>60</text:p>
          </table:table-cell>
          <table:table-cell table:formula="of:=[.D89]+1" office:value-type="date" office:date-value="2020-01-17" calcext:value-type="date">
            <text:p>17 Jan 2020</text:p>
          </table:table-cell>
          <table:table-cell table:formula="of:=[.C90]*[.B90]" office:value-type="float" office:value="9.6" calcext:value-type="float">
            <text:p>9.6</text:p>
          </table:table-cell>
          <table:table-cell table:number-columns-repeated="5"/>
        </table:table-row>
        <table:table-row table:style-name="ro1">
          <table:table-cell table:formula="of:=[.A90]" office:value-type="string" office:string-value="Report structure required defined" calcext:value-type="string">
            <text:p>Report structure required defined</text:p>
          </table:table-cell>
          <table:table-cell table:formula="of:=[.B90]" office:value-type="percentage" office:value="0.16" calcext:value-type="percentage">
            <text:p>16.00%</text:p>
          </table:table-cell>
          <table:table-cell office:value-type="float" office:value="50" calcext:value-type="float">
            <text:p>50</text:p>
          </table:table-cell>
          <table:table-cell table:formula="of:=[.D90]+1" office:value-type="date" office:date-value="2020-01-18" calcext:value-type="date">
            <text:p>18 Jan 2020</text:p>
          </table:table-cell>
          <table:table-cell table:formula="of:=[.C91]*[.B91]" office:value-type="float" office:value="8" calcext:value-type="float">
            <text:p>8</text:p>
          </table:table-cell>
          <table:table-cell table:number-columns-repeated="5"/>
        </table:table-row>
        <table:table-row table:style-name="ro1">
          <table:table-cell table:formula="of:=[.A91]" office:value-type="string" office:string-value="Report structure required defined" calcext:value-type="string">
            <text:p>Report structure required defined</text:p>
          </table:table-cell>
          <table:table-cell table:formula="of:=[.B91]" office:value-type="percentage" office:value="0.16" calcext:value-type="percentage">
            <text:p>16.00%</text:p>
          </table:table-cell>
          <table:table-cell office:value-type="float" office:value="69" calcext:value-type="float">
            <text:p>69</text:p>
          </table:table-cell>
          <table:table-cell table:formula="of:=[.D91]+1" office:value-type="date" office:date-value="2020-01-19" calcext:value-type="date">
            <text:p>19 Jan 2020</text:p>
          </table:table-cell>
          <table:table-cell table:formula="of:=[.C92]*[.B92]" office:value-type="float" office:value="11.04" calcext:value-type="float">
            <text:p>11.04</text:p>
          </table:table-cell>
          <table:table-cell table:number-columns-repeated="5"/>
        </table:table-row>
        <table:table-row table:style-name="ro1">
          <table:table-cell table:formula="of:=[.A92]" office:value-type="string" office:string-value="Report structure required defined" calcext:value-type="string">
            <text:p>Report structure required defined</text:p>
          </table:table-cell>
          <table:table-cell table:formula="of:=[.B92]" office:value-type="percentage" office:value="0.16" calcext:value-type="percentage">
            <text:p>16.00%</text:p>
          </table:table-cell>
          <table:table-cell office:value-type="float" office:value="83" calcext:value-type="float">
            <text:p>83</text:p>
          </table:table-cell>
          <table:table-cell table:formula="of:=[.D92]+1" office:value-type="date" office:date-value="2020-01-20" calcext:value-type="date">
            <text:p>20 Jan 2020</text:p>
          </table:table-cell>
          <table:table-cell table:formula="of:=[.C93]*[.B93]" office:value-type="float" office:value="13.28" calcext:value-type="float">
            <text:p>13.28</text:p>
          </table:table-cell>
          <table:table-cell table:number-columns-repeated="5"/>
        </table:table-row>
        <table:table-row table:style-name="ro1">
          <table:table-cell table:formula="of:=[.A93]" office:value-type="string" office:string-value="Report structure required defined" calcext:value-type="string">
            <text:p>Report structure required defined</text:p>
          </table:table-cell>
          <table:table-cell table:formula="of:=[.B93]" office:value-type="percentage" office:value="0.16" calcext:value-type="percentage">
            <text:p>16.00%</text:p>
          </table:table-cell>
          <table:table-cell office:value-type="float" office:value="55" calcext:value-type="float">
            <text:p>55</text:p>
          </table:table-cell>
          <table:table-cell table:formula="of:=[.D93]+1" office:value-type="date" office:date-value="2020-01-21" calcext:value-type="date">
            <text:p>21 Jan 2020</text:p>
          </table:table-cell>
          <table:table-cell table:formula="of:=[.C94]*[.B94]" office:value-type="float" office:value="8.8" calcext:value-type="float">
            <text:p>8.8</text:p>
          </table:table-cell>
          <table:table-cell table:number-columns-repeated="5"/>
        </table:table-row>
        <table:table-row table:style-name="ro1">
          <table:table-cell table:formula="of:=[.A94]" office:value-type="string" office:string-value="Report structure required defined" calcext:value-type="string">
            <text:p>Report structure required defined</text:p>
          </table:table-cell>
          <table:table-cell table:formula="of:=[.B94]" office:value-type="percentage" office:value="0.16" calcext:value-type="percentage">
            <text:p>16.00%</text:p>
          </table:table-cell>
          <table:table-cell office:value-type="float" office:value="85" calcext:value-type="float">
            <text:p>85</text:p>
          </table:table-cell>
          <table:table-cell table:formula="of:=[.D94]+1" office:value-type="date" office:date-value="2020-01-22" calcext:value-type="date">
            <text:p>22 Jan 2020</text:p>
          </table:table-cell>
          <table:table-cell table:formula="of:=[.C95]*[.B95]" office:value-type="float" office:value="13.6" calcext:value-type="float">
            <text:p>13.6</text:p>
          </table:table-cell>
          <table:table-cell table:number-columns-repeated="5"/>
        </table:table-row>
        <table:table-row table:style-name="ro1">
          <table:table-cell table:formula="of:=[.A95]" office:value-type="string" office:string-value="Report structure required defined" calcext:value-type="string">
            <text:p>Report structure required defined</text:p>
          </table:table-cell>
          <table:table-cell table:formula="of:=[.B95]" office:value-type="percentage" office:value="0.16" calcext:value-type="percentage">
            <text:p>16.00%</text:p>
          </table:table-cell>
          <table:table-cell office:value-type="float" office:value="58" calcext:value-type="float">
            <text:p>58</text:p>
          </table:table-cell>
          <table:table-cell table:formula="of:=[.D95]+1" office:value-type="date" office:date-value="2020-01-23" calcext:value-type="date">
            <text:p>23 Jan 2020</text:p>
          </table:table-cell>
          <table:table-cell table:formula="of:=[.C96]*[.B96]" office:value-type="float" office:value="9.28" calcext:value-type="float">
            <text:p>9.28</text:p>
          </table:table-cell>
          <table:table-cell table:number-columns-repeated="5"/>
        </table:table-row>
        <table:table-row table:style-name="ro1">
          <table:table-cell table:formula="of:=[.A96]" office:value-type="string" office:string-value="Report structure required defined" calcext:value-type="string">
            <text:p>Report structure required defined</text:p>
          </table:table-cell>
          <table:table-cell table:formula="of:=[.B96]" office:value-type="percentage" office:value="0.16" calcext:value-type="percentage">
            <text:p>16.00%</text:p>
          </table:table-cell>
          <table:table-cell office:value-type="float" office:value="54" calcext:value-type="float">
            <text:p>54</text:p>
          </table:table-cell>
          <table:table-cell table:formula="of:=[.D96]+1" office:value-type="date" office:date-value="2020-01-24" calcext:value-type="date">
            <text:p>24 Jan 2020</text:p>
          </table:table-cell>
          <table:table-cell table:formula="of:=[.C97]*[.B97]" office:value-type="float" office:value="8.64" calcext:value-type="float">
            <text:p>8.64</text:p>
          </table:table-cell>
          <table:table-cell table:number-columns-repeated="5"/>
        </table:table-row>
        <table:table-row table:style-name="ro1">
          <table:table-cell table:formula="of:=[.A97]" office:value-type="string" office:string-value="Report structure required defined" calcext:value-type="string">
            <text:p>Report structure required defined</text:p>
          </table:table-cell>
          <table:table-cell table:formula="of:=[.B97]" office:value-type="percentage" office:value="0.16" calcext:value-type="percentage">
            <text:p>16.00%</text:p>
          </table:table-cell>
          <table:table-cell office:value-type="float" office:value="70" calcext:value-type="float">
            <text:p>70</text:p>
          </table:table-cell>
          <table:table-cell table:formula="of:=[.D97]+1" office:value-type="date" office:date-value="2020-01-25" calcext:value-type="date">
            <text:p>25 Jan 2020</text:p>
          </table:table-cell>
          <table:table-cell table:formula="of:=[.C98]*[.B98]" office:value-type="float" office:value="11.2" calcext:value-type="float">
            <text:p>11.2</text:p>
          </table:table-cell>
          <table:table-cell table:number-columns-repeated="5"/>
        </table:table-row>
        <table:table-row table:style-name="ro1">
          <table:table-cell table:formula="of:=[.A98]" office:value-type="string" office:string-value="Report structure required defined" calcext:value-type="string">
            <text:p>Report structure required defined</text:p>
          </table:table-cell>
          <table:table-cell table:formula="of:=[.B98]" office:value-type="percentage" office:value="0.16" calcext:value-type="percentage">
            <text:p>16.00%</text:p>
          </table:table-cell>
          <table:table-cell office:value-type="float" office:value="63" calcext:value-type="float">
            <text:p>63</text:p>
          </table:table-cell>
          <table:table-cell table:formula="of:=[.D98]+1" office:value-type="date" office:date-value="2020-01-26" calcext:value-type="date">
            <text:p>26 Jan 2020</text:p>
          </table:table-cell>
          <table:table-cell table:formula="of:=[.C99]*[.B99]" office:value-type="float" office:value="10.08" calcext:value-type="float">
            <text:p>10.08</text:p>
          </table:table-cell>
          <table:table-cell table:number-columns-repeated="5"/>
        </table:table-row>
        <table:table-row table:style-name="ro1">
          <table:table-cell table:formula="of:=[.A99]" office:value-type="string" office:string-value="Report structure required defined" calcext:value-type="string">
            <text:p>Report structure required defined</text:p>
          </table:table-cell>
          <table:table-cell table:formula="of:=[.B99]" office:value-type="percentage" office:value="0.16" calcext:value-type="percentage">
            <text:p>16.00%</text:p>
          </table:table-cell>
          <table:table-cell office:value-type="float" office:value="50" calcext:value-type="float">
            <text:p>50</text:p>
          </table:table-cell>
          <table:table-cell table:formula="of:=[.D99]+1" office:value-type="date" office:date-value="2020-01-27" calcext:value-type="date">
            <text:p>27 Jan 2020</text:p>
          </table:table-cell>
          <table:table-cell table:formula="of:=[.C100]*[.B100]" office:value-type="float" office:value="8" calcext:value-type="float">
            <text:p>8</text:p>
          </table:table-cell>
          <table:table-cell table:number-columns-repeated="5"/>
        </table:table-row>
        <table:table-row table:style-name="ro1">
          <table:table-cell table:formula="of:=[.A100]" office:value-type="string" office:string-value="Report structure required defined" calcext:value-type="string">
            <text:p>Report structure required defined</text:p>
          </table:table-cell>
          <table:table-cell table:formula="of:=[.B100]" office:value-type="percentage" office:value="0.16" calcext:value-type="percentage">
            <text:p>16.00%</text:p>
          </table:table-cell>
          <table:table-cell office:value-type="float" office:value="72" calcext:value-type="float">
            <text:p>72</text:p>
          </table:table-cell>
          <table:table-cell table:formula="of:=[.D100]+1" office:value-type="date" office:date-value="2020-01-28" calcext:value-type="date">
            <text:p>28 Jan 2020</text:p>
          </table:table-cell>
          <table:table-cell table:formula="of:=[.C101]*[.B101]" office:value-type="float" office:value="11.52" calcext:value-type="float">
            <text:p>11.52</text:p>
          </table:table-cell>
          <table:table-cell table:number-columns-repeated="5"/>
        </table:table-row>
        <table:table-row table:style-name="ro1">
          <table:table-cell table:formula="of:=[.A101]" office:value-type="string" office:string-value="Report structure required defined" calcext:value-type="string">
            <text:p>Report structure required defined</text:p>
          </table:table-cell>
          <table:table-cell table:formula="of:=[.B101]" office:value-type="percentage" office:value="0.16" calcext:value-type="percentage">
            <text:p>16.00%</text:p>
          </table:table-cell>
          <table:table-cell office:value-type="float" office:value="67" calcext:value-type="float">
            <text:p>67</text:p>
          </table:table-cell>
          <table:table-cell table:formula="of:=[.D101]+1" office:value-type="date" office:date-value="2020-01-29" calcext:value-type="date">
            <text:p>29 Jan 2020</text:p>
          </table:table-cell>
          <table:table-cell table:formula="of:=[.C102]*[.B102]" office:value-type="float" office:value="10.72" calcext:value-type="float">
            <text:p>10.72</text:p>
          </table:table-cell>
          <table:table-cell table:number-columns-repeated="5"/>
        </table:table-row>
        <table:table-row table:style-name="ro1">
          <table:table-cell table:formula="of:=[.A102]" office:value-type="string" office:string-value="Report structure required defined" calcext:value-type="string">
            <text:p>Report structure required defined</text:p>
          </table:table-cell>
          <table:table-cell table:formula="of:=[.B102]" office:value-type="percentage" office:value="0.16" calcext:value-type="percentage">
            <text:p>16.00%</text:p>
          </table:table-cell>
          <table:table-cell office:value-type="float" office:value="54" calcext:value-type="float">
            <text:p>54</text:p>
          </table:table-cell>
          <table:table-cell table:formula="of:=[.D102]+1" office:value-type="date" office:date-value="2020-01-30" calcext:value-type="date">
            <text:p>30 Jan 2020</text:p>
          </table:table-cell>
          <table:table-cell table:formula="of:=[.C103]*[.B103]" office:value-type="float" office:value="8.64" calcext:value-type="float">
            <text:p>8.64</text:p>
          </table:table-cell>
          <table:table-cell table:number-columns-repeated="5"/>
        </table:table-row>
        <table:table-row table:style-name="ro1">
          <table:table-cell table:formula="of:=[.A103]" office:value-type="string" office:string-value="Report structure required defined" calcext:value-type="string">
            <text:p>Report structure required defined</text:p>
          </table:table-cell>
          <table:table-cell table:formula="of:=[.B103]" office:value-type="percentage" office:value="0.16" calcext:value-type="percentage">
            <text:p>16.00%</text:p>
          </table:table-cell>
          <table:table-cell office:value-type="float" office:value="90" calcext:value-type="float">
            <text:p>90</text:p>
          </table:table-cell>
          <table:table-cell table:formula="of:=[.D103]+1" office:value-type="date" office:date-value="2020-01-31" calcext:value-type="date">
            <text:p>31 Jan 2020</text:p>
          </table:table-cell>
          <table:table-cell table:formula="of:=[.C104]*[.B104]" office:value-type="float" office:value="14.4" calcext:value-type="float">
            <text:p>14.4</text:p>
          </table:table-cell>
          <table:table-cell table:number-columns-repeated="5"/>
        </table:table-row>
        <table:table-row table:style-name="ro1">
          <table:table-cell table:formula="of:=[.A104]" office:value-type="string" office:string-value="Report structure required defined" calcext:value-type="string">
            <text:p>Report structure required defined</text:p>
          </table:table-cell>
          <table:table-cell table:formula="of:=[.B104]" office:value-type="percentage" office:value="0.16" calcext:value-type="percentage">
            <text:p>16.00%</text:p>
          </table:table-cell>
          <table:table-cell office:value-type="float" office:value="78" calcext:value-type="float">
            <text:p>78</text:p>
          </table:table-cell>
          <table:table-cell table:formula="of:=[.D104]+1" office:value-type="date" office:date-value="2020-02-01" calcext:value-type="date">
            <text:p>01 Feb 2020</text:p>
          </table:table-cell>
          <table:table-cell table:formula="of:=[.C105]*[.B105]" office:value-type="float" office:value="12.48" calcext:value-type="float">
            <text:p>12.48</text:p>
          </table:table-cell>
          <table:table-cell table:number-columns-repeated="5"/>
        </table:table-row>
        <table:table-row table:style-name="ro1">
          <table:table-cell table:formula="of:=[.A105]" office:value-type="string" office:string-value="Report structure required defined" calcext:value-type="string">
            <text:p>Report structure required defined</text:p>
          </table:table-cell>
          <table:table-cell table:formula="of:=[.B105]" office:value-type="percentage" office:value="0.16" calcext:value-type="percentage">
            <text:p>16.00%</text:p>
          </table:table-cell>
          <table:table-cell office:value-type="float" office:value="57" calcext:value-type="float">
            <text:p>57</text:p>
          </table:table-cell>
          <table:table-cell table:formula="of:=[.D105]+1" office:value-type="date" office:date-value="2020-02-02" calcext:value-type="date">
            <text:p>02 Feb 2020</text:p>
          </table:table-cell>
          <table:table-cell table:formula="of:=[.C106]*[.B106]" office:value-type="float" office:value="9.12" calcext:value-type="float">
            <text:p>9.12</text:p>
          </table:table-cell>
          <table:table-cell table:number-columns-repeated="5"/>
        </table:table-row>
        <table:table-row table:style-name="ro1">
          <table:table-cell table:formula="of:=[.A106]" office:value-type="string" office:string-value="Report structure required defined" calcext:value-type="string">
            <text:p>Report structure required defined</text:p>
          </table:table-cell>
          <table:table-cell table:formula="of:=[.B106]" office:value-type="percentage" office:value="0.16" calcext:value-type="percentage">
            <text:p>16.00%</text:p>
          </table:table-cell>
          <table:table-cell office:value-type="float" office:value="52" calcext:value-type="float">
            <text:p>52</text:p>
          </table:table-cell>
          <table:table-cell table:formula="of:=[.D106]+1" office:value-type="date" office:date-value="2020-02-03" calcext:value-type="date">
            <text:p>03 Feb 2020</text:p>
          </table:table-cell>
          <table:table-cell table:formula="of:=[.C107]*[.B107]" office:value-type="float" office:value="8.32" calcext:value-type="float">
            <text:p>8.32</text:p>
          </table:table-cell>
          <table:table-cell table:number-columns-repeated="5"/>
        </table:table-row>
        <table:table-row table:style-name="ro1">
          <table:table-cell table:formula="of:=[.A107]" office:value-type="string" office:string-value="Report structure required defined" calcext:value-type="string">
            <text:p>Report structure required defined</text:p>
          </table:table-cell>
          <table:table-cell table:formula="of:=[.B107]" office:value-type="percentage" office:value="0.16" calcext:value-type="percentage">
            <text:p>16.00%</text:p>
          </table:table-cell>
          <table:table-cell office:value-type="float" office:value="58" calcext:value-type="float">
            <text:p>58</text:p>
          </table:table-cell>
          <table:table-cell table:formula="of:=[.D107]+1" office:value-type="date" office:date-value="2020-02-04" calcext:value-type="date">
            <text:p>04 Feb 2020</text:p>
          </table:table-cell>
          <table:table-cell table:formula="of:=[.C108]*[.B108]" office:value-type="float" office:value="9.28" calcext:value-type="float">
            <text:p>9.28</text:p>
          </table:table-cell>
          <table:table-cell table:number-columns-repeated="5"/>
        </table:table-row>
        <table:table-row table:style-name="ro1">
          <table:table-cell table:formula="of:=[.A108]" office:value-type="string" office:string-value="Report structure required defined" calcext:value-type="string">
            <text:p>Report structure required defined</text:p>
          </table:table-cell>
          <table:table-cell table:formula="of:=[.B108]" office:value-type="percentage" office:value="0.16" calcext:value-type="percentage">
            <text:p>16.00%</text:p>
          </table:table-cell>
          <table:table-cell office:value-type="float" office:value="88" calcext:value-type="float">
            <text:p>88</text:p>
          </table:table-cell>
          <table:table-cell table:formula="of:=[.D108]+1" office:value-type="date" office:date-value="2020-02-05" calcext:value-type="date">
            <text:p>05 Feb 2020</text:p>
          </table:table-cell>
          <table:table-cell table:formula="of:=[.C109]*[.B109]" office:value-type="float" office:value="14.08" calcext:value-type="float">
            <text:p>14.08</text:p>
          </table:table-cell>
          <table:table-cell table:number-columns-repeated="5"/>
        </table:table-row>
        <table:table-row table:style-name="ro1">
          <table:table-cell table:formula="of:=[.A109]" office:value-type="string" office:string-value="Report structure required defined" calcext:value-type="string">
            <text:p>Report structure required defined</text:p>
          </table:table-cell>
          <table:table-cell table:formula="of:=[.B109]" office:value-type="percentage" office:value="0.16" calcext:value-type="percentage">
            <text:p>16.00%</text:p>
          </table:table-cell>
          <table:table-cell office:value-type="float" office:value="80" calcext:value-type="float">
            <text:p>80</text:p>
          </table:table-cell>
          <table:table-cell table:formula="of:=[.D109]+1" office:value-type="date" office:date-value="2020-02-06" calcext:value-type="date">
            <text:p>06 Feb 2020</text:p>
          </table:table-cell>
          <table:table-cell table:formula="of:=[.C110]*[.B110]" office:value-type="float" office:value="12.8" calcext:value-type="float">
            <text:p>12.8</text:p>
          </table:table-cell>
          <table:table-cell table:number-columns-repeated="5"/>
        </table:table-row>
        <table:table-row table:style-name="ro1">
          <table:table-cell table:formula="of:=[.A110]" office:value-type="string" office:string-value="Report structure required defined" calcext:value-type="string">
            <text:p>Report structure required defined</text:p>
          </table:table-cell>
          <table:table-cell table:formula="of:=[.B110]" office:value-type="percentage" office:value="0.16" calcext:value-type="percentage">
            <text:p>16.00%</text:p>
          </table:table-cell>
          <table:table-cell office:value-type="float" office:value="51" calcext:value-type="float">
            <text:p>51</text:p>
          </table:table-cell>
          <table:table-cell table:formula="of:=[.D110]+1" office:value-type="date" office:date-value="2020-02-07" calcext:value-type="date">
            <text:p>07 Feb 2020</text:p>
          </table:table-cell>
          <table:table-cell table:formula="of:=[.C111]*[.B111]" office:value-type="float" office:value="8.16" calcext:value-type="float">
            <text:p>8.16</text:p>
          </table:table-cell>
          <table:table-cell table:number-columns-repeated="5"/>
        </table:table-row>
        <table:table-row table:style-name="ro1">
          <table:table-cell table:formula="of:=[.A111]" office:value-type="string" office:string-value="Report structure required defined" calcext:value-type="string">
            <text:p>Report structure required defined</text:p>
          </table:table-cell>
          <table:table-cell table:formula="of:=[.B111]" office:value-type="percentage" office:value="0.16" calcext:value-type="percentage">
            <text:p>16.00%</text:p>
          </table:table-cell>
          <table:table-cell office:value-type="float" office:value="64" calcext:value-type="float">
            <text:p>64</text:p>
          </table:table-cell>
          <table:table-cell table:formula="of:=[.D111]+1" office:value-type="date" office:date-value="2020-02-08" calcext:value-type="date">
            <text:p>08 Feb 2020</text:p>
          </table:table-cell>
          <table:table-cell table:formula="of:=[.C112]*[.B112]" office:value-type="float" office:value="10.24" calcext:value-type="float">
            <text:p>10.24</text:p>
          </table:table-cell>
          <table:table-cell table:number-columns-repeated="5"/>
        </table:table-row>
        <table:table-row table:style-name="ro1">
          <table:table-cell table:formula="of:=[.A112]" office:value-type="string" office:string-value="Report structure required defined" calcext:value-type="string">
            <text:p>Report structure required defined</text:p>
          </table:table-cell>
          <table:table-cell table:formula="of:=[.B112]" office:value-type="percentage" office:value="0.16" calcext:value-type="percentage">
            <text:p>16.00%</text:p>
          </table:table-cell>
          <table:table-cell office:value-type="float" office:value="50" calcext:value-type="float">
            <text:p>50</text:p>
          </table:table-cell>
          <table:table-cell table:formula="of:=[.D112]+1" office:value-type="date" office:date-value="2020-02-09" calcext:value-type="date">
            <text:p>09 Feb 2020</text:p>
          </table:table-cell>
          <table:table-cell table:formula="of:=[.C113]*[.B113]" office:value-type="float" office:value="8" calcext:value-type="float">
            <text:p>8</text:p>
          </table:table-cell>
          <table:table-cell table:number-columns-repeated="5"/>
        </table:table-row>
        <table:table-row table:style-name="ro1">
          <table:table-cell table:formula="of:=[.A113]" office:value-type="string" office:string-value="Report structure required defined" calcext:value-type="string">
            <text:p>Report structure required defined</text:p>
          </table:table-cell>
          <table:table-cell table:formula="of:=[.B113]" office:value-type="percentage" office:value="0.16" calcext:value-type="percentage">
            <text:p>16.00%</text:p>
          </table:table-cell>
          <table:table-cell office:value-type="float" office:value="64" calcext:value-type="float">
            <text:p>64</text:p>
          </table:table-cell>
          <table:table-cell table:formula="of:=[.D113]+1" office:value-type="date" office:date-value="2020-02-10" calcext:value-type="date">
            <text:p>10 Feb 2020</text:p>
          </table:table-cell>
          <table:table-cell table:formula="of:=[.C114]*[.B114]" office:value-type="float" office:value="10.24" calcext:value-type="float">
            <text:p>10.24</text:p>
          </table:table-cell>
          <table:table-cell table:number-columns-repeated="5"/>
        </table:table-row>
        <table:table-row table:style-name="ro1">
          <table:table-cell table:formula="of:=[.A114]" office:value-type="string" office:string-value="Report structure required defined" calcext:value-type="string">
            <text:p>Report structure required defined</text:p>
          </table:table-cell>
          <table:table-cell table:formula="of:=[.B114]" office:value-type="percentage" office:value="0.16" calcext:value-type="percentage">
            <text:p>16.00%</text:p>
          </table:table-cell>
          <table:table-cell office:value-type="float" office:value="63" calcext:value-type="float">
            <text:p>63</text:p>
          </table:table-cell>
          <table:table-cell table:formula="of:=[.D114]+1" office:value-type="date" office:date-value="2020-02-11" calcext:value-type="date">
            <text:p>11 Feb 2020</text:p>
          </table:table-cell>
          <table:table-cell table:formula="of:=[.C115]*[.B115]" office:value-type="float" office:value="10.08" calcext:value-type="float">
            <text:p>10.08</text:p>
          </table:table-cell>
          <table:table-cell table:number-columns-repeated="5"/>
        </table:table-row>
        <table:table-row table:style-name="ro1">
          <table:table-cell table:formula="of:=[.A115]" office:value-type="string" office:string-value="Report structure required defined" calcext:value-type="string">
            <text:p>Report structure required defined</text:p>
          </table:table-cell>
          <table:table-cell table:formula="of:=[.B115]" office:value-type="percentage" office:value="0.16" calcext:value-type="percentage">
            <text:p>16.00%</text:p>
          </table:table-cell>
          <table:table-cell office:value-type="float" office:value="51" calcext:value-type="float">
            <text:p>51</text:p>
          </table:table-cell>
          <table:table-cell table:formula="of:=[.D115]+1" office:value-type="date" office:date-value="2020-02-12" calcext:value-type="date">
            <text:p>12 Feb 2020</text:p>
          </table:table-cell>
          <table:table-cell table:formula="of:=[.C116]*[.B116]" office:value-type="float" office:value="8.16" calcext:value-type="float">
            <text:p>8.16</text:p>
          </table:table-cell>
          <table:table-cell table:number-columns-repeated="5"/>
        </table:table-row>
        <table:table-row table:style-name="ro1">
          <table:table-cell table:formula="of:=[.A116]" office:value-type="string" office:string-value="Report structure required defined" calcext:value-type="string">
            <text:p>Report structure required defined</text:p>
          </table:table-cell>
          <table:table-cell table:formula="of:=[.B116]" office:value-type="percentage" office:value="0.16" calcext:value-type="percentage">
            <text:p>16.00%</text:p>
          </table:table-cell>
          <table:table-cell office:value-type="float" office:value="53" calcext:value-type="float">
            <text:p>53</text:p>
          </table:table-cell>
          <table:table-cell table:formula="of:=[.D116]+1" office:value-type="date" office:date-value="2020-02-13" calcext:value-type="date">
            <text:p>13 Feb 2020</text:p>
          </table:table-cell>
          <table:table-cell table:formula="of:=[.C117]*[.B117]" office:value-type="float" office:value="8.48" calcext:value-type="float">
            <text:p>8.48</text:p>
          </table:table-cell>
          <table:table-cell table:number-columns-repeated="5"/>
        </table:table-row>
        <table:table-row table:style-name="ro1">
          <table:table-cell table:formula="of:=[.A117]" office:value-type="string" office:string-value="Report structure required defined" calcext:value-type="string">
            <text:p>Report structure required defined</text:p>
          </table:table-cell>
          <table:table-cell table:formula="of:=[.B117]" office:value-type="percentage" office:value="0.16" calcext:value-type="percentage">
            <text:p>16.00%</text:p>
          </table:table-cell>
          <table:table-cell office:value-type="float" office:value="88" calcext:value-type="float">
            <text:p>88</text:p>
          </table:table-cell>
          <table:table-cell table:formula="of:=[.D117]+1" office:value-type="date" office:date-value="2020-02-14" calcext:value-type="date">
            <text:p>14 Feb 2020</text:p>
          </table:table-cell>
          <table:table-cell table:formula="of:=[.C118]*[.B118]" office:value-type="float" office:value="14.08" calcext:value-type="float">
            <text:p>14.08</text:p>
          </table:table-cell>
          <table:table-cell table:number-columns-repeated="5"/>
        </table:table-row>
        <table:table-row table:style-name="ro1">
          <table:table-cell table:formula="of:=[.A118]" office:value-type="string" office:string-value="Report structure required defined" calcext:value-type="string">
            <text:p>Report structure required defined</text:p>
          </table:table-cell>
          <table:table-cell table:formula="of:=[.B118]" office:value-type="percentage" office:value="0.16" calcext:value-type="percentage">
            <text:p>16.00%</text:p>
          </table:table-cell>
          <table:table-cell office:value-type="float" office:value="51" calcext:value-type="float">
            <text:p>51</text:p>
          </table:table-cell>
          <table:table-cell table:formula="of:=[.D118]+1" office:value-type="date" office:date-value="2020-02-15" calcext:value-type="date">
            <text:p>15 Feb 2020</text:p>
          </table:table-cell>
          <table:table-cell table:formula="of:=[.C119]*[.B119]" office:value-type="float" office:value="8.16" calcext:value-type="float">
            <text:p>8.16</text:p>
          </table:table-cell>
          <table:table-cell table:number-columns-repeated="5"/>
        </table:table-row>
        <table:table-row table:style-name="ro1">
          <table:table-cell table:formula="of:=[.A119]" office:value-type="string" office:string-value="Report structure required defined" calcext:value-type="string">
            <text:p>Report structure required defined</text:p>
          </table:table-cell>
          <table:table-cell table:formula="of:=[.B119]" office:value-type="percentage" office:value="0.16" calcext:value-type="percentage">
            <text:p>16.00%</text:p>
          </table:table-cell>
          <table:table-cell office:value-type="float" office:value="60" calcext:value-type="float">
            <text:p>60</text:p>
          </table:table-cell>
          <table:table-cell table:formula="of:=[.D119]+1" office:value-type="date" office:date-value="2020-02-16" calcext:value-type="date">
            <text:p>16 Feb 2020</text:p>
          </table:table-cell>
          <table:table-cell table:formula="of:=[.C120]*[.B120]" office:value-type="float" office:value="9.6" calcext:value-type="float">
            <text:p>9.6</text:p>
          </table:table-cell>
          <table:table-cell table:number-columns-repeated="5"/>
        </table:table-row>
        <table:table-row table:style-name="ro1">
          <table:table-cell table:formula="of:=[.A120]" office:value-type="string" office:string-value="Report structure required defined" calcext:value-type="string">
            <text:p>Report structure required defined</text:p>
          </table:table-cell>
          <table:table-cell table:formula="of:=[.B120]" office:value-type="percentage" office:value="0.16" calcext:value-type="percentage">
            <text:p>16.00%</text:p>
          </table:table-cell>
          <table:table-cell office:value-type="float" office:value="87" calcext:value-type="float">
            <text:p>87</text:p>
          </table:table-cell>
          <table:table-cell table:formula="of:=[.D120]+1" office:value-type="date" office:date-value="2020-02-17" calcext:value-type="date">
            <text:p>17 Feb 2020</text:p>
          </table:table-cell>
          <table:table-cell table:formula="of:=[.C121]*[.B121]" office:value-type="float" office:value="13.92" calcext:value-type="float">
            <text:p>13.92</text:p>
          </table:table-cell>
          <table:table-cell table:number-columns-repeated="5"/>
        </table:table-row>
        <table:table-row table:style-name="ro1">
          <table:table-cell table:formula="of:=[.A121]" office:value-type="string" office:string-value="Report structure required defined" calcext:value-type="string">
            <text:p>Report structure required defined</text:p>
          </table:table-cell>
          <table:table-cell table:formula="of:=[.B121]" office:value-type="percentage" office:value="0.16" calcext:value-type="percentage">
            <text:p>16.00%</text:p>
          </table:table-cell>
          <table:table-cell office:value-type="float" office:value="78" calcext:value-type="float">
            <text:p>78</text:p>
          </table:table-cell>
          <table:table-cell table:formula="of:=[.D121]+1" office:value-type="date" office:date-value="2020-02-18" calcext:value-type="date">
            <text:p>18 Feb 2020</text:p>
          </table:table-cell>
          <table:table-cell table:formula="of:=[.C122]*[.B122]" office:value-type="float" office:value="12.48" calcext:value-type="float">
            <text:p>12.48</text:p>
          </table:table-cell>
          <table:table-cell table:number-columns-repeated="5"/>
        </table:table-row>
        <table:table-row table:style-name="ro1">
          <table:table-cell table:formula="of:=[.A122]" office:value-type="string" office:string-value="Report structure required defined" calcext:value-type="string">
            <text:p>Report structure required defined</text:p>
          </table:table-cell>
          <table:table-cell table:formula="of:=[.B122]" office:value-type="percentage" office:value="0.16" calcext:value-type="percentage">
            <text:p>16.00%</text:p>
          </table:table-cell>
          <table:table-cell office:value-type="float" office:value="56" calcext:value-type="float">
            <text:p>56</text:p>
          </table:table-cell>
          <table:table-cell table:formula="of:=[.D122]+1" office:value-type="date" office:date-value="2020-02-19" calcext:value-type="date">
            <text:p>19 Feb 2020</text:p>
          </table:table-cell>
          <table:table-cell table:formula="of:=[.C123]*[.B123]" office:value-type="float" office:value="8.96" calcext:value-type="float">
            <text:p>8.96</text:p>
          </table:table-cell>
          <table:table-cell table:number-columns-repeated="5"/>
        </table:table-row>
        <table:table-row table:style-name="ro1">
          <table:table-cell table:formula="of:=[.A123]" office:value-type="string" office:string-value="Report structure required defined" calcext:value-type="string">
            <text:p>Report structure required defined</text:p>
          </table:table-cell>
          <table:table-cell table:formula="of:=[.B123]" office:value-type="percentage" office:value="0.16" calcext:value-type="percentage">
            <text:p>16.00%</text:p>
          </table:table-cell>
          <table:table-cell office:value-type="float" office:value="71" calcext:value-type="float">
            <text:p>71</text:p>
          </table:table-cell>
          <table:table-cell table:formula="of:=[.D123]+1" office:value-type="date" office:date-value="2020-02-20" calcext:value-type="date">
            <text:p>20 Feb 2020</text:p>
          </table:table-cell>
          <table:table-cell table:formula="of:=[.C124]*[.B124]" office:value-type="float" office:value="11.36" calcext:value-type="float">
            <text:p>11.36</text:p>
          </table:table-cell>
          <table:table-cell table:number-columns-repeated="5"/>
        </table:table-row>
        <table:table-row table:style-name="ro1">
          <table:table-cell table:formula="of:=[.A124]" office:value-type="string" office:string-value="Report structure required defined" calcext:value-type="string">
            <text:p>Report structure required defined</text:p>
          </table:table-cell>
          <table:table-cell table:formula="of:=[.B124]" office:value-type="percentage" office:value="0.16" calcext:value-type="percentage">
            <text:p>16.00%</text:p>
          </table:table-cell>
          <table:table-cell office:value-type="float" office:value="86" calcext:value-type="float">
            <text:p>86</text:p>
          </table:table-cell>
          <table:table-cell table:formula="of:=[.D124]+1" office:value-type="date" office:date-value="2020-02-21" calcext:value-type="date">
            <text:p>21 Feb 2020</text:p>
          </table:table-cell>
          <table:table-cell table:formula="of:=[.C125]*[.B125]" office:value-type="float" office:value="13.76" calcext:value-type="float">
            <text:p>13.76</text:p>
          </table:table-cell>
          <table:table-cell table:number-columns-repeated="5"/>
        </table:table-row>
        <table:table-row table:style-name="ro1">
          <table:table-cell table:formula="of:=[.A125]" office:value-type="string" office:string-value="Report structure required defined" calcext:value-type="string">
            <text:p>Report structure required defined</text:p>
          </table:table-cell>
          <table:table-cell table:formula="of:=[.B125]" office:value-type="percentage" office:value="0.16" calcext:value-type="percentage">
            <text:p>16.00%</text:p>
          </table:table-cell>
          <table:table-cell office:value-type="float" office:value="51" calcext:value-type="float">
            <text:p>51</text:p>
          </table:table-cell>
          <table:table-cell table:formula="of:=[.D125]+1" office:value-type="date" office:date-value="2020-02-22" calcext:value-type="date">
            <text:p>22 Feb 2020</text:p>
          </table:table-cell>
          <table:table-cell table:formula="of:=[.C126]*[.B126]" office:value-type="float" office:value="8.16" calcext:value-type="float">
            <text:p>8.16</text:p>
          </table:table-cell>
          <table:table-cell table:number-columns-repeated="5"/>
        </table:table-row>
        <table:table-row table:style-name="ro1">
          <table:table-cell table:formula="of:=[.A126]" office:value-type="string" office:string-value="Report structure required defined" calcext:value-type="string">
            <text:p>Report structure required defined</text:p>
          </table:table-cell>
          <table:table-cell table:formula="of:=[.B126]" office:value-type="percentage" office:value="0.16" calcext:value-type="percentage">
            <text:p>16.00%</text:p>
          </table:table-cell>
          <table:table-cell office:value-type="float" office:value="71" calcext:value-type="float">
            <text:p>71</text:p>
          </table:table-cell>
          <table:table-cell table:formula="of:=[.D126]+1" office:value-type="date" office:date-value="2020-02-23" calcext:value-type="date">
            <text:p>23 Feb 2020</text:p>
          </table:table-cell>
          <table:table-cell table:formula="of:=[.C127]*[.B127]" office:value-type="float" office:value="11.36" calcext:value-type="float">
            <text:p>11.36</text:p>
          </table:table-cell>
          <table:table-cell table:number-columns-repeated="5"/>
        </table:table-row>
        <table:table-row table:style-name="ro1">
          <table:table-cell table:formula="of:=[.A127]" office:value-type="string" office:string-value="Report structure required defined" calcext:value-type="string">
            <text:p>Report structure required defined</text:p>
          </table:table-cell>
          <table:table-cell table:formula="of:=[.B127]" office:value-type="percentage" office:value="0.16" calcext:value-type="percentage">
            <text:p>16.00%</text:p>
          </table:table-cell>
          <table:table-cell office:value-type="float" office:value="50" calcext:value-type="float">
            <text:p>50</text:p>
          </table:table-cell>
          <table:table-cell table:formula="of:=[.D127]+1" office:value-type="date" office:date-value="2020-02-24" calcext:value-type="date">
            <text:p>24 Feb 2020</text:p>
          </table:table-cell>
          <table:table-cell table:formula="of:=[.C128]*[.B128]" office:value-type="float" office:value="8" calcext:value-type="float">
            <text:p>8</text:p>
          </table:table-cell>
          <table:table-cell table:number-columns-repeated="5"/>
        </table:table-row>
        <table:table-row table:style-name="ro1">
          <table:table-cell table:formula="of:=[.A128]" office:value-type="string" office:string-value="Report structure required defined" calcext:value-type="string">
            <text:p>Report structure required defined</text:p>
          </table:table-cell>
          <table:table-cell table:formula="of:=[.B128]" office:value-type="percentage" office:value="0.16" calcext:value-type="percentage">
            <text:p>16.00%</text:p>
          </table:table-cell>
          <table:table-cell office:value-type="float" office:value="71" calcext:value-type="float">
            <text:p>71</text:p>
          </table:table-cell>
          <table:table-cell table:formula="of:=[.D128]+1" office:value-type="date" office:date-value="2020-02-25" calcext:value-type="date">
            <text:p>25 Feb 2020</text:p>
          </table:table-cell>
          <table:table-cell table:formula="of:=[.C129]*[.B129]" office:value-type="float" office:value="11.36" calcext:value-type="float">
            <text:p>11.36</text:p>
          </table:table-cell>
          <table:table-cell table:number-columns-repeated="5"/>
        </table:table-row>
        <table:table-row table:style-name="ro1">
          <table:table-cell table:formula="of:=[.A129]" office:value-type="string" office:string-value="Report structure required defined" calcext:value-type="string">
            <text:p>Report structure required defined</text:p>
          </table:table-cell>
          <table:table-cell table:formula="of:=[.B129]" office:value-type="percentage" office:value="0.16" calcext:value-type="percentage">
            <text:p>16.00%</text:p>
          </table:table-cell>
          <table:table-cell office:value-type="float" office:value="57" calcext:value-type="float">
            <text:p>57</text:p>
          </table:table-cell>
          <table:table-cell table:formula="of:=[.D129]+1" office:value-type="date" office:date-value="2020-02-26" calcext:value-type="date">
            <text:p>26 Feb 2020</text:p>
          </table:table-cell>
          <table:table-cell table:formula="of:=[.C130]*[.B130]" office:value-type="float" office:value="9.12" calcext:value-type="float">
            <text:p>9.12</text:p>
          </table:table-cell>
          <table:table-cell table:number-columns-repeated="5"/>
        </table:table-row>
        <table:table-row table:style-name="ro1">
          <table:table-cell table:formula="of:=[.A130]" office:value-type="string" office:string-value="Report structure required defined" calcext:value-type="string">
            <text:p>Report structure required defined</text:p>
          </table:table-cell>
          <table:table-cell table:formula="of:=[.B130]" office:value-type="percentage" office:value="0.16" calcext:value-type="percentage">
            <text:p>16.00%</text:p>
          </table:table-cell>
          <table:table-cell office:value-type="float" office:value="52" calcext:value-type="float">
            <text:p>52</text:p>
          </table:table-cell>
          <table:table-cell table:formula="of:=[.D130]+1" office:value-type="date" office:date-value="2020-02-27" calcext:value-type="date">
            <text:p>27 Feb 2020</text:p>
          </table:table-cell>
          <table:table-cell table:formula="of:=[.C131]*[.B131]" office:value-type="float" office:value="8.32" calcext:value-type="float">
            <text:p>8.32</text:p>
          </table:table-cell>
          <table:table-cell table:number-columns-repeated="5"/>
        </table:table-row>
        <table:table-row table:style-name="ro1">
          <table:table-cell table:formula="of:=[.A131]" office:value-type="string" office:string-value="Report structure required defined" calcext:value-type="string">
            <text:p>Report structure required defined</text:p>
          </table:table-cell>
          <table:table-cell table:formula="of:=[.B131]" office:value-type="percentage" office:value="0.16" calcext:value-type="percentage">
            <text:p>16.00%</text:p>
          </table:table-cell>
          <table:table-cell office:value-type="float" office:value="87" calcext:value-type="float">
            <text:p>87</text:p>
          </table:table-cell>
          <table:table-cell table:formula="of:=[.D131]+1" office:value-type="date" office:date-value="2020-02-28" calcext:value-type="date">
            <text:p>28 Feb 2020</text:p>
          </table:table-cell>
          <table:table-cell table:formula="of:=[.C132]*[.B132]" office:value-type="float" office:value="13.92" calcext:value-type="float">
            <text:p>13.92</text:p>
          </table:table-cell>
          <table:table-cell table:number-columns-repeated="5"/>
        </table:table-row>
        <table:table-row table:style-name="ro1">
          <table:table-cell table:formula="of:=[.A132]" office:value-type="string" office:string-value="Report structure required defined" calcext:value-type="string">
            <text:p>Report structure required defined</text:p>
          </table:table-cell>
          <table:table-cell table:formula="of:=[.B132]" office:value-type="percentage" office:value="0.16" calcext:value-type="percentage">
            <text:p>16.00%</text:p>
          </table:table-cell>
          <table:table-cell office:value-type="float" office:value="75" calcext:value-type="float">
            <text:p>75</text:p>
          </table:table-cell>
          <table:table-cell table:formula="of:=[.D132]+1" office:value-type="date" office:date-value="2020-02-29" calcext:value-type="date">
            <text:p>29 Feb 2020</text:p>
          </table:table-cell>
          <table:table-cell table:formula="of:=[.C133]*[.B133]" office:value-type="float" office:value="12" calcext:value-type="float">
            <text:p>12</text:p>
          </table:table-cell>
          <table:table-cell table:number-columns-repeated="5"/>
        </table:table-row>
        <table:table-row table:style-name="ro1">
          <table:table-cell table:formula="of:=[.A133]" office:value-type="string" office:string-value="Report structure required defined" calcext:value-type="string">
            <text:p>Report structure required defined</text:p>
          </table:table-cell>
          <table:table-cell table:formula="of:=[.B133]" office:value-type="percentage" office:value="0.16" calcext:value-type="percentage">
            <text:p>16.00%</text:p>
          </table:table-cell>
          <table:table-cell office:value-type="float" office:value="63" calcext:value-type="float">
            <text:p>63</text:p>
          </table:table-cell>
          <table:table-cell table:formula="of:=[.D133]+1" office:value-type="date" office:date-value="2020-03-01" calcext:value-type="date">
            <text:p>01 Mar 2020</text:p>
          </table:table-cell>
          <table:table-cell table:formula="of:=[.C134]*[.B134]" office:value-type="float" office:value="10.08" calcext:value-type="float">
            <text:p>10.08</text:p>
          </table:table-cell>
          <table:table-cell table:number-columns-repeated="5"/>
        </table:table-row>
        <table:table-row table:style-name="ro1">
          <table:table-cell table:formula="of:=[.A134]" office:value-type="string" office:string-value="Report structure required defined" calcext:value-type="string">
            <text:p>Report structure required defined</text:p>
          </table:table-cell>
          <table:table-cell table:formula="of:=[.B134]" office:value-type="percentage" office:value="0.16" calcext:value-type="percentage">
            <text:p>16.00%</text:p>
          </table:table-cell>
          <table:table-cell office:value-type="float" office:value="86" calcext:value-type="float">
            <text:p>86</text:p>
          </table:table-cell>
          <table:table-cell table:formula="of:=[.D134]+1" office:value-type="date" office:date-value="2020-03-02" calcext:value-type="date">
            <text:p>02 Mar 2020</text:p>
          </table:table-cell>
          <table:table-cell table:formula="of:=[.C135]*[.B135]" office:value-type="float" office:value="13.76" calcext:value-type="float">
            <text:p>13.76</text:p>
          </table:table-cell>
          <table:table-cell table:number-columns-repeated="5"/>
        </table:table-row>
        <table:table-row table:style-name="ro1">
          <table:table-cell table:formula="of:=[.A135]" office:value-type="string" office:string-value="Report structure required defined" calcext:value-type="string">
            <text:p>Report structure required defined</text:p>
          </table:table-cell>
          <table:table-cell table:formula="of:=[.B135]" office:value-type="percentage" office:value="0.16" calcext:value-type="percentage">
            <text:p>16.00%</text:p>
          </table:table-cell>
          <table:table-cell office:value-type="float" office:value="53" calcext:value-type="float">
            <text:p>53</text:p>
          </table:table-cell>
          <table:table-cell table:formula="of:=[.D135]+1" office:value-type="date" office:date-value="2020-03-03" calcext:value-type="date">
            <text:p>03 Mar 2020</text:p>
          </table:table-cell>
          <table:table-cell table:formula="of:=[.C136]*[.B136]" office:value-type="float" office:value="8.48" calcext:value-type="float">
            <text:p>8.48</text:p>
          </table:table-cell>
          <table:table-cell table:number-columns-repeated="5"/>
        </table:table-row>
        <table:table-row table:style-name="ro1">
          <table:table-cell table:formula="of:=[.A136]" office:value-type="string" office:string-value="Report structure required defined" calcext:value-type="string">
            <text:p>Report structure required defined</text:p>
          </table:table-cell>
          <table:table-cell table:formula="of:=[.B136]" office:value-type="percentage" office:value="0.16" calcext:value-type="percentage">
            <text:p>16.00%</text:p>
          </table:table-cell>
          <table:table-cell office:value-type="float" office:value="84" calcext:value-type="float">
            <text:p>84</text:p>
          </table:table-cell>
          <table:table-cell table:formula="of:=[.D136]+1" office:value-type="date" office:date-value="2020-03-04" calcext:value-type="date">
            <text:p>04 Mar 2020</text:p>
          </table:table-cell>
          <table:table-cell table:formula="of:=[.C137]*[.B137]" office:value-type="float" office:value="13.44" calcext:value-type="float">
            <text:p>13.44</text:p>
          </table:table-cell>
          <table:table-cell table:number-columns-repeated="5"/>
        </table:table-row>
        <table:table-row table:style-name="ro1">
          <table:table-cell table:formula="of:=[.A137]" office:value-type="string" office:string-value="Report structure required defined" calcext:value-type="string">
            <text:p>Report structure required defined</text:p>
          </table:table-cell>
          <table:table-cell table:formula="of:=[.B137]" office:value-type="percentage" office:value="0.16" calcext:value-type="percentage">
            <text:p>16.00%</text:p>
          </table:table-cell>
          <table:table-cell office:value-type="float" office:value="80" calcext:value-type="float">
            <text:p>80</text:p>
          </table:table-cell>
          <table:table-cell table:formula="of:=[.D137]+1" office:value-type="date" office:date-value="2020-03-05" calcext:value-type="date">
            <text:p>05 Mar 2020</text:p>
          </table:table-cell>
          <table:table-cell table:formula="of:=[.C138]*[.B138]" office:value-type="float" office:value="12.8" calcext:value-type="float">
            <text:p>12.8</text:p>
          </table:table-cell>
          <table:table-cell table:number-columns-repeated="5"/>
        </table:table-row>
        <table:table-row table:style-name="ro1">
          <table:table-cell table:formula="of:=[.A138]" office:value-type="string" office:string-value="Report structure required defined" calcext:value-type="string">
            <text:p>Report structure required defined</text:p>
          </table:table-cell>
          <table:table-cell table:formula="of:=[.B138]" office:value-type="percentage" office:value="0.16" calcext:value-type="percentage">
            <text:p>16.00%</text:p>
          </table:table-cell>
          <table:table-cell office:value-type="float" office:value="59" calcext:value-type="float">
            <text:p>59</text:p>
          </table:table-cell>
          <table:table-cell table:formula="of:=[.D138]+1" office:value-type="date" office:date-value="2020-03-06" calcext:value-type="date">
            <text:p>06 Mar 2020</text:p>
          </table:table-cell>
          <table:table-cell table:formula="of:=[.C139]*[.B139]" office:value-type="float" office:value="9.44" calcext:value-type="float">
            <text:p>9.44</text:p>
          </table:table-cell>
          <table:table-cell table:number-columns-repeated="5"/>
        </table:table-row>
        <table:table-row table:style-name="ro1">
          <table:table-cell table:formula="of:=[.A139]" office:value-type="string" office:string-value="Report structure required defined" calcext:value-type="string">
            <text:p>Report structure required defined</text:p>
          </table:table-cell>
          <table:table-cell table:formula="of:=[.B139]" office:value-type="percentage" office:value="0.16" calcext:value-type="percentage">
            <text:p>16.00%</text:p>
          </table:table-cell>
          <table:table-cell office:value-type="float" office:value="58" calcext:value-type="float">
            <text:p>58</text:p>
          </table:table-cell>
          <table:table-cell table:formula="of:=[.D139]+1" office:value-type="date" office:date-value="2020-03-07" calcext:value-type="date">
            <text:p>07 Mar 2020</text:p>
          </table:table-cell>
          <table:table-cell table:formula="of:=[.C140]*[.B140]" office:value-type="float" office:value="9.28" calcext:value-type="float">
            <text:p>9.28</text:p>
          </table:table-cell>
          <table:table-cell table:number-columns-repeated="5"/>
        </table:table-row>
        <table:table-row table:style-name="ro1">
          <table:table-cell table:formula="of:=[.A140]" office:value-type="string" office:string-value="Report structure required defined" calcext:value-type="string">
            <text:p>Report structure required defined</text:p>
          </table:table-cell>
          <table:table-cell table:formula="of:=[.B140]" office:value-type="percentage" office:value="0.16" calcext:value-type="percentage">
            <text:p>16.00%</text:p>
          </table:table-cell>
          <table:table-cell office:value-type="float" office:value="74" calcext:value-type="float">
            <text:p>74</text:p>
          </table:table-cell>
          <table:table-cell table:formula="of:=[.D140]+1" office:value-type="date" office:date-value="2020-03-08" calcext:value-type="date">
            <text:p>08 Mar 2020</text:p>
          </table:table-cell>
          <table:table-cell table:formula="of:=[.C141]*[.B141]" office:value-type="float" office:value="11.84" calcext:value-type="float">
            <text:p>11.84</text:p>
          </table:table-cell>
          <table:table-cell table:number-columns-repeated="5"/>
        </table:table-row>
        <table:table-row table:style-name="ro1">
          <table:table-cell table:formula="of:=[.A141]" office:value-type="string" office:string-value="Report structure required defined" calcext:value-type="string">
            <text:p>Report structure required defined</text:p>
          </table:table-cell>
          <table:table-cell table:formula="of:=[.B141]" office:value-type="percentage" office:value="0.16" calcext:value-type="percentage">
            <text:p>16.00%</text:p>
          </table:table-cell>
          <table:table-cell office:value-type="float" office:value="74" calcext:value-type="float">
            <text:p>74</text:p>
          </table:table-cell>
          <table:table-cell table:formula="of:=[.D141]+1" office:value-type="date" office:date-value="2020-03-09" calcext:value-type="date">
            <text:p>09 Mar 2020</text:p>
          </table:table-cell>
          <table:table-cell table:formula="of:=[.C142]*[.B142]" office:value-type="float" office:value="11.84" calcext:value-type="float">
            <text:p>11.84</text:p>
          </table:table-cell>
          <table:table-cell table:number-columns-repeated="5"/>
        </table:table-row>
        <table:table-row table:style-name="ro1">
          <table:table-cell table:formula="of:=[.A142]" office:value-type="string" office:string-value="Report structure required defined" calcext:value-type="string">
            <text:p>Report structure required defined</text:p>
          </table:table-cell>
          <table:table-cell table:formula="of:=[.B142]" office:value-type="percentage" office:value="0.16" calcext:value-type="percentage">
            <text:p>16.00%</text:p>
          </table:table-cell>
          <table:table-cell office:value-type="float" office:value="57" calcext:value-type="float">
            <text:p>57</text:p>
          </table:table-cell>
          <table:table-cell table:formula="of:=[.D142]+1" office:value-type="date" office:date-value="2020-03-10" calcext:value-type="date">
            <text:p>10 Mar 2020</text:p>
          </table:table-cell>
          <table:table-cell table:formula="of:=[.C143]*[.B143]" office:value-type="float" office:value="9.12" calcext:value-type="float">
            <text:p>9.12</text:p>
          </table:table-cell>
          <table:table-cell table:number-columns-repeated="5"/>
        </table:table-row>
        <table:table-row table:style-name="ro1">
          <table:table-cell table:formula="of:=[.A143]" office:value-type="string" office:string-value="Report structure required defined" calcext:value-type="string">
            <text:p>Report structure required defined</text:p>
          </table:table-cell>
          <table:table-cell table:formula="of:=[.B143]" office:value-type="percentage" office:value="0.16" calcext:value-type="percentage">
            <text:p>16.00%</text:p>
          </table:table-cell>
          <table:table-cell office:value-type="float" office:value="51" calcext:value-type="float">
            <text:p>51</text:p>
          </table:table-cell>
          <table:table-cell table:formula="of:=[.D143]+1" office:value-type="date" office:date-value="2020-03-11" calcext:value-type="date">
            <text:p>11 Mar 2020</text:p>
          </table:table-cell>
          <table:table-cell table:formula="of:=[.C144]*[.B144]" office:value-type="float" office:value="8.16" calcext:value-type="float">
            <text:p>8.16</text:p>
          </table:table-cell>
          <table:table-cell table:number-columns-repeated="5"/>
        </table:table-row>
        <table:table-row table:style-name="ro1">
          <table:table-cell table:formula="of:=[.A144]" office:value-type="string" office:string-value="Report structure required defined" calcext:value-type="string">
            <text:p>Report structure required defined</text:p>
          </table:table-cell>
          <table:table-cell table:formula="of:=[.B144]" office:value-type="percentage" office:value="0.16" calcext:value-type="percentage">
            <text:p>16.00%</text:p>
          </table:table-cell>
          <table:table-cell office:value-type="float" office:value="88" calcext:value-type="float">
            <text:p>88</text:p>
          </table:table-cell>
          <table:table-cell table:formula="of:=[.D144]+1" office:value-type="date" office:date-value="2020-03-12" calcext:value-type="date">
            <text:p>12 Mar 2020</text:p>
          </table:table-cell>
          <table:table-cell table:formula="of:=[.C145]*[.B145]" office:value-type="float" office:value="14.08" calcext:value-type="float">
            <text:p>14.08</text:p>
          </table:table-cell>
          <table:table-cell table:number-columns-repeated="5"/>
        </table:table-row>
        <table:table-row table:style-name="ro1">
          <table:table-cell table:formula="of:=[.A145]" office:value-type="string" office:string-value="Report structure required defined" calcext:value-type="string">
            <text:p>Report structure required defined</text:p>
          </table:table-cell>
          <table:table-cell table:formula="of:=[.B145]" office:value-type="percentage" office:value="0.16" calcext:value-type="percentage">
            <text:p>16.00%</text:p>
          </table:table-cell>
          <table:table-cell office:value-type="float" office:value="80" calcext:value-type="float">
            <text:p>80</text:p>
          </table:table-cell>
          <table:table-cell table:formula="of:=[.D145]+1" office:value-type="date" office:date-value="2020-03-13" calcext:value-type="date">
            <text:p>13 Mar 2020</text:p>
          </table:table-cell>
          <table:table-cell table:formula="of:=[.C146]*[.B146]" office:value-type="float" office:value="12.8" calcext:value-type="float">
            <text:p>12.8</text:p>
          </table:table-cell>
          <table:table-cell table:number-columns-repeated="5"/>
        </table:table-row>
        <table:table-row table:style-name="ro1">
          <table:table-cell table:formula="of:=[.A146]" office:value-type="string" office:string-value="Report structure required defined" calcext:value-type="string">
            <text:p>Report structure required defined</text:p>
          </table:table-cell>
          <table:table-cell table:formula="of:=[.B146]" office:value-type="percentage" office:value="0.16" calcext:value-type="percentage">
            <text:p>16.00%</text:p>
          </table:table-cell>
          <table:table-cell office:value-type="float" office:value="81" calcext:value-type="float">
            <text:p>81</text:p>
          </table:table-cell>
          <table:table-cell table:formula="of:=[.D146]+1" office:value-type="date" office:date-value="2020-03-14" calcext:value-type="date">
            <text:p>14 Mar 2020</text:p>
          </table:table-cell>
          <table:table-cell table:formula="of:=[.C147]*[.B147]" office:value-type="float" office:value="12.96" calcext:value-type="float">
            <text:p>12.96</text:p>
          </table:table-cell>
          <table:table-cell table:number-columns-repeated="5"/>
        </table:table-row>
        <table:table-row table:style-name="ro1">
          <table:table-cell table:formula="of:=[.A147]" office:value-type="string" office:string-value="Report structure required defined" calcext:value-type="string">
            <text:p>Report structure required defined</text:p>
          </table:table-cell>
          <table:table-cell table:formula="of:=[.B147]" office:value-type="percentage" office:value="0.16" calcext:value-type="percentage">
            <text:p>16.00%</text:p>
          </table:table-cell>
          <table:table-cell office:value-type="float" office:value="61" calcext:value-type="float">
            <text:p>61</text:p>
          </table:table-cell>
          <table:table-cell table:formula="of:=[.D147]+1" office:value-type="date" office:date-value="2020-03-15" calcext:value-type="date">
            <text:p>15 Mar 2020</text:p>
          </table:table-cell>
          <table:table-cell table:formula="of:=[.C148]*[.B148]" office:value-type="float" office:value="9.76" calcext:value-type="float">
            <text:p>9.76</text:p>
          </table:table-cell>
          <table:table-cell table:number-columns-repeated="5"/>
        </table:table-row>
        <table:table-row table:style-name="ro1">
          <table:table-cell table:formula="of:=[.A148]" office:value-type="string" office:string-value="Report structure required defined" calcext:value-type="string">
            <text:p>Report structure required defined</text:p>
          </table:table-cell>
          <table:table-cell table:formula="of:=[.B148]" office:value-type="percentage" office:value="0.16" calcext:value-type="percentage">
            <text:p>16.00%</text:p>
          </table:table-cell>
          <table:table-cell office:value-type="float" office:value="56" calcext:value-type="float">
            <text:p>56</text:p>
          </table:table-cell>
          <table:table-cell table:formula="of:=[.D148]+1" office:value-type="date" office:date-value="2020-03-16" calcext:value-type="date">
            <text:p>16 Mar 2020</text:p>
          </table:table-cell>
          <table:table-cell table:formula="of:=[.C149]*[.B149]" office:value-type="float" office:value="8.96" calcext:value-type="float">
            <text:p>8.96</text:p>
          </table:table-cell>
          <table:table-cell table:number-columns-repeated="5"/>
        </table:table-row>
        <table:table-row table:style-name="ro1">
          <table:table-cell table:formula="of:=[.A149]" office:value-type="string" office:string-value="Report structure required defined" calcext:value-type="string">
            <text:p>Report structure required defined</text:p>
          </table:table-cell>
          <table:table-cell table:formula="of:=[.B149]" office:value-type="percentage" office:value="0.16" calcext:value-type="percentage">
            <text:p>16.00%</text:p>
          </table:table-cell>
          <table:table-cell office:value-type="float" office:value="65" calcext:value-type="float">
            <text:p>65</text:p>
          </table:table-cell>
          <table:table-cell table:formula="of:=[.D149]+1" office:value-type="date" office:date-value="2020-03-17" calcext:value-type="date">
            <text:p>17 Mar 2020</text:p>
          </table:table-cell>
          <table:table-cell table:formula="of:=[.C150]*[.B150]" office:value-type="float" office:value="10.4" calcext:value-type="float">
            <text:p>10.4</text:p>
          </table:table-cell>
          <table:table-cell table:number-columns-repeated="5"/>
        </table:table-row>
        <table:table-row table:style-name="ro1">
          <table:table-cell table:formula="of:=[.A150]" office:value-type="string" office:string-value="Report structure required defined" calcext:value-type="string">
            <text:p>Report structure required defined</text:p>
          </table:table-cell>
          <table:table-cell table:formula="of:=[.B150]" office:value-type="percentage" office:value="0.16" calcext:value-type="percentage">
            <text:p>16.00%</text:p>
          </table:table-cell>
          <table:table-cell office:value-type="float" office:value="68" calcext:value-type="float">
            <text:p>68</text:p>
          </table:table-cell>
          <table:table-cell table:formula="of:=[.D150]+1" office:value-type="date" office:date-value="2020-03-18" calcext:value-type="date">
            <text:p>18 Mar 2020</text:p>
          </table:table-cell>
          <table:table-cell table:formula="of:=[.C151]*[.B151]" office:value-type="float" office:value="10.88" calcext:value-type="float">
            <text:p>10.88</text:p>
          </table:table-cell>
          <table:table-cell table:number-columns-repeated="5"/>
        </table:table-row>
        <table:table-row table:style-name="ro1">
          <table:table-cell table:formula="of:=[.A151]" office:value-type="string" office:string-value="Report structure required defined" calcext:value-type="string">
            <text:p>Report structure required defined</text:p>
          </table:table-cell>
          <table:table-cell table:formula="of:=[.B151]" office:value-type="percentage" office:value="0.16" calcext:value-type="percentage">
            <text:p>16.00%</text:p>
          </table:table-cell>
          <table:table-cell office:value-type="float" office:value="63" calcext:value-type="float">
            <text:p>63</text:p>
          </table:table-cell>
          <table:table-cell table:formula="of:=[.D151]+1" office:value-type="date" office:date-value="2020-03-19" calcext:value-type="date">
            <text:p>19 Mar 2020</text:p>
          </table:table-cell>
          <table:table-cell table:formula="of:=[.C152]*[.B152]" office:value-type="float" office:value="10.08" calcext:value-type="float">
            <text:p>10.08</text:p>
          </table:table-cell>
          <table:table-cell table:number-columns-repeated="5"/>
        </table:table-row>
        <table:table-row table:style-name="ro1">
          <table:table-cell table:formula="of:=[.A152]" office:value-type="string" office:string-value="Report structure required defined" calcext:value-type="string">
            <text:p>Report structure required defined</text:p>
          </table:table-cell>
          <table:table-cell table:formula="of:=[.B152]" office:value-type="percentage" office:value="0.16" calcext:value-type="percentage">
            <text:p>16.00%</text:p>
          </table:table-cell>
          <table:table-cell office:value-type="float" office:value="66" calcext:value-type="float">
            <text:p>66</text:p>
          </table:table-cell>
          <table:table-cell table:formula="of:=[.D152]+1" office:value-type="date" office:date-value="2020-03-20" calcext:value-type="date">
            <text:p>20 Mar 2020</text:p>
          </table:table-cell>
          <table:table-cell table:formula="of:=[.C153]*[.B153]" office:value-type="float" office:value="10.56" calcext:value-type="float">
            <text:p>10.56</text:p>
          </table:table-cell>
          <table:table-cell table:number-columns-repeated="5"/>
        </table:table-row>
        <table:table-row table:style-name="ro1">
          <table:table-cell table:formula="of:=[.A153]" office:value-type="string" office:string-value="Report structure required defined" calcext:value-type="string">
            <text:p>Report structure required defined</text:p>
          </table:table-cell>
          <table:table-cell table:formula="of:=[.B153]" office:value-type="percentage" office:value="0.16" calcext:value-type="percentage">
            <text:p>16.00%</text:p>
          </table:table-cell>
          <table:table-cell office:value-type="float" office:value="90" calcext:value-type="float">
            <text:p>90</text:p>
          </table:table-cell>
          <table:table-cell table:formula="of:=[.D153]+1" office:value-type="date" office:date-value="2020-03-21" calcext:value-type="date">
            <text:p>21 Mar 2020</text:p>
          </table:table-cell>
          <table:table-cell table:formula="of:=[.C154]*[.B154]" office:value-type="float" office:value="14.4" calcext:value-type="float">
            <text:p>14.4</text:p>
          </table:table-cell>
          <table:table-cell table:number-columns-repeated="5"/>
        </table:table-row>
        <table:table-row table:style-name="ro1">
          <table:table-cell table:formula="of:=[.A154]" office:value-type="string" office:string-value="Report structure required defined" calcext:value-type="string">
            <text:p>Report structure required defined</text:p>
          </table:table-cell>
          <table:table-cell table:formula="of:=[.B154]" office:value-type="percentage" office:value="0.16" calcext:value-type="percentage">
            <text:p>16.00%</text:p>
          </table:table-cell>
          <table:table-cell office:value-type="float" office:value="65" calcext:value-type="float">
            <text:p>65</text:p>
          </table:table-cell>
          <table:table-cell table:formula="of:=[.D154]+1" office:value-type="date" office:date-value="2020-03-22" calcext:value-type="date">
            <text:p>22 Mar 2020</text:p>
          </table:table-cell>
          <table:table-cell table:formula="of:=[.C155]*[.B155]" office:value-type="float" office:value="10.4" calcext:value-type="float">
            <text:p>10.4</text:p>
          </table:table-cell>
          <table:table-cell table:number-columns-repeated="5"/>
        </table:table-row>
        <table:table-row table:style-name="ro1">
          <table:table-cell table:formula="of:=[.A155]" office:value-type="string" office:string-value="Report structure required defined" calcext:value-type="string">
            <text:p>Report structure required defined</text:p>
          </table:table-cell>
          <table:table-cell table:formula="of:=[.B155]" office:value-type="percentage" office:value="0.16" calcext:value-type="percentage">
            <text:p>16.00%</text:p>
          </table:table-cell>
          <table:table-cell office:value-type="float" office:value="81" calcext:value-type="float">
            <text:p>81</text:p>
          </table:table-cell>
          <table:table-cell table:formula="of:=[.D155]+1" office:value-type="date" office:date-value="2020-03-23" calcext:value-type="date">
            <text:p>23 Mar 2020</text:p>
          </table:table-cell>
          <table:table-cell table:formula="of:=[.C156]*[.B156]" office:value-type="float" office:value="12.96" calcext:value-type="float">
            <text:p>12.96</text:p>
          </table:table-cell>
          <table:table-cell table:number-columns-repeated="5"/>
        </table:table-row>
        <table:table-row table:style-name="ro1">
          <table:table-cell table:formula="of:=[.A156]" office:value-type="string" office:string-value="Report structure required defined" calcext:value-type="string">
            <text:p>Report structure required defined</text:p>
          </table:table-cell>
          <table:table-cell table:formula="of:=[.B156]" office:value-type="percentage" office:value="0.16" calcext:value-type="percentage">
            <text:p>16.00%</text:p>
          </table:table-cell>
          <table:table-cell office:value-type="float" office:value="58" calcext:value-type="float">
            <text:p>58</text:p>
          </table:table-cell>
          <table:table-cell table:formula="of:=[.D156]+1" office:value-type="date" office:date-value="2020-03-24" calcext:value-type="date">
            <text:p>24 Mar 2020</text:p>
          </table:table-cell>
          <table:table-cell table:formula="of:=[.C157]*[.B157]" office:value-type="float" office:value="9.28" calcext:value-type="float">
            <text:p>9.28</text:p>
          </table:table-cell>
          <table:table-cell table:number-columns-repeated="5"/>
        </table:table-row>
        <table:table-row table:style-name="ro1">
          <table:table-cell table:formula="of:=[.A157]" office:value-type="string" office:string-value="Report structure required defined" calcext:value-type="string">
            <text:p>Report structure required defined</text:p>
          </table:table-cell>
          <table:table-cell table:formula="of:=[.B157]" office:value-type="percentage" office:value="0.16" calcext:value-type="percentage">
            <text:p>16.00%</text:p>
          </table:table-cell>
          <table:table-cell office:value-type="float" office:value="63" calcext:value-type="float">
            <text:p>63</text:p>
          </table:table-cell>
          <table:table-cell table:formula="of:=[.D157]+1" office:value-type="date" office:date-value="2020-03-25" calcext:value-type="date">
            <text:p>25 Mar 2020</text:p>
          </table:table-cell>
          <table:table-cell table:formula="of:=[.C158]*[.B158]" office:value-type="float" office:value="10.08" calcext:value-type="float">
            <text:p>10.08</text:p>
          </table:table-cell>
          <table:table-cell table:number-columns-repeated="5"/>
        </table:table-row>
        <table:table-row table:style-name="ro1">
          <table:table-cell table:formula="of:=[.A158]" office:value-type="string" office:string-value="Report structure required defined" calcext:value-type="string">
            <text:p>Report structure required defined</text:p>
          </table:table-cell>
          <table:table-cell table:formula="of:=[.B158]" office:value-type="percentage" office:value="0.16" calcext:value-type="percentage">
            <text:p>16.00%</text:p>
          </table:table-cell>
          <table:table-cell office:value-type="float" office:value="68" calcext:value-type="float">
            <text:p>68</text:p>
          </table:table-cell>
          <table:table-cell table:formula="of:=[.D158]+1" office:value-type="date" office:date-value="2020-03-26" calcext:value-type="date">
            <text:p>26 Mar 2020</text:p>
          </table:table-cell>
          <table:table-cell table:formula="of:=[.C159]*[.B159]" office:value-type="float" office:value="10.88" calcext:value-type="float">
            <text:p>10.88</text:p>
          </table:table-cell>
          <table:table-cell table:number-columns-repeated="5"/>
        </table:table-row>
        <table:table-row table:style-name="ro1">
          <table:table-cell table:formula="of:=[.A159]" office:value-type="string" office:string-value="Report structure required defined" calcext:value-type="string">
            <text:p>Report structure required defined</text:p>
          </table:table-cell>
          <table:table-cell table:formula="of:=[.B159]" office:value-type="percentage" office:value="0.16" calcext:value-type="percentage">
            <text:p>16.00%</text:p>
          </table:table-cell>
          <table:table-cell office:value-type="float" office:value="71" calcext:value-type="float">
            <text:p>71</text:p>
          </table:table-cell>
          <table:table-cell table:formula="of:=[.D159]+1" office:value-type="date" office:date-value="2020-03-27" calcext:value-type="date">
            <text:p>27 Mar 2020</text:p>
          </table:table-cell>
          <table:table-cell table:formula="of:=[.C160]*[.B160]" office:value-type="float" office:value="11.36" calcext:value-type="float">
            <text:p>11.36</text:p>
          </table:table-cell>
          <table:table-cell table:number-columns-repeated="5"/>
        </table:table-row>
        <table:table-row table:style-name="ro1">
          <table:table-cell table:formula="of:=[.A160]" office:value-type="string" office:string-value="Report structure required defined" calcext:value-type="string">
            <text:p>Report structure required defined</text:p>
          </table:table-cell>
          <table:table-cell table:formula="of:=[.B160]" office:value-type="percentage" office:value="0.16" calcext:value-type="percentage">
            <text:p>16.00%</text:p>
          </table:table-cell>
          <table:table-cell office:value-type="float" office:value="83" calcext:value-type="float">
            <text:p>83</text:p>
          </table:table-cell>
          <table:table-cell table:formula="of:=[.D160]+1" office:value-type="date" office:date-value="2020-03-28" calcext:value-type="date">
            <text:p>28 Mar 2020</text:p>
          </table:table-cell>
          <table:table-cell table:formula="of:=[.C161]*[.B161]" office:value-type="float" office:value="13.28" calcext:value-type="float">
            <text:p>13.28</text:p>
          </table:table-cell>
          <table:table-cell table:number-columns-repeated="5"/>
        </table:table-row>
        <table:table-row table:style-name="ro1">
          <table:table-cell table:formula="of:=[.A161]" office:value-type="string" office:string-value="Report structure required defined" calcext:value-type="string">
            <text:p>Report structure required defined</text:p>
          </table:table-cell>
          <table:table-cell table:formula="of:=[.B161]" office:value-type="percentage" office:value="0.16" calcext:value-type="percentage">
            <text:p>16.00%</text:p>
          </table:table-cell>
          <table:table-cell office:value-type="float" office:value="89" calcext:value-type="float">
            <text:p>89</text:p>
          </table:table-cell>
          <table:table-cell table:formula="of:=[.D161]+1" office:value-type="date" office:date-value="2020-03-29" calcext:value-type="date">
            <text:p>29 Mar 2020</text:p>
          </table:table-cell>
          <table:table-cell table:formula="of:=[.C162]*[.B162]" office:value-type="float" office:value="14.24" calcext:value-type="float">
            <text:p>14.24</text:p>
          </table:table-cell>
          <table:table-cell table:number-columns-repeated="5"/>
        </table:table-row>
        <table:table-row table:style-name="ro1">
          <table:table-cell table:formula="of:=[.A162]" office:value-type="string" office:string-value="Report structure required defined" calcext:value-type="string">
            <text:p>Report structure required defined</text:p>
          </table:table-cell>
          <table:table-cell table:formula="of:=[.B162]" office:value-type="percentage" office:value="0.16" calcext:value-type="percentage">
            <text:p>16.00%</text:p>
          </table:table-cell>
          <table:table-cell office:value-type="float" office:value="74" calcext:value-type="float">
            <text:p>74</text:p>
          </table:table-cell>
          <table:table-cell table:formula="of:=[.D162]+1" office:value-type="date" office:date-value="2020-03-30" calcext:value-type="date">
            <text:p>30 Mar 2020</text:p>
          </table:table-cell>
          <table:table-cell table:formula="of:=[.C163]*[.B163]" office:value-type="float" office:value="11.84" calcext:value-type="float">
            <text:p>11.84</text:p>
          </table:table-cell>
          <table:table-cell table:number-columns-repeated="5"/>
        </table:table-row>
        <table:table-row table:style-name="ro1">
          <table:table-cell table:formula="of:=[.A163]" office:value-type="string" office:string-value="Report structure required defined" calcext:value-type="string">
            <text:p>Report structure required defined</text:p>
          </table:table-cell>
          <table:table-cell table:formula="of:=[.B163]" office:value-type="percentage" office:value="0.16" calcext:value-type="percentage">
            <text:p>16.00%</text:p>
          </table:table-cell>
          <table:table-cell office:value-type="float" office:value="65" calcext:value-type="float">
            <text:p>65</text:p>
          </table:table-cell>
          <table:table-cell table:formula="of:=[.D163]+1" office:value-type="date" office:date-value="2020-03-31" calcext:value-type="date">
            <text:p>31 Mar 2020</text:p>
          </table:table-cell>
          <table:table-cell table:formula="of:=[.C164]*[.B164]" office:value-type="float" office:value="10.4" calcext:value-type="float">
            <text:p>10.4</text:p>
          </table:table-cell>
          <table:table-cell table:number-columns-repeated="5"/>
        </table:table-row>
        <table:table-row table:style-name="ro1">
          <table:table-cell table:formula="of:=[.A164]" office:value-type="string" office:string-value="Report structure required defined" calcext:value-type="string">
            <text:p>Report structure required defined</text:p>
          </table:table-cell>
          <table:table-cell table:formula="of:=[.B164]" office:value-type="percentage" office:value="0.16" calcext:value-type="percentage">
            <text:p>16.00%</text:p>
          </table:table-cell>
          <table:table-cell office:value-type="float" office:value="78" calcext:value-type="float">
            <text:p>78</text:p>
          </table:table-cell>
          <table:table-cell table:formula="of:=[.D164]+1" office:value-type="date" office:date-value="2020-04-01" calcext:value-type="date">
            <text:p>01 Apr 2020</text:p>
          </table:table-cell>
          <table:table-cell table:formula="of:=[.C165]*[.B165]" office:value-type="float" office:value="12.48" calcext:value-type="float">
            <text:p>12.48</text:p>
          </table:table-cell>
          <table:table-cell table:number-columns-repeated="5"/>
        </table:table-row>
        <table:table-row table:style-name="ro1">
          <table:table-cell table:formula="of:=[.A165]" office:value-type="string" office:string-value="Report structure required defined" calcext:value-type="string">
            <text:p>Report structure required defined</text:p>
          </table:table-cell>
          <table:table-cell table:formula="of:=[.B165]" office:value-type="percentage" office:value="0.16" calcext:value-type="percentage">
            <text:p>16.00%</text:p>
          </table:table-cell>
          <table:table-cell office:value-type="float" office:value="81" calcext:value-type="float">
            <text:p>81</text:p>
          </table:table-cell>
          <table:table-cell table:formula="of:=[.D165]+1" office:value-type="date" office:date-value="2020-04-02" calcext:value-type="date">
            <text:p>02 Apr 2020</text:p>
          </table:table-cell>
          <table:table-cell table:formula="of:=[.C166]*[.B166]" office:value-type="float" office:value="12.96" calcext:value-type="float">
            <text:p>12.96</text:p>
          </table:table-cell>
          <table:table-cell table:number-columns-repeated="5"/>
        </table:table-row>
        <table:table-row table:style-name="ro1">
          <table:table-cell table:formula="of:=[.A166]" office:value-type="string" office:string-value="Report structure required defined" calcext:value-type="string">
            <text:p>Report structure required defined</text:p>
          </table:table-cell>
          <table:table-cell table:formula="of:=[.B166]" office:value-type="percentage" office:value="0.16" calcext:value-type="percentage">
            <text:p>16.00%</text:p>
          </table:table-cell>
          <table:table-cell office:value-type="float" office:value="81" calcext:value-type="float">
            <text:p>81</text:p>
          </table:table-cell>
          <table:table-cell table:formula="of:=[.D166]+1" office:value-type="date" office:date-value="2020-04-03" calcext:value-type="date">
            <text:p>03 Apr 2020</text:p>
          </table:table-cell>
          <table:table-cell table:formula="of:=[.C167]*[.B167]" office:value-type="float" office:value="12.96" calcext:value-type="float">
            <text:p>12.96</text:p>
          </table:table-cell>
          <table:table-cell table:number-columns-repeated="5"/>
        </table:table-row>
        <table:table-row table:style-name="ro1">
          <table:table-cell table:formula="of:=[.A167]" office:value-type="string" office:string-value="Report structure required defined" calcext:value-type="string">
            <text:p>Report structure required defined</text:p>
          </table:table-cell>
          <table:table-cell table:formula="of:=[.B167]" office:value-type="percentage" office:value="0.16" calcext:value-type="percentage">
            <text:p>16.00%</text:p>
          </table:table-cell>
          <table:table-cell office:value-type="float" office:value="83" calcext:value-type="float">
            <text:p>83</text:p>
          </table:table-cell>
          <table:table-cell table:formula="of:=[.D167]+1" office:value-type="date" office:date-value="2020-04-04" calcext:value-type="date">
            <text:p>04 Apr 2020</text:p>
          </table:table-cell>
          <table:table-cell table:formula="of:=[.C168]*[.B168]" office:value-type="float" office:value="13.28" calcext:value-type="float">
            <text:p>13.28</text:p>
          </table:table-cell>
          <table:table-cell table:number-columns-repeated="5"/>
        </table:table-row>
        <table:table-row table:style-name="ro1">
          <table:table-cell table:formula="of:=[.A168]" office:value-type="string" office:string-value="Report structure required defined" calcext:value-type="string">
            <text:p>Report structure required defined</text:p>
          </table:table-cell>
          <table:table-cell table:formula="of:=[.B168]" office:value-type="percentage" office:value="0.16" calcext:value-type="percentage">
            <text:p>16.00%</text:p>
          </table:table-cell>
          <table:table-cell office:value-type="float" office:value="70" calcext:value-type="float">
            <text:p>70</text:p>
          </table:table-cell>
          <table:table-cell table:formula="of:=[.D168]+1" office:value-type="date" office:date-value="2020-04-05" calcext:value-type="date">
            <text:p>05 Apr 2020</text:p>
          </table:table-cell>
          <table:table-cell table:formula="of:=[.C169]*[.B169]" office:value-type="float" office:value="11.2" calcext:value-type="float">
            <text:p>11.2</text:p>
          </table:table-cell>
          <table:table-cell table:number-columns-repeated="5"/>
        </table:table-row>
        <table:table-row table:style-name="ro1">
          <table:table-cell table:formula="of:=[.A169]" office:value-type="string" office:string-value="Report structure required defined" calcext:value-type="string">
            <text:p>Report structure required defined</text:p>
          </table:table-cell>
          <table:table-cell table:formula="of:=[.B169]" office:value-type="percentage" office:value="0.16" calcext:value-type="percentage">
            <text:p>16.00%</text:p>
          </table:table-cell>
          <table:table-cell office:value-type="float" office:value="61" calcext:value-type="float">
            <text:p>61</text:p>
          </table:table-cell>
          <table:table-cell table:formula="of:=[.D169]+1" office:value-type="date" office:date-value="2020-04-06" calcext:value-type="date">
            <text:p>06 Apr 2020</text:p>
          </table:table-cell>
          <table:table-cell table:formula="of:=[.C170]*[.B170]" office:value-type="float" office:value="9.76" calcext:value-type="float">
            <text:p>9.76</text:p>
          </table:table-cell>
          <table:table-cell table:number-columns-repeated="5"/>
        </table:table-row>
        <table:table-row table:style-name="ro1">
          <table:table-cell table:formula="of:=[.A170]" office:value-type="string" office:string-value="Report structure required defined" calcext:value-type="string">
            <text:p>Report structure required defined</text:p>
          </table:table-cell>
          <table:table-cell table:formula="of:=[.B170]" office:value-type="percentage" office:value="0.16" calcext:value-type="percentage">
            <text:p>16.00%</text:p>
          </table:table-cell>
          <table:table-cell office:value-type="float" office:value="70" calcext:value-type="float">
            <text:p>70</text:p>
          </table:table-cell>
          <table:table-cell table:formula="of:=[.D170]+1" office:value-type="date" office:date-value="2020-04-07" calcext:value-type="date">
            <text:p>07 Apr 2020</text:p>
          </table:table-cell>
          <table:table-cell table:formula="of:=[.C171]*[.B171]" office:value-type="float" office:value="11.2" calcext:value-type="float">
            <text:p>11.2</text:p>
          </table:table-cell>
          <table:table-cell table:number-columns-repeated="5"/>
        </table:table-row>
        <table:table-row table:style-name="ro1">
          <table:table-cell table:formula="of:=[.A171]" office:value-type="string" office:string-value="Report structure required defined" calcext:value-type="string">
            <text:p>Report structure required defined</text:p>
          </table:table-cell>
          <table:table-cell table:formula="of:=[.B171]" office:value-type="percentage" office:value="0.16" calcext:value-type="percentage">
            <text:p>16.00%</text:p>
          </table:table-cell>
          <table:table-cell office:value-type="float" office:value="61" calcext:value-type="float">
            <text:p>61</text:p>
          </table:table-cell>
          <table:table-cell table:formula="of:=[.D171]+1" office:value-type="date" office:date-value="2020-04-08" calcext:value-type="date">
            <text:p>08 Apr 2020</text:p>
          </table:table-cell>
          <table:table-cell table:formula="of:=[.C172]*[.B172]" office:value-type="float" office:value="9.76" calcext:value-type="float">
            <text:p>9.76</text:p>
          </table:table-cell>
          <table:table-cell table:number-columns-repeated="5"/>
        </table:table-row>
        <table:table-row table:style-name="ro1">
          <table:table-cell table:formula="of:=[.A172]" office:value-type="string" office:string-value="Report structure required defined" calcext:value-type="string">
            <text:p>Report structure required defined</text:p>
          </table:table-cell>
          <table:table-cell table:formula="of:=[.B172]" office:value-type="percentage" office:value="0.16" calcext:value-type="percentage">
            <text:p>16.00%</text:p>
          </table:table-cell>
          <table:table-cell office:value-type="float" office:value="76" calcext:value-type="float">
            <text:p>76</text:p>
          </table:table-cell>
          <table:table-cell table:formula="of:=[.D172]+1" office:value-type="date" office:date-value="2020-04-09" calcext:value-type="date">
            <text:p>09 Apr 2020</text:p>
          </table:table-cell>
          <table:table-cell table:formula="of:=[.C173]*[.B173]" office:value-type="float" office:value="12.16" calcext:value-type="float">
            <text:p>12.16</text:p>
          </table:table-cell>
          <table:table-cell table:number-columns-repeated="5"/>
        </table:table-row>
        <table:table-row table:style-name="ro1">
          <table:table-cell table:formula="of:=[.A173]" office:value-type="string" office:string-value="Report structure required defined" calcext:value-type="string">
            <text:p>Report structure required defined</text:p>
          </table:table-cell>
          <table:table-cell table:formula="of:=[.B173]" office:value-type="percentage" office:value="0.16" calcext:value-type="percentage">
            <text:p>16.00%</text:p>
          </table:table-cell>
          <table:table-cell office:value-type="float" office:value="79" calcext:value-type="float">
            <text:p>79</text:p>
          </table:table-cell>
          <table:table-cell table:formula="of:=[.D173]+1" office:value-type="date" office:date-value="2020-04-10" calcext:value-type="date">
            <text:p>10 Apr 2020</text:p>
          </table:table-cell>
          <table:table-cell table:formula="of:=[.C174]*[.B174]" office:value-type="float" office:value="12.64" calcext:value-type="float">
            <text:p>12.64</text:p>
          </table:table-cell>
          <table:table-cell table:number-columns-repeated="5"/>
        </table:table-row>
        <table:table-row table:style-name="ro1">
          <table:table-cell table:formula="of:=[.A174]" office:value-type="string" office:string-value="Report structure required defined" calcext:value-type="string">
            <text:p>Report structure required defined</text:p>
          </table:table-cell>
          <table:table-cell table:formula="of:=[.B174]" office:value-type="percentage" office:value="0.16" calcext:value-type="percentage">
            <text:p>16.00%</text:p>
          </table:table-cell>
          <table:table-cell office:value-type="float" office:value="69" calcext:value-type="float">
            <text:p>69</text:p>
          </table:table-cell>
          <table:table-cell table:formula="of:=[.D174]+1" office:value-type="date" office:date-value="2020-04-11" calcext:value-type="date">
            <text:p>11 Apr 2020</text:p>
          </table:table-cell>
          <table:table-cell table:formula="of:=[.C175]*[.B175]" office:value-type="float" office:value="11.04" calcext:value-type="float">
            <text:p>11.04</text:p>
          </table:table-cell>
          <table:table-cell table:number-columns-repeated="5"/>
        </table:table-row>
        <table:table-row table:style-name="ro1">
          <table:table-cell table:formula="of:=[.A175]" office:value-type="string" office:string-value="Report structure required defined" calcext:value-type="string">
            <text:p>Report structure required defined</text:p>
          </table:table-cell>
          <table:table-cell table:formula="of:=[.B175]" office:value-type="percentage" office:value="0.16" calcext:value-type="percentage">
            <text:p>16.00%</text:p>
          </table:table-cell>
          <table:table-cell office:value-type="float" office:value="71" calcext:value-type="float">
            <text:p>71</text:p>
          </table:table-cell>
          <table:table-cell table:formula="of:=[.D175]+1" office:value-type="date" office:date-value="2020-04-12" calcext:value-type="date">
            <text:p>12 Apr 2020</text:p>
          </table:table-cell>
          <table:table-cell table:formula="of:=[.C176]*[.B176]" office:value-type="float" office:value="11.36" calcext:value-type="float">
            <text:p>11.36</text:p>
          </table:table-cell>
          <table:table-cell table:number-columns-repeated="5"/>
        </table:table-row>
        <table:table-row table:style-name="ro1">
          <table:table-cell table:formula="of:=[.A176]" office:value-type="string" office:string-value="Report structure required defined" calcext:value-type="string">
            <text:p>Report structure required defined</text:p>
          </table:table-cell>
          <table:table-cell table:formula="of:=[.B176]" office:value-type="percentage" office:value="0.16" calcext:value-type="percentage">
            <text:p>16.00%</text:p>
          </table:table-cell>
          <table:table-cell office:value-type="float" office:value="77" calcext:value-type="float">
            <text:p>77</text:p>
          </table:table-cell>
          <table:table-cell table:formula="of:=[.D176]+1" office:value-type="date" office:date-value="2020-04-13" calcext:value-type="date">
            <text:p>13 Apr 2020</text:p>
          </table:table-cell>
          <table:table-cell table:formula="of:=[.C177]*[.B177]" office:value-type="float" office:value="12.32" calcext:value-type="float">
            <text:p>12.32</text:p>
          </table:table-cell>
          <table:table-cell table:number-columns-repeated="5"/>
        </table:table-row>
        <table:table-row table:style-name="ro1">
          <table:table-cell table:formula="of:=[.A177]" office:value-type="string" office:string-value="Report structure required defined" calcext:value-type="string">
            <text:p>Report structure required defined</text:p>
          </table:table-cell>
          <table:table-cell table:formula="of:=[.B177]" office:value-type="percentage" office:value="0.16" calcext:value-type="percentage">
            <text:p>16.00%</text:p>
          </table:table-cell>
          <table:table-cell office:value-type="float" office:value="79" calcext:value-type="float">
            <text:p>79</text:p>
          </table:table-cell>
          <table:table-cell table:formula="of:=[.D177]+1" office:value-type="date" office:date-value="2020-04-14" calcext:value-type="date">
            <text:p>14 Apr 2020</text:p>
          </table:table-cell>
          <table:table-cell table:formula="of:=[.C178]*[.B178]" office:value-type="float" office:value="12.64" calcext:value-type="float">
            <text:p>12.64</text:p>
          </table:table-cell>
          <table:table-cell table:number-columns-repeated="5"/>
        </table:table-row>
        <table:table-row table:style-name="ro1">
          <table:table-cell table:formula="of:=[.A178]" office:value-type="string" office:string-value="Report structure required defined" calcext:value-type="string">
            <text:p>Report structure required defined</text:p>
          </table:table-cell>
          <table:table-cell table:formula="of:=[.B178]" office:value-type="percentage" office:value="0.16" calcext:value-type="percentage">
            <text:p>16.00%</text:p>
          </table:table-cell>
          <table:table-cell office:value-type="float" office:value="90" calcext:value-type="float">
            <text:p>90</text:p>
          </table:table-cell>
          <table:table-cell table:formula="of:=[.D178]+1" office:value-type="date" office:date-value="2020-04-15" calcext:value-type="date">
            <text:p>15 Apr 2020</text:p>
          </table:table-cell>
          <table:table-cell table:formula="of:=[.C179]*[.B179]" office:value-type="float" office:value="14.4" calcext:value-type="float">
            <text:p>14.4</text:p>
          </table:table-cell>
          <table:table-cell table:number-columns-repeated="5"/>
        </table:table-row>
        <table:table-row table:style-name="ro1">
          <table:table-cell table:formula="of:=[.A179]" office:value-type="string" office:string-value="Report structure required defined" calcext:value-type="string">
            <text:p>Report structure required defined</text:p>
          </table:table-cell>
          <table:table-cell table:formula="of:=[.B179]" office:value-type="percentage" office:value="0.16" calcext:value-type="percentage">
            <text:p>16.00%</text:p>
          </table:table-cell>
          <table:table-cell office:value-type="float" office:value="68" calcext:value-type="float">
            <text:p>68</text:p>
          </table:table-cell>
          <table:table-cell table:formula="of:=[.D179]+1" office:value-type="date" office:date-value="2020-04-16" calcext:value-type="date">
            <text:p>16 Apr 2020</text:p>
          </table:table-cell>
          <table:table-cell table:formula="of:=[.C180]*[.B180]" office:value-type="float" office:value="10.88" calcext:value-type="float">
            <text:p>10.88</text:p>
          </table:table-cell>
          <table:table-cell table:number-columns-repeated="5"/>
        </table:table-row>
        <table:table-row table:style-name="ro1">
          <table:table-cell table:formula="of:=[.A180]" office:value-type="string" office:string-value="Report structure required defined" calcext:value-type="string">
            <text:p>Report structure required defined</text:p>
          </table:table-cell>
          <table:table-cell table:formula="of:=[.B180]" office:value-type="percentage" office:value="0.16" calcext:value-type="percentage">
            <text:p>16.00%</text:p>
          </table:table-cell>
          <table:table-cell office:value-type="float" office:value="69" calcext:value-type="float">
            <text:p>69</text:p>
          </table:table-cell>
          <table:table-cell table:formula="of:=[.D180]+1" office:value-type="date" office:date-value="2020-04-17" calcext:value-type="date">
            <text:p>17 Apr 2020</text:p>
          </table:table-cell>
          <table:table-cell table:formula="of:=[.C181]*[.B181]" office:value-type="float" office:value="11.04" calcext:value-type="float">
            <text:p>11.04</text:p>
          </table:table-cell>
          <table:table-cell table:number-columns-repeated="5"/>
        </table:table-row>
        <table:table-row table:style-name="ro1">
          <table:table-cell table:formula="of:=[.A181]" office:value-type="string" office:string-value="Report structure required defined" calcext:value-type="string">
            <text:p>Report structure required defined</text:p>
          </table:table-cell>
          <table:table-cell table:formula="of:=[.B181]" office:value-type="percentage" office:value="0.16" calcext:value-type="percentage">
            <text:p>16.00%</text:p>
          </table:table-cell>
          <table:table-cell office:value-type="float" office:value="53" calcext:value-type="float">
            <text:p>53</text:p>
          </table:table-cell>
          <table:table-cell table:formula="of:=[.D181]+1" office:value-type="date" office:date-value="2020-04-18" calcext:value-type="date">
            <text:p>18 Apr 2020</text:p>
          </table:table-cell>
          <table:table-cell table:formula="of:=[.C182]*[.B182]" office:value-type="float" office:value="8.48" calcext:value-type="float">
            <text:p>8.48</text:p>
          </table:table-cell>
          <table:table-cell table:number-columns-repeated="5"/>
        </table:table-row>
        <table:table-row table:style-name="ro1">
          <table:table-cell table:formula="of:=[.A182]" office:value-type="string" office:string-value="Report structure required defined" calcext:value-type="string">
            <text:p>Report structure required defined</text:p>
          </table:table-cell>
          <table:table-cell table:formula="of:=[.B182]" office:value-type="percentage" office:value="0.16" calcext:value-type="percentage">
            <text:p>16.00%</text:p>
          </table:table-cell>
          <table:table-cell office:value-type="float" office:value="86" calcext:value-type="float">
            <text:p>86</text:p>
          </table:table-cell>
          <table:table-cell table:formula="of:=[.D182]+1" office:value-type="date" office:date-value="2020-04-19" calcext:value-type="date">
            <text:p>19 Apr 2020</text:p>
          </table:table-cell>
          <table:table-cell table:formula="of:=[.C183]*[.B183]" office:value-type="float" office:value="13.76" calcext:value-type="float">
            <text:p>13.76</text:p>
          </table:table-cell>
          <table:table-cell table:number-columns-repeated="5"/>
        </table:table-row>
        <table:table-row table:style-name="ro1">
          <table:table-cell table:formula="of:=[.A183]" office:value-type="string" office:string-value="Report structure required defined" calcext:value-type="string">
            <text:p>Report structure required defined</text:p>
          </table:table-cell>
          <table:table-cell table:formula="of:=[.B183]" office:value-type="percentage" office:value="0.16" calcext:value-type="percentage">
            <text:p>16.00%</text:p>
          </table:table-cell>
          <table:table-cell office:value-type="float" office:value="71" calcext:value-type="float">
            <text:p>71</text:p>
          </table:table-cell>
          <table:table-cell table:formula="of:=[.D183]+1" office:value-type="date" office:date-value="2020-04-20" calcext:value-type="date">
            <text:p>20 Apr 2020</text:p>
          </table:table-cell>
          <table:table-cell table:formula="of:=[.C184]*[.B184]" office:value-type="float" office:value="11.36" calcext:value-type="float">
            <text:p>11.36</text:p>
          </table:table-cell>
          <table:table-cell table:number-columns-repeated="5"/>
        </table:table-row>
        <table:table-row table:style-name="ro1">
          <table:table-cell table:formula="of:=[.A184]" office:value-type="string" office:string-value="Report structure required defined" calcext:value-type="string">
            <text:p>Report structure required defined</text:p>
          </table:table-cell>
          <table:table-cell table:formula="of:=[.B184]" office:value-type="percentage" office:value="0.16" calcext:value-type="percentage">
            <text:p>16.00%</text:p>
          </table:table-cell>
          <table:table-cell office:value-type="float" office:value="88" calcext:value-type="float">
            <text:p>88</text:p>
          </table:table-cell>
          <table:table-cell table:formula="of:=[.D184]+1" office:value-type="date" office:date-value="2020-04-21" calcext:value-type="date">
            <text:p>21 Apr 2020</text:p>
          </table:table-cell>
          <table:table-cell table:formula="of:=[.C185]*[.B185]" office:value-type="float" office:value="14.08" calcext:value-type="float">
            <text:p>14.08</text:p>
          </table:table-cell>
          <table:table-cell table:number-columns-repeated="5"/>
        </table:table-row>
        <table:table-row table:style-name="ro1">
          <table:table-cell table:formula="of:=[.A185]" office:value-type="string" office:string-value="Report structure required defined" calcext:value-type="string">
            <text:p>Report structure required defined</text:p>
          </table:table-cell>
          <table:table-cell table:formula="of:=[.B185]" office:value-type="percentage" office:value="0.16" calcext:value-type="percentage">
            <text:p>16.00%</text:p>
          </table:table-cell>
          <table:table-cell office:value-type="float" office:value="52" calcext:value-type="float">
            <text:p>52</text:p>
          </table:table-cell>
          <table:table-cell table:formula="of:=[.D185]+1" office:value-type="date" office:date-value="2020-04-22" calcext:value-type="date">
            <text:p>22 Apr 2020</text:p>
          </table:table-cell>
          <table:table-cell table:formula="of:=[.C186]*[.B186]" office:value-type="float" office:value="8.32" calcext:value-type="float">
            <text:p>8.32</text:p>
          </table:table-cell>
          <table:table-cell table:number-columns-repeated="5"/>
        </table:table-row>
        <table:table-row table:style-name="ro1">
          <table:table-cell table:formula="of:=[.A186]" office:value-type="string" office:string-value="Report structure required defined" calcext:value-type="string">
            <text:p>Report structure required defined</text:p>
          </table:table-cell>
          <table:table-cell table:formula="of:=[.B186]" office:value-type="percentage" office:value="0.16" calcext:value-type="percentage">
            <text:p>16.00%</text:p>
          </table:table-cell>
          <table:table-cell office:value-type="float" office:value="57" calcext:value-type="float">
            <text:p>57</text:p>
          </table:table-cell>
          <table:table-cell table:formula="of:=[.D186]+1" office:value-type="date" office:date-value="2020-04-23" calcext:value-type="date">
            <text:p>23 Apr 2020</text:p>
          </table:table-cell>
          <table:table-cell table:formula="of:=[.C187]*[.B187]" office:value-type="float" office:value="9.12" calcext:value-type="float">
            <text:p>9.12</text:p>
          </table:table-cell>
          <table:table-cell table:number-columns-repeated="5"/>
        </table:table-row>
        <table:table-row table:style-name="ro1">
          <table:table-cell table:formula="of:=[.A187]" office:value-type="string" office:string-value="Report structure required defined" calcext:value-type="string">
            <text:p>Report structure required defined</text:p>
          </table:table-cell>
          <table:table-cell table:formula="of:=[.B187]" office:value-type="percentage" office:value="0.16" calcext:value-type="percentage">
            <text:p>16.00%</text:p>
          </table:table-cell>
          <table:table-cell office:value-type="float" office:value="76" calcext:value-type="float">
            <text:p>76</text:p>
          </table:table-cell>
          <table:table-cell table:formula="of:=[.D187]+1" office:value-type="date" office:date-value="2020-04-24" calcext:value-type="date">
            <text:p>24 Apr 2020</text:p>
          </table:table-cell>
          <table:table-cell table:formula="of:=[.C188]*[.B188]" office:value-type="float" office:value="12.16" calcext:value-type="float">
            <text:p>12.16</text:p>
          </table:table-cell>
          <table:table-cell table:number-columns-repeated="5"/>
        </table:table-row>
        <table:table-row table:style-name="ro1">
          <table:table-cell table:formula="of:=[.A188]" office:value-type="string" office:string-value="Report structure required defined" calcext:value-type="string">
            <text:p>Report structure required defined</text:p>
          </table:table-cell>
          <table:table-cell table:formula="of:=[.B188]" office:value-type="percentage" office:value="0.16" calcext:value-type="percentage">
            <text:p>16.00%</text:p>
          </table:table-cell>
          <table:table-cell office:value-type="float" office:value="63" calcext:value-type="float">
            <text:p>63</text:p>
          </table:table-cell>
          <table:table-cell table:formula="of:=[.D188]+1" office:value-type="date" office:date-value="2020-04-25" calcext:value-type="date">
            <text:p>25 Apr 2020</text:p>
          </table:table-cell>
          <table:table-cell table:formula="of:=[.C189]*[.B189]" office:value-type="float" office:value="10.08" calcext:value-type="float">
            <text:p>10.08</text:p>
          </table:table-cell>
          <table:table-cell table:number-columns-repeated="5"/>
        </table:table-row>
        <table:table-row table:style-name="ro1">
          <table:table-cell table:formula="of:=[.A189]" office:value-type="string" office:string-value="Report structure required defined" calcext:value-type="string">
            <text:p>Report structure required defined</text:p>
          </table:table-cell>
          <table:table-cell table:formula="of:=[.B189]" office:value-type="percentage" office:value="0.16" calcext:value-type="percentage">
            <text:p>16.00%</text:p>
          </table:table-cell>
          <table:table-cell office:value-type="float" office:value="82" calcext:value-type="float">
            <text:p>82</text:p>
          </table:table-cell>
          <table:table-cell table:formula="of:=[.D189]+1" office:value-type="date" office:date-value="2020-04-26" calcext:value-type="date">
            <text:p>26 Apr 2020</text:p>
          </table:table-cell>
          <table:table-cell table:formula="of:=[.C190]*[.B190]" office:value-type="float" office:value="13.12" calcext:value-type="float">
            <text:p>13.12</text:p>
          </table:table-cell>
          <table:table-cell table:number-columns-repeated="5"/>
        </table:table-row>
        <table:table-row table:style-name="ro1">
          <table:table-cell table:formula="of:=[.A190]" office:value-type="string" office:string-value="Report structure required defined" calcext:value-type="string">
            <text:p>Report structure required defined</text:p>
          </table:table-cell>
          <table:table-cell table:formula="of:=[.B190]" office:value-type="percentage" office:value="0.16" calcext:value-type="percentage">
            <text:p>16.00%</text:p>
          </table:table-cell>
          <table:table-cell office:value-type="float" office:value="83" calcext:value-type="float">
            <text:p>83</text:p>
          </table:table-cell>
          <table:table-cell table:formula="of:=[.D190]+1" office:value-type="date" office:date-value="2020-04-27" calcext:value-type="date">
            <text:p>27 Apr 2020</text:p>
          </table:table-cell>
          <table:table-cell table:formula="of:=[.C191]*[.B191]" office:value-type="float" office:value="13.28" calcext:value-type="float">
            <text:p>13.28</text:p>
          </table:table-cell>
          <table:table-cell table:number-columns-repeated="5"/>
        </table:table-row>
        <table:table-row table:style-name="ro1">
          <table:table-cell table:formula="of:=[.A191]" office:value-type="string" office:string-value="Report structure required defined" calcext:value-type="string">
            <text:p>Report structure required defined</text:p>
          </table:table-cell>
          <table:table-cell table:formula="of:=[.B191]" office:value-type="percentage" office:value="0.16" calcext:value-type="percentage">
            <text:p>16.00%</text:p>
          </table:table-cell>
          <table:table-cell office:value-type="float" office:value="57" calcext:value-type="float">
            <text:p>57</text:p>
          </table:table-cell>
          <table:table-cell table:formula="of:=[.D191]+1" office:value-type="date" office:date-value="2020-04-28" calcext:value-type="date">
            <text:p>28 Apr 2020</text:p>
          </table:table-cell>
          <table:table-cell table:formula="of:=[.C192]*[.B192]" office:value-type="float" office:value="9.12" calcext:value-type="float">
            <text:p>9.12</text:p>
          </table:table-cell>
          <table:table-cell table:number-columns-repeated="5"/>
        </table:table-row>
        <table:table-row table:style-name="ro1">
          <table:table-cell table:formula="of:=[.A192]" office:value-type="string" office:string-value="Report structure required defined" calcext:value-type="string">
            <text:p>Report structure required defined</text:p>
          </table:table-cell>
          <table:table-cell table:formula="of:=[.B192]" office:value-type="percentage" office:value="0.16" calcext:value-type="percentage">
            <text:p>16.00%</text:p>
          </table:table-cell>
          <table:table-cell office:value-type="float" office:value="55" calcext:value-type="float">
            <text:p>55</text:p>
          </table:table-cell>
          <table:table-cell table:formula="of:=[.D192]+1" office:value-type="date" office:date-value="2020-04-29" calcext:value-type="date">
            <text:p>29 Apr 2020</text:p>
          </table:table-cell>
          <table:table-cell table:formula="of:=[.C193]*[.B193]" office:value-type="float" office:value="8.8" calcext:value-type="float">
            <text:p>8.8</text:p>
          </table:table-cell>
          <table:table-cell table:number-columns-repeated="5"/>
        </table:table-row>
        <table:table-row table:style-name="ro1">
          <table:table-cell table:formula="of:=[.A193]" office:value-type="string" office:string-value="Report structure required defined" calcext:value-type="string">
            <text:p>Report structure required defined</text:p>
          </table:table-cell>
          <table:table-cell table:formula="of:=[.B193]" office:value-type="percentage" office:value="0.16" calcext:value-type="percentage">
            <text:p>16.00%</text:p>
          </table:table-cell>
          <table:table-cell office:value-type="float" office:value="73" calcext:value-type="float">
            <text:p>73</text:p>
          </table:table-cell>
          <table:table-cell table:formula="of:=[.D193]+1" office:value-type="date" office:date-value="2020-04-30" calcext:value-type="date">
            <text:p>30 Apr 2020</text:p>
          </table:table-cell>
          <table:table-cell table:formula="of:=[.C194]*[.B194]" office:value-type="float" office:value="11.68" calcext:value-type="float">
            <text:p>11.68</text:p>
          </table:table-cell>
          <table:table-cell table:number-columns-repeated="5"/>
        </table:table-row>
        <table:table-row table:style-name="ro1">
          <table:table-cell table:formula="of:=[.A194]" office:value-type="string" office:string-value="Report structure required defined" calcext:value-type="string">
            <text:p>Report structure required defined</text:p>
          </table:table-cell>
          <table:table-cell table:formula="of:=[.B194]" office:value-type="percentage" office:value="0.16" calcext:value-type="percentage">
            <text:p>16.00%</text:p>
          </table:table-cell>
          <table:table-cell office:value-type="float" office:value="72" calcext:value-type="float">
            <text:p>72</text:p>
          </table:table-cell>
          <table:table-cell table:formula="of:=[.D194]+1" office:value-type="date" office:date-value="2020-05-01" calcext:value-type="date">
            <text:p>01 May 2020</text:p>
          </table:table-cell>
          <table:table-cell table:formula="of:=[.C195]*[.B195]" office:value-type="float" office:value="11.52" calcext:value-type="float">
            <text:p>11.52</text:p>
          </table:table-cell>
          <table:table-cell table:number-columns-repeated="5"/>
        </table:table-row>
        <table:table-row table:style-name="ro1">
          <table:table-cell table:formula="of:=[.A195]" office:value-type="string" office:string-value="Report structure required defined" calcext:value-type="string">
            <text:p>Report structure required defined</text:p>
          </table:table-cell>
          <table:table-cell table:formula="of:=[.B195]" office:value-type="percentage" office:value="0.16" calcext:value-type="percentage">
            <text:p>16.00%</text:p>
          </table:table-cell>
          <table:table-cell office:value-type="float" office:value="60" calcext:value-type="float">
            <text:p>60</text:p>
          </table:table-cell>
          <table:table-cell table:formula="of:=[.D195]+1" office:value-type="date" office:date-value="2020-05-02" calcext:value-type="date">
            <text:p>02 May 2020</text:p>
          </table:table-cell>
          <table:table-cell table:formula="of:=[.C196]*[.B196]" office:value-type="float" office:value="9.6" calcext:value-type="float">
            <text:p>9.6</text:p>
          </table:table-cell>
          <table:table-cell table:number-columns-repeated="5"/>
        </table:table-row>
        <table:table-row table:style-name="ro1">
          <table:table-cell table:formula="of:=[.A196]" office:value-type="string" office:string-value="Report structure required defined" calcext:value-type="string">
            <text:p>Report structure required defined</text:p>
          </table:table-cell>
          <table:table-cell table:formula="of:=[.B196]" office:value-type="percentage" office:value="0.16" calcext:value-type="percentage">
            <text:p>16.00%</text:p>
          </table:table-cell>
          <table:table-cell office:value-type="float" office:value="57" calcext:value-type="float">
            <text:p>57</text:p>
          </table:table-cell>
          <table:table-cell table:formula="of:=[.D196]+1" office:value-type="date" office:date-value="2020-05-03" calcext:value-type="date">
            <text:p>03 May 2020</text:p>
          </table:table-cell>
          <table:table-cell table:formula="of:=[.C197]*[.B197]" office:value-type="float" office:value="9.12" calcext:value-type="float">
            <text:p>9.12</text:p>
          </table:table-cell>
          <table:table-cell table:number-columns-repeated="5"/>
        </table:table-row>
        <table:table-row table:style-name="ro1">
          <table:table-cell table:formula="of:=[.A197]" office:value-type="string" office:string-value="Report structure required defined" calcext:value-type="string">
            <text:p>Report structure required defined</text:p>
          </table:table-cell>
          <table:table-cell table:formula="of:=[.B197]" office:value-type="percentage" office:value="0.16" calcext:value-type="percentage">
            <text:p>16.00%</text:p>
          </table:table-cell>
          <table:table-cell office:value-type="float" office:value="73" calcext:value-type="float">
            <text:p>73</text:p>
          </table:table-cell>
          <table:table-cell table:formula="of:=[.D197]+1" office:value-type="date" office:date-value="2020-05-04" calcext:value-type="date">
            <text:p>04 May 2020</text:p>
          </table:table-cell>
          <table:table-cell table:formula="of:=[.C198]*[.B198]" office:value-type="float" office:value="11.68" calcext:value-type="float">
            <text:p>11.68</text:p>
          </table:table-cell>
          <table:table-cell table:number-columns-repeated="5"/>
        </table:table-row>
        <table:table-row table:style-name="ro1">
          <table:table-cell table:formula="of:=[.A198]" office:value-type="string" office:string-value="Report structure required defined" calcext:value-type="string">
            <text:p>Report structure required defined</text:p>
          </table:table-cell>
          <table:table-cell table:formula="of:=[.B198]" office:value-type="percentage" office:value="0.16" calcext:value-type="percentage">
            <text:p>16.00%</text:p>
          </table:table-cell>
          <table:table-cell office:value-type="float" office:value="65" calcext:value-type="float">
            <text:p>65</text:p>
          </table:table-cell>
          <table:table-cell table:formula="of:=[.D198]+1" office:value-type="date" office:date-value="2020-05-05" calcext:value-type="date">
            <text:p>05 May 2020</text:p>
          </table:table-cell>
          <table:table-cell table:formula="of:=[.C199]*[.B199]" office:value-type="float" office:value="10.4" calcext:value-type="float">
            <text:p>10.4</text:p>
          </table:table-cell>
          <table:table-cell table:number-columns-repeated="5"/>
        </table:table-row>
        <table:table-row table:style-name="ro1">
          <table:table-cell table:formula="of:=[.A199]" office:value-type="string" office:string-value="Report structure required defined" calcext:value-type="string">
            <text:p>Report structure required defined</text:p>
          </table:table-cell>
          <table:table-cell table:formula="of:=[.B199]" office:value-type="percentage" office:value="0.16" calcext:value-type="percentage">
            <text:p>16.00%</text:p>
          </table:table-cell>
          <table:table-cell office:value-type="float" office:value="60" calcext:value-type="float">
            <text:p>60</text:p>
          </table:table-cell>
          <table:table-cell table:formula="of:=[.D199]+1" office:value-type="date" office:date-value="2020-05-06" calcext:value-type="date">
            <text:p>06 May 2020</text:p>
          </table:table-cell>
          <table:table-cell table:formula="of:=[.C200]*[.B200]" office:value-type="float" office:value="9.6" calcext:value-type="float">
            <text:p>9.6</text:p>
          </table:table-cell>
          <table:table-cell table:number-columns-repeated="5"/>
        </table:table-row>
        <table:table-row table:style-name="ro1">
          <table:table-cell table:formula="of:=[.A200]" office:value-type="string" office:string-value="Report structure required defined" calcext:value-type="string">
            <text:p>Report structure required defined</text:p>
          </table:table-cell>
          <table:table-cell table:formula="of:=[.B200]" office:value-type="percentage" office:value="0.16" calcext:value-type="percentage">
            <text:p>16.00%</text:p>
          </table:table-cell>
          <table:table-cell office:value-type="float" office:value="89" calcext:value-type="float">
            <text:p>89</text:p>
          </table:table-cell>
          <table:table-cell table:formula="of:=[.D200]+1" office:value-type="date" office:date-value="2020-05-07" calcext:value-type="date">
            <text:p>07 May 2020</text:p>
          </table:table-cell>
          <table:table-cell table:formula="of:=[.C201]*[.B201]" office:value-type="float" office:value="14.24" calcext:value-type="float">
            <text:p>14.24</text:p>
          </table:table-cell>
          <table:table-cell table:number-columns-repeated="5"/>
        </table:table-row>
        <table:table-row table:style-name="ro1">
          <table:table-cell table:formula="of:=[.A201]" office:value-type="string" office:string-value="Report structure required defined" calcext:value-type="string">
            <text:p>Report structure required defined</text:p>
          </table:table-cell>
          <table:table-cell table:formula="of:=[.B201]" office:value-type="percentage" office:value="0.16" calcext:value-type="percentage">
            <text:p>16.00%</text:p>
          </table:table-cell>
          <table:table-cell office:value-type="float" office:value="82" calcext:value-type="float">
            <text:p>82</text:p>
          </table:table-cell>
          <table:table-cell table:formula="of:=[.D201]+1" office:value-type="date" office:date-value="2020-05-08" calcext:value-type="date">
            <text:p>08 May 2020</text:p>
          </table:table-cell>
          <table:table-cell table:formula="of:=[.C202]*[.B202]" office:value-type="float" office:value="13.12" calcext:value-type="float">
            <text:p>13.12</text:p>
          </table:table-cell>
          <table:table-cell table:number-columns-repeated="5"/>
        </table:table-row>
        <table:table-row table:style-name="ro1">
          <table:table-cell table:formula="of:=[.A202]" office:value-type="string" office:string-value="Report structure required defined" calcext:value-type="string">
            <text:p>Report structure required defined</text:p>
          </table:table-cell>
          <table:table-cell table:formula="of:=[.B202]" office:value-type="percentage" office:value="0.16" calcext:value-type="percentage">
            <text:p>16.00%</text:p>
          </table:table-cell>
          <table:table-cell office:value-type="float" office:value="53" calcext:value-type="float">
            <text:p>53</text:p>
          </table:table-cell>
          <table:table-cell table:formula="of:=[.D202]+1" office:value-type="date" office:date-value="2020-05-09" calcext:value-type="date">
            <text:p>09 May 2020</text:p>
          </table:table-cell>
          <table:table-cell table:formula="of:=[.C203]*[.B203]" office:value-type="float" office:value="8.48" calcext:value-type="float">
            <text:p>8.48</text:p>
          </table:table-cell>
          <table:table-cell table:number-columns-repeated="5"/>
        </table:table-row>
        <table:table-row table:style-name="ro1">
          <table:table-cell table:formula="of:=[.A203]" office:value-type="string" office:string-value="Report structure required defined" calcext:value-type="string">
            <text:p>Report structure required defined</text:p>
          </table:table-cell>
          <table:table-cell table:formula="of:=[.B203]" office:value-type="percentage" office:value="0.16" calcext:value-type="percentage">
            <text:p>16.00%</text:p>
          </table:table-cell>
          <table:table-cell office:value-type="float" office:value="70" calcext:value-type="float">
            <text:p>70</text:p>
          </table:table-cell>
          <table:table-cell table:formula="of:=[.D203]+1" office:value-type="date" office:date-value="2020-05-10" calcext:value-type="date">
            <text:p>10 May 2020</text:p>
          </table:table-cell>
          <table:table-cell table:formula="of:=[.C204]*[.B204]" office:value-type="float" office:value="11.2" calcext:value-type="float">
            <text:p>11.2</text:p>
          </table:table-cell>
          <table:table-cell table:number-columns-repeated="5"/>
        </table:table-row>
        <table:table-row table:style-name="ro1">
          <table:table-cell table:formula="of:=[.A204]" office:value-type="string" office:string-value="Report structure required defined" calcext:value-type="string">
            <text:p>Report structure required defined</text:p>
          </table:table-cell>
          <table:table-cell table:formula="of:=[.B204]" office:value-type="percentage" office:value="0.16" calcext:value-type="percentage">
            <text:p>16.00%</text:p>
          </table:table-cell>
          <table:table-cell office:value-type="float" office:value="61" calcext:value-type="float">
            <text:p>61</text:p>
          </table:table-cell>
          <table:table-cell table:formula="of:=[.D204]+1" office:value-type="date" office:date-value="2020-05-11" calcext:value-type="date">
            <text:p>11 May 2020</text:p>
          </table:table-cell>
          <table:table-cell table:formula="of:=[.C205]*[.B205]" office:value-type="float" office:value="9.76" calcext:value-type="float">
            <text:p>9.76</text:p>
          </table:table-cell>
          <table:table-cell table:number-columns-repeated="5"/>
        </table:table-row>
        <table:table-row table:style-name="ro1">
          <table:table-cell table:formula="of:=[.A205]" office:value-type="string" office:string-value="Report structure required defined" calcext:value-type="string">
            <text:p>Report structure required defined</text:p>
          </table:table-cell>
          <table:table-cell table:formula="of:=[.B205]" office:value-type="percentage" office:value="0.16" calcext:value-type="percentage">
            <text:p>16.00%</text:p>
          </table:table-cell>
          <table:table-cell office:value-type="float" office:value="85" calcext:value-type="float">
            <text:p>85</text:p>
          </table:table-cell>
          <table:table-cell table:formula="of:=[.D205]+1" office:value-type="date" office:date-value="2020-05-12" calcext:value-type="date">
            <text:p>12 May 2020</text:p>
          </table:table-cell>
          <table:table-cell table:formula="of:=[.C206]*[.B206]" office:value-type="float" office:value="13.6" calcext:value-type="float">
            <text:p>13.6</text:p>
          </table:table-cell>
          <table:table-cell table:number-columns-repeated="5"/>
        </table:table-row>
        <table:table-row table:style-name="ro1">
          <table:table-cell table:formula="of:=[.A206]" office:value-type="string" office:string-value="Report structure required defined" calcext:value-type="string">
            <text:p>Report structure required defined</text:p>
          </table:table-cell>
          <table:table-cell table:formula="of:=[.B206]" office:value-type="percentage" office:value="0.16" calcext:value-type="percentage">
            <text:p>16.00%</text:p>
          </table:table-cell>
          <table:table-cell office:value-type="float" office:value="64" calcext:value-type="float">
            <text:p>64</text:p>
          </table:table-cell>
          <table:table-cell table:formula="of:=[.D206]+1" office:value-type="date" office:date-value="2020-05-13" calcext:value-type="date">
            <text:p>13 May 2020</text:p>
          </table:table-cell>
          <table:table-cell table:formula="of:=[.C207]*[.B207]" office:value-type="float" office:value="10.24" calcext:value-type="float">
            <text:p>10.24</text:p>
          </table:table-cell>
          <table:table-cell table:number-columns-repeated="5"/>
        </table:table-row>
        <table:table-row table:style-name="ro1">
          <table:table-cell table:formula="of:=[.A207]" office:value-type="string" office:string-value="Report structure required defined" calcext:value-type="string">
            <text:p>Report structure required defined</text:p>
          </table:table-cell>
          <table:table-cell table:formula="of:=[.B207]" office:value-type="percentage" office:value="0.16" calcext:value-type="percentage">
            <text:p>16.00%</text:p>
          </table:table-cell>
          <table:table-cell office:value-type="float" office:value="88" calcext:value-type="float">
            <text:p>88</text:p>
          </table:table-cell>
          <table:table-cell table:formula="of:=[.D207]+1" office:value-type="date" office:date-value="2020-05-14" calcext:value-type="date">
            <text:p>14 May 2020</text:p>
          </table:table-cell>
          <table:table-cell table:formula="of:=[.C208]*[.B208]" office:value-type="float" office:value="14.08" calcext:value-type="float">
            <text:p>14.08</text:p>
          </table:table-cell>
          <table:table-cell table:number-columns-repeated="5"/>
        </table:table-row>
        <table:table-row table:style-name="ro1">
          <table:table-cell table:formula="of:=[.A208]" office:value-type="string" office:string-value="Report structure required defined" calcext:value-type="string">
            <text:p>Report structure required defined</text:p>
          </table:table-cell>
          <table:table-cell table:formula="of:=[.B208]" office:value-type="percentage" office:value="0.16" calcext:value-type="percentage">
            <text:p>16.00%</text:p>
          </table:table-cell>
          <table:table-cell office:value-type="float" office:value="76" calcext:value-type="float">
            <text:p>76</text:p>
          </table:table-cell>
          <table:table-cell table:formula="of:=[.D208]+1" office:value-type="date" office:date-value="2020-05-15" calcext:value-type="date">
            <text:p>15 May 2020</text:p>
          </table:table-cell>
          <table:table-cell table:formula="of:=[.C209]*[.B209]" office:value-type="float" office:value="12.16" calcext:value-type="float">
            <text:p>12.16</text:p>
          </table:table-cell>
          <table:table-cell table:number-columns-repeated="5"/>
        </table:table-row>
        <table:table-row table:style-name="ro1">
          <table:table-cell table:formula="of:=[.A209]" office:value-type="string" office:string-value="Report structure required defined" calcext:value-type="string">
            <text:p>Report structure required defined</text:p>
          </table:table-cell>
          <table:table-cell table:formula="of:=[.B209]" office:value-type="percentage" office:value="0.16" calcext:value-type="percentage">
            <text:p>16.00%</text:p>
          </table:table-cell>
          <table:table-cell office:value-type="float" office:value="52" calcext:value-type="float">
            <text:p>52</text:p>
          </table:table-cell>
          <table:table-cell table:formula="of:=[.D209]+1" office:value-type="date" office:date-value="2020-05-16" calcext:value-type="date">
            <text:p>16 May 2020</text:p>
          </table:table-cell>
          <table:table-cell table:formula="of:=[.C210]*[.B210]" office:value-type="float" office:value="8.32" calcext:value-type="float">
            <text:p>8.32</text:p>
          </table:table-cell>
          <table:table-cell table:number-columns-repeated="5"/>
        </table:table-row>
        <table:table-row table:style-name="ro1">
          <table:table-cell table:formula="of:=[.A210]" office:value-type="string" office:string-value="Report structure required defined" calcext:value-type="string">
            <text:p>Report structure required defined</text:p>
          </table:table-cell>
          <table:table-cell table:formula="of:=[.B210]" office:value-type="percentage" office:value="0.16" calcext:value-type="percentage">
            <text:p>16.00%</text:p>
          </table:table-cell>
          <table:table-cell office:value-type="float" office:value="64" calcext:value-type="float">
            <text:p>64</text:p>
          </table:table-cell>
          <table:table-cell table:formula="of:=[.D210]+1" office:value-type="date" office:date-value="2020-05-17" calcext:value-type="date">
            <text:p>17 May 2020</text:p>
          </table:table-cell>
          <table:table-cell table:formula="of:=[.C211]*[.B211]" office:value-type="float" office:value="10.24" calcext:value-type="float">
            <text:p>10.24</text:p>
          </table:table-cell>
          <table:table-cell table:number-columns-repeated="5"/>
        </table:table-row>
        <table:table-row table:style-name="ro1">
          <table:table-cell table:formula="of:=[.A211]" office:value-type="string" office:string-value="Report structure required defined" calcext:value-type="string">
            <text:p>Report structure required defined</text:p>
          </table:table-cell>
          <table:table-cell table:formula="of:=[.B211]" office:value-type="percentage" office:value="0.16" calcext:value-type="percentage">
            <text:p>16.00%</text:p>
          </table:table-cell>
          <table:table-cell office:value-type="float" office:value="61" calcext:value-type="float">
            <text:p>61</text:p>
          </table:table-cell>
          <table:table-cell table:formula="of:=[.D211]+1" office:value-type="date" office:date-value="2020-05-18" calcext:value-type="date">
            <text:p>18 May 2020</text:p>
          </table:table-cell>
          <table:table-cell table:formula="of:=[.C212]*[.B212]" office:value-type="float" office:value="9.76" calcext:value-type="float">
            <text:p>9.76</text:p>
          </table:table-cell>
          <table:table-cell table:number-columns-repeated="5"/>
        </table:table-row>
        <table:table-row table:style-name="ro1">
          <table:table-cell table:formula="of:=[.A212]" office:value-type="string" office:string-value="Report structure required defined" calcext:value-type="string">
            <text:p>Report structure required defined</text:p>
          </table:table-cell>
          <table:table-cell table:formula="of:=[.B212]" office:value-type="percentage" office:value="0.16" calcext:value-type="percentage">
            <text:p>16.00%</text:p>
          </table:table-cell>
          <table:table-cell office:value-type="float" office:value="75" calcext:value-type="float">
            <text:p>75</text:p>
          </table:table-cell>
          <table:table-cell table:formula="of:=[.D212]+1" office:value-type="date" office:date-value="2020-05-19" calcext:value-type="date">
            <text:p>19 May 2020</text:p>
          </table:table-cell>
          <table:table-cell table:formula="of:=[.C213]*[.B213]" office:value-type="float" office:value="12" calcext:value-type="float">
            <text:p>12</text:p>
          </table:table-cell>
          <table:table-cell table:number-columns-repeated="5"/>
        </table:table-row>
        <table:table-row table:style-name="ro1">
          <table:table-cell table:formula="of:=[.A213]" office:value-type="string" office:string-value="Report structure required defined" calcext:value-type="string">
            <text:p>Report structure required defined</text:p>
          </table:table-cell>
          <table:table-cell table:formula="of:=[.B213]" office:value-type="percentage" office:value="0.16" calcext:value-type="percentage">
            <text:p>16.00%</text:p>
          </table:table-cell>
          <table:table-cell office:value-type="float" office:value="53" calcext:value-type="float">
            <text:p>53</text:p>
          </table:table-cell>
          <table:table-cell table:formula="of:=[.D213]+1" office:value-type="date" office:date-value="2020-05-20" calcext:value-type="date">
            <text:p>20 May 2020</text:p>
          </table:table-cell>
          <table:table-cell table:formula="of:=[.C214]*[.B214]" office:value-type="float" office:value="8.48" calcext:value-type="float">
            <text:p>8.48</text:p>
          </table:table-cell>
          <table:table-cell table:number-columns-repeated="5"/>
        </table:table-row>
        <table:table-row table:style-name="ro1">
          <table:table-cell table:formula="of:=[.A214]" office:value-type="string" office:string-value="Report structure required defined" calcext:value-type="string">
            <text:p>Report structure required defined</text:p>
          </table:table-cell>
          <table:table-cell table:formula="of:=[.B214]" office:value-type="percentage" office:value="0.16" calcext:value-type="percentage">
            <text:p>16.00%</text:p>
          </table:table-cell>
          <table:table-cell office:value-type="float" office:value="81" calcext:value-type="float">
            <text:p>81</text:p>
          </table:table-cell>
          <table:table-cell table:formula="of:=[.D214]+1" office:value-type="date" office:date-value="2020-05-21" calcext:value-type="date">
            <text:p>21 May 2020</text:p>
          </table:table-cell>
          <table:table-cell table:formula="of:=[.C215]*[.B215]" office:value-type="float" office:value="12.96" calcext:value-type="float">
            <text:p>12.96</text:p>
          </table:table-cell>
          <table:table-cell table:number-columns-repeated="5"/>
        </table:table-row>
        <table:table-row table:style-name="ro1">
          <table:table-cell table:formula="of:=[.A215]" office:value-type="string" office:string-value="Report structure required defined" calcext:value-type="string">
            <text:p>Report structure required defined</text:p>
          </table:table-cell>
          <table:table-cell table:formula="of:=[.B215]" office:value-type="percentage" office:value="0.16" calcext:value-type="percentage">
            <text:p>16.00%</text:p>
          </table:table-cell>
          <table:table-cell office:value-type="float" office:value="51" calcext:value-type="float">
            <text:p>51</text:p>
          </table:table-cell>
          <table:table-cell table:formula="of:=[.D215]+1" office:value-type="date" office:date-value="2020-05-22" calcext:value-type="date">
            <text:p>22 May 2020</text:p>
          </table:table-cell>
          <table:table-cell table:formula="of:=[.C216]*[.B216]" office:value-type="float" office:value="8.16" calcext:value-type="float">
            <text:p>8.16</text:p>
          </table:table-cell>
          <table:table-cell table:number-columns-repeated="5"/>
        </table:table-row>
        <table:table-row table:style-name="ro1">
          <table:table-cell table:formula="of:=[.A216]" office:value-type="string" office:string-value="Report structure required defined" calcext:value-type="string">
            <text:p>Report structure required defined</text:p>
          </table:table-cell>
          <table:table-cell table:formula="of:=[.B216]" office:value-type="percentage" office:value="0.16" calcext:value-type="percentage">
            <text:p>16.00%</text:p>
          </table:table-cell>
          <table:table-cell office:value-type="float" office:value="51" calcext:value-type="float">
            <text:p>51</text:p>
          </table:table-cell>
          <table:table-cell table:formula="of:=[.D216]+1" office:value-type="date" office:date-value="2020-05-23" calcext:value-type="date">
            <text:p>23 May 2020</text:p>
          </table:table-cell>
          <table:table-cell table:formula="of:=[.C217]*[.B217]" office:value-type="float" office:value="8.16" calcext:value-type="float">
            <text:p>8.16</text:p>
          </table:table-cell>
          <table:table-cell table:number-columns-repeated="5"/>
        </table:table-row>
        <table:table-row table:style-name="ro1">
          <table:table-cell table:formula="of:=[.A217]" office:value-type="string" office:string-value="Report structure required defined" calcext:value-type="string">
            <text:p>Report structure required defined</text:p>
          </table:table-cell>
          <table:table-cell table:formula="of:=[.B217]" office:value-type="percentage" office:value="0.16" calcext:value-type="percentage">
            <text:p>16.00%</text:p>
          </table:table-cell>
          <table:table-cell office:value-type="float" office:value="54" calcext:value-type="float">
            <text:p>54</text:p>
          </table:table-cell>
          <table:table-cell table:formula="of:=[.D217]+1" office:value-type="date" office:date-value="2020-05-24" calcext:value-type="date">
            <text:p>24 May 2020</text:p>
          </table:table-cell>
          <table:table-cell table:formula="of:=[.C218]*[.B218]" office:value-type="float" office:value="8.64" calcext:value-type="float">
            <text:p>8.64</text:p>
          </table:table-cell>
          <table:table-cell table:number-columns-repeated="5"/>
        </table:table-row>
        <table:table-row table:style-name="ro1">
          <table:table-cell table:formula="of:=[.A218]" office:value-type="string" office:string-value="Report structure required defined" calcext:value-type="string">
            <text:p>Report structure required defined</text:p>
          </table:table-cell>
          <table:table-cell table:formula="of:=[.B218]" office:value-type="percentage" office:value="0.16" calcext:value-type="percentage">
            <text:p>16.00%</text:p>
          </table:table-cell>
          <table:table-cell office:value-type="float" office:value="59" calcext:value-type="float">
            <text:p>59</text:p>
          </table:table-cell>
          <table:table-cell table:formula="of:=[.D218]+1" office:value-type="date" office:date-value="2020-05-25" calcext:value-type="date">
            <text:p>25 May 2020</text:p>
          </table:table-cell>
          <table:table-cell table:formula="of:=[.C219]*[.B219]" office:value-type="float" office:value="9.44" calcext:value-type="float">
            <text:p>9.44</text:p>
          </table:table-cell>
          <table:table-cell table:number-columns-repeated="5"/>
        </table:table-row>
        <table:table-row table:style-name="ro1">
          <table:table-cell table:formula="of:=[.A219]" office:value-type="string" office:string-value="Report structure required defined" calcext:value-type="string">
            <text:p>Report structure required defined</text:p>
          </table:table-cell>
          <table:table-cell table:formula="of:=[.B219]" office:value-type="percentage" office:value="0.16" calcext:value-type="percentage">
            <text:p>16.00%</text:p>
          </table:table-cell>
          <table:table-cell office:value-type="float" office:value="77" calcext:value-type="float">
            <text:p>77</text:p>
          </table:table-cell>
          <table:table-cell table:formula="of:=[.D219]+1" office:value-type="date" office:date-value="2020-05-26" calcext:value-type="date">
            <text:p>26 May 2020</text:p>
          </table:table-cell>
          <table:table-cell table:formula="of:=[.C220]*[.B220]" office:value-type="float" office:value="12.32" calcext:value-type="float">
            <text:p>12.32</text:p>
          </table:table-cell>
          <table:table-cell table:number-columns-repeated="5"/>
        </table:table-row>
        <table:table-row table:style-name="ro1">
          <table:table-cell table:formula="of:=[.A220]" office:value-type="string" office:string-value="Report structure required defined" calcext:value-type="string">
            <text:p>Report structure required defined</text:p>
          </table:table-cell>
          <table:table-cell table:formula="of:=[.B220]" office:value-type="percentage" office:value="0.16" calcext:value-type="percentage">
            <text:p>16.00%</text:p>
          </table:table-cell>
          <table:table-cell office:value-type="float" office:value="52" calcext:value-type="float">
            <text:p>52</text:p>
          </table:table-cell>
          <table:table-cell table:formula="of:=[.D220]+1" office:value-type="date" office:date-value="2020-05-27" calcext:value-type="date">
            <text:p>27 May 2020</text:p>
          </table:table-cell>
          <table:table-cell table:formula="of:=[.C221]*[.B221]" office:value-type="float" office:value="8.32" calcext:value-type="float">
            <text:p>8.32</text:p>
          </table:table-cell>
          <table:table-cell table:number-columns-repeated="5"/>
        </table:table-row>
        <table:table-row table:style-name="ro1">
          <table:table-cell table:formula="of:=[.A221]" office:value-type="string" office:string-value="Report structure required defined" calcext:value-type="string">
            <text:p>Report structure required defined</text:p>
          </table:table-cell>
          <table:table-cell table:formula="of:=[.B221]" office:value-type="percentage" office:value="0.16" calcext:value-type="percentage">
            <text:p>16.00%</text:p>
          </table:table-cell>
          <table:table-cell office:value-type="float" office:value="90" calcext:value-type="float">
            <text:p>90</text:p>
          </table:table-cell>
          <table:table-cell table:formula="of:=[.D221]+1" office:value-type="date" office:date-value="2020-05-28" calcext:value-type="date">
            <text:p>28 May 2020</text:p>
          </table:table-cell>
          <table:table-cell table:formula="of:=[.C222]*[.B222]" office:value-type="float" office:value="14.4" calcext:value-type="float">
            <text:p>14.4</text:p>
          </table:table-cell>
          <table:table-cell table:number-columns-repeated="5"/>
        </table:table-row>
        <table:table-row table:style-name="ro1">
          <table:table-cell table:formula="of:=[.A222]" office:value-type="string" office:string-value="Report structure required defined" calcext:value-type="string">
            <text:p>Report structure required defined</text:p>
          </table:table-cell>
          <table:table-cell table:formula="of:=[.B222]" office:value-type="percentage" office:value="0.16" calcext:value-type="percentage">
            <text:p>16.00%</text:p>
          </table:table-cell>
          <table:table-cell office:value-type="float" office:value="86" calcext:value-type="float">
            <text:p>86</text:p>
          </table:table-cell>
          <table:table-cell table:formula="of:=[.D222]+1" office:value-type="date" office:date-value="2020-05-29" calcext:value-type="date">
            <text:p>29 May 2020</text:p>
          </table:table-cell>
          <table:table-cell table:formula="of:=[.C223]*[.B223]" office:value-type="float" office:value="13.76" calcext:value-type="float">
            <text:p>13.76</text:p>
          </table:table-cell>
          <table:table-cell table:number-columns-repeated="5"/>
        </table:table-row>
        <table:table-row table:style-name="ro1">
          <table:table-cell table:formula="of:=[.A223]" office:value-type="string" office:string-value="Report structure required defined" calcext:value-type="string">
            <text:p>Report structure required defined</text:p>
          </table:table-cell>
          <table:table-cell table:formula="of:=[.B223]" office:value-type="percentage" office:value="0.16" calcext:value-type="percentage">
            <text:p>16.00%</text:p>
          </table:table-cell>
          <table:table-cell office:value-type="float" office:value="81" calcext:value-type="float">
            <text:p>81</text:p>
          </table:table-cell>
          <table:table-cell table:formula="of:=[.D223]+1" office:value-type="date" office:date-value="2020-05-30" calcext:value-type="date">
            <text:p>30 May 2020</text:p>
          </table:table-cell>
          <table:table-cell table:formula="of:=[.C224]*[.B224]" office:value-type="float" office:value="12.96" calcext:value-type="float">
            <text:p>12.96</text:p>
          </table:table-cell>
          <table:table-cell table:number-columns-repeated="5"/>
        </table:table-row>
        <table:table-row table:style-name="ro1">
          <table:table-cell table:formula="of:=[.A224]" office:value-type="string" office:string-value="Report structure required defined" calcext:value-type="string">
            <text:p>Report structure required defined</text:p>
          </table:table-cell>
          <table:table-cell table:formula="of:=[.B224]" office:value-type="percentage" office:value="0.16" calcext:value-type="percentage">
            <text:p>16.00%</text:p>
          </table:table-cell>
          <table:table-cell office:value-type="float" office:value="80" calcext:value-type="float">
            <text:p>80</text:p>
          </table:table-cell>
          <table:table-cell table:formula="of:=[.D224]+1" office:value-type="date" office:date-value="2020-05-31" calcext:value-type="date">
            <text:p>31 May 2020</text:p>
          </table:table-cell>
          <table:table-cell table:formula="of:=[.C225]*[.B225]" office:value-type="float" office:value="12.8" calcext:value-type="float">
            <text:p>12.8</text:p>
          </table:table-cell>
          <table:table-cell table:number-columns-repeated="5"/>
        </table:table-row>
        <table:table-row table:style-name="ro1">
          <table:table-cell table:formula="of:=[.A225]" office:value-type="string" office:string-value="Report structure required defined" calcext:value-type="string">
            <text:p>Report structure required defined</text:p>
          </table:table-cell>
          <table:table-cell table:style-name="ce295" table:formula="of:=[$Sheet4.C16]" office:value-type="percentage" office:value="0.186915887850467" calcext:value-type="percentage">
            <text:p>18.69%</text:p>
          </table:table-cell>
          <table:table-cell office:value-type="float" office:value="56" calcext:value-type="float">
            <text:p>56</text:p>
          </table:table-cell>
          <table:table-cell table:formula="of:=[.D225]+1" office:value-type="date" office:date-value="2020-06-01" calcext:value-type="date">
            <text:p>01 Jun 2020</text:p>
          </table:table-cell>
          <table:table-cell table:formula="of:=[.C226]*[.B226]" office:value-type="float" office:value="10.4672897196262" calcext:value-type="float">
            <text:p>10.4672897196262</text:p>
          </table:table-cell>
          <table:table-cell table:number-columns-repeated="5"/>
        </table:table-row>
        <table:table-row table:style-name="ro1">
          <table:table-cell table:formula="of:=[.A226]" office:value-type="string" office:string-value="Report structure required defined" calcext:value-type="string">
            <text:p>Report structure required defined</text:p>
          </table:table-cell>
          <table:table-cell table:formula="of:=[.B226]" office:value-type="percentage" office:value="0.186915887850467" calcext:value-type="percentage">
            <text:p>18.69%</text:p>
          </table:table-cell>
          <table:table-cell office:value-type="float" office:value="54" calcext:value-type="float">
            <text:p>54</text:p>
          </table:table-cell>
          <table:table-cell table:formula="of:=[.D226]+1" office:value-type="date" office:date-value="2020-06-02" calcext:value-type="date">
            <text:p>02 Jun 2020</text:p>
          </table:table-cell>
          <table:table-cell table:formula="of:=[.C227]*[.B227]" office:value-type="float" office:value="10.0934579439252" calcext:value-type="float">
            <text:p>10.0934579439252</text:p>
          </table:table-cell>
          <table:table-cell table:number-columns-repeated="5"/>
        </table:table-row>
        <table:table-row table:style-name="ro1">
          <table:table-cell table:formula="of:=[.A227]" office:value-type="string" office:string-value="Report structure required defined" calcext:value-type="string">
            <text:p>Report structure required defined</text:p>
          </table:table-cell>
          <table:table-cell table:formula="of:=[.B227]" office:value-type="percentage" office:value="0.186915887850467" calcext:value-type="percentage">
            <text:p>18.69%</text:p>
          </table:table-cell>
          <table:table-cell office:value-type="float" office:value="51" calcext:value-type="float">
            <text:p>51</text:p>
          </table:table-cell>
          <table:table-cell table:formula="of:=[.D227]+1" office:value-type="date" office:date-value="2020-06-03" calcext:value-type="date">
            <text:p>03 Jun 2020</text:p>
          </table:table-cell>
          <table:table-cell table:formula="of:=[.C228]*[.B228]" office:value-type="float" office:value="9.53271028037382" calcext:value-type="float">
            <text:p>9.53271028037382</text:p>
          </table:table-cell>
          <table:table-cell table:number-columns-repeated="5"/>
        </table:table-row>
        <table:table-row table:style-name="ro1">
          <table:table-cell table:formula="of:=[.A228]" office:value-type="string" office:string-value="Report structure required defined" calcext:value-type="string">
            <text:p>Report structure required defined</text:p>
          </table:table-cell>
          <table:table-cell table:formula="of:=[.B228]" office:value-type="percentage" office:value="0.186915887850467" calcext:value-type="percentage">
            <text:p>18.69%</text:p>
          </table:table-cell>
          <table:table-cell office:value-type="float" office:value="51" calcext:value-type="float">
            <text:p>51</text:p>
          </table:table-cell>
          <table:table-cell table:formula="of:=[.D228]+1" office:value-type="date" office:date-value="2020-06-04" calcext:value-type="date">
            <text:p>04 Jun 2020</text:p>
          </table:table-cell>
          <table:table-cell table:formula="of:=[.C229]*[.B229]" office:value-type="float" office:value="9.53271028037382" calcext:value-type="float">
            <text:p>9.53271028037382</text:p>
          </table:table-cell>
          <table:table-cell table:number-columns-repeated="5"/>
        </table:table-row>
        <table:table-row table:style-name="ro1">
          <table:table-cell table:formula="of:=[.A229]" office:value-type="string" office:string-value="Report structure required defined" calcext:value-type="string">
            <text:p>Report structure required defined</text:p>
          </table:table-cell>
          <table:table-cell table:formula="of:=[.B229]" office:value-type="percentage" office:value="0.186915887850467" calcext:value-type="percentage">
            <text:p>18.69%</text:p>
          </table:table-cell>
          <table:table-cell office:value-type="float" office:value="85" calcext:value-type="float">
            <text:p>85</text:p>
          </table:table-cell>
          <table:table-cell table:formula="of:=[.D229]+1" office:value-type="date" office:date-value="2020-06-05" calcext:value-type="date">
            <text:p>05 Jun 2020</text:p>
          </table:table-cell>
          <table:table-cell table:formula="of:=[.C230]*[.B230]" office:value-type="float" office:value="15.8878504672897" calcext:value-type="float">
            <text:p>15.8878504672897</text:p>
          </table:table-cell>
          <table:table-cell table:number-columns-repeated="5"/>
        </table:table-row>
        <table:table-row table:style-name="ro1">
          <table:table-cell table:formula="of:=[.A230]" office:value-type="string" office:string-value="Report structure required defined" calcext:value-type="string">
            <text:p>Report structure required defined</text:p>
          </table:table-cell>
          <table:table-cell table:formula="of:=[.B230]" office:value-type="percentage" office:value="0.186915887850467" calcext:value-type="percentage">
            <text:p>18.69%</text:p>
          </table:table-cell>
          <table:table-cell office:value-type="float" office:value="65" calcext:value-type="float">
            <text:p>65</text:p>
          </table:table-cell>
          <table:table-cell table:formula="of:=[.D230]+1" office:value-type="date" office:date-value="2020-06-06" calcext:value-type="date">
            <text:p>06 Jun 2020</text:p>
          </table:table-cell>
          <table:table-cell table:formula="of:=[.C231]*[.B231]" office:value-type="float" office:value="12.1495327102804" calcext:value-type="float">
            <text:p>12.1495327102804</text:p>
          </table:table-cell>
          <table:table-cell table:number-columns-repeated="5"/>
        </table:table-row>
        <table:table-row table:style-name="ro1">
          <table:table-cell table:formula="of:=[.A231]" office:value-type="string" office:string-value="Report structure required defined" calcext:value-type="string">
            <text:p>Report structure required defined</text:p>
          </table:table-cell>
          <table:table-cell table:formula="of:=[.B231]" office:value-type="percentage" office:value="0.186915887850467" calcext:value-type="percentage">
            <text:p>18.69%</text:p>
          </table:table-cell>
          <table:table-cell office:value-type="float" office:value="62" calcext:value-type="float">
            <text:p>62</text:p>
          </table:table-cell>
          <table:table-cell table:formula="of:=[.D231]+1" office:value-type="date" office:date-value="2020-06-07" calcext:value-type="date">
            <text:p>07 Jun 2020</text:p>
          </table:table-cell>
          <table:table-cell table:formula="of:=[.C232]*[.B232]" office:value-type="float" office:value="11.588785046729" calcext:value-type="float">
            <text:p>11.588785046729</text:p>
          </table:table-cell>
          <table:table-cell table:number-columns-repeated="5"/>
        </table:table-row>
        <table:table-row table:style-name="ro1">
          <table:table-cell table:formula="of:=[.A232]" office:value-type="string" office:string-value="Report structure required defined" calcext:value-type="string">
            <text:p>Report structure required defined</text:p>
          </table:table-cell>
          <table:table-cell table:formula="of:=[.B232]" office:value-type="percentage" office:value="0.186915887850467" calcext:value-type="percentage">
            <text:p>18.69%</text:p>
          </table:table-cell>
          <table:table-cell office:value-type="float" office:value="82" calcext:value-type="float">
            <text:p>82</text:p>
          </table:table-cell>
          <table:table-cell table:formula="of:=[.D232]+1" office:value-type="date" office:date-value="2020-06-08" calcext:value-type="date">
            <text:p>08 Jun 2020</text:p>
          </table:table-cell>
          <table:table-cell table:formula="of:=[.C233]*[.B233]" office:value-type="float" office:value="15.3271028037383" calcext:value-type="float">
            <text:p>15.3271028037383</text:p>
          </table:table-cell>
          <table:table-cell table:number-columns-repeated="5"/>
        </table:table-row>
        <table:table-row table:style-name="ro1">
          <table:table-cell table:formula="of:=[.A233]" office:value-type="string" office:string-value="Report structure required defined" calcext:value-type="string">
            <text:p>Report structure required defined</text:p>
          </table:table-cell>
          <table:table-cell table:formula="of:=[.B233]" office:value-type="percentage" office:value="0.186915887850467" calcext:value-type="percentage">
            <text:p>18.69%</text:p>
          </table:table-cell>
          <table:table-cell office:value-type="float" office:value="53" calcext:value-type="float">
            <text:p>53</text:p>
          </table:table-cell>
          <table:table-cell table:formula="of:=[.D233]+1" office:value-type="date" office:date-value="2020-06-09" calcext:value-type="date">
            <text:p>09 Jun 2020</text:p>
          </table:table-cell>
          <table:table-cell table:formula="of:=[.C234]*[.B234]" office:value-type="float" office:value="9.90654205607475" calcext:value-type="float">
            <text:p>9.90654205607475</text:p>
          </table:table-cell>
          <table:table-cell table:number-columns-repeated="5"/>
        </table:table-row>
        <table:table-row table:style-name="ro1">
          <table:table-cell table:formula="of:=[.A234]" office:value-type="string" office:string-value="Report structure required defined" calcext:value-type="string">
            <text:p>Report structure required defined</text:p>
          </table:table-cell>
          <table:table-cell table:formula="of:=[.B234]" office:value-type="percentage" office:value="0.186915887850467" calcext:value-type="percentage">
            <text:p>18.69%</text:p>
          </table:table-cell>
          <table:table-cell office:value-type="float" office:value="71" calcext:value-type="float">
            <text:p>71</text:p>
          </table:table-cell>
          <table:table-cell table:formula="of:=[.D234]+1" office:value-type="date" office:date-value="2020-06-10" calcext:value-type="date">
            <text:p>10 Jun 2020</text:p>
          </table:table-cell>
          <table:table-cell table:formula="of:=[.C235]*[.B235]" office:value-type="float" office:value="13.2710280373832" calcext:value-type="float">
            <text:p>13.2710280373832</text:p>
          </table:table-cell>
          <table:table-cell table:number-columns-repeated="5"/>
        </table:table-row>
        <table:table-row table:style-name="ro1">
          <table:table-cell table:formula="of:=[.A235]" office:value-type="string" office:string-value="Report structure required defined" calcext:value-type="string">
            <text:p>Report structure required defined</text:p>
          </table:table-cell>
          <table:table-cell table:formula="of:=[.B235]" office:value-type="percentage" office:value="0.186915887850467" calcext:value-type="percentage">
            <text:p>18.69%</text:p>
          </table:table-cell>
          <table:table-cell office:value-type="float" office:value="77" calcext:value-type="float">
            <text:p>77</text:p>
          </table:table-cell>
          <table:table-cell table:formula="of:=[.D235]+1" office:value-type="date" office:date-value="2020-06-11" calcext:value-type="date">
            <text:p>11 Jun 2020</text:p>
          </table:table-cell>
          <table:table-cell table:formula="of:=[.C236]*[.B236]" office:value-type="float" office:value="14.392523364486" calcext:value-type="float">
            <text:p>14.392523364486</text:p>
          </table:table-cell>
          <table:table-cell table:number-columns-repeated="5"/>
        </table:table-row>
        <table:table-row table:style-name="ro1">
          <table:table-cell table:formula="of:=[.A236]" office:value-type="string" office:string-value="Report structure required defined" calcext:value-type="string">
            <text:p>Report structure required defined</text:p>
          </table:table-cell>
          <table:table-cell table:formula="of:=[.B236]" office:value-type="percentage" office:value="0.186915887850467" calcext:value-type="percentage">
            <text:p>18.69%</text:p>
          </table:table-cell>
          <table:table-cell office:value-type="float" office:value="77" calcext:value-type="float">
            <text:p>77</text:p>
          </table:table-cell>
          <table:table-cell table:formula="of:=[.D236]+1" office:value-type="date" office:date-value="2020-06-12" calcext:value-type="date">
            <text:p>12 Jun 2020</text:p>
          </table:table-cell>
          <table:table-cell table:formula="of:=[.C237]*[.B237]" office:value-type="float" office:value="14.392523364486" calcext:value-type="float">
            <text:p>14.392523364486</text:p>
          </table:table-cell>
          <table:table-cell table:number-columns-repeated="5"/>
        </table:table-row>
        <table:table-row table:style-name="ro1">
          <table:table-cell table:formula="of:=[.A237]" office:value-type="string" office:string-value="Report structure required defined" calcext:value-type="string">
            <text:p>Report structure required defined</text:p>
          </table:table-cell>
          <table:table-cell table:formula="of:=[.B237]" office:value-type="percentage" office:value="0.186915887850467" calcext:value-type="percentage">
            <text:p>18.69%</text:p>
          </table:table-cell>
          <table:table-cell office:value-type="float" office:value="84" calcext:value-type="float">
            <text:p>84</text:p>
          </table:table-cell>
          <table:table-cell table:formula="of:=[.D237]+1" office:value-type="date" office:date-value="2020-06-13" calcext:value-type="date">
            <text:p>13 Jun 2020</text:p>
          </table:table-cell>
          <table:table-cell table:formula="of:=[.C238]*[.B238]" office:value-type="float" office:value="15.7009345794392" calcext:value-type="float">
            <text:p>15.7009345794392</text:p>
          </table:table-cell>
          <table:table-cell table:number-columns-repeated="5"/>
        </table:table-row>
        <table:table-row table:style-name="ro1">
          <table:table-cell table:formula="of:=[.A238]" office:value-type="string" office:string-value="Report structure required defined" calcext:value-type="string">
            <text:p>Report structure required defined</text:p>
          </table:table-cell>
          <table:table-cell table:formula="of:=[.B238]" office:value-type="percentage" office:value="0.186915887850467" calcext:value-type="percentage">
            <text:p>18.69%</text:p>
          </table:table-cell>
          <table:table-cell office:value-type="float" office:value="50" calcext:value-type="float">
            <text:p>50</text:p>
          </table:table-cell>
          <table:table-cell table:formula="of:=[.D238]+1" office:value-type="date" office:date-value="2020-06-14" calcext:value-type="date">
            <text:p>14 Jun 2020</text:p>
          </table:table-cell>
          <table:table-cell table:formula="of:=[.C239]*[.B239]" office:value-type="float" office:value="9.34579439252335" calcext:value-type="float">
            <text:p>9.34579439252335</text:p>
          </table:table-cell>
          <table:table-cell table:number-columns-repeated="5"/>
        </table:table-row>
        <table:table-row table:style-name="ro1">
          <table:table-cell table:formula="of:=[.A239]" office:value-type="string" office:string-value="Report structure required defined" calcext:value-type="string">
            <text:p>Report structure required defined</text:p>
          </table:table-cell>
          <table:table-cell table:formula="of:=[.B239]" office:value-type="percentage" office:value="0.186915887850467" calcext:value-type="percentage">
            <text:p>18.69%</text:p>
          </table:table-cell>
          <table:table-cell office:value-type="float" office:value="86" calcext:value-type="float">
            <text:p>86</text:p>
          </table:table-cell>
          <table:table-cell table:formula="of:=[.D239]+1" office:value-type="date" office:date-value="2020-06-15" calcext:value-type="date">
            <text:p>15 Jun 2020</text:p>
          </table:table-cell>
          <table:table-cell table:formula="of:=[.C240]*[.B240]" office:value-type="float" office:value="16.0747663551402" calcext:value-type="float">
            <text:p>16.0747663551402</text:p>
          </table:table-cell>
          <table:table-cell table:number-columns-repeated="5"/>
        </table:table-row>
        <table:table-row table:style-name="ro1">
          <table:table-cell table:formula="of:=[.A240]" office:value-type="string" office:string-value="Report structure required defined" calcext:value-type="string">
            <text:p>Report structure required defined</text:p>
          </table:table-cell>
          <table:table-cell table:formula="of:=[.B240]" office:value-type="percentage" office:value="0.186915887850467" calcext:value-type="percentage">
            <text:p>18.69%</text:p>
          </table:table-cell>
          <table:table-cell office:value-type="float" office:value="89" calcext:value-type="float">
            <text:p>89</text:p>
          </table:table-cell>
          <table:table-cell table:formula="of:=[.D240]+1" office:value-type="date" office:date-value="2020-06-16" calcext:value-type="date">
            <text:p>16 Jun 2020</text:p>
          </table:table-cell>
          <table:table-cell table:formula="of:=[.C241]*[.B241]" office:value-type="float" office:value="16.6355140186916" calcext:value-type="float">
            <text:p>16.6355140186916</text:p>
          </table:table-cell>
          <table:table-cell table:number-columns-repeated="5"/>
        </table:table-row>
        <table:table-row table:style-name="ro1">
          <table:table-cell table:formula="of:=[.A241]" office:value-type="string" office:string-value="Report structure required defined" calcext:value-type="string">
            <text:p>Report structure required defined</text:p>
          </table:table-cell>
          <table:table-cell table:formula="of:=[.B241]" office:value-type="percentage" office:value="0.186915887850467" calcext:value-type="percentage">
            <text:p>18.69%</text:p>
          </table:table-cell>
          <table:table-cell office:value-type="float" office:value="62" calcext:value-type="float">
            <text:p>62</text:p>
          </table:table-cell>
          <table:table-cell table:formula="of:=[.D241]+1" office:value-type="date" office:date-value="2020-06-17" calcext:value-type="date">
            <text:p>17 Jun 2020</text:p>
          </table:table-cell>
          <table:table-cell table:formula="of:=[.C242]*[.B242]" office:value-type="float" office:value="11.588785046729" calcext:value-type="float">
            <text:p>11.588785046729</text:p>
          </table:table-cell>
          <table:table-cell table:number-columns-repeated="5"/>
        </table:table-row>
        <table:table-row table:style-name="ro1">
          <table:table-cell table:formula="of:=[.A242]" office:value-type="string" office:string-value="Report structure required defined" calcext:value-type="string">
            <text:p>Report structure required defined</text:p>
          </table:table-cell>
          <table:table-cell table:formula="of:=[.B242]" office:value-type="percentage" office:value="0.186915887850467" calcext:value-type="percentage">
            <text:p>18.69%</text:p>
          </table:table-cell>
          <table:table-cell office:value-type="float" office:value="79" calcext:value-type="float">
            <text:p>79</text:p>
          </table:table-cell>
          <table:table-cell table:formula="of:=[.D242]+1" office:value-type="date" office:date-value="2020-06-18" calcext:value-type="date">
            <text:p>18 Jun 2020</text:p>
          </table:table-cell>
          <table:table-cell table:formula="of:=[.C243]*[.B243]" office:value-type="float" office:value="14.7663551401869" calcext:value-type="float">
            <text:p>14.7663551401869</text:p>
          </table:table-cell>
          <table:table-cell table:number-columns-repeated="5"/>
        </table:table-row>
        <table:table-row table:style-name="ro1">
          <table:table-cell table:formula="of:=[.A243]" office:value-type="string" office:string-value="Report structure required defined" calcext:value-type="string">
            <text:p>Report structure required defined</text:p>
          </table:table-cell>
          <table:table-cell table:formula="of:=[.B243]" office:value-type="percentage" office:value="0.186915887850467" calcext:value-type="percentage">
            <text:p>18.69%</text:p>
          </table:table-cell>
          <table:table-cell office:value-type="float" office:value="85" calcext:value-type="float">
            <text:p>85</text:p>
          </table:table-cell>
          <table:table-cell table:formula="of:=[.D243]+1" office:value-type="date" office:date-value="2020-06-19" calcext:value-type="date">
            <text:p>19 Jun 2020</text:p>
          </table:table-cell>
          <table:table-cell table:formula="of:=[.C244]*[.B244]" office:value-type="float" office:value="15.8878504672897" calcext:value-type="float">
            <text:p>15.8878504672897</text:p>
          </table:table-cell>
          <table:table-cell table:number-columns-repeated="5"/>
        </table:table-row>
        <table:table-row table:style-name="ro1">
          <table:table-cell table:formula="of:=[.A244]" office:value-type="string" office:string-value="Report structure required defined" calcext:value-type="string">
            <text:p>Report structure required defined</text:p>
          </table:table-cell>
          <table:table-cell table:formula="of:=[.B244]" office:value-type="percentage" office:value="0.186915887850467" calcext:value-type="percentage">
            <text:p>18.69%</text:p>
          </table:table-cell>
          <table:table-cell office:value-type="float" office:value="81" calcext:value-type="float">
            <text:p>81</text:p>
          </table:table-cell>
          <table:table-cell table:formula="of:=[.D244]+1" office:value-type="date" office:date-value="2020-06-20" calcext:value-type="date">
            <text:p>20 Jun 2020</text:p>
          </table:table-cell>
          <table:table-cell table:formula="of:=[.C245]*[.B245]" office:value-type="float" office:value="15.1401869158878" calcext:value-type="float">
            <text:p>15.1401869158878</text:p>
          </table:table-cell>
          <table:table-cell table:number-columns-repeated="5"/>
        </table:table-row>
        <table:table-row table:style-name="ro1">
          <table:table-cell table:formula="of:=[.A245]" office:value-type="string" office:string-value="Report structure required defined" calcext:value-type="string">
            <text:p>Report structure required defined</text:p>
          </table:table-cell>
          <table:table-cell table:formula="of:=[.B245]" office:value-type="percentage" office:value="0.186915887850467" calcext:value-type="percentage">
            <text:p>18.69%</text:p>
          </table:table-cell>
          <table:table-cell office:value-type="float" office:value="87" calcext:value-type="float">
            <text:p>87</text:p>
          </table:table-cell>
          <table:table-cell table:formula="of:=[.D245]+1" office:value-type="date" office:date-value="2020-06-21" calcext:value-type="date">
            <text:p>21 Jun 2020</text:p>
          </table:table-cell>
          <table:table-cell table:formula="of:=[.C246]*[.B246]" office:value-type="float" office:value="16.2616822429906" calcext:value-type="float">
            <text:p>16.2616822429906</text:p>
          </table:table-cell>
          <table:table-cell table:number-columns-repeated="5"/>
        </table:table-row>
        <table:table-row table:style-name="ro1">
          <table:table-cell table:formula="of:=[.A246]" office:value-type="string" office:string-value="Report structure required defined" calcext:value-type="string">
            <text:p>Report structure required defined</text:p>
          </table:table-cell>
          <table:table-cell table:formula="of:=[.B246]" office:value-type="percentage" office:value="0.186915887850467" calcext:value-type="percentage">
            <text:p>18.69%</text:p>
          </table:table-cell>
          <table:table-cell office:value-type="float" office:value="61" calcext:value-type="float">
            <text:p>61</text:p>
          </table:table-cell>
          <table:table-cell table:formula="of:=[.D246]+1" office:value-type="date" office:date-value="2020-06-22" calcext:value-type="date">
            <text:p>22 Jun 2020</text:p>
          </table:table-cell>
          <table:table-cell table:formula="of:=[.C247]*[.B247]" office:value-type="float" office:value="11.4018691588785" calcext:value-type="float">
            <text:p>11.4018691588785</text:p>
          </table:table-cell>
          <table:table-cell table:number-columns-repeated="5"/>
        </table:table-row>
        <table:table-row table:style-name="ro1">
          <table:table-cell table:formula="of:=[.A247]" office:value-type="string" office:string-value="Report structure required defined" calcext:value-type="string">
            <text:p>Report structure required defined</text:p>
          </table:table-cell>
          <table:table-cell table:formula="of:=[.B247]" office:value-type="percentage" office:value="0.186915887850467" calcext:value-type="percentage">
            <text:p>18.69%</text:p>
          </table:table-cell>
          <table:table-cell office:value-type="float" office:value="77" calcext:value-type="float">
            <text:p>77</text:p>
          </table:table-cell>
          <table:table-cell table:formula="of:=[.D247]+1" office:value-type="date" office:date-value="2020-06-23" calcext:value-type="date">
            <text:p>23 Jun 2020</text:p>
          </table:table-cell>
          <table:table-cell table:formula="of:=[.C248]*[.B248]" office:value-type="float" office:value="14.392523364486" calcext:value-type="float">
            <text:p>14.392523364486</text:p>
          </table:table-cell>
          <table:table-cell table:number-columns-repeated="5"/>
        </table:table-row>
        <table:table-row table:style-name="ro1">
          <table:table-cell table:formula="of:=[.A248]" office:value-type="string" office:string-value="Report structure required defined" calcext:value-type="string">
            <text:p>Report structure required defined</text:p>
          </table:table-cell>
          <table:table-cell table:formula="of:=[.B248]" office:value-type="percentage" office:value="0.186915887850467" calcext:value-type="percentage">
            <text:p>18.69%</text:p>
          </table:table-cell>
          <table:table-cell office:value-type="float" office:value="80" calcext:value-type="float">
            <text:p>80</text:p>
          </table:table-cell>
          <table:table-cell table:formula="of:=[.D248]+1" office:value-type="date" office:date-value="2020-06-24" calcext:value-type="date">
            <text:p>24 Jun 2020</text:p>
          </table:table-cell>
          <table:table-cell table:formula="of:=[.C249]*[.B249]" office:value-type="float" office:value="14.9532710280374" calcext:value-type="float">
            <text:p>14.9532710280374</text:p>
          </table:table-cell>
          <table:table-cell table:number-columns-repeated="5"/>
        </table:table-row>
        <table:table-row table:style-name="ro1">
          <table:table-cell table:formula="of:=[.A249]" office:value-type="string" office:string-value="Report structure required defined" calcext:value-type="string">
            <text:p>Report structure required defined</text:p>
          </table:table-cell>
          <table:table-cell table:formula="of:=[.B249]" office:value-type="percentage" office:value="0.186915887850467" calcext:value-type="percentage">
            <text:p>18.69%</text:p>
          </table:table-cell>
          <table:table-cell office:value-type="float" office:value="79" calcext:value-type="float">
            <text:p>79</text:p>
          </table:table-cell>
          <table:table-cell table:formula="of:=[.D249]+1" office:value-type="date" office:date-value="2020-06-25" calcext:value-type="date">
            <text:p>25 Jun 2020</text:p>
          </table:table-cell>
          <table:table-cell table:formula="of:=[.C250]*[.B250]" office:value-type="float" office:value="14.7663551401869" calcext:value-type="float">
            <text:p>14.7663551401869</text:p>
          </table:table-cell>
          <table:table-cell table:number-columns-repeated="5"/>
        </table:table-row>
        <table:table-row table:style-name="ro1">
          <table:table-cell table:formula="of:=[.A250]" office:value-type="string" office:string-value="Report structure required defined" calcext:value-type="string">
            <text:p>Report structure required defined</text:p>
          </table:table-cell>
          <table:table-cell table:formula="of:=[.B250]" office:value-type="percentage" office:value="0.186915887850467" calcext:value-type="percentage">
            <text:p>18.69%</text:p>
          </table:table-cell>
          <table:table-cell office:value-type="float" office:value="69" calcext:value-type="float">
            <text:p>69</text:p>
          </table:table-cell>
          <table:table-cell table:formula="of:=[.D250]+1" office:value-type="date" office:date-value="2020-06-26" calcext:value-type="date">
            <text:p>26 Jun 2020</text:p>
          </table:table-cell>
          <table:table-cell table:formula="of:=[.C251]*[.B251]" office:value-type="float" office:value="12.8971962616822" calcext:value-type="float">
            <text:p>12.8971962616822</text:p>
          </table:table-cell>
          <table:table-cell table:number-columns-repeated="5"/>
        </table:table-row>
        <table:table-row table:style-name="ro1">
          <table:table-cell table:formula="of:=[.A251]" office:value-type="string" office:string-value="Report structure required defined" calcext:value-type="string">
            <text:p>Report structure required defined</text:p>
          </table:table-cell>
          <table:table-cell table:formula="of:=[.B251]" office:value-type="percentage" office:value="0.186915887850467" calcext:value-type="percentage">
            <text:p>18.69%</text:p>
          </table:table-cell>
          <table:table-cell office:value-type="float" office:value="62" calcext:value-type="float">
            <text:p>62</text:p>
          </table:table-cell>
          <table:table-cell table:formula="of:=[.D251]+1" office:value-type="date" office:date-value="2020-06-27" calcext:value-type="date">
            <text:p>27 Jun 2020</text:p>
          </table:table-cell>
          <table:table-cell table:formula="of:=[.C252]*[.B252]" office:value-type="float" office:value="11.588785046729" calcext:value-type="float">
            <text:p>11.588785046729</text:p>
          </table:table-cell>
          <table:table-cell table:number-columns-repeated="5"/>
        </table:table-row>
        <table:table-row table:style-name="ro1">
          <table:table-cell table:formula="of:=[.A252]" office:value-type="string" office:string-value="Report structure required defined" calcext:value-type="string">
            <text:p>Report structure required defined</text:p>
          </table:table-cell>
          <table:table-cell table:formula="of:=[.B252]" office:value-type="percentage" office:value="0.186915887850467" calcext:value-type="percentage">
            <text:p>18.69%</text:p>
          </table:table-cell>
          <table:table-cell office:value-type="float" office:value="78" calcext:value-type="float">
            <text:p>78</text:p>
          </table:table-cell>
          <table:table-cell table:formula="of:=[.D252]+1" office:value-type="date" office:date-value="2020-06-28" calcext:value-type="date">
            <text:p>28 Jun 2020</text:p>
          </table:table-cell>
          <table:table-cell table:formula="of:=[.C253]*[.B253]" office:value-type="float" office:value="14.5794392523364" calcext:value-type="float">
            <text:p>14.5794392523364</text:p>
          </table:table-cell>
          <table:table-cell table:number-columns-repeated="5"/>
        </table:table-row>
        <table:table-row table:style-name="ro1">
          <table:table-cell table:formula="of:=[.A253]" office:value-type="string" office:string-value="Report structure required defined" calcext:value-type="string">
            <text:p>Report structure required defined</text:p>
          </table:table-cell>
          <table:table-cell table:formula="of:=[.B253]" office:value-type="percentage" office:value="0.186915887850467" calcext:value-type="percentage">
            <text:p>18.69%</text:p>
          </table:table-cell>
          <table:table-cell office:value-type="float" office:value="62" calcext:value-type="float">
            <text:p>62</text:p>
          </table:table-cell>
          <table:table-cell table:formula="of:=[.D253]+1" office:value-type="date" office:date-value="2020-06-29" calcext:value-type="date">
            <text:p>29 Jun 2020</text:p>
          </table:table-cell>
          <table:table-cell table:formula="of:=[.C254]*[.B254]" office:value-type="float" office:value="11.588785046729" calcext:value-type="float">
            <text:p>11.588785046729</text:p>
          </table:table-cell>
          <table:table-cell table:number-columns-repeated="5"/>
        </table:table-row>
        <table:table-row table:style-name="ro1">
          <table:table-cell table:formula="of:=[.A254]" office:value-type="string" office:string-value="Report structure required defined" calcext:value-type="string">
            <text:p>Report structure required defined</text:p>
          </table:table-cell>
          <table:table-cell table:formula="of:=[.B254]" office:value-type="percentage" office:value="0.186915887850467" calcext:value-type="percentage">
            <text:p>18.69%</text:p>
          </table:table-cell>
          <table:table-cell office:value-type="float" office:value="61" calcext:value-type="float">
            <text:p>61</text:p>
          </table:table-cell>
          <table:table-cell table:formula="of:=[.D254]+1" office:value-type="date" office:date-value="2020-06-30" calcext:value-type="date">
            <text:p>30 Jun 2020</text:p>
          </table:table-cell>
          <table:table-cell table:formula="of:=[.C255]*[.B255]" office:value-type="float" office:value="11.4018691588785" calcext:value-type="float">
            <text:p>11.4018691588785</text:p>
          </table:table-cell>
          <table:table-cell table:number-columns-repeated="5"/>
        </table:table-row>
        <table:table-row table:style-name="ro1">
          <table:table-cell table:formula="of:=[.A255]" office:value-type="string" office:string-value="Report structure required defined" calcext:value-type="string">
            <text:p>Report structure required defined</text:p>
          </table:table-cell>
          <table:table-cell table:formula="of:=[.B255]" office:value-type="percentage" office:value="0.186915887850467" calcext:value-type="percentage">
            <text:p>18.69%</text:p>
          </table:table-cell>
          <table:table-cell office:value-type="float" office:value="76" calcext:value-type="float">
            <text:p>76</text:p>
          </table:table-cell>
          <table:table-cell table:formula="of:=[.D255]+1" office:value-type="date" office:date-value="2020-07-01" calcext:value-type="date">
            <text:p>01 Jul 2020</text:p>
          </table:table-cell>
          <table:table-cell table:formula="of:=[.C256]*[.B256]" office:value-type="float" office:value="14.2056074766355" calcext:value-type="float">
            <text:p>14.2056074766355</text:p>
          </table:table-cell>
          <table:table-cell table:number-columns-repeated="5"/>
        </table:table-row>
        <table:table-row table:style-name="ro1">
          <table:table-cell table:formula="of:=[.A256]" office:value-type="string" office:string-value="Report structure required defined" calcext:value-type="string">
            <text:p>Report structure required defined</text:p>
          </table:table-cell>
          <table:table-cell table:formula="of:=[.B256]" office:value-type="percentage" office:value="0.186915887850467" calcext:value-type="percentage">
            <text:p>18.69%</text:p>
          </table:table-cell>
          <table:table-cell office:value-type="float" office:value="81" calcext:value-type="float">
            <text:p>81</text:p>
          </table:table-cell>
          <table:table-cell table:formula="of:=[.D256]+1" office:value-type="date" office:date-value="2020-07-02" calcext:value-type="date">
            <text:p>02 Jul 2020</text:p>
          </table:table-cell>
          <table:table-cell table:formula="of:=[.C257]*[.B257]" office:value-type="float" office:value="15.1401869158878" calcext:value-type="float">
            <text:p>15.1401869158878</text:p>
          </table:table-cell>
          <table:table-cell table:number-columns-repeated="5"/>
        </table:table-row>
        <table:table-row table:style-name="ro1">
          <table:table-cell table:formula="of:=[.A257]" office:value-type="string" office:string-value="Report structure required defined" calcext:value-type="string">
            <text:p>Report structure required defined</text:p>
          </table:table-cell>
          <table:table-cell table:formula="of:=[.B257]" office:value-type="percentage" office:value="0.186915887850467" calcext:value-type="percentage">
            <text:p>18.69%</text:p>
          </table:table-cell>
          <table:table-cell office:value-type="float" office:value="90" calcext:value-type="float">
            <text:p>90</text:p>
          </table:table-cell>
          <table:table-cell table:formula="of:=[.D257]+1" office:value-type="date" office:date-value="2020-07-03" calcext:value-type="date">
            <text:p>03 Jul 2020</text:p>
          </table:table-cell>
          <table:table-cell table:formula="of:=[.C258]*[.B258]" office:value-type="float" office:value="16.822429906542" calcext:value-type="float">
            <text:p>16.822429906542</text:p>
          </table:table-cell>
          <table:table-cell table:number-columns-repeated="5"/>
        </table:table-row>
        <table:table-row table:style-name="ro1">
          <table:table-cell table:formula="of:=[.A258]" office:value-type="string" office:string-value="Report structure required defined" calcext:value-type="string">
            <text:p>Report structure required defined</text:p>
          </table:table-cell>
          <table:table-cell table:formula="of:=[.B258]" office:value-type="percentage" office:value="0.186915887850467" calcext:value-type="percentage">
            <text:p>18.69%</text:p>
          </table:table-cell>
          <table:table-cell office:value-type="float" office:value="60" calcext:value-type="float">
            <text:p>60</text:p>
          </table:table-cell>
          <table:table-cell table:formula="of:=[.D258]+1" office:value-type="date" office:date-value="2020-07-04" calcext:value-type="date">
            <text:p>04 Jul 2020</text:p>
          </table:table-cell>
          <table:table-cell table:formula="of:=[.C259]*[.B259]" office:value-type="float" office:value="11.214953271028" calcext:value-type="float">
            <text:p>11.214953271028</text:p>
          </table:table-cell>
          <table:table-cell table:number-columns-repeated="5"/>
        </table:table-row>
        <table:table-row table:style-name="ro1">
          <table:table-cell table:formula="of:=[.A259]" office:value-type="string" office:string-value="Report structure required defined" calcext:value-type="string">
            <text:p>Report structure required defined</text:p>
          </table:table-cell>
          <table:table-cell table:formula="of:=[.B259]" office:value-type="percentage" office:value="0.186915887850467" calcext:value-type="percentage">
            <text:p>18.69%</text:p>
          </table:table-cell>
          <table:table-cell office:value-type="float" office:value="56" calcext:value-type="float">
            <text:p>56</text:p>
          </table:table-cell>
          <table:table-cell table:formula="of:=[.D259]+1" office:value-type="date" office:date-value="2020-07-05" calcext:value-type="date">
            <text:p>05 Jul 2020</text:p>
          </table:table-cell>
          <table:table-cell table:formula="of:=[.C260]*[.B260]" office:value-type="float" office:value="10.4672897196262" calcext:value-type="float">
            <text:p>10.4672897196262</text:p>
          </table:table-cell>
          <table:table-cell table:number-columns-repeated="5"/>
        </table:table-row>
        <table:table-row table:style-name="ro1">
          <table:table-cell table:formula="of:=[.A260]" office:value-type="string" office:string-value="Report structure required defined" calcext:value-type="string">
            <text:p>Report structure required defined</text:p>
          </table:table-cell>
          <table:table-cell table:formula="of:=[.B260]" office:value-type="percentage" office:value="0.186915887850467" calcext:value-type="percentage">
            <text:p>18.69%</text:p>
          </table:table-cell>
          <table:table-cell office:value-type="float" office:value="67" calcext:value-type="float">
            <text:p>67</text:p>
          </table:table-cell>
          <table:table-cell table:formula="of:=[.D260]+1" office:value-type="date" office:date-value="2020-07-06" calcext:value-type="date">
            <text:p>06 Jul 2020</text:p>
          </table:table-cell>
          <table:table-cell table:formula="of:=[.C261]*[.B261]" office:value-type="float" office:value="12.5233644859813" calcext:value-type="float">
            <text:p>12.5233644859813</text:p>
          </table:table-cell>
          <table:table-cell table:number-columns-repeated="5"/>
        </table:table-row>
        <table:table-row table:style-name="ro1">
          <table:table-cell table:formula="of:=[.A261]" office:value-type="string" office:string-value="Report structure required defined" calcext:value-type="string">
            <text:p>Report structure required defined</text:p>
          </table:table-cell>
          <table:table-cell table:formula="of:=[.B261]" office:value-type="percentage" office:value="0.186915887850467" calcext:value-type="percentage">
            <text:p>18.69%</text:p>
          </table:table-cell>
          <table:table-cell office:value-type="float" office:value="69" calcext:value-type="float">
            <text:p>69</text:p>
          </table:table-cell>
          <table:table-cell table:formula="of:=[.D261]+1" office:value-type="date" office:date-value="2020-07-07" calcext:value-type="date">
            <text:p>07 Jul 2020</text:p>
          </table:table-cell>
          <table:table-cell table:formula="of:=[.C262]*[.B262]" office:value-type="float" office:value="12.8971962616822" calcext:value-type="float">
            <text:p>12.8971962616822</text:p>
          </table:table-cell>
          <table:table-cell table:number-columns-repeated="5"/>
        </table:table-row>
        <table:table-row table:style-name="ro1">
          <table:table-cell table:formula="of:=[.A262]" office:value-type="string" office:string-value="Report structure required defined" calcext:value-type="string">
            <text:p>Report structure required defined</text:p>
          </table:table-cell>
          <table:table-cell table:formula="of:=[.B262]" office:value-type="percentage" office:value="0.186915887850467" calcext:value-type="percentage">
            <text:p>18.69%</text:p>
          </table:table-cell>
          <table:table-cell office:value-type="float" office:value="75" calcext:value-type="float">
            <text:p>75</text:p>
          </table:table-cell>
          <table:table-cell table:formula="of:=[.D262]+1" office:value-type="date" office:date-value="2020-07-08" calcext:value-type="date">
            <text:p>08 Jul 2020</text:p>
          </table:table-cell>
          <table:table-cell table:formula="of:=[.C263]*[.B263]" office:value-type="float" office:value="14.018691588785" calcext:value-type="float">
            <text:p>14.018691588785</text:p>
          </table:table-cell>
          <table:table-cell table:number-columns-repeated="5"/>
        </table:table-row>
        <table:table-row table:style-name="ro1">
          <table:table-cell table:formula="of:=[.A263]" office:value-type="string" office:string-value="Report structure required defined" calcext:value-type="string">
            <text:p>Report structure required defined</text:p>
          </table:table-cell>
          <table:table-cell table:formula="of:=[.B263]" office:value-type="percentage" office:value="0.186915887850467" calcext:value-type="percentage">
            <text:p>18.69%</text:p>
          </table:table-cell>
          <table:table-cell office:value-type="float" office:value="88" calcext:value-type="float">
            <text:p>88</text:p>
          </table:table-cell>
          <table:table-cell table:formula="of:=[.D263]+1" office:value-type="date" office:date-value="2020-07-09" calcext:value-type="date">
            <text:p>09 Jul 2020</text:p>
          </table:table-cell>
          <table:table-cell table:formula="of:=[.C264]*[.B264]" office:value-type="float" office:value="16.4485981308411" calcext:value-type="float">
            <text:p>16.4485981308411</text:p>
          </table:table-cell>
          <table:table-cell table:number-columns-repeated="5"/>
        </table:table-row>
        <table:table-row table:style-name="ro1">
          <table:table-cell table:formula="of:=[.A264]" office:value-type="string" office:string-value="Report structure required defined" calcext:value-type="string">
            <text:p>Report structure required defined</text:p>
          </table:table-cell>
          <table:table-cell table:formula="of:=[.B264]" office:value-type="percentage" office:value="0.186915887850467" calcext:value-type="percentage">
            <text:p>18.69%</text:p>
          </table:table-cell>
          <table:table-cell office:value-type="float" office:value="53" calcext:value-type="float">
            <text:p>53</text:p>
          </table:table-cell>
          <table:table-cell table:formula="of:=[.D264]+1" office:value-type="date" office:date-value="2020-07-10" calcext:value-type="date">
            <text:p>10 Jul 2020</text:p>
          </table:table-cell>
          <table:table-cell table:formula="of:=[.C265]*[.B265]" office:value-type="float" office:value="9.90654205607475" calcext:value-type="float">
            <text:p>9.90654205607475</text:p>
          </table:table-cell>
          <table:table-cell table:number-columns-repeated="5"/>
        </table:table-row>
        <table:table-row table:style-name="ro1">
          <table:table-cell table:formula="of:=[.A265]" office:value-type="string" office:string-value="Report structure required defined" calcext:value-type="string">
            <text:p>Report structure required defined</text:p>
          </table:table-cell>
          <table:table-cell table:formula="of:=[.B265]" office:value-type="percentage" office:value="0.186915887850467" calcext:value-type="percentage">
            <text:p>18.69%</text:p>
          </table:table-cell>
          <table:table-cell office:value-type="float" office:value="86" calcext:value-type="float">
            <text:p>86</text:p>
          </table:table-cell>
          <table:table-cell table:formula="of:=[.D265]+1" office:value-type="date" office:date-value="2020-07-11" calcext:value-type="date">
            <text:p>11 Jul 2020</text:p>
          </table:table-cell>
          <table:table-cell table:formula="of:=[.C266]*[.B266]" office:value-type="float" office:value="16.0747663551402" calcext:value-type="float">
            <text:p>16.0747663551402</text:p>
          </table:table-cell>
          <table:table-cell table:number-columns-repeated="5"/>
        </table:table-row>
        <table:table-row table:style-name="ro1">
          <table:table-cell table:formula="of:=[.A266]" office:value-type="string" office:string-value="Report structure required defined" calcext:value-type="string">
            <text:p>Report structure required defined</text:p>
          </table:table-cell>
          <table:table-cell table:formula="of:=[.B266]" office:value-type="percentage" office:value="0.186915887850467" calcext:value-type="percentage">
            <text:p>18.69%</text:p>
          </table:table-cell>
          <table:table-cell office:value-type="float" office:value="67" calcext:value-type="float">
            <text:p>67</text:p>
          </table:table-cell>
          <table:table-cell table:formula="of:=[.D266]+1" office:value-type="date" office:date-value="2020-07-12" calcext:value-type="date">
            <text:p>12 Jul 2020</text:p>
          </table:table-cell>
          <table:table-cell table:formula="of:=[.C267]*[.B267]" office:value-type="float" office:value="12.5233644859813" calcext:value-type="float">
            <text:p>12.5233644859813</text:p>
          </table:table-cell>
          <table:table-cell table:number-columns-repeated="5"/>
        </table:table-row>
        <table:table-row table:style-name="ro1">
          <table:table-cell table:formula="of:=[.A267]" office:value-type="string" office:string-value="Report structure required defined" calcext:value-type="string">
            <text:p>Report structure required defined</text:p>
          </table:table-cell>
          <table:table-cell table:formula="of:=[.B267]" office:value-type="percentage" office:value="0.186915887850467" calcext:value-type="percentage">
            <text:p>18.69%</text:p>
          </table:table-cell>
          <table:table-cell office:value-type="float" office:value="83" calcext:value-type="float">
            <text:p>83</text:p>
          </table:table-cell>
          <table:table-cell table:formula="of:=[.D267]+1" office:value-type="date" office:date-value="2020-07-13" calcext:value-type="date">
            <text:p>13 Jul 2020</text:p>
          </table:table-cell>
          <table:table-cell table:formula="of:=[.C268]*[.B268]" office:value-type="float" office:value="15.5140186915888" calcext:value-type="float">
            <text:p>15.5140186915888</text:p>
          </table:table-cell>
          <table:table-cell table:number-columns-repeated="5"/>
        </table:table-row>
        <table:table-row table:style-name="ro1">
          <table:table-cell table:formula="of:=[.A268]" office:value-type="string" office:string-value="Report structure required defined" calcext:value-type="string">
            <text:p>Report structure required defined</text:p>
          </table:table-cell>
          <table:table-cell table:formula="of:=[.B268]" office:value-type="percentage" office:value="0.186915887850467" calcext:value-type="percentage">
            <text:p>18.69%</text:p>
          </table:table-cell>
          <table:table-cell office:value-type="float" office:value="70" calcext:value-type="float">
            <text:p>70</text:p>
          </table:table-cell>
          <table:table-cell table:formula="of:=[.D268]+1" office:value-type="date" office:date-value="2020-07-14" calcext:value-type="date">
            <text:p>14 Jul 2020</text:p>
          </table:table-cell>
          <table:table-cell table:formula="of:=[.C269]*[.B269]" office:value-type="float" office:value="13.0841121495327" calcext:value-type="float">
            <text:p>13.0841121495327</text:p>
          </table:table-cell>
          <table:table-cell table:number-columns-repeated="5"/>
        </table:table-row>
        <table:table-row table:style-name="ro1">
          <table:table-cell table:formula="of:=[.A269]" office:value-type="string" office:string-value="Report structure required defined" calcext:value-type="string">
            <text:p>Report structure required defined</text:p>
          </table:table-cell>
          <table:table-cell table:formula="of:=[.B269]" office:value-type="percentage" office:value="0.186915887850467" calcext:value-type="percentage">
            <text:p>18.69%</text:p>
          </table:table-cell>
          <table:table-cell office:value-type="float" office:value="77" calcext:value-type="float">
            <text:p>77</text:p>
          </table:table-cell>
          <table:table-cell table:formula="of:=[.D269]+1" office:value-type="date" office:date-value="2020-07-15" calcext:value-type="date">
            <text:p>15 Jul 2020</text:p>
          </table:table-cell>
          <table:table-cell table:formula="of:=[.C270]*[.B270]" office:value-type="float" office:value="14.392523364486" calcext:value-type="float">
            <text:p>14.392523364486</text:p>
          </table:table-cell>
          <table:table-cell table:number-columns-repeated="5"/>
        </table:table-row>
        <table:table-row table:style-name="ro1">
          <table:table-cell table:formula="of:=[.A270]" office:value-type="string" office:string-value="Report structure required defined" calcext:value-type="string">
            <text:p>Report structure required defined</text:p>
          </table:table-cell>
          <table:table-cell table:formula="of:=[.B270]" office:value-type="percentage" office:value="0.186915887850467" calcext:value-type="percentage">
            <text:p>18.69%</text:p>
          </table:table-cell>
          <table:table-cell office:value-type="float" office:value="83" calcext:value-type="float">
            <text:p>83</text:p>
          </table:table-cell>
          <table:table-cell table:formula="of:=[.D270]+1" office:value-type="date" office:date-value="2020-07-16" calcext:value-type="date">
            <text:p>16 Jul 2020</text:p>
          </table:table-cell>
          <table:table-cell table:formula="of:=[.C271]*[.B271]" office:value-type="float" office:value="15.5140186915888" calcext:value-type="float">
            <text:p>15.5140186915888</text:p>
          </table:table-cell>
          <table:table-cell table:number-columns-repeated="5"/>
        </table:table-row>
        <table:table-row table:style-name="ro1">
          <table:table-cell table:formula="of:=[.A271]" office:value-type="string" office:string-value="Report structure required defined" calcext:value-type="string">
            <text:p>Report structure required defined</text:p>
          </table:table-cell>
          <table:table-cell table:formula="of:=[.B271]" office:value-type="percentage" office:value="0.186915887850467" calcext:value-type="percentage">
            <text:p>18.69%</text:p>
          </table:table-cell>
          <table:table-cell office:value-type="float" office:value="55" calcext:value-type="float">
            <text:p>55</text:p>
          </table:table-cell>
          <table:table-cell table:formula="of:=[.D271]+1" office:value-type="date" office:date-value="2020-07-17" calcext:value-type="date">
            <text:p>17 Jul 2020</text:p>
          </table:table-cell>
          <table:table-cell table:formula="of:=[.C272]*[.B272]" office:value-type="float" office:value="10.2803738317757" calcext:value-type="float">
            <text:p>10.2803738317757</text:p>
          </table:table-cell>
          <table:table-cell table:number-columns-repeated="5"/>
        </table:table-row>
        <table:table-row table:style-name="ro1">
          <table:table-cell table:formula="of:=[.A272]" office:value-type="string" office:string-value="Report structure required defined" calcext:value-type="string">
            <text:p>Report structure required defined</text:p>
          </table:table-cell>
          <table:table-cell table:formula="of:=[.B272]" office:value-type="percentage" office:value="0.186915887850467" calcext:value-type="percentage">
            <text:p>18.69%</text:p>
          </table:table-cell>
          <table:table-cell office:value-type="float" office:value="80" calcext:value-type="float">
            <text:p>80</text:p>
          </table:table-cell>
          <table:table-cell table:formula="of:=[.D272]+1" office:value-type="date" office:date-value="2020-07-18" calcext:value-type="date">
            <text:p>18 Jul 2020</text:p>
          </table:table-cell>
          <table:table-cell table:formula="of:=[.C273]*[.B273]" office:value-type="float" office:value="14.9532710280374" calcext:value-type="float">
            <text:p>14.9532710280374</text:p>
          </table:table-cell>
          <table:table-cell table:number-columns-repeated="5"/>
        </table:table-row>
        <table:table-row table:style-name="ro1">
          <table:table-cell table:formula="of:=[.A273]" office:value-type="string" office:string-value="Report structure required defined" calcext:value-type="string">
            <text:p>Report structure required defined</text:p>
          </table:table-cell>
          <table:table-cell table:formula="of:=[.B273]" office:value-type="percentage" office:value="0.186915887850467" calcext:value-type="percentage">
            <text:p>18.69%</text:p>
          </table:table-cell>
          <table:table-cell office:value-type="float" office:value="56" calcext:value-type="float">
            <text:p>56</text:p>
          </table:table-cell>
          <table:table-cell table:formula="of:=[.D273]+1" office:value-type="date" office:date-value="2020-07-19" calcext:value-type="date">
            <text:p>19 Jul 2020</text:p>
          </table:table-cell>
          <table:table-cell table:formula="of:=[.C274]*[.B274]" office:value-type="float" office:value="10.4672897196262" calcext:value-type="float">
            <text:p>10.4672897196262</text:p>
          </table:table-cell>
          <table:table-cell table:number-columns-repeated="5"/>
        </table:table-row>
        <table:table-row table:style-name="ro1">
          <table:table-cell table:formula="of:=[.A274]" office:value-type="string" office:string-value="Report structure required defined" calcext:value-type="string">
            <text:p>Report structure required defined</text:p>
          </table:table-cell>
          <table:table-cell table:formula="of:=[.B274]" office:value-type="percentage" office:value="0.186915887850467" calcext:value-type="percentage">
            <text:p>18.69%</text:p>
          </table:table-cell>
          <table:table-cell office:value-type="float" office:value="89" calcext:value-type="float">
            <text:p>89</text:p>
          </table:table-cell>
          <table:table-cell table:formula="of:=[.D274]+1" office:value-type="date" office:date-value="2020-07-20" calcext:value-type="date">
            <text:p>20 Jul 2020</text:p>
          </table:table-cell>
          <table:table-cell table:formula="of:=[.C275]*[.B275]" office:value-type="float" office:value="16.6355140186916" calcext:value-type="float">
            <text:p>16.6355140186916</text:p>
          </table:table-cell>
          <table:table-cell table:number-columns-repeated="5"/>
        </table:table-row>
        <table:table-row table:style-name="ro1">
          <table:table-cell table:formula="of:=[.A275]" office:value-type="string" office:string-value="Report structure required defined" calcext:value-type="string">
            <text:p>Report structure required defined</text:p>
          </table:table-cell>
          <table:table-cell table:formula="of:=[.B275]" office:value-type="percentage" office:value="0.186915887850467" calcext:value-type="percentage">
            <text:p>18.69%</text:p>
          </table:table-cell>
          <table:table-cell office:value-type="float" office:value="89" calcext:value-type="float">
            <text:p>89</text:p>
          </table:table-cell>
          <table:table-cell table:formula="of:=[.D275]+1" office:value-type="date" office:date-value="2020-07-21" calcext:value-type="date">
            <text:p>21 Jul 2020</text:p>
          </table:table-cell>
          <table:table-cell table:formula="of:=[.C276]*[.B276]" office:value-type="float" office:value="16.6355140186916" calcext:value-type="float">
            <text:p>16.6355140186916</text:p>
          </table:table-cell>
          <table:table-cell table:number-columns-repeated="5"/>
        </table:table-row>
        <table:table-row table:style-name="ro1">
          <table:table-cell table:formula="of:=[.A276]" office:value-type="string" office:string-value="Report structure required defined" calcext:value-type="string">
            <text:p>Report structure required defined</text:p>
          </table:table-cell>
          <table:table-cell table:formula="of:=[.B276]" office:value-type="percentage" office:value="0.186915887850467" calcext:value-type="percentage">
            <text:p>18.69%</text:p>
          </table:table-cell>
          <table:table-cell office:value-type="float" office:value="72" calcext:value-type="float">
            <text:p>72</text:p>
          </table:table-cell>
          <table:table-cell table:formula="of:=[.D276]+1" office:value-type="date" office:date-value="2020-07-22" calcext:value-type="date">
            <text:p>22 Jul 2020</text:p>
          </table:table-cell>
          <table:table-cell table:formula="of:=[.C277]*[.B277]" office:value-type="float" office:value="13.4579439252336" calcext:value-type="float">
            <text:p>13.4579439252336</text:p>
          </table:table-cell>
          <table:table-cell table:number-columns-repeated="5"/>
        </table:table-row>
        <table:table-row table:style-name="ro1">
          <table:table-cell table:formula="of:=[.A277]" office:value-type="string" office:string-value="Report structure required defined" calcext:value-type="string">
            <text:p>Report structure required defined</text:p>
          </table:table-cell>
          <table:table-cell table:formula="of:=[.B277]" office:value-type="percentage" office:value="0.186915887850467" calcext:value-type="percentage">
            <text:p>18.69%</text:p>
          </table:table-cell>
          <table:table-cell office:value-type="float" office:value="70" calcext:value-type="float">
            <text:p>70</text:p>
          </table:table-cell>
          <table:table-cell table:formula="of:=[.D277]+1" office:value-type="date" office:date-value="2020-07-23" calcext:value-type="date">
            <text:p>23 Jul 2020</text:p>
          </table:table-cell>
          <table:table-cell table:formula="of:=[.C278]*[.B278]" office:value-type="float" office:value="13.0841121495327" calcext:value-type="float">
            <text:p>13.0841121495327</text:p>
          </table:table-cell>
          <table:table-cell table:number-columns-repeated="5"/>
        </table:table-row>
        <table:table-row table:style-name="ro1">
          <table:table-cell table:formula="of:=[.A278]" office:value-type="string" office:string-value="Report structure required defined" calcext:value-type="string">
            <text:p>Report structure required defined</text:p>
          </table:table-cell>
          <table:table-cell table:formula="of:=[.B278]" office:value-type="percentage" office:value="0.186915887850467" calcext:value-type="percentage">
            <text:p>18.69%</text:p>
          </table:table-cell>
          <table:table-cell office:value-type="float" office:value="77" calcext:value-type="float">
            <text:p>77</text:p>
          </table:table-cell>
          <table:table-cell table:formula="of:=[.D278]+1" office:value-type="date" office:date-value="2020-07-24" calcext:value-type="date">
            <text:p>24 Jul 2020</text:p>
          </table:table-cell>
          <table:table-cell table:formula="of:=[.C279]*[.B279]" office:value-type="float" office:value="14.392523364486" calcext:value-type="float">
            <text:p>14.392523364486</text:p>
          </table:table-cell>
          <table:table-cell table:number-columns-repeated="5"/>
        </table:table-row>
        <table:table-row table:style-name="ro1">
          <table:table-cell table:formula="of:=[.A279]" office:value-type="string" office:string-value="Report structure required defined" calcext:value-type="string">
            <text:p>Report structure required defined</text:p>
          </table:table-cell>
          <table:table-cell table:formula="of:=[.B279]" office:value-type="percentage" office:value="0.186915887850467" calcext:value-type="percentage">
            <text:p>18.69%</text:p>
          </table:table-cell>
          <table:table-cell office:value-type="float" office:value="68" calcext:value-type="float">
            <text:p>68</text:p>
          </table:table-cell>
          <table:table-cell table:formula="of:=[.D279]+1" office:value-type="date" office:date-value="2020-07-25" calcext:value-type="date">
            <text:p>25 Jul 2020</text:p>
          </table:table-cell>
          <table:table-cell table:formula="of:=[.C280]*[.B280]" office:value-type="float" office:value="12.7102803738318" calcext:value-type="float">
            <text:p>12.7102803738318</text:p>
          </table:table-cell>
          <table:table-cell table:number-columns-repeated="5"/>
        </table:table-row>
        <table:table-row table:style-name="ro1">
          <table:table-cell table:formula="of:=[.A280]" office:value-type="string" office:string-value="Report structure required defined" calcext:value-type="string">
            <text:p>Report structure required defined</text:p>
          </table:table-cell>
          <table:table-cell table:formula="of:=[.B280]" office:value-type="percentage" office:value="0.186915887850467" calcext:value-type="percentage">
            <text:p>18.69%</text:p>
          </table:table-cell>
          <table:table-cell office:value-type="float" office:value="52" calcext:value-type="float">
            <text:p>52</text:p>
          </table:table-cell>
          <table:table-cell table:formula="of:=[.D280]+1" office:value-type="date" office:date-value="2020-07-26" calcext:value-type="date">
            <text:p>26 Jul 2020</text:p>
          </table:table-cell>
          <table:table-cell table:formula="of:=[.C281]*[.B281]" office:value-type="float" office:value="9.71962616822428" calcext:value-type="float">
            <text:p>9.71962616822428</text:p>
          </table:table-cell>
          <table:table-cell table:number-columns-repeated="5"/>
        </table:table-row>
        <table:table-row table:style-name="ro1">
          <table:table-cell table:formula="of:=[.A281]" office:value-type="string" office:string-value="Report structure required defined" calcext:value-type="string">
            <text:p>Report structure required defined</text:p>
          </table:table-cell>
          <table:table-cell table:formula="of:=[.B281]" office:value-type="percentage" office:value="0.186915887850467" calcext:value-type="percentage">
            <text:p>18.69%</text:p>
          </table:table-cell>
          <table:table-cell office:value-type="float" office:value="63" calcext:value-type="float">
            <text:p>63</text:p>
          </table:table-cell>
          <table:table-cell table:formula="of:=[.D281]+1" office:value-type="date" office:date-value="2020-07-27" calcext:value-type="date">
            <text:p>27 Jul 2020</text:p>
          </table:table-cell>
          <table:table-cell table:formula="of:=[.C282]*[.B282]" office:value-type="float" office:value="11.7757009345794" calcext:value-type="float">
            <text:p>11.7757009345794</text:p>
          </table:table-cell>
          <table:table-cell table:number-columns-repeated="5"/>
        </table:table-row>
        <table:table-row table:style-name="ro1">
          <table:table-cell table:formula="of:=[.A282]" office:value-type="string" office:string-value="Report structure required defined" calcext:value-type="string">
            <text:p>Report structure required defined</text:p>
          </table:table-cell>
          <table:table-cell table:formula="of:=[.B282]" office:value-type="percentage" office:value="0.186915887850467" calcext:value-type="percentage">
            <text:p>18.69%</text:p>
          </table:table-cell>
          <table:table-cell office:value-type="float" office:value="55" calcext:value-type="float">
            <text:p>55</text:p>
          </table:table-cell>
          <table:table-cell table:formula="of:=[.D282]+1" office:value-type="date" office:date-value="2020-07-28" calcext:value-type="date">
            <text:p>28 Jul 2020</text:p>
          </table:table-cell>
          <table:table-cell table:formula="of:=[.C283]*[.B283]" office:value-type="float" office:value="10.2803738317757" calcext:value-type="float">
            <text:p>10.2803738317757</text:p>
          </table:table-cell>
          <table:table-cell table:number-columns-repeated="5"/>
        </table:table-row>
        <table:table-row table:style-name="ro1">
          <table:table-cell table:formula="of:=[.A283]" office:value-type="string" office:string-value="Report structure required defined" calcext:value-type="string">
            <text:p>Report structure required defined</text:p>
          </table:table-cell>
          <table:table-cell table:formula="of:=[.B283]" office:value-type="percentage" office:value="0.186915887850467" calcext:value-type="percentage">
            <text:p>18.69%</text:p>
          </table:table-cell>
          <table:table-cell office:value-type="float" office:value="63" calcext:value-type="float">
            <text:p>63</text:p>
          </table:table-cell>
          <table:table-cell table:formula="of:=[.D283]+1" office:value-type="date" office:date-value="2020-07-29" calcext:value-type="date">
            <text:p>29 Jul 2020</text:p>
          </table:table-cell>
          <table:table-cell table:formula="of:=[.C284]*[.B284]" office:value-type="float" office:value="11.7757009345794" calcext:value-type="float">
            <text:p>11.7757009345794</text:p>
          </table:table-cell>
          <table:table-cell table:number-columns-repeated="5"/>
        </table:table-row>
        <table:table-row table:style-name="ro1">
          <table:table-cell table:formula="of:=[.A284]" office:value-type="string" office:string-value="Report structure required defined" calcext:value-type="string">
            <text:p>Report structure required defined</text:p>
          </table:table-cell>
          <table:table-cell table:formula="of:=[.B284]" office:value-type="percentage" office:value="0.186915887850467" calcext:value-type="percentage">
            <text:p>18.69%</text:p>
          </table:table-cell>
          <table:table-cell office:value-type="float" office:value="85" calcext:value-type="float">
            <text:p>85</text:p>
          </table:table-cell>
          <table:table-cell table:formula="of:=[.D284]+1" office:value-type="date" office:date-value="2020-07-30" calcext:value-type="date">
            <text:p>30 Jul 2020</text:p>
          </table:table-cell>
          <table:table-cell table:formula="of:=[.C285]*[.B285]" office:value-type="float" office:value="15.8878504672897" calcext:value-type="float">
            <text:p>15.8878504672897</text:p>
          </table:table-cell>
          <table:table-cell table:number-columns-repeated="5"/>
        </table:table-row>
        <table:table-row table:style-name="ro1">
          <table:table-cell table:formula="of:=[.A285]" office:value-type="string" office:string-value="Report structure required defined" calcext:value-type="string">
            <text:p>Report structure required defined</text:p>
          </table:table-cell>
          <table:table-cell table:formula="of:=[.B285]" office:value-type="percentage" office:value="0.186915887850467" calcext:value-type="percentage">
            <text:p>18.69%</text:p>
          </table:table-cell>
          <table:table-cell office:value-type="float" office:value="53" calcext:value-type="float">
            <text:p>53</text:p>
          </table:table-cell>
          <table:table-cell table:formula="of:=[.D285]+1" office:value-type="date" office:date-value="2020-07-31" calcext:value-type="date">
            <text:p>31 Jul 2020</text:p>
          </table:table-cell>
          <table:table-cell table:formula="of:=[.C286]*[.B286]" office:value-type="float" office:value="9.90654205607475" calcext:value-type="float">
            <text:p>9.90654205607475</text:p>
          </table:table-cell>
          <table:table-cell table:number-columns-repeated="5"/>
        </table:table-row>
        <table:table-row table:style-name="ro1">
          <table:table-cell table:formula="of:=[.A286]" office:value-type="string" office:string-value="Report structure required defined" calcext:value-type="string">
            <text:p>Report structure required defined</text:p>
          </table:table-cell>
          <table:table-cell table:formula="of:=[.B286]" office:value-type="percentage" office:value="0.186915887850467" calcext:value-type="percentage">
            <text:p>18.69%</text:p>
          </table:table-cell>
          <table:table-cell office:value-type="float" office:value="81" calcext:value-type="float">
            <text:p>81</text:p>
          </table:table-cell>
          <table:table-cell table:formula="of:=[.D286]+1" office:value-type="date" office:date-value="2020-08-01" calcext:value-type="date">
            <text:p>01 Aug 2020</text:p>
          </table:table-cell>
          <table:table-cell table:formula="of:=[.C287]*[.B287]" office:value-type="float" office:value="15.1401869158878" calcext:value-type="float">
            <text:p>15.1401869158878</text:p>
          </table:table-cell>
          <table:table-cell table:number-columns-repeated="5"/>
        </table:table-row>
        <table:table-row table:style-name="ro1">
          <table:table-cell table:formula="of:=[.A287]" office:value-type="string" office:string-value="Report structure required defined" calcext:value-type="string">
            <text:p>Report structure required defined</text:p>
          </table:table-cell>
          <table:table-cell table:formula="of:=[.B287]" office:value-type="percentage" office:value="0.186915887850467" calcext:value-type="percentage">
            <text:p>18.69%</text:p>
          </table:table-cell>
          <table:table-cell office:value-type="float" office:value="78" calcext:value-type="float">
            <text:p>78</text:p>
          </table:table-cell>
          <table:table-cell table:formula="of:=[.D287]+1" office:value-type="date" office:date-value="2020-08-02" calcext:value-type="date">
            <text:p>02 Aug 2020</text:p>
          </table:table-cell>
          <table:table-cell table:formula="of:=[.C288]*[.B288]" office:value-type="float" office:value="14.5794392523364" calcext:value-type="float">
            <text:p>14.5794392523364</text:p>
          </table:table-cell>
          <table:table-cell table:number-columns-repeated="5"/>
        </table:table-row>
        <table:table-row table:style-name="ro1">
          <table:table-cell table:formula="of:=[.A288]" office:value-type="string" office:string-value="Report structure required defined" calcext:value-type="string">
            <text:p>Report structure required defined</text:p>
          </table:table-cell>
          <table:table-cell table:formula="of:=[.B288]" office:value-type="percentage" office:value="0.186915887850467" calcext:value-type="percentage">
            <text:p>18.69%</text:p>
          </table:table-cell>
          <table:table-cell office:value-type="float" office:value="58" calcext:value-type="float">
            <text:p>58</text:p>
          </table:table-cell>
          <table:table-cell table:formula="of:=[.D288]+1" office:value-type="date" office:date-value="2020-08-03" calcext:value-type="date">
            <text:p>03 Aug 2020</text:p>
          </table:table-cell>
          <table:table-cell table:formula="of:=[.C289]*[.B289]" office:value-type="float" office:value="10.8411214953271" calcext:value-type="float">
            <text:p>10.8411214953271</text:p>
          </table:table-cell>
          <table:table-cell table:number-columns-repeated="5"/>
        </table:table-row>
        <table:table-row table:style-name="ro1">
          <table:table-cell table:formula="of:=[.A289]" office:value-type="string" office:string-value="Report structure required defined" calcext:value-type="string">
            <text:p>Report structure required defined</text:p>
          </table:table-cell>
          <table:table-cell table:formula="of:=[.B289]" office:value-type="percentage" office:value="0.186915887850467" calcext:value-type="percentage">
            <text:p>18.69%</text:p>
          </table:table-cell>
          <table:table-cell office:value-type="float" office:value="73" calcext:value-type="float">
            <text:p>73</text:p>
          </table:table-cell>
          <table:table-cell table:formula="of:=[.D289]+1" office:value-type="date" office:date-value="2020-08-04" calcext:value-type="date">
            <text:p>04 Aug 2020</text:p>
          </table:table-cell>
          <table:table-cell table:formula="of:=[.C290]*[.B290]" office:value-type="float" office:value="13.6448598130841" calcext:value-type="float">
            <text:p>13.6448598130841</text:p>
          </table:table-cell>
          <table:table-cell table:number-columns-repeated="5"/>
        </table:table-row>
        <table:table-row table:style-name="ro1">
          <table:table-cell table:formula="of:=[.A290]" office:value-type="string" office:string-value="Report structure required defined" calcext:value-type="string">
            <text:p>Report structure required defined</text:p>
          </table:table-cell>
          <table:table-cell table:formula="of:=[.B290]" office:value-type="percentage" office:value="0.186915887850467" calcext:value-type="percentage">
            <text:p>18.69%</text:p>
          </table:table-cell>
          <table:table-cell office:value-type="float" office:value="55" calcext:value-type="float">
            <text:p>55</text:p>
          </table:table-cell>
          <table:table-cell table:formula="of:=[.D290]+1" office:value-type="date" office:date-value="2020-08-05" calcext:value-type="date">
            <text:p>05 Aug 2020</text:p>
          </table:table-cell>
          <table:table-cell table:formula="of:=[.C291]*[.B291]" office:value-type="float" office:value="10.2803738317757" calcext:value-type="float">
            <text:p>10.2803738317757</text:p>
          </table:table-cell>
          <table:table-cell table:number-columns-repeated="5"/>
        </table:table-row>
        <table:table-row table:style-name="ro1">
          <table:table-cell table:formula="of:=[.A291]" office:value-type="string" office:string-value="Report structure required defined" calcext:value-type="string">
            <text:p>Report structure required defined</text:p>
          </table:table-cell>
          <table:table-cell table:formula="of:=[.B291]" office:value-type="percentage" office:value="0.186915887850467" calcext:value-type="percentage">
            <text:p>18.69%</text:p>
          </table:table-cell>
          <table:table-cell office:value-type="float" office:value="75" calcext:value-type="float">
            <text:p>75</text:p>
          </table:table-cell>
          <table:table-cell table:formula="of:=[.D291]+1" office:value-type="date" office:date-value="2020-08-06" calcext:value-type="date">
            <text:p>06 Aug 2020</text:p>
          </table:table-cell>
          <table:table-cell table:formula="of:=[.C292]*[.B292]" office:value-type="float" office:value="14.018691588785" calcext:value-type="float">
            <text:p>14.018691588785</text:p>
          </table:table-cell>
          <table:table-cell table:number-columns-repeated="5"/>
        </table:table-row>
        <table:table-row table:style-name="ro1">
          <table:table-cell table:formula="of:=[.A292]" office:value-type="string" office:string-value="Report structure required defined" calcext:value-type="string">
            <text:p>Report structure required defined</text:p>
          </table:table-cell>
          <table:table-cell table:formula="of:=[.B292]" office:value-type="percentage" office:value="0.186915887850467" calcext:value-type="percentage">
            <text:p>18.69%</text:p>
          </table:table-cell>
          <table:table-cell office:value-type="float" office:value="85" calcext:value-type="float">
            <text:p>85</text:p>
          </table:table-cell>
          <table:table-cell table:formula="of:=[.D292]+1" office:value-type="date" office:date-value="2020-08-07" calcext:value-type="date">
            <text:p>07 Aug 2020</text:p>
          </table:table-cell>
          <table:table-cell table:formula="of:=[.C293]*[.B293]" office:value-type="float" office:value="15.8878504672897" calcext:value-type="float">
            <text:p>15.8878504672897</text:p>
          </table:table-cell>
          <table:table-cell table:number-columns-repeated="5"/>
        </table:table-row>
        <table:table-row table:style-name="ro1">
          <table:table-cell table:formula="of:=[.A293]" office:value-type="string" office:string-value="Report structure required defined" calcext:value-type="string">
            <text:p>Report structure required defined</text:p>
          </table:table-cell>
          <table:table-cell table:formula="of:=[.B293]" office:value-type="percentage" office:value="0.186915887850467" calcext:value-type="percentage">
            <text:p>18.69%</text:p>
          </table:table-cell>
          <table:table-cell office:value-type="float" office:value="61" calcext:value-type="float">
            <text:p>61</text:p>
          </table:table-cell>
          <table:table-cell table:formula="of:=[.D293]+1" office:value-type="date" office:date-value="2020-08-08" calcext:value-type="date">
            <text:p>08 Aug 2020</text:p>
          </table:table-cell>
          <table:table-cell table:formula="of:=[.C294]*[.B294]" office:value-type="float" office:value="11.4018691588785" calcext:value-type="float">
            <text:p>11.4018691588785</text:p>
          </table:table-cell>
          <table:table-cell table:number-columns-repeated="5"/>
        </table:table-row>
        <table:table-row table:style-name="ro1">
          <table:table-cell table:formula="of:=[.A294]" office:value-type="string" office:string-value="Report structure required defined" calcext:value-type="string">
            <text:p>Report structure required defined</text:p>
          </table:table-cell>
          <table:table-cell table:formula="of:=[.B294]" office:value-type="percentage" office:value="0.186915887850467" calcext:value-type="percentage">
            <text:p>18.69%</text:p>
          </table:table-cell>
          <table:table-cell office:value-type="float" office:value="60" calcext:value-type="float">
            <text:p>60</text:p>
          </table:table-cell>
          <table:table-cell table:formula="of:=[.D294]+1" office:value-type="date" office:date-value="2020-08-09" calcext:value-type="date">
            <text:p>09 Aug 2020</text:p>
          </table:table-cell>
          <table:table-cell table:formula="of:=[.C295]*[.B295]" office:value-type="float" office:value="11.214953271028" calcext:value-type="float">
            <text:p>11.214953271028</text:p>
          </table:table-cell>
          <table:table-cell table:number-columns-repeated="5"/>
        </table:table-row>
        <table:table-row table:style-name="ro1">
          <table:table-cell table:formula="of:=[.A295]" office:value-type="string" office:string-value="Report structure required defined" calcext:value-type="string">
            <text:p>Report structure required defined</text:p>
          </table:table-cell>
          <table:table-cell table:formula="of:=[.B295]" office:value-type="percentage" office:value="0.186915887850467" calcext:value-type="percentage">
            <text:p>18.69%</text:p>
          </table:table-cell>
          <table:table-cell office:value-type="float" office:value="64" calcext:value-type="float">
            <text:p>64</text:p>
          </table:table-cell>
          <table:table-cell table:formula="of:=[.D295]+1" office:value-type="date" office:date-value="2020-08-10" calcext:value-type="date">
            <text:p>10 Aug 2020</text:p>
          </table:table-cell>
          <table:table-cell table:formula="of:=[.C296]*[.B296]" office:value-type="float" office:value="11.9626168224299" calcext:value-type="float">
            <text:p>11.9626168224299</text:p>
          </table:table-cell>
          <table:table-cell table:number-columns-repeated="5"/>
        </table:table-row>
        <table:table-row table:style-name="ro1">
          <table:table-cell table:formula="of:=[.A296]" office:value-type="string" office:string-value="Report structure required defined" calcext:value-type="string">
            <text:p>Report structure required defined</text:p>
          </table:table-cell>
          <table:table-cell table:formula="of:=[.B296]" office:value-type="percentage" office:value="0.186915887850467" calcext:value-type="percentage">
            <text:p>18.69%</text:p>
          </table:table-cell>
          <table:table-cell office:value-type="float" office:value="59" calcext:value-type="float">
            <text:p>59</text:p>
          </table:table-cell>
          <table:table-cell table:formula="of:=[.D296]+1" office:value-type="date" office:date-value="2020-08-11" calcext:value-type="date">
            <text:p>11 Aug 2020</text:p>
          </table:table-cell>
          <table:table-cell table:formula="of:=[.C297]*[.B297]" office:value-type="float" office:value="11.0280373831776" calcext:value-type="float">
            <text:p>11.0280373831776</text:p>
          </table:table-cell>
          <table:table-cell table:number-columns-repeated="5"/>
        </table:table-row>
        <table:table-row table:style-name="ro1">
          <table:table-cell table:formula="of:=[.A297]" office:value-type="string" office:string-value="Report structure required defined" calcext:value-type="string">
            <text:p>Report structure required defined</text:p>
          </table:table-cell>
          <table:table-cell table:formula="of:=[.B297]" office:value-type="percentage" office:value="0.186915887850467" calcext:value-type="percentage">
            <text:p>18.69%</text:p>
          </table:table-cell>
          <table:table-cell office:value-type="float" office:value="86" calcext:value-type="float">
            <text:p>86</text:p>
          </table:table-cell>
          <table:table-cell table:formula="of:=[.D297]+1" office:value-type="date" office:date-value="2020-08-12" calcext:value-type="date">
            <text:p>12 Aug 2020</text:p>
          </table:table-cell>
          <table:table-cell table:formula="of:=[.C298]*[.B298]" office:value-type="float" office:value="16.0747663551402" calcext:value-type="float">
            <text:p>16.0747663551402</text:p>
          </table:table-cell>
          <table:table-cell table:number-columns-repeated="5"/>
        </table:table-row>
        <table:table-row table:style-name="ro1">
          <table:table-cell table:formula="of:=[.A298]" office:value-type="string" office:string-value="Report structure required defined" calcext:value-type="string">
            <text:p>Report structure required defined</text:p>
          </table:table-cell>
          <table:table-cell table:formula="of:=[.B298]" office:value-type="percentage" office:value="0.186915887850467" calcext:value-type="percentage">
            <text:p>18.69%</text:p>
          </table:table-cell>
          <table:table-cell office:value-type="float" office:value="71" calcext:value-type="float">
            <text:p>71</text:p>
          </table:table-cell>
          <table:table-cell table:formula="of:=[.D298]+1" office:value-type="date" office:date-value="2020-08-13" calcext:value-type="date">
            <text:p>13 Aug 2020</text:p>
          </table:table-cell>
          <table:table-cell table:formula="of:=[.C299]*[.B299]" office:value-type="float" office:value="13.2710280373832" calcext:value-type="float">
            <text:p>13.2710280373832</text:p>
          </table:table-cell>
          <table:table-cell table:number-columns-repeated="5"/>
        </table:table-row>
        <table:table-row table:style-name="ro1">
          <table:table-cell table:formula="of:=[.A299]" office:value-type="string" office:string-value="Report structure required defined" calcext:value-type="string">
            <text:p>Report structure required defined</text:p>
          </table:table-cell>
          <table:table-cell table:formula="of:=[.B299]" office:value-type="percentage" office:value="0.186915887850467" calcext:value-type="percentage">
            <text:p>18.69%</text:p>
          </table:table-cell>
          <table:table-cell office:value-type="float" office:value="80" calcext:value-type="float">
            <text:p>80</text:p>
          </table:table-cell>
          <table:table-cell table:formula="of:=[.D299]+1" office:value-type="date" office:date-value="2020-08-14" calcext:value-type="date">
            <text:p>14 Aug 2020</text:p>
          </table:table-cell>
          <table:table-cell table:formula="of:=[.C300]*[.B300]" office:value-type="float" office:value="14.9532710280374" calcext:value-type="float">
            <text:p>14.9532710280374</text:p>
          </table:table-cell>
          <table:table-cell table:number-columns-repeated="5"/>
        </table:table-row>
        <table:table-row table:style-name="ro1">
          <table:table-cell table:formula="of:=[.A300]" office:value-type="string" office:string-value="Report structure required defined" calcext:value-type="string">
            <text:p>Report structure required defined</text:p>
          </table:table-cell>
          <table:table-cell table:formula="of:=[.B300]" office:value-type="percentage" office:value="0.186915887850467" calcext:value-type="percentage">
            <text:p>18.69%</text:p>
          </table:table-cell>
          <table:table-cell office:value-type="float" office:value="72" calcext:value-type="float">
            <text:p>72</text:p>
          </table:table-cell>
          <table:table-cell table:formula="of:=[.D300]+1" office:value-type="date" office:date-value="2020-08-15" calcext:value-type="date">
            <text:p>15 Aug 2020</text:p>
          </table:table-cell>
          <table:table-cell table:formula="of:=[.C301]*[.B301]" office:value-type="float" office:value="13.4579439252336" calcext:value-type="float">
            <text:p>13.4579439252336</text:p>
          </table:table-cell>
          <table:table-cell table:number-columns-repeated="5"/>
        </table:table-row>
        <table:table-row table:style-name="ro1">
          <table:table-cell table:formula="of:=[.A301]" office:value-type="string" office:string-value="Report structure required defined" calcext:value-type="string">
            <text:p>Report structure required defined</text:p>
          </table:table-cell>
          <table:table-cell table:formula="of:=[.B301]" office:value-type="percentage" office:value="0.186915887850467" calcext:value-type="percentage">
            <text:p>18.69%</text:p>
          </table:table-cell>
          <table:table-cell office:value-type="float" office:value="79" calcext:value-type="float">
            <text:p>79</text:p>
          </table:table-cell>
          <table:table-cell table:formula="of:=[.D301]+1" office:value-type="date" office:date-value="2020-08-16" calcext:value-type="date">
            <text:p>16 Aug 2020</text:p>
          </table:table-cell>
          <table:table-cell table:formula="of:=[.C302]*[.B302]" office:value-type="float" office:value="14.7663551401869" calcext:value-type="float">
            <text:p>14.7663551401869</text:p>
          </table:table-cell>
          <table:table-cell table:number-columns-repeated="5"/>
        </table:table-row>
        <table:table-row table:style-name="ro1">
          <table:table-cell table:formula="of:=[.A302]" office:value-type="string" office:string-value="Report structure required defined" calcext:value-type="string">
            <text:p>Report structure required defined</text:p>
          </table:table-cell>
          <table:table-cell table:formula="of:=[.B302]" office:value-type="percentage" office:value="0.186915887850467" calcext:value-type="percentage">
            <text:p>18.69%</text:p>
          </table:table-cell>
          <table:table-cell office:value-type="float" office:value="55" calcext:value-type="float">
            <text:p>55</text:p>
          </table:table-cell>
          <table:table-cell table:formula="of:=[.D302]+1" office:value-type="date" office:date-value="2020-08-17" calcext:value-type="date">
            <text:p>17 Aug 2020</text:p>
          </table:table-cell>
          <table:table-cell table:formula="of:=[.C303]*[.B303]" office:value-type="float" office:value="10.2803738317757" calcext:value-type="float">
            <text:p>10.2803738317757</text:p>
          </table:table-cell>
          <table:table-cell table:number-columns-repeated="5"/>
        </table:table-row>
        <table:table-row table:style-name="ro1">
          <table:table-cell table:formula="of:=[.A303]" office:value-type="string" office:string-value="Report structure required defined" calcext:value-type="string">
            <text:p>Report structure required defined</text:p>
          </table:table-cell>
          <table:table-cell table:formula="of:=[.B303]" office:value-type="percentage" office:value="0.186915887850467" calcext:value-type="percentage">
            <text:p>18.69%</text:p>
          </table:table-cell>
          <table:table-cell office:value-type="float" office:value="62" calcext:value-type="float">
            <text:p>62</text:p>
          </table:table-cell>
          <table:table-cell table:formula="of:=[.D303]+1" office:value-type="date" office:date-value="2020-08-18" calcext:value-type="date">
            <text:p>18 Aug 2020</text:p>
          </table:table-cell>
          <table:table-cell table:formula="of:=[.C304]*[.B304]" office:value-type="float" office:value="11.588785046729" calcext:value-type="float">
            <text:p>11.588785046729</text:p>
          </table:table-cell>
          <table:table-cell table:number-columns-repeated="5"/>
        </table:table-row>
        <table:table-row table:style-name="ro1">
          <table:table-cell table:formula="of:=[.A304]" office:value-type="string" office:string-value="Report structure required defined" calcext:value-type="string">
            <text:p>Report structure required defined</text:p>
          </table:table-cell>
          <table:table-cell table:formula="of:=[.B304]" office:value-type="percentage" office:value="0.186915887850467" calcext:value-type="percentage">
            <text:p>18.69%</text:p>
          </table:table-cell>
          <table:table-cell office:value-type="float" office:value="89" calcext:value-type="float">
            <text:p>89</text:p>
          </table:table-cell>
          <table:table-cell table:formula="of:=[.D304]+1" office:value-type="date" office:date-value="2020-08-19" calcext:value-type="date">
            <text:p>19 Aug 2020</text:p>
          </table:table-cell>
          <table:table-cell table:formula="of:=[.C305]*[.B305]" office:value-type="float" office:value="16.6355140186916" calcext:value-type="float">
            <text:p>16.6355140186916</text:p>
          </table:table-cell>
          <table:table-cell table:number-columns-repeated="5"/>
        </table:table-row>
        <table:table-row table:style-name="ro1">
          <table:table-cell table:formula="of:=[.A305]" office:value-type="string" office:string-value="Report structure required defined" calcext:value-type="string">
            <text:p>Report structure required defined</text:p>
          </table:table-cell>
          <table:table-cell table:formula="of:=[.B305]" office:value-type="percentage" office:value="0.186915887850467" calcext:value-type="percentage">
            <text:p>18.69%</text:p>
          </table:table-cell>
          <table:table-cell office:value-type="float" office:value="85" calcext:value-type="float">
            <text:p>85</text:p>
          </table:table-cell>
          <table:table-cell table:formula="of:=[.D305]+1" office:value-type="date" office:date-value="2020-08-20" calcext:value-type="date">
            <text:p>20 Aug 2020</text:p>
          </table:table-cell>
          <table:table-cell table:formula="of:=[.C306]*[.B306]" office:value-type="float" office:value="15.8878504672897" calcext:value-type="float">
            <text:p>15.8878504672897</text:p>
          </table:table-cell>
          <table:table-cell table:number-columns-repeated="5"/>
        </table:table-row>
        <table:table-row table:style-name="ro1">
          <table:table-cell table:formula="of:=[.A306]" office:value-type="string" office:string-value="Report structure required defined" calcext:value-type="string">
            <text:p>Report structure required defined</text:p>
          </table:table-cell>
          <table:table-cell table:formula="of:=[.B306]" office:value-type="percentage" office:value="0.186915887850467" calcext:value-type="percentage">
            <text:p>18.69%</text:p>
          </table:table-cell>
          <table:table-cell office:value-type="float" office:value="56" calcext:value-type="float">
            <text:p>56</text:p>
          </table:table-cell>
          <table:table-cell table:formula="of:=[.D306]+1" office:value-type="date" office:date-value="2020-08-21" calcext:value-type="date">
            <text:p>21 Aug 2020</text:p>
          </table:table-cell>
          <table:table-cell table:formula="of:=[.C307]*[.B307]" office:value-type="float" office:value="10.4672897196262" calcext:value-type="float">
            <text:p>10.4672897196262</text:p>
          </table:table-cell>
          <table:table-cell table:number-columns-repeated="5"/>
        </table:table-row>
        <table:table-row table:style-name="ro1">
          <table:table-cell table:formula="of:=[.A307]" office:value-type="string" office:string-value="Report structure required defined" calcext:value-type="string">
            <text:p>Report structure required defined</text:p>
          </table:table-cell>
          <table:table-cell table:formula="of:=[.B307]" office:value-type="percentage" office:value="0.186915887850467" calcext:value-type="percentage">
            <text:p>18.69%</text:p>
          </table:table-cell>
          <table:table-cell office:value-type="float" office:value="68" calcext:value-type="float">
            <text:p>68</text:p>
          </table:table-cell>
          <table:table-cell table:formula="of:=[.D307]+1" office:value-type="date" office:date-value="2020-08-22" calcext:value-type="date">
            <text:p>22 Aug 2020</text:p>
          </table:table-cell>
          <table:table-cell table:formula="of:=[.C308]*[.B308]" office:value-type="float" office:value="12.7102803738318" calcext:value-type="float">
            <text:p>12.7102803738318</text:p>
          </table:table-cell>
          <table:table-cell table:number-columns-repeated="5"/>
        </table:table-row>
        <table:table-row table:style-name="ro1">
          <table:table-cell table:formula="of:=[.A308]" office:value-type="string" office:string-value="Report structure required defined" calcext:value-type="string">
            <text:p>Report structure required defined</text:p>
          </table:table-cell>
          <table:table-cell table:formula="of:=[.B308]" office:value-type="percentage" office:value="0.186915887850467" calcext:value-type="percentage">
            <text:p>18.69%</text:p>
          </table:table-cell>
          <table:table-cell office:value-type="float" office:value="82" calcext:value-type="float">
            <text:p>82</text:p>
          </table:table-cell>
          <table:table-cell table:formula="of:=[.D308]+1" office:value-type="date" office:date-value="2020-08-23" calcext:value-type="date">
            <text:p>23 Aug 2020</text:p>
          </table:table-cell>
          <table:table-cell table:formula="of:=[.C309]*[.B309]" office:value-type="float" office:value="15.3271028037383" calcext:value-type="float">
            <text:p>15.3271028037383</text:p>
          </table:table-cell>
          <table:table-cell table:number-columns-repeated="5"/>
        </table:table-row>
        <table:table-row table:style-name="ro1">
          <table:table-cell table:formula="of:=[.A309]" office:value-type="string" office:string-value="Report structure required defined" calcext:value-type="string">
            <text:p>Report structure required defined</text:p>
          </table:table-cell>
          <table:table-cell table:formula="of:=[.B309]" office:value-type="percentage" office:value="0.186915887850467" calcext:value-type="percentage">
            <text:p>18.69%</text:p>
          </table:table-cell>
          <table:table-cell office:value-type="float" office:value="71" calcext:value-type="float">
            <text:p>71</text:p>
          </table:table-cell>
          <table:table-cell table:formula="of:=[.D309]+1" office:value-type="date" office:date-value="2020-08-24" calcext:value-type="date">
            <text:p>24 Aug 2020</text:p>
          </table:table-cell>
          <table:table-cell table:formula="of:=[.C310]*[.B310]" office:value-type="float" office:value="13.2710280373832" calcext:value-type="float">
            <text:p>13.2710280373832</text:p>
          </table:table-cell>
          <table:table-cell table:number-columns-repeated="5"/>
        </table:table-row>
        <table:table-row table:style-name="ro1">
          <table:table-cell table:formula="of:=[.A310]" office:value-type="string" office:string-value="Report structure required defined" calcext:value-type="string">
            <text:p>Report structure required defined</text:p>
          </table:table-cell>
          <table:table-cell table:formula="of:=[.B310]" office:value-type="percentage" office:value="0.186915887850467" calcext:value-type="percentage">
            <text:p>18.69%</text:p>
          </table:table-cell>
          <table:table-cell office:value-type="float" office:value="56" calcext:value-type="float">
            <text:p>56</text:p>
          </table:table-cell>
          <table:table-cell table:formula="of:=[.D310]+1" office:value-type="date" office:date-value="2020-08-25" calcext:value-type="date">
            <text:p>25 Aug 2020</text:p>
          </table:table-cell>
          <table:table-cell table:formula="of:=[.C311]*[.B311]" office:value-type="float" office:value="10.4672897196262" calcext:value-type="float">
            <text:p>10.4672897196262</text:p>
          </table:table-cell>
          <table:table-cell table:number-columns-repeated="5"/>
        </table:table-row>
        <table:table-row table:style-name="ro1">
          <table:table-cell table:formula="of:=[.A311]" office:value-type="string" office:string-value="Report structure required defined" calcext:value-type="string">
            <text:p>Report structure required defined</text:p>
          </table:table-cell>
          <table:table-cell table:formula="of:=[.B311]" office:value-type="percentage" office:value="0.186915887850467" calcext:value-type="percentage">
            <text:p>18.69%</text:p>
          </table:table-cell>
          <table:table-cell office:value-type="float" office:value="63" calcext:value-type="float">
            <text:p>63</text:p>
          </table:table-cell>
          <table:table-cell table:formula="of:=[.D311]+1" office:value-type="date" office:date-value="2020-08-26" calcext:value-type="date">
            <text:p>26 Aug 2020</text:p>
          </table:table-cell>
          <table:table-cell table:formula="of:=[.C312]*[.B312]" office:value-type="float" office:value="11.7757009345794" calcext:value-type="float">
            <text:p>11.7757009345794</text:p>
          </table:table-cell>
          <table:table-cell table:number-columns-repeated="5"/>
        </table:table-row>
        <table:table-row table:style-name="ro1">
          <table:table-cell table:formula="of:=[.A312]" office:value-type="string" office:string-value="Report structure required defined" calcext:value-type="string">
            <text:p>Report structure required defined</text:p>
          </table:table-cell>
          <table:table-cell table:formula="of:=[.B312]" office:value-type="percentage" office:value="0.186915887850467" calcext:value-type="percentage">
            <text:p>18.69%</text:p>
          </table:table-cell>
          <table:table-cell office:value-type="float" office:value="59" calcext:value-type="float">
            <text:p>59</text:p>
          </table:table-cell>
          <table:table-cell table:formula="of:=[.D312]+1" office:value-type="date" office:date-value="2020-08-27" calcext:value-type="date">
            <text:p>27 Aug 2020</text:p>
          </table:table-cell>
          <table:table-cell table:formula="of:=[.C313]*[.B313]" office:value-type="float" office:value="11.0280373831776" calcext:value-type="float">
            <text:p>11.0280373831776</text:p>
          </table:table-cell>
          <table:table-cell table:number-columns-repeated="5"/>
        </table:table-row>
        <table:table-row table:style-name="ro1">
          <table:table-cell table:formula="of:=[.A313]" office:value-type="string" office:string-value="Report structure required defined" calcext:value-type="string">
            <text:p>Report structure required defined</text:p>
          </table:table-cell>
          <table:table-cell table:formula="of:=[.B313]" office:value-type="percentage" office:value="0.186915887850467" calcext:value-type="percentage">
            <text:p>18.69%</text:p>
          </table:table-cell>
          <table:table-cell office:value-type="float" office:value="68" calcext:value-type="float">
            <text:p>68</text:p>
          </table:table-cell>
          <table:table-cell table:formula="of:=[.D313]+1" office:value-type="date" office:date-value="2020-08-28" calcext:value-type="date">
            <text:p>28 Aug 2020</text:p>
          </table:table-cell>
          <table:table-cell table:formula="of:=[.C314]*[.B314]" office:value-type="float" office:value="12.7102803738318" calcext:value-type="float">
            <text:p>12.7102803738318</text:p>
          </table:table-cell>
          <table:table-cell table:number-columns-repeated="5"/>
        </table:table-row>
        <table:table-row table:style-name="ro1">
          <table:table-cell table:formula="of:=[.A314]" office:value-type="string" office:string-value="Report structure required defined" calcext:value-type="string">
            <text:p>Report structure required defined</text:p>
          </table:table-cell>
          <table:table-cell table:formula="of:=[.B314]" office:value-type="percentage" office:value="0.186915887850467" calcext:value-type="percentage">
            <text:p>18.69%</text:p>
          </table:table-cell>
          <table:table-cell office:value-type="float" office:value="79" calcext:value-type="float">
            <text:p>79</text:p>
          </table:table-cell>
          <table:table-cell table:formula="of:=[.D314]+1" office:value-type="date" office:date-value="2020-08-29" calcext:value-type="date">
            <text:p>29 Aug 2020</text:p>
          </table:table-cell>
          <table:table-cell table:formula="of:=[.C315]*[.B315]" office:value-type="float" office:value="14.7663551401869" calcext:value-type="float">
            <text:p>14.7663551401869</text:p>
          </table:table-cell>
          <table:table-cell table:number-columns-repeated="5"/>
        </table:table-row>
        <table:table-row table:style-name="ro1">
          <table:table-cell table:formula="of:=[.A315]" office:value-type="string" office:string-value="Report structure required defined" calcext:value-type="string">
            <text:p>Report structure required defined</text:p>
          </table:table-cell>
          <table:table-cell table:formula="of:=[.B315]" office:value-type="percentage" office:value="0.186915887850467" calcext:value-type="percentage">
            <text:p>18.69%</text:p>
          </table:table-cell>
          <table:table-cell office:value-type="float" office:value="78" calcext:value-type="float">
            <text:p>78</text:p>
          </table:table-cell>
          <table:table-cell table:formula="of:=[.D315]+1" office:value-type="date" office:date-value="2020-08-30" calcext:value-type="date">
            <text:p>30 Aug 2020</text:p>
          </table:table-cell>
          <table:table-cell table:formula="of:=[.C316]*[.B316]" office:value-type="float" office:value="14.5794392523364" calcext:value-type="float">
            <text:p>14.5794392523364</text:p>
          </table:table-cell>
          <table:table-cell table:number-columns-repeated="5"/>
        </table:table-row>
        <table:table-row table:style-name="ro1">
          <table:table-cell table:formula="of:=[.A316]" office:value-type="string" office:string-value="Report structure required defined" calcext:value-type="string">
            <text:p>Report structure required defined</text:p>
          </table:table-cell>
          <table:table-cell table:formula="of:=[.B316]" office:value-type="percentage" office:value="0.186915887850467" calcext:value-type="percentage">
            <text:p>18.69%</text:p>
          </table:table-cell>
          <table:table-cell office:value-type="float" office:value="56" calcext:value-type="float">
            <text:p>56</text:p>
          </table:table-cell>
          <table:table-cell table:formula="of:=[.D316]+1" office:value-type="date" office:date-value="2020-08-31" calcext:value-type="date">
            <text:p>31 Aug 2020</text:p>
          </table:table-cell>
          <table:table-cell table:formula="of:=[.C317]*[.B317]" office:value-type="float" office:value="10.4672897196262" calcext:value-type="float">
            <text:p>10.4672897196262</text:p>
          </table:table-cell>
          <table:table-cell table:number-columns-repeated="5"/>
        </table:table-row>
        <table:table-row table:style-name="ro1">
          <table:table-cell table:formula="of:=[.A317]" office:value-type="string" office:string-value="Report structure required defined" calcext:value-type="string">
            <text:p>Report structure required defined</text:p>
          </table:table-cell>
          <table:table-cell table:formula="of:=[.B317]" office:value-type="percentage" office:value="0.186915887850467" calcext:value-type="percentage">
            <text:p>18.69%</text:p>
          </table:table-cell>
          <table:table-cell office:value-type="float" office:value="87" calcext:value-type="float">
            <text:p>87</text:p>
          </table:table-cell>
          <table:table-cell table:formula="of:=[.D317]+1" office:value-type="date" office:date-value="2020-09-01" calcext:value-type="date">
            <text:p>01 Sep 2020</text:p>
          </table:table-cell>
          <table:table-cell table:formula="of:=[.C318]*[.B318]" office:value-type="float" office:value="16.2616822429906" calcext:value-type="float">
            <text:p>16.2616822429906</text:p>
          </table:table-cell>
          <table:table-cell table:number-columns-repeated="5"/>
        </table:table-row>
        <table:table-row table:style-name="ro1">
          <table:table-cell table:formula="of:=[.A318]" office:value-type="string" office:string-value="Report structure required defined" calcext:value-type="string">
            <text:p>Report structure required defined</text:p>
          </table:table-cell>
          <table:table-cell table:formula="of:=[.B318]" office:value-type="percentage" office:value="0.186915887850467" calcext:value-type="percentage">
            <text:p>18.69%</text:p>
          </table:table-cell>
          <table:table-cell office:value-type="float" office:value="89" calcext:value-type="float">
            <text:p>89</text:p>
          </table:table-cell>
          <table:table-cell table:formula="of:=[.D318]+1" office:value-type="date" office:date-value="2020-09-02" calcext:value-type="date">
            <text:p>02 Sep 2020</text:p>
          </table:table-cell>
          <table:table-cell table:formula="of:=[.C319]*[.B319]" office:value-type="float" office:value="16.6355140186916" calcext:value-type="float">
            <text:p>16.6355140186916</text:p>
          </table:table-cell>
          <table:table-cell table:number-columns-repeated="5"/>
        </table:table-row>
        <table:table-row table:style-name="ro1">
          <table:table-cell table:formula="of:=[.A319]" office:value-type="string" office:string-value="Report structure required defined" calcext:value-type="string">
            <text:p>Report structure required defined</text:p>
          </table:table-cell>
          <table:table-cell table:formula="of:=[.B319]" office:value-type="percentage" office:value="0.186915887850467" calcext:value-type="percentage">
            <text:p>18.69%</text:p>
          </table:table-cell>
          <table:table-cell office:value-type="float" office:value="84" calcext:value-type="float">
            <text:p>84</text:p>
          </table:table-cell>
          <table:table-cell table:formula="of:=[.D319]+1" office:value-type="date" office:date-value="2020-09-03" calcext:value-type="date">
            <text:p>03 Sep 2020</text:p>
          </table:table-cell>
          <table:table-cell table:formula="of:=[.C320]*[.B320]" office:value-type="float" office:value="15.7009345794392" calcext:value-type="float">
            <text:p>15.7009345794392</text:p>
          </table:table-cell>
          <table:table-cell table:number-columns-repeated="5"/>
        </table:table-row>
        <table:table-row table:style-name="ro1">
          <table:table-cell table:formula="of:=[.A320]" office:value-type="string" office:string-value="Report structure required defined" calcext:value-type="string">
            <text:p>Report structure required defined</text:p>
          </table:table-cell>
          <table:table-cell table:formula="of:=[.B320]" office:value-type="percentage" office:value="0.186915887850467" calcext:value-type="percentage">
            <text:p>18.69%</text:p>
          </table:table-cell>
          <table:table-cell office:value-type="float" office:value="72" calcext:value-type="float">
            <text:p>72</text:p>
          </table:table-cell>
          <table:table-cell table:formula="of:=[.D320]+1" office:value-type="date" office:date-value="2020-09-04" calcext:value-type="date">
            <text:p>04 Sep 2020</text:p>
          </table:table-cell>
          <table:table-cell table:formula="of:=[.C321]*[.B321]" office:value-type="float" office:value="13.4579439252336" calcext:value-type="float">
            <text:p>13.4579439252336</text:p>
          </table:table-cell>
          <table:table-cell table:number-columns-repeated="5"/>
        </table:table-row>
        <table:table-row table:style-name="ro1">
          <table:table-cell table:formula="of:=[.A321]" office:value-type="string" office:string-value="Report structure required defined" calcext:value-type="string">
            <text:p>Report structure required defined</text:p>
          </table:table-cell>
          <table:table-cell table:formula="of:=[.B321]" office:value-type="percentage" office:value="0.186915887850467" calcext:value-type="percentage">
            <text:p>18.69%</text:p>
          </table:table-cell>
          <table:table-cell office:value-type="float" office:value="80" calcext:value-type="float">
            <text:p>80</text:p>
          </table:table-cell>
          <table:table-cell table:formula="of:=[.D321]+1" office:value-type="date" office:date-value="2020-09-05" calcext:value-type="date">
            <text:p>05 Sep 2020</text:p>
          </table:table-cell>
          <table:table-cell table:formula="of:=[.C322]*[.B322]" office:value-type="float" office:value="14.9532710280374" calcext:value-type="float">
            <text:p>14.9532710280374</text:p>
          </table:table-cell>
          <table:table-cell table:number-columns-repeated="5"/>
        </table:table-row>
        <table:table-row table:style-name="ro1">
          <table:table-cell table:formula="of:=[.A322]" office:value-type="string" office:string-value="Report structure required defined" calcext:value-type="string">
            <text:p>Report structure required defined</text:p>
          </table:table-cell>
          <table:table-cell table:formula="of:=[.B322]" office:value-type="percentage" office:value="0.186915887850467" calcext:value-type="percentage">
            <text:p>18.69%</text:p>
          </table:table-cell>
          <table:table-cell office:value-type="float" office:value="70" calcext:value-type="float">
            <text:p>70</text:p>
          </table:table-cell>
          <table:table-cell table:formula="of:=[.D322]+1" office:value-type="date" office:date-value="2020-09-06" calcext:value-type="date">
            <text:p>06 Sep 2020</text:p>
          </table:table-cell>
          <table:table-cell table:formula="of:=[.C323]*[.B323]" office:value-type="float" office:value="13.0841121495327" calcext:value-type="float">
            <text:p>13.0841121495327</text:p>
          </table:table-cell>
          <table:table-cell table:number-columns-repeated="5"/>
        </table:table-row>
        <table:table-row table:style-name="ro1">
          <table:table-cell table:formula="of:=[.A323]" office:value-type="string" office:string-value="Report structure required defined" calcext:value-type="string">
            <text:p>Report structure required defined</text:p>
          </table:table-cell>
          <table:table-cell table:formula="of:=[.B323]" office:value-type="percentage" office:value="0.186915887850467" calcext:value-type="percentage">
            <text:p>18.69%</text:p>
          </table:table-cell>
          <table:table-cell office:value-type="float" office:value="74" calcext:value-type="float">
            <text:p>74</text:p>
          </table:table-cell>
          <table:table-cell table:formula="of:=[.D323]+1" office:value-type="date" office:date-value="2020-09-07" calcext:value-type="date">
            <text:p>07 Sep 2020</text:p>
          </table:table-cell>
          <table:table-cell table:formula="of:=[.C324]*[.B324]" office:value-type="float" office:value="13.8317757009346" calcext:value-type="float">
            <text:p>13.8317757009346</text:p>
          </table:table-cell>
          <table:table-cell table:number-columns-repeated="5"/>
        </table:table-row>
        <table:table-row table:style-name="ro1">
          <table:table-cell table:formula="of:=[.A324]" office:value-type="string" office:string-value="Report structure required defined" calcext:value-type="string">
            <text:p>Report structure required defined</text:p>
          </table:table-cell>
          <table:table-cell table:formula="of:=[.B324]" office:value-type="percentage" office:value="0.186915887850467" calcext:value-type="percentage">
            <text:p>18.69%</text:p>
          </table:table-cell>
          <table:table-cell office:value-type="float" office:value="56" calcext:value-type="float">
            <text:p>56</text:p>
          </table:table-cell>
          <table:table-cell table:formula="of:=[.D324]+1" office:value-type="date" office:date-value="2020-09-08" calcext:value-type="date">
            <text:p>08 Sep 2020</text:p>
          </table:table-cell>
          <table:table-cell table:formula="of:=[.C325]*[.B325]" office:value-type="float" office:value="10.4672897196262" calcext:value-type="float">
            <text:p>10.4672897196262</text:p>
          </table:table-cell>
          <table:table-cell table:number-columns-repeated="5"/>
        </table:table-row>
        <table:table-row table:style-name="ro1">
          <table:table-cell table:formula="of:=[.A325]" office:value-type="string" office:string-value="Report structure required defined" calcext:value-type="string">
            <text:p>Report structure required defined</text:p>
          </table:table-cell>
          <table:table-cell table:formula="of:=[.B325]" office:value-type="percentage" office:value="0.186915887850467" calcext:value-type="percentage">
            <text:p>18.69%</text:p>
          </table:table-cell>
          <table:table-cell office:value-type="float" office:value="87" calcext:value-type="float">
            <text:p>87</text:p>
          </table:table-cell>
          <table:table-cell table:formula="of:=[.D325]+1" office:value-type="date" office:date-value="2020-09-09" calcext:value-type="date">
            <text:p>09 Sep 2020</text:p>
          </table:table-cell>
          <table:table-cell table:formula="of:=[.C326]*[.B326]" office:value-type="float" office:value="16.2616822429906" calcext:value-type="float">
            <text:p>16.2616822429906</text:p>
          </table:table-cell>
          <table:table-cell table:number-columns-repeated="5"/>
        </table:table-row>
        <table:table-row table:style-name="ro1">
          <table:table-cell table:formula="of:=[.A326]" office:value-type="string" office:string-value="Report structure required defined" calcext:value-type="string">
            <text:p>Report structure required defined</text:p>
          </table:table-cell>
          <table:table-cell table:formula="of:=[.B326]" office:value-type="percentage" office:value="0.186915887850467" calcext:value-type="percentage">
            <text:p>18.69%</text:p>
          </table:table-cell>
          <table:table-cell office:value-type="float" office:value="71" calcext:value-type="float">
            <text:p>71</text:p>
          </table:table-cell>
          <table:table-cell table:formula="of:=[.D326]+1" office:value-type="date" office:date-value="2020-09-10" calcext:value-type="date">
            <text:p>10 Sep 2020</text:p>
          </table:table-cell>
          <table:table-cell table:formula="of:=[.C327]*[.B327]" office:value-type="float" office:value="13.2710280373832" calcext:value-type="float">
            <text:p>13.2710280373832</text:p>
          </table:table-cell>
          <table:table-cell table:number-columns-repeated="5"/>
        </table:table-row>
        <table:table-row table:style-name="ro1">
          <table:table-cell table:formula="of:=[.A327]" office:value-type="string" office:string-value="Report structure required defined" calcext:value-type="string">
            <text:p>Report structure required defined</text:p>
          </table:table-cell>
          <table:table-cell table:formula="of:=[.B327]" office:value-type="percentage" office:value="0.186915887850467" calcext:value-type="percentage">
            <text:p>18.69%</text:p>
          </table:table-cell>
          <table:table-cell office:value-type="float" office:value="50" calcext:value-type="float">
            <text:p>50</text:p>
          </table:table-cell>
          <table:table-cell table:formula="of:=[.D327]+1" office:value-type="date" office:date-value="2020-09-11" calcext:value-type="date">
            <text:p>11 Sep 2020</text:p>
          </table:table-cell>
          <table:table-cell table:formula="of:=[.C328]*[.B328]" office:value-type="float" office:value="9.34579439252335" calcext:value-type="float">
            <text:p>9.34579439252335</text:p>
          </table:table-cell>
          <table:table-cell table:number-columns-repeated="5"/>
        </table:table-row>
        <table:table-row table:style-name="ro1">
          <table:table-cell table:formula="of:=[.A328]" office:value-type="string" office:string-value="Report structure required defined" calcext:value-type="string">
            <text:p>Report structure required defined</text:p>
          </table:table-cell>
          <table:table-cell table:formula="of:=[.B328]" office:value-type="percentage" office:value="0.186915887850467" calcext:value-type="percentage">
            <text:p>18.69%</text:p>
          </table:table-cell>
          <table:table-cell office:value-type="float" office:value="54" calcext:value-type="float">
            <text:p>54</text:p>
          </table:table-cell>
          <table:table-cell table:formula="of:=[.D328]+1" office:value-type="date" office:date-value="2020-09-12" calcext:value-type="date">
            <text:p>12 Sep 2020</text:p>
          </table:table-cell>
          <table:table-cell table:formula="of:=[.C329]*[.B329]" office:value-type="float" office:value="10.0934579439252" calcext:value-type="float">
            <text:p>10.0934579439252</text:p>
          </table:table-cell>
          <table:table-cell table:number-columns-repeated="5"/>
        </table:table-row>
        <table:table-row table:style-name="ro1">
          <table:table-cell table:formula="of:=[.A329]" office:value-type="string" office:string-value="Report structure required defined" calcext:value-type="string">
            <text:p>Report structure required defined</text:p>
          </table:table-cell>
          <table:table-cell table:formula="of:=[.B329]" office:value-type="percentage" office:value="0.186915887850467" calcext:value-type="percentage">
            <text:p>18.69%</text:p>
          </table:table-cell>
          <table:table-cell office:value-type="float" office:value="58" calcext:value-type="float">
            <text:p>58</text:p>
          </table:table-cell>
          <table:table-cell table:formula="of:=[.D329]+1" office:value-type="date" office:date-value="2020-09-13" calcext:value-type="date">
            <text:p>13 Sep 2020</text:p>
          </table:table-cell>
          <table:table-cell table:formula="of:=[.C330]*[.B330]" office:value-type="float" office:value="10.8411214953271" calcext:value-type="float">
            <text:p>10.8411214953271</text:p>
          </table:table-cell>
          <table:table-cell table:number-columns-repeated="5"/>
        </table:table-row>
        <table:table-row table:style-name="ro1">
          <table:table-cell table:formula="of:=[.A330]" office:value-type="string" office:string-value="Report structure required defined" calcext:value-type="string">
            <text:p>Report structure required defined</text:p>
          </table:table-cell>
          <table:table-cell table:formula="of:=[.B330]" office:value-type="percentage" office:value="0.186915887850467" calcext:value-type="percentage">
            <text:p>18.69%</text:p>
          </table:table-cell>
          <table:table-cell office:value-type="float" office:value="84" calcext:value-type="float">
            <text:p>84</text:p>
          </table:table-cell>
          <table:table-cell table:formula="of:=[.D330]+1" office:value-type="date" office:date-value="2020-09-14" calcext:value-type="date">
            <text:p>14 Sep 2020</text:p>
          </table:table-cell>
          <table:table-cell table:formula="of:=[.C331]*[.B331]" office:value-type="float" office:value="15.7009345794392" calcext:value-type="float">
            <text:p>15.7009345794392</text:p>
          </table:table-cell>
          <table:table-cell table:number-columns-repeated="5"/>
        </table:table-row>
        <table:table-row table:style-name="ro1">
          <table:table-cell table:formula="of:=[.A331]" office:value-type="string" office:string-value="Report structure required defined" calcext:value-type="string">
            <text:p>Report structure required defined</text:p>
          </table:table-cell>
          <table:table-cell table:formula="of:=[.B331]" office:value-type="percentage" office:value="0.186915887850467" calcext:value-type="percentage">
            <text:p>18.69%</text:p>
          </table:table-cell>
          <table:table-cell office:value-type="float" office:value="60" calcext:value-type="float">
            <text:p>60</text:p>
          </table:table-cell>
          <table:table-cell table:formula="of:=[.D331]+1" office:value-type="date" office:date-value="2020-09-15" calcext:value-type="date">
            <text:p>15 Sep 2020</text:p>
          </table:table-cell>
          <table:table-cell table:formula="of:=[.C332]*[.B332]" office:value-type="float" office:value="11.214953271028" calcext:value-type="float">
            <text:p>11.214953271028</text:p>
          </table:table-cell>
          <table:table-cell table:number-columns-repeated="5"/>
        </table:table-row>
        <table:table-row table:style-name="ro1">
          <table:table-cell table:formula="of:=[.A332]" office:value-type="string" office:string-value="Report structure required defined" calcext:value-type="string">
            <text:p>Report structure required defined</text:p>
          </table:table-cell>
          <table:table-cell table:formula="of:=[.B332]" office:value-type="percentage" office:value="0.186915887850467" calcext:value-type="percentage">
            <text:p>18.69%</text:p>
          </table:table-cell>
          <table:table-cell office:value-type="float" office:value="55" calcext:value-type="float">
            <text:p>55</text:p>
          </table:table-cell>
          <table:table-cell table:formula="of:=[.D332]+1" office:value-type="date" office:date-value="2020-09-16" calcext:value-type="date">
            <text:p>16 Sep 2020</text:p>
          </table:table-cell>
          <table:table-cell table:formula="of:=[.C333]*[.B333]" office:value-type="float" office:value="10.2803738317757" calcext:value-type="float">
            <text:p>10.2803738317757</text:p>
          </table:table-cell>
          <table:table-cell table:number-columns-repeated="5"/>
        </table:table-row>
        <table:table-row table:style-name="ro1">
          <table:table-cell table:formula="of:=[.A333]" office:value-type="string" office:string-value="Report structure required defined" calcext:value-type="string">
            <text:p>Report structure required defined</text:p>
          </table:table-cell>
          <table:table-cell table:formula="of:=[.B333]" office:value-type="percentage" office:value="0.186915887850467" calcext:value-type="percentage">
            <text:p>18.69%</text:p>
          </table:table-cell>
          <table:table-cell office:value-type="float" office:value="77" calcext:value-type="float">
            <text:p>77</text:p>
          </table:table-cell>
          <table:table-cell table:formula="of:=[.D333]+1" office:value-type="date" office:date-value="2020-09-17" calcext:value-type="date">
            <text:p>17 Sep 2020</text:p>
          </table:table-cell>
          <table:table-cell table:formula="of:=[.C334]*[.B334]" office:value-type="float" office:value="14.392523364486" calcext:value-type="float">
            <text:p>14.392523364486</text:p>
          </table:table-cell>
          <table:table-cell table:number-columns-repeated="5"/>
        </table:table-row>
        <table:table-row table:style-name="ro1">
          <table:table-cell table:formula="of:=[.A334]" office:value-type="string" office:string-value="Report structure required defined" calcext:value-type="string">
            <text:p>Report structure required defined</text:p>
          </table:table-cell>
          <table:table-cell table:formula="of:=[.B334]" office:value-type="percentage" office:value="0.186915887850467" calcext:value-type="percentage">
            <text:p>18.69%</text:p>
          </table:table-cell>
          <table:table-cell office:value-type="float" office:value="82" calcext:value-type="float">
            <text:p>82</text:p>
          </table:table-cell>
          <table:table-cell table:formula="of:=[.D334]+1" office:value-type="date" office:date-value="2020-09-18" calcext:value-type="date">
            <text:p>18 Sep 2020</text:p>
          </table:table-cell>
          <table:table-cell table:formula="of:=[.C335]*[.B335]" office:value-type="float" office:value="15.3271028037383" calcext:value-type="float">
            <text:p>15.3271028037383</text:p>
          </table:table-cell>
          <table:table-cell table:number-columns-repeated="5"/>
        </table:table-row>
        <table:table-row table:style-name="ro1">
          <table:table-cell table:formula="of:=[.A335]" office:value-type="string" office:string-value="Report structure required defined" calcext:value-type="string">
            <text:p>Report structure required defined</text:p>
          </table:table-cell>
          <table:table-cell table:formula="of:=[.B335]" office:value-type="percentage" office:value="0.186915887850467" calcext:value-type="percentage">
            <text:p>18.69%</text:p>
          </table:table-cell>
          <table:table-cell office:value-type="float" office:value="52" calcext:value-type="float">
            <text:p>52</text:p>
          </table:table-cell>
          <table:table-cell table:formula="of:=[.D335]+1" office:value-type="date" office:date-value="2020-09-19" calcext:value-type="date">
            <text:p>19 Sep 2020</text:p>
          </table:table-cell>
          <table:table-cell table:formula="of:=[.C336]*[.B336]" office:value-type="float" office:value="9.71962616822428" calcext:value-type="float">
            <text:p>9.71962616822428</text:p>
          </table:table-cell>
          <table:table-cell table:number-columns-repeated="5"/>
        </table:table-row>
        <table:table-row table:style-name="ro1">
          <table:table-cell table:formula="of:=[.A336]" office:value-type="string" office:string-value="Report structure required defined" calcext:value-type="string">
            <text:p>Report structure required defined</text:p>
          </table:table-cell>
          <table:table-cell table:formula="of:=[.B336]" office:value-type="percentage" office:value="0.186915887850467" calcext:value-type="percentage">
            <text:p>18.69%</text:p>
          </table:table-cell>
          <table:table-cell office:value-type="float" office:value="84" calcext:value-type="float">
            <text:p>84</text:p>
          </table:table-cell>
          <table:table-cell table:formula="of:=[.D336]+1" office:value-type="date" office:date-value="2020-09-20" calcext:value-type="date">
            <text:p>20 Sep 2020</text:p>
          </table:table-cell>
          <table:table-cell table:formula="of:=[.C337]*[.B337]" office:value-type="float" office:value="15.7009345794392" calcext:value-type="float">
            <text:p>15.7009345794392</text:p>
          </table:table-cell>
          <table:table-cell table:number-columns-repeated="5"/>
        </table:table-row>
        <table:table-row table:style-name="ro1">
          <table:table-cell table:formula="of:=[.A337]" office:value-type="string" office:string-value="Report structure required defined" calcext:value-type="string">
            <text:p>Report structure required defined</text:p>
          </table:table-cell>
          <table:table-cell table:formula="of:=[.B337]" office:value-type="percentage" office:value="0.186915887850467" calcext:value-type="percentage">
            <text:p>18.69%</text:p>
          </table:table-cell>
          <table:table-cell office:value-type="float" office:value="66" calcext:value-type="float">
            <text:p>66</text:p>
          </table:table-cell>
          <table:table-cell table:formula="of:=[.D337]+1" office:value-type="date" office:date-value="2020-09-21" calcext:value-type="date">
            <text:p>21 Sep 2020</text:p>
          </table:table-cell>
          <table:table-cell table:formula="of:=[.C338]*[.B338]" office:value-type="float" office:value="12.3364485981308" calcext:value-type="float">
            <text:p>12.3364485981308</text:p>
          </table:table-cell>
          <table:table-cell table:number-columns-repeated="5"/>
        </table:table-row>
        <table:table-row table:style-name="ro1">
          <table:table-cell table:formula="of:=[.A338]" office:value-type="string" office:string-value="Report structure required defined" calcext:value-type="string">
            <text:p>Report structure required defined</text:p>
          </table:table-cell>
          <table:table-cell table:formula="of:=[.B338]" office:value-type="percentage" office:value="0.186915887850467" calcext:value-type="percentage">
            <text:p>18.69%</text:p>
          </table:table-cell>
          <table:table-cell office:value-type="float" office:value="73" calcext:value-type="float">
            <text:p>73</text:p>
          </table:table-cell>
          <table:table-cell table:formula="of:=[.D338]+1" office:value-type="date" office:date-value="2020-09-22" calcext:value-type="date">
            <text:p>22 Sep 2020</text:p>
          </table:table-cell>
          <table:table-cell table:formula="of:=[.C339]*[.B339]" office:value-type="float" office:value="13.6448598130841" calcext:value-type="float">
            <text:p>13.6448598130841</text:p>
          </table:table-cell>
          <table:table-cell table:number-columns-repeated="5"/>
        </table:table-row>
        <table:table-row table:style-name="ro1">
          <table:table-cell table:formula="of:=[.A339]" office:value-type="string" office:string-value="Report structure required defined" calcext:value-type="string">
            <text:p>Report structure required defined</text:p>
          </table:table-cell>
          <table:table-cell table:formula="of:=[.B339]" office:value-type="percentage" office:value="0.186915887850467" calcext:value-type="percentage">
            <text:p>18.69%</text:p>
          </table:table-cell>
          <table:table-cell office:value-type="float" office:value="76" calcext:value-type="float">
            <text:p>76</text:p>
          </table:table-cell>
          <table:table-cell table:formula="of:=[.D339]+1" office:value-type="date" office:date-value="2020-09-23" calcext:value-type="date">
            <text:p>23 Sep 2020</text:p>
          </table:table-cell>
          <table:table-cell table:formula="of:=[.C340]*[.B340]" office:value-type="float" office:value="14.2056074766355" calcext:value-type="float">
            <text:p>14.2056074766355</text:p>
          </table:table-cell>
          <table:table-cell table:number-columns-repeated="5"/>
        </table:table-row>
        <table:table-row table:style-name="ro1">
          <table:table-cell table:formula="of:=[.A340]" office:value-type="string" office:string-value="Report structure required defined" calcext:value-type="string">
            <text:p>Report structure required defined</text:p>
          </table:table-cell>
          <table:table-cell table:formula="of:=[.B340]" office:value-type="percentage" office:value="0.186915887850467" calcext:value-type="percentage">
            <text:p>18.69%</text:p>
          </table:table-cell>
          <table:table-cell office:value-type="float" office:value="53" calcext:value-type="float">
            <text:p>53</text:p>
          </table:table-cell>
          <table:table-cell table:formula="of:=[.D340]+1" office:value-type="date" office:date-value="2020-09-24" calcext:value-type="date">
            <text:p>24 Sep 2020</text:p>
          </table:table-cell>
          <table:table-cell table:formula="of:=[.C341]*[.B341]" office:value-type="float" office:value="9.90654205607475" calcext:value-type="float">
            <text:p>9.90654205607475</text:p>
          </table:table-cell>
          <table:table-cell table:number-columns-repeated="5"/>
        </table:table-row>
        <table:table-row table:style-name="ro1">
          <table:table-cell table:formula="of:=[.A341]" office:value-type="string" office:string-value="Report structure required defined" calcext:value-type="string">
            <text:p>Report structure required defined</text:p>
          </table:table-cell>
          <table:table-cell table:formula="of:=[.B341]" office:value-type="percentage" office:value="0.186915887850467" calcext:value-type="percentage">
            <text:p>18.69%</text:p>
          </table:table-cell>
          <table:table-cell office:value-type="float" office:value="63" calcext:value-type="float">
            <text:p>63</text:p>
          </table:table-cell>
          <table:table-cell table:formula="of:=[.D341]+1" office:value-type="date" office:date-value="2020-09-25" calcext:value-type="date">
            <text:p>25 Sep 2020</text:p>
          </table:table-cell>
          <table:table-cell table:formula="of:=[.C342]*[.B342]" office:value-type="float" office:value="11.7757009345794" calcext:value-type="float">
            <text:p>11.7757009345794</text:p>
          </table:table-cell>
          <table:table-cell table:number-columns-repeated="5"/>
        </table:table-row>
        <table:table-row table:style-name="ro1">
          <table:table-cell table:formula="of:=[.A342]" office:value-type="string" office:string-value="Report structure required defined" calcext:value-type="string">
            <text:p>Report structure required defined</text:p>
          </table:table-cell>
          <table:table-cell table:formula="of:=[.B342]" office:value-type="percentage" office:value="0.186915887850467" calcext:value-type="percentage">
            <text:p>18.69%</text:p>
          </table:table-cell>
          <table:table-cell office:value-type="float" office:value="86" calcext:value-type="float">
            <text:p>86</text:p>
          </table:table-cell>
          <table:table-cell table:formula="of:=[.D342]+1" office:value-type="date" office:date-value="2020-09-26" calcext:value-type="date">
            <text:p>26 Sep 2020</text:p>
          </table:table-cell>
          <table:table-cell table:formula="of:=[.C343]*[.B343]" office:value-type="float" office:value="16.0747663551402" calcext:value-type="float">
            <text:p>16.0747663551402</text:p>
          </table:table-cell>
          <table:table-cell table:number-columns-repeated="5"/>
        </table:table-row>
        <table:table-row table:style-name="ro1">
          <table:table-cell table:formula="of:=[.A343]" office:value-type="string" office:string-value="Report structure required defined" calcext:value-type="string">
            <text:p>Report structure required defined</text:p>
          </table:table-cell>
          <table:table-cell table:formula="of:=[.B343]" office:value-type="percentage" office:value="0.186915887850467" calcext:value-type="percentage">
            <text:p>18.69%</text:p>
          </table:table-cell>
          <table:table-cell office:value-type="float" office:value="51" calcext:value-type="float">
            <text:p>51</text:p>
          </table:table-cell>
          <table:table-cell table:formula="of:=[.D343]+1" office:value-type="date" office:date-value="2020-09-27" calcext:value-type="date">
            <text:p>27 Sep 2020</text:p>
          </table:table-cell>
          <table:table-cell table:formula="of:=[.C344]*[.B344]" office:value-type="float" office:value="9.53271028037382" calcext:value-type="float">
            <text:p>9.53271028037382</text:p>
          </table:table-cell>
          <table:table-cell table:number-columns-repeated="5"/>
        </table:table-row>
        <table:table-row table:style-name="ro1">
          <table:table-cell table:formula="of:=[.A344]" office:value-type="string" office:string-value="Report structure required defined" calcext:value-type="string">
            <text:p>Report structure required defined</text:p>
          </table:table-cell>
          <table:table-cell table:formula="of:=[.B344]" office:value-type="percentage" office:value="0.186915887850467" calcext:value-type="percentage">
            <text:p>18.69%</text:p>
          </table:table-cell>
          <table:table-cell office:value-type="float" office:value="89" calcext:value-type="float">
            <text:p>89</text:p>
          </table:table-cell>
          <table:table-cell table:formula="of:=[.D344]+1" office:value-type="date" office:date-value="2020-09-28" calcext:value-type="date">
            <text:p>28 Sep 2020</text:p>
          </table:table-cell>
          <table:table-cell table:formula="of:=[.C345]*[.B345]" office:value-type="float" office:value="16.6355140186916" calcext:value-type="float">
            <text:p>16.6355140186916</text:p>
          </table:table-cell>
          <table:table-cell table:number-columns-repeated="5"/>
        </table:table-row>
        <table:table-row table:style-name="ro1">
          <table:table-cell table:formula="of:=[.A345]" office:value-type="string" office:string-value="Report structure required defined" calcext:value-type="string">
            <text:p>Report structure required defined</text:p>
          </table:table-cell>
          <table:table-cell table:formula="of:=[.B345]" office:value-type="percentage" office:value="0.186915887850467" calcext:value-type="percentage">
            <text:p>18.69%</text:p>
          </table:table-cell>
          <table:table-cell office:value-type="float" office:value="61" calcext:value-type="float">
            <text:p>61</text:p>
          </table:table-cell>
          <table:table-cell table:formula="of:=[.D345]+1" office:value-type="date" office:date-value="2020-09-29" calcext:value-type="date">
            <text:p>29 Sep 2020</text:p>
          </table:table-cell>
          <table:table-cell table:formula="of:=[.C346]*[.B346]" office:value-type="float" office:value="11.4018691588785" calcext:value-type="float">
            <text:p>11.4018691588785</text:p>
          </table:table-cell>
          <table:table-cell table:number-columns-repeated="5"/>
        </table:table-row>
        <table:table-row table:style-name="ro1">
          <table:table-cell table:formula="of:=[.A346]" office:value-type="string" office:string-value="Report structure required defined" calcext:value-type="string">
            <text:p>Report structure required defined</text:p>
          </table:table-cell>
          <table:table-cell table:formula="of:=[.B346]" office:value-type="percentage" office:value="0.186915887850467" calcext:value-type="percentage">
            <text:p>18.69%</text:p>
          </table:table-cell>
          <table:table-cell office:value-type="float" office:value="66" calcext:value-type="float">
            <text:p>66</text:p>
          </table:table-cell>
          <table:table-cell table:formula="of:=[.D346]+1" office:value-type="date" office:date-value="2020-09-30" calcext:value-type="date">
            <text:p>30 Sep 2020</text:p>
          </table:table-cell>
          <table:table-cell table:formula="of:=[.C347]*[.B347]" office:value-type="float" office:value="12.3364485981308" calcext:value-type="float">
            <text:p>12.3364485981308</text:p>
          </table:table-cell>
          <table:table-cell table:number-columns-repeated="5"/>
        </table:table-row>
        <table:table-row table:style-name="ro1">
          <table:table-cell table:formula="of:=[.A347]" office:value-type="string" office:string-value="Report structure required defined" calcext:value-type="string">
            <text:p>Report structure required defined</text:p>
          </table:table-cell>
          <table:table-cell table:formula="of:=[.B347]" office:value-type="percentage" office:value="0.186915887850467" calcext:value-type="percentage">
            <text:p>18.69%</text:p>
          </table:table-cell>
          <table:table-cell office:value-type="float" office:value="59" calcext:value-type="float">
            <text:p>59</text:p>
          </table:table-cell>
          <table:table-cell table:formula="of:=[.D347]+1" office:value-type="date" office:date-value="2020-10-01" calcext:value-type="date">
            <text:p>01 Oct 2020</text:p>
          </table:table-cell>
          <table:table-cell table:formula="of:=[.C348]*[.B348]" office:value-type="float" office:value="11.0280373831776" calcext:value-type="float">
            <text:p>11.0280373831776</text:p>
          </table:table-cell>
          <table:table-cell table:number-columns-repeated="5"/>
        </table:table-row>
        <table:table-row table:style-name="ro1">
          <table:table-cell table:formula="of:=[.A348]" office:value-type="string" office:string-value="Report structure required defined" calcext:value-type="string">
            <text:p>Report structure required defined</text:p>
          </table:table-cell>
          <table:table-cell table:formula="of:=[.B348]" office:value-type="percentage" office:value="0.186915887850467" calcext:value-type="percentage">
            <text:p>18.69%</text:p>
          </table:table-cell>
          <table:table-cell office:value-type="float" office:value="74" calcext:value-type="float">
            <text:p>74</text:p>
          </table:table-cell>
          <table:table-cell table:formula="of:=[.D348]+1" office:value-type="date" office:date-value="2020-10-02" calcext:value-type="date">
            <text:p>02 Oct 2020</text:p>
          </table:table-cell>
          <table:table-cell table:formula="of:=[.C349]*[.B349]" office:value-type="float" office:value="13.8317757009346" calcext:value-type="float">
            <text:p>13.8317757009346</text:p>
          </table:table-cell>
          <table:table-cell table:number-columns-repeated="5"/>
        </table:table-row>
        <table:table-row table:style-name="ro1">
          <table:table-cell table:formula="of:=[.A349]" office:value-type="string" office:string-value="Report structure required defined" calcext:value-type="string">
            <text:p>Report structure required defined</text:p>
          </table:table-cell>
          <table:table-cell table:formula="of:=[.B349]" office:value-type="percentage" office:value="0.186915887850467" calcext:value-type="percentage">
            <text:p>18.69%</text:p>
          </table:table-cell>
          <table:table-cell office:value-type="float" office:value="66" calcext:value-type="float">
            <text:p>66</text:p>
          </table:table-cell>
          <table:table-cell table:formula="of:=[.D349]+1" office:value-type="date" office:date-value="2020-10-03" calcext:value-type="date">
            <text:p>03 Oct 2020</text:p>
          </table:table-cell>
          <table:table-cell table:formula="of:=[.C350]*[.B350]" office:value-type="float" office:value="12.3364485981308" calcext:value-type="float">
            <text:p>12.3364485981308</text:p>
          </table:table-cell>
          <table:table-cell table:number-columns-repeated="5"/>
        </table:table-row>
        <table:table-row table:style-name="ro1">
          <table:table-cell table:formula="of:=[.A350]" office:value-type="string" office:string-value="Report structure required defined" calcext:value-type="string">
            <text:p>Report structure required defined</text:p>
          </table:table-cell>
          <table:table-cell table:formula="of:=[.B350]" office:value-type="percentage" office:value="0.186915887850467" calcext:value-type="percentage">
            <text:p>18.69%</text:p>
          </table:table-cell>
          <table:table-cell office:value-type="float" office:value="82" calcext:value-type="float">
            <text:p>82</text:p>
          </table:table-cell>
          <table:table-cell table:formula="of:=[.D350]+1" office:value-type="date" office:date-value="2020-10-04" calcext:value-type="date">
            <text:p>04 Oct 2020</text:p>
          </table:table-cell>
          <table:table-cell table:formula="of:=[.C351]*[.B351]" office:value-type="float" office:value="15.3271028037383" calcext:value-type="float">
            <text:p>15.3271028037383</text:p>
          </table:table-cell>
          <table:table-cell table:number-columns-repeated="5"/>
        </table:table-row>
        <table:table-row table:style-name="ro1">
          <table:table-cell table:formula="of:=[.A351]" office:value-type="string" office:string-value="Report structure required defined" calcext:value-type="string">
            <text:p>Report structure required defined</text:p>
          </table:table-cell>
          <table:table-cell table:formula="of:=[.B351]" office:value-type="percentage" office:value="0.186915887850467" calcext:value-type="percentage">
            <text:p>18.69%</text:p>
          </table:table-cell>
          <table:table-cell office:value-type="float" office:value="56" calcext:value-type="float">
            <text:p>56</text:p>
          </table:table-cell>
          <table:table-cell table:formula="of:=[.D351]+1" office:value-type="date" office:date-value="2020-10-05" calcext:value-type="date">
            <text:p>05 Oct 2020</text:p>
          </table:table-cell>
          <table:table-cell table:formula="of:=[.C352]*[.B352]" office:value-type="float" office:value="10.4672897196262" calcext:value-type="float">
            <text:p>10.4672897196262</text:p>
          </table:table-cell>
          <table:table-cell table:number-columns-repeated="5"/>
        </table:table-row>
        <table:table-row table:style-name="ro1">
          <table:table-cell table:formula="of:=[.A352]" office:value-type="string" office:string-value="Report structure required defined" calcext:value-type="string">
            <text:p>Report structure required defined</text:p>
          </table:table-cell>
          <table:table-cell table:formula="of:=[.B352]" office:value-type="percentage" office:value="0.186915887850467" calcext:value-type="percentage">
            <text:p>18.69%</text:p>
          </table:table-cell>
          <table:table-cell office:value-type="float" office:value="70" calcext:value-type="float">
            <text:p>70</text:p>
          </table:table-cell>
          <table:table-cell table:formula="of:=[.D352]+1" office:value-type="date" office:date-value="2020-10-06" calcext:value-type="date">
            <text:p>06 Oct 2020</text:p>
          </table:table-cell>
          <table:table-cell table:formula="of:=[.C353]*[.B353]" office:value-type="float" office:value="13.0841121495327" calcext:value-type="float">
            <text:p>13.0841121495327</text:p>
          </table:table-cell>
          <table:table-cell table:number-columns-repeated="5"/>
        </table:table-row>
        <table:table-row table:style-name="ro1">
          <table:table-cell table:formula="of:=[.A353]" office:value-type="string" office:string-value="Report structure required defined" calcext:value-type="string">
            <text:p>Report structure required defined</text:p>
          </table:table-cell>
          <table:table-cell table:formula="of:=[.B353]" office:value-type="percentage" office:value="0.186915887850467" calcext:value-type="percentage">
            <text:p>18.69%</text:p>
          </table:table-cell>
          <table:table-cell office:value-type="float" office:value="79" calcext:value-type="float">
            <text:p>79</text:p>
          </table:table-cell>
          <table:table-cell table:formula="of:=[.D353]+1" office:value-type="date" office:date-value="2020-10-07" calcext:value-type="date">
            <text:p>07 Oct 2020</text:p>
          </table:table-cell>
          <table:table-cell table:formula="of:=[.C354]*[.B354]" office:value-type="float" office:value="14.7663551401869" calcext:value-type="float">
            <text:p>14.7663551401869</text:p>
          </table:table-cell>
          <table:table-cell table:number-columns-repeated="5"/>
        </table:table-row>
        <table:table-row table:style-name="ro1">
          <table:table-cell table:formula="of:=[.A354]" office:value-type="string" office:string-value="Report structure required defined" calcext:value-type="string">
            <text:p>Report structure required defined</text:p>
          </table:table-cell>
          <table:table-cell table:formula="of:=[.B354]" office:value-type="percentage" office:value="0.186915887850467" calcext:value-type="percentage">
            <text:p>18.69%</text:p>
          </table:table-cell>
          <table:table-cell office:value-type="float" office:value="64" calcext:value-type="float">
            <text:p>64</text:p>
          </table:table-cell>
          <table:table-cell table:formula="of:=[.D354]+1" office:value-type="date" office:date-value="2020-10-08" calcext:value-type="date">
            <text:p>08 Oct 2020</text:p>
          </table:table-cell>
          <table:table-cell table:formula="of:=[.C355]*[.B355]" office:value-type="float" office:value="11.9626168224299" calcext:value-type="float">
            <text:p>11.9626168224299</text:p>
          </table:table-cell>
          <table:table-cell table:number-columns-repeated="5"/>
        </table:table-row>
        <table:table-row table:style-name="ro1">
          <table:table-cell table:formula="of:=[.A355]" office:value-type="string" office:string-value="Report structure required defined" calcext:value-type="string">
            <text:p>Report structure required defined</text:p>
          </table:table-cell>
          <table:table-cell table:formula="of:=[.B355]" office:value-type="percentage" office:value="0.186915887850467" calcext:value-type="percentage">
            <text:p>18.69%</text:p>
          </table:table-cell>
          <table:table-cell office:value-type="float" office:value="89" calcext:value-type="float">
            <text:p>89</text:p>
          </table:table-cell>
          <table:table-cell table:formula="of:=[.D355]+1" office:value-type="date" office:date-value="2020-10-09" calcext:value-type="date">
            <text:p>09 Oct 2020</text:p>
          </table:table-cell>
          <table:table-cell table:formula="of:=[.C356]*[.B356]" office:value-type="float" office:value="16.6355140186916" calcext:value-type="float">
            <text:p>16.6355140186916</text:p>
          </table:table-cell>
          <table:table-cell table:number-columns-repeated="5"/>
        </table:table-row>
        <table:table-row table:style-name="ro1">
          <table:table-cell table:formula="of:=[.A356]" office:value-type="string" office:string-value="Report structure required defined" calcext:value-type="string">
            <text:p>Report structure required defined</text:p>
          </table:table-cell>
          <table:table-cell table:formula="of:=[.B356]" office:value-type="percentage" office:value="0.186915887850467" calcext:value-type="percentage">
            <text:p>18.69%</text:p>
          </table:table-cell>
          <table:table-cell office:value-type="float" office:value="76" calcext:value-type="float">
            <text:p>76</text:p>
          </table:table-cell>
          <table:table-cell table:formula="of:=[.D356]+1" office:value-type="date" office:date-value="2020-10-10" calcext:value-type="date">
            <text:p>10 Oct 2020</text:p>
          </table:table-cell>
          <table:table-cell table:formula="of:=[.C357]*[.B357]" office:value-type="float" office:value="14.2056074766355" calcext:value-type="float">
            <text:p>14.2056074766355</text:p>
          </table:table-cell>
          <table:table-cell table:number-columns-repeated="5"/>
        </table:table-row>
        <table:table-row table:style-name="ro1">
          <table:table-cell table:formula="of:=[.A357]" office:value-type="string" office:string-value="Report structure required defined" calcext:value-type="string">
            <text:p>Report structure required defined</text:p>
          </table:table-cell>
          <table:table-cell table:formula="of:=[.B357]" office:value-type="percentage" office:value="0.186915887850467" calcext:value-type="percentage">
            <text:p>18.69%</text:p>
          </table:table-cell>
          <table:table-cell office:value-type="float" office:value="71" calcext:value-type="float">
            <text:p>71</text:p>
          </table:table-cell>
          <table:table-cell table:formula="of:=[.D357]+1" office:value-type="date" office:date-value="2020-10-11" calcext:value-type="date">
            <text:p>11 Oct 2020</text:p>
          </table:table-cell>
          <table:table-cell table:formula="of:=[.C358]*[.B358]" office:value-type="float" office:value="13.2710280373832" calcext:value-type="float">
            <text:p>13.2710280373832</text:p>
          </table:table-cell>
          <table:table-cell table:number-columns-repeated="5"/>
        </table:table-row>
        <table:table-row table:style-name="ro1">
          <table:table-cell table:formula="of:=[.A358]" office:value-type="string" office:string-value="Report structure required defined" calcext:value-type="string">
            <text:p>Report structure required defined</text:p>
          </table:table-cell>
          <table:table-cell table:formula="of:=[.B358]" office:value-type="percentage" office:value="0.186915887850467" calcext:value-type="percentage">
            <text:p>18.69%</text:p>
          </table:table-cell>
          <table:table-cell office:value-type="float" office:value="51" calcext:value-type="float">
            <text:p>51</text:p>
          </table:table-cell>
          <table:table-cell table:formula="of:=[.D358]+1" office:value-type="date" office:date-value="2020-10-12" calcext:value-type="date">
            <text:p>12 Oct 2020</text:p>
          </table:table-cell>
          <table:table-cell table:formula="of:=[.C359]*[.B359]" office:value-type="float" office:value="9.53271028037382" calcext:value-type="float">
            <text:p>9.53271028037382</text:p>
          </table:table-cell>
          <table:table-cell table:number-columns-repeated="5"/>
        </table:table-row>
        <table:table-row table:style-name="ro1">
          <table:table-cell table:formula="of:=[.A359]" office:value-type="string" office:string-value="Report structure required defined" calcext:value-type="string">
            <text:p>Report structure required defined</text:p>
          </table:table-cell>
          <table:table-cell table:formula="of:=[.B359]" office:value-type="percentage" office:value="0.186915887850467" calcext:value-type="percentage">
            <text:p>18.69%</text:p>
          </table:table-cell>
          <table:table-cell office:value-type="float" office:value="88" calcext:value-type="float">
            <text:p>88</text:p>
          </table:table-cell>
          <table:table-cell table:formula="of:=[.D359]+1" office:value-type="date" office:date-value="2020-10-13" calcext:value-type="date">
            <text:p>13 Oct 2020</text:p>
          </table:table-cell>
          <table:table-cell table:formula="of:=[.C360]*[.B360]" office:value-type="float" office:value="16.4485981308411" calcext:value-type="float">
            <text:p>16.4485981308411</text:p>
          </table:table-cell>
          <table:table-cell table:number-columns-repeated="5"/>
        </table:table-row>
        <table:table-row table:style-name="ro1">
          <table:table-cell table:formula="of:=[.A360]" office:value-type="string" office:string-value="Report structure required defined" calcext:value-type="string">
            <text:p>Report structure required defined</text:p>
          </table:table-cell>
          <table:table-cell table:formula="of:=[.B360]" office:value-type="percentage" office:value="0.186915887850467" calcext:value-type="percentage">
            <text:p>18.69%</text:p>
          </table:table-cell>
          <table:table-cell office:value-type="float" office:value="89" calcext:value-type="float">
            <text:p>89</text:p>
          </table:table-cell>
          <table:table-cell table:formula="of:=[.D360]+1" office:value-type="date" office:date-value="2020-10-14" calcext:value-type="date">
            <text:p>14 Oct 2020</text:p>
          </table:table-cell>
          <table:table-cell table:formula="of:=[.C361]*[.B361]" office:value-type="float" office:value="16.6355140186916" calcext:value-type="float">
            <text:p>16.6355140186916</text:p>
          </table:table-cell>
          <table:table-cell table:number-columns-repeated="5"/>
        </table:table-row>
        <table:table-row table:style-name="ro1">
          <table:table-cell table:formula="of:=[.A361]" office:value-type="string" office:string-value="Report structure required defined" calcext:value-type="string">
            <text:p>Report structure required defined</text:p>
          </table:table-cell>
          <table:table-cell table:formula="of:=[.B361]" office:value-type="percentage" office:value="0.186915887850467" calcext:value-type="percentage">
            <text:p>18.69%</text:p>
          </table:table-cell>
          <table:table-cell office:value-type="float" office:value="87" calcext:value-type="float">
            <text:p>87</text:p>
          </table:table-cell>
          <table:table-cell table:formula="of:=[.D361]+1" office:value-type="date" office:date-value="2020-10-15" calcext:value-type="date">
            <text:p>15 Oct 2020</text:p>
          </table:table-cell>
          <table:table-cell table:formula="of:=[.C362]*[.B362]" office:value-type="float" office:value="16.2616822429906" calcext:value-type="float">
            <text:p>16.2616822429906</text:p>
          </table:table-cell>
          <table:table-cell table:number-columns-repeated="5"/>
        </table:table-row>
        <table:table-row table:style-name="ro1">
          <table:table-cell table:formula="of:=[.A362]" office:value-type="string" office:string-value="Report structure required defined" calcext:value-type="string">
            <text:p>Report structure required defined</text:p>
          </table:table-cell>
          <table:table-cell table:formula="of:=[.B362]" office:value-type="percentage" office:value="0.186915887850467" calcext:value-type="percentage">
            <text:p>18.69%</text:p>
          </table:table-cell>
          <table:table-cell office:value-type="float" office:value="74" calcext:value-type="float">
            <text:p>74</text:p>
          </table:table-cell>
          <table:table-cell table:formula="of:=[.D362]+1" office:value-type="date" office:date-value="2020-10-16" calcext:value-type="date">
            <text:p>16 Oct 2020</text:p>
          </table:table-cell>
          <table:table-cell table:formula="of:=[.C363]*[.B363]" office:value-type="float" office:value="13.8317757009346" calcext:value-type="float">
            <text:p>13.8317757009346</text:p>
          </table:table-cell>
          <table:table-cell table:number-columns-repeated="5"/>
        </table:table-row>
        <table:table-row table:style-name="ro1">
          <table:table-cell table:formula="of:=[.A363]" office:value-type="string" office:string-value="Report structure required defined" calcext:value-type="string">
            <text:p>Report structure required defined</text:p>
          </table:table-cell>
          <table:table-cell table:formula="of:=[.B363]" office:value-type="percentage" office:value="0.186915887850467" calcext:value-type="percentage">
            <text:p>18.69%</text:p>
          </table:table-cell>
          <table:table-cell office:value-type="float" office:value="73" calcext:value-type="float">
            <text:p>73</text:p>
          </table:table-cell>
          <table:table-cell table:formula="of:=[.D363]+1" office:value-type="date" office:date-value="2020-10-17" calcext:value-type="date">
            <text:p>17 Oct 2020</text:p>
          </table:table-cell>
          <table:table-cell table:formula="of:=[.C364]*[.B364]" office:value-type="float" office:value="13.6448598130841" calcext:value-type="float">
            <text:p>13.6448598130841</text:p>
          </table:table-cell>
          <table:table-cell table:number-columns-repeated="5"/>
        </table:table-row>
        <table:table-row table:style-name="ro1">
          <table:table-cell table:formula="of:=[.A364]" office:value-type="string" office:string-value="Report structure required defined" calcext:value-type="string">
            <text:p>Report structure required defined</text:p>
          </table:table-cell>
          <table:table-cell table:formula="of:=[.B364]" office:value-type="percentage" office:value="0.186915887850467" calcext:value-type="percentage">
            <text:p>18.69%</text:p>
          </table:table-cell>
          <table:table-cell office:value-type="float" office:value="76" calcext:value-type="float">
            <text:p>76</text:p>
          </table:table-cell>
          <table:table-cell table:formula="of:=[.D364]+1" office:value-type="date" office:date-value="2020-10-18" calcext:value-type="date">
            <text:p>18 Oct 2020</text:p>
          </table:table-cell>
          <table:table-cell table:formula="of:=[.C365]*[.B365]" office:value-type="float" office:value="14.2056074766355" calcext:value-type="float">
            <text:p>14.2056074766355</text:p>
          </table:table-cell>
          <table:table-cell table:number-columns-repeated="5"/>
        </table:table-row>
        <table:table-row table:style-name="ro1">
          <table:table-cell table:formula="of:=[.A365]" office:value-type="string" office:string-value="Report structure required defined" calcext:value-type="string">
            <text:p>Report structure required defined</text:p>
          </table:table-cell>
          <table:table-cell table:formula="of:=[.B365]" office:value-type="percentage" office:value="0.186915887850467" calcext:value-type="percentage">
            <text:p>18.69%</text:p>
          </table:table-cell>
          <table:table-cell office:value-type="float" office:value="74" calcext:value-type="float">
            <text:p>74</text:p>
          </table:table-cell>
          <table:table-cell table:formula="of:=[.D365]+1" office:value-type="date" office:date-value="2020-10-19" calcext:value-type="date">
            <text:p>19 Oct 2020</text:p>
          </table:table-cell>
          <table:table-cell table:formula="of:=[.C366]*[.B366]" office:value-type="float" office:value="13.8317757009346" calcext:value-type="float">
            <text:p>13.8317757009346</text:p>
          </table:table-cell>
          <table:table-cell table:number-columns-repeated="5"/>
        </table:table-row>
        <table:table-row table:style-name="ro1">
          <table:table-cell table:formula="of:=[.A366]" office:value-type="string" office:string-value="Report structure required defined" calcext:value-type="string">
            <text:p>Report structure required defined</text:p>
          </table:table-cell>
          <table:table-cell table:formula="of:=[.B366]" office:value-type="percentage" office:value="0.186915887850467" calcext:value-type="percentage">
            <text:p>18.69%</text:p>
          </table:table-cell>
          <table:table-cell office:value-type="float" office:value="89" calcext:value-type="float">
            <text:p>89</text:p>
          </table:table-cell>
          <table:table-cell table:formula="of:=[.D366]+1" office:value-type="date" office:date-value="2020-10-20" calcext:value-type="date">
            <text:p>20 Oct 2020</text:p>
          </table:table-cell>
          <table:table-cell table:formula="of:=[.C367]*[.B367]" office:value-type="float" office:value="16.6355140186916" calcext:value-type="float">
            <text:p>16.6355140186916</text:p>
          </table:table-cell>
          <table:table-cell table:number-columns-repeated="5"/>
        </table:table-row>
        <table:table-row table:style-name="ro1">
          <table:table-cell table:formula="of:=[.A367]" office:value-type="string" office:string-value="Report structure required defined" calcext:value-type="string">
            <text:p>Report structure required defined</text:p>
          </table:table-cell>
          <table:table-cell table:formula="of:=[.B367]" office:value-type="percentage" office:value="0.186915887850467" calcext:value-type="percentage">
            <text:p>18.69%</text:p>
          </table:table-cell>
          <table:table-cell office:value-type="float" office:value="89" calcext:value-type="float">
            <text:p>89</text:p>
          </table:table-cell>
          <table:table-cell table:formula="of:=[.D367]+1" office:value-type="date" office:date-value="2020-10-21" calcext:value-type="date">
            <text:p>21 Oct 2020</text:p>
          </table:table-cell>
          <table:table-cell table:formula="of:=[.C368]*[.B368]" office:value-type="float" office:value="16.6355140186916" calcext:value-type="float">
            <text:p>16.6355140186916</text:p>
          </table:table-cell>
          <table:table-cell table:number-columns-repeated="5"/>
        </table:table-row>
        <table:table-row table:style-name="ro1">
          <table:table-cell table:formula="of:=[.A368]" office:value-type="string" office:string-value="Report structure required defined" calcext:value-type="string">
            <text:p>Report structure required defined</text:p>
          </table:table-cell>
          <table:table-cell table:formula="of:=[.B368]" office:value-type="percentage" office:value="0.186915887850467" calcext:value-type="percentage">
            <text:p>18.69%</text:p>
          </table:table-cell>
          <table:table-cell office:value-type="float" office:value="64" calcext:value-type="float">
            <text:p>64</text:p>
          </table:table-cell>
          <table:table-cell table:formula="of:=[.D368]+1" office:value-type="date" office:date-value="2020-10-22" calcext:value-type="date">
            <text:p>22 Oct 2020</text:p>
          </table:table-cell>
          <table:table-cell table:formula="of:=[.C369]*[.B369]" office:value-type="float" office:value="11.9626168224299" calcext:value-type="float">
            <text:p>11.9626168224299</text:p>
          </table:table-cell>
          <table:table-cell table:number-columns-repeated="5"/>
        </table:table-row>
        <table:table-row table:style-name="ro1">
          <table:table-cell table:formula="of:=[.A369]" office:value-type="string" office:string-value="Report structure required defined" calcext:value-type="string">
            <text:p>Report structure required defined</text:p>
          </table:table-cell>
          <table:table-cell table:formula="of:=[.B369]" office:value-type="percentage" office:value="0.186915887850467" calcext:value-type="percentage">
            <text:p>18.69%</text:p>
          </table:table-cell>
          <table:table-cell office:value-type="float" office:value="60" calcext:value-type="float">
            <text:p>60</text:p>
          </table:table-cell>
          <table:table-cell table:formula="of:=[.D369]+1" office:value-type="date" office:date-value="2020-10-23" calcext:value-type="date">
            <text:p>23 Oct 2020</text:p>
          </table:table-cell>
          <table:table-cell table:formula="of:=[.C370]*[.B370]" office:value-type="float" office:value="11.214953271028" calcext:value-type="float">
            <text:p>11.214953271028</text:p>
          </table:table-cell>
          <table:table-cell table:number-columns-repeated="5"/>
        </table:table-row>
        <table:table-row table:style-name="ro1">
          <table:table-cell table:formula="of:=[.A370]" office:value-type="string" office:string-value="Report structure required defined" calcext:value-type="string">
            <text:p>Report structure required defined</text:p>
          </table:table-cell>
          <table:table-cell table:formula="of:=[.B370]" office:value-type="percentage" office:value="0.186915887850467" calcext:value-type="percentage">
            <text:p>18.69%</text:p>
          </table:table-cell>
          <table:table-cell office:value-type="float" office:value="88" calcext:value-type="float">
            <text:p>88</text:p>
          </table:table-cell>
          <table:table-cell table:formula="of:=[.D370]+1" office:value-type="date" office:date-value="2020-10-24" calcext:value-type="date">
            <text:p>24 Oct 2020</text:p>
          </table:table-cell>
          <table:table-cell table:formula="of:=[.C371]*[.B371]" office:value-type="float" office:value="16.4485981308411" calcext:value-type="float">
            <text:p>16.4485981308411</text:p>
          </table:table-cell>
          <table:table-cell table:number-columns-repeated="5"/>
        </table:table-row>
        <table:table-row table:style-name="ro1">
          <table:table-cell table:formula="of:=[.A371]" office:value-type="string" office:string-value="Report structure required defined" calcext:value-type="string">
            <text:p>Report structure required defined</text:p>
          </table:table-cell>
          <table:table-cell table:formula="of:=[.B371]" office:value-type="percentage" office:value="0.186915887850467" calcext:value-type="percentage">
            <text:p>18.69%</text:p>
          </table:table-cell>
          <table:table-cell office:value-type="float" office:value="71" calcext:value-type="float">
            <text:p>71</text:p>
          </table:table-cell>
          <table:table-cell table:formula="of:=[.D371]+1" office:value-type="date" office:date-value="2020-10-25" calcext:value-type="date">
            <text:p>25 Oct 2020</text:p>
          </table:table-cell>
          <table:table-cell table:formula="of:=[.C372]*[.B372]" office:value-type="float" office:value="13.2710280373832" calcext:value-type="float">
            <text:p>13.2710280373832</text:p>
          </table:table-cell>
          <table:table-cell table:number-columns-repeated="5"/>
        </table:table-row>
        <table:table-row table:style-name="ro1">
          <table:table-cell table:formula="of:=[.A372]" office:value-type="string" office:string-value="Report structure required defined" calcext:value-type="string">
            <text:p>Report structure required defined</text:p>
          </table:table-cell>
          <table:table-cell table:formula="of:=[.B372]" office:value-type="percentage" office:value="0.186915887850467" calcext:value-type="percentage">
            <text:p>18.69%</text:p>
          </table:table-cell>
          <table:table-cell office:value-type="float" office:value="84" calcext:value-type="float">
            <text:p>84</text:p>
          </table:table-cell>
          <table:table-cell table:formula="of:=[.D372]+1" office:value-type="date" office:date-value="2020-10-26" calcext:value-type="date">
            <text:p>26 Oct 2020</text:p>
          </table:table-cell>
          <table:table-cell table:formula="of:=[.C373]*[.B373]" office:value-type="float" office:value="15.7009345794392" calcext:value-type="float">
            <text:p>15.7009345794392</text:p>
          </table:table-cell>
          <table:table-cell table:number-columns-repeated="5"/>
        </table:table-row>
        <table:table-row table:style-name="ro1">
          <table:table-cell table:formula="of:=[.A373]" office:value-type="string" office:string-value="Report structure required defined" calcext:value-type="string">
            <text:p>Report structure required defined</text:p>
          </table:table-cell>
          <table:table-cell table:formula="of:=[.B373]" office:value-type="percentage" office:value="0.186915887850467" calcext:value-type="percentage">
            <text:p>18.69%</text:p>
          </table:table-cell>
          <table:table-cell office:value-type="float" office:value="85" calcext:value-type="float">
            <text:p>85</text:p>
          </table:table-cell>
          <table:table-cell table:formula="of:=[.D373]+1" office:value-type="date" office:date-value="2020-10-27" calcext:value-type="date">
            <text:p>27 Oct 2020</text:p>
          </table:table-cell>
          <table:table-cell table:formula="of:=[.C374]*[.B374]" office:value-type="float" office:value="15.8878504672897" calcext:value-type="float">
            <text:p>15.8878504672897</text:p>
          </table:table-cell>
          <table:table-cell table:number-columns-repeated="5"/>
        </table:table-row>
        <table:table-row table:style-name="ro1">
          <table:table-cell table:formula="of:=[.A374]" office:value-type="string" office:string-value="Report structure required defined" calcext:value-type="string">
            <text:p>Report structure required defined</text:p>
          </table:table-cell>
          <table:table-cell table:formula="of:=[.B374]" office:value-type="percentage" office:value="0.186915887850467" calcext:value-type="percentage">
            <text:p>18.69%</text:p>
          </table:table-cell>
          <table:table-cell office:value-type="float" office:value="80" calcext:value-type="float">
            <text:p>80</text:p>
          </table:table-cell>
          <table:table-cell table:formula="of:=[.D374]+1" office:value-type="date" office:date-value="2020-10-28" calcext:value-type="date">
            <text:p>28 Oct 2020</text:p>
          </table:table-cell>
          <table:table-cell table:formula="of:=[.C375]*[.B375]" office:value-type="float" office:value="14.9532710280374" calcext:value-type="float">
            <text:p>14.9532710280374</text:p>
          </table:table-cell>
          <table:table-cell table:number-columns-repeated="5"/>
        </table:table-row>
        <table:table-row table:style-name="ro1">
          <table:table-cell table:formula="of:=[.A375]" office:value-type="string" office:string-value="Report structure required defined" calcext:value-type="string">
            <text:p>Report structure required defined</text:p>
          </table:table-cell>
          <table:table-cell table:formula="of:=[.B375]" office:value-type="percentage" office:value="0.186915887850467" calcext:value-type="percentage">
            <text:p>18.69%</text:p>
          </table:table-cell>
          <table:table-cell office:value-type="float" office:value="73" calcext:value-type="float">
            <text:p>73</text:p>
          </table:table-cell>
          <table:table-cell table:formula="of:=[.D375]+1" office:value-type="date" office:date-value="2020-10-29" calcext:value-type="date">
            <text:p>29 Oct 2020</text:p>
          </table:table-cell>
          <table:table-cell table:formula="of:=[.C376]*[.B376]" office:value-type="float" office:value="13.6448598130841" calcext:value-type="float">
            <text:p>13.6448598130841</text:p>
          </table:table-cell>
          <table:table-cell table:number-columns-repeated="5"/>
        </table:table-row>
        <table:table-row table:style-name="ro1">
          <table:table-cell table:formula="of:=[.A376]" office:value-type="string" office:string-value="Report structure required defined" calcext:value-type="string">
            <text:p>Report structure required defined</text:p>
          </table:table-cell>
          <table:table-cell table:formula="of:=[.B376]" office:value-type="percentage" office:value="0.186915887850467" calcext:value-type="percentage">
            <text:p>18.69%</text:p>
          </table:table-cell>
          <table:table-cell office:value-type="float" office:value="83" calcext:value-type="float">
            <text:p>83</text:p>
          </table:table-cell>
          <table:table-cell table:formula="of:=[.D376]+1" office:value-type="date" office:date-value="2020-10-30" calcext:value-type="date">
            <text:p>30 Oct 2020</text:p>
          </table:table-cell>
          <table:table-cell table:formula="of:=[.C377]*[.B377]" office:value-type="float" office:value="15.5140186915888" calcext:value-type="float">
            <text:p>15.5140186915888</text:p>
          </table:table-cell>
          <table:table-cell table:number-columns-repeated="5"/>
        </table:table-row>
        <table:table-row table:style-name="ro1">
          <table:table-cell table:formula="of:=[.A377]" office:value-type="string" office:string-value="Report structure required defined" calcext:value-type="string">
            <text:p>Report structure required defined</text:p>
          </table:table-cell>
          <table:table-cell table:formula="of:=[.B377]" office:value-type="percentage" office:value="0.186915887850467" calcext:value-type="percentage">
            <text:p>18.69%</text:p>
          </table:table-cell>
          <table:table-cell office:value-type="float" office:value="80" calcext:value-type="float">
            <text:p>80</text:p>
          </table:table-cell>
          <table:table-cell table:formula="of:=[.D377]+1" office:value-type="date" office:date-value="2020-10-31" calcext:value-type="date">
            <text:p>31 Oct 2020</text:p>
          </table:table-cell>
          <table:table-cell table:formula="of:=[.C378]*[.B378]" office:value-type="float" office:value="14.9532710280374" calcext:value-type="float">
            <text:p>14.9532710280374</text:p>
          </table:table-cell>
          <table:table-cell table:number-columns-repeated="5"/>
        </table:table-row>
        <table:table-row table:style-name="ro1">
          <table:table-cell table:formula="of:=[.A378]" office:value-type="string" office:string-value="Report structure required defined" calcext:value-type="string">
            <text:p>Report structure required defined</text:p>
          </table:table-cell>
          <table:table-cell table:formula="of:=[.B378]" office:value-type="percentage" office:value="0.186915887850467" calcext:value-type="percentage">
            <text:p>18.69%</text:p>
          </table:table-cell>
          <table:table-cell office:value-type="float" office:value="86" calcext:value-type="float">
            <text:p>86</text:p>
          </table:table-cell>
          <table:table-cell table:formula="of:=[.D378]+1" office:value-type="date" office:date-value="2020-11-01" calcext:value-type="date">
            <text:p>01 Nov 2020</text:p>
          </table:table-cell>
          <table:table-cell table:formula="of:=[.C379]*[.B379]" office:value-type="float" office:value="16.0747663551402" calcext:value-type="float">
            <text:p>16.0747663551402</text:p>
          </table:table-cell>
          <table:table-cell table:number-columns-repeated="5"/>
        </table:table-row>
        <table:table-row table:style-name="ro1">
          <table:table-cell table:formula="of:=[.A379]" office:value-type="string" office:string-value="Report structure required defined" calcext:value-type="string">
            <text:p>Report structure required defined</text:p>
          </table:table-cell>
          <table:table-cell table:formula="of:=[.B379]" office:value-type="percentage" office:value="0.186915887850467" calcext:value-type="percentage">
            <text:p>18.69%</text:p>
          </table:table-cell>
          <table:table-cell office:value-type="float" office:value="77" calcext:value-type="float">
            <text:p>77</text:p>
          </table:table-cell>
          <table:table-cell table:formula="of:=[.D379]+1" office:value-type="date" office:date-value="2020-11-02" calcext:value-type="date">
            <text:p>02 Nov 2020</text:p>
          </table:table-cell>
          <table:table-cell table:formula="of:=[.C380]*[.B380]" office:value-type="float" office:value="14.392523364486" calcext:value-type="float">
            <text:p>14.392523364486</text:p>
          </table:table-cell>
          <table:table-cell table:number-columns-repeated="5"/>
        </table:table-row>
        <table:table-row table:style-name="ro1">
          <table:table-cell table:formula="of:=[.A380]" office:value-type="string" office:string-value="Report structure required defined" calcext:value-type="string">
            <text:p>Report structure required defined</text:p>
          </table:table-cell>
          <table:table-cell table:formula="of:=[.B380]" office:value-type="percentage" office:value="0.186915887850467" calcext:value-type="percentage">
            <text:p>18.69%</text:p>
          </table:table-cell>
          <table:table-cell office:value-type="float" office:value="63" calcext:value-type="float">
            <text:p>63</text:p>
          </table:table-cell>
          <table:table-cell table:formula="of:=[.D380]+1" office:value-type="date" office:date-value="2020-11-03" calcext:value-type="date">
            <text:p>03 Nov 2020</text:p>
          </table:table-cell>
          <table:table-cell table:formula="of:=[.C381]*[.B381]" office:value-type="float" office:value="11.7757009345794" calcext:value-type="float">
            <text:p>11.7757009345794</text:p>
          </table:table-cell>
          <table:table-cell table:number-columns-repeated="5"/>
        </table:table-row>
        <table:table-row table:style-name="ro1">
          <table:table-cell table:formula="of:=[.A381]" office:value-type="string" office:string-value="Report structure required defined" calcext:value-type="string">
            <text:p>Report structure required defined</text:p>
          </table:table-cell>
          <table:table-cell table:formula="of:=[.B381]" office:value-type="percentage" office:value="0.186915887850467" calcext:value-type="percentage">
            <text:p>18.69%</text:p>
          </table:table-cell>
          <table:table-cell office:value-type="float" office:value="51" calcext:value-type="float">
            <text:p>51</text:p>
          </table:table-cell>
          <table:table-cell table:formula="of:=[.D381]+1" office:value-type="date" office:date-value="2020-11-04" calcext:value-type="date">
            <text:p>04 Nov 2020</text:p>
          </table:table-cell>
          <table:table-cell table:formula="of:=[.C382]*[.B382]" office:value-type="float" office:value="9.53271028037382" calcext:value-type="float">
            <text:p>9.53271028037382</text:p>
          </table:table-cell>
          <table:table-cell table:number-columns-repeated="5"/>
        </table:table-row>
        <table:table-row table:style-name="ro1">
          <table:table-cell table:formula="of:=[.A382]" office:value-type="string" office:string-value="Report structure required defined" calcext:value-type="string">
            <text:p>Report structure required defined</text:p>
          </table:table-cell>
          <table:table-cell table:formula="of:=[.B382]" office:value-type="percentage" office:value="0.186915887850467" calcext:value-type="percentage">
            <text:p>18.69%</text:p>
          </table:table-cell>
          <table:table-cell office:value-type="float" office:value="77" calcext:value-type="float">
            <text:p>77</text:p>
          </table:table-cell>
          <table:table-cell table:formula="of:=[.D382]+1" office:value-type="date" office:date-value="2020-11-05" calcext:value-type="date">
            <text:p>05 Nov 2020</text:p>
          </table:table-cell>
          <table:table-cell table:formula="of:=[.C383]*[.B383]" office:value-type="float" office:value="14.392523364486" calcext:value-type="float">
            <text:p>14.392523364486</text:p>
          </table:table-cell>
          <table:table-cell table:number-columns-repeated="5"/>
        </table:table-row>
        <table:table-row table:style-name="ro1">
          <table:table-cell table:formula="of:=[.A383]" office:value-type="string" office:string-value="Report structure required defined" calcext:value-type="string">
            <text:p>Report structure required defined</text:p>
          </table:table-cell>
          <table:table-cell table:formula="of:=[.B383]" office:value-type="percentage" office:value="0.186915887850467" calcext:value-type="percentage">
            <text:p>18.69%</text:p>
          </table:table-cell>
          <table:table-cell office:value-type="float" office:value="69" calcext:value-type="float">
            <text:p>69</text:p>
          </table:table-cell>
          <table:table-cell table:formula="of:=[.D383]+1" office:value-type="date" office:date-value="2020-11-06" calcext:value-type="date">
            <text:p>06 Nov 2020</text:p>
          </table:table-cell>
          <table:table-cell table:formula="of:=[.C384]*[.B384]" office:value-type="float" office:value="12.8971962616822" calcext:value-type="float">
            <text:p>12.8971962616822</text:p>
          </table:table-cell>
          <table:table-cell table:number-columns-repeated="5"/>
        </table:table-row>
        <table:table-row table:style-name="ro1">
          <table:table-cell table:formula="of:=[.A384]" office:value-type="string" office:string-value="Report structure required defined" calcext:value-type="string">
            <text:p>Report structure required defined</text:p>
          </table:table-cell>
          <table:table-cell table:formula="of:=[.B384]" office:value-type="percentage" office:value="0.186915887850467" calcext:value-type="percentage">
            <text:p>18.69%</text:p>
          </table:table-cell>
          <table:table-cell office:value-type="float" office:value="58" calcext:value-type="float">
            <text:p>58</text:p>
          </table:table-cell>
          <table:table-cell table:formula="of:=[.D384]+1" office:value-type="date" office:date-value="2020-11-07" calcext:value-type="date">
            <text:p>07 Nov 2020</text:p>
          </table:table-cell>
          <table:table-cell table:formula="of:=[.C385]*[.B385]" office:value-type="float" office:value="10.8411214953271" calcext:value-type="float">
            <text:p>10.8411214953271</text:p>
          </table:table-cell>
          <table:table-cell table:number-columns-repeated="5"/>
        </table:table-row>
        <table:table-row table:style-name="ro1">
          <table:table-cell table:formula="of:=[.A385]" office:value-type="string" office:string-value="Report structure required defined" calcext:value-type="string">
            <text:p>Report structure required defined</text:p>
          </table:table-cell>
          <table:table-cell table:formula="of:=[.B385]" office:value-type="percentage" office:value="0.186915887850467" calcext:value-type="percentage">
            <text:p>18.69%</text:p>
          </table:table-cell>
          <table:table-cell office:value-type="float" office:value="88" calcext:value-type="float">
            <text:p>88</text:p>
          </table:table-cell>
          <table:table-cell table:formula="of:=[.D385]+1" office:value-type="date" office:date-value="2020-11-08" calcext:value-type="date">
            <text:p>08 Nov 2020</text:p>
          </table:table-cell>
          <table:table-cell table:formula="of:=[.C386]*[.B386]" office:value-type="float" office:value="16.4485981308411" calcext:value-type="float">
            <text:p>16.4485981308411</text:p>
          </table:table-cell>
          <table:table-cell table:number-columns-repeated="5"/>
        </table:table-row>
        <table:table-row table:style-name="ro1">
          <table:table-cell table:formula="of:=[.A386]" office:value-type="string" office:string-value="Report structure required defined" calcext:value-type="string">
            <text:p>Report structure required defined</text:p>
          </table:table-cell>
          <table:table-cell table:formula="of:=[.B386]" office:value-type="percentage" office:value="0.186915887850467" calcext:value-type="percentage">
            <text:p>18.69%</text:p>
          </table:table-cell>
          <table:table-cell office:value-type="float" office:value="70" calcext:value-type="float">
            <text:p>70</text:p>
          </table:table-cell>
          <table:table-cell table:formula="of:=[.D386]+1" office:value-type="date" office:date-value="2020-11-09" calcext:value-type="date">
            <text:p>09 Nov 2020</text:p>
          </table:table-cell>
          <table:table-cell table:formula="of:=[.C387]*[.B387]" office:value-type="float" office:value="13.0841121495327" calcext:value-type="float">
            <text:p>13.0841121495327</text:p>
          </table:table-cell>
          <table:table-cell table:number-columns-repeated="5"/>
        </table:table-row>
        <table:table-row table:style-name="ro1">
          <table:table-cell table:formula="of:=[.A387]" office:value-type="string" office:string-value="Report structure required defined" calcext:value-type="string">
            <text:p>Report structure required defined</text:p>
          </table:table-cell>
          <table:table-cell table:formula="of:=[.B387]" office:value-type="percentage" office:value="0.186915887850467" calcext:value-type="percentage">
            <text:p>18.69%</text:p>
          </table:table-cell>
          <table:table-cell office:value-type="float" office:value="77" calcext:value-type="float">
            <text:p>77</text:p>
          </table:table-cell>
          <table:table-cell table:formula="of:=[.D387]+1" office:value-type="date" office:date-value="2020-11-10" calcext:value-type="date">
            <text:p>10 Nov 2020</text:p>
          </table:table-cell>
          <table:table-cell table:formula="of:=[.C388]*[.B388]" office:value-type="float" office:value="14.392523364486" calcext:value-type="float">
            <text:p>14.392523364486</text:p>
          </table:table-cell>
          <table:table-cell table:number-columns-repeated="5"/>
        </table:table-row>
        <table:table-row table:style-name="ro1">
          <table:table-cell table:formula="of:=[.A388]" office:value-type="string" office:string-value="Report structure required defined" calcext:value-type="string">
            <text:p>Report structure required defined</text:p>
          </table:table-cell>
          <table:table-cell table:formula="of:=[.B388]" office:value-type="percentage" office:value="0.186915887850467" calcext:value-type="percentage">
            <text:p>18.69%</text:p>
          </table:table-cell>
          <table:table-cell office:value-type="float" office:value="68" calcext:value-type="float">
            <text:p>68</text:p>
          </table:table-cell>
          <table:table-cell table:formula="of:=[.D388]+1" office:value-type="date" office:date-value="2020-11-11" calcext:value-type="date">
            <text:p>11 Nov 2020</text:p>
          </table:table-cell>
          <table:table-cell table:formula="of:=[.C389]*[.B389]" office:value-type="float" office:value="12.7102803738318" calcext:value-type="float">
            <text:p>12.7102803738318</text:p>
          </table:table-cell>
          <table:table-cell table:number-columns-repeated="5"/>
        </table:table-row>
        <table:table-row table:style-name="ro1">
          <table:table-cell table:formula="of:=[.A389]" office:value-type="string" office:string-value="Report structure required defined" calcext:value-type="string">
            <text:p>Report structure required defined</text:p>
          </table:table-cell>
          <table:table-cell table:formula="of:=[.B389]" office:value-type="percentage" office:value="0.186915887850467" calcext:value-type="percentage">
            <text:p>18.69%</text:p>
          </table:table-cell>
          <table:table-cell office:value-type="float" office:value="81" calcext:value-type="float">
            <text:p>81</text:p>
          </table:table-cell>
          <table:table-cell table:formula="of:=[.D389]+1" office:value-type="date" office:date-value="2020-11-12" calcext:value-type="date">
            <text:p>12 Nov 2020</text:p>
          </table:table-cell>
          <table:table-cell table:formula="of:=[.C390]*[.B390]" office:value-type="float" office:value="15.1401869158878" calcext:value-type="float">
            <text:p>15.1401869158878</text:p>
          </table:table-cell>
          <table:table-cell table:number-columns-repeated="5"/>
        </table:table-row>
        <table:table-row table:style-name="ro1">
          <table:table-cell table:formula="of:=[.A390]" office:value-type="string" office:string-value="Report structure required defined" calcext:value-type="string">
            <text:p>Report structure required defined</text:p>
          </table:table-cell>
          <table:table-cell table:formula="of:=[.B390]" office:value-type="percentage" office:value="0.186915887850467" calcext:value-type="percentage">
            <text:p>18.69%</text:p>
          </table:table-cell>
          <table:table-cell office:value-type="float" office:value="69" calcext:value-type="float">
            <text:p>69</text:p>
          </table:table-cell>
          <table:table-cell table:formula="of:=[.D390]+1" office:value-type="date" office:date-value="2020-11-13" calcext:value-type="date">
            <text:p>13 Nov 2020</text:p>
          </table:table-cell>
          <table:table-cell table:formula="of:=[.C391]*[.B391]" office:value-type="float" office:value="12.8971962616822" calcext:value-type="float">
            <text:p>12.8971962616822</text:p>
          </table:table-cell>
          <table:table-cell table:number-columns-repeated="5"/>
        </table:table-row>
        <table:table-row table:style-name="ro1">
          <table:table-cell table:formula="of:=[.A391]" office:value-type="string" office:string-value="Report structure required defined" calcext:value-type="string">
            <text:p>Report structure required defined</text:p>
          </table:table-cell>
          <table:table-cell table:formula="of:=[.B391]" office:value-type="percentage" office:value="0.186915887850467" calcext:value-type="percentage">
            <text:p>18.69%</text:p>
          </table:table-cell>
          <table:table-cell office:value-type="float" office:value="60" calcext:value-type="float">
            <text:p>60</text:p>
          </table:table-cell>
          <table:table-cell table:formula="of:=[.D391]+1" office:value-type="date" office:date-value="2020-11-14" calcext:value-type="date">
            <text:p>14 Nov 2020</text:p>
          </table:table-cell>
          <table:table-cell table:formula="of:=[.C392]*[.B392]" office:value-type="float" office:value="11.214953271028" calcext:value-type="float">
            <text:p>11.214953271028</text:p>
          </table:table-cell>
          <table:table-cell table:number-columns-repeated="5"/>
        </table:table-row>
        <table:table-row table:style-name="ro1">
          <table:table-cell table:formula="of:=[.A392]" office:value-type="string" office:string-value="Report structure required defined" calcext:value-type="string">
            <text:p>Report structure required defined</text:p>
          </table:table-cell>
          <table:table-cell table:formula="of:=[.B392]" office:value-type="percentage" office:value="0.186915887850467" calcext:value-type="percentage">
            <text:p>18.69%</text:p>
          </table:table-cell>
          <table:table-cell office:value-type="float" office:value="90" calcext:value-type="float">
            <text:p>90</text:p>
          </table:table-cell>
          <table:table-cell table:formula="of:=[.D392]+1" office:value-type="date" office:date-value="2020-11-15" calcext:value-type="date">
            <text:p>15 Nov 2020</text:p>
          </table:table-cell>
          <table:table-cell table:formula="of:=[.C393]*[.B393]" office:value-type="float" office:value="16.822429906542" calcext:value-type="float">
            <text:p>16.822429906542</text:p>
          </table:table-cell>
          <table:table-cell table:number-columns-repeated="5"/>
        </table:table-row>
        <table:table-row table:style-name="ro1">
          <table:table-cell table:formula="of:=[.A393]" office:value-type="string" office:string-value="Report structure required defined" calcext:value-type="string">
            <text:p>Report structure required defined</text:p>
          </table:table-cell>
          <table:table-cell table:formula="of:=[.B393]" office:value-type="percentage" office:value="0.186915887850467" calcext:value-type="percentage">
            <text:p>18.69%</text:p>
          </table:table-cell>
          <table:table-cell office:value-type="float" office:value="78" calcext:value-type="float">
            <text:p>78</text:p>
          </table:table-cell>
          <table:table-cell table:formula="of:=[.D393]+1" office:value-type="date" office:date-value="2020-11-16" calcext:value-type="date">
            <text:p>16 Nov 2020</text:p>
          </table:table-cell>
          <table:table-cell table:formula="of:=[.C394]*[.B394]" office:value-type="float" office:value="14.5794392523364" calcext:value-type="float">
            <text:p>14.5794392523364</text:p>
          </table:table-cell>
          <table:table-cell table:number-columns-repeated="5"/>
        </table:table-row>
        <table:table-row table:style-name="ro1">
          <table:table-cell table:formula="of:=[.A394]" office:value-type="string" office:string-value="Report structure required defined" calcext:value-type="string">
            <text:p>Report structure required defined</text:p>
          </table:table-cell>
          <table:table-cell table:formula="of:=[.B394]" office:value-type="percentage" office:value="0.186915887850467" calcext:value-type="percentage">
            <text:p>18.69%</text:p>
          </table:table-cell>
          <table:table-cell office:value-type="float" office:value="55" calcext:value-type="float">
            <text:p>55</text:p>
          </table:table-cell>
          <table:table-cell table:formula="of:=[.D394]+1" office:value-type="date" office:date-value="2020-11-17" calcext:value-type="date">
            <text:p>17 Nov 2020</text:p>
          </table:table-cell>
          <table:table-cell table:formula="of:=[.C395]*[.B395]" office:value-type="float" office:value="10.2803738317757" calcext:value-type="float">
            <text:p>10.2803738317757</text:p>
          </table:table-cell>
          <table:table-cell table:number-columns-repeated="5"/>
        </table:table-row>
        <table:table-row table:style-name="ro1">
          <table:table-cell table:formula="of:=[.A395]" office:value-type="string" office:string-value="Report structure required defined" calcext:value-type="string">
            <text:p>Report structure required defined</text:p>
          </table:table-cell>
          <table:table-cell table:formula="of:=[.B395]" office:value-type="percentage" office:value="0.186915887850467" calcext:value-type="percentage">
            <text:p>18.69%</text:p>
          </table:table-cell>
          <table:table-cell office:value-type="float" office:value="72" calcext:value-type="float">
            <text:p>72</text:p>
          </table:table-cell>
          <table:table-cell table:formula="of:=[.D395]+1" office:value-type="date" office:date-value="2020-11-18" calcext:value-type="date">
            <text:p>18 Nov 2020</text:p>
          </table:table-cell>
          <table:table-cell table:formula="of:=[.C396]*[.B396]" office:value-type="float" office:value="13.4579439252336" calcext:value-type="float">
            <text:p>13.4579439252336</text:p>
          </table:table-cell>
          <table:table-cell table:number-columns-repeated="5"/>
        </table:table-row>
        <table:table-row table:style-name="ro1">
          <table:table-cell table:formula="of:=[.A396]" office:value-type="string" office:string-value="Report structure required defined" calcext:value-type="string">
            <text:p>Report structure required defined</text:p>
          </table:table-cell>
          <table:table-cell table:formula="of:=[.B396]" office:value-type="percentage" office:value="0.186915887850467" calcext:value-type="percentage">
            <text:p>18.69%</text:p>
          </table:table-cell>
          <table:table-cell office:value-type="float" office:value="61" calcext:value-type="float">
            <text:p>61</text:p>
          </table:table-cell>
          <table:table-cell table:formula="of:=[.D396]+1" office:value-type="date" office:date-value="2020-11-19" calcext:value-type="date">
            <text:p>19 Nov 2020</text:p>
          </table:table-cell>
          <table:table-cell table:formula="of:=[.C397]*[.B397]" office:value-type="float" office:value="11.4018691588785" calcext:value-type="float">
            <text:p>11.4018691588785</text:p>
          </table:table-cell>
          <table:table-cell table:number-columns-repeated="5"/>
        </table:table-row>
        <table:table-row table:style-name="ro1">
          <table:table-cell table:formula="of:=[.A397]" office:value-type="string" office:string-value="Report structure required defined" calcext:value-type="string">
            <text:p>Report structure required defined</text:p>
          </table:table-cell>
          <table:table-cell table:formula="of:=[.B397]" office:value-type="percentage" office:value="0.186915887850467" calcext:value-type="percentage">
            <text:p>18.69%</text:p>
          </table:table-cell>
          <table:table-cell office:value-type="float" office:value="53" calcext:value-type="float">
            <text:p>53</text:p>
          </table:table-cell>
          <table:table-cell table:formula="of:=[.D397]+1" office:value-type="date" office:date-value="2020-11-20" calcext:value-type="date">
            <text:p>20 Nov 2020</text:p>
          </table:table-cell>
          <table:table-cell table:formula="of:=[.C398]*[.B398]" office:value-type="float" office:value="9.90654205607475" calcext:value-type="float">
            <text:p>9.90654205607475</text:p>
          </table:table-cell>
          <table:table-cell table:number-columns-repeated="5"/>
        </table:table-row>
        <table:table-row table:style-name="ro1">
          <table:table-cell table:formula="of:=[.A398]" office:value-type="string" office:string-value="Report structure required defined" calcext:value-type="string">
            <text:p>Report structure required defined</text:p>
          </table:table-cell>
          <table:table-cell table:formula="of:=[.B398]" office:value-type="percentage" office:value="0.186915887850467" calcext:value-type="percentage">
            <text:p>18.69%</text:p>
          </table:table-cell>
          <table:table-cell office:value-type="float" office:value="60" calcext:value-type="float">
            <text:p>60</text:p>
          </table:table-cell>
          <table:table-cell table:formula="of:=[.D398]+1" office:value-type="date" office:date-value="2020-11-21" calcext:value-type="date">
            <text:p>21 Nov 2020</text:p>
          </table:table-cell>
          <table:table-cell table:formula="of:=[.C399]*[.B399]" office:value-type="float" office:value="11.214953271028" calcext:value-type="float">
            <text:p>11.214953271028</text:p>
          </table:table-cell>
          <table:table-cell table:number-columns-repeated="5"/>
        </table:table-row>
        <table:table-row table:style-name="ro1">
          <table:table-cell table:formula="of:=[.A399]" office:value-type="string" office:string-value="Report structure required defined" calcext:value-type="string">
            <text:p>Report structure required defined</text:p>
          </table:table-cell>
          <table:table-cell table:formula="of:=[.B399]" office:value-type="percentage" office:value="0.186915887850467" calcext:value-type="percentage">
            <text:p>18.69%</text:p>
          </table:table-cell>
          <table:table-cell office:value-type="float" office:value="59" calcext:value-type="float">
            <text:p>59</text:p>
          </table:table-cell>
          <table:table-cell table:formula="of:=[.D399]+1" office:value-type="date" office:date-value="2020-11-22" calcext:value-type="date">
            <text:p>22 Nov 2020</text:p>
          </table:table-cell>
          <table:table-cell table:formula="of:=[.C400]*[.B400]" office:value-type="float" office:value="11.0280373831776" calcext:value-type="float">
            <text:p>11.0280373831776</text:p>
          </table:table-cell>
          <table:table-cell table:number-columns-repeated="5"/>
        </table:table-row>
        <table:table-row table:style-name="ro1">
          <table:table-cell table:formula="of:=[.A400]" office:value-type="string" office:string-value="Report structure required defined" calcext:value-type="string">
            <text:p>Report structure required defined</text:p>
          </table:table-cell>
          <table:table-cell table:formula="of:=[.B400]" office:value-type="percentage" office:value="0.186915887850467" calcext:value-type="percentage">
            <text:p>18.69%</text:p>
          </table:table-cell>
          <table:table-cell office:value-type="float" office:value="59" calcext:value-type="float">
            <text:p>59</text:p>
          </table:table-cell>
          <table:table-cell table:formula="of:=[.D400]+1" office:value-type="date" office:date-value="2020-11-23" calcext:value-type="date">
            <text:p>23 Nov 2020</text:p>
          </table:table-cell>
          <table:table-cell table:formula="of:=[.C401]*[.B401]" office:value-type="float" office:value="11.0280373831776" calcext:value-type="float">
            <text:p>11.0280373831776</text:p>
          </table:table-cell>
          <table:table-cell table:number-columns-repeated="5"/>
        </table:table-row>
        <table:table-row table:style-name="ro1">
          <table:table-cell table:formula="of:=[.A401]" office:value-type="string" office:string-value="Report structure required defined" calcext:value-type="string">
            <text:p>Report structure required defined</text:p>
          </table:table-cell>
          <table:table-cell table:formula="of:=[.B401]" office:value-type="percentage" office:value="0.186915887850467" calcext:value-type="percentage">
            <text:p>18.69%</text:p>
          </table:table-cell>
          <table:table-cell office:value-type="float" office:value="80" calcext:value-type="float">
            <text:p>80</text:p>
          </table:table-cell>
          <table:table-cell table:formula="of:=[.D401]+1" office:value-type="date" office:date-value="2020-11-24" calcext:value-type="date">
            <text:p>24 Nov 2020</text:p>
          </table:table-cell>
          <table:table-cell table:formula="of:=[.C402]*[.B402]" office:value-type="float" office:value="14.9532710280374" calcext:value-type="float">
            <text:p>14.9532710280374</text:p>
          </table:table-cell>
          <table:table-cell table:number-columns-repeated="5"/>
        </table:table-row>
        <table:table-row table:style-name="ro1">
          <table:table-cell table:formula="of:=[.A402]" office:value-type="string" office:string-value="Report structure required defined" calcext:value-type="string">
            <text:p>Report structure required defined</text:p>
          </table:table-cell>
          <table:table-cell table:formula="of:=[.B402]" office:value-type="percentage" office:value="0.186915887850467" calcext:value-type="percentage">
            <text:p>18.69%</text:p>
          </table:table-cell>
          <table:table-cell office:value-type="float" office:value="75" calcext:value-type="float">
            <text:p>75</text:p>
          </table:table-cell>
          <table:table-cell table:formula="of:=[.D402]+1" office:value-type="date" office:date-value="2020-11-25" calcext:value-type="date">
            <text:p>25 Nov 2020</text:p>
          </table:table-cell>
          <table:table-cell table:formula="of:=[.C403]*[.B403]" office:value-type="float" office:value="14.018691588785" calcext:value-type="float">
            <text:p>14.018691588785</text:p>
          </table:table-cell>
          <table:table-cell table:number-columns-repeated="5"/>
        </table:table-row>
        <table:table-row table:style-name="ro1">
          <table:table-cell table:formula="of:=[.A403]" office:value-type="string" office:string-value="Report structure required defined" calcext:value-type="string">
            <text:p>Report structure required defined</text:p>
          </table:table-cell>
          <table:table-cell table:formula="of:=[.B403]" office:value-type="percentage" office:value="0.186915887850467" calcext:value-type="percentage">
            <text:p>18.69%</text:p>
          </table:table-cell>
          <table:table-cell office:value-type="float" office:value="89" calcext:value-type="float">
            <text:p>89</text:p>
          </table:table-cell>
          <table:table-cell table:formula="of:=[.D403]+1" office:value-type="date" office:date-value="2020-11-26" calcext:value-type="date">
            <text:p>26 Nov 2020</text:p>
          </table:table-cell>
          <table:table-cell table:formula="of:=[.C404]*[.B404]" office:value-type="float" office:value="16.6355140186916" calcext:value-type="float">
            <text:p>16.6355140186916</text:p>
          </table:table-cell>
          <table:table-cell table:number-columns-repeated="5"/>
        </table:table-row>
        <table:table-row table:style-name="ro1">
          <table:table-cell table:formula="of:=[.A404]" office:value-type="string" office:string-value="Report structure required defined" calcext:value-type="string">
            <text:p>Report structure required defined</text:p>
          </table:table-cell>
          <table:table-cell table:formula="of:=[.B404]" office:value-type="percentage" office:value="0.186915887850467" calcext:value-type="percentage">
            <text:p>18.69%</text:p>
          </table:table-cell>
          <table:table-cell office:value-type="float" office:value="63" calcext:value-type="float">
            <text:p>63</text:p>
          </table:table-cell>
          <table:table-cell table:formula="of:=[.D404]+1" office:value-type="date" office:date-value="2020-11-27" calcext:value-type="date">
            <text:p>27 Nov 2020</text:p>
          </table:table-cell>
          <table:table-cell table:formula="of:=[.C405]*[.B405]" office:value-type="float" office:value="11.7757009345794" calcext:value-type="float">
            <text:p>11.7757009345794</text:p>
          </table:table-cell>
          <table:table-cell table:number-columns-repeated="5"/>
        </table:table-row>
        <table:table-row table:style-name="ro1">
          <table:table-cell table:formula="of:=[.A405]" office:value-type="string" office:string-value="Report structure required defined" calcext:value-type="string">
            <text:p>Report structure required defined</text:p>
          </table:table-cell>
          <table:table-cell table:formula="of:=[.B405]" office:value-type="percentage" office:value="0.186915887850467" calcext:value-type="percentage">
            <text:p>18.69%</text:p>
          </table:table-cell>
          <table:table-cell office:value-type="float" office:value="65" calcext:value-type="float">
            <text:p>65</text:p>
          </table:table-cell>
          <table:table-cell table:formula="of:=[.D405]+1" office:value-type="date" office:date-value="2020-11-28" calcext:value-type="date">
            <text:p>28 Nov 2020</text:p>
          </table:table-cell>
          <table:table-cell table:formula="of:=[.C406]*[.B406]" office:value-type="float" office:value="12.1495327102804" calcext:value-type="float">
            <text:p>12.1495327102804</text:p>
          </table:table-cell>
          <table:table-cell table:number-columns-repeated="5"/>
        </table:table-row>
        <table:table-row table:style-name="ro1">
          <table:table-cell table:formula="of:=[.A406]" office:value-type="string" office:string-value="Report structure required defined" calcext:value-type="string">
            <text:p>Report structure required defined</text:p>
          </table:table-cell>
          <table:table-cell table:formula="of:=[.B406]" office:value-type="percentage" office:value="0.186915887850467" calcext:value-type="percentage">
            <text:p>18.69%</text:p>
          </table:table-cell>
          <table:table-cell office:value-type="float" office:value="85" calcext:value-type="float">
            <text:p>85</text:p>
          </table:table-cell>
          <table:table-cell table:formula="of:=[.D406]+1" office:value-type="date" office:date-value="2020-11-29" calcext:value-type="date">
            <text:p>29 Nov 2020</text:p>
          </table:table-cell>
          <table:table-cell table:formula="of:=[.C407]*[.B407]" office:value-type="float" office:value="15.8878504672897" calcext:value-type="float">
            <text:p>15.8878504672897</text:p>
          </table:table-cell>
          <table:table-cell table:number-columns-repeated="5"/>
        </table:table-row>
        <table:table-row table:style-name="ro1">
          <table:table-cell table:formula="of:=[.A407]" office:value-type="string" office:string-value="Report structure required defined" calcext:value-type="string">
            <text:p>Report structure required defined</text:p>
          </table:table-cell>
          <table:table-cell table:formula="of:=[.B407]" office:value-type="percentage" office:value="0.186915887850467" calcext:value-type="percentage">
            <text:p>18.69%</text:p>
          </table:table-cell>
          <table:table-cell office:value-type="float" office:value="77" calcext:value-type="float">
            <text:p>77</text:p>
          </table:table-cell>
          <table:table-cell table:formula="of:=[.D407]+1" office:value-type="date" office:date-value="2020-11-30" calcext:value-type="date">
            <text:p>30 Nov 2020</text:p>
          </table:table-cell>
          <table:table-cell table:formula="of:=[.C408]*[.B408]" office:value-type="float" office:value="14.392523364486" calcext:value-type="float">
            <text:p>14.392523364486</text:p>
          </table:table-cell>
          <table:table-cell table:formula="of:=AVERAGE([.E378:.E408])" office:value-type="float" office:value="13.2348507687669" calcext:value-type="float">
            <text:p>13.2348507687669</text:p>
          </table:table-cell>
          <table:table-cell table:number-columns-repeated="4"/>
        </table:table-row>
        <table:table-row table:style-name="ro1">
          <table:table-cell table:formula="of:=[.A408]" office:value-type="string" office:string-value="Report structure required defined" calcext:value-type="string">
            <text:p>Report structure required defined</text:p>
          </table:table-cell>
          <table:table-cell table:formula="of:=[.B408]" office:value-type="percentage" office:value="0.186915887850467" calcext:value-type="percentage">
            <text:p>18.69%</text:p>
          </table:table-cell>
          <table:table-cell office:value-type="float" office:value="54" calcext:value-type="float">
            <text:p>54</text:p>
          </table:table-cell>
          <table:table-cell table:formula="of:=[.D408]+1" office:value-type="date" office:date-value="2020-12-01" calcext:value-type="date">
            <text:p>01 Dec 2020</text:p>
          </table:table-cell>
          <table:table-cell table:formula="of:=[.C409]*[.B409]" office:value-type="float" office:value="10.0934579439252" calcext:value-type="float">
            <text:p>10.0934579439252</text:p>
          </table:table-cell>
          <table:table-cell table:number-columns-repeated="5"/>
        </table:table-row>
        <table:table-row table:style-name="ro1">
          <table:table-cell table:formula="of:=[.A409]" office:value-type="string" office:string-value="Report structure required defined" calcext:value-type="string">
            <text:p>Report structure required defined</text:p>
          </table:table-cell>
          <table:table-cell table:formula="of:=[.B409]" office:value-type="percentage" office:value="0.186915887850467" calcext:value-type="percentage">
            <text:p>18.69%</text:p>
          </table:table-cell>
          <table:table-cell office:value-type="float" office:value="64" calcext:value-type="float">
            <text:p>64</text:p>
          </table:table-cell>
          <table:table-cell table:formula="of:=[.D409]+1" office:value-type="date" office:date-value="2020-12-02" calcext:value-type="date">
            <text:p>02 Dec 2020</text:p>
          </table:table-cell>
          <table:table-cell table:formula="of:=[.C410]*[.B410]" office:value-type="float" office:value="11.9626168224299" calcext:value-type="float">
            <text:p>11.9626168224299</text:p>
          </table:table-cell>
          <table:table-cell table:number-columns-repeated="5"/>
        </table:table-row>
        <table:table-row table:style-name="ro1">
          <table:table-cell table:formula="of:=[.A410]" office:value-type="string" office:string-value="Report structure required defined" calcext:value-type="string">
            <text:p>Report structure required defined</text:p>
          </table:table-cell>
          <table:table-cell table:formula="of:=[.B410]" office:value-type="percentage" office:value="0.186915887850467" calcext:value-type="percentage">
            <text:p>18.69%</text:p>
          </table:table-cell>
          <table:table-cell office:value-type="float" office:value="88" calcext:value-type="float">
            <text:p>88</text:p>
          </table:table-cell>
          <table:table-cell table:formula="of:=[.D410]+1" office:value-type="date" office:date-value="2020-12-03" calcext:value-type="date">
            <text:p>03 Dec 2020</text:p>
          </table:table-cell>
          <table:table-cell table:formula="of:=[.C411]*[.B411]" office:value-type="float" office:value="16.4485981308411" calcext:value-type="float">
            <text:p>16.4485981308411</text:p>
          </table:table-cell>
          <table:table-cell table:number-columns-repeated="5"/>
        </table:table-row>
        <table:table-row table:style-name="ro1">
          <table:table-cell table:formula="of:=[.A411]" office:value-type="string" office:string-value="Report structure required defined" calcext:value-type="string">
            <text:p>Report structure required defined</text:p>
          </table:table-cell>
          <table:table-cell table:formula="of:=[.B411]" office:value-type="percentage" office:value="0.186915887850467" calcext:value-type="percentage">
            <text:p>18.69%</text:p>
          </table:table-cell>
          <table:table-cell office:value-type="float" office:value="59" calcext:value-type="float">
            <text:p>59</text:p>
          </table:table-cell>
          <table:table-cell table:formula="of:=[.D411]+1" office:value-type="date" office:date-value="2020-12-04" calcext:value-type="date">
            <text:p>04 Dec 2020</text:p>
          </table:table-cell>
          <table:table-cell table:formula="of:=[.C412]*[.B412]" office:value-type="float" office:value="11.0280373831776" calcext:value-type="float">
            <text:p>11.0280373831776</text:p>
          </table:table-cell>
          <table:table-cell table:number-columns-repeated="5"/>
        </table:table-row>
        <table:table-row table:style-name="ro1">
          <table:table-cell table:formula="of:=[.A412]" office:value-type="string" office:string-value="Report structure required defined" calcext:value-type="string">
            <text:p>Report structure required defined</text:p>
          </table:table-cell>
          <table:table-cell table:formula="of:=[.B412]" office:value-type="percentage" office:value="0.186915887850467" calcext:value-type="percentage">
            <text:p>18.69%</text:p>
          </table:table-cell>
          <table:table-cell office:value-type="float" office:value="76" calcext:value-type="float">
            <text:p>76</text:p>
          </table:table-cell>
          <table:table-cell table:formula="of:=[.D412]+1" office:value-type="date" office:date-value="2020-12-05" calcext:value-type="date">
            <text:p>05 Dec 2020</text:p>
          </table:table-cell>
          <table:table-cell table:formula="of:=[.C413]*[.B413]" office:value-type="float" office:value="14.2056074766355" calcext:value-type="float">
            <text:p>14.2056074766355</text:p>
          </table:table-cell>
          <table:table-cell table:number-columns-repeated="5"/>
        </table:table-row>
        <table:table-row table:style-name="ro1">
          <table:table-cell table:formula="of:=[.A413]" office:value-type="string" office:string-value="Report structure required defined" calcext:value-type="string">
            <text:p>Report structure required defined</text:p>
          </table:table-cell>
          <table:table-cell table:formula="of:=[.B413]" office:value-type="percentage" office:value="0.186915887850467" calcext:value-type="percentage">
            <text:p>18.69%</text:p>
          </table:table-cell>
          <table:table-cell office:value-type="float" office:value="84" calcext:value-type="float">
            <text:p>84</text:p>
          </table:table-cell>
          <table:table-cell table:formula="of:=[.D413]+1" office:value-type="date" office:date-value="2020-12-06" calcext:value-type="date">
            <text:p>06 Dec 2020</text:p>
          </table:table-cell>
          <table:table-cell table:formula="of:=[.C414]*[.B414]" office:value-type="float" office:value="15.7009345794392" calcext:value-type="float">
            <text:p>15.7009345794392</text:p>
          </table:table-cell>
          <table:table-cell table:number-columns-repeated="5"/>
        </table:table-row>
        <table:table-row table:style-name="ro1">
          <table:table-cell table:formula="of:=[.A414]" office:value-type="string" office:string-value="Report structure required defined" calcext:value-type="string">
            <text:p>Report structure required defined</text:p>
          </table:table-cell>
          <table:table-cell table:formula="of:=[.B414]" office:value-type="percentage" office:value="0.186915887850467" calcext:value-type="percentage">
            <text:p>18.69%</text:p>
          </table:table-cell>
          <table:table-cell office:value-type="float" office:value="63" calcext:value-type="float">
            <text:p>63</text:p>
          </table:table-cell>
          <table:table-cell table:formula="of:=[.D414]+1" office:value-type="date" office:date-value="2020-12-07" calcext:value-type="date">
            <text:p>07 Dec 2020</text:p>
          </table:table-cell>
          <table:table-cell table:formula="of:=[.C415]*[.B415]" office:value-type="float" office:value="11.7757009345794" calcext:value-type="float">
            <text:p>11.7757009345794</text:p>
          </table:table-cell>
          <table:table-cell table:number-columns-repeated="5"/>
        </table:table-row>
        <table:table-row table:style-name="ro1">
          <table:table-cell table:formula="of:=[.A415]" office:value-type="string" office:string-value="Report structure required defined" calcext:value-type="string">
            <text:p>Report structure required defined</text:p>
          </table:table-cell>
          <table:table-cell table:formula="of:=[.B415]" office:value-type="percentage" office:value="0.186915887850467" calcext:value-type="percentage">
            <text:p>18.69%</text:p>
          </table:table-cell>
          <table:table-cell office:value-type="float" office:value="53" calcext:value-type="float">
            <text:p>53</text:p>
          </table:table-cell>
          <table:table-cell table:formula="of:=[.D415]+1" office:value-type="date" office:date-value="2020-12-08" calcext:value-type="date">
            <text:p>08 Dec 2020</text:p>
          </table:table-cell>
          <table:table-cell table:formula="of:=[.C416]*[.B416]" office:value-type="float" office:value="9.90654205607475" calcext:value-type="float">
            <text:p>9.90654205607475</text:p>
          </table:table-cell>
          <table:table-cell table:number-columns-repeated="5"/>
        </table:table-row>
        <table:table-row table:style-name="ro1">
          <table:table-cell table:formula="of:=[.A416]" office:value-type="string" office:string-value="Report structure required defined" calcext:value-type="string">
            <text:p>Report structure required defined</text:p>
          </table:table-cell>
          <table:table-cell table:formula="of:=[.B416]" office:value-type="percentage" office:value="0.186915887850467" calcext:value-type="percentage">
            <text:p>18.69%</text:p>
          </table:table-cell>
          <table:table-cell office:value-type="float" office:value="81" calcext:value-type="float">
            <text:p>81</text:p>
          </table:table-cell>
          <table:table-cell table:formula="of:=[.D416]+1" office:value-type="date" office:date-value="2020-12-09" calcext:value-type="date">
            <text:p>09 Dec 2020</text:p>
          </table:table-cell>
          <table:table-cell table:formula="of:=[.C417]*[.B417]" office:value-type="float" office:value="15.1401869158878" calcext:value-type="float">
            <text:p>15.1401869158878</text:p>
          </table:table-cell>
          <table:table-cell table:number-columns-repeated="5"/>
        </table:table-row>
        <table:table-row table:style-name="ro1">
          <table:table-cell table:formula="of:=[.A417]" office:value-type="string" office:string-value="Report structure required defined" calcext:value-type="string">
            <text:p>Report structure required defined</text:p>
          </table:table-cell>
          <table:table-cell table:formula="of:=[.B417]" office:value-type="percentage" office:value="0.186915887850467" calcext:value-type="percentage">
            <text:p>18.69%</text:p>
          </table:table-cell>
          <table:table-cell office:value-type="float" office:value="64" calcext:value-type="float">
            <text:p>64</text:p>
          </table:table-cell>
          <table:table-cell table:formula="of:=[.D417]+1" office:value-type="date" office:date-value="2020-12-10" calcext:value-type="date">
            <text:p>10 Dec 2020</text:p>
          </table:table-cell>
          <table:table-cell table:formula="of:=[.C418]*[.B418]" office:value-type="float" office:value="11.9626168224299" calcext:value-type="float">
            <text:p>11.9626168224299</text:p>
          </table:table-cell>
          <table:table-cell table:number-columns-repeated="5"/>
        </table:table-row>
        <table:table-row table:style-name="ro1">
          <table:table-cell table:formula="of:=[.A418]" office:value-type="string" office:string-value="Report structure required defined" calcext:value-type="string">
            <text:p>Report structure required defined</text:p>
          </table:table-cell>
          <table:table-cell table:formula="of:=[.B418]" office:value-type="percentage" office:value="0.186915887850467" calcext:value-type="percentage">
            <text:p>18.69%</text:p>
          </table:table-cell>
          <table:table-cell office:value-type="float" office:value="68" calcext:value-type="float">
            <text:p>68</text:p>
          </table:table-cell>
          <table:table-cell table:formula="of:=[.D418]+1" office:value-type="date" office:date-value="2020-12-11" calcext:value-type="date">
            <text:p>11 Dec 2020</text:p>
          </table:table-cell>
          <table:table-cell table:formula="of:=[.C419]*[.B419]" office:value-type="float" office:value="12.7102803738318" calcext:value-type="float">
            <text:p>12.7102803738318</text:p>
          </table:table-cell>
          <table:table-cell table:number-columns-repeated="5"/>
        </table:table-row>
        <table:table-row table:style-name="ro1">
          <table:table-cell table:formula="of:=[.A419]" office:value-type="string" office:string-value="Report structure required defined" calcext:value-type="string">
            <text:p>Report structure required defined</text:p>
          </table:table-cell>
          <table:table-cell table:formula="of:=[.B419]" office:value-type="percentage" office:value="0.186915887850467" calcext:value-type="percentage">
            <text:p>18.69%</text:p>
          </table:table-cell>
          <table:table-cell office:value-type="float" office:value="68" calcext:value-type="float">
            <text:p>68</text:p>
          </table:table-cell>
          <table:table-cell table:formula="of:=[.D419]+1" office:value-type="date" office:date-value="2020-12-12" calcext:value-type="date">
            <text:p>12 Dec 2020</text:p>
          </table:table-cell>
          <table:table-cell table:formula="of:=[.C420]*[.B420]" office:value-type="float" office:value="12.7102803738318" calcext:value-type="float">
            <text:p>12.7102803738318</text:p>
          </table:table-cell>
          <table:table-cell table:number-columns-repeated="5"/>
        </table:table-row>
        <table:table-row table:style-name="ro1">
          <table:table-cell table:formula="of:=[.A420]" office:value-type="string" office:string-value="Report structure required defined" calcext:value-type="string">
            <text:p>Report structure required defined</text:p>
          </table:table-cell>
          <table:table-cell table:formula="of:=[.B420]" office:value-type="percentage" office:value="0.186915887850467" calcext:value-type="percentage">
            <text:p>18.69%</text:p>
          </table:table-cell>
          <table:table-cell office:value-type="float" office:value="70" calcext:value-type="float">
            <text:p>70</text:p>
          </table:table-cell>
          <table:table-cell table:formula="of:=[.D420]+1" office:value-type="date" office:date-value="2020-12-13" calcext:value-type="date">
            <text:p>13 Dec 2020</text:p>
          </table:table-cell>
          <table:table-cell table:formula="of:=[.C421]*[.B421]" office:value-type="float" office:value="13.0841121495327" calcext:value-type="float">
            <text:p>13.0841121495327</text:p>
          </table:table-cell>
          <table:table-cell table:number-columns-repeated="5"/>
        </table:table-row>
        <table:table-row table:style-name="ro1">
          <table:table-cell table:formula="of:=[.A421]" office:value-type="string" office:string-value="Report structure required defined" calcext:value-type="string">
            <text:p>Report structure required defined</text:p>
          </table:table-cell>
          <table:table-cell table:formula="of:=[.B421]" office:value-type="percentage" office:value="0.186915887850467" calcext:value-type="percentage">
            <text:p>18.69%</text:p>
          </table:table-cell>
          <table:table-cell office:value-type="float" office:value="78" calcext:value-type="float">
            <text:p>78</text:p>
          </table:table-cell>
          <table:table-cell table:formula="of:=[.D421]+1" office:value-type="date" office:date-value="2020-12-14" calcext:value-type="date">
            <text:p>14 Dec 2020</text:p>
          </table:table-cell>
          <table:table-cell table:formula="of:=[.C422]*[.B422]" office:value-type="float" office:value="14.5794392523364" calcext:value-type="float">
            <text:p>14.5794392523364</text:p>
          </table:table-cell>
          <table:table-cell table:number-columns-repeated="5"/>
        </table:table-row>
        <table:table-row table:style-name="ro1">
          <table:table-cell table:formula="of:=[.A422]" office:value-type="string" office:string-value="Report structure required defined" calcext:value-type="string">
            <text:p>Report structure required defined</text:p>
          </table:table-cell>
          <table:table-cell table:formula="of:=[.B422]" office:value-type="percentage" office:value="0.186915887850467" calcext:value-type="percentage">
            <text:p>18.69%</text:p>
          </table:table-cell>
          <table:table-cell office:value-type="float" office:value="52" calcext:value-type="float">
            <text:p>52</text:p>
          </table:table-cell>
          <table:table-cell table:formula="of:=[.D422]+1" office:value-type="date" office:date-value="2020-12-15" calcext:value-type="date">
            <text:p>15 Dec 2020</text:p>
          </table:table-cell>
          <table:table-cell table:formula="of:=[.C423]*[.B423]" office:value-type="float" office:value="9.71962616822428" calcext:value-type="float">
            <text:p>9.71962616822428</text:p>
          </table:table-cell>
          <table:table-cell table:number-columns-repeated="5"/>
        </table:table-row>
        <table:table-row table:style-name="ro1">
          <table:table-cell table:formula="of:=[.A423]" office:value-type="string" office:string-value="Report structure required defined" calcext:value-type="string">
            <text:p>Report structure required defined</text:p>
          </table:table-cell>
          <table:table-cell table:formula="of:=[.B423]" office:value-type="percentage" office:value="0.186915887850467" calcext:value-type="percentage">
            <text:p>18.69%</text:p>
          </table:table-cell>
          <table:table-cell office:value-type="float" office:value="87" calcext:value-type="float">
            <text:p>87</text:p>
          </table:table-cell>
          <table:table-cell table:formula="of:=[.D423]+1" office:value-type="date" office:date-value="2020-12-16" calcext:value-type="date">
            <text:p>16 Dec 2020</text:p>
          </table:table-cell>
          <table:table-cell table:formula="of:=[.C424]*[.B424]" office:value-type="float" office:value="16.2616822429906" calcext:value-type="float">
            <text:p>16.2616822429906</text:p>
          </table:table-cell>
          <table:table-cell table:number-columns-repeated="5"/>
        </table:table-row>
        <table:table-row table:style-name="ro1">
          <table:table-cell table:formula="of:=[.A424]" office:value-type="string" office:string-value="Report structure required defined" calcext:value-type="string">
            <text:p>Report structure required defined</text:p>
          </table:table-cell>
          <table:table-cell table:formula="of:=[.B424]" office:value-type="percentage" office:value="0.186915887850467" calcext:value-type="percentage">
            <text:p>18.69%</text:p>
          </table:table-cell>
          <table:table-cell office:value-type="float" office:value="62" calcext:value-type="float">
            <text:p>62</text:p>
          </table:table-cell>
          <table:table-cell table:formula="of:=[.D424]+1" office:value-type="date" office:date-value="2020-12-17" calcext:value-type="date">
            <text:p>17 Dec 2020</text:p>
          </table:table-cell>
          <table:table-cell table:formula="of:=[.C425]*[.B425]" office:value-type="float" office:value="11.588785046729" calcext:value-type="float">
            <text:p>11.588785046729</text:p>
          </table:table-cell>
          <table:table-cell table:number-columns-repeated="5"/>
        </table:table-row>
        <table:table-row table:style-name="ro1">
          <table:table-cell table:formula="of:=[.A425]" office:value-type="string" office:string-value="Report structure required defined" calcext:value-type="string">
            <text:p>Report structure required defined</text:p>
          </table:table-cell>
          <table:table-cell table:formula="of:=[.B425]" office:value-type="percentage" office:value="0.186915887850467" calcext:value-type="percentage">
            <text:p>18.69%</text:p>
          </table:table-cell>
          <table:table-cell office:value-type="float" office:value="54" calcext:value-type="float">
            <text:p>54</text:p>
          </table:table-cell>
          <table:table-cell table:formula="of:=[.D425]+1" office:value-type="date" office:date-value="2020-12-18" calcext:value-type="date">
            <text:p>18 Dec 2020</text:p>
          </table:table-cell>
          <table:table-cell table:formula="of:=[.C426]*[.B426]" office:value-type="float" office:value="10.0934579439252" calcext:value-type="float">
            <text:p>10.0934579439252</text:p>
          </table:table-cell>
          <table:table-cell table:number-columns-repeated="5"/>
        </table:table-row>
        <table:table-row table:style-name="ro1">
          <table:table-cell table:formula="of:=[.A426]" office:value-type="string" office:string-value="Report structure required defined" calcext:value-type="string">
            <text:p>Report structure required defined</text:p>
          </table:table-cell>
          <table:table-cell table:formula="of:=[.B426]" office:value-type="percentage" office:value="0.186915887850467" calcext:value-type="percentage">
            <text:p>18.69%</text:p>
          </table:table-cell>
          <table:table-cell office:value-type="float" office:value="50" calcext:value-type="float">
            <text:p>50</text:p>
          </table:table-cell>
          <table:table-cell table:formula="of:=[.D426]+1" office:value-type="date" office:date-value="2020-12-19" calcext:value-type="date">
            <text:p>19 Dec 2020</text:p>
          </table:table-cell>
          <table:table-cell table:formula="of:=[.C427]*[.B427]" office:value-type="float" office:value="9.34579439252335" calcext:value-type="float">
            <text:p>9.34579439252335</text:p>
          </table:table-cell>
          <table:table-cell table:number-columns-repeated="5"/>
        </table:table-row>
        <table:table-row table:style-name="ro1">
          <table:table-cell table:formula="of:=[.A427]" office:value-type="string" office:string-value="Report structure required defined" calcext:value-type="string">
            <text:p>Report structure required defined</text:p>
          </table:table-cell>
          <table:table-cell table:formula="of:=[.B427]" office:value-type="percentage" office:value="0.186915887850467" calcext:value-type="percentage">
            <text:p>18.69%</text:p>
          </table:table-cell>
          <table:table-cell office:value-type="float" office:value="54" calcext:value-type="float">
            <text:p>54</text:p>
          </table:table-cell>
          <table:table-cell table:formula="of:=[.D427]+1" office:value-type="date" office:date-value="2020-12-20" calcext:value-type="date">
            <text:p>20 Dec 2020</text:p>
          </table:table-cell>
          <table:table-cell table:formula="of:=[.C428]*[.B428]" office:value-type="float" office:value="10.0934579439252" calcext:value-type="float">
            <text:p>10.0934579439252</text:p>
          </table:table-cell>
          <table:table-cell table:number-columns-repeated="5"/>
        </table:table-row>
        <table:table-row table:style-name="ro1">
          <table:table-cell table:formula="of:=[.A428]" office:value-type="string" office:string-value="Report structure required defined" calcext:value-type="string">
            <text:p>Report structure required defined</text:p>
          </table:table-cell>
          <table:table-cell table:formula="of:=[.B428]" office:value-type="percentage" office:value="0.186915887850467" calcext:value-type="percentage">
            <text:p>18.69%</text:p>
          </table:table-cell>
          <table:table-cell office:value-type="float" office:value="89" calcext:value-type="float">
            <text:p>89</text:p>
          </table:table-cell>
          <table:table-cell table:formula="of:=[.D428]+1" office:value-type="date" office:date-value="2020-12-21" calcext:value-type="date">
            <text:p>21 Dec 2020</text:p>
          </table:table-cell>
          <table:table-cell table:formula="of:=[.C429]*[.B429]" office:value-type="float" office:value="16.6355140186916" calcext:value-type="float">
            <text:p>16.6355140186916</text:p>
          </table:table-cell>
          <table:table-cell table:number-columns-repeated="5"/>
        </table:table-row>
        <table:table-row table:style-name="ro1">
          <table:table-cell table:formula="of:=[.A429]" office:value-type="string" office:string-value="Report structure required defined" calcext:value-type="string">
            <text:p>Report structure required defined</text:p>
          </table:table-cell>
          <table:table-cell table:formula="of:=[.B429]" office:value-type="percentage" office:value="0.186915887850467" calcext:value-type="percentage">
            <text:p>18.69%</text:p>
          </table:table-cell>
          <table:table-cell office:value-type="float" office:value="50" calcext:value-type="float">
            <text:p>50</text:p>
          </table:table-cell>
          <table:table-cell table:formula="of:=[.D429]+1" office:value-type="date" office:date-value="2020-12-22" calcext:value-type="date">
            <text:p>22 Dec 2020</text:p>
          </table:table-cell>
          <table:table-cell table:formula="of:=[.C430]*[.B430]" office:value-type="float" office:value="9.34579439252335" calcext:value-type="float">
            <text:p>9.34579439252335</text:p>
          </table:table-cell>
          <table:table-cell table:number-columns-repeated="5"/>
        </table:table-row>
        <table:table-row table:style-name="ro1">
          <table:table-cell table:formula="of:=[.A430]" office:value-type="string" office:string-value="Report structure required defined" calcext:value-type="string">
            <text:p>Report structure required defined</text:p>
          </table:table-cell>
          <table:table-cell table:formula="of:=[.B430]" office:value-type="percentage" office:value="0.186915887850467" calcext:value-type="percentage">
            <text:p>18.69%</text:p>
          </table:table-cell>
          <table:table-cell office:value-type="float" office:value="69" calcext:value-type="float">
            <text:p>69</text:p>
          </table:table-cell>
          <table:table-cell table:formula="of:=[.D430]+1" office:value-type="date" office:date-value="2020-12-23" calcext:value-type="date">
            <text:p>23 Dec 2020</text:p>
          </table:table-cell>
          <table:table-cell table:formula="of:=[.C431]*[.B431]" office:value-type="float" office:value="12.8971962616822" calcext:value-type="float">
            <text:p>12.8971962616822</text:p>
          </table:table-cell>
          <table:table-cell table:number-columns-repeated="5"/>
        </table:table-row>
        <table:table-row table:style-name="ro1">
          <table:table-cell table:formula="of:=[.A431]" office:value-type="string" office:string-value="Report structure required defined" calcext:value-type="string">
            <text:p>Report structure required defined</text:p>
          </table:table-cell>
          <table:table-cell table:formula="of:=[.B431]" office:value-type="percentage" office:value="0.186915887850467" calcext:value-type="percentage">
            <text:p>18.69%</text:p>
          </table:table-cell>
          <table:table-cell office:value-type="float" office:value="78" calcext:value-type="float">
            <text:p>78</text:p>
          </table:table-cell>
          <table:table-cell table:formula="of:=[.D431]+1" office:value-type="date" office:date-value="2020-12-24" calcext:value-type="date">
            <text:p>24 Dec 2020</text:p>
          </table:table-cell>
          <table:table-cell table:formula="of:=[.C432]*[.B432]" office:value-type="float" office:value="14.5794392523364" calcext:value-type="float">
            <text:p>14.5794392523364</text:p>
          </table:table-cell>
          <table:table-cell table:number-columns-repeated="5"/>
        </table:table-row>
        <table:table-row table:style-name="ro1">
          <table:table-cell table:formula="of:=[.A432]" office:value-type="string" office:string-value="Report structure required defined" calcext:value-type="string">
            <text:p>Report structure required defined</text:p>
          </table:table-cell>
          <table:table-cell table:formula="of:=[.B432]" office:value-type="percentage" office:value="0.186915887850467" calcext:value-type="percentage">
            <text:p>18.69%</text:p>
          </table:table-cell>
          <table:table-cell office:value-type="float" office:value="80" calcext:value-type="float">
            <text:p>80</text:p>
          </table:table-cell>
          <table:table-cell table:formula="of:=[.D432]+1" office:value-type="date" office:date-value="2020-12-25" calcext:value-type="date">
            <text:p>25 Dec 2020</text:p>
          </table:table-cell>
          <table:table-cell table:formula="of:=[.C433]*[.B433]" office:value-type="float" office:value="14.9532710280374" calcext:value-type="float">
            <text:p>14.9532710280374</text:p>
          </table:table-cell>
          <table:table-cell table:number-columns-repeated="5"/>
        </table:table-row>
        <table:table-row table:style-name="ro1">
          <table:table-cell table:formula="of:=[.A433]" office:value-type="string" office:string-value="Report structure required defined" calcext:value-type="string">
            <text:p>Report structure required defined</text:p>
          </table:table-cell>
          <table:table-cell table:formula="of:=[.B433]" office:value-type="percentage" office:value="0.186915887850467" calcext:value-type="percentage">
            <text:p>18.69%</text:p>
          </table:table-cell>
          <table:table-cell office:value-type="float" office:value="89" calcext:value-type="float">
            <text:p>89</text:p>
          </table:table-cell>
          <table:table-cell table:formula="of:=[.D433]+1" office:value-type="date" office:date-value="2020-12-26" calcext:value-type="date">
            <text:p>26 Dec 2020</text:p>
          </table:table-cell>
          <table:table-cell table:formula="of:=[.C434]*[.B434]" office:value-type="float" office:value="16.6355140186916" calcext:value-type="float">
            <text:p>16.6355140186916</text:p>
          </table:table-cell>
          <table:table-cell table:number-columns-repeated="5"/>
        </table:table-row>
        <table:table-row table:style-name="ro1">
          <table:table-cell table:formula="of:=[.A434]" office:value-type="string" office:string-value="Report structure required defined" calcext:value-type="string">
            <text:p>Report structure required defined</text:p>
          </table:table-cell>
          <table:table-cell table:formula="of:=[.B434]" office:value-type="percentage" office:value="0.186915887850467" calcext:value-type="percentage">
            <text:p>18.69%</text:p>
          </table:table-cell>
          <table:table-cell office:value-type="float" office:value="78" calcext:value-type="float">
            <text:p>78</text:p>
          </table:table-cell>
          <table:table-cell table:formula="of:=[.D434]+1" office:value-type="date" office:date-value="2020-12-27" calcext:value-type="date">
            <text:p>27 Dec 2020</text:p>
          </table:table-cell>
          <table:table-cell table:formula="of:=[.C435]*[.B435]" office:value-type="float" office:value="14.5794392523364" calcext:value-type="float">
            <text:p>14.5794392523364</text:p>
          </table:table-cell>
          <table:table-cell table:number-columns-repeated="5"/>
        </table:table-row>
        <table:table-row table:style-name="ro1">
          <table:table-cell table:formula="of:=[.A435]" office:value-type="string" office:string-value="Report structure required defined" calcext:value-type="string">
            <text:p>Report structure required defined</text:p>
          </table:table-cell>
          <table:table-cell table:formula="of:=[.B435]" office:value-type="percentage" office:value="0.186915887850467" calcext:value-type="percentage">
            <text:p>18.69%</text:p>
          </table:table-cell>
          <table:table-cell office:value-type="float" office:value="81" calcext:value-type="float">
            <text:p>81</text:p>
          </table:table-cell>
          <table:table-cell table:formula="of:=[.D435]+1" office:value-type="date" office:date-value="2020-12-28" calcext:value-type="date">
            <text:p>28 Dec 2020</text:p>
          </table:table-cell>
          <table:table-cell table:formula="of:=[.C436]*[.B436]" office:value-type="float" office:value="15.1401869158878" calcext:value-type="float">
            <text:p>15.1401869158878</text:p>
          </table:table-cell>
          <table:table-cell table:number-columns-repeated="5"/>
        </table:table-row>
        <table:table-row table:style-name="ro1">
          <table:table-cell table:formula="of:=[.A436]" office:value-type="string" office:string-value="Report structure required defined" calcext:value-type="string">
            <text:p>Report structure required defined</text:p>
          </table:table-cell>
          <table:table-cell table:formula="of:=[.B436]" office:value-type="percentage" office:value="0.186915887850467" calcext:value-type="percentage">
            <text:p>18.69%</text:p>
          </table:table-cell>
          <table:table-cell office:value-type="float" office:value="88" calcext:value-type="float">
            <text:p>88</text:p>
          </table:table-cell>
          <table:table-cell table:formula="of:=[.D436]+1" office:value-type="date" office:date-value="2020-12-29" calcext:value-type="date">
            <text:p>29 Dec 2020</text:p>
          </table:table-cell>
          <table:table-cell table:formula="of:=[.C437]*[.B437]" office:value-type="float" office:value="16.4485981308411" calcext:value-type="float">
            <text:p>16.4485981308411</text:p>
          </table:table-cell>
          <table:table-cell table:number-columns-repeated="5"/>
        </table:table-row>
        <table:table-row table:style-name="ro1">
          <table:table-cell table:formula="of:=[.A437]" office:value-type="string" office:string-value="Report structure required defined" calcext:value-type="string">
            <text:p>Report structure required defined</text:p>
          </table:table-cell>
          <table:table-cell table:formula="of:=[.B437]" office:value-type="percentage" office:value="0.186915887850467" calcext:value-type="percentage">
            <text:p>18.69%</text:p>
          </table:table-cell>
          <table:table-cell office:value-type="float" office:value="74" calcext:value-type="float">
            <text:p>74</text:p>
          </table:table-cell>
          <table:table-cell table:formula="of:=[.D437]+1" office:value-type="date" office:date-value="2020-12-30" calcext:value-type="date">
            <text:p>30 Dec 2020</text:p>
          </table:table-cell>
          <table:table-cell table:formula="of:=[.C438]*[.B438]" office:value-type="float" office:value="13.8317757009346" calcext:value-type="float">
            <text:p>13.8317757009346</text:p>
          </table:table-cell>
          <table:table-cell table:number-columns-repeated="5"/>
        </table:table-row>
        <table:table-row table:style-name="ro1">
          <table:table-cell table:formula="of:=[.A438]" office:value-type="string" office:string-value="Report structure required defined" calcext:value-type="string">
            <text:p>Report structure required defined</text:p>
          </table:table-cell>
          <table:table-cell table:formula="of:=[.B438]" office:value-type="percentage" office:value="0.186915887850467" calcext:value-type="percentage">
            <text:p>18.69%</text:p>
          </table:table-cell>
          <table:table-cell office:value-type="float" office:value="81" calcext:value-type="float">
            <text:p>81</text:p>
          </table:table-cell>
          <table:table-cell table:formula="of:=[.D438]+1" office:value-type="date" office:date-value="2020-12-31" calcext:value-type="date">
            <text:p>31 Dec 2020</text:p>
          </table:table-cell>
          <table:table-cell table:formula="of:=[.C439]*[.B439]" office:value-type="float" office:value="15.1401869158878" calcext:value-type="float">
            <text:p>15.1401869158878</text:p>
          </table:table-cell>
          <table:table-cell table:formula="of:=AVERAGE([.E409:.E439])" office:value-type="float" office:value="13.1805848658426" calcext:value-type="float">
            <text:p>13.1805848658426</text:p>
          </table:table-cell>
          <table:table-cell table:number-columns-repeated="4"/>
        </table:table-row>
        <table:table-row table:style-name="ro1" table:number-rows-repeated="44">
          <table:table-cell/>
          <table:table-cell table:style-name="Default"/>
          <table:table-cell table:number-columns-repeated="8"/>
        </table:table-row>
        <table:table-row table:style-name="ro1">
          <table:table-cell/>
          <table:table-cell table:style-name="Default"/>
          <table:table-cell table:number-columns-repeated="8"/>
        </table:table-row>
      </table:table>
      <table:table table:name="Sheet4" table:style-name="ta1">
        <table:table-column table:style-name="co34" table:default-cell-style-name="ce4"/>
        <table:table-column table:style-name="co33" table:default-cell-style-name="ce4"/>
        <table:table-column table:style-name="co33" table:default-cell-style-name="ce223"/>
        <table:table-column table:style-name="co14" table:default-cell-style-name="ce189"/>
        <table:table-row table:style-name="ro1">
          <table:table-cell table:style-name="Default" table:number-columns-repeated="4"/>
        </table:table-row>
        <table:table-row table:style-name="ro1">
          <table:table-cell table:style-name="ce196" office:value-type="string" calcext:value-type="string">
            <text:p>KPIS</text:p>
          </table:table-cell>
          <table:table-cell table:style-name="ce196" office:value-type="string" calcext:value-type="string">
            <text:p>KPI Weights</text:p>
          </table:table-cell>
          <table:table-cell table:style-name="ce196" office:value-type="string" calcext:value-type="string">
            <text:p>KPI Percentage</text:p>
          </table:table-cell>
          <table:table-cell table:style-name="Default" office:value-type="string" calcext:value-type="string">
            <text:p>KPI Weight EffectiveDate</text:p>
          </table:table-cell>
        </table:table-row>
        <table:table-row table:style-name="ro1">
          <table:table-cell table:style-name="ce22" office:value-type="string" calcext:value-type="string">
            <text:p>Completed Outline</text:p>
          </table:table-cell>
          <table:table-cell table:style-name="ce22" office:value-type="float" office:value="30" calcext:value-type="float">
            <text:p>30</text:p>
          </table:table-cell>
          <table:table-cell table:formula="of:=[.B3]/SUM([.$B$3:.$B$9])" office:value-type="percentage" office:value="0.12" calcext:value-type="percentage">
            <text:p>12.00%</text:p>
          </table:table-cell>
          <table:table-cell office:value-type="date" office:date-value="2020-01-01" calcext:value-type="date">
            <text:p>01 Jan 2020</text:p>
          </table:table-cell>
        </table:table-row>
        <table:table-row table:style-name="ro1">
          <table:table-cell table:style-name="ce23" office:value-type="string" calcext:value-type="string">
            <text:p>Filled out outline</text:p>
          </table:table-cell>
          <table:table-cell table:style-name="ce23" office:value-type="float" office:value="40" calcext:value-type="float">
            <text:p>40</text:p>
          </table:table-cell>
          <table:table-cell table:formula="of:=[.B4]/SUM([.$B$3:.$B$9])" office:value-type="percentage" office:value="0.16" calcext:value-type="percentage">
            <text:p>16.00%</text:p>
          </table:table-cell>
          <table:table-cell office:value-type="date" office:date-value="2020-01-01" calcext:value-type="date">
            <text:p>01 Jan 2020</text:p>
          </table:table-cell>
        </table:table-row>
        <table:table-row table:style-name="ro1">
          <table:table-cell office:value-type="string" calcext:value-type="string">
            <text:p>Outlay features completed</text:p>
          </table:table-cell>
          <table:table-cell office:value-type="float" office:value="60" calcext:value-type="float">
            <text:p>60</text:p>
          </table:table-cell>
          <table:table-cell table:formula="of:=[.B5]/SUM([.$B$3:.$B$9])" office:value-type="percentage" office:value="0.24" calcext:value-type="percentage">
            <text:p>24.00%</text:p>
          </table:table-cell>
          <table:table-cell office:value-type="date" office:date-value="2020-01-01" calcext:value-type="date">
            <text:p>01 Jan 2020</text:p>
          </table:table-cell>
        </table:table-row>
        <table:table-row table:style-name="ro1">
          <table:table-cell office:value-type="string" calcext:value-type="string">
            <text:p>Authentication defined</text:p>
          </table:table-cell>
          <table:table-cell office:value-type="float" office:value="50" calcext:value-type="float">
            <text:p>50</text:p>
          </table:table-cell>
          <table:table-cell table:formula="of:=[.B6]/SUM([.$B$3:.$B$9])" office:value-type="percentage" office:value="0.2" calcext:value-type="percentage">
            <text:p>20.00%</text:p>
          </table:table-cell>
          <table:table-cell office:value-type="date" office:date-value="2020-01-01" calcext:value-type="date">
            <text:p>01 Jan 2020</text:p>
          </table:table-cell>
        </table:table-row>
        <table:table-row table:style-name="ro1">
          <table:table-cell office:value-type="string" calcext:value-type="string">
            <text:p>Front End programming interface setup</text:p>
          </table:table-cell>
          <table:table-cell office:value-type="float" office:value="20" calcext:value-type="float">
            <text:p>20</text:p>
          </table:table-cell>
          <table:table-cell table:formula="of:=[.B7]/SUM([.$B$3:.$B$9])" office:value-type="percentage" office:value="0.08" calcext:value-type="percentage">
            <text:p>8.00%</text:p>
          </table:table-cell>
          <table:table-cell office:value-type="date" office:date-value="2020-01-01" calcext:value-type="date">
            <text:p>01 Jan 2020</text:p>
          </table:table-cell>
        </table:table-row>
        <table:table-row table:style-name="ro1">
          <table:table-cell office:value-type="string" calcext:value-type="string">
            <text:p>BackEnd End programming interface setup</text:p>
          </table:table-cell>
          <table:table-cell office:value-type="float" office:value="10" calcext:value-type="float">
            <text:p>10</text:p>
          </table:table-cell>
          <table:table-cell table:formula="of:=[.B8]/SUM([.$B$3:.$B$9])" office:value-type="percentage" office:value="0.04" calcext:value-type="percentage">
            <text:p>4.00%</text:p>
          </table:table-cell>
          <table:table-cell office:value-type="date" office:date-value="2020-01-01" calcext:value-type="date">
            <text:p>01 Jan 2020</text:p>
          </table:table-cell>
        </table:table-row>
        <table:table-row table:style-name="ro1">
          <table:table-cell office:value-type="string" calcext:value-type="string">
            <text:p>Report structure required defined</text:p>
          </table:table-cell>
          <table:table-cell office:value-type="float" office:value="40" calcext:value-type="float">
            <text:p>40</text:p>
          </table:table-cell>
          <table:table-cell table:formula="of:=[.B9]/SUM([.$B$3:.$B$9])" office:value-type="percentage" office:value="0.16" calcext:value-type="percentage">
            <text:p>16.00%</text:p>
          </table:table-cell>
          <table:table-cell office:value-type="date" office:date-value="2020-01-01" calcext:value-type="date">
            <text:p>01 Jan 2020</text:p>
          </table:table-cell>
        </table:table-row>
        <table:table-row table:style-name="ro1">
          <table:table-cell table:style-name="ce22" office:value-type="string" calcext:value-type="string">
            <text:p>Completed Outline</text:p>
          </table:table-cell>
          <table:table-cell table:style-name="ce22" office:value-type="float" office:value="22" calcext:value-type="float">
            <text:p>22</text:p>
          </table:table-cell>
          <table:table-cell table:formula="of:=[.B10]/SUM([.$B$10:.$B$16])" office:value-type="percentage" office:value="0.102803738317757" calcext:value-type="percentage">
            <text:p>10.28%</text:p>
          </table:table-cell>
          <table:table-cell office:value-type="date" office:date-value="2020-06-01" calcext:value-type="date">
            <text:p>01 Jun 2020</text:p>
          </table:table-cell>
        </table:table-row>
        <table:table-row table:style-name="ro1">
          <table:table-cell table:style-name="ce23" office:value-type="string" calcext:value-type="string">
            <text:p>Filled out outline</text:p>
          </table:table-cell>
          <table:table-cell table:style-name="ce23" office:value-type="float" office:value="30" calcext:value-type="float">
            <text:p>30</text:p>
          </table:table-cell>
          <table:table-cell table:formula="of:=[.B11]/SUM([.$B$10:.$B$16])" office:value-type="percentage" office:value="0.14018691588785" calcext:value-type="percentage">
            <text:p>14.02%</text:p>
          </table:table-cell>
          <table:table-cell office:value-type="date" office:date-value="2020-06-01" calcext:value-type="date">
            <text:p>01 Jun 2020</text:p>
          </table:table-cell>
        </table:table-row>
        <table:table-row table:style-name="ro1">
          <table:table-cell office:value-type="string" calcext:value-type="string">
            <text:p>Outlay features completed</text:p>
          </table:table-cell>
          <table:table-cell office:value-type="float" office:value="50" calcext:value-type="float">
            <text:p>50</text:p>
          </table:table-cell>
          <table:table-cell table:formula="of:=[.B12]/SUM([.$B$10:.$B$16])" office:value-type="percentage" office:value="0.233644859813084" calcext:value-type="percentage">
            <text:p>23.36%</text:p>
          </table:table-cell>
          <table:table-cell office:value-type="date" office:date-value="2020-06-01" calcext:value-type="date">
            <text:p>01 Jun 2020</text:p>
          </table:table-cell>
        </table:table-row>
        <table:table-row table:style-name="ro1">
          <table:table-cell office:value-type="string" calcext:value-type="string">
            <text:p>Authentication defined</text:p>
          </table:table-cell>
          <table:table-cell office:value-type="float" office:value="42" calcext:value-type="float">
            <text:p>42</text:p>
          </table:table-cell>
          <table:table-cell table:formula="of:=[.B13]/SUM([.$B$10:.$B$16])" office:value-type="percentage" office:value="0.196261682242991" calcext:value-type="percentage">
            <text:p>19.63%</text:p>
          </table:table-cell>
          <table:table-cell office:value-type="date" office:date-value="2020-06-01" calcext:value-type="date">
            <text:p>01 Jun 2020</text:p>
          </table:table-cell>
        </table:table-row>
        <table:table-row table:style-name="ro1">
          <table:table-cell office:value-type="string" calcext:value-type="string">
            <text:p>Front End programming interface setup</text:p>
          </table:table-cell>
          <table:table-cell office:value-type="float" office:value="20" calcext:value-type="float">
            <text:p>20</text:p>
          </table:table-cell>
          <table:table-cell table:formula="of:=[.B14]/SUM([.$B$10:.$B$16])" office:value-type="percentage" office:value="0.0934579439252336" calcext:value-type="percentage">
            <text:p>9.35%</text:p>
          </table:table-cell>
          <table:table-cell office:value-type="date" office:date-value="2020-06-01" calcext:value-type="date">
            <text:p>01 Jun 2020</text:p>
          </table:table-cell>
        </table:table-row>
        <table:table-row table:style-name="ro1">
          <table:table-cell office:value-type="string" calcext:value-type="string">
            <text:p>BackEnd End programming interface setup</text:p>
          </table:table-cell>
          <table:table-cell office:value-type="float" office:value="10" calcext:value-type="float">
            <text:p>10</text:p>
          </table:table-cell>
          <table:table-cell table:formula="of:=[.B15]/SUM([.$B$10:.$B$16])" office:value-type="percentage" office:value="0.0467289719626168" calcext:value-type="percentage">
            <text:p>4.67%</text:p>
          </table:table-cell>
          <table:table-cell office:value-type="date" office:date-value="2020-06-01" calcext:value-type="date">
            <text:p>01 Jun 2020</text:p>
          </table:table-cell>
        </table:table-row>
        <table:table-row table:style-name="ro1">
          <table:table-cell office:value-type="string" calcext:value-type="string">
            <text:p>Report structure required defined</text:p>
          </table:table-cell>
          <table:table-cell office:value-type="float" office:value="40" calcext:value-type="float">
            <text:p>40</text:p>
          </table:table-cell>
          <table:table-cell table:formula="of:=[.B16]/SUM([.$B$10:.$B$16])" office:value-type="percentage" office:value="0.186915887850467" calcext:value-type="percentage">
            <text:p>18.69%</text:p>
          </table:table-cell>
          <table:table-cell office:value-type="date" office:date-value="2020-06-01" calcext:value-type="date">
            <text:p>01 Jun 202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percentage-style style:name="N129">
      <number:number number:decimal-places="1" loext:min-decimal-places="1" number:min-integer-digits="1"/>
      <number:text>%</number:text>
    </number:percentage-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
      <number:text>Ksh</number:text>
      <number:number number:decimal-places="0" loext:min-decimal-places="0" number:min-integer-digits="1" number:grouping="true"/>
    </number:number-style>
    <number:number-style style:name="N136P0" style:volatile="true">
      <loext:text> </loext:text>
      <loext:fill-character> </loext:fill-character>
      <number:number number:decimal-places="1" loext:min-decimal-places="1" number:min-integer-digits="1" number:grouping="true"/>
      <number:text> </number:text>
    </number:number-style>
    <number:number-style style:name="N136P1" style:volatile="true">
      <loext:text>-</loext:text>
      <loext:fill-character> </loext:fill-character>
      <number:number number:decimal-places="1" loext:min-decimal-places="1"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loext:text> </loext:text>
      <loext:fill-character> </loext:fill-character>
      <number:number number:decimal-places="3" loext:min-decimal-places="3" number:min-integer-digits="1" number:grouping="true"/>
      <number:text> </number:text>
    </number:number-style>
    <number:number-style style:name="N139P1" style:volatile="true">
      <loext:text>-</loext:text>
      <loext:fill-character> </loext:fill-character>
      <number:number number:decimal-places="3" loext:min-decimal-places="3" number:min-integer-digits="1" number:grouping="true"/>
      <number:text> </number:text>
    </number:number-style>
    <number:number-style style:name="N139P2" style:volatile="true">
      <loext:text>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style="long"/>
      <number:text> </number:text>
      <number:month number:textual="true"/>
      <number:text> </number:text>
      <number:year number:style="long"/>
    </number:date-style>
    <number:number-style style:name="N141">
      <number:number number:decimal-places="12" loext:min-decimal-places="12" number:min-integer-digits="1"/>
    </number:number-style>
    <number:number-style style:name="N142">
      <number:number number:decimal-places="11" loext:min-decimal-places="11" number:min-integer-digits="1"/>
    </number:number-style>
    <number:number-style style:name="N143">
      <number:number number:decimal-places="10" loext:min-decimal-places="10" number:min-integer-digits="1"/>
    </number:number-style>
    <number:number-style style:name="N144">
      <number:number number:decimal-places="9" loext:min-decimal-places="9" number:min-integer-digits="1"/>
    </number:number-style>
    <number:number-style style:name="N145">
      <number:number number:decimal-places="8" loext:min-decimal-places="8" number:min-integer-digits="1"/>
    </number:number-style>
    <number:number-style style:name="N146">
      <number:number number:decimal-places="7" loext:min-decimal-places="7" number:min-integer-digits="1"/>
    </number:number-style>
    <number:number-style style:name="N147">
      <number:number number:decimal-places="6" loext:min-decimal-places="6" number:min-integer-digits="1"/>
    </number:number-style>
    <number:number-style style:name="N148">
      <number:number number:decimal-places="5" loext:min-decimal-places="5" number:min-integer-digits="1"/>
    </number:number-style>
    <number:number-style style:name="N149">
      <number:number number:decimal-places="4" loext:min-decimal-places="4" number:min-integer-digits="1"/>
    </number:number-style>
    <number:number-style style:name="N150">
      <number:number number:decimal-places="3" loext:min-decimal-places="3"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5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5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41.69pt" fo:page-height="595.45pt" style:num-format="1" style:print-orientation="landscape" fo:margin-top="18pt" fo:margin-bottom="14.4pt" fo:margin-left="18pt" fo:margin-right="18pt" style:shadow="none" style:scale-to="65%" style:writing-mode="lr-tb"/>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8">00/00/0000</text:date>, <text:time style:data-style-name="N2" text:time-value="07:04:29.0238855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09:13:05.081419623</meta:creation-date>
    <dc:date>2020-04-18T07:29:52.504521304</dc:date>
    <meta:editing-duration>P5DT1H10M12S</meta:editing-duration>
    <meta:editing-cycles>1516</meta:editing-cycles>
    <meta:generator>LibreOffice/6.0.7.3$Linux_X86_64 LibreOffice_project/00m0$Build-3</meta:generator>
    <meta:print-date>2019-07-22T17:50:28.479391103</meta:print-date>
    <meta:document-statistic meta:table-count="4" meta:cell-count="3231" meta:object-count="0"/>
  </office:meta>
</office:document-meta>
</file>